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098in"/>
    </style:style>
    <style:style style:name="co2" style:family="table-column">
      <style:table-column-properties fo:break-before="auto" style:column-width="0.9173in"/>
    </style:style>
    <style:style style:name="co3" style:family="table-column">
      <style:table-column-properties fo:break-before="auto" style:column-width="0.9929in"/>
    </style:style>
    <style:style style:name="co4" style:family="table-column">
      <style:table-column-properties fo:break-before="auto" style:column-width="1.0681in"/>
    </style:style>
    <style:style style:name="co5" style:family="table-column">
      <style:table-column-properties fo:break-before="auto" style:column-width="0.8425in"/>
    </style:style>
    <style:style style:name="co6" style:family="table-column">
      <style:table-column-properties fo:break-before="auto" style:column-width="0.7665in"/>
    </style:style>
    <style:style style:name="co7" style:family="table-column">
      <style:table-column-properties fo:break-before="auto" style:column-width="0.6917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office:value-type="string">
            <text:p>Alvo</text:p>
          </table:table-cell>
          <table:table-cell office:value-type="float" office:value="11">
            <text:p>11</text:p>
          </table:table-cell>
          <table:table-cell office:value-type="string">
            <text:p>ERRO</text:p>
          </table:table-cell>
          <table:table-cell office:value-type="float" office:value="12">
            <text:p>12</text:p>
          </table:table-cell>
          <table:table-cell office:value-type="string">
            <text:p>ERRO</text:p>
          </table:table-cell>
          <table:table-cell office:value-type="float" office:value="13">
            <text:p>13</text:p>
          </table:table-cell>
          <table:table-cell office:value-type="string">
            <text:p>ERRO</text:p>
          </table:table-cell>
          <table:table-cell office:value-type="float" office:value="14">
            <text:p>14</text:p>
          </table:table-cell>
          <table:table-cell office:value-type="string">
            <text:p>ERRO</text:p>
          </table:table-cell>
          <table:table-cell office:value-type="float" office:value="15">
            <text:p>15</text:p>
          </table:table-cell>
          <table:table-cell office:value-type="string">
            <text:p>ERRO</text:p>
          </table:table-cell>
          <table:table-cell office:value-type="float" office:value="16">
            <text:p>16</text:p>
          </table:table-cell>
          <table:table-cell office:value-type="string">
            <text:p>ERRO</text:p>
          </table:table-cell>
          <table:table-cell office:value-type="float" office:value="17">
            <text:p>17</text:p>
          </table:table-cell>
          <table:table-cell office:value-type="string">
            <text:p>ERRO</text:p>
          </table:table-cell>
          <table:table-cell office:value-type="float" office:value="19">
            <text:p>19</text:p>
          </table:table-cell>
          <table:table-cell office:value-type="string">
            <text:p>ERRO</text:p>
          </table:table-cell>
          <table:table-cell office:value-type="float" office:value="20">
            <text:p>20</text:p>
          </table:table-cell>
          <table:table-cell office:value-type="string">
            <text:p>ERRO</text:p>
          </table:table-cell>
          <table:table-cell office:value-type="float" office:value="22">
            <text:p>22</text:p>
          </table:table-cell>
          <table:table-cell office:value-type="string">
            <text:p>ERRO</text:p>
          </table:table-cell>
          <table:table-cell office:value-type="float" office:value="23">
            <text:p>23</text:p>
          </table:table-cell>
          <table:table-cell office:value-type="string">
            <text:p>ERRO</text:p>
          </table:table-cell>
          <table:table-cell office:value-type="float" office:value="24">
            <text:p>24</text:p>
          </table:table-cell>
          <table:table-cell office:value-type="string">
            <text:p>ERRO</text:p>
          </table:table-cell>
          <table:table-cell office:value-type="float" office:value="25">
            <text:p>25</text:p>
          </table:table-cell>
          <table:table-cell office:value-type="string">
            <text:p>ERRO</text:p>
          </table:table-cell>
          <table:table-cell office:value-type="float" office:value="26">
            <text:p>26</text:p>
          </table:table-cell>
          <table:table-cell office:value-type="string">
            <text:p>ERRO</text:p>
          </table:table-cell>
          <table:table-cell office:value-type="float" office:value="28">
            <text:p>28</text:p>
          </table:table-cell>
          <table:table-cell office:value-type="string">
            <text:p>ERRO</text:p>
          </table:table-cell>
          <table:table-cell office:value-type="float" office:value="29">
            <text:p>29</text:p>
          </table:table-cell>
          <table:table-cell office:value-type="string">
            <text:p>ERRO</text:p>
          </table:table-cell>
          <table:table-cell office:value-type="float" office:value="30">
            <text:p>30</text:p>
          </table:table-cell>
          <table:table-cell office:value-type="string">
            <text:p>ERRO</text:p>
          </table:table-cell>
          <table:table-cell office:value-type="float" office:value="35">
            <text:p>35</text:p>
          </table:table-cell>
          <table:table-cell office:value-type="string">
            <text:p>ERRO</text:p>
          </table:table-cell>
          <table:table-cell office:value-type="float" office:value="37">
            <text:p>37</text:p>
          </table:table-cell>
          <table:table-cell office:value-type="string">
            <text:p>ERRO</text:p>
          </table:table-cell>
          <table:table-cell office:value-type="float" office:value="38">
            <text:p>38</text:p>
          </table:table-cell>
          <table:table-cell office:value-type="string">
            <text:p>ERRO</text:p>
          </table:table-cell>
          <table:table-cell office:value-type="float" office:value="40">
            <text:p>40</text:p>
          </table:table-cell>
          <table:table-cell office:value-type="string">
            <text:p>ERRO</text:p>
          </table:table-cell>
          <table:table-cell office:value-type="float" office:value="45">
            <text:p>45</text:p>
          </table:table-cell>
          <table:table-cell office:value-type="string">
            <text:p>ERRO</text:p>
          </table:table-cell>
          <table:table-cell office:value-type="float" office:value="56">
            <text:p>56</text:p>
          </table:table-cell>
          <table:table-cell office:value-type="string">
            <text:p>ERRO</text:p>
          </table:table-cell>
          <table:table-cell office:value-type="float" office:value="58">
            <text:p>58</text:p>
          </table:table-cell>
          <table:table-cell office:value-type="string">
            <text:p>ERRO</text:p>
          </table:table-cell>
          <table:table-cell office:value-type="float" office:value="72">
            <text:p>72</text:p>
          </table:table-cell>
          <table:table-cell office:value-type="string">
            <text:p>ERRO</text:p>
          </table:table-cell>
          <table:table-cell office:value-type="float" office:value="82">
            <text:p>82</text:p>
          </table:table-cell>
          <table:table-cell office:value-type="string">
            <text:p>ERRO</text:p>
          </table:table-cell>
        </table:table-row>
        <table:table-row table:style-name="ro1">
          <table:table-cell office:value-type="string">
            <text:p>AFR10 <text:s text:c="5"/></text:p>
          </table:table-cell>
          <table:table-cell office:value-type="string">
            <text:p>4060,479004</text:p>
          </table:table-cell>
          <table:table-cell office:value-type="string">
            <text:p>688,384277</text:p>
          </table:table-cell>
          <table:table-cell office:value-type="string">
            <text:p>3191,781006</text:p>
          </table:table-cell>
          <table:table-cell office:value-type="string">
            <text:p>436,437225</text:p>
          </table:table-cell>
          <table:table-cell office:value-type="string">
            <text:p>12780,246094</text:p>
          </table:table-cell>
          <table:table-cell office:value-type="string">
            <text:p>343,321808</text:p>
          </table:table-cell>
          <table:table-cell office:value-type="string">
            <text:p>25924,837891</text:p>
          </table:table-cell>
          <table:table-cell office:value-type="string">
            <text:p>598,790649</text:p>
          </table:table-cell>
          <table:table-cell office:value-type="string">
            <text:p>12,962754</text:p>
          </table:table-cell>
          <table:table-cell office:value-type="string">
            <text:p>28,941374</text:p>
          </table:table-cell>
          <table:table-cell office:value-type="string">
            <text:p>2947,288574</text:p>
          </table:table-cell>
          <table:table-cell office:value-type="string">
            <text:p>68,873375</text:p>
          </table:table-cell>
          <table:table-cell office:value-type="string">
            <text:p>9228,069336</text:p>
          </table:table-cell>
          <table:table-cell office:value-type="string">
            <text:p>165,025620</text:p>
          </table:table-cell>
          <table:table-cell office:value-type="string">
            <text:p>5728,252441</text:p>
          </table:table-cell>
          <table:table-cell office:value-type="string">
            <text:p>84,136490</text:p>
          </table:table-cell>
          <table:table-cell office:value-type="string">
            <text:p>9554,007813</text:p>
          </table:table-cell>
          <table:table-cell office:value-type="string">
            <text:p>128,876572</text:p>
          </table:table-cell>
          <table:table-cell office:value-type="string">
            <text:p>747,204712</text:p>
          </table:table-cell>
          <table:table-cell office:value-type="string">
            <text:p>20,931503</text:p>
          </table:table-cell>
          <table:table-cell office:value-type="string">
            <text:p>28,681568</text:p>
          </table:table-cell>
          <table:table-cell office:value-type="string">
            <text:p>4,647120</text:p>
          </table:table-cell>
          <table:table-cell office:value-type="string">
            <text:p>24,872705</text:p>
          </table:table-cell>
          <table:table-cell office:value-type="string">
            <text:p>6,967854</text:p>
          </table:table-cell>
          <table:table-cell office:value-type="string">
            <text:p>117,505585</text:p>
          </table:table-cell>
          <table:table-cell office:value-type="string">
            <text:p>5,033097</text:p>
          </table:table-cell>
          <table:table-cell office:value-type="string">
            <text:p>6488,521973</text:p>
          </table:table-cell>
          <table:table-cell office:value-type="string">
            <text:p>170,347641</text:p>
          </table:table-cell>
          <table:table-cell office:value-type="string">
            <text:p>28,811447</text:p>
          </table:table-cell>
          <table:table-cell office:value-type="string">
            <text:p>6,37133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8,205502</text:p>
          </table:table-cell>
          <table:table-cell office:value-type="string">
            <text:p>17,683868</text:p>
          </table:table-cell>
          <table:table-cell office:value-type="string">
            <text:p>57,872257</text:p>
          </table:table-cell>
          <table:table-cell office:value-type="string">
            <text:p>7,406042</text:p>
          </table:table-cell>
          <table:table-cell office:value-type="string">
            <text:p>32,797092</text:p>
          </table:table-cell>
          <table:table-cell office:value-type="string">
            <text:p>7,945641</text:p>
          </table:table-cell>
          <table:table-cell office:value-type="string">
            <text:p>131,382751</text:p>
          </table:table-cell>
          <table:table-cell office:value-type="string">
            <text:p>8,632328</text:p>
          </table:table-cell>
          <table:table-cell office:value-type="string">
            <text:p>23,452124</text:p>
          </table:table-cell>
          <table:table-cell office:value-type="string">
            <text:p>8,585955</text:p>
          </table:table-cell>
          <table:table-cell office:value-type="string">
            <text:p>39,956627</text:p>
          </table:table-cell>
          <table:table-cell office:value-type="string">
            <text:p>44,42044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48,729061</text:p>
          </table:table-cell>
          <table:table-cell office:value-type="string">
            <text:p>16,166988</text:p>
          </table:table-cell>
        </table:table-row>
        <table:table-row table:style-name="ro1">
          <table:table-cell office:value-type="string">
            <text:p>AFR11 <text:s text:c="5"/></text:p>
          </table:table-cell>
          <table:table-cell office:value-type="string">
            <text:p>2152,075195</text:p>
          </table:table-cell>
          <table:table-cell office:value-type="string">
            <text:p>753,310486</text:p>
          </table:table-cell>
          <table:table-cell office:value-type="string">
            <text:p>4144,279785</text:p>
          </table:table-cell>
          <table:table-cell office:value-type="string">
            <text:p>492,246643</text:p>
          </table:table-cell>
          <table:table-cell office:value-type="string">
            <text:p>12557,086914</text:p>
          </table:table-cell>
          <table:table-cell office:value-type="string">
            <text:p>339,865631</text:p>
          </table:table-cell>
          <table:table-cell office:value-type="string">
            <text:p>25350,703125</text:p>
          </table:table-cell>
          <table:table-cell office:value-type="string">
            <text:p>587,038269</text:p>
          </table:table-cell>
          <table:table-cell office:value-type="string">
            <text:p>184,903275</text:p>
          </table:table-cell>
          <table:table-cell office:value-type="string">
            <text:p>35,745312</text:p>
          </table:table-cell>
          <table:table-cell office:value-type="string">
            <text:p>3419,000488</text:p>
          </table:table-cell>
          <table:table-cell office:value-type="string">
            <text:p>79,531418</text:p>
          </table:table-cell>
          <table:table-cell office:value-type="string">
            <text:p>17193,529297</text:p>
          </table:table-cell>
          <table:table-cell office:value-type="string">
            <text:p>300,563568</text:p>
          </table:table-cell>
          <table:table-cell office:value-type="string">
            <text:p>17109,089844</text:p>
          </table:table-cell>
          <table:table-cell office:value-type="string">
            <text:p>242,724335</text:p>
          </table:table-cell>
          <table:table-cell office:value-type="string">
            <text:p>12099,082031</text:p>
          </table:table-cell>
          <table:table-cell office:value-type="string">
            <text:p>162,359558</text:p>
          </table:table-cell>
          <table:table-cell office:value-type="string">
            <text:p>811,190063</text:p>
          </table:table-cell>
          <table:table-cell office:value-type="string">
            <text:p>22,733952</text:p>
          </table:table-cell>
          <table:table-cell office:value-type="string">
            <text:p>18,338242</text:p>
          </table:table-cell>
          <table:table-cell office:value-type="string">
            <text:p>5,256623</text:p>
          </table:table-cell>
          <table:table-cell office:value-type="string">
            <text:p>23,731825</text:p>
          </table:table-cell>
          <table:table-cell office:value-type="string">
            <text:p>7,332571</text:p>
          </table:table-cell>
          <table:table-cell office:value-type="string">
            <text:p>156,126877</text:p>
          </table:table-cell>
          <table:table-cell office:value-type="string">
            <text:p>6,221781</text:p>
          </table:table-cell>
          <table:table-cell office:value-type="string">
            <text:p>5722,963867</text:p>
          </table:table-cell>
          <table:table-cell office:value-type="string">
            <text:p>150,555359</text:p>
          </table:table-cell>
          <table:table-cell office:value-type="string">
            <text:p>36,107948</text:p>
          </table:table-cell>
          <table:table-cell office:value-type="string">
            <text:p>7,74925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47,490341</text:p>
          </table:table-cell>
          <table:table-cell office:value-type="string">
            <text:p>18,567888</text:p>
          </table:table-cell>
          <table:table-cell office:value-type="string">
            <text:p>71,360001</text:p>
          </table:table-cell>
          <table:table-cell office:value-type="string">
            <text:p>9,130341</text:p>
          </table:table-cell>
          <table:table-cell office:value-type="string">
            <text:p>121,768501</text:p>
          </table:table-cell>
          <table:table-cell office:value-type="string">
            <text:p>10,138347</text:p>
          </table:table-cell>
          <table:table-cell office:value-type="string">
            <text:p>147,105301</text:p>
          </table:table-cell>
          <table:table-cell office:value-type="string">
            <text:p>10,555048</text:p>
          </table:table-cell>
          <table:table-cell office:value-type="string">
            <text:p>21,392895</text:p>
          </table:table-cell>
          <table:table-cell office:value-type="string">
            <text:p>10,631001</text:p>
          </table:table-cell>
          <table:table-cell office:value-type="string">
            <text:p>26,038883</text:p>
          </table:table-cell>
          <table:table-cell office:value-type="string">
            <text:p>55,647747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234,454468</text:p>
          </table:table-cell>
          <table:table-cell office:value-type="string">
            <text:p>20,610727</text:p>
          </table:table-cell>
        </table:table-row>
        <table:table-row table:style-name="ro1">
          <table:table-cell office:value-type="string">
            <text:p>AFR1 <text:s text:c="6"/></text:p>
          </table:table-cell>
          <table:table-cell office:value-type="string">
            <text:p>3376,332520</text:p>
          </table:table-cell>
          <table:table-cell office:value-type="string">
            <text:p>818,838684</text:p>
          </table:table-cell>
          <table:table-cell office:value-type="string">
            <text:p>1748,543335</text:p>
          </table:table-cell>
          <table:table-cell office:value-type="string">
            <text:p>465,897461</text:p>
          </table:table-cell>
          <table:table-cell office:value-type="string">
            <text:p>9089,244141</text:p>
          </table:table-cell>
          <table:table-cell office:value-type="string">
            <text:p>277,668488</text:p>
          </table:table-cell>
          <table:table-cell office:value-type="string">
            <text:p>17031,826172</text:p>
          </table:table-cell>
          <table:table-cell office:value-type="string">
            <text:p>406,128021</text:p>
          </table:table-cell>
          <table:table-cell office:value-type="string">
            <text:p>18,690481</text:p>
          </table:table-cell>
          <table:table-cell office:value-type="string">
            <text:p>34,971478</text:p>
          </table:table-cell>
          <table:table-cell office:value-type="string">
            <text:p>4796,116699</text:p>
          </table:table-cell>
          <table:table-cell office:value-type="string">
            <text:p>105,240944</text:p>
          </table:table-cell>
          <table:table-cell office:value-type="string">
            <text:p>20202,093750</text:p>
          </table:table-cell>
          <table:table-cell office:value-type="string">
            <text:p>351,994415</text:p>
          </table:table-cell>
          <table:table-cell office:value-type="string">
            <text:p>20024,044922</text:p>
          </table:table-cell>
          <table:table-cell office:value-type="string">
            <text:p>283,401215</text:p>
          </table:table-cell>
          <table:table-cell office:value-type="string">
            <text:p>7738,330078</text:p>
          </table:table-cell>
          <table:table-cell office:value-type="string">
            <text:p>105,833168</text:p>
          </table:table-cell>
          <table:table-cell office:value-type="string">
            <text:p>549,745972</text:p>
          </table:table-cell>
          <table:table-cell office:value-type="string">
            <text:p>16,120661</text:p>
          </table:table-cell>
          <table:table-cell office:value-type="string">
            <text:p>274,200439</text:p>
          </table:table-cell>
          <table:table-cell office:value-type="string">
            <text:p>8,415694</text:p>
          </table:table-cell>
          <table:table-cell office:value-type="string">
            <text:p>27,638979</text:p>
          </table:table-cell>
          <table:table-cell office:value-type="string">
            <text:p>7,621914</text:p>
          </table:table-cell>
          <table:table-cell office:value-type="string">
            <text:p>89,549416</text:p>
          </table:table-cell>
          <table:table-cell office:value-type="string">
            <text:p>5,550505</text:p>
          </table:table-cell>
          <table:table-cell office:value-type="string">
            <text:p>4431,208496</text:p>
          </table:table-cell>
          <table:table-cell office:value-type="string">
            <text:p>117,138489</text:p>
          </table:table-cell>
          <table:table-cell office:value-type="string">
            <text:p>393,671936</text:p>
          </table:table-cell>
          <table:table-cell office:value-type="string">
            <text:p>12,5101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06,439026</text:p>
          </table:table-cell>
          <table:table-cell office:value-type="string">
            <text:p>18,679564</text:p>
          </table:table-cell>
          <table:table-cell office:value-type="string">
            <text:p>128,141174</text:p>
          </table:table-cell>
          <table:table-cell office:value-type="string">
            <text:p>10,059558</text:p>
          </table:table-cell>
          <table:table-cell office:value-type="string">
            <text:p>90,186096</text:p>
          </table:table-cell>
          <table:table-cell office:value-type="string">
            <text:p>10,776345</text:p>
          </table:table-cell>
          <table:table-cell office:value-type="string">
            <text:p>77,354568</text:p>
          </table:table-cell>
          <table:table-cell office:value-type="string">
            <text:p>11,076984</text:p>
          </table:table-cell>
          <table:table-cell office:value-type="string">
            <text:p>16,130217</text:p>
          </table:table-cell>
          <table:table-cell office:value-type="string">
            <text:p>11,349771</text:p>
          </table:table-cell>
          <table:table-cell office:value-type="string">
            <text:p>115,461105</text:p>
          </table:table-cell>
          <table:table-cell office:value-type="string">
            <text:p>58,88819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95,935333</text:p>
          </table:table-cell>
          <table:table-cell office:value-type="string">
            <text:p>21,516214</text:p>
          </table:table-cell>
        </table:table-row>
        <table:table-row table:style-name="ro1">
          <table:table-cell office:value-type="string">
            <text:p>AFR12 <text:s text:c="5"/></text:p>
          </table:table-cell>
          <table:table-cell office:value-type="string">
            <text:p>3482,756104</text:p>
          </table:table-cell>
          <table:table-cell office:value-type="string">
            <text:p>717,358215</text:p>
          </table:table-cell>
          <table:table-cell office:value-type="string">
            <text:p>3766,760498</text:p>
          </table:table-cell>
          <table:table-cell office:value-type="string">
            <text:p>465,188141</text:p>
          </table:table-cell>
          <table:table-cell office:value-type="string">
            <text:p>15269,272461</text:p>
          </table:table-cell>
          <table:table-cell office:value-type="string">
            <text:p>398,835876</text:p>
          </table:table-cell>
          <table:table-cell office:value-type="string">
            <text:p>30305,794922</text:p>
          </table:table-cell>
          <table:table-cell office:value-type="string">
            <text:p>694,135620</text:p>
          </table:table-cell>
          <table:table-cell office:value-type="string">
            <text:p>47,329124</text:p>
          </table:table-cell>
          <table:table-cell office:value-type="string">
            <text:p>32,572685</text:p>
          </table:table-cell>
          <table:table-cell office:value-type="string">
            <text:p>3853,737061</text:p>
          </table:table-cell>
          <table:table-cell office:value-type="string">
            <text:p>86,361069</text:p>
          </table:table-cell>
          <table:table-cell office:value-type="string">
            <text:p>15374,610352</text:p>
          </table:table-cell>
          <table:table-cell office:value-type="string">
            <text:p>269,404114</text:p>
          </table:table-cell>
          <table:table-cell office:value-type="string">
            <text:p>15416,129883</text:p>
          </table:table-cell>
          <table:table-cell office:value-type="string">
            <text:p>219,026245</text:p>
          </table:table-cell>
          <table:table-cell office:value-type="string">
            <text:p>11814,757813</text:p>
          </table:table-cell>
          <table:table-cell office:value-type="string">
            <text:p>158,518524</text:p>
          </table:table-cell>
          <table:table-cell office:value-type="string">
            <text:p>941,734680</text:p>
          </table:table-cell>
          <table:table-cell office:value-type="string">
            <text:p>26,038054</text:p>
          </table:table-cell>
          <table:table-cell office:value-type="string">
            <text:p>25,056496</text:p>
          </table:table-cell>
          <table:table-cell office:value-type="string">
            <text:p>4,869307</text:p>
          </table:table-cell>
          <table:table-cell office:value-type="string">
            <text:p>18,116148</text:p>
          </table:table-cell>
          <table:table-cell office:value-type="string">
            <text:p>7,006587</text:p>
          </table:table-cell>
          <table:table-cell office:value-type="string">
            <text:p>155,349976</text:p>
          </table:table-cell>
          <table:table-cell office:value-type="string">
            <text:p>5,794325</text:p>
          </table:table-cell>
          <table:table-cell office:value-type="string">
            <text:p>7217,187988</text:p>
          </table:table-cell>
          <table:table-cell office:value-type="string">
            <text:p>189,252319</text:p>
          </table:table-cell>
          <table:table-cell office:value-type="string">
            <text:p>23,161434</text:p>
          </table:table-cell>
          <table:table-cell office:value-type="string">
            <text:p>6,666480</text:p>
          </table:table-cell>
          <table:table-cell office:value-type="string">
            <text:p>8,338839</text:p>
          </table:table-cell>
          <table:table-cell office:value-type="string">
            <text:p>14,076007</text:p>
          </table:table-cell>
          <table:table-cell office:value-type="string">
            <text:p>133,502274</text:p>
          </table:table-cell>
          <table:table-cell office:value-type="string">
            <text:p>18,103140</text:p>
          </table:table-cell>
          <table:table-cell office:value-type="string">
            <text:p>54,778389</text:p>
          </table:table-cell>
          <table:table-cell office:value-type="string">
            <text:p>7,776558</text:p>
          </table:table-cell>
          <table:table-cell office:value-type="string">
            <text:p>68,857346</text:p>
          </table:table-cell>
          <table:table-cell office:value-type="string">
            <text:p>8,541342</text:p>
          </table:table-cell>
          <table:table-cell office:value-type="string">
            <text:p>111,081558</text:p>
          </table:table-cell>
          <table:table-cell office:value-type="string">
            <text:p>9,009982</text:p>
          </table:table-cell>
          <table:table-cell office:value-type="string">
            <text:p>19,928801</text:p>
          </table:table-cell>
          <table:table-cell office:value-type="string">
            <text:p>9,100849</text:p>
          </table:table-cell>
          <table:table-cell office:value-type="string">
            <text:p>34,206299</text:p>
          </table:table-cell>
          <table:table-cell office:value-type="string">
            <text:p>51,978603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84,181358</text:p>
          </table:table-cell>
          <table:table-cell office:value-type="string">
            <text:p>17,229507</text:p>
          </table:table-cell>
        </table:table-row>
        <table:table-row table:style-name="ro1">
          <table:table-cell office:value-type="string">
            <text:p>AFR13 <text:s text:c="5"/></text:p>
          </table:table-cell>
          <table:table-cell office:value-type="string">
            <text:p>2878,834229</text:p>
          </table:table-cell>
          <table:table-cell office:value-type="string">
            <text:p>720,016846</text:p>
          </table:table-cell>
          <table:table-cell office:value-type="string">
            <text:p>3469,671631</text:p>
          </table:table-cell>
          <table:table-cell office:value-type="string">
            <text:p>461,244385</text:p>
          </table:table-cell>
          <table:table-cell office:value-type="string">
            <text:p>12609,744141</text:p>
          </table:table-cell>
          <table:table-cell office:value-type="string">
            <text:p>342,723114</text:p>
          </table:table-cell>
          <table:table-cell office:value-type="string">
            <text:p>24704,554688</text:p>
          </table:table-cell>
          <table:table-cell office:value-type="string">
            <text:p>572,039795</text:p>
          </table:table-cell>
          <table:table-cell office:value-type="string">
            <text:p>24,693920</text:p>
          </table:table-cell>
          <table:table-cell office:value-type="string">
            <text:p>29,215672</text:p>
          </table:table-cell>
          <table:table-cell office:value-type="string">
            <text:p>2418,919434</text:p>
          </table:table-cell>
          <table:table-cell office:value-type="string">
            <text:p>59,477715</text:p>
          </table:table-cell>
          <table:table-cell office:value-type="string">
            <text:p>5654,061035</text:p>
          </table:table-cell>
          <table:table-cell office:value-type="string">
            <text:p>104,652092</text:p>
          </table:table-cell>
          <table:table-cell office:value-type="string">
            <text:p>3033,083740</text:p>
          </table:table-cell>
          <table:table-cell office:value-type="string">
            <text:p>47,131912</text:p>
          </table:table-cell>
          <table:table-cell office:value-type="string">
            <text:p>8556,223633</text:p>
          </table:table-cell>
          <table:table-cell office:value-type="string">
            <text:p>115,755783</text:p>
          </table:table-cell>
          <table:table-cell office:value-type="string">
            <text:p>729,485962</text:p>
          </table:table-cell>
          <table:table-cell office:value-type="string">
            <text:p>20,656021</text:p>
          </table:table-cell>
          <table:table-cell office:value-type="string">
            <text:p>21,206306</text:p>
          </table:table-cell>
          <table:table-cell office:value-type="string">
            <text:p>5,405382</text:p>
          </table:table-cell>
          <table:table-cell office:value-type="string">
            <text:p>15,172652</text:p>
          </table:table-cell>
          <table:table-cell office:value-type="string">
            <text:p>7,374811</text:p>
          </table:table-cell>
          <table:table-cell office:value-type="string">
            <text:p>110,790771</text:p>
          </table:table-cell>
          <table:table-cell office:value-type="string">
            <text:p>5,644991</text:p>
          </table:table-cell>
          <table:table-cell office:value-type="string">
            <text:p>5573,738281</text:p>
          </table:table-cell>
          <table:table-cell office:value-type="string">
            <text:p>146,700424</text:p>
          </table:table-cell>
          <table:table-cell office:value-type="string">
            <text:p>40,648579</text:p>
          </table:table-cell>
          <table:table-cell office:value-type="string">
            <text:p>7,94033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3,470737</text:p>
          </table:table-cell>
          <table:table-cell office:value-type="string">
            <text:p>18,294502</text:p>
          </table:table-cell>
          <table:table-cell office:value-type="string">
            <text:p>48,370693</text:p>
          </table:table-cell>
          <table:table-cell office:value-type="string">
            <text:p>9,165409</text:p>
          </table:table-cell>
          <table:table-cell office:value-type="string">
            <text:p>31,676344</text:p>
          </table:table-cell>
          <table:table-cell office:value-type="string">
            <text:p>9,939044</text:p>
          </table:table-cell>
          <table:table-cell office:value-type="string">
            <text:p>120,356621</text:p>
          </table:table-cell>
          <table:table-cell office:value-type="string">
            <text:p>10,549479</text:p>
          </table:table-cell>
          <table:table-cell office:value-type="string">
            <text:p>31,979355</text:p>
          </table:table-cell>
          <table:table-cell office:value-type="string">
            <text:p>10,789006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63,082134</text:p>
          </table:table-cell>
          <table:table-cell office:value-type="string">
            <text:p>20,250233</text:p>
          </table:table-cell>
        </table:table-row>
        <table:table-row table:style-name="ro1">
          <table:table-cell office:value-type="string">
            <text:p>AFR14 <text:s text:c="5"/></text:p>
          </table:table-cell>
          <table:table-cell office:value-type="string">
            <text:p>1538,380859</text:p>
          </table:table-cell>
          <table:table-cell office:value-type="string">
            <text:p>709,652344</text:p>
          </table:table-cell>
          <table:table-cell office:value-type="string">
            <text:p>529,123596</text:p>
          </table:table-cell>
          <table:table-cell office:value-type="string">
            <text:p>428,372345</text:p>
          </table:table-cell>
          <table:table-cell office:value-type="string">
            <text:p>484,777252</text:p>
          </table:table-cell>
          <table:table-cell office:value-type="string">
            <text:p>134,279953</text:p>
          </table:table-cell>
          <table:table-cell office:value-type="string">
            <text:p>123,947418</text:p>
          </table:table-cell>
          <table:table-cell office:value-type="string">
            <text:p>56,91363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0,037514</text:p>
          </table:table-cell>
          <table:table-cell office:value-type="string">
            <text:p>16,169685</text:p>
          </table:table-cell>
          <table:table-cell office:value-type="string">
            <text:p>83,481339</text:p>
          </table:table-cell>
          <table:table-cell office:value-type="string">
            <text:p>11,789086</text:p>
          </table:table-cell>
          <table:table-cell office:value-type="string">
            <text:p>9,083323</text:p>
          </table:table-cell>
          <table:table-cell office:value-type="string">
            <text:p>9,100019</text:p>
          </table:table-cell>
          <table:table-cell office:value-type="string">
            <text:p>3,901257</text:p>
          </table:table-cell>
          <table:table-cell office:value-type="string">
            <text:p>10,367605</text:p>
          </table:table-cell>
          <table:table-cell office:value-type="string">
            <text:p>91,768959</text:p>
          </table:table-cell>
          <table:table-cell office:value-type="string">
            <text:p>17,668972</text:p>
          </table:table-cell>
          <table:table-cell office:value-type="string">
            <text:p>25,201498</text:p>
          </table:table-cell>
          <table:table-cell office:value-type="string">
            <text:p>10,916018</text:p>
          </table:table-cell>
          <table:table-cell office:value-type="string">
            <text:p>25,460232</text:p>
          </table:table-cell>
          <table:table-cell office:value-type="string">
            <text:p>8,674810</text:p>
          </table:table-cell>
          <table:table-cell office:value-type="string">
            <text:p>38,463749</text:p>
          </table:table-cell>
          <table:table-cell office:value-type="string">
            <text:p>7,233985</text:p>
          </table:table-cell>
          <table:table-cell office:value-type="string">
            <text:p>78,825455</text:p>
          </table:table-cell>
          <table:table-cell office:value-type="string">
            <text:p>19,201113</text:p>
          </table:table-cell>
          <table:table-cell office:value-type="string">
            <text:p>130,946304</text:p>
          </table:table-cell>
          <table:table-cell office:value-type="string">
            <text:p>12,047415</text:p>
          </table:table-cell>
          <table:table-cell office:value-type="string">
            <text:p>138,632202</text:p>
          </table:table-cell>
          <table:table-cell office:value-type="string">
            <text:p>18,568226</text:p>
          </table:table-cell>
          <table:table-cell office:value-type="string">
            <text:p>6,364163</text:p>
          </table:table-cell>
          <table:table-cell office:value-type="string">
            <text:p>20,193974</text:p>
          </table:table-cell>
          <table:table-cell office:value-type="string">
            <text:p>70,438438</text:p>
          </table:table-cell>
          <table:table-cell office:value-type="string">
            <text:p>14,00140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2,078075</text:p>
          </table:table-cell>
          <table:table-cell office:value-type="string">
            <text:p>15,783051</text:p>
          </table:table-cell>
          <table:table-cell office:value-type="string">
            <text:p>14,726391</text:p>
          </table:table-cell>
          <table:table-cell office:value-type="string">
            <text:p>16,65836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74,786224</text:p>
          </table:table-cell>
          <table:table-cell office:value-type="string">
            <text:p>46,49358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,237673</text:p>
          </table:table-cell>
          <table:table-cell office:value-type="string">
            <text:p>33,764046</text:p>
          </table:table-cell>
          <table:table-cell office:value-type="string">
            <text:p>83,182030</text:p>
          </table:table-cell>
          <table:table-cell office:value-type="string">
            <text:p>32,124939</text:p>
          </table:table-cell>
        </table:table-row>
        <table:table-row table:style-name="ro1">
          <table:table-cell office:value-type="string">
            <text:p>AFR15 <text:s text:c="5"/></text:p>
          </table:table-cell>
          <table:table-cell office:value-type="string">
            <text:p>1152,810303</text:p>
          </table:table-cell>
          <table:table-cell office:value-type="string">
            <text:p>577,182129</text:p>
          </table:table-cell>
          <table:table-cell office:value-type="string">
            <text:p>1455,265259</text:p>
          </table:table-cell>
          <table:table-cell office:value-type="string">
            <text:p>402,174744</text:p>
          </table:table-cell>
          <table:table-cell office:value-type="string">
            <text:p>4415,345703</text:p>
          </table:table-cell>
          <table:table-cell office:value-type="string">
            <text:p>175,678329</text:p>
          </table:table-cell>
          <table:table-cell office:value-type="string">
            <text:p>13063,666992</text:p>
          </table:table-cell>
          <table:table-cell office:value-type="string">
            <text:p>316,857330</text:p>
          </table:table-cell>
          <table:table-cell office:value-type="string">
            <text:p>92,246582</text:p>
          </table:table-cell>
          <table:table-cell office:value-type="string">
            <text:p>25,997314</text:p>
          </table:table-cell>
          <table:table-cell office:value-type="string">
            <text:p>1716,130615</text:p>
          </table:table-cell>
          <table:table-cell office:value-type="string">
            <text:p>45,466198</text:p>
          </table:table-cell>
          <table:table-cell office:value-type="string">
            <text:p>2988,943848</text:p>
          </table:table-cell>
          <table:table-cell office:value-type="string">
            <text:p>59,518768</text:p>
          </table:table-cell>
          <table:table-cell office:value-type="string">
            <text:p>4708,820313</text:p>
          </table:table-cell>
          <table:table-cell office:value-type="string">
            <text:p>70,014725</text:p>
          </table:table-cell>
          <table:table-cell office:value-type="string">
            <text:p>9621,751953</text:p>
          </table:table-cell>
          <table:table-cell office:value-type="string">
            <text:p>129,670166</text:p>
          </table:table-cell>
          <table:table-cell office:value-type="string">
            <text:p>451,974792</text:p>
          </table:table-cell>
          <table:table-cell office:value-type="string">
            <text:p>13,328382</text:p>
          </table:table-cell>
          <table:table-cell office:value-type="string">
            <text:p>34,742683</text:p>
          </table:table-cell>
          <table:table-cell office:value-type="string">
            <text:p>4,520553</text:p>
          </table:table-cell>
          <table:table-cell office:value-type="string">
            <text:p>7,344827</text:p>
          </table:table-cell>
          <table:table-cell office:value-type="string">
            <text:p>6,879076</text:p>
          </table:table-cell>
          <table:table-cell office:value-type="string">
            <text:p>62,298027</text:p>
          </table:table-cell>
          <table:table-cell office:value-type="string">
            <text:p>4,319840</text:p>
          </table:table-cell>
          <table:table-cell office:value-type="string">
            <text:p>2331,355957</text:p>
          </table:table-cell>
          <table:table-cell office:value-type="string">
            <text:p>62,791107</text:p>
          </table:table-cell>
          <table:table-cell office:value-type="string">
            <text:p>55,739552</text:p>
          </table:table-cell>
          <table:table-cell office:value-type="string">
            <text:p>6,7814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27,763237</text:p>
          </table:table-cell>
          <table:table-cell office:value-type="string">
            <text:p>18,068792</text:p>
          </table:table-cell>
          <table:table-cell office:value-type="string">
            <text:p>72,854202</text:p>
          </table:table-cell>
          <table:table-cell office:value-type="string">
            <text:p>7,866495</text:p>
          </table:table-cell>
          <table:table-cell office:value-type="string">
            <text:p>33,742935</text:p>
          </table:table-cell>
          <table:table-cell office:value-type="string">
            <text:p>8,347803</text:p>
          </table:table-cell>
          <table:table-cell office:value-type="string">
            <text:p>115,231796</text:p>
          </table:table-cell>
          <table:table-cell office:value-type="string">
            <text:p>8,956758</text:p>
          </table:table-cell>
          <table:table-cell office:value-type="string">
            <text:p>18,800236</text:p>
          </table:table-cell>
          <table:table-cell office:value-type="string">
            <text:p>9,043991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63,671371</text:p>
          </table:table-cell>
          <table:table-cell office:value-type="string">
            <text:p>17,045265</text:p>
          </table:table-cell>
        </table:table-row>
        <table:table-row table:style-name="ro1">
          <table:table-cell office:value-type="string">
            <text:p>AFR16 <text:s text:c="5"/></text:p>
          </table:table-cell>
          <table:table-cell office:value-type="string">
            <text:p>2338,726807</text:p>
          </table:table-cell>
          <table:table-cell office:value-type="string">
            <text:p>722,322327</text:p>
          </table:table-cell>
          <table:table-cell office:value-type="string">
            <text:p>1011,489014</text:p>
          </table:table-cell>
          <table:table-cell office:value-type="string">
            <text:p>427,167267</text:p>
          </table:table-cell>
          <table:table-cell office:value-type="string">
            <text:p>3083,292969</text:p>
          </table:table-cell>
          <table:table-cell office:value-type="string">
            <text:p>160,338699</text:p>
          </table:table-cell>
          <table:table-cell office:value-type="string">
            <text:p>6473,001953</text:p>
          </table:table-cell>
          <table:table-cell office:value-type="string">
            <text:p>179,811432</text:p>
          </table:table-cell>
          <table:table-cell office:value-type="string">
            <text:p>57,880203</text:p>
          </table:table-cell>
          <table:table-cell office:value-type="string">
            <text:p>27,158382</text:p>
          </table:table-cell>
          <table:table-cell office:value-type="string">
            <text:p>1360,813599</text:p>
          </table:table-cell>
          <table:table-cell office:value-type="string">
            <text:p>40,951523</text:p>
          </table:table-cell>
          <table:table-cell office:value-type="string">
            <text:p>1915,389648</text:p>
          </table:table-cell>
          <table:table-cell office:value-type="string">
            <text:p>42,716137</text:p>
          </table:table-cell>
          <table:table-cell office:value-type="string">
            <text:p>2814,299316</text:p>
          </table:table-cell>
          <table:table-cell office:value-type="string">
            <text:p>44,410038</text:p>
          </table:table-cell>
          <table:table-cell office:value-type="string">
            <text:p>4294,473145</text:p>
          </table:table-cell>
          <table:table-cell office:value-type="string">
            <text:p>61,168457</text:p>
          </table:table-cell>
          <table:table-cell office:value-type="string">
            <text:p>223,347855</text:p>
          </table:table-cell>
          <table:table-cell office:value-type="string">
            <text:p>8,382622</text:p>
          </table:table-cell>
          <table:table-cell office:value-type="string">
            <text:p>21,576427</text:p>
          </table:table-cell>
          <table:table-cell office:value-type="string">
            <text:p>5,498302</text:p>
          </table:table-cell>
          <table:table-cell office:value-type="string">
            <text:p>18,826077</text:p>
          </table:table-cell>
          <table:table-cell office:value-type="string">
            <text:p>7,570449</text:p>
          </table:table-cell>
          <table:table-cell office:value-type="string">
            <text:p>40,150944</text:p>
          </table:table-cell>
          <table:table-cell office:value-type="string">
            <text:p>5,234839</text:p>
          </table:table-cell>
          <table:table-cell office:value-type="string">
            <text:p>1448,926025</text:p>
          </table:table-cell>
          <table:table-cell office:value-type="string">
            <text:p>40,546108</text:p>
          </table:table-cell>
          <table:table-cell office:value-type="string">
            <text:p>86,506783</text:p>
          </table:table-cell>
          <table:table-cell office:value-type="string">
            <text:p>8,92598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7,467216</text:p>
          </table:table-cell>
          <table:table-cell office:value-type="string">
            <text:p>18,716537</text:p>
          </table:table-cell>
          <table:table-cell office:value-type="string">
            <text:p>79,995522</text:p>
          </table:table-cell>
          <table:table-cell office:value-type="string">
            <text:p>10,336487</text:p>
          </table:table-cell>
          <table:table-cell office:value-type="string">
            <text:p>28,706324</text:p>
          </table:table-cell>
          <table:table-cell office:value-type="string">
            <text:p>11,079646</text:p>
          </table:table-cell>
          <table:table-cell office:value-type="string">
            <text:p>63,303741</text:p>
          </table:table-cell>
          <table:table-cell office:value-type="string">
            <text:p>11,739607</text:p>
          </table:table-cell>
          <table:table-cell office:value-type="string">
            <text:p>25,268839</text:p>
          </table:table-cell>
          <table:table-cell office:value-type="string">
            <text:p>12,269660</text:p>
          </table:table-cell>
          <table:table-cell office:value-type="string">
            <text:p>18,455355</text:p>
          </table:table-cell>
          <table:table-cell office:value-type="string">
            <text:p>37,47497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70,952179</text:p>
          </table:table-cell>
          <table:table-cell office:value-type="string">
            <text:p>22,561821</text:p>
          </table:table-cell>
        </table:table-row>
        <table:table-row table:style-name="ro1">
          <table:table-cell office:value-type="string">
            <text:p>AFR17 <text:s text:c="5"/></text:p>
          </table:table-cell>
          <table:table-cell office:value-type="string">
            <text:p>2522,328613</text:p>
          </table:table-cell>
          <table:table-cell office:value-type="string">
            <text:p>653,096558</text:p>
          </table:table-cell>
          <table:table-cell office:value-type="string">
            <text:p>3812,758301</text:p>
          </table:table-cell>
          <table:table-cell office:value-type="string">
            <text:p>452,013763</text:p>
          </table:table-cell>
          <table:table-cell office:value-type="string">
            <text:p>10487,415039</text:p>
          </table:table-cell>
          <table:table-cell office:value-type="string">
            <text:p>287,538513</text:p>
          </table:table-cell>
          <table:table-cell office:value-type="string">
            <text:p>23864,128906</text:p>
          </table:table-cell>
          <table:table-cell office:value-type="string">
            <text:p>555,521057</text:p>
          </table:table-cell>
          <table:table-cell office:value-type="string">
            <text:p>358,061859</text:p>
          </table:table-cell>
          <table:table-cell office:value-type="string">
            <text:p>34,845039</text:p>
          </table:table-cell>
          <table:table-cell office:value-type="string">
            <text:p>3774,327393</text:p>
          </table:table-cell>
          <table:table-cell office:value-type="string">
            <text:p>84,249527</text:p>
          </table:table-cell>
          <table:table-cell office:value-type="string">
            <text:p>4549,540039</text:p>
          </table:table-cell>
          <table:table-cell office:value-type="string">
            <text:p>86,288536</text:p>
          </table:table-cell>
          <table:table-cell office:value-type="string">
            <text:p>6529,294922</text:p>
          </table:table-cell>
          <table:table-cell office:value-type="string">
            <text:p>95,405472</text:p>
          </table:table-cell>
          <table:table-cell office:value-type="string">
            <text:p>18700,517578</text:p>
          </table:table-cell>
          <table:table-cell office:value-type="string">
            <text:p>247,984894</text:p>
          </table:table-cell>
          <table:table-cell office:value-type="string">
            <text:p>910,990479</text:p>
          </table:table-cell>
          <table:table-cell office:value-type="string">
            <text:p>25,233501</text:p>
          </table:table-cell>
          <table:table-cell office:value-type="string">
            <text:p>33,779446</text:p>
          </table:table-cell>
          <table:table-cell office:value-type="string">
            <text:p>4,943017</text:p>
          </table:table-cell>
          <table:table-cell office:value-type="string">
            <text:p>22,802540</text:p>
          </table:table-cell>
          <table:table-cell office:value-type="string">
            <text:p>7,098287</text:p>
          </table:table-cell>
          <table:table-cell office:value-type="string">
            <text:p>131,976059</text:p>
          </table:table-cell>
          <table:table-cell office:value-type="string">
            <text:p>5,435459</text:p>
          </table:table-cell>
          <table:table-cell office:value-type="string">
            <text:p>5680,088867</text:p>
          </table:table-cell>
          <table:table-cell office:value-type="string">
            <text:p>149,401886</text:p>
          </table:table-cell>
          <table:table-cell office:value-type="string">
            <text:p>47,378113</text:p>
          </table:table-cell>
          <table:table-cell office:value-type="string">
            <text:p>6,90308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9,273117</text:p>
          </table:table-cell>
          <table:table-cell office:value-type="string">
            <text:p>18,371712</text:p>
          </table:table-cell>
          <table:table-cell office:value-type="string">
            <text:p>31,520332</text:p>
          </table:table-cell>
          <table:table-cell office:value-type="string">
            <text:p>7,874193</text:p>
          </table:table-cell>
          <table:table-cell office:value-type="string">
            <text:p>56,478851</text:p>
          </table:table-cell>
          <table:table-cell office:value-type="string">
            <text:p>8,640748</text:p>
          </table:table-cell>
          <table:table-cell office:value-type="string">
            <text:p>148,978470</text:p>
          </table:table-cell>
          <table:table-cell office:value-type="string">
            <text:p>9,536050</text:p>
          </table:table-cell>
          <table:table-cell office:value-type="string">
            <text:p>69,293182</text:p>
          </table:table-cell>
          <table:table-cell office:value-type="string">
            <text:p>9,684728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66,267143</text:p>
          </table:table-cell>
          <table:table-cell office:value-type="string">
            <text:p>17,411301</text:p>
          </table:table-cell>
        </table:table-row>
        <table:table-row table:style-name="ro1">
          <table:table-cell office:value-type="string">
            <text:p>AFR18 <text:s text:c="5"/></text:p>
          </table:table-cell>
          <table:table-cell office:value-type="string">
            <text:p>374,127319</text:p>
          </table:table-cell>
          <table:table-cell office:value-type="string">
            <text:p>340,065308</text:p>
          </table:table-cell>
          <table:table-cell office:value-type="string">
            <text:p>301,447021</text:p>
          </table:table-cell>
          <table:table-cell office:value-type="string">
            <text:p>353,255402</text:p>
          </table:table-cell>
          <table:table-cell office:value-type="string">
            <text:p>377,695007</text:p>
          </table:table-cell>
          <table:table-cell office:value-type="string">
            <text:p>42,201221</text:p>
          </table:table-cell>
          <table:table-cell office:value-type="string">
            <text:p>41,604725</text:p>
          </table:table-cell>
          <table:table-cell office:value-type="string">
            <text:p>44,20937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,125320</text:p>
          </table:table-cell>
          <table:table-cell office:value-type="string">
            <text:p>9,697233</text:p>
          </table:table-cell>
          <table:table-cell office:value-type="string">
            <text:p>28,477278</text:p>
          </table:table-cell>
          <table:table-cell office:value-type="string">
            <text:p>7,168263</text:p>
          </table:table-cell>
          <table:table-cell office:value-type="string">
            <text:p>11,712924</text:p>
          </table:table-cell>
          <table:table-cell office:value-type="string">
            <text:p>7,245689</text:p>
          </table:table-cell>
          <table:table-cell office:value-type="string">
            <text:p>12,320766</text:p>
          </table:table-cell>
          <table:table-cell office:value-type="string">
            <text:p>9,1181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7,724463</text:p>
          </table:table-cell>
          <table:table-cell office:value-type="string">
            <text:p>6,644353</text:p>
          </table:table-cell>
          <table:table-cell table:number-columns-repeated="24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FR19 <text:s text:c="5"/></text:p>
          </table:table-cell>
          <table:table-cell office:value-type="string">
            <text:p>1891,298096</text:p>
          </table:table-cell>
          <table:table-cell office:value-type="string">
            <text:p>768,975403</text:p>
          </table:table-cell>
          <table:table-cell office:value-type="string">
            <text:p>5076,562988</text:p>
          </table:table-cell>
          <table:table-cell office:value-type="string">
            <text:p>517,556946</text:p>
          </table:table-cell>
          <table:table-cell office:value-type="string">
            <text:p>6768,634277</text:p>
          </table:table-cell>
          <table:table-cell office:value-type="string">
            <text:p>221,852051</text:p>
          </table:table-cell>
          <table:table-cell office:value-type="string">
            <text:p>11961,817383</text:p>
          </table:table-cell>
          <table:table-cell office:value-type="string">
            <text:p>297,973389</text:p>
          </table:table-cell>
          <table:table-cell office:value-type="string">
            <text:p>803,926147</text:p>
          </table:table-cell>
          <table:table-cell office:value-type="string">
            <text:p>41,580830</text:p>
          </table:table-cell>
          <table:table-cell office:value-type="string">
            <text:p>3120,691895</text:p>
          </table:table-cell>
          <table:table-cell office:value-type="string">
            <text:p>73,811554</text:p>
          </table:table-cell>
          <table:table-cell office:value-type="string">
            <text:p>10938,229492</text:p>
          </table:table-cell>
          <table:table-cell office:value-type="string">
            <text:p>194,342880</text:p>
          </table:table-cell>
          <table:table-cell office:value-type="string">
            <text:p>10444,429688</text:p>
          </table:table-cell>
          <table:table-cell office:value-type="string">
            <text:p>149,869400</text:p>
          </table:table-cell>
          <table:table-cell office:value-type="string">
            <text:p>11600,593750</text:p>
          </table:table-cell>
          <table:table-cell office:value-type="string">
            <text:p>155,752182</text:p>
          </table:table-cell>
          <table:table-cell office:value-type="string">
            <text:p>526,720215</text:p>
          </table:table-cell>
          <table:table-cell office:value-type="string">
            <text:p>15,525778</text:p>
          </table:table-cell>
          <table:table-cell office:value-type="string">
            <text:p>17,418509</text:p>
          </table:table-cell>
          <table:table-cell office:value-type="string">
            <text:p>5,498030</text:p>
          </table:table-cell>
          <table:table-cell office:value-type="string">
            <text:p>24,545622</text:p>
          </table:table-cell>
          <table:table-cell office:value-type="string">
            <text:p>7,554718</text:p>
          </table:table-cell>
          <table:table-cell office:value-type="string">
            <text:p>273,418304</text:p>
          </table:table-cell>
          <table:table-cell office:value-type="string">
            <text:p>8,582529</text:p>
          </table:table-cell>
          <table:table-cell office:value-type="string">
            <text:p>2152,251221</text:p>
          </table:table-cell>
          <table:table-cell office:value-type="string">
            <text:p>58,369957</text:p>
          </table:table-cell>
          <table:table-cell office:value-type="string">
            <text:p>69,774361</text:p>
          </table:table-cell>
          <table:table-cell office:value-type="string">
            <text:p>8,61056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7,761589</text:p>
          </table:table-cell>
          <table:table-cell office:value-type="string">
            <text:p>18,645540</text:p>
          </table:table-cell>
          <table:table-cell office:value-type="string">
            <text:p>112,598541</text:p>
          </table:table-cell>
          <table:table-cell office:value-type="string">
            <text:p>10,154263</text:p>
          </table:table-cell>
          <table:table-cell office:value-type="string">
            <text:p>83,202675</text:p>
          </table:table-cell>
          <table:table-cell office:value-type="string">
            <text:p>10,884353</text:p>
          </table:table-cell>
          <table:table-cell office:value-type="string">
            <text:p>97,857819</text:p>
          </table:table-cell>
          <table:table-cell office:value-type="string">
            <text:p>11,247343</text:p>
          </table:table-cell>
          <table:table-cell office:value-type="string">
            <text:p>25,984083</text:p>
          </table:table-cell>
          <table:table-cell office:value-type="string">
            <text:p>11,623531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56,735249</text:p>
          </table:table-cell>
          <table:table-cell office:value-type="string">
            <text:p>21,900242</text:p>
          </table:table-cell>
        </table:table-row>
        <table:table-row table:style-name="ro1">
          <table:table-cell office:value-type="string">
            <text:p>AFR20 <text:s text:c="5"/></text:p>
          </table:table-cell>
          <table:table-cell office:value-type="string">
            <text:p>1342,182983</text:p>
          </table:table-cell>
          <table:table-cell office:value-type="string">
            <text:p>468,410126</text:p>
          </table:table-cell>
          <table:table-cell office:value-type="string">
            <text:p>286,011383</text:p>
          </table:table-cell>
          <table:table-cell office:value-type="string">
            <text:p>346,649078</text:p>
          </table:table-cell>
          <table:table-cell office:value-type="string">
            <text:p>543,263672</text:p>
          </table:table-cell>
          <table:table-cell office:value-type="string">
            <text:p>110,451080</text:p>
          </table:table-cell>
          <table:table-cell office:value-type="string">
            <text:p>1069,263184</text:p>
          </table:table-cell>
          <table:table-cell office:value-type="string">
            <text:p>65,711884</text:p>
          </table:table-cell>
          <table:table-cell office:value-type="string">
            <text:p>0,602919</text:p>
          </table:table-cell>
          <table:table-cell office:value-type="string">
            <text:p>14,771516</text:p>
          </table:table-cell>
          <table:table-cell office:value-type="string">
            <text:p>7,224213</text:p>
          </table:table-cell>
          <table:table-cell office:value-type="string">
            <text:p>12,928280</text:p>
          </table:table-cell>
          <table:table-cell office:value-type="string">
            <text:p>13,913556</text:p>
          </table:table-cell>
          <table:table-cell office:value-type="string">
            <text:p>9,755373</text:p>
          </table:table-cell>
          <table:table-cell office:value-type="string">
            <text:p>46,750587</text:p>
          </table:table-cell>
          <table:table-cell office:value-type="string">
            <text:p>8,094098</text:p>
          </table:table-cell>
          <table:table-cell office:value-type="string">
            <text:p>16,364346</text:p>
          </table:table-cell>
          <table:table-cell office:value-type="string">
            <text:p>9,508066</text:p>
          </table:table-cell>
          <table:table-cell office:value-type="string">
            <text:p>44,365849</text:p>
          </table:table-cell>
          <table:table-cell office:value-type="string">
            <text:p>3,940303</text:p>
          </table:table-cell>
          <table:table-cell office:value-type="string">
            <text:p>1,595032</text:p>
          </table:table-cell>
          <table:table-cell office:value-type="string">
            <text:p>3,915210</text:p>
          </table:table-cell>
          <table:table-cell office:value-type="string">
            <text:p>12,852890</text:p>
          </table:table-cell>
          <table:table-cell office:value-type="string">
            <text:p>6,745311</text:p>
          </table:table-cell>
          <table:table-cell office:value-type="string">
            <text:p>10,101806</text:p>
          </table:table-cell>
          <table:table-cell office:value-type="string">
            <text:p>3,574682</text:p>
          </table:table-cell>
          <table:table-cell office:value-type="string">
            <text:p>112,444740</text:p>
          </table:table-cell>
          <table:table-cell office:value-type="string">
            <text:p>9,506506</text:p>
          </table:table-cell>
          <table:table-cell office:value-type="string">
            <text:p>28,757120</text:p>
          </table:table-cell>
          <table:table-cell office:value-type="string">
            <text:p>6,06503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0,632586</text:p>
          </table:table-cell>
          <table:table-cell office:value-type="string">
            <text:p>17,524878</text:p>
          </table:table-cell>
          <table:table-cell office:value-type="string">
            <text:p>15,193851</text:p>
          </table:table-cell>
          <table:table-cell office:value-type="string">
            <text:p>6,913661</text:p>
          </table:table-cell>
          <table:table-cell office:value-type="string">
            <text:p>13,241796</text:p>
          </table:table-cell>
          <table:table-cell office:value-type="string">
            <text:p>7,499979</text:p>
          </table:table-cell>
          <table:table-cell office:value-type="string">
            <text:p>25,851528</text:p>
          </table:table-cell>
          <table:table-cell office:value-type="string">
            <text:p>7,866344</text:p>
          </table:table-cell>
          <table:table-cell office:value-type="string">
            <text:p>7,817374</text:p>
          </table:table-cell>
          <table:table-cell office:value-type="string">
            <text:p>8,233201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28,504595</text:p>
          </table:table-cell>
          <table:table-cell office:value-type="string">
            <text:p>15,335625</text:p>
          </table:table-cell>
        </table:table-row>
        <table:table-row table:style-name="ro1">
          <table:table-cell office:value-type="string">
            <text:p>AFR21 <text:s text:c="5"/></text:p>
          </table:table-cell>
          <table:table-cell office:value-type="string">
            <text:p>3049,648926</text:p>
          </table:table-cell>
          <table:table-cell office:value-type="string">
            <text:p>1061,866455</text:p>
          </table:table-cell>
          <table:table-cell office:value-type="string">
            <text:p>6367,197754</text:p>
          </table:table-cell>
          <table:table-cell office:value-type="string">
            <text:p>633,773926</text:p>
          </table:table-cell>
          <table:table-cell office:value-type="string">
            <text:p>33898,117188</text:p>
          </table:table-cell>
          <table:table-cell office:value-type="string">
            <text:p>806,364868</text:p>
          </table:table-cell>
          <table:table-cell office:value-type="string">
            <text:p>104454,187500</text:p>
          </table:table-cell>
          <table:table-cell office:value-type="string">
            <text:p>2328,693604</text:p>
          </table:table-cell>
          <table:table-cell office:value-type="string">
            <text:p>1151,375732</text:p>
          </table:table-cell>
          <table:table-cell office:value-type="string">
            <text:p>62,311848</text:p>
          </table:table-cell>
          <table:table-cell office:value-type="string">
            <text:p>5567,868164</text:p>
          </table:table-cell>
          <table:table-cell office:value-type="string">
            <text:p>124,021545</text:p>
          </table:table-cell>
          <table:table-cell office:value-type="string">
            <text:p>26393,425781</text:p>
          </table:table-cell>
          <table:table-cell office:value-type="string">
            <text:p>458,217133</text:p>
          </table:table-cell>
          <table:table-cell office:value-type="string">
            <text:p>25591,718750</text:p>
          </table:table-cell>
          <table:table-cell office:value-type="string">
            <text:p>361,804016</text:p>
          </table:table-cell>
          <table:table-cell office:value-type="string">
            <text:p>41222,945313</text:p>
          </table:table-cell>
          <table:table-cell office:value-type="string">
            <text:p>542,630981</text:p>
          </table:table-cell>
          <table:table-cell office:value-type="string">
            <text:p>5660,083984</text:p>
          </table:table-cell>
          <table:table-cell office:value-type="string">
            <text:p>151,124817</text:p>
          </table:table-cell>
          <table:table-cell office:value-type="string">
            <text:p>117,144012</text:p>
          </table:table-cell>
          <table:table-cell office:value-type="string">
            <text:p>9,213183</text:p>
          </table:table-cell>
          <table:table-cell office:value-type="string">
            <text:p>29,796263</text:p>
          </table:table-cell>
          <table:table-cell office:value-type="string">
            <text:p>8,588322</text:p>
          </table:table-cell>
          <table:table-cell office:value-type="string">
            <text:p>750,230408</text:p>
          </table:table-cell>
          <table:table-cell office:value-type="string">
            <text:p>19,519669</text:p>
          </table:table-cell>
          <table:table-cell office:value-type="string">
            <text:p>25334,333984</text:p>
          </table:table-cell>
          <table:table-cell office:value-type="string">
            <text:p>659,659180</text:p>
          </table:table-cell>
          <table:table-cell office:value-type="string">
            <text:p>127,121162</text:p>
          </table:table-cell>
          <table:table-cell office:value-type="string">
            <text:p>11,011760</text:p>
          </table:table-cell>
          <table:table-cell office:value-type="string">
            <text:p>53,115185</text:p>
          </table:table-cell>
          <table:table-cell office:value-type="string">
            <text:p>16,740681</text:p>
          </table:table-cell>
          <table:table-cell office:value-type="string">
            <text:p>416,182343</text:p>
          </table:table-cell>
          <table:table-cell office:value-type="string">
            <text:p>21,662334</text:p>
          </table:table-cell>
          <table:table-cell office:value-type="string">
            <text:p>173,589081</text:p>
          </table:table-cell>
          <table:table-cell office:value-type="string">
            <text:p>12,878606</text:p>
          </table:table-cell>
          <table:table-cell office:value-type="string">
            <text:p>323,466187</text:p>
          </table:table-cell>
          <table:table-cell office:value-type="string">
            <text:p>14,940722</text:p>
          </table:table-cell>
          <table:table-cell office:value-type="string">
            <text:p>330,799469</text:p>
          </table:table-cell>
          <table:table-cell office:value-type="string">
            <text:p>15,339476</text:p>
          </table:table-cell>
          <table:table-cell office:value-type="string">
            <text:p>831,979431</text:p>
          </table:table-cell>
          <table:table-cell office:value-type="string">
            <text:p>28,095337</text:p>
          </table:table-cell>
          <table:table-cell office:value-type="string">
            <text:p>108,640503</text:p>
          </table:table-cell>
          <table:table-cell office:value-type="string">
            <text:p>70,622833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28,950119</text:p>
          </table:table-cell>
          <table:table-cell office:value-type="string">
            <text:p>27,691504</text:p>
          </table:table-cell>
        </table:table-row>
        <table:table-row table:style-name="ro1">
          <table:table-cell office:value-type="string">
            <text:p>AFR2 <text:s text:c="6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01,447021</text:p>
          </table:table-cell>
          <table:table-cell office:value-type="string">
            <text:p>379,413330</text:p>
          </table:table-cell>
          <table:table-cell office:value-type="string">
            <text:p>117,869980</text:p>
          </table:table-cell>
          <table:table-cell office:value-type="string">
            <text:p>115,929810</text:p>
          </table:table-cell>
          <table:table-cell office:value-type="string">
            <text:p>95,235817</text:p>
          </table:table-cell>
          <table:table-cell office:value-type="string">
            <text:p>49,04064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27,988026</text:p>
          </table:table-cell>
          <table:table-cell office:value-type="string">
            <text:p>7,882473</text:p>
          </table:table-cell>
          <table:table-cell office:value-type="string">
            <text:p>8,443359</text:p>
          </table:table-cell>
          <table:table-cell office:value-type="string">
            <text:p>9,39537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8,397478</text:p>
          </table:table-cell>
          <table:table-cell office:value-type="string">
            <text:p>7,29142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4,140720</text:p>
          </table:table-cell>
          <table:table-cell office:value-type="string">
            <text:p>8,08535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0,632586</text:p>
          </table:table-cell>
          <table:table-cell office:value-type="string">
            <text:p>18,219566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6,954685</text:p>
          </table:table-cell>
          <table:table-cell office:value-type="string">
            <text:p>30,37342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0,865706</text:p>
          </table:table-cell>
          <table:table-cell office:value-type="string">
            <text:p>30,885910</text:p>
          </table:table-cell>
          <table:table-cell table:number-columns-repeated="4"/>
        </table:table-row>
        <table:table-row table:style-name="ro1">
          <table:table-cell office:value-type="string">
            <text:p>AFR22 <text:s text:c="5"/></text:p>
          </table:table-cell>
          <table:table-cell office:value-type="string">
            <text:p>2888,118164</text:p>
          </table:table-cell>
          <table:table-cell office:value-type="string">
            <text:p>667,691833</text:p>
          </table:table-cell>
          <table:table-cell office:value-type="string">
            <text:p>1731,109741</text:p>
          </table:table-cell>
          <table:table-cell office:value-type="string">
            <text:p>419,845917</text:p>
          </table:table-cell>
          <table:table-cell office:value-type="string">
            <text:p>4087,055420</text:p>
          </table:table-cell>
          <table:table-cell office:value-type="string">
            <text:p>172,380814</text:p>
          </table:table-cell>
          <table:table-cell office:value-type="string">
            <text:p>10164,561523</text:p>
          </table:table-cell>
          <table:table-cell office:value-type="string">
            <text:p>255,099106</text:p>
          </table:table-cell>
          <table:table-cell office:value-type="string">
            <text:p>110,520355</text:p>
          </table:table-cell>
          <table:table-cell office:value-type="string">
            <text:p>27,201637</text:p>
          </table:table-cell>
          <table:table-cell office:value-type="string">
            <text:p>2592,689941</text:p>
          </table:table-cell>
          <table:table-cell office:value-type="string">
            <text:p>61,998394</text:p>
          </table:table-cell>
          <table:table-cell office:value-type="string">
            <text:p>6000,888184</text:p>
          </table:table-cell>
          <table:table-cell office:value-type="string">
            <text:p>110,504814</text:p>
          </table:table-cell>
          <table:table-cell office:value-type="string">
            <text:p>4960,703613</text:p>
          </table:table-cell>
          <table:table-cell office:value-type="string">
            <text:p>73,505554</text:p>
          </table:table-cell>
          <table:table-cell office:value-type="string">
            <text:p>5756,609375</text:p>
          </table:table-cell>
          <table:table-cell office:value-type="string">
            <text:p>79,709740</text:p>
          </table:table-cell>
          <table:table-cell office:value-type="string">
            <text:p>293,044128</text:p>
          </table:table-cell>
          <table:table-cell office:value-type="string">
            <text:p>9,496303</text:p>
          </table:table-cell>
          <table:table-cell office:value-type="string">
            <text:p>16,397228</text:p>
          </table:table-cell>
          <table:table-cell office:value-type="string">
            <text:p>4,618107</text:p>
          </table:table-cell>
          <table:table-cell office:value-type="string">
            <text:p>15,808475</text:p>
          </table:table-cell>
          <table:table-cell office:value-type="string">
            <text:p>7,069078</text:p>
          </table:table-cell>
          <table:table-cell office:value-type="string">
            <text:p>79,599525</text:p>
          </table:table-cell>
          <table:table-cell office:value-type="string">
            <text:p>4,804924</text:p>
          </table:table-cell>
          <table:table-cell office:value-type="string">
            <text:p>1971,673340</text:p>
          </table:table-cell>
          <table:table-cell office:value-type="string">
            <text:p>53,624443</text:p>
          </table:table-cell>
          <table:table-cell office:value-type="string">
            <text:p>43,434456</text:p>
          </table:table-cell>
          <table:table-cell office:value-type="string">
            <text:p>7,19443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1,717916</text:p>
          </table:table-cell>
          <table:table-cell office:value-type="string">
            <text:p>17,963158</text:p>
          </table:table-cell>
          <table:table-cell office:value-type="string">
            <text:p>111,580704</text:p>
          </table:table-cell>
          <table:table-cell office:value-type="string">
            <text:p>8,683037</text:p>
          </table:table-cell>
          <table:table-cell office:value-type="string">
            <text:p>44,172085</text:p>
          </table:table-cell>
          <table:table-cell office:value-type="string">
            <text:p>9,085436</text:p>
          </table:table-cell>
          <table:table-cell office:value-type="string">
            <text:p>66,859238</text:p>
          </table:table-cell>
          <table:table-cell office:value-type="string">
            <text:p>9,503977</text:p>
          </table:table-cell>
          <table:table-cell office:value-type="string">
            <text:p>16,745853</text:p>
          </table:table-cell>
          <table:table-cell office:value-type="string">
            <text:p>9,772897</text:p>
          </table:table-cell>
          <table:table-cell office:value-type="string">
            <text:p>23,541346</text:p>
          </table:table-cell>
          <table:table-cell office:value-type="string">
            <text:p>41,396820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64,936089</text:p>
          </table:table-cell>
          <table:table-cell office:value-type="string">
            <text:p>18,404064</text:p>
          </table:table-cell>
        </table:table-row>
        <table:table-row table:style-name="ro1">
          <table:table-cell office:value-type="string">
            <text:p>AFR23 <text:s text:c="5"/></text:p>
          </table:table-cell>
          <table:table-cell office:value-type="string">
            <text:p>2176,120605</text:p>
          </table:table-cell>
          <table:table-cell office:value-type="string">
            <text:p>649,337463</text:p>
          </table:table-cell>
          <table:table-cell office:value-type="string">
            <text:p>3103,455811</text:p>
          </table:table-cell>
          <table:table-cell office:value-type="string">
            <text:p>443,266388</text:p>
          </table:table-cell>
          <table:table-cell office:value-type="string">
            <text:p>10827,479492</text:p>
          </table:table-cell>
          <table:table-cell office:value-type="string">
            <text:p>296,549408</text:p>
          </table:table-cell>
          <table:table-cell office:value-type="string">
            <text:p>25066,593750</text:p>
          </table:table-cell>
          <table:table-cell office:value-type="string">
            <text:p>579,943359</text:p>
          </table:table-cell>
          <table:table-cell office:value-type="string">
            <text:p>372,817963</text:p>
          </table:table-cell>
          <table:table-cell office:value-type="string">
            <text:p>33,739746</text:p>
          </table:table-cell>
          <table:table-cell office:value-type="string">
            <text:p>4147,505859</text:p>
          </table:table-cell>
          <table:table-cell office:value-type="string">
            <text:p>91,113556</text:p>
          </table:table-cell>
          <table:table-cell office:value-type="string">
            <text:p>8234,219727</text:p>
          </table:table-cell>
          <table:table-cell office:value-type="string">
            <text:p>148,281555</text:p>
          </table:table-cell>
          <table:table-cell office:value-type="string">
            <text:p>9606,130859</text:p>
          </table:table-cell>
          <table:table-cell office:value-type="string">
            <text:p>138,058075</text:p>
          </table:table-cell>
          <table:table-cell office:value-type="string">
            <text:p>12785,166016</text:p>
          </table:table-cell>
          <table:table-cell office:value-type="string">
            <text:p>171,001678</text:p>
          </table:table-cell>
          <table:table-cell office:value-type="string">
            <text:p>965,712830</text:p>
          </table:table-cell>
          <table:table-cell office:value-type="string">
            <text:p>26,646839</text:p>
          </table:table-cell>
          <table:table-cell office:value-type="string">
            <text:p>37,082066</text:p>
          </table:table-cell>
          <table:table-cell office:value-type="string">
            <text:p>4,895337</text:p>
          </table:table-cell>
          <table:table-cell office:value-type="string">
            <text:p>1,698069</text:p>
          </table:table-cell>
          <table:table-cell office:value-type="string">
            <text:p>6,937305</text:p>
          </table:table-cell>
          <table:table-cell office:value-type="string">
            <text:p>185,974030</text:p>
          </table:table-cell>
          <table:table-cell office:value-type="string">
            <text:p>6,295693</text:p>
          </table:table-cell>
          <table:table-cell office:value-type="string">
            <text:p>4177,420898</text:p>
          </table:table-cell>
          <table:table-cell office:value-type="string">
            <text:p>110,463409</text:p>
          </table:table-cell>
          <table:table-cell office:value-type="string">
            <text:p>43,470642</text:p>
          </table:table-cell>
          <table:table-cell office:value-type="string">
            <text:p>6,6752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21,601898</text:p>
          </table:table-cell>
          <table:table-cell office:value-type="string">
            <text:p>18,024403</text:p>
          </table:table-cell>
          <table:table-cell office:value-type="string">
            <text:p>93,820091</text:p>
          </table:table-cell>
          <table:table-cell office:value-type="string">
            <text:p>7,909922</text:p>
          </table:table-cell>
          <table:table-cell office:value-type="string">
            <text:p>57,376465</text:p>
          </table:table-cell>
          <table:table-cell office:value-type="string">
            <text:p>8,408565</text:p>
          </table:table-cell>
          <table:table-cell office:value-type="string">
            <text:p>113,638222</text:p>
          </table:table-cell>
          <table:table-cell office:value-type="string">
            <text:p>8,867780</text:p>
          </table:table-cell>
          <table:table-cell office:value-type="string">
            <text:p>56,231964</text:p>
          </table:table-cell>
          <table:table-cell office:value-type="string">
            <text:p>9,075518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53,859875</text:p>
          </table:table-cell>
          <table:table-cell office:value-type="string">
            <text:p>16,916653</text:p>
          </table:table-cell>
        </table:table-row>
        <table:table-row table:style-name="ro1">
          <table:table-cell office:value-type="string">
            <text:p>AFR24 <text:s text:c="5"/></text:p>
          </table:table-cell>
          <table:table-cell office:value-type="string">
            <text:p>2496,506592</text:p>
          </table:table-cell>
          <table:table-cell office:value-type="string">
            <text:p>766,993774</text:p>
          </table:table-cell>
          <table:table-cell office:value-type="string">
            <text:p>3315,266602</text:p>
          </table:table-cell>
          <table:table-cell office:value-type="string">
            <text:p>482,436646</text:p>
          </table:table-cell>
          <table:table-cell office:value-type="string">
            <text:p>14318,289063</text:p>
          </table:table-cell>
          <table:table-cell office:value-type="string">
            <text:p>373,272888</text:p>
          </table:table-cell>
          <table:table-cell office:value-type="string">
            <text:p>30050,640625</text:p>
          </table:table-cell>
          <table:table-cell office:value-type="string">
            <text:p>690,402405</text:p>
          </table:table-cell>
          <table:table-cell office:value-type="string">
            <text:p>626,131165</text:p>
          </table:table-cell>
          <table:table-cell office:value-type="string">
            <text:p>40,751862</text:p>
          </table:table-cell>
          <table:table-cell office:value-type="string">
            <text:p>3648,797607</text:p>
          </table:table-cell>
          <table:table-cell office:value-type="string">
            <text:p>83,330704</text:p>
          </table:table-cell>
          <table:table-cell office:value-type="string">
            <text:p>12159,538086</text:p>
          </table:table-cell>
          <table:table-cell office:value-type="string">
            <text:p>214,938004</text:p>
          </table:table-cell>
          <table:table-cell office:value-type="string">
            <text:p>10890,444336</text:p>
          </table:table-cell>
          <table:table-cell office:value-type="string">
            <text:p>156,057602</text:p>
          </table:table-cell>
          <table:table-cell office:value-type="string">
            <text:p>16320,193359</text:p>
          </table:table-cell>
          <table:table-cell office:value-type="string">
            <text:p>217,110229</text:p>
          </table:table-cell>
          <table:table-cell office:value-type="string">
            <text:p>1274,388184</text:p>
          </table:table-cell>
          <table:table-cell office:value-type="string">
            <text:p>34,858101</text:p>
          </table:table-cell>
          <table:table-cell office:value-type="string">
            <text:p>54,115074</text:p>
          </table:table-cell>
          <table:table-cell office:value-type="string">
            <text:p>5,787624</text:p>
          </table:table-cell>
          <table:table-cell office:value-type="string">
            <text:p>18,336472</text:p>
          </table:table-cell>
          <table:table-cell office:value-type="string">
            <text:p>7,383842</text:p>
          </table:table-cell>
          <table:table-cell office:value-type="string">
            <text:p>228,048813</text:p>
          </table:table-cell>
          <table:table-cell office:value-type="string">
            <text:p>7,565927</text:p>
          </table:table-cell>
          <table:table-cell office:value-type="string">
            <text:p>5968,089844</text:p>
          </table:table-cell>
          <table:table-cell office:value-type="string">
            <text:p>156,917496</text:p>
          </table:table-cell>
          <table:table-cell office:value-type="string">
            <text:p>98,350075</text:p>
          </table:table-cell>
          <table:table-cell office:value-type="string">
            <text:p>8,34036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3,465042</text:p>
          </table:table-cell>
          <table:table-cell office:value-type="string">
            <text:p>18,948610</text:p>
          </table:table-cell>
          <table:table-cell office:value-type="string">
            <text:p>112,904938</text:p>
          </table:table-cell>
          <table:table-cell office:value-type="string">
            <text:p>9,523290</text:p>
          </table:table-cell>
          <table:table-cell office:value-type="string">
            <text:p>57,010662</text:p>
          </table:table-cell>
          <table:table-cell office:value-type="string">
            <text:p>10,060138</text:p>
          </table:table-cell>
          <table:table-cell office:value-type="string">
            <text:p>130,907745</text:p>
          </table:table-cell>
          <table:table-cell office:value-type="string">
            <text:p>10,679577</text:p>
          </table:table-cell>
          <table:table-cell office:value-type="string">
            <text:p>45,858261</text:p>
          </table:table-cell>
          <table:table-cell office:value-type="string">
            <text:p>10,894339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63,528610</text:p>
          </table:table-cell>
          <table:table-cell office:value-type="string">
            <text:p>20,414345</text:p>
          </table:table-cell>
        </table:table-row>
        <table:table-row table:style-name="ro1">
          <table:table-cell office:value-type="string">
            <text:p>AFR25 <text:s text:c="5"/></text:p>
          </table:table-cell>
          <table:table-cell office:value-type="string">
            <text:p>2505,649170</text:p>
          </table:table-cell>
          <table:table-cell office:value-type="string">
            <text:p>745,129639</text:p>
          </table:table-cell>
          <table:table-cell office:value-type="string">
            <text:p>2964,679443</text:p>
          </table:table-cell>
          <table:table-cell office:value-type="string">
            <text:p>464,048737</text:p>
          </table:table-cell>
          <table:table-cell office:value-type="string">
            <text:p>8486,661133</text:p>
          </table:table-cell>
          <table:table-cell office:value-type="string">
            <text:p>257,356232</text:p>
          </table:table-cell>
          <table:table-cell office:value-type="string">
            <text:p>21183,201172</text:p>
          </table:table-cell>
          <table:table-cell office:value-type="string">
            <text:p>496,923553</text:p>
          </table:table-cell>
          <table:table-cell office:value-type="string">
            <text:p>414,978333</text:p>
          </table:table-cell>
          <table:table-cell office:value-type="string">
            <text:p>36,581413</text:p>
          </table:table-cell>
          <table:table-cell office:value-type="string">
            <text:p>3226,998535</text:p>
          </table:table-cell>
          <table:table-cell office:value-type="string">
            <text:p>75,531319</text:p>
          </table:table-cell>
          <table:table-cell office:value-type="string">
            <text:p>11516,608398</text:p>
          </table:table-cell>
          <table:table-cell office:value-type="string">
            <text:p>204,205246</text:p>
          </table:table-cell>
          <table:table-cell office:value-type="string">
            <text:p>10076,766602</text:p>
          </table:table-cell>
          <table:table-cell office:value-type="string">
            <text:p>144,759567</text:p>
          </table:table-cell>
          <table:table-cell office:value-type="string">
            <text:p>11665,099609</text:p>
          </table:table-cell>
          <table:table-cell office:value-type="string">
            <text:p>156,654770</text:p>
          </table:table-cell>
          <table:table-cell office:value-type="string">
            <text:p>787,964722</text:p>
          </table:table-cell>
          <table:table-cell office:value-type="string">
            <text:p>22,127846</text:p>
          </table:table-cell>
          <table:table-cell office:value-type="string">
            <text:p>48,061836</text:p>
          </table:table-cell>
          <table:table-cell office:value-type="string">
            <text:p>5,417692</text:p>
          </table:table-cell>
          <table:table-cell office:value-type="string">
            <text:p>14,072186</text:p>
          </table:table-cell>
          <table:table-cell office:value-type="string">
            <text:p>7,327565</text:p>
          </table:table-cell>
          <table:table-cell office:value-type="string">
            <text:p>163,722015</text:p>
          </table:table-cell>
          <table:table-cell office:value-type="string">
            <text:p>6,297651</text:p>
          </table:table-cell>
          <table:table-cell office:value-type="string">
            <text:p>4035,354492</text:p>
          </table:table-cell>
          <table:table-cell office:value-type="string">
            <text:p>106,860245</text:p>
          </table:table-cell>
          <table:table-cell office:value-type="string">
            <text:p>89,347267</text:p>
          </table:table-cell>
          <table:table-cell office:value-type="string">
            <text:p>8,01768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86,529068</text:p>
          </table:table-cell>
          <table:table-cell office:value-type="string">
            <text:p>18,757242</text:p>
          </table:table-cell>
          <table:table-cell office:value-type="string">
            <text:p>113,972786</text:p>
          </table:table-cell>
          <table:table-cell office:value-type="string">
            <text:p>9,208194</text:p>
          </table:table-cell>
          <table:table-cell office:value-type="string">
            <text:p>51,967155</text:p>
          </table:table-cell>
          <table:table-cell office:value-type="string">
            <text:p>9,757951</text:p>
          </table:table-cell>
          <table:table-cell office:value-type="string">
            <text:p>106,894859</text:p>
          </table:table-cell>
          <table:table-cell office:value-type="string">
            <text:p>10,250439</text:p>
          </table:table-cell>
          <table:table-cell office:value-type="string">
            <text:p>55,819504</text:p>
          </table:table-cell>
          <table:table-cell office:value-type="string">
            <text:p>10,702259</text:p>
          </table:table-cell>
          <table:table-cell office:value-type="string">
            <text:p>28,036921</text:p>
          </table:table-cell>
          <table:table-cell office:value-type="string">
            <text:p>49,361599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56,331825</text:p>
          </table:table-cell>
          <table:table-cell office:value-type="string">
            <text:p>19,766277</text:p>
          </table:table-cell>
        </table:table-row>
        <table:table-row table:style-name="ro1">
          <table:table-cell office:value-type="string">
            <text:p>AFR26 <text:s text:c="5"/></text:p>
          </table:table-cell>
          <table:table-cell office:value-type="string">
            <text:p>208,948166</text:p>
          </table:table-cell>
          <table:table-cell office:value-type="string">
            <text:p>631,053711</text:p>
          </table:table-cell>
          <table:table-cell office:value-type="string">
            <text:p>1790,991455</text:p>
          </table:table-cell>
          <table:table-cell office:value-type="string">
            <text:p>425,973785</text:p>
          </table:table-cell>
          <table:table-cell office:value-type="string">
            <text:p>8637,646484</text:p>
          </table:table-cell>
          <table:table-cell office:value-type="string">
            <text:p>257,373535</text:p>
          </table:table-cell>
          <table:table-cell office:value-type="string">
            <text:p>14354,605469</text:p>
          </table:table-cell>
          <table:table-cell office:value-type="string">
            <text:p>347,928162</text:p>
          </table:table-cell>
          <table:table-cell office:value-type="string">
            <text:p>119,076462</text:p>
          </table:table-cell>
          <table:table-cell office:value-type="string">
            <text:p>26,645264</text:p>
          </table:table-cell>
          <table:table-cell office:value-type="string">
            <text:p>920,706848</text:p>
          </table:table-cell>
          <table:table-cell office:value-type="string">
            <text:p>33,379257</text:p>
          </table:table-cell>
          <table:table-cell office:value-type="string">
            <text:p>1622,944824</text:p>
          </table:table-cell>
          <table:table-cell office:value-type="string">
            <text:p>37,779690</text:p>
          </table:table-cell>
          <table:table-cell office:value-type="string">
            <text:p>3954,764404</text:p>
          </table:table-cell>
          <table:table-cell office:value-type="string">
            <text:p>59,870335</text:p>
          </table:table-cell>
          <table:table-cell office:value-type="string">
            <text:p>4057,729980</text:p>
          </table:table-cell>
          <table:table-cell office:value-type="string">
            <text:p>58,082886</text:p>
          </table:table-cell>
          <table:table-cell office:value-type="string">
            <text:p>580,661072</text:p>
          </table:table-cell>
          <table:table-cell office:value-type="string">
            <text:p>16,822294</text:p>
          </table:table-cell>
          <table:table-cell office:value-type="string">
            <text:p>8,700173</text:p>
          </table:table-cell>
          <table:table-cell office:value-type="string">
            <text:p>5,223042</text:p>
          </table:table-cell>
          <table:table-cell office:value-type="string">
            <text:p>15,888444</text:p>
          </table:table-cell>
          <table:table-cell office:value-type="string">
            <text:p>7,379088</text:p>
          </table:table-cell>
          <table:table-cell office:value-type="string">
            <text:p>102,107262</text:p>
          </table:table-cell>
          <table:table-cell office:value-type="string">
            <text:p>5,537080</text:p>
          </table:table-cell>
          <table:table-cell office:value-type="string">
            <text:p>3301,569824</text:p>
          </table:table-cell>
          <table:table-cell office:value-type="string">
            <text:p>87,938820</text:p>
          </table:table-cell>
          <table:table-cell office:value-type="string">
            <text:p>54,906540</text:p>
          </table:table-cell>
          <table:table-cell office:value-type="string">
            <text:p>8,11718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6,621330</text:p>
          </table:table-cell>
          <table:table-cell office:value-type="string">
            <text:p>18,464125</text:p>
          </table:table-cell>
          <table:table-cell office:value-type="string">
            <text:p>50,116398</text:p>
          </table:table-cell>
          <table:table-cell office:value-type="string">
            <text:p>9,346646</text:p>
          </table:table-cell>
          <table:table-cell office:value-type="string">
            <text:p>34,073982</text:p>
          </table:table-cell>
          <table:table-cell office:value-type="string">
            <text:p>10,140979</text:p>
          </table:table-cell>
          <table:table-cell office:value-type="string">
            <text:p>55,353271</text:p>
          </table:table-cell>
          <table:table-cell office:value-type="string">
            <text:p>10,455481</text:p>
          </table:table-cell>
          <table:table-cell office:value-type="string">
            <text:p>30,884136</text:p>
          </table:table-cell>
          <table:table-cell office:value-type="string">
            <text:p>10,962285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91,224228</text:p>
          </table:table-cell>
          <table:table-cell office:value-type="string">
            <text:p>20,558990</text:p>
          </table:table-cell>
        </table:table-row>
        <table:table-row table:style-name="ro1">
          <table:table-cell office:value-type="string">
            <text:p>AFR27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0160,997070</text:p>
          </table:table-cell>
          <table:table-cell office:value-type="string">
            <text:p>622,751160</text:p>
          </table:table-cell>
          <table:table-cell office:value-type="string">
            <text:p>23294,167969</text:p>
          </table:table-cell>
          <table:table-cell office:value-type="string">
            <text:p>551,769043</text:p>
          </table:table-cell>
          <table:table-cell office:value-type="string">
            <text:p>45996,406250</text:p>
          </table:table-cell>
          <table:table-cell office:value-type="string">
            <text:p>1040,481934</text:p>
          </table:table-cell>
          <table:table-cell office:value-type="string">
            <text:p>589,956055</text:p>
          </table:table-cell>
          <table:table-cell office:value-type="string">
            <text:p>39,081802</text:p>
          </table:table-cell>
          <table:table-cell office:value-type="string">
            <text:p>1805,102661</text:p>
          </table:table-cell>
          <table:table-cell office:value-type="string">
            <text:p>50,306828</text:p>
          </table:table-cell>
          <table:table-cell office:value-type="string">
            <text:p>5520,430664</text:p>
          </table:table-cell>
          <table:table-cell office:value-type="string">
            <text:p>102,371132</text:p>
          </table:table-cell>
          <table:table-cell office:value-type="string">
            <text:p>9947,697266</text:p>
          </table:table-cell>
          <table:table-cell office:value-type="string">
            <text:p>142,949203</text:p>
          </table:table-cell>
          <table:table-cell office:value-type="string">
            <text:p>20163,312500</text:p>
          </table:table-cell>
          <table:table-cell office:value-type="string">
            <text:p>267,105865</text:p>
          </table:table-cell>
          <table:table-cell office:value-type="string">
            <text:p>2102,297363</text:p>
          </table:table-cell>
          <table:table-cell office:value-type="string">
            <text:p>56,693619</text:p>
          </table:table-cell>
          <table:table-cell office:value-type="string">
            <text:p>22,707451</text:p>
          </table:table-cell>
          <table:table-cell office:value-type="string">
            <text:p>6,049426</text:p>
          </table:table-cell>
          <table:table-cell office:value-type="string">
            <text:p>34,028336</text:p>
          </table:table-cell>
          <table:table-cell office:value-type="string">
            <text:p>7,483882</text:p>
          </table:table-cell>
          <table:table-cell office:value-type="string">
            <text:p>227,429459</text:p>
          </table:table-cell>
          <table:table-cell office:value-type="string">
            <text:p>7,570302</text:p>
          </table:table-cell>
          <table:table-cell office:value-type="string">
            <text:p>11641,898438</text:p>
          </table:table-cell>
          <table:table-cell office:value-type="string">
            <text:p>304,094147</text:p>
          </table:table-cell>
          <table:table-cell office:value-type="string">
            <text:p>43,226227</text:p>
          </table:table-cell>
          <table:table-cell office:value-type="string">
            <text:p>7,919469</text:p>
          </table:table-cell>
          <table:table-cell office:value-type="string">
            <text:p>1,342863</text:p>
          </table:table-cell>
          <table:table-cell office:value-type="string">
            <text:p>14,688076</text:p>
          </table:table-cell>
          <table:table-cell office:value-type="string">
            <text:p>333,329224</text:p>
          </table:table-cell>
          <table:table-cell office:value-type="string">
            <text:p>19,742506</text:p>
          </table:table-cell>
          <table:table-cell office:value-type="string">
            <text:p>60,499928</text:p>
          </table:table-cell>
          <table:table-cell office:value-type="string">
            <text:p>9,008944</text:p>
          </table:table-cell>
          <table:table-cell office:value-type="string">
            <text:p>58,500366</text:p>
          </table:table-cell>
          <table:table-cell office:value-type="string">
            <text:p>9,828197</text:p>
          </table:table-cell>
          <table:table-cell office:value-type="string">
            <text:p>148,583771</text:p>
          </table:table-cell>
          <table:table-cell office:value-type="string">
            <text:p>10,548920</text:p>
          </table:table-cell>
          <table:table-cell office:value-type="string">
            <text:p>77,760857</text:p>
          </table:table-cell>
          <table:table-cell office:value-type="string">
            <text:p>10,847827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85,894493</text:p>
          </table:table-cell>
          <table:table-cell office:value-type="string">
            <text:p>20,026840</text:p>
          </table:table-cell>
        </table:table-row>
        <table:table-row table:style-name="ro1">
          <table:table-cell office:value-type="string">
            <text:p>AFR28 <text:s text:c="5"/></text:p>
          </table:table-cell>
          <table:table-cell office:value-type="string">
            <text:p>363,801331</text:p>
          </table:table-cell>
          <table:table-cell office:value-type="string">
            <text:p>667,860779</text:p>
          </table:table-cell>
          <table:table-cell office:value-type="string">
            <text:p>2913,938477</text:p>
          </table:table-cell>
          <table:table-cell office:value-type="string">
            <text:p>449,694824</text:p>
          </table:table-cell>
          <table:table-cell office:value-type="string">
            <text:p>20134,138672</text:p>
          </table:table-cell>
          <table:table-cell office:value-type="string">
            <text:p>504,833710</text:p>
          </table:table-cell>
          <table:table-cell office:value-type="string">
            <text:p>32426,656250</text:p>
          </table:table-cell>
          <table:table-cell office:value-type="string">
            <text:p>741,642151</text:p>
          </table:table-cell>
          <table:table-cell office:value-type="string">
            <text:p>157,663269</text:p>
          </table:table-cell>
          <table:table-cell office:value-type="string">
            <text:p>28,828169</text:p>
          </table:table-cell>
          <table:table-cell office:value-type="string">
            <text:p>1124,125488</text:p>
          </table:table-cell>
          <table:table-cell office:value-type="string">
            <text:p>36,665062</text:p>
          </table:table-cell>
          <table:table-cell office:value-type="string">
            <text:p>1679,119141</text:p>
          </table:table-cell>
          <table:table-cell office:value-type="string">
            <text:p>38,747616</text:p>
          </table:table-cell>
          <table:table-cell office:value-type="string">
            <text:p>3805,943359</text:p>
          </table:table-cell>
          <table:table-cell office:value-type="string">
            <text:p>57,767315</text:p>
          </table:table-cell>
          <table:table-cell office:value-type="string">
            <text:p>6747,929688</text:p>
          </table:table-cell>
          <table:table-cell office:value-type="string">
            <text:p>92,436775</text:p>
          </table:table-cell>
          <table:table-cell office:value-type="string">
            <text:p>1355,201172</text:p>
          </table:table-cell>
          <table:table-cell office:value-type="string">
            <text:p>37,025761</text:p>
          </table:table-cell>
          <table:table-cell office:value-type="string">
            <text:p>25,375504</text:p>
          </table:table-cell>
          <table:table-cell office:value-type="string">
            <text:p>5,909250</text:p>
          </table:table-cell>
          <table:table-cell office:value-type="string">
            <text:p>19,976650</text:p>
          </table:table-cell>
          <table:table-cell office:value-type="string">
            <text:p>7,588560</text:p>
          </table:table-cell>
          <table:table-cell office:value-type="string">
            <text:p>174,806091</text:p>
          </table:table-cell>
          <table:table-cell office:value-type="string">
            <text:p>6,851487</text:p>
          </table:table-cell>
          <table:table-cell office:value-type="string">
            <text:p>9761,982422</text:p>
          </table:table-cell>
          <table:table-cell office:value-type="string">
            <text:p>255,331589</text:p>
          </table:table-cell>
          <table:table-cell office:value-type="string">
            <text:p>47,355080</text:p>
          </table:table-cell>
          <table:table-cell office:value-type="string">
            <text:p>8,48806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42,810303</text:p>
          </table:table-cell>
          <table:table-cell office:value-type="string">
            <text:p>18,827093</text:p>
          </table:table-cell>
          <table:table-cell office:value-type="string">
            <text:p>63,848083</text:p>
          </table:table-cell>
          <table:table-cell office:value-type="string">
            <text:p>9,794611</text:p>
          </table:table-cell>
          <table:table-cell office:value-type="string">
            <text:p>34,026688</text:p>
          </table:table-cell>
          <table:table-cell office:value-type="string">
            <text:p>10,518526</text:p>
          </table:table-cell>
          <table:table-cell office:value-type="string">
            <text:p>73,954369</text:p>
          </table:table-cell>
          <table:table-cell office:value-type="string">
            <text:p>10,944359</text:p>
          </table:table-cell>
          <table:table-cell office:value-type="string">
            <text:p>33,581680</text:p>
          </table:table-cell>
          <table:table-cell office:value-type="string">
            <text:p>11,489697</text:p>
          </table:table-cell>
          <table:table-cell office:value-type="string">
            <text:p>35,706383</text:p>
          </table:table-cell>
          <table:table-cell office:value-type="string">
            <text:p>37,31365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93,080124</text:p>
          </table:table-cell>
          <table:table-cell office:value-type="string">
            <text:p>21,510241</text:p>
          </table:table-cell>
        </table:table-row>
        <table:table-row table:style-name="ro1">
          <table:table-cell office:value-type="string">
            <text:p>AFR29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825,183350</text:p>
          </table:table-cell>
          <table:table-cell office:value-type="string">
            <text:p>468,663666</text:p>
          </table:table-cell>
          <table:table-cell office:value-type="string">
            <text:p>19048,792969</text:p>
          </table:table-cell>
          <table:table-cell office:value-type="string">
            <text:p>481,100708</text:p>
          </table:table-cell>
          <table:table-cell office:value-type="string">
            <text:p>44543,496094</text:p>
          </table:table-cell>
          <table:table-cell office:value-type="string">
            <text:p>1007,522705</text:p>
          </table:table-cell>
          <table:table-cell office:value-type="string">
            <text:p>251,115662</text:p>
          </table:table-cell>
          <table:table-cell office:value-type="string">
            <text:p>35,958466</text:p>
          </table:table-cell>
          <table:table-cell office:value-type="string">
            <text:p>1941,792114</text:p>
          </table:table-cell>
          <table:table-cell office:value-type="string">
            <text:p>53,085503</text:p>
          </table:table-cell>
          <table:table-cell office:value-type="string">
            <text:p>10611,492188</text:p>
          </table:table-cell>
          <table:table-cell office:value-type="string">
            <text:p>188,362671</text:p>
          </table:table-cell>
          <table:table-cell office:value-type="string">
            <text:p>11469,596680</text:p>
          </table:table-cell>
          <table:table-cell office:value-type="string">
            <text:p>164,104019</text:p>
          </table:table-cell>
          <table:table-cell office:value-type="string">
            <text:p>18234,912109</text:p>
          </table:table-cell>
          <table:table-cell office:value-type="string">
            <text:p>242,027435</text:p>
          </table:table-cell>
          <table:table-cell office:value-type="string">
            <text:p>1993,968018</text:p>
          </table:table-cell>
          <table:table-cell office:value-type="string">
            <text:p>53,835304</text:p>
          </table:table-cell>
          <table:table-cell office:value-type="string">
            <text:p>24,447485</text:p>
          </table:table-cell>
          <table:table-cell office:value-type="string">
            <text:p>5,907664</text:p>
          </table:table-cell>
          <table:table-cell office:value-type="string">
            <text:p>27,100410</text:p>
          </table:table-cell>
          <table:table-cell office:value-type="string">
            <text:p>7,419060</text:p>
          </table:table-cell>
          <table:table-cell office:value-type="string">
            <text:p>213,248474</text:p>
          </table:table-cell>
          <table:table-cell office:value-type="string">
            <text:p>7,286984</text:p>
          </table:table-cell>
          <table:table-cell office:value-type="string">
            <text:p>11366,291992</text:p>
          </table:table-cell>
          <table:table-cell office:value-type="string">
            <text:p>296,941620</text:p>
          </table:table-cell>
          <table:table-cell office:value-type="string">
            <text:p>40,473652</text:p>
          </table:table-cell>
          <table:table-cell office:value-type="string">
            <text:p>7,98403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53,251389</text:p>
          </table:table-cell>
          <table:table-cell office:value-type="string">
            <text:p>19,255592</text:p>
          </table:table-cell>
          <table:table-cell office:value-type="string">
            <text:p>74,189224</text:p>
          </table:table-cell>
          <table:table-cell office:value-type="string">
            <text:p>9,461559</text:p>
          </table:table-cell>
          <table:table-cell office:value-type="string">
            <text:p>88,720039</text:p>
          </table:table-cell>
          <table:table-cell office:value-type="string">
            <text:p>10,328435</text:p>
          </table:table-cell>
          <table:table-cell office:value-type="string">
            <text:p>134,357941</text:p>
          </table:table-cell>
          <table:table-cell office:value-type="string">
            <text:p>10,792609</text:p>
          </table:table-cell>
          <table:table-cell office:value-type="string">
            <text:p>89,074036</text:p>
          </table:table-cell>
          <table:table-cell office:value-type="string">
            <text:p>11,372398</text:p>
          </table:table-cell>
          <table:table-cell office:value-type="string">
            <text:p>14,705135</text:p>
          </table:table-cell>
          <table:table-cell office:value-type="string">
            <text:p>48,752148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19,205376</text:p>
          </table:table-cell>
          <table:table-cell office:value-type="string">
            <text:p>20,910334</text:p>
          </table:table-cell>
        </table:table-row>
        <table:table-row table:style-name="ro1">
          <table:table-cell office:value-type="string">
            <text:p>AFR30 <text:s text:c="5"/></text:p>
          </table:table-cell>
          <table:table-cell office:value-type="string">
            <text:p>96,039993</text:p>
          </table:table-cell>
          <table:table-cell office:value-type="string">
            <text:p>479,385498</text:p>
          </table:table-cell>
          <table:table-cell office:value-type="string">
            <text:p>5757,965332</text:p>
          </table:table-cell>
          <table:table-cell office:value-type="string">
            <text:p>512,015381</text:p>
          </table:table-cell>
          <table:table-cell office:value-type="string">
            <text:p>21211,541016</text:p>
          </table:table-cell>
          <table:table-cell office:value-type="string">
            <text:p>818,315735</text:p>
          </table:table-cell>
          <table:table-cell office:value-type="string">
            <text:p>37316,839844</text:p>
          </table:table-cell>
          <table:table-cell office:value-type="string">
            <text:p>849,514343</text:p>
          </table:table-cell>
          <table:table-cell office:value-type="string">
            <text:p>572,471375</text:p>
          </table:table-cell>
          <table:table-cell office:value-type="string">
            <text:p>39,254665</text:p>
          </table:table-cell>
          <table:table-cell office:value-type="string">
            <text:p>2164,221924</text:p>
          </table:table-cell>
          <table:table-cell office:value-type="string">
            <text:p>56,934959</text:p>
          </table:table-cell>
          <table:table-cell office:value-type="string">
            <text:p>11658,129883</text:p>
          </table:table-cell>
          <table:table-cell office:value-type="string">
            <text:p>206,150848</text:p>
          </table:table-cell>
          <table:table-cell office:value-type="string">
            <text:p>16637,759766</text:p>
          </table:table-cell>
          <table:table-cell office:value-type="string">
            <text:p>236,139877</text:p>
          </table:table-cell>
          <table:table-cell office:value-type="string">
            <text:p>19460,505859</text:p>
          </table:table-cell>
          <table:table-cell office:value-type="string">
            <text:p>258,097931</text:p>
          </table:table-cell>
          <table:table-cell office:value-type="string">
            <text:p>1834,330566</text:p>
          </table:table-cell>
          <table:table-cell office:value-type="string">
            <text:p>49,581093</text:p>
          </table:table-cell>
          <table:table-cell office:value-type="string">
            <text:p>12,760253</text:p>
          </table:table-cell>
          <table:table-cell office:value-type="string">
            <text:p>5,516097</text:p>
          </table:table-cell>
          <table:table-cell office:value-type="string">
            <text:p>33,416321</text:p>
          </table:table-cell>
          <table:table-cell office:value-type="string">
            <text:p>7,258272</text:p>
          </table:table-cell>
          <table:table-cell office:value-type="string">
            <text:p>265,337921</text:p>
          </table:table-cell>
          <table:table-cell office:value-type="string">
            <text:p>8,076276</text:p>
          </table:table-cell>
          <table:table-cell office:value-type="string">
            <text:p>10426,496094</text:p>
          </table:table-cell>
          <table:table-cell office:value-type="string">
            <text:p>272,533386</text:p>
          </table:table-cell>
          <table:table-cell office:value-type="string">
            <text:p>30,115297</text:p>
          </table:table-cell>
          <table:table-cell office:value-type="string">
            <text:p>7,22125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48,409027</text:p>
          </table:table-cell>
          <table:table-cell office:value-type="string">
            <text:p>18,910187</text:p>
          </table:table-cell>
          <table:table-cell office:value-type="string">
            <text:p>158,995071</text:p>
          </table:table-cell>
          <table:table-cell office:value-type="string">
            <text:p>9,069294</text:p>
          </table:table-cell>
          <table:table-cell office:value-type="string">
            <text:p>106,832932</text:p>
          </table:table-cell>
          <table:table-cell office:value-type="string">
            <text:p>9,532775</text:p>
          </table:table-cell>
          <table:table-cell office:value-type="string">
            <text:p>148,633774</text:p>
          </table:table-cell>
          <table:table-cell office:value-type="string">
            <text:p>10,021051</text:p>
          </table:table-cell>
          <table:table-cell office:value-type="string">
            <text:p>53,015011</text:p>
          </table:table-cell>
          <table:table-cell office:value-type="string">
            <text:p>10,129816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107,165863</text:p>
          </table:table-cell>
          <table:table-cell office:value-type="string">
            <text:p>18,894527</text:p>
          </table:table-cell>
        </table:table-row>
        <table:table-row table:style-name="ro1">
          <table:table-cell office:value-type="string">
            <text:p>AFR31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789,375488</text:p>
          </table:table-cell>
          <table:table-cell office:value-type="string">
            <text:p>471,891998</text:p>
          </table:table-cell>
          <table:table-cell office:value-type="string">
            <text:p>22201,833984</text:p>
          </table:table-cell>
          <table:table-cell office:value-type="string">
            <text:p>539,874512</text:p>
          </table:table-cell>
          <table:table-cell office:value-type="string">
            <text:p>35069,210938</text:p>
          </table:table-cell>
          <table:table-cell office:value-type="string">
            <text:p>799,951294</text:p>
          </table:table-cell>
          <table:table-cell office:value-type="string">
            <text:p>336,428711</text:p>
          </table:table-cell>
          <table:table-cell office:value-type="string">
            <text:p>31,544956</text:p>
          </table:table-cell>
          <table:table-cell office:value-type="string">
            <text:p>1380,965210</text:p>
          </table:table-cell>
          <table:table-cell office:value-type="string">
            <text:p>41,198891</text:p>
          </table:table-cell>
          <table:table-cell office:value-type="string">
            <text:p>3860,036621</text:p>
          </table:table-cell>
          <table:table-cell office:value-type="string">
            <text:p>74,300720</text:p>
          </table:table-cell>
          <table:table-cell office:value-type="string">
            <text:p>6268,956055</text:p>
          </table:table-cell>
          <table:table-cell office:value-type="string">
            <text:p>91,713493</text:p>
          </table:table-cell>
          <table:table-cell office:value-type="string">
            <text:p>10893,320313</text:p>
          </table:table-cell>
          <table:table-cell office:value-type="string">
            <text:p>146,270752</text:p>
          </table:table-cell>
          <table:table-cell office:value-type="string">
            <text:p>1547,995605</text:p>
          </table:table-cell>
          <table:table-cell office:value-type="string">
            <text:p>42,024746</text:p>
          </table:table-cell>
          <table:table-cell office:value-type="string">
            <text:p>26,448523</text:p>
          </table:table-cell>
          <table:table-cell office:value-type="string">
            <text:p>5,478059</text:p>
          </table:table-cell>
          <table:table-cell office:value-type="string">
            <text:p>28,177546</text:p>
          </table:table-cell>
          <table:table-cell office:value-type="string">
            <text:p>7,272580</text:p>
          </table:table-cell>
          <table:table-cell office:value-type="string">
            <text:p>226,361603</text:p>
          </table:table-cell>
          <table:table-cell office:value-type="string">
            <text:p>7,331064</text:p>
          </table:table-cell>
          <table:table-cell office:value-type="string">
            <text:p>9819,385742</text:p>
          </table:table-cell>
          <table:table-cell office:value-type="string">
            <text:p>256,784729</text:p>
          </table:table-cell>
          <table:table-cell office:value-type="string">
            <text:p>40,799614</text:p>
          </table:table-cell>
          <table:table-cell office:value-type="string">
            <text:p>7,37360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66,609482</text:p>
          </table:table-cell>
          <table:table-cell office:value-type="string">
            <text:p>18,479765</text:p>
          </table:table-cell>
          <table:table-cell office:value-type="string">
            <text:p>57,872257</text:p>
          </table:table-cell>
          <table:table-cell office:value-type="string">
            <text:p>8,435290</text:p>
          </table:table-cell>
          <table:table-cell office:value-type="string">
            <text:p>42,231873</text:p>
          </table:table-cell>
          <table:table-cell office:value-type="string">
            <text:p>9,138648</text:p>
          </table:table-cell>
          <table:table-cell office:value-type="string">
            <text:p>94,605583</text:p>
          </table:table-cell>
          <table:table-cell office:value-type="string">
            <text:p>9,552152</text:p>
          </table:table-cell>
          <table:table-cell office:value-type="string">
            <text:p>54,473892</text:p>
          </table:table-cell>
          <table:table-cell office:value-type="string">
            <text:p>9,972712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106,499641</text:p>
          </table:table-cell>
          <table:table-cell office:value-type="string">
            <text:p>18,609415</text:p>
          </table:table-cell>
        </table:table-row>
        <table:table-row table:style-name="ro1">
          <table:table-cell office:value-type="string">
            <text:p>AFR3 <text:s text:c="6"/></text:p>
          </table:table-cell>
          <table:table-cell office:value-type="string">
            <text:p>1237,649414</text:p>
          </table:table-cell>
          <table:table-cell office:value-type="string">
            <text:p>549,427063</text:p>
          </table:table-cell>
          <table:table-cell office:value-type="string">
            <text:p>2555,058594</text:p>
          </table:table-cell>
          <table:table-cell office:value-type="string">
            <text:p>408,588440</text:p>
          </table:table-cell>
          <table:table-cell office:value-type="string">
            <text:p>7856,723145</text:p>
          </table:table-cell>
          <table:table-cell office:value-type="string">
            <text:p>235,759811</text:p>
          </table:table-cell>
          <table:table-cell office:value-type="string">
            <text:p>14237,051758</text:p>
          </table:table-cell>
          <table:table-cell office:value-type="string">
            <text:p>343,185242</text:p>
          </table:table-cell>
          <table:table-cell office:value-type="string">
            <text:p>97,371384</text:p>
          </table:table-cell>
          <table:table-cell office:value-type="string">
            <text:p>25,704981</text:p>
          </table:table-cell>
          <table:table-cell office:value-type="string">
            <text:p>1833,239014</text:p>
          </table:table-cell>
          <table:table-cell office:value-type="string">
            <text:p>47,499058</text:p>
          </table:table-cell>
          <table:table-cell office:value-type="string">
            <text:p>3447,831299</text:p>
          </table:table-cell>
          <table:table-cell office:value-type="string">
            <text:p>67,195496</text:p>
          </table:table-cell>
          <table:table-cell office:value-type="string">
            <text:p>4898,364746</text:p>
          </table:table-cell>
          <table:table-cell office:value-type="string">
            <text:p>72,623550</text:p>
          </table:table-cell>
          <table:table-cell office:value-type="string">
            <text:p>5908,138672</text:p>
          </table:table-cell>
          <table:table-cell office:value-type="string">
            <text:p>81,641830</text:p>
          </table:table-cell>
          <table:table-cell office:value-type="string">
            <text:p>475,839020</text:p>
          </table:table-cell>
          <table:table-cell office:value-type="string">
            <text:p>13,870490</text:p>
          </table:table-cell>
          <table:table-cell office:value-type="string">
            <text:p>16,414326</text:p>
          </table:table-cell>
          <table:table-cell office:value-type="string">
            <text:p>4,275879</text:p>
          </table:table-cell>
          <table:table-cell office:value-type="string">
            <text:p>12,852890</text:p>
          </table:table-cell>
          <table:table-cell office:value-type="string">
            <text:p>6,861453</text:p>
          </table:table-cell>
          <table:table-cell office:value-type="string">
            <text:p>109,304527</text:p>
          </table:table-cell>
          <table:table-cell office:value-type="string">
            <text:p>4,819087</text:p>
          </table:table-cell>
          <table:table-cell office:value-type="string">
            <text:p>3662,424561</text:p>
          </table:table-cell>
          <table:table-cell office:value-type="string">
            <text:p>97,129852</text:p>
          </table:table-cell>
          <table:table-cell office:value-type="string">
            <text:p>33,411137</text:p>
          </table:table-cell>
          <table:table-cell office:value-type="string">
            <text:p>6,29283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8,384850</text:p>
          </table:table-cell>
          <table:table-cell office:value-type="string">
            <text:p>17,671446</text:p>
          </table:table-cell>
          <table:table-cell office:value-type="string">
            <text:p>68,276978</text:p>
          </table:table-cell>
          <table:table-cell office:value-type="string">
            <text:p>7,413944</text:p>
          </table:table-cell>
          <table:table-cell office:value-type="string">
            <text:p>39,370697</text:p>
          </table:table-cell>
          <table:table-cell office:value-type="string">
            <text:p>7,956293</text:p>
          </table:table-cell>
          <table:table-cell office:value-type="string">
            <text:p>56,203320</text:p>
          </table:table-cell>
          <table:table-cell office:value-type="string">
            <text:p>8,371252</text:p>
          </table:table-cell>
          <table:table-cell office:value-type="string">
            <text:p>17,809301</text:p>
          </table:table-cell>
          <table:table-cell office:value-type="string">
            <text:p>8,630179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53,440174</text:p>
          </table:table-cell>
          <table:table-cell office:value-type="string">
            <text:p>16,031687</text:p>
          </table:table-cell>
        </table:table-row>
        <table:table-row table:style-name="ro1">
          <table:table-cell office:value-type="string">
            <text:p>AFR32 <text:s text:c="5"/></text:p>
          </table:table-cell>
          <table:table-cell office:value-type="string">
            <text:p>492,677673</text:p>
          </table:table-cell>
          <table:table-cell office:value-type="string">
            <text:p>348,363098</text:p>
          </table:table-cell>
          <table:table-cell office:value-type="string">
            <text:p>301,447021</text:p>
          </table:table-cell>
          <table:table-cell office:value-type="string">
            <text:p>369,551605</text:p>
          </table:table-cell>
          <table:table-cell office:value-type="string">
            <text:p>331,132080</text:p>
          </table:table-cell>
          <table:table-cell office:value-type="string">
            <text:p>43,899071</text:p>
          </table:table-cell>
          <table:table-cell office:value-type="string">
            <text:p>133,156799</text:p>
          </table:table-cell>
          <table:table-cell office:value-type="string">
            <text:p>47,93523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8,022171</text:p>
          </table:table-cell>
          <table:table-cell office:value-type="string">
            <text:p>11,429935</text:p>
          </table:table-cell>
          <table:table-cell office:value-type="string">
            <text:p>52,013294</text:p>
          </table:table-cell>
          <table:table-cell office:value-type="string">
            <text:p>8,369166</text:p>
          </table:table-cell>
          <table:table-cell office:value-type="string">
            <text:p>10,433661</text:p>
          </table:table-cell>
          <table:table-cell office:value-type="string">
            <text:p>7,777709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,221067</text:p>
          </table:table-cell>
          <table:table-cell office:value-type="string">
            <text:p>6,753020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6,364163</text:p>
          </table:table-cell>
          <table:table-cell office:value-type="string">
            <text:p>17,563723</text:p>
          </table:table-cell>
          <table:table-cell table:number-columns-repeated="14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FR33 <text:s text:c="5"/></text:p>
          </table:table-cell>
          <table:table-cell office:value-type="string">
            <text:p>100,352249</text:p>
          </table:table-cell>
          <table:table-cell office:value-type="string">
            <text:p>603,772705</text:p>
          </table:table-cell>
          <table:table-cell office:value-type="string">
            <text:p>3627,722900</text:p>
          </table:table-cell>
          <table:table-cell office:value-type="string">
            <text:p>444,264771</text:p>
          </table:table-cell>
          <table:table-cell office:value-type="string">
            <text:p>20663,867188</text:p>
          </table:table-cell>
          <table:table-cell office:value-type="string">
            <text:p>513,583679</text:p>
          </table:table-cell>
          <table:table-cell office:value-type="string">
            <text:p>33508,207031</text:p>
          </table:table-cell>
          <table:table-cell office:value-type="string">
            <text:p>766,227051</text:p>
          </table:table-cell>
          <table:table-cell office:value-type="string">
            <text:p>212,909790</text:p>
          </table:table-cell>
          <table:table-cell office:value-type="string">
            <text:p>28,953852</text:p>
          </table:table-cell>
          <table:table-cell office:value-type="string">
            <text:p>1320,083984</text:p>
          </table:table-cell>
          <table:table-cell office:value-type="string">
            <text:p>39,404835</text:p>
          </table:table-cell>
          <table:table-cell office:value-type="string">
            <text:p>1211,037109</text:p>
          </table:table-cell>
          <table:table-cell office:value-type="string">
            <text:p>31,182295</text:p>
          </table:table-cell>
          <table:table-cell office:value-type="string">
            <text:p>5790,791992</text:p>
          </table:table-cell>
          <table:table-cell office:value-type="string">
            <text:p>85,108765</text:p>
          </table:table-cell>
          <table:table-cell office:value-type="string">
            <text:p>6595,192871</text:p>
          </table:table-cell>
          <table:table-cell office:value-type="string">
            <text:p>90,685310</text:p>
          </table:table-cell>
          <table:table-cell office:value-type="string">
            <text:p>1269,773682</text:p>
          </table:table-cell>
          <table:table-cell office:value-type="string">
            <text:p>34,702209</text:p>
          </table:table-cell>
          <table:table-cell office:value-type="string">
            <text:p>12,486227</text:p>
          </table:table-cell>
          <table:table-cell office:value-type="string">
            <text:p>5,307536</text:p>
          </table:table-cell>
          <table:table-cell office:value-type="string">
            <text:p>25,003471</text:p>
          </table:table-cell>
          <table:table-cell office:value-type="string">
            <text:p>7,291111</text:p>
          </table:table-cell>
          <table:table-cell office:value-type="string">
            <text:p>194,806580</text:p>
          </table:table-cell>
          <table:table-cell office:value-type="string">
            <text:p>6,748597</text:p>
          </table:table-cell>
          <table:table-cell office:value-type="string">
            <text:p>8154,568359</text:p>
          </table:table-cell>
          <table:table-cell office:value-type="string">
            <text:p>213,595505</text:p>
          </table:table-cell>
          <table:table-cell office:value-type="string">
            <text:p>36,994362</text:p>
          </table:table-cell>
          <table:table-cell office:value-type="string">
            <text:p>7,28394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25,919632</text:p>
          </table:table-cell>
          <table:table-cell office:value-type="string">
            <text:p>18,281734</text:p>
          </table:table-cell>
          <table:table-cell office:value-type="string">
            <text:p>67,634293</text:p>
          </table:table-cell>
          <table:table-cell office:value-type="string">
            <text:p>8,408387</text:p>
          </table:table-cell>
          <table:table-cell office:value-type="string">
            <text:p>44,809860</text:p>
          </table:table-cell>
          <table:table-cell office:value-type="string">
            <text:p>9,063033</text:p>
          </table:table-cell>
          <table:table-cell office:value-type="string">
            <text:p>72,653534</text:p>
          </table:table-cell>
          <table:table-cell office:value-type="string">
            <text:p>9,421049</text:p>
          </table:table-cell>
          <table:table-cell office:value-type="string">
            <text:p>49,165161</text:p>
          </table:table-cell>
          <table:table-cell office:value-type="string">
            <text:p>9,913468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74,443573</text:p>
          </table:table-cell>
          <table:table-cell office:value-type="string">
            <text:p>18,515905</text:p>
          </table:table-cell>
        </table:table-row>
        <table:table-row table:style-name="ro1">
          <table:table-cell office:value-type="string">
            <text:p>AFR34 <text:s text:c="5"/></text:p>
          </table:table-cell>
          <table:table-cell office:value-type="string">
            <text:p>675,941223</text:p>
          </table:table-cell>
          <table:table-cell office:value-type="string">
            <text:p>516,155334</text:p>
          </table:table-cell>
          <table:table-cell office:value-type="string">
            <text:p>1926,054077</text:p>
          </table:table-cell>
          <table:table-cell office:value-type="string">
            <text:p>387,747711</text:p>
          </table:table-cell>
          <table:table-cell office:value-type="string">
            <text:p>12247,977539</text:p>
          </table:table-cell>
          <table:table-cell office:value-type="string">
            <text:p>331,914917</text:p>
          </table:table-cell>
          <table:table-cell office:value-type="string">
            <text:p>21191,218750</text:p>
          </table:table-cell>
          <table:table-cell office:value-type="string">
            <text:p>493,929169</text:p>
          </table:table-cell>
          <table:table-cell office:value-type="string">
            <text:p>51,851017</text:p>
          </table:table-cell>
          <table:table-cell office:value-type="string">
            <text:p>21,431118</text:p>
          </table:table-cell>
          <table:table-cell office:value-type="string">
            <text:p>782,496216</text:p>
          </table:table-cell>
          <table:table-cell office:value-type="string">
            <text:p>27,945030</text:p>
          </table:table-cell>
          <table:table-cell office:value-type="string">
            <text:p>449,134796</text:p>
          </table:table-cell>
          <table:table-cell office:value-type="string">
            <text:p>18,200626</text:p>
          </table:table-cell>
          <table:table-cell office:value-type="string">
            <text:p>4274,794434</text:p>
          </table:table-cell>
          <table:table-cell office:value-type="string">
            <text:p>63,924091</text:p>
          </table:table-cell>
          <table:table-cell office:value-type="string">
            <text:p>2504,385010</text:p>
          </table:table-cell>
          <table:table-cell office:value-type="string">
            <text:p>37,995605</text:p>
          </table:table-cell>
          <table:table-cell office:value-type="string">
            <text:p>711,552917</text:p>
          </table:table-cell>
          <table:table-cell office:value-type="string">
            <text:p>19,990118</text:p>
          </table:table-cell>
          <table:table-cell office:value-type="string">
            <text:p>13,659270</text:p>
          </table:table-cell>
          <table:table-cell office:value-type="string">
            <text:p>4,532443</text:p>
          </table:table-cell>
          <table:table-cell office:value-type="string">
            <text:p>3,574865</text:p>
          </table:table-cell>
          <table:table-cell office:value-type="string">
            <text:p>6,900966</text:p>
          </table:table-cell>
          <table:table-cell office:value-type="string">
            <text:p>101,872337</text:p>
          </table:table-cell>
          <table:table-cell office:value-type="string">
            <text:p>4,799629</text:p>
          </table:table-cell>
          <table:table-cell office:value-type="string">
            <text:p>4809,234375</text:p>
          </table:table-cell>
          <table:table-cell office:value-type="string">
            <text:p>126,826653</text:p>
          </table:table-cell>
          <table:table-cell office:value-type="string">
            <text:p>32,976521</text:p>
          </table:table-cell>
          <table:table-cell office:value-type="string">
            <text:p>6,41755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7,911057</text:p>
          </table:table-cell>
          <table:table-cell office:value-type="string">
            <text:p>17,690666</text:p>
          </table:table-cell>
          <table:table-cell office:value-type="string">
            <text:p>27,505745</text:p>
          </table:table-cell>
          <table:table-cell office:value-type="string">
            <text:p>7,348822</text:p>
          </table:table-cell>
          <table:table-cell office:value-type="string">
            <text:p>35,161697</text:p>
          </table:table-cell>
          <table:table-cell office:value-type="string">
            <text:p>7,972814</text:p>
          </table:table-cell>
          <table:table-cell office:value-type="string">
            <text:p>36,327145</text:p>
          </table:table-cell>
          <table:table-cell office:value-type="string">
            <text:p>8,180660</text:p>
          </table:table-cell>
          <table:table-cell office:value-type="string">
            <text:p>38,618931</text:p>
          </table:table-cell>
          <table:table-cell office:value-type="string">
            <text:p>8,629223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41,448257</text:p>
          </table:table-cell>
          <table:table-cell office:value-type="string">
            <text:p>16,204830</text:p>
          </table:table-cell>
        </table:table-row>
        <table:table-row table:style-name="ro1">
          <table:table-cell office:value-type="string">
            <text:p>AFR35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1685,271484</text:p>
          </table:table-cell>
          <table:table-cell office:value-type="string">
            <text:p>687,780945</text:p>
          </table:table-cell>
          <table:table-cell office:value-type="string">
            <text:p>31326,441406</text:p>
          </table:table-cell>
          <table:table-cell office:value-type="string">
            <text:p>1101,963867</text:p>
          </table:table-cell>
          <table:table-cell office:value-type="string">
            <text:p>50662,859375</text:p>
          </table:table-cell>
          <table:table-cell office:value-type="string">
            <text:p>1144,967529</text:p>
          </table:table-cell>
          <table:table-cell office:value-type="string">
            <text:p>621,609253</text:p>
          </table:table-cell>
          <table:table-cell office:value-type="string">
            <text:p>46,474590</text:p>
          </table:table-cell>
          <table:table-cell office:value-type="string">
            <text:p>3634,729492</text:p>
          </table:table-cell>
          <table:table-cell office:value-type="string">
            <text:p>84,690651</text:p>
          </table:table-cell>
          <table:table-cell office:value-type="string">
            <text:p>14912,601563</text:p>
          </table:table-cell>
          <table:table-cell office:value-type="string">
            <text:p>261,790009</text:p>
          </table:table-cell>
          <table:table-cell office:value-type="string">
            <text:p>22479,595703</text:p>
          </table:table-cell>
          <table:table-cell office:value-type="string">
            <text:p>317,759735</text:p>
          </table:table-cell>
          <table:table-cell office:value-type="string">
            <text:p>39531,343750</text:p>
          </table:table-cell>
          <table:table-cell office:value-type="string">
            <text:p>520,067566</text:p>
          </table:table-cell>
          <table:table-cell office:value-type="string">
            <text:p>2541,978516</text:p>
          </table:table-cell>
          <table:table-cell office:value-type="string">
            <text:p>68,334557</text:p>
          </table:table-cell>
          <table:table-cell office:value-type="string">
            <text:p>10,585210</text:p>
          </table:table-cell>
          <table:table-cell office:value-type="string">
            <text:p>6,267750</text:p>
          </table:table-cell>
          <table:table-cell office:value-type="string">
            <text:p>25,166471</text:p>
          </table:table-cell>
          <table:table-cell office:value-type="string">
            <text:p>7,521807</text:p>
          </table:table-cell>
          <table:table-cell office:value-type="string">
            <text:p>286,502594</text:p>
          </table:table-cell>
          <table:table-cell office:value-type="string">
            <text:p>8,736170</text:p>
          </table:table-cell>
          <table:table-cell office:value-type="string">
            <text:p>10885,807617</text:p>
          </table:table-cell>
          <table:table-cell office:value-type="string">
            <text:p>284,471588</text:p>
          </table:table-cell>
          <table:table-cell office:value-type="string">
            <text:p>43,588406</text:p>
          </table:table-cell>
          <table:table-cell office:value-type="string">
            <text:p>8,064251</text:p>
          </table:table-cell>
          <table:table-cell office:value-type="string">
            <text:p>10,736435</text:p>
          </table:table-cell>
          <table:table-cell office:value-type="string">
            <text:p>14,853553</text:p>
          </table:table-cell>
          <table:table-cell office:value-type="string">
            <text:p>353,523499</text:p>
          </table:table-cell>
          <table:table-cell office:value-type="string">
            <text:p>19,996185</text:p>
          </table:table-cell>
          <table:table-cell office:value-type="string">
            <text:p>134,901062</text:p>
          </table:table-cell>
          <table:table-cell office:value-type="string">
            <text:p>9,800654</text:p>
          </table:table-cell>
          <table:table-cell office:value-type="string">
            <text:p>123,668915</text:p>
          </table:table-cell>
          <table:table-cell office:value-type="string">
            <text:p>10,594302</text:p>
          </table:table-cell>
          <table:table-cell office:value-type="string">
            <text:p>299,817688</text:p>
          </table:table-cell>
          <table:table-cell office:value-type="string">
            <text:p>12,256623</text:p>
          </table:table-cell>
          <table:table-cell office:value-type="string">
            <text:p>78,972000</text:p>
          </table:table-cell>
          <table:table-cell office:value-type="string">
            <text:p>11,421171</text:p>
          </table:table-cell>
          <table:table-cell office:value-type="string">
            <text:p>11,954978</text:p>
          </table:table-cell>
          <table:table-cell office:value-type="string">
            <text:p>56,348053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22,250931</text:p>
          </table:table-cell>
          <table:table-cell office:value-type="string">
            <text:p>21,154718</text:p>
          </table:table-cell>
        </table:table-row>
        <table:table-row table:style-name="ro1">
          <table:table-cell office:value-type="string">
            <text:p>AFR36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563,315063</text:p>
          </table:table-cell>
          <table:table-cell office:value-type="string">
            <text:p>408,151917</text:p>
          </table:table-cell>
          <table:table-cell office:value-type="string">
            <text:p>7627,541504</text:p>
          </table:table-cell>
          <table:table-cell office:value-type="string">
            <text:p>237,443222</text:p>
          </table:table-cell>
          <table:table-cell office:value-type="string">
            <text:p>13157,928711</text:p>
          </table:table-cell>
          <table:table-cell office:value-type="string">
            <text:p>320,736267</text:p>
          </table:table-cell>
          <table:table-cell office:value-type="string">
            <text:p>165,802673</text:p>
          </table:table-cell>
          <table:table-cell office:value-type="string">
            <text:p>27,352419</text:p>
          </table:table-cell>
          <table:table-cell office:value-type="string">
            <text:p>1531,343018</text:p>
          </table:table-cell>
          <table:table-cell office:value-type="string">
            <text:p>42,970478</text:p>
          </table:table-cell>
          <table:table-cell office:value-type="string">
            <text:p>3499,844727</text:p>
          </table:table-cell>
          <table:table-cell office:value-type="string">
            <text:p>68,222687</text:p>
          </table:table-cell>
          <table:table-cell office:value-type="string">
            <text:p>9603,004883</text:p>
          </table:table-cell>
          <table:table-cell office:value-type="string">
            <text:p>138,039612</text:p>
          </table:table-cell>
          <table:table-cell office:value-type="string">
            <text:p>7718,389160</text:p>
          </table:table-cell>
          <table:table-cell office:value-type="string">
            <text:p>105,323082</text:p>
          </table:table-cell>
          <table:table-cell office:value-type="string">
            <text:p>564,498413</text:p>
          </table:table-cell>
          <table:table-cell office:value-type="string">
            <text:p>16,214939</text:p>
          </table:table-cell>
          <table:table-cell office:value-type="string">
            <text:p>25,462503</text:p>
          </table:table-cell>
          <table:table-cell office:value-type="string">
            <text:p>4,610689</text:p>
          </table:table-cell>
          <table:table-cell office:value-type="string">
            <text:p>11,726798</text:p>
          </table:table-cell>
          <table:table-cell office:value-type="string">
            <text:p>6,966957</text:p>
          </table:table-cell>
          <table:table-cell office:value-type="string">
            <text:p>80,729019</text:p>
          </table:table-cell>
          <table:table-cell office:value-type="string">
            <text:p>4,644122</text:p>
          </table:table-cell>
          <table:table-cell office:value-type="string">
            <text:p>3430,634277</text:p>
          </table:table-cell>
          <table:table-cell office:value-type="string">
            <text:p>91,168762</text:p>
          </table:table-cell>
          <table:table-cell office:value-type="string">
            <text:p>48,550274</text:p>
          </table:table-cell>
          <table:table-cell office:value-type="string">
            <text:p>6,91423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8,027725</text:p>
          </table:table-cell>
          <table:table-cell office:value-type="string">
            <text:p>18,046379</text:p>
          </table:table-cell>
          <table:table-cell office:value-type="string">
            <text:p>85,272049</text:p>
          </table:table-cell>
          <table:table-cell office:value-type="string">
            <text:p>8,239868</text:p>
          </table:table-cell>
          <table:table-cell office:value-type="string">
            <text:p>57,128895</text:p>
          </table:table-cell>
          <table:table-cell office:value-type="string">
            <text:p>8,838866</text:p>
          </table:table-cell>
          <table:table-cell office:value-type="string">
            <text:p>70,004135</text:p>
          </table:table-cell>
          <table:table-cell office:value-type="string">
            <text:p>9,175814</text:p>
          </table:table-cell>
          <table:table-cell office:value-type="string">
            <text:p>30,251040</text:p>
          </table:table-cell>
          <table:table-cell office:value-type="string">
            <text:p>9,452260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85,037918</text:p>
          </table:table-cell>
          <table:table-cell office:value-type="string">
            <text:p>17,846668</text:p>
          </table:table-cell>
        </table:table-row>
        <table:table-row table:style-name="ro1">
          <table:table-cell office:value-type="string">
            <text:p>AFR37 <text:s text:c="5"/></text:p>
          </table:table-cell>
          <table:table-cell office:value-type="string">
            <text:p>1044,843262</text:p>
          </table:table-cell>
          <table:table-cell office:value-type="string">
            <text:p>567,927185</text:p>
          </table:table-cell>
          <table:table-cell office:value-type="string">
            <text:p>1563,315063</text:p>
          </table:table-cell>
          <table:table-cell office:value-type="string">
            <text:p>400,249451</text:p>
          </table:table-cell>
          <table:table-cell office:value-type="string">
            <text:p>6583,037598</text:p>
          </table:table-cell>
          <table:table-cell office:value-type="string">
            <text:p>213,087326</text:p>
          </table:table-cell>
          <table:table-cell office:value-type="string">
            <text:p>13533,887695</text:p>
          </table:table-cell>
          <table:table-cell office:value-type="string">
            <text:p>327,571350</text:p>
          </table:table-cell>
          <table:table-cell office:value-type="string">
            <text:p>227,601852</text:p>
          </table:table-cell>
          <table:table-cell office:value-type="string">
            <text:p>27,249590</text:p>
          </table:table-cell>
          <table:table-cell office:value-type="string">
            <text:p>1419,747925</text:p>
          </table:table-cell>
          <table:table-cell office:value-type="string">
            <text:p>40,541561</text:p>
          </table:table-cell>
          <table:table-cell office:value-type="string">
            <text:p>3265,915039</text:p>
          </table:table-cell>
          <table:table-cell office:value-type="string">
            <text:p>63,984039</text:p>
          </table:table-cell>
          <table:table-cell office:value-type="string">
            <text:p>4556,375000</text:p>
          </table:table-cell>
          <table:table-cell office:value-type="string">
            <text:p>67,872917</text:p>
          </table:table-cell>
          <table:table-cell office:value-type="string">
            <text:p>8666,691406</text:p>
          </table:table-cell>
          <table:table-cell office:value-type="string">
            <text:p>117,253311</text:p>
          </table:table-cell>
          <table:table-cell office:value-type="string">
            <text:p>616,999756</text:p>
          </table:table-cell>
          <table:table-cell office:value-type="string">
            <text:p>17,535135</text:p>
          </table:table-cell>
          <table:table-cell office:value-type="string">
            <text:p>22,330442</text:p>
          </table:table-cell>
          <table:table-cell office:value-type="string">
            <text:p>4,517524</text:p>
          </table:table-cell>
          <table:table-cell office:value-type="string">
            <text:p>20,270416</text:p>
          </table:table-cell>
          <table:table-cell office:value-type="string">
            <text:p>6,929784</text:p>
          </table:table-cell>
          <table:table-cell office:value-type="string">
            <text:p>93,286865</text:p>
          </table:table-cell>
          <table:table-cell office:value-type="string">
            <text:p>4,699864</text:p>
          </table:table-cell>
          <table:table-cell office:value-type="string">
            <text:p>3247,024414</text:p>
          </table:table-cell>
          <table:table-cell office:value-type="string">
            <text:p>86,403633</text:p>
          </table:table-cell>
          <table:table-cell office:value-type="string">
            <text:p>52,860226</text:p>
          </table:table-cell>
          <table:table-cell office:value-type="string">
            <text:p>6,68066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36,120728</text:p>
          </table:table-cell>
          <table:table-cell office:value-type="string">
            <text:p>18,072788</text:p>
          </table:table-cell>
          <table:table-cell office:value-type="string">
            <text:p>37,677361</text:p>
          </table:table-cell>
          <table:table-cell office:value-type="string">
            <text:p>7,532315</text:p>
          </table:table-cell>
          <table:table-cell office:value-type="string">
            <text:p>32,300526</text:p>
          </table:table-cell>
          <table:table-cell office:value-type="string">
            <text:p>8,133536</text:p>
          </table:table-cell>
          <table:table-cell office:value-type="string">
            <text:p>70,654175</text:p>
          </table:table-cell>
          <table:table-cell office:value-type="string">
            <text:p>8,535418</text:p>
          </table:table-cell>
          <table:table-cell office:value-type="string">
            <text:p>18,057034</text:p>
          </table:table-cell>
          <table:table-cell office:value-type="string">
            <text:p>8,850422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60,435455</text:p>
          </table:table-cell>
          <table:table-cell office:value-type="string">
            <text:p>16,612692</text:p>
          </table:table-cell>
        </table:table-row>
        <table:table-row table:style-name="ro1">
          <table:table-cell office:value-type="string">
            <text:p>AFR38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098,716309</text:p>
          </table:table-cell>
          <table:table-cell office:value-type="string">
            <text:p>507,455627</text:p>
          </table:table-cell>
          <table:table-cell office:value-type="string">
            <text:p>34625,429688</text:p>
          </table:table-cell>
          <table:table-cell office:value-type="string">
            <text:p>813,653076</text:p>
          </table:table-cell>
          <table:table-cell office:value-type="string">
            <text:p>67168,609375</text:p>
          </table:table-cell>
          <table:table-cell office:value-type="string">
            <text:p>1505,500488</text:p>
          </table:table-cell>
          <table:table-cell office:value-type="string">
            <text:p>605,302246</text:p>
          </table:table-cell>
          <table:table-cell office:value-type="string">
            <text:p>39,433002</text:p>
          </table:table-cell>
          <table:table-cell office:value-type="string">
            <text:p>2484,629395</text:p>
          </table:table-cell>
          <table:table-cell office:value-type="string">
            <text:p>61,054893</text:p>
          </table:table-cell>
          <table:table-cell office:value-type="string">
            <text:p>3346,426758</text:p>
          </table:table-cell>
          <table:table-cell office:value-type="string">
            <text:p>66,130066</text:p>
          </table:table-cell>
          <table:table-cell office:value-type="string">
            <text:p>13130,386719</text:p>
          </table:table-cell>
          <table:table-cell office:value-type="string">
            <text:p>187,238281</text:p>
          </table:table-cell>
          <table:table-cell office:value-type="string">
            <text:p>23072,775391</text:p>
          </table:table-cell>
          <table:table-cell office:value-type="string">
            <text:p>305,076752</text:p>
          </table:table-cell>
          <table:table-cell office:value-type="string">
            <text:p>2917,582520</text:p>
          </table:table-cell>
          <table:table-cell office:value-type="string">
            <text:p>78,239174</text:p>
          </table:table-cell>
          <table:table-cell office:value-type="string">
            <text:p>45,222744</text:p>
          </table:table-cell>
          <table:table-cell office:value-type="string">
            <text:p>6,151553</text:p>
          </table:table-cell>
          <table:table-cell office:value-type="string">
            <text:p>33,953918</text:p>
          </table:table-cell>
          <table:table-cell office:value-type="string">
            <text:p>7,300986</text:p>
          </table:table-cell>
          <table:table-cell office:value-type="string">
            <text:p>291,431152</text:p>
          </table:table-cell>
          <table:table-cell office:value-type="string">
            <text:p>8,604609</text:p>
          </table:table-cell>
          <table:table-cell office:value-type="string">
            <text:p>15294,367188</text:p>
          </table:table-cell>
          <table:table-cell office:value-type="string">
            <text:p>398,879974</text:p>
          </table:table-cell>
          <table:table-cell office:value-type="string">
            <text:p>36,668739</text:p>
          </table:table-cell>
          <table:table-cell office:value-type="string">
            <text:p>7,06746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32,411636</text:p>
          </table:table-cell>
          <table:table-cell office:value-type="string">
            <text:p>18,704151</text:p>
          </table:table-cell>
          <table:table-cell office:value-type="string">
            <text:p>50,254715</text:p>
          </table:table-cell>
          <table:table-cell office:value-type="string">
            <text:p>7,989931</text:p>
          </table:table-cell>
          <table:table-cell office:value-type="string">
            <text:p>92,808617</text:p>
          </table:table-cell>
          <table:table-cell office:value-type="string">
            <text:p>8,867846</text:p>
          </table:table-cell>
          <table:table-cell office:value-type="string">
            <text:p>143,284058</text:p>
          </table:table-cell>
          <table:table-cell office:value-type="string">
            <text:p>9,384016</text:p>
          </table:table-cell>
          <table:table-cell office:value-type="string">
            <text:p>161,381622</text:p>
          </table:table-cell>
          <table:table-cell office:value-type="string">
            <text:p>10,591179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54,477863</text:p>
          </table:table-cell>
          <table:table-cell office:value-type="string">
            <text:p>17,676394</text:p>
          </table:table-cell>
        </table:table-row>
        <table:table-row table:style-name="ro1">
          <table:table-cell office:value-type="string">
            <text:p>AFR39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439,829468</text:p>
          </table:table-cell>
          <table:table-cell office:value-type="string">
            <text:p>415,467529</text:p>
          </table:table-cell>
          <table:table-cell office:value-type="string">
            <text:p>5955,056641</text:p>
          </table:table-cell>
          <table:table-cell office:value-type="string">
            <text:p>205,579880</text:p>
          </table:table-cell>
          <table:table-cell office:value-type="string">
            <text:p>11811,192383</text:p>
          </table:table-cell>
          <table:table-cell office:value-type="string">
            <text:p>291,593140</text:p>
          </table:table-cell>
          <table:table-cell office:value-type="string">
            <text:p>109,731232</text:p>
          </table:table-cell>
          <table:table-cell office:value-type="string">
            <text:p>27,228397</text:p>
          </table:table-cell>
          <table:table-cell office:value-type="string">
            <text:p>1241,233765</text:p>
          </table:table-cell>
          <table:table-cell office:value-type="string">
            <text:p>38,475479</text:p>
          </table:table-cell>
          <table:table-cell office:value-type="string">
            <text:p>3618,824951</text:p>
          </table:table-cell>
          <table:table-cell office:value-type="string">
            <text:p>70,373947</text:p>
          </table:table-cell>
          <table:table-cell office:value-type="string">
            <text:p>9838,036133</text:p>
          </table:table-cell>
          <table:table-cell office:value-type="string">
            <text:p>141,345673</text:p>
          </table:table-cell>
          <table:table-cell office:value-type="string">
            <text:p>7457,329102</text:p>
          </table:table-cell>
          <table:table-cell office:value-type="string">
            <text:p>101,949364</text:p>
          </table:table-cell>
          <table:table-cell office:value-type="string">
            <text:p>479,165588</text:p>
          </table:table-cell>
          <table:table-cell office:value-type="string">
            <text:p>14,103702</text:p>
          </table:table-cell>
          <table:table-cell office:value-type="string">
            <text:p>12,818254</text:p>
          </table:table-cell>
          <table:table-cell office:value-type="string">
            <text:p>4,792052</text:p>
          </table:table-cell>
          <table:table-cell office:value-type="string">
            <text:p>12,069521</text:p>
          </table:table-cell>
          <table:table-cell office:value-type="string">
            <text:p>7,107202</text:p>
          </table:table-cell>
          <table:table-cell office:value-type="string">
            <text:p>81,177513</text:p>
          </table:table-cell>
          <table:table-cell office:value-type="string">
            <text:p>4,882835</text:p>
          </table:table-cell>
          <table:table-cell office:value-type="string">
            <text:p>2792,210938</text:p>
          </table:table-cell>
          <table:table-cell office:value-type="string">
            <text:p>74,723259</text:p>
          </table:table-cell>
          <table:table-cell office:value-type="string">
            <text:p>45,091457</text:p>
          </table:table-cell>
          <table:table-cell office:value-type="string">
            <text:p>7,314554</text:p>
          </table:table-cell>
          <table:table-cell office:value-type="string">
            <text:p>22,634953</text:p>
          </table:table-cell>
          <table:table-cell office:value-type="string">
            <text:p>14,594904</text:p>
          </table:table-cell>
          <table:table-cell office:value-type="string">
            <text:p>138,972336</text:p>
          </table:table-cell>
          <table:table-cell office:value-type="string">
            <text:p>18,361073</text:p>
          </table:table-cell>
          <table:table-cell office:value-type="string">
            <text:p>114,684975</text:p>
          </table:table-cell>
          <table:table-cell office:value-type="string">
            <text:p>8,828303</text:p>
          </table:table-cell>
          <table:table-cell office:value-type="string">
            <text:p>60,226528</text:p>
          </table:table-cell>
          <table:table-cell office:value-type="string">
            <text:p>9,338866</text:p>
          </table:table-cell>
          <table:table-cell office:value-type="string">
            <text:p>80,079727</text:p>
          </table:table-cell>
          <table:table-cell office:value-type="string">
            <text:p>9,823241</text:p>
          </table:table-cell>
          <table:table-cell office:value-type="string">
            <text:p>16,955996</text:p>
          </table:table-cell>
          <table:table-cell office:value-type="string">
            <text:p>10,085787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198,437683</text:p>
          </table:table-cell>
          <table:table-cell office:value-type="string">
            <text:p>19,335508</text:p>
          </table:table-cell>
        </table:table-row>
        <table:table-row table:style-name="ro1">
          <table:table-cell office:value-type="string">
            <text:p>AFR40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207,755371</text:p>
          </table:table-cell>
          <table:table-cell office:value-type="string">
            <text:p>457,416534</text:p>
          </table:table-cell>
          <table:table-cell office:value-type="string">
            <text:p>8469,582031</text:p>
          </table:table-cell>
          <table:table-cell office:value-type="string">
            <text:p>261,180298</text:p>
          </table:table-cell>
          <table:table-cell office:value-type="string">
            <text:p>22728,640625</text:p>
          </table:table-cell>
          <table:table-cell office:value-type="string">
            <text:p>530,237183</text:p>
          </table:table-cell>
          <table:table-cell office:value-type="string">
            <text:p>279,452881</text:p>
          </table:table-cell>
          <table:table-cell office:value-type="string">
            <text:p>37,835876</text:p>
          </table:table-cell>
          <table:table-cell office:value-type="string">
            <text:p>2906,794922</text:p>
          </table:table-cell>
          <table:table-cell office:value-type="string">
            <text:p>70,615234</text:p>
          </table:table-cell>
          <table:table-cell office:value-type="string">
            <text:p>15524,538086</text:p>
          </table:table-cell>
          <table:table-cell office:value-type="string">
            <text:p>272,131104</text:p>
          </table:table-cell>
          <table:table-cell office:value-type="string">
            <text:p>12071,206055</text:p>
          </table:table-cell>
          <table:table-cell office:value-type="string">
            <text:p>172,537628</text:p>
          </table:table-cell>
          <table:table-cell office:value-type="string">
            <text:p>26221,205078</text:p>
          </table:table-cell>
          <table:table-cell office:value-type="string">
            <text:p>346,197052</text:p>
          </table:table-cell>
          <table:table-cell office:value-type="string">
            <text:p>1045,978149</text:p>
          </table:table-cell>
          <table:table-cell office:value-type="string">
            <text:p>28,815847</text:p>
          </table:table-cell>
          <table:table-cell office:value-type="string">
            <text:p>45,385899</text:p>
          </table:table-cell>
          <table:table-cell office:value-type="string">
            <text:p>5,356646</text:p>
          </table:table-cell>
          <table:table-cell office:value-type="string">
            <text:p>16,280128</text:p>
          </table:table-cell>
          <table:table-cell office:value-type="string">
            <text:p>7,186749</text:p>
          </table:table-cell>
          <table:table-cell office:value-type="string">
            <text:p>142,236847</text:p>
          </table:table-cell>
          <table:table-cell office:value-type="string">
            <text:p>5,824310</text:p>
          </table:table-cell>
          <table:table-cell office:value-type="string">
            <text:p>4846,894531</text:p>
          </table:table-cell>
          <table:table-cell office:value-type="string">
            <text:p>127,836235</text:p>
          </table:table-cell>
          <table:table-cell office:value-type="string">
            <text:p>67,075798</text:p>
          </table:table-cell>
          <table:table-cell office:value-type="string">
            <text:p>7,648041</text:p>
          </table:table-cell>
          <table:table-cell office:value-type="string">
            <text:p>27,358591</text:p>
          </table:table-cell>
          <table:table-cell office:value-type="string">
            <text:p>14,648457</text:p>
          </table:table-cell>
          <table:table-cell office:value-type="string">
            <text:p>283,471130</text:p>
          </table:table-cell>
          <table:table-cell office:value-type="string">
            <text:p>19,291140</text:p>
          </table:table-cell>
          <table:table-cell office:value-type="string">
            <text:p>214,515137</text:p>
          </table:table-cell>
          <table:table-cell office:value-type="string">
            <text:p>9,900244</text:p>
          </table:table-cell>
          <table:table-cell office:value-type="string">
            <text:p>84,369164</text:p>
          </table:table-cell>
          <table:table-cell office:value-type="string">
            <text:p>9,848440</text:p>
          </table:table-cell>
          <table:table-cell office:value-type="string">
            <text:p>202,286942</text:p>
          </table:table-cell>
          <table:table-cell office:value-type="string">
            <text:p>10,830709</text:p>
          </table:table-cell>
          <table:table-cell office:value-type="string">
            <text:p>47,454765</text:p>
          </table:table-cell>
          <table:table-cell office:value-type="string">
            <text:p>10,517391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174,834534</text:p>
          </table:table-cell>
          <table:table-cell office:value-type="string">
            <text:p>20,113701</text:p>
          </table:table-cell>
        </table:table-row>
        <table:table-row table:style-name="ro1">
          <table:table-cell office:value-type="string">
            <text:p>AFR41 <text:s text:c="5"/></text:p>
          </table:table-cell>
          <table:table-cell office:value-type="string">
            <text:p>346,580719</text:p>
          </table:table-cell>
          <table:table-cell office:value-type="string">
            <text:p>711,718750</text:p>
          </table:table-cell>
          <table:table-cell office:value-type="string">
            <text:p>4191,242676</text:p>
          </table:table-cell>
          <table:table-cell office:value-type="string">
            <text:p>490,321930</text:p>
          </table:table-cell>
          <table:table-cell office:value-type="string">
            <text:p>10602,829102</text:p>
          </table:table-cell>
          <table:table-cell office:value-type="string">
            <text:p>293,672638</text:p>
          </table:table-cell>
          <table:table-cell office:value-type="string">
            <text:p>21974,554688</text:p>
          </table:table-cell>
          <table:table-cell office:value-type="string">
            <text:p>515,708984</text:p>
          </table:table-cell>
          <table:table-cell office:value-type="string">
            <text:p>733,752197</text:p>
          </table:table-cell>
          <table:table-cell office:value-type="string">
            <text:p>42,372757</text:p>
          </table:table-cell>
          <table:table-cell office:value-type="string">
            <text:p>2322,964600</text:p>
          </table:table-cell>
          <table:table-cell office:value-type="string">
            <text:p>59,821152</text:p>
          </table:table-cell>
          <table:table-cell office:value-type="string">
            <text:p>9084,902344</text:p>
          </table:table-cell>
          <table:table-cell office:value-type="string">
            <text:p>162,824661</text:p>
          </table:table-cell>
          <table:table-cell office:value-type="string">
            <text:p>8471,069336</text:p>
          </table:table-cell>
          <table:table-cell office:value-type="string">
            <text:p>122,508865</text:p>
          </table:table-cell>
          <table:table-cell office:value-type="string">
            <text:p>22380,357422</text:p>
          </table:table-cell>
          <table:table-cell office:value-type="string">
            <text:p>296,113007</text:p>
          </table:table-cell>
          <table:table-cell office:value-type="string">
            <text:p>785,062073</text:p>
          </table:table-cell>
          <table:table-cell office:value-type="string">
            <text:p>22,081549</text:p>
          </table:table-cell>
          <table:table-cell office:value-type="string">
            <text:p>18,502367</text:p>
          </table:table-cell>
          <table:table-cell office:value-type="string">
            <text:p>5,406959</text:p>
          </table:table-cell>
          <table:table-cell office:value-type="string">
            <text:p>25,215429</text:p>
          </table:table-cell>
          <table:table-cell office:value-type="string">
            <text:p>7,429576</text:p>
          </table:table-cell>
          <table:table-cell office:value-type="string">
            <text:p>159,044724</text:p>
          </table:table-cell>
          <table:table-cell office:value-type="string">
            <text:p>6,318799</text:p>
          </table:table-cell>
          <table:table-cell office:value-type="string">
            <text:p>5992,923340</text:p>
          </table:table-cell>
          <table:table-cell office:value-type="string">
            <text:p>157,562729</text:p>
          </table:table-cell>
          <table:table-cell office:value-type="string">
            <text:p>45,670944</text:p>
          </table:table-cell>
          <table:table-cell office:value-type="string">
            <text:p>7,92643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3,080734</text:p>
          </table:table-cell>
          <table:table-cell office:value-type="string">
            <text:p>18,360001</text:p>
          </table:table-cell>
          <table:table-cell office:value-type="string">
            <text:p>104,746452</text:p>
          </table:table-cell>
          <table:table-cell office:value-type="string">
            <text:p>9,389072</text:p>
          </table:table-cell>
          <table:table-cell office:value-type="string">
            <text:p>45,329510</text:p>
          </table:table-cell>
          <table:table-cell office:value-type="string">
            <text:p>9,968220</text:p>
          </table:table-cell>
          <table:table-cell office:value-type="string">
            <text:p>164,484711</text:p>
          </table:table-cell>
          <table:table-cell office:value-type="string">
            <text:p>11,043008</text:p>
          </table:table-cell>
          <table:table-cell office:value-type="string">
            <text:p>27,470917</text:p>
          </table:table-cell>
          <table:table-cell office:value-type="string">
            <text:p>10,982552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62,767220</text:p>
          </table:table-cell>
          <table:table-cell office:value-type="string">
            <text:p>20,223309</text:p>
          </table:table-cell>
        </table:table-row>
        <table:table-row table:style-name="ro1">
          <table:table-cell office:value-type="string">
            <text:p>AFR4 <text:s text:c="6"/></text:p>
          </table:table-cell>
          <table:table-cell office:value-type="string">
            <text:p>1113,245483</text:p>
          </table:table-cell>
          <table:table-cell office:value-type="string">
            <text:p>645,694214</text:p>
          </table:table-cell>
          <table:table-cell office:value-type="string">
            <text:p>1283,144287</text:p>
          </table:table-cell>
          <table:table-cell office:value-type="string">
            <text:p>417,542542</text:p>
          </table:table-cell>
          <table:table-cell office:value-type="string">
            <text:p>3845,439209</text:p>
          </table:table-cell>
          <table:table-cell office:value-type="string">
            <text:p>169,122986</text:p>
          </table:table-cell>
          <table:table-cell office:value-type="string">
            <text:p>6763,390625</text:p>
          </table:table-cell>
          <table:table-cell office:value-type="string">
            <text:p>185,288376</text:p>
          </table:table-cell>
          <table:table-cell office:value-type="string">
            <text:p>106,828018</text:p>
          </table:table-cell>
          <table:table-cell office:value-type="string">
            <text:p>26,950819</text:p>
          </table:table-cell>
          <table:table-cell office:value-type="string">
            <text:p>1343,964233</text:p>
          </table:table-cell>
          <table:table-cell office:value-type="string">
            <text:p>40,184925</text:p>
          </table:table-cell>
          <table:table-cell office:value-type="string">
            <text:p>3540,856445</text:p>
          </table:table-cell>
          <table:table-cell office:value-type="string">
            <text:p>69,294670</text:p>
          </table:table-cell>
          <table:table-cell office:value-type="string">
            <text:p>2666,060059</text:p>
          </table:table-cell>
          <table:table-cell office:value-type="string">
            <text:p>42,174698</text:p>
          </table:table-cell>
          <table:table-cell office:value-type="string">
            <text:p>4146,317383</text:p>
          </table:table-cell>
          <table:table-cell office:value-type="string">
            <text:p>59,070751</text:p>
          </table:table-cell>
          <table:table-cell office:value-type="string">
            <text:p>293,330170</text:p>
          </table:table-cell>
          <table:table-cell office:value-type="string">
            <text:p>9,678391</text:p>
          </table:table-cell>
          <table:table-cell office:value-type="string">
            <text:p>23,050491</text:p>
          </table:table-cell>
          <table:table-cell office:value-type="string">
            <text:p>5,014833</text:p>
          </table:table-cell>
          <table:table-cell office:value-type="string">
            <text:p>18,002563</text:p>
          </table:table-cell>
          <table:table-cell office:value-type="string">
            <text:p>7,325722</text:p>
          </table:table-cell>
          <table:table-cell office:value-type="string">
            <text:p>173,705826</text:p>
          </table:table-cell>
          <table:table-cell office:value-type="string">
            <text:p>6,488011</text:p>
          </table:table-cell>
          <table:table-cell office:value-type="string">
            <text:p>1700,091919</text:p>
          </table:table-cell>
          <table:table-cell office:value-type="string">
            <text:p>46,783943</text:p>
          </table:table-cell>
          <table:table-cell office:value-type="string">
            <text:p>56,486599</text:p>
          </table:table-cell>
          <table:table-cell office:value-type="string">
            <text:p>7,86250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2,914238</text:p>
          </table:table-cell>
          <table:table-cell office:value-type="string">
            <text:p>18,257927</text:p>
          </table:table-cell>
          <table:table-cell office:value-type="string">
            <text:p>65,399635</text:p>
          </table:table-cell>
          <table:table-cell office:value-type="string">
            <text:p>9,092437</text:p>
          </table:table-cell>
          <table:table-cell office:value-type="string">
            <text:p>25,682762</text:p>
          </table:table-cell>
          <table:table-cell office:value-type="string">
            <text:p>9,788058</text:p>
          </table:table-cell>
          <table:table-cell office:value-type="string">
            <text:p>46,326042</text:p>
          </table:table-cell>
          <table:table-cell office:value-type="string">
            <text:p>10,325219</text:p>
          </table:table-cell>
          <table:table-cell office:value-type="string">
            <text:p>13,667132</text:p>
          </table:table-cell>
          <table:table-cell office:value-type="string">
            <text:p>10,587986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48,732288</text:p>
          </table:table-cell>
          <table:table-cell office:value-type="string">
            <text:p>19,892923</text:p>
          </table:table-cell>
        </table:table-row>
        <table:table-row table:style-name="ro1">
          <table:table-cell office:value-type="string">
            <text:p>AFR42 <text:s text:c="5"/></text:p>
          </table:table-cell>
          <table:table-cell office:value-type="string">
            <text:p>467,921295</text:p>
          </table:table-cell>
          <table:table-cell office:value-type="string">
            <text:p>377,206116</text:p>
          </table:table-cell>
          <table:table-cell office:value-type="string">
            <text:p>1109,311523</text:p>
          </table:table-cell>
          <table:table-cell office:value-type="string">
            <text:p>384,949890</text:p>
          </table:table-cell>
          <table:table-cell office:value-type="string">
            <text:p>412,074951</text:p>
          </table:table-cell>
          <table:table-cell office:value-type="string">
            <text:p>48,239269</text:p>
          </table:table-cell>
          <table:table-cell office:value-type="string">
            <text:p>79,078407</text:p>
          </table:table-cell>
          <table:table-cell office:value-type="string">
            <text:p>57,780334</text:p>
          </table:table-cell>
          <table:table-cell office:value-type="string">
            <text:p>16,899349</text:p>
          </table:table-cell>
          <table:table-cell office:value-type="string">
            <text:p>18,411617</text:p>
          </table:table-cell>
          <table:table-cell office:value-type="string">
            <text:p>30,259180</text:p>
          </table:table-cell>
          <table:table-cell office:value-type="string">
            <text:p>16,186697</text:p>
          </table:table-cell>
          <table:table-cell office:value-type="string">
            <text:p>4,816252</text:p>
          </table:table-cell>
          <table:table-cell office:value-type="string">
            <text:p>12,105992</text:p>
          </table:table-cell>
          <table:table-cell office:value-type="string">
            <text:p>0,418385</text:p>
          </table:table-cell>
          <table:table-cell office:value-type="string">
            <text:p>8,728250</text:p>
          </table:table-cell>
          <table:table-cell office:value-type="string">
            <text:p>19,278297</text:p>
          </table:table-cell>
          <table:table-cell office:value-type="string">
            <text:p>10,21131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,774966</text:p>
          </table:table-cell>
          <table:table-cell office:value-type="string">
            <text:p>7,15243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,997239</text:p>
          </table:table-cell>
          <table:table-cell office:value-type="string">
            <text:p>7,9427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7,492405</text:p>
          </table:table-cell>
          <table:table-cell office:value-type="string">
            <text:p>18,079918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29,126150</text:p>
          </table:table-cell>
          <table:table-cell office:value-type="string">
            <text:p>30,02693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,469253</text:p>
          </table:table-cell>
          <table:table-cell office:value-type="string">
            <text:p>30,439896</text:p>
          </table:table-cell>
          <table:table-cell table:number-columns-repeated="4"/>
        </table:table-row>
        <table:table-row table:style-name="ro1">
          <table:table-cell office:value-type="string">
            <text:p>AFR43 <text:s text:c="5"/></text:p>
          </table:table-cell>
          <table:table-cell office:value-type="string">
            <text:p>245,151001</text:p>
          </table:table-cell>
          <table:table-cell office:value-type="string">
            <text:p>622,769104</text:p>
          </table:table-cell>
          <table:table-cell office:value-type="string">
            <text:p>2967,963379</text:p>
          </table:table-cell>
          <table:table-cell office:value-type="string">
            <text:p>439,281860</text:p>
          </table:table-cell>
          <table:table-cell office:value-type="string">
            <text:p>8043,498535</text:p>
          </table:table-cell>
          <table:table-cell office:value-type="string">
            <text:p>241,718353</text:p>
          </table:table-cell>
          <table:table-cell office:value-type="string">
            <text:p>14255,469727</text:p>
          </table:table-cell>
          <table:table-cell office:value-type="string">
            <text:p>345,506500</text:p>
          </table:table-cell>
          <table:table-cell office:value-type="string">
            <text:p>216,146393</text:p>
          </table:table-cell>
          <table:table-cell office:value-type="string">
            <text:p>30,483564</text:p>
          </table:table-cell>
          <table:table-cell office:value-type="string">
            <text:p>1657,006104</text:p>
          </table:table-cell>
          <table:table-cell office:value-type="string">
            <text:p>46,145340</text:p>
          </table:table-cell>
          <table:table-cell office:value-type="string">
            <text:p>5319,659668</text:p>
          </table:table-cell>
          <table:table-cell office:value-type="string">
            <text:p>99,027405</text:p>
          </table:table-cell>
          <table:table-cell office:value-type="string">
            <text:p>10655,485352</text:p>
          </table:table-cell>
          <table:table-cell office:value-type="string">
            <text:p>152,780609</text:p>
          </table:table-cell>
          <table:table-cell office:value-type="string">
            <text:p>8865,990234</text:p>
          </table:table-cell>
          <table:table-cell office:value-type="string">
            <text:p>120,337700</text:p>
          </table:table-cell>
          <table:table-cell office:value-type="string">
            <text:p>618,952393</text:p>
          </table:table-cell>
          <table:table-cell office:value-type="string">
            <text:p>17,702538</text:p>
          </table:table-cell>
          <table:table-cell office:value-type="string">
            <text:p>20,387405</text:p>
          </table:table-cell>
          <table:table-cell office:value-type="string">
            <text:p>4,918261</text:p>
          </table:table-cell>
          <table:table-cell office:value-type="string">
            <text:p>10,306941</text:p>
          </table:table-cell>
          <table:table-cell office:value-type="string">
            <text:p>7,104325</text:p>
          </table:table-cell>
          <table:table-cell office:value-type="string">
            <text:p>99,907509</text:p>
          </table:table-cell>
          <table:table-cell office:value-type="string">
            <text:p>5,132186</text:p>
          </table:table-cell>
          <table:table-cell office:value-type="string">
            <text:p>3461,452393</text:p>
          </table:table-cell>
          <table:table-cell office:value-type="string">
            <text:p>91,997131</text:p>
          </table:table-cell>
          <table:table-cell office:value-type="string">
            <text:p>53,457821</text:p>
          </table:table-cell>
          <table:table-cell office:value-type="string">
            <text:p>7,37885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13,343834</text:p>
          </table:table-cell>
          <table:table-cell office:value-type="string">
            <text:p>18,271286</text:p>
          </table:table-cell>
          <table:table-cell office:value-type="string">
            <text:p>107,246979</text:p>
          </table:table-cell>
          <table:table-cell office:value-type="string">
            <text:p>8,880513</text:p>
          </table:table-cell>
          <table:table-cell office:value-type="string">
            <text:p>53,109066</text:p>
          </table:table-cell>
          <table:table-cell office:value-type="string">
            <text:p>9,417471</text:p>
          </table:table-cell>
          <table:table-cell office:value-type="string">
            <text:p>78,729645</text:p>
          </table:table-cell>
          <table:table-cell office:value-type="string">
            <text:p>9,942681</text:p>
          </table:table-cell>
          <table:table-cell office:value-type="string">
            <text:p>41,701839</text:p>
          </table:table-cell>
          <table:table-cell office:value-type="string">
            <text:p>10,142563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100,265755</text:p>
          </table:table-cell>
          <table:table-cell office:value-type="string">
            <text:p>19,065563</text:p>
          </table:table-cell>
        </table:table-row>
        <table:table-row table:style-name="ro1">
          <table:table-cell office:value-type="string">
            <text:p>AFR44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993,359375</text:p>
          </table:table-cell>
          <table:table-cell office:value-type="string">
            <text:p>492,980408</text:p>
          </table:table-cell>
          <table:table-cell office:value-type="string">
            <text:p>3144,357178</text:p>
          </table:table-cell>
          <table:table-cell office:value-type="string">
            <text:p>145,295700</text:p>
          </table:table-cell>
          <table:table-cell office:value-type="string">
            <text:p>6389,576172</text:p>
          </table:table-cell>
          <table:table-cell office:value-type="string">
            <text:p>178,043213</text:p>
          </table:table-cell>
          <table:table-cell office:value-type="string">
            <text:p>1692,995972</text:p>
          </table:table-cell>
          <table:table-cell office:value-type="string">
            <text:p>51,728233</text:p>
          </table:table-cell>
          <table:table-cell office:value-type="string">
            <text:p>2990,063477</text:p>
          </table:table-cell>
          <table:table-cell office:value-type="string">
            <text:p>70,090431</text:p>
          </table:table-cell>
          <table:table-cell office:value-type="string">
            <text:p>6517,265625</text:p>
          </table:table-cell>
          <table:table-cell office:value-type="string">
            <text:p>119,124557</text:p>
          </table:table-cell>
          <table:table-cell office:value-type="string">
            <text:p>8779,941406</text:p>
          </table:table-cell>
          <table:table-cell office:value-type="string">
            <text:p>126,561447</text:p>
          </table:table-cell>
          <table:table-cell office:value-type="string">
            <text:p>10559,807617</text:p>
          </table:table-cell>
          <table:table-cell office:value-type="string">
            <text:p>142,157471</text:p>
          </table:table-cell>
          <table:table-cell office:value-type="string">
            <text:p>273,426636</text:p>
          </table:table-cell>
          <table:table-cell office:value-type="string">
            <text:p>8,865889</text:p>
          </table:table-cell>
          <table:table-cell office:value-type="string">
            <text:p>7,598151</text:p>
          </table:table-cell>
          <table:table-cell office:value-type="string">
            <text:p>4,178884</text:p>
          </table:table-cell>
          <table:table-cell office:value-type="string">
            <text:p>11,579913</text:p>
          </table:table-cell>
          <table:table-cell office:value-type="string">
            <text:p>6,846051</text:p>
          </table:table-cell>
          <table:table-cell office:value-type="string">
            <text:p>99,160011</text:p>
          </table:table-cell>
          <table:table-cell office:value-type="string">
            <text:p>4,693339</text:p>
          </table:table-cell>
          <table:table-cell office:value-type="string">
            <text:p>1255,538818</text:p>
          </table:table-cell>
          <table:table-cell office:value-type="string">
            <text:p>35,280388</text:p>
          </table:table-cell>
          <table:table-cell office:value-type="string">
            <text:p>34,877964</text:p>
          </table:table-cell>
          <table:table-cell office:value-type="string">
            <text:p>6,44063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25,664886</text:p>
          </table:table-cell>
          <table:table-cell office:value-type="string">
            <text:p>18,014694</text:p>
          </table:table-cell>
          <table:table-cell office:value-type="string">
            <text:p>77,198334</text:p>
          </table:table-cell>
          <table:table-cell office:value-type="string">
            <text:p>7,775712</text:p>
          </table:table-cell>
          <table:table-cell office:value-type="string">
            <text:p>45,234928</text:p>
          </table:table-cell>
          <table:table-cell office:value-type="string">
            <text:p>8,273110</text:p>
          </table:table-cell>
          <table:table-cell office:value-type="string">
            <text:p>82,479874</text:p>
          </table:table-cell>
          <table:table-cell office:value-type="string">
            <text:p>8,820724</text:p>
          </table:table-cell>
          <table:table-cell office:value-type="string">
            <text:p>14,038243</text:p>
          </table:table-cell>
          <table:table-cell office:value-type="string">
            <text:p>9,064648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44,826931</text:p>
          </table:table-cell>
          <table:table-cell office:value-type="string">
            <text:p>16,779148</text:p>
          </table:table-cell>
        </table:table-row>
        <table:table-row table:style-name="ro1">
          <table:table-cell office:value-type="string">
            <text:p>AFR45 <text:s text:c="5"/></text:p>
          </table:table-cell>
          <table:table-cell office:value-type="string">
            <text:p>1661,736938</text:p>
          </table:table-cell>
          <table:table-cell office:value-type="string">
            <text:p>597,832825</text:p>
          </table:table-cell>
          <table:table-cell office:value-type="string">
            <text:p>2489,456787</text:p>
          </table:table-cell>
          <table:table-cell office:value-type="string">
            <text:p>418,310486</text:p>
          </table:table-cell>
          <table:table-cell office:value-type="string">
            <text:p>7567,766602</text:p>
          </table:table-cell>
          <table:table-cell office:value-type="string">
            <text:p>231,885483</text:p>
          </table:table-cell>
          <table:table-cell office:value-type="string">
            <text:p>15541,533203</text:p>
          </table:table-cell>
          <table:table-cell office:value-type="string">
            <text:p>370,993042</text:p>
          </table:table-cell>
          <table:table-cell office:value-type="string">
            <text:p>75,967766</text:p>
          </table:table-cell>
          <table:table-cell office:value-type="string">
            <text:p>26,275129</text:p>
          </table:table-cell>
          <table:table-cell office:value-type="string">
            <text:p>2935,691650</text:p>
          </table:table-cell>
          <table:table-cell office:value-type="string">
            <text:p>67,514671</text:p>
          </table:table-cell>
          <table:table-cell office:value-type="string">
            <text:p>4182,909180</text:p>
          </table:table-cell>
          <table:table-cell office:value-type="string">
            <text:p>79,669899</text:p>
          </table:table-cell>
          <table:table-cell office:value-type="string">
            <text:p>4344,229980</text:p>
          </table:table-cell>
          <table:table-cell office:value-type="string">
            <text:p>64,928352</text:p>
          </table:table-cell>
          <table:table-cell office:value-type="string">
            <text:p>6473,132324</text:p>
          </table:table-cell>
          <table:table-cell office:value-type="string">
            <text:p>88,821571</text:p>
          </table:table-cell>
          <table:table-cell office:value-type="string">
            <text:p>414,949005</text:p>
          </table:table-cell>
          <table:table-cell office:value-type="string">
            <text:p>12,401863</text:p>
          </table:table-cell>
          <table:table-cell office:value-type="string">
            <text:p>142,015808</text:p>
          </table:table-cell>
          <table:table-cell office:value-type="string">
            <text:p>5,749717</text:p>
          </table:table-cell>
          <table:table-cell office:value-type="string">
            <text:p>14,370668</text:p>
          </table:table-cell>
          <table:table-cell office:value-type="string">
            <text:p>6,958045</text:p>
          </table:table-cell>
          <table:table-cell office:value-type="string">
            <text:p>74,727737</text:p>
          </table:table-cell>
          <table:table-cell office:value-type="string">
            <text:p>4,488704</text:p>
          </table:table-cell>
          <table:table-cell office:value-type="string">
            <text:p>3763,739990</text:p>
          </table:table-cell>
          <table:table-cell office:value-type="string">
            <text:p>99,768593</text:p>
          </table:table-cell>
          <table:table-cell office:value-type="string">
            <text:p>210,372452</text:p>
          </table:table-cell>
          <table:table-cell office:value-type="string">
            <text:p>8,4015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9,227764</text:p>
          </table:table-cell>
          <table:table-cell office:value-type="string">
            <text:p>17,790323</text:p>
          </table:table-cell>
          <table:table-cell office:value-type="string">
            <text:p>61,771374</text:p>
          </table:table-cell>
          <table:table-cell office:value-type="string">
            <text:p>7,667788</text:p>
          </table:table-cell>
          <table:table-cell office:value-type="string">
            <text:p>36,249420</text:p>
          </table:table-cell>
          <table:table-cell office:value-type="string">
            <text:p>8,233729</text:p>
          </table:table-cell>
          <table:table-cell office:value-type="string">
            <text:p>76,954544</text:p>
          </table:table-cell>
          <table:table-cell office:value-type="string">
            <text:p>8,580361</text:p>
          </table:table-cell>
          <table:table-cell office:value-type="string">
            <text:p>13,212464</text:p>
          </table:table-cell>
          <table:table-cell office:value-type="string">
            <text:p>8,843648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44,969692</text:p>
          </table:table-cell>
          <table:table-cell office:value-type="string">
            <text:p>16,684320</text:p>
          </table:table-cell>
        </table:table-row>
        <table:table-row table:style-name="ro1">
          <table:table-cell office:value-type="string">
            <text:p>AFR46 <text:s text:c="5"/></text:p>
          </table:table-cell>
          <table:table-cell office:value-type="string">
            <text:p>317,421600</text:p>
          </table:table-cell>
          <table:table-cell office:value-type="string">
            <text:p>622,935791</text:p>
          </table:table-cell>
          <table:table-cell office:value-type="string">
            <text:p>3519,789551</text:p>
          </table:table-cell>
          <table:table-cell office:value-type="string">
            <text:p>451,140411</text:p>
          </table:table-cell>
          <table:table-cell office:value-type="string">
            <text:p>14595,180664</text:p>
          </table:table-cell>
          <table:table-cell office:value-type="string">
            <text:p>382,107910</text:p>
          </table:table-cell>
          <table:table-cell office:value-type="string">
            <text:p>27760,753906</text:p>
          </table:table-cell>
          <table:table-cell office:value-type="string">
            <text:p>639,563904</text:p>
          </table:table-cell>
          <table:table-cell office:value-type="string">
            <text:p>233,631027</text:p>
          </table:table-cell>
          <table:table-cell office:value-type="string">
            <text:p>31,135317</text:p>
          </table:table-cell>
          <table:table-cell office:value-type="string">
            <text:p>2255,855469</text:p>
          </table:table-cell>
          <table:table-cell office:value-type="string">
            <text:p>56,238045</text:p>
          </table:table-cell>
          <table:table-cell office:value-type="string">
            <text:p>2462,959473</text:p>
          </table:table-cell>
          <table:table-cell office:value-type="string">
            <text:p>51,451096</text:p>
          </table:table-cell>
          <table:table-cell office:value-type="string">
            <text:p>7420,294922</text:p>
          </table:table-cell>
          <table:table-cell office:value-type="string">
            <text:p>107,746590</text:p>
          </table:table-cell>
          <table:table-cell office:value-type="string">
            <text:p>7591,486328</text:p>
          </table:table-cell>
          <table:table-cell office:value-type="string">
            <text:p>103,537460</text:p>
          </table:table-cell>
          <table:table-cell office:value-type="string">
            <text:p>1253,091064</text:p>
          </table:table-cell>
          <table:table-cell office:value-type="string">
            <text:p>34,283756</text:p>
          </table:table-cell>
          <table:table-cell office:value-type="string">
            <text:p>35,032692</text:p>
          </table:table-cell>
          <table:table-cell office:value-type="string">
            <text:p>5,526319</text:p>
          </table:table-cell>
          <table:table-cell office:value-type="string">
            <text:p>9,743895</text:p>
          </table:table-cell>
          <table:table-cell office:value-type="string">
            <text:p>7,278460</text:p>
          </table:table-cell>
          <table:table-cell office:value-type="string">
            <text:p>171,303574</text:p>
          </table:table-cell>
          <table:table-cell office:value-type="string">
            <text:p>6,447738</text:p>
          </table:table-cell>
          <table:table-cell office:value-type="string">
            <text:p>6491,609863</text:p>
          </table:table-cell>
          <table:table-cell office:value-type="string">
            <text:p>170,474716</text:p>
          </table:table-cell>
          <table:table-cell office:value-type="string">
            <text:p>45,562286</text:p>
          </table:table-cell>
          <table:table-cell office:value-type="string">
            <text:p>7,728641</text:p>
          </table:table-cell>
          <table:table-cell office:value-type="string">
            <text:p>700,511047</text:p>
          </table:table-cell>
          <table:table-cell office:value-type="string">
            <text:p>23,137486</text:p>
          </table:table-cell>
          <table:table-cell office:value-type="string">
            <text:p>81,904541</text:p>
          </table:table-cell>
          <table:table-cell office:value-type="string">
            <text:p>18,290573</text:p>
          </table:table-cell>
          <table:table-cell office:value-type="string">
            <text:p>182,050735</text:p>
          </table:table-cell>
          <table:table-cell office:value-type="string">
            <text:p>9,546787</text:p>
          </table:table-cell>
          <table:table-cell office:value-type="string">
            <text:p>62,212799</text:p>
          </table:table-cell>
          <table:table-cell office:value-type="string">
            <text:p>9,648549</text:p>
          </table:table-cell>
          <table:table-cell office:value-type="string">
            <text:p>80,604759</text:p>
          </table:table-cell>
          <table:table-cell office:value-type="string">
            <text:p>9,948291</text:p>
          </table:table-cell>
          <table:table-cell office:value-type="string">
            <text:p>52,381916</text:p>
          </table:table-cell>
          <table:table-cell office:value-type="string">
            <text:p>10,508622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53,440174</text:p>
          </table:table-cell>
          <table:table-cell office:value-type="string">
            <text:p>19,450472</text:p>
          </table:table-cell>
        </table:table-row>
        <table:table-row table:style-name="ro1">
          <table:table-cell office:value-type="string">
            <text:p>AFR47 <text:s text:c="5"/></text:p>
          </table:table-cell>
          <table:table-cell office:value-type="string">
            <text:p>628,452271</text:p>
          </table:table-cell>
          <table:table-cell office:value-type="string">
            <text:p>614,315247</text:p>
          </table:table-cell>
          <table:table-cell office:value-type="string">
            <text:p>2405,718262</text:p>
          </table:table-cell>
          <table:table-cell office:value-type="string">
            <text:p>427,996307</text:p>
          </table:table-cell>
          <table:table-cell office:value-type="string">
            <text:p>10738,873047</text:p>
          </table:table-cell>
          <table:table-cell office:value-type="string">
            <text:p>300,415863</text:p>
          </table:table-cell>
          <table:table-cell office:value-type="string">
            <text:p>20934,263672</text:p>
          </table:table-cell>
          <table:table-cell office:value-type="string">
            <text:p>489,603271</text:p>
          </table:table-cell>
          <table:table-cell office:value-type="string">
            <text:p>140,634888</text:p>
          </table:table-cell>
          <table:table-cell office:value-type="string">
            <text:p>26,663794</text:p>
          </table:table-cell>
          <table:table-cell office:value-type="string">
            <text:p>1532,786377</text:p>
          </table:table-cell>
          <table:table-cell office:value-type="string">
            <text:p>42,551830</text:p>
          </table:table-cell>
          <table:table-cell office:value-type="string">
            <text:p>2330,106689</text:p>
          </table:table-cell>
          <table:table-cell office:value-type="string">
            <text:p>48,836189</text:p>
          </table:table-cell>
          <table:table-cell office:value-type="string">
            <text:p>4908,095703</text:p>
          </table:table-cell>
          <table:table-cell office:value-type="string">
            <text:p>72,858940</text:p>
          </table:table-cell>
          <table:table-cell office:value-type="string">
            <text:p>5703,211914</text:p>
          </table:table-cell>
          <table:table-cell office:value-type="string">
            <text:p>79,067856</text:p>
          </table:table-cell>
          <table:table-cell office:value-type="string">
            <text:p>653,380432</text:p>
          </table:table-cell>
          <table:table-cell office:value-type="string">
            <text:p>18,589209</text:p>
          </table:table-cell>
          <table:table-cell office:value-type="string">
            <text:p>28,709631</text:p>
          </table:table-cell>
          <table:table-cell office:value-type="string">
            <text:p>5,045106</text:p>
          </table:table-cell>
          <table:table-cell office:value-type="string">
            <text:p>5,879836</text:p>
          </table:table-cell>
          <table:table-cell office:value-type="string">
            <text:p>7,138456</text:p>
          </table:table-cell>
          <table:table-cell office:value-type="string">
            <text:p>116,081764</text:p>
          </table:table-cell>
          <table:table-cell office:value-type="string">
            <text:p>5,426973</text:p>
          </table:table-cell>
          <table:table-cell office:value-type="string">
            <text:p>5061,978027</text:p>
          </table:table-cell>
          <table:table-cell office:value-type="string">
            <text:p>133,415878</text:p>
          </table:table-cell>
          <table:table-cell office:value-type="string">
            <text:p>57,128708</text:p>
          </table:table-cell>
          <table:table-cell office:value-type="string">
            <text:p>7,43879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8,179672</text:p>
          </table:table-cell>
          <table:table-cell office:value-type="string">
            <text:p>18,076559</text:p>
          </table:table-cell>
          <table:table-cell office:value-type="string">
            <text:p>99,366310</text:p>
          </table:table-cell>
          <table:table-cell office:value-type="string">
            <text:p>8,676005</text:p>
          </table:table-cell>
          <table:table-cell office:value-type="string">
            <text:p>50,975060</text:p>
          </table:table-cell>
          <table:table-cell office:value-type="string">
            <text:p>9,192108</text:p>
          </table:table-cell>
          <table:table-cell office:value-type="string">
            <text:p>78,797493</text:p>
          </table:table-cell>
          <table:table-cell office:value-type="string">
            <text:p>9,538081</text:p>
          </table:table-cell>
          <table:table-cell office:value-type="string">
            <text:p>17,653263</text:p>
          </table:table-cell>
          <table:table-cell office:value-type="string">
            <text:p>9,884009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51,483009</text:p>
          </table:table-cell>
          <table:table-cell office:value-type="string">
            <text:p>18,573591</text:p>
          </table:table-cell>
        </table:table-row>
        <table:table-row table:style-name="ro1">
          <table:table-cell office:value-type="string">
            <text:p>AFR48 <text:s text:c="5"/></text:p>
          </table:table-cell>
          <table:table-cell office:value-type="string">
            <text:p>433,068237</text:p>
          </table:table-cell>
          <table:table-cell office:value-type="string">
            <text:p>544,344421</text:p>
          </table:table-cell>
          <table:table-cell office:value-type="string">
            <text:p>1165,845825</text:p>
          </table:table-cell>
          <table:table-cell office:value-type="string">
            <text:p>392,712616</text:p>
          </table:table-cell>
          <table:table-cell office:value-type="string">
            <text:p>3266,607178</text:p>
          </table:table-cell>
          <table:table-cell office:value-type="string">
            <text:p>154,719620</text:p>
          </table:table-cell>
          <table:table-cell office:value-type="string">
            <text:p>8312,710938</text:p>
          </table:table-cell>
          <table:table-cell office:value-type="string">
            <text:p>215,227814</text:p>
          </table:table-cell>
          <table:table-cell office:value-type="string">
            <text:p>376,221313</text:p>
          </table:table-cell>
          <table:table-cell office:value-type="string">
            <text:p>28,540773</text:p>
          </table:table-cell>
          <table:table-cell office:value-type="string">
            <text:p>1355,870483</text:p>
          </table:table-cell>
          <table:table-cell office:value-type="string">
            <text:p>39,442497</text:p>
          </table:table-cell>
          <table:table-cell office:value-type="string">
            <text:p>3981,617920</text:p>
          </table:table-cell>
          <table:table-cell office:value-type="string">
            <text:p>75,905060</text:p>
          </table:table-cell>
          <table:table-cell office:value-type="string">
            <text:p>7648,501465</text:p>
          </table:table-cell>
          <table:table-cell office:value-type="string">
            <text:p>110,799316</text:p>
          </table:table-cell>
          <table:table-cell office:value-type="string">
            <text:p>7827,731934</text:p>
          </table:table-cell>
          <table:table-cell office:value-type="string">
            <text:p>106,604301</text:p>
          </table:table-cell>
          <table:table-cell office:value-type="string">
            <text:p>326,976654</text:p>
          </table:table-cell>
          <table:table-cell office:value-type="string">
            <text:p>10,135351</text:p>
          </table:table-cell>
          <table:table-cell office:value-type="string">
            <text:p>8,874176</text:p>
          </table:table-cell>
          <table:table-cell office:value-type="string">
            <text:p>4,121957</text:p>
          </table:table-cell>
          <table:table-cell office:value-type="string">
            <text:p>11,310631</text:p>
          </table:table-cell>
          <table:table-cell office:value-type="string">
            <text:p>6,819452</text:p>
          </table:table-cell>
          <table:table-cell office:value-type="string">
            <text:p>56,531670</text:p>
          </table:table-cell>
          <table:table-cell office:value-type="string">
            <text:p>4,112912</text:p>
          </table:table-cell>
          <table:table-cell office:value-type="string">
            <text:p>1613,858643</text:p>
          </table:table-cell>
          <table:table-cell office:value-type="string">
            <text:p>44,377106</text:p>
          </table:table-cell>
          <table:table-cell office:value-type="string">
            <text:p>41,596413</text:p>
          </table:table-cell>
          <table:table-cell office:value-type="string">
            <text:p>6,42503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28,121902</text:p>
          </table:table-cell>
          <table:table-cell office:value-type="string">
            <text:p>17,971153</text:p>
          </table:table-cell>
          <table:table-cell office:value-type="string">
            <text:p>73,617073</text:p>
          </table:table-cell>
          <table:table-cell office:value-type="string">
            <text:p>7,555698</text:p>
          </table:table-cell>
          <table:table-cell office:value-type="string">
            <text:p>76,258568</text:p>
          </table:table-cell>
          <table:table-cell office:value-type="string">
            <text:p>8,214348</text:p>
          </table:table-cell>
          <table:table-cell office:value-type="string">
            <text:p>59,028488</text:p>
          </table:table-cell>
          <table:table-cell office:value-type="string">
            <text:p>8,403279</text:p>
          </table:table-cell>
          <table:table-cell office:value-type="string">
            <text:p>16,763313</text:p>
          </table:table-cell>
          <table:table-cell office:value-type="string">
            <text:p>8,683491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47,253868</text:p>
          </table:table-cell>
          <table:table-cell office:value-type="string">
            <text:p>16,259884</text:p>
          </table:table-cell>
        </table:table-row>
        <table:table-row table:style-name="ro1">
          <table:table-cell office:value-type="string">
            <text:p>AFR49 <text:s text:c="5"/></text:p>
          </table:table-cell>
          <table:table-cell office:value-type="string">
            <text:p>284,149811</text:p>
          </table:table-cell>
          <table:table-cell office:value-type="string">
            <text:p>586,618530</text:p>
          </table:table-cell>
          <table:table-cell office:value-type="string">
            <text:p>3234,522461</text:p>
          </table:table-cell>
          <table:table-cell office:value-type="string">
            <text:p>434,080231</text:p>
          </table:table-cell>
          <table:table-cell office:value-type="string">
            <text:p>11448,961914</text:p>
          </table:table-cell>
          <table:table-cell office:value-type="string">
            <text:p>311,609467</text:p>
          </table:table-cell>
          <table:table-cell office:value-type="string">
            <text:p>21006,240234</text:p>
          </table:table-cell>
          <table:table-cell office:value-type="string">
            <text:p>492,355194</text:p>
          </table:table-cell>
          <table:table-cell office:value-type="string">
            <text:p>166,232254</text:p>
          </table:table-cell>
          <table:table-cell office:value-type="string">
            <text:p>28,819637</text:p>
          </table:table-cell>
          <table:table-cell office:value-type="string">
            <text:p>1691,933350</text:p>
          </table:table-cell>
          <table:table-cell office:value-type="string">
            <text:p>46,177055</text:p>
          </table:table-cell>
          <table:table-cell office:value-type="string">
            <text:p>3432,159180</text:p>
          </table:table-cell>
          <table:table-cell office:value-type="string">
            <text:p>67,328712</text:p>
          </table:table-cell>
          <table:table-cell office:value-type="string">
            <text:p>6449,140625</text:p>
          </table:table-cell>
          <table:table-cell office:value-type="string">
            <text:p>94,233475</text:p>
          </table:table-cell>
          <table:table-cell office:value-type="string">
            <text:p>7734,128906</text:p>
          </table:table-cell>
          <table:table-cell office:value-type="string">
            <text:p>105,527168</text:p>
          </table:table-cell>
          <table:table-cell office:value-type="string">
            <text:p>710,378296</text:p>
          </table:table-cell>
          <table:table-cell office:value-type="string">
            <text:p>20,018652</text:p>
          </table:table-cell>
          <table:table-cell office:value-type="string">
            <text:p>29,433891</text:p>
          </table:table-cell>
          <table:table-cell office:value-type="string">
            <text:p>4,874221</text:p>
          </table:table-cell>
          <table:table-cell office:value-type="string">
            <text:p>10,721880</text:p>
          </table:table-cell>
          <table:table-cell office:value-type="string">
            <text:p>7,046005</text:p>
          </table:table-cell>
          <table:table-cell office:value-type="string">
            <text:p>155,358826</text:p>
          </table:table-cell>
          <table:table-cell office:value-type="string">
            <text:p>5,856842</text:p>
          </table:table-cell>
          <table:table-cell office:value-type="string">
            <text:p>4822,090332</text:p>
          </table:table-cell>
          <table:table-cell office:value-type="string">
            <text:p>127,183914</text:p>
          </table:table-cell>
          <table:table-cell office:value-type="string">
            <text:p>44,972122</text:p>
          </table:table-cell>
          <table:table-cell office:value-type="string">
            <text:p>6,98438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4,533936</text:p>
          </table:table-cell>
          <table:table-cell office:value-type="string">
            <text:p>18,012402</text:p>
          </table:table-cell>
          <table:table-cell office:value-type="string">
            <text:p>156,860764</text:p>
          </table:table-cell>
          <table:table-cell office:value-type="string">
            <text:p>8,667563</text:p>
          </table:table-cell>
          <table:table-cell office:value-type="string">
            <text:p>42,022537</text:p>
          </table:table-cell>
          <table:table-cell office:value-type="string">
            <text:p>8,775933</text:p>
          </table:table-cell>
          <table:table-cell office:value-type="string">
            <text:p>88,088348</text:p>
          </table:table-cell>
          <table:table-cell office:value-type="string">
            <text:p>9,175432</text:p>
          </table:table-cell>
          <table:table-cell office:value-type="string">
            <text:p>31,731876</text:p>
          </table:table-cell>
          <table:table-cell office:value-type="string">
            <text:p>9,501088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51,768234</text:p>
          </table:table-cell>
          <table:table-cell office:value-type="string">
            <text:p>17,719955</text:p>
          </table:table-cell>
        </table:table-row>
        <table:table-row table:style-name="ro1">
          <table:table-cell office:value-type="string">
            <text:p>AFR50 <text:s text:c="5"/></text:p>
          </table:table-cell>
          <table:table-cell office:value-type="string">
            <text:p>766,588135</text:p>
          </table:table-cell>
          <table:table-cell office:value-type="string">
            <text:p>348,475281</text:p>
          </table:table-cell>
          <table:table-cell office:value-type="string">
            <text:p>409,496948</text:p>
          </table:table-cell>
          <table:table-cell office:value-type="string">
            <text:p>351,287231</text:p>
          </table:table-cell>
          <table:table-cell office:value-type="string">
            <text:p>368,359833</text:p>
          </table:table-cell>
          <table:table-cell office:value-type="string">
            <text:p>44,20137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4,771511</text:p>
          </table:table-cell>
          <table:table-cell office:value-type="string">
            <text:p>15,678936</text:p>
          </table:table-cell>
          <table:table-cell office:value-type="string">
            <text:p>12,357205</text:p>
          </table:table-cell>
          <table:table-cell office:value-type="string">
            <text:p>13,499950</text:p>
          </table:table-cell>
          <table:table-cell office:value-type="string">
            <text:p>30,557810</text:p>
          </table:table-cell>
          <table:table-cell office:value-type="string">
            <text:p>9,766376</text:p>
          </table:table-cell>
          <table:table-cell office:value-type="string">
            <text:p>3,539840</text:p>
          </table:table-cell>
          <table:table-cell office:value-type="string">
            <text:p>7,869907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3,991030</text:p>
          </table:table-cell>
          <table:table-cell office:value-type="string">
            <text:p>6,731739</text:p>
          </table:table-cell>
          <table:table-cell table:number-columns-repeated="24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FR51 <text:s text:c="5"/></text:p>
          </table:table-cell>
          <table:table-cell office:value-type="string">
            <text:p>549,600952</text:p>
          </table:table-cell>
          <table:table-cell office:value-type="string">
            <text:p>3232,820557</text:p>
          </table:table-cell>
          <table:table-cell office:value-type="string">
            <text:p>41250,960938</text:p>
          </table:table-cell>
          <table:table-cell office:value-type="string">
            <text:p>2376,376709</text:p>
          </table:table-cell>
          <table:table-cell office:value-type="string">
            <text:p>273462,062500</text:p>
          </table:table-cell>
          <table:table-cell office:value-type="string">
            <text:p>6508,128906</text:p>
          </table:table-cell>
          <table:table-cell office:value-type="string">
            <text:p>797087,750000</text:p>
          </table:table-cell>
          <table:table-cell office:value-type="string">
            <text:p>17633,078125</text:p>
          </table:table-cell>
          <table:table-cell office:value-type="string">
            <text:p>938,453064</text:p>
          </table:table-cell>
          <table:table-cell office:value-type="string">
            <text:p>191,502136</text:p>
          </table:table-cell>
          <table:table-cell office:value-type="string">
            <text:p>17702,523438</text:p>
          </table:table-cell>
          <table:table-cell office:value-type="string">
            <text:p>397,013000</text:p>
          </table:table-cell>
          <table:table-cell office:value-type="string">
            <text:p>55292,355469</text:p>
          </table:table-cell>
          <table:table-cell office:value-type="string">
            <text:p>974,437561</text:p>
          </table:table-cell>
          <table:table-cell office:value-type="string">
            <text:p>94442,171875</text:p>
          </table:table-cell>
          <table:table-cell office:value-type="string">
            <text:p>1335,155029</text:p>
          </table:table-cell>
          <table:table-cell office:value-type="string">
            <text:p>188858,875000</text:p>
          </table:table-cell>
          <table:table-cell office:value-type="string">
            <text:p>2480,709961</text:p>
          </table:table-cell>
          <table:table-cell office:value-type="string">
            <text:p>25784,529297</text:p>
          </table:table-cell>
          <table:table-cell office:value-type="string">
            <text:p>687,634399</text:p>
          </table:table-cell>
          <table:table-cell office:value-type="string">
            <text:p>347,509644</text:p>
          </table:table-cell>
          <table:table-cell office:value-type="string">
            <text:p>34,141804</text:p>
          </table:table-cell>
          <table:table-cell office:value-type="string">
            <text:p>421,139008</text:p>
          </table:table-cell>
          <table:table-cell office:value-type="string">
            <text:p>24,442015</text:p>
          </table:table-cell>
          <table:table-cell office:value-type="string">
            <text:p>4613,342773</text:p>
          </table:table-cell>
          <table:table-cell office:value-type="string">
            <text:p>113,869247</text:p>
          </table:table-cell>
          <table:table-cell office:value-type="string">
            <text:p>228734,343750</text:p>
          </table:table-cell>
          <table:table-cell office:value-type="string">
            <text:p>5942,619629</text:p>
          </table:table-cell>
          <table:table-cell office:value-type="string">
            <text:p>114,094177</text:p>
          </table:table-cell>
          <table:table-cell office:value-type="string">
            <text:p>28,723028</text:p>
          </table:table-cell>
          <table:table-cell office:value-type="string">
            <text:p>458,373962</text:p>
          </table:table-cell>
          <table:table-cell office:value-type="string">
            <text:p>35,306995</text:p>
          </table:table-cell>
          <table:table-cell office:value-type="string">
            <text:p>3503,616699</text:p>
          </table:table-cell>
          <table:table-cell office:value-type="string">
            <text:p>78,226974</text:p>
          </table:table-cell>
          <table:table-cell office:value-type="string">
            <text:p>860,732971</text:p>
          </table:table-cell>
          <table:table-cell office:value-type="string">
            <text:p>36,725567</text:p>
          </table:table-cell>
          <table:table-cell office:value-type="string">
            <text:p>666,783630</text:p>
          </table:table-cell>
          <table:table-cell office:value-type="string">
            <text:p>37,140465</text:p>
          </table:table-cell>
          <table:table-cell office:value-type="string">
            <text:p>1810,428589</text:p>
          </table:table-cell>
          <table:table-cell office:value-type="string">
            <text:p>51,643173</text:p>
          </table:table-cell>
          <table:table-cell office:value-type="string">
            <text:p>1050,396606</text:p>
          </table:table-cell>
          <table:table-cell office:value-type="string">
            <text:p>49,445614</text:p>
          </table:table-cell>
          <table:table-cell office:value-type="string">
            <text:p>407,274414</text:p>
          </table:table-cell>
          <table:table-cell office:value-type="string">
            <text:p>206,256653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276,876709</text:p>
          </table:table-cell>
          <table:table-cell office:value-type="string">
            <text:p>79,965263</text:p>
          </table:table-cell>
        </table:table-row>
        <table:table-row table:style-name="ro1">
          <table:table-cell office:value-type="string">
            <text:p>AFR5 <text:s text:c="6"/></text:p>
          </table:table-cell>
          <table:table-cell office:value-type="string">
            <text:p>3155,905518</text:p>
          </table:table-cell>
          <table:table-cell office:value-type="string">
            <text:p>673,958313</text:p>
          </table:table-cell>
          <table:table-cell office:value-type="string">
            <text:p>1926,054077</text:p>
          </table:table-cell>
          <table:table-cell office:value-type="string">
            <text:p>421,478363</text:p>
          </table:table-cell>
          <table:table-cell office:value-type="string">
            <text:p>6231,874023</text:p>
          </table:table-cell>
          <table:table-cell office:value-type="string">
            <text:p>209,062210</text:p>
          </table:table-cell>
          <table:table-cell office:value-type="string">
            <text:p>11158,950195</text:p>
          </table:table-cell>
          <table:table-cell office:value-type="string">
            <text:p>278,620575</text:p>
          </table:table-cell>
          <table:table-cell office:value-type="string">
            <text:p>155,251587</text:p>
          </table:table-cell>
          <table:table-cell office:value-type="string">
            <text:p>27,924007</text:p>
          </table:table-cell>
          <table:table-cell office:value-type="string">
            <text:p>1840,082886</text:p>
          </table:table-cell>
          <table:table-cell office:value-type="string">
            <text:p>48,760929</text:p>
          </table:table-cell>
          <table:table-cell office:value-type="string">
            <text:p>4303,189941</text:p>
          </table:table-cell>
          <table:table-cell office:value-type="string">
            <text:p>82,201874</text:p>
          </table:table-cell>
          <table:table-cell office:value-type="string">
            <text:p>2327,041260</text:p>
          </table:table-cell>
          <table:table-cell office:value-type="string">
            <text:p>37,560219</text:p>
          </table:table-cell>
          <table:table-cell office:value-type="string">
            <text:p>4908,543457</text:p>
          </table:table-cell>
          <table:table-cell office:value-type="string">
            <text:p>68,692009</text:p>
          </table:table-cell>
          <table:table-cell office:value-type="string">
            <text:p>538,717773</text:p>
          </table:table-cell>
          <table:table-cell office:value-type="string">
            <text:p>15,688264</text:p>
          </table:table-cell>
          <table:table-cell office:value-type="string">
            <text:p>25,056496</text:p>
          </table:table-cell>
          <table:table-cell office:value-type="string">
            <text:p>5,071262</text:p>
          </table:table-cell>
          <table:table-cell office:value-type="string">
            <text:p>15,521238</text:p>
          </table:table-cell>
          <table:table-cell office:value-type="string">
            <text:p>7,273331</text:p>
          </table:table-cell>
          <table:table-cell office:value-type="string">
            <text:p>88,332077</text:p>
          </table:table-cell>
          <table:table-cell office:value-type="string">
            <text:p>5,146781</text:p>
          </table:table-cell>
          <table:table-cell office:value-type="string">
            <text:p>2496,384277</text:p>
          </table:table-cell>
          <table:table-cell office:value-type="string">
            <text:p>67,143608</text:p>
          </table:table-cell>
          <table:table-cell office:value-type="string">
            <text:p>49,600597</text:p>
          </table:table-cell>
          <table:table-cell office:value-type="string">
            <text:p>7,61584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4,026745</text:p>
          </table:table-cell>
          <table:table-cell office:value-type="string">
            <text:p>18,132389</text:p>
          </table:table-cell>
          <table:table-cell office:value-type="string">
            <text:p>48,272797</text:p>
          </table:table-cell>
          <table:table-cell office:value-type="string">
            <text:p>8,731816</text:p>
          </table:table-cell>
          <table:table-cell office:value-type="string">
            <text:p>27,169331</text:p>
          </table:table-cell>
          <table:table-cell office:value-type="string">
            <text:p>9,425128</text:p>
          </table:table-cell>
          <table:table-cell office:value-type="string">
            <text:p>55,778297</text:p>
          </table:table-cell>
          <table:table-cell office:value-type="string">
            <text:p>9,785129</text:p>
          </table:table-cell>
          <table:table-cell office:value-type="string">
            <text:p>23,011707</text:p>
          </table:table-cell>
          <table:table-cell office:value-type="string">
            <text:p>10,260098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54,344322</text:p>
          </table:table-cell>
          <table:table-cell office:value-type="string">
            <text:p>19,166681</text:p>
          </table:table-cell>
        </table:table-row>
        <table:table-row table:style-name="ro1">
          <table:table-cell office:value-type="string">
            <text:p>AFR52 <text:s text:c="5"/></text:p>
          </table:table-cell>
          <table:table-cell office:value-type="string">
            <text:p>2353,570313</text:p>
          </table:table-cell>
          <table:table-cell office:value-type="string">
            <text:p>653,263000</text:p>
          </table:table-cell>
          <table:table-cell office:value-type="string">
            <text:p>574,638733</text:p>
          </table:table-cell>
          <table:table-cell office:value-type="string">
            <text:p>406,017670</text:p>
          </table:table-cell>
          <table:table-cell office:value-type="string">
            <text:p>881,312134</text:p>
          </table:table-cell>
          <table:table-cell office:value-type="string">
            <text:p>130,647873</text:p>
          </table:table-cell>
          <table:table-cell office:value-type="string">
            <text:p>1355,495483</text:p>
          </table:table-cell>
          <table:table-cell office:value-type="string">
            <text:p>81,936066</text:p>
          </table:table-cell>
          <table:table-cell office:value-type="string">
            <text:p>3,312599</text:p>
          </table:table-cell>
          <table:table-cell office:value-type="string">
            <text:p>23,188297</text:p>
          </table:table-cell>
          <table:table-cell office:value-type="string">
            <text:p>934,750916</text:p>
          </table:table-cell>
          <table:table-cell office:value-type="string">
            <text:p>32,699394</text:p>
          </table:table-cell>
          <table:table-cell office:value-type="string">
            <text:p>353,192078</text:p>
          </table:table-cell>
          <table:table-cell office:value-type="string">
            <text:p>19,031939</text:p>
          </table:table-cell>
          <table:table-cell office:value-type="string">
            <text:p>2671,854736</text:p>
          </table:table-cell>
          <table:table-cell office:value-type="string">
            <text:p>42,844688</text:p>
          </table:table-cell>
          <table:table-cell office:value-type="string">
            <text:p>677,240906</text:p>
          </table:table-cell>
          <table:table-cell office:value-type="string">
            <text:p>16,963310</text:p>
          </table:table-cell>
          <table:table-cell office:value-type="string">
            <text:p>62,632633</text:p>
          </table:table-cell>
          <table:table-cell office:value-type="string">
            <text:p>5,42585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,968435</text:p>
          </table:table-cell>
          <table:table-cell office:value-type="string">
            <text:p>7,493602</text:p>
          </table:table-cell>
          <table:table-cell office:value-type="string">
            <text:p>16,619682</text:p>
          </table:table-cell>
          <table:table-cell office:value-type="string">
            <text:p>4,880330</text:p>
          </table:table-cell>
          <table:table-cell office:value-type="string">
            <text:p>424,683624</text:p>
          </table:table-cell>
          <table:table-cell office:value-type="string">
            <text:p>15,819029</text:p>
          </table:table-cell>
          <table:table-cell office:value-type="string">
            <text:p>58,214115</text:p>
          </table:table-cell>
          <table:table-cell office:value-type="string">
            <text:p>8,37066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0,550446</text:p>
          </table:table-cell>
          <table:table-cell office:value-type="string">
            <text:p>18,470716</text:p>
          </table:table-cell>
          <table:table-cell office:value-type="string">
            <text:p>51,016788</text:p>
          </table:table-cell>
          <table:table-cell office:value-type="string">
            <text:p>9,717845</text:p>
          </table:table-cell>
          <table:table-cell office:value-type="string">
            <text:p>18,046778</text:p>
          </table:table-cell>
          <table:table-cell office:value-type="string">
            <text:p>10,517070</text:p>
          </table:table-cell>
          <table:table-cell office:value-type="string">
            <text:p>27,672779</text:p>
          </table:table-cell>
          <table:table-cell office:value-type="string">
            <text:p>10,827578</text:p>
          </table:table-cell>
          <table:table-cell office:value-type="string">
            <text:p>11,576361</text:p>
          </table:table-cell>
          <table:table-cell office:value-type="string">
            <text:p>11,416022</text:p>
          </table:table-cell>
          <table:table-cell office:value-type="string">
            <text:p>39,275867</text:p>
          </table:table-cell>
          <table:table-cell office:value-type="string">
            <text:p>34,05897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71,353645</text:p>
          </table:table-cell>
          <table:table-cell office:value-type="string">
            <text:p>21,353596</text:p>
          </table:table-cell>
        </table:table-row>
        <table:table-row table:style-name="ro1">
          <table:table-cell office:value-type="string">
            <text:p>AFR53 <text:s text:c="5"/></text:p>
          </table:table-cell>
          <table:table-cell office:value-type="string">
            <text:p>1680,624634</text:p>
          </table:table-cell>
          <table:table-cell office:value-type="string">
            <text:p>706,770630</text:p>
          </table:table-cell>
          <table:table-cell office:value-type="string">
            <text:p>1023,065735</text:p>
          </table:table-cell>
          <table:table-cell office:value-type="string">
            <text:p>418,820862</text:p>
          </table:table-cell>
          <table:table-cell office:value-type="string">
            <text:p>602,529663</text:p>
          </table:table-cell>
          <table:table-cell office:value-type="string">
            <text:p>132,572906</text:p>
          </table:table-cell>
          <table:table-cell office:value-type="string">
            <text:p>395,894989</text:p>
          </table:table-cell>
          <table:table-cell office:value-type="string">
            <text:p>71,090263</text:p>
          </table:table-cell>
          <table:table-cell office:value-type="string">
            <text:p>25,925508</text:p>
          </table:table-cell>
          <table:table-cell office:value-type="string">
            <text:p>23,821474</text:p>
          </table:table-cell>
          <table:table-cell office:value-type="string">
            <text:p>265,584869</text:p>
          </table:table-cell>
          <table:table-cell office:value-type="string">
            <text:p>23,560556</text:p>
          </table:table-cell>
          <table:table-cell office:value-type="string">
            <text:p>7,411894</text:p>
          </table:table-cell>
          <table:table-cell office:value-type="string">
            <text:p>14,954354</text:p>
          </table:table-cell>
          <table:table-cell office:value-type="string">
            <text:p>413,189056</text:p>
          </table:table-cell>
          <table:table-cell office:value-type="string">
            <text:p>14,002399</text:p>
          </table:table-cell>
          <table:table-cell office:value-type="string">
            <text:p>155,397049</text:p>
          </table:table-cell>
          <table:table-cell office:value-type="string">
            <text:p>12,048450</text:p>
          </table:table-cell>
          <table:table-cell office:value-type="string">
            <text:p>32,108292</text:p>
          </table:table-cell>
          <table:table-cell office:value-type="string">
            <text:p>5,561624</text:p>
          </table:table-cell>
          <table:table-cell office:value-type="string">
            <text:p>2,639052</text:p>
          </table:table-cell>
          <table:table-cell office:value-type="string">
            <text:p>5,742360</text:p>
          </table:table-cell>
          <table:table-cell office:value-type="string">
            <text:p>12,926331</text:p>
          </table:table-cell>
          <table:table-cell office:value-type="string">
            <text:p>7,719741</text:p>
          </table:table-cell>
          <table:table-cell office:value-type="string">
            <text:p>23,108150</text:p>
          </table:table-cell>
          <table:table-cell office:value-type="string">
            <text:p>5,388676</text:p>
          </table:table-cell>
          <table:table-cell office:value-type="string">
            <text:p>140,079651</text:p>
          </table:table-cell>
          <table:table-cell office:value-type="string">
            <text:p>11,009852</text:p>
          </table:table-cell>
          <table:table-cell office:value-type="string">
            <text:p>70,552734</text:p>
          </table:table-cell>
          <table:table-cell office:value-type="string">
            <text:p>9,35364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9,428011</text:p>
          </table:table-cell>
          <table:table-cell office:value-type="string">
            <text:p>18,859814</text:p>
          </table:table-cell>
          <table:table-cell office:value-type="string">
            <text:p>55,414116</text:p>
          </table:table-cell>
          <table:table-cell office:value-type="string">
            <text:p>10,748007</text:p>
          </table:table-cell>
          <table:table-cell office:value-type="string">
            <text:p>34,050335</text:p>
          </table:table-cell>
          <table:table-cell office:value-type="string">
            <text:p>11,368337</text:p>
          </table:table-cell>
          <table:table-cell office:value-type="string">
            <text:p>40,952419</text:p>
          </table:table-cell>
          <table:table-cell office:value-type="string">
            <text:p>11,951936</text:p>
          </table:table-cell>
          <table:table-cell office:value-type="string">
            <text:p>6,578706</text:p>
          </table:table-cell>
          <table:table-cell office:value-type="string">
            <text:p>12,525682</text:p>
          </table:table-cell>
          <table:table-cell office:value-type="string">
            <text:p>88,709511</text:p>
          </table:table-cell>
          <table:table-cell office:value-type="string">
            <text:p>32,293140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70,809410</text:p>
          </table:table-cell>
          <table:table-cell office:value-type="string">
            <text:p>23,701143</text:p>
          </table:table-cell>
        </table:table-row>
        <table:table-row table:style-name="ro1">
          <table:table-cell office:value-type="string">
            <text:p>AFR54 <text:s text:c="5"/></text:p>
          </table:table-cell>
          <table:table-cell office:value-type="string">
            <text:p>1109,961304</text:p>
          </table:table-cell>
          <table:table-cell office:value-type="string">
            <text:p>535,543274</text:p>
          </table:table-cell>
          <table:table-cell office:value-type="string">
            <text:p>385,748474</text:p>
          </table:table-cell>
          <table:table-cell office:value-type="string">
            <text:p>374,456512</text:p>
          </table:table-cell>
          <table:table-cell office:value-type="string">
            <text:p>663,471252</text:p>
          </table:table-cell>
          <table:table-cell office:value-type="string">
            <text:p>118,782219</text:p>
          </table:table-cell>
          <table:table-cell office:value-type="string">
            <text:p>976,139587</text:p>
          </table:table-cell>
          <table:table-cell office:value-type="string">
            <text:p>70,158928</text:p>
          </table:table-cell>
          <table:table-cell office:value-type="string">
            <text:p>21,983614</text:p>
          </table:table-cell>
          <table:table-cell office:value-type="string">
            <text:p>19,278795</text:p>
          </table:table-cell>
          <table:table-cell office:value-type="string">
            <text:p>631,080322</text:p>
          </table:table-cell>
          <table:table-cell office:value-type="string">
            <text:p>25,636370</text:p>
          </table:table-cell>
          <table:table-cell office:value-type="string">
            <text:p>151,460815</text:p>
          </table:table-cell>
          <table:table-cell office:value-type="string">
            <text:p>14,136537</text:p>
          </table:table-cell>
          <table:table-cell office:value-type="string">
            <text:p>1726,113647</text:p>
          </table:table-cell>
          <table:table-cell office:value-type="string">
            <text:p>29,601620</text:p>
          </table:table-cell>
          <table:table-cell office:value-type="string">
            <text:p>377,165649</text:p>
          </table:table-cell>
          <table:table-cell office:value-type="string">
            <text:p>13,337996</text:p>
          </table:table-cell>
          <table:table-cell office:value-type="string">
            <text:p>40,852077</text:p>
          </table:table-cell>
          <table:table-cell office:value-type="string">
            <text:p>4,467862</text:p>
          </table:table-cell>
          <table:table-cell office:value-type="string">
            <text:p>4,113792</text:p>
          </table:table-cell>
          <table:table-cell office:value-type="string">
            <text:p>4,375309</text:p>
          </table:table-cell>
          <table:table-cell office:value-type="string">
            <text:p>8,031856</text:p>
          </table:table-cell>
          <table:table-cell office:value-type="string">
            <text:p>7,000115</text:p>
          </table:table-cell>
          <table:table-cell office:value-type="string">
            <text:p>16,790359</text:p>
          </table:table-cell>
          <table:table-cell office:value-type="string">
            <text:p>4,136902</text:p>
          </table:table-cell>
          <table:table-cell office:value-type="string">
            <text:p>296,952942</text:p>
          </table:table-cell>
          <table:table-cell office:value-type="string">
            <text:p>12,714787</text:p>
          </table:table-cell>
          <table:table-cell office:value-type="string">
            <text:p>38,930012</text:p>
          </table:table-cell>
          <table:table-cell office:value-type="string">
            <text:p>7,0377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3,849899</text:p>
          </table:table-cell>
          <table:table-cell office:value-type="string">
            <text:p>17,854733</text:p>
          </table:table-cell>
          <table:table-cell office:value-type="string">
            <text:p>50,339390</text:p>
          </table:table-cell>
          <table:table-cell office:value-type="string">
            <text:p>8,053202</text:p>
          </table:table-cell>
          <table:table-cell office:value-type="string">
            <text:p>15,849982</text:p>
          </table:table-cell>
          <table:table-cell office:value-type="string">
            <text:p>8,650632</text:p>
          </table:table-cell>
          <table:table-cell office:value-type="string">
            <text:p>24,575827</text:p>
          </table:table-cell>
          <table:table-cell office:value-type="string">
            <text:p>9,053573</text:p>
          </table:table-cell>
          <table:table-cell office:value-type="string">
            <text:p>20,347998</text:p>
          </table:table-cell>
          <table:table-cell office:value-type="string">
            <text:p>9,448924</text:p>
          </table:table-cell>
          <table:table-cell office:value-type="string">
            <text:p>4,060492</text:p>
          </table:table-cell>
          <table:table-cell office:value-type="string">
            <text:p>31,58507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66,552368</text:p>
          </table:table-cell>
          <table:table-cell office:value-type="string">
            <text:p>17,980341</text:p>
          </table:table-cell>
        </table:table-row>
        <table:table-row table:style-name="ro1">
          <table:table-cell office:value-type="string">
            <text:p>AFR55 <text:s text:c="5"/></text:p>
          </table:table-cell>
          <table:table-cell office:value-type="string">
            <text:p>2645,711182</text:p>
          </table:table-cell>
          <table:table-cell office:value-type="string">
            <text:p>2094,864502</text:p>
          </table:table-cell>
          <table:table-cell office:value-type="string">
            <text:p>34060,281250</text:p>
          </table:table-cell>
          <table:table-cell office:value-type="string">
            <text:p>1779,905029</text:p>
          </table:table-cell>
          <table:table-cell office:value-type="string">
            <text:p>212161,593750</text:p>
          </table:table-cell>
          <table:table-cell office:value-type="string">
            <text:p>5044,572266</text:p>
          </table:table-cell>
          <table:table-cell office:value-type="string">
            <text:p>580301,125000</text:p>
          </table:table-cell>
          <table:table-cell office:value-type="string">
            <text:p>12829,630859</text:p>
          </table:table-cell>
          <table:table-cell office:value-type="string">
            <text:p>599,308533</text:p>
          </table:table-cell>
          <table:table-cell office:value-type="string">
            <text:p>118,003197</text:p>
          </table:table-cell>
          <table:table-cell office:value-type="string">
            <text:p>13122,202148</text:p>
          </table:table-cell>
          <table:table-cell office:value-type="string">
            <text:p>285,534241</text:p>
          </table:table-cell>
          <table:table-cell office:value-type="string">
            <text:p>14102,766602</text:p>
          </table:table-cell>
          <table:table-cell office:value-type="string">
            <text:p>265,623779</text:p>
          </table:table-cell>
          <table:table-cell office:value-type="string">
            <text:p>66464,046875</text:p>
          </table:table-cell>
          <table:table-cell office:value-type="string">
            <text:p>938,603394</text:p>
          </table:table-cell>
          <table:table-cell office:value-type="string">
            <text:p>90903,945313</text:p>
          </table:table-cell>
          <table:table-cell office:value-type="string">
            <text:p>1196,923218</text:p>
          </table:table-cell>
          <table:table-cell office:value-type="string">
            <text:p>15636,378906</text:p>
          </table:table-cell>
          <table:table-cell office:value-type="string">
            <text:p>417,153809</text:p>
          </table:table-cell>
          <table:table-cell office:value-type="string">
            <text:p>280,281006</text:p>
          </table:table-cell>
          <table:table-cell office:value-type="string">
            <text:p>22,092789</text:p>
          </table:table-cell>
          <table:table-cell office:value-type="string">
            <text:p>244,140488</text:p>
          </table:table-cell>
          <table:table-cell office:value-type="string">
            <text:p>16,246204</text:p>
          </table:table-cell>
          <table:table-cell office:value-type="string">
            <text:p>2670,505615</text:p>
          </table:table-cell>
          <table:table-cell office:value-type="string">
            <text:p>66,346008</text:p>
          </table:table-cell>
          <table:table-cell office:value-type="string">
            <text:p>141763,890625</text:p>
          </table:table-cell>
          <table:table-cell office:value-type="string">
            <text:p>3683,615479</text:p>
          </table:table-cell>
          <table:table-cell office:value-type="string">
            <text:p>60,345318</text:p>
          </table:table-cell>
          <table:table-cell office:value-type="string">
            <text:p>18,971115</text:p>
          </table:table-cell>
          <table:table-cell office:value-type="string">
            <text:p>235,787949</text:p>
          </table:table-cell>
          <table:table-cell office:value-type="string">
            <text:p>24,717562</text:p>
          </table:table-cell>
          <table:table-cell office:value-type="string">
            <text:p>2182,022705</text:p>
          </table:table-cell>
          <table:table-cell office:value-type="string">
            <text:p>51,051926</text:p>
          </table:table-cell>
          <table:table-cell office:value-type="string">
            <text:p>301,494019</text:p>
          </table:table-cell>
          <table:table-cell office:value-type="string">
            <text:p>22,247061</text:p>
          </table:table-cell>
          <table:table-cell office:value-type="string">
            <text:p>408,991974</text:p>
          </table:table-cell>
          <table:table-cell office:value-type="string">
            <text:p>23,936981</text:p>
          </table:table-cell>
          <table:table-cell office:value-type="string">
            <text:p>907,763184</text:p>
          </table:table-cell>
          <table:table-cell office:value-type="string">
            <text:p>30,114712</text:p>
          </table:table-cell>
          <table:table-cell office:value-type="string">
            <text:p>571,040161</text:p>
          </table:table-cell>
          <table:table-cell office:value-type="string">
            <text:p>30,247688</text:p>
          </table:table-cell>
          <table:table-cell office:value-type="string">
            <text:p>386,935272</text:p>
          </table:table-cell>
          <table:table-cell office:value-type="string">
            <text:p>115,515793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666,502625</text:p>
          </table:table-cell>
          <table:table-cell office:value-type="string">
            <text:p>50,714348</text:p>
          </table:table-cell>
        </table:table-row>
        <table:table-row table:style-name="ro1">
          <table:table-cell office:value-type="string">
            <text:p>AFR56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4140,027344</text:p>
          </table:table-cell>
          <table:table-cell office:value-type="string">
            <text:p>1796,359497</text:p>
          </table:table-cell>
          <table:table-cell office:value-type="string">
            <text:p>209534,921875</text:p>
          </table:table-cell>
          <table:table-cell office:value-type="string">
            <text:p>5008,470215</text:p>
          </table:table-cell>
          <table:table-cell office:value-type="string">
            <text:p>581600,375000</text:p>
          </table:table-cell>
          <table:table-cell office:value-type="string">
            <text:p>12858,268555</text:p>
          </table:table-cell>
          <table:table-cell office:value-type="string">
            <text:p>348,030304</text:p>
          </table:table-cell>
          <table:table-cell office:value-type="string">
            <text:p>122,838272</text:p>
          </table:table-cell>
          <table:table-cell office:value-type="string">
            <text:p>14726,204102</text:p>
          </table:table-cell>
          <table:table-cell office:value-type="string">
            <text:p>316,177063</text:p>
          </table:table-cell>
          <table:table-cell office:value-type="string">
            <text:p>19343,101563</text:p>
          </table:table-cell>
          <table:table-cell office:value-type="string">
            <text:p>353,635742</text:p>
          </table:table-cell>
          <table:table-cell office:value-type="string">
            <text:p>73521,000000</text:p>
          </table:table-cell>
          <table:table-cell office:value-type="string">
            <text:p>1037,097900</text:p>
          </table:table-cell>
          <table:table-cell office:value-type="string">
            <text:p>104473,218750</text:p>
          </table:table-cell>
          <table:table-cell office:value-type="string">
            <text:p>1374,024292</text:p>
          </table:table-cell>
          <table:table-cell office:value-type="string">
            <text:p>16240,625000</text:p>
          </table:table-cell>
          <table:table-cell office:value-type="string">
            <text:p>433,180359</text:p>
          </table:table-cell>
          <table:table-cell office:value-type="string">
            <text:p>211,292831</text:p>
          </table:table-cell>
          <table:table-cell office:value-type="string">
            <text:p>21,842596</text:p>
          </table:table-cell>
          <table:table-cell office:value-type="string">
            <text:p>265,690613</text:p>
          </table:table-cell>
          <table:table-cell office:value-type="string">
            <text:p>16,460482</text:p>
          </table:table-cell>
          <table:table-cell office:value-type="string">
            <text:p>2896,336670</text:p>
          </table:table-cell>
          <table:table-cell office:value-type="string">
            <text:p>71,620163</text:p>
          </table:table-cell>
          <table:table-cell office:value-type="string">
            <text:p>144028,968750</text:p>
          </table:table-cell>
          <table:table-cell office:value-type="string">
            <text:p>3742,431885</text:p>
          </table:table-cell>
          <table:table-cell office:value-type="string">
            <text:p>67,161049</text:p>
          </table:table-cell>
          <table:table-cell office:value-type="string">
            <text:p>19,179062</text:p>
          </table:table-cell>
          <table:table-cell office:value-type="string">
            <text:p>284,629639</text:p>
          </table:table-cell>
          <table:table-cell office:value-type="string">
            <text:p>25,267311</text:p>
          </table:table-cell>
          <table:table-cell office:value-type="string">
            <text:p>2411,485596</text:p>
          </table:table-cell>
          <table:table-cell office:value-type="string">
            <text:p>55,085850</text:p>
          </table:table-cell>
          <table:table-cell office:value-type="string">
            <text:p>357,080811</text:p>
          </table:table-cell>
          <table:table-cell office:value-type="string">
            <text:p>22,795658</text:p>
          </table:table-cell>
          <table:table-cell office:value-type="string">
            <text:p>450,787537</text:p>
          </table:table-cell>
          <table:table-cell office:value-type="string">
            <text:p>24,579046</text:p>
          </table:table-cell>
          <table:table-cell office:value-type="string">
            <text:p>1002,307495</text:p>
          </table:table-cell>
          <table:table-cell office:value-type="string">
            <text:p>31,606379</text:p>
          </table:table-cell>
          <table:table-cell office:value-type="string">
            <text:p>621,982178</text:p>
          </table:table-cell>
          <table:table-cell office:value-type="string">
            <text:p>31,419407</text:p>
          </table:table-cell>
          <table:table-cell office:value-type="string">
            <text:p>135,890427</text:p>
          </table:table-cell>
          <table:table-cell office:value-type="string">
            <text:p>121,752129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772,554016</text:p>
          </table:table-cell>
          <table:table-cell office:value-type="string">
            <text:p>52,320118</text:p>
          </table:table-cell>
        </table:table-row>
        <table:table-row table:style-name="ro1">
          <table:table-cell office:value-type="string">
            <text:p>AFR57 <text:s text:c="5"/></text:p>
          </table:table-cell>
          <table:table-cell office:value-type="string">
            <text:p>3850,695313</text:p>
          </table:table-cell>
          <table:table-cell office:value-type="string">
            <text:p>3154,145020</text:p>
          </table:table-cell>
          <table:table-cell office:value-type="string">
            <text:p>44847,964844</text:p>
          </table:table-cell>
          <table:table-cell office:value-type="string">
            <text:p>2462,346680</text:p>
          </table:table-cell>
          <table:table-cell office:value-type="string">
            <text:p>271516,625000</text:p>
          </table:table-cell>
          <table:table-cell office:value-type="string">
            <text:p>6463,686523</text:p>
          </table:table-cell>
          <table:table-cell office:value-type="string">
            <text:p>799846,437500</text:p>
          </table:table-cell>
          <table:table-cell office:value-type="string">
            <text:p>17692,339844</text:p>
          </table:table-cell>
          <table:table-cell office:value-type="string">
            <text:p>897,367493</text:p>
          </table:table-cell>
          <table:table-cell office:value-type="string">
            <text:p>188,822922</text:p>
          </table:table-cell>
          <table:table-cell office:value-type="string">
            <text:p>17437,144531</text:p>
          </table:table-cell>
          <table:table-cell office:value-type="string">
            <text:p>391,397247</text:p>
          </table:table-cell>
          <table:table-cell office:value-type="string">
            <text:p>52850,343750</text:p>
          </table:table-cell>
          <table:table-cell office:value-type="string">
            <text:p>933,071655</text:p>
          </table:table-cell>
          <table:table-cell office:value-type="string">
            <text:p>93169,507813</text:p>
          </table:table-cell>
          <table:table-cell office:value-type="string">
            <text:p>1317,423950</text:p>
          </table:table-cell>
          <table:table-cell office:value-type="string">
            <text:p>185052,187500</text:p>
          </table:table-cell>
          <table:table-cell office:value-type="string">
            <text:p>2430,991455</text:p>
          </table:table-cell>
          <table:table-cell office:value-type="string">
            <text:p>25784,005859</text:p>
          </table:table-cell>
          <table:table-cell office:value-type="string">
            <text:p>687,628052</text:p>
          </table:table-cell>
          <table:table-cell office:value-type="string">
            <text:p>346,253387</text:p>
          </table:table-cell>
          <table:table-cell office:value-type="string">
            <text:p>34,170738</text:p>
          </table:table-cell>
          <table:table-cell office:value-type="string">
            <text:p>392,785675</text:p>
          </table:table-cell>
          <table:table-cell office:value-type="string">
            <text:p>24,441671</text:p>
          </table:table-cell>
          <table:table-cell office:value-type="string">
            <text:p>4558,850586</text:p>
          </table:table-cell>
          <table:table-cell office:value-type="string">
            <text:p>112,656570</text:p>
          </table:table-cell>
          <table:table-cell office:value-type="string">
            <text:p>228886,937500</text:p>
          </table:table-cell>
          <table:table-cell office:value-type="string">
            <text:p>5946,586426</text:p>
          </table:table-cell>
          <table:table-cell office:value-type="string">
            <text:p>132,322174</text:p>
          </table:table-cell>
          <table:table-cell office:value-type="string">
            <text:p>29,630268</text:p>
          </table:table-cell>
          <table:table-cell office:value-type="string">
            <text:p>480,219543</text:p>
          </table:table-cell>
          <table:table-cell office:value-type="string">
            <text:p>36,228500</text:p>
          </table:table-cell>
          <table:table-cell office:value-type="string">
            <text:p>3418,392578</text:p>
          </table:table-cell>
          <table:table-cell office:value-type="string">
            <text:p>76,990570</text:p>
          </table:table-cell>
          <table:table-cell office:value-type="string">
            <text:p>883,117065</text:p>
          </table:table-cell>
          <table:table-cell office:value-type="string">
            <text:p>37,910450</text:p>
          </table:table-cell>
          <table:table-cell office:value-type="string">
            <text:p>709,601990</text:p>
          </table:table-cell>
          <table:table-cell office:value-type="string">
            <text:p>38,073616</text:p>
          </table:table-cell>
          <table:table-cell office:value-type="string">
            <text:p>1810,804565</text:p>
          </table:table-cell>
          <table:table-cell office:value-type="string">
            <text:p>52,192776</text:p>
          </table:table-cell>
          <table:table-cell office:value-type="string">
            <text:p>1080,554199</text:p>
          </table:table-cell>
          <table:table-cell office:value-type="string">
            <text:p>50,601974</text:p>
          </table:table-cell>
          <table:table-cell office:value-type="string">
            <text:p>325,275818</text:p>
          </table:table-cell>
          <table:table-cell office:value-type="string">
            <text:p>204,11314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269,797485</text:p>
          </table:table-cell>
          <table:table-cell office:value-type="string">
            <text:p>81,440063</text:p>
          </table:table-cell>
        </table:table-row>
        <table:table-row table:style-name="ro1">
          <table:table-cell office:value-type="string">
            <text:p>AFR58 <text:s text:c="5"/></text:p>
          </table:table-cell>
          <table:table-cell office:value-type="string">
            <text:p>581,817932</text:p>
          </table:table-cell>
          <table:table-cell office:value-type="string">
            <text:p>880,931946</text:p>
          </table:table-cell>
          <table:table-cell office:value-type="string">
            <text:p>9304,826172</text:p>
          </table:table-cell>
          <table:table-cell office:value-type="string">
            <text:p>653,172180</text:p>
          </table:table-cell>
          <table:table-cell office:value-type="string">
            <text:p>58420,117188</text:p>
          </table:table-cell>
          <table:table-cell office:value-type="string">
            <text:p>1386,537964</text:p>
          </table:table-cell>
          <table:table-cell office:value-type="string">
            <text:p>151372,312500</text:p>
          </table:table-cell>
          <table:table-cell office:value-type="string">
            <text:p>3357,597168</text:p>
          </table:table-cell>
          <table:table-cell office:value-type="string">
            <text:p>477,589569</text:p>
          </table:table-cell>
          <table:table-cell office:value-type="string">
            <text:p>49,687607</text:p>
          </table:table-cell>
          <table:table-cell office:value-type="string">
            <text:p>17705,632813</text:p>
          </table:table-cell>
          <table:table-cell office:value-type="string">
            <text:p>349,526886</text:p>
          </table:table-cell>
          <table:table-cell office:value-type="string">
            <text:p>1636,503174</text:p>
          </table:table-cell>
          <table:table-cell office:value-type="string">
            <text:p>43,956661</text:p>
          </table:table-cell>
          <table:table-cell office:value-type="string">
            <text:p>24557,224609</text:p>
          </table:table-cell>
          <table:table-cell office:value-type="string">
            <text:p>346,834290</text:p>
          </table:table-cell>
          <table:table-cell office:value-type="string">
            <text:p>14644,910156</text:p>
          </table:table-cell>
          <table:table-cell office:value-type="string">
            <text:p>195,880737</text:p>
          </table:table-cell>
          <table:table-cell office:value-type="string">
            <text:p>3343,865479</text:p>
          </table:table-cell>
          <table:table-cell office:value-type="string">
            <text:p>89,640511</text:p>
          </table:table-cell>
          <table:table-cell office:value-type="string">
            <text:p>61,161652</text:p>
          </table:table-cell>
          <table:table-cell office:value-type="string">
            <text:p>7,707661</text:p>
          </table:table-cell>
          <table:table-cell office:value-type="string">
            <text:p>42,566311</text:p>
          </table:table-cell>
          <table:table-cell office:value-type="string">
            <text:p>8,331511</text:p>
          </table:table-cell>
          <table:table-cell office:value-type="string">
            <text:p>535,904785</text:p>
          </table:table-cell>
          <table:table-cell office:value-type="string">
            <text:p>14,481223</text:p>
          </table:table-cell>
          <table:table-cell office:value-type="string">
            <text:p>27748,037109</text:p>
          </table:table-cell>
          <table:table-cell office:value-type="string">
            <text:p>722,256958</text:p>
          </table:table-cell>
          <table:table-cell office:value-type="string">
            <text:p>42,120369</text:p>
          </table:table-cell>
          <table:table-cell office:value-type="string">
            <text:p>9,513148</text:p>
          </table:table-cell>
          <table:table-cell office:value-type="string">
            <text:p>164,636688</text:p>
          </table:table-cell>
          <table:table-cell office:value-type="string">
            <text:p>16,925005</text:p>
          </table:table-cell>
          <table:table-cell office:value-type="string">
            <text:p>682,259216</text:p>
          </table:table-cell>
          <table:table-cell office:value-type="string">
            <text:p>23,838099</text:p>
          </table:table-cell>
          <table:table-cell office:value-type="string">
            <text:p>608,440918</text:p>
          </table:table-cell>
          <table:table-cell office:value-type="string">
            <text:p>15,794874</text:p>
          </table:table-cell>
          <table:table-cell office:value-type="string">
            <text:p>96,421547</text:p>
          </table:table-cell>
          <table:table-cell office:value-type="string">
            <text:p>11,927241</text:p>
          </table:table-cell>
          <table:table-cell office:value-type="string">
            <text:p>160,958038</text:p>
          </table:table-cell>
          <table:table-cell office:value-type="string">
            <text:p>12,429520</text:p>
          </table:table-cell>
          <table:table-cell office:value-type="string">
            <text:p>125,213974</text:p>
          </table:table-cell>
          <table:table-cell office:value-type="string">
            <text:p>13,146419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353,901123</text:p>
          </table:table-cell>
          <table:table-cell office:value-type="string">
            <text:p>25,175180</text:p>
          </table:table-cell>
        </table:table-row>
        <table:table-row table:style-name="ro1">
          <table:table-cell office:value-type="string">
            <text:p>AFR59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1466,117188</text:p>
          </table:table-cell>
          <table:table-cell office:value-type="string">
            <text:p>2343,497314</text:p>
          </table:table-cell>
          <table:table-cell office:value-type="string">
            <text:p>276236,812500</text:p>
          </table:table-cell>
          <table:table-cell office:value-type="string">
            <text:p>6597,268555</text:p>
          </table:table-cell>
          <table:table-cell office:value-type="string">
            <text:p>777751,875000</text:p>
          </table:table-cell>
          <table:table-cell office:value-type="string">
            <text:p>17206,042969</text:p>
          </table:table-cell>
          <table:table-cell office:value-type="string">
            <text:p>1046,305176</text:p>
          </table:table-cell>
          <table:table-cell office:value-type="string">
            <text:p>179,229050</text:p>
          </table:table-cell>
          <table:table-cell office:value-type="string">
            <text:p>14293,810547</text:p>
          </table:table-cell>
          <table:table-cell office:value-type="string">
            <text:p>331,486664</text:p>
          </table:table-cell>
          <table:table-cell office:value-type="string">
            <text:p>28310,466797</text:p>
          </table:table-cell>
          <table:table-cell office:value-type="string">
            <text:p>518,040344</text:p>
          </table:table-cell>
          <table:table-cell office:value-type="string">
            <text:p>84388,773438</text:p>
          </table:table-cell>
          <table:table-cell office:value-type="string">
            <text:p>1194,745117</text:p>
          </table:table-cell>
          <table:table-cell office:value-type="string">
            <text:p>162121,328125</text:p>
          </table:table-cell>
          <table:table-cell office:value-type="string">
            <text:p>2131,507080</text:p>
          </table:table-cell>
          <table:table-cell office:value-type="string">
            <text:p>24365,421875</text:p>
          </table:table-cell>
          <table:table-cell office:value-type="string">
            <text:p>650,000977</text:p>
          </table:table-cell>
          <table:table-cell office:value-type="string">
            <text:p>314,092682</text:p>
          </table:table-cell>
          <table:table-cell office:value-type="string">
            <text:p>33,480827</text:p>
          </table:table-cell>
          <table:table-cell office:value-type="string">
            <text:p>388,835968</text:p>
          </table:table-cell>
          <table:table-cell office:value-type="string">
            <text:p>24,390635</text:p>
          </table:table-cell>
          <table:table-cell office:value-type="string">
            <text:p>4236,562988</text:p>
          </table:table-cell>
          <table:table-cell office:value-type="string">
            <text:p>105,148094</text:p>
          </table:table-cell>
          <table:table-cell office:value-type="string">
            <text:p>222335,937500</text:p>
          </table:table-cell>
          <table:table-cell office:value-type="string">
            <text:p>5776,476074</text:p>
          </table:table-cell>
          <table:table-cell office:value-type="string">
            <text:p>70,593674</text:p>
          </table:table-cell>
          <table:table-cell office:value-type="string">
            <text:p>30,164202</text:p>
          </table:table-cell>
          <table:table-cell office:value-type="string">
            <text:p>463,944031</text:p>
          </table:table-cell>
          <table:table-cell office:value-type="string">
            <text:p>36,515564</text:p>
          </table:table-cell>
          <table:table-cell office:value-type="string">
            <text:p>2636,154541</text:p>
          </table:table-cell>
          <table:table-cell office:value-type="string">
            <text:p>63,806095</text:p>
          </table:table-cell>
          <table:table-cell office:value-type="string">
            <text:p>317,728790</text:p>
          </table:table-cell>
          <table:table-cell office:value-type="string">
            <text:p>34,740311</text:p>
          </table:table-cell>
          <table:table-cell office:value-type="string">
            <text:p>608,663940</text:p>
          </table:table-cell>
          <table:table-cell office:value-type="string">
            <text:p>38,351192</text:p>
          </table:table-cell>
          <table:table-cell office:value-type="string">
            <text:p>1554,401367</text:p>
          </table:table-cell>
          <table:table-cell office:value-type="string">
            <text:p>49,806587</text:p>
          </table:table-cell>
          <table:table-cell office:value-type="string">
            <text:p>992,588379</text:p>
          </table:table-cell>
          <table:table-cell office:value-type="string">
            <text:p>49,966099</text:p>
          </table:table-cell>
          <table:table-cell office:value-type="string">
            <text:p>282,978058</text:p>
          </table:table-cell>
          <table:table-cell office:value-type="string">
            <text:p>177,42828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895,250916</text:p>
          </table:table-cell>
          <table:table-cell office:value-type="string">
            <text:p>80,242821</text:p>
          </table:table-cell>
        </table:table-row>
        <table:table-row table:style-name="ro1">
          <table:table-cell office:value-type="string">
            <text:p>AFR60 <text:s text:c="5"/></text:p>
          </table:table-cell>
          <table:table-cell office:value-type="string">
            <text:p>3163,848877</text:p>
          </table:table-cell>
          <table:table-cell office:value-type="string">
            <text:p>993,068542</text:p>
          </table:table-cell>
          <table:table-cell office:value-type="string">
            <text:p>10648,918945</text:p>
          </table:table-cell>
          <table:table-cell office:value-type="string">
            <text:p>710,264343</text:p>
          </table:table-cell>
          <table:table-cell office:value-type="string">
            <text:p>65426,074219</text:p>
          </table:table-cell>
          <table:table-cell office:value-type="string">
            <text:p>1557,583496</text:p>
          </table:table-cell>
          <table:table-cell office:value-type="string">
            <text:p>170294,468750</text:p>
          </table:table-cell>
          <table:table-cell office:value-type="string">
            <text:p>3775,176270</text:p>
          </table:table-cell>
          <table:table-cell office:value-type="string">
            <text:p>418,217194</text:p>
          </table:table-cell>
          <table:table-cell office:value-type="string">
            <text:p>52,842411</text:p>
          </table:table-cell>
          <table:table-cell office:value-type="string">
            <text:p>17194,423828</text:p>
          </table:table-cell>
          <table:table-cell office:value-type="string">
            <text:p>340,656921</text:p>
          </table:table-cell>
          <table:table-cell office:value-type="string">
            <text:p>2482,013184</text:p>
          </table:table-cell>
          <table:table-cell office:value-type="string">
            <text:p>57,703346</text:p>
          </table:table-cell>
          <table:table-cell office:value-type="string">
            <text:p>27752,863281</text:p>
          </table:table-cell>
          <table:table-cell office:value-type="string">
            <text:p>391,733704</text:p>
          </table:table-cell>
          <table:table-cell office:value-type="string">
            <text:p>17211,642578</text:p>
          </table:table-cell>
          <table:table-cell office:value-type="string">
            <text:p>229,627045</text:p>
          </table:table-cell>
          <table:table-cell office:value-type="string">
            <text:p>3792,592529</text:p>
          </table:table-cell>
          <table:table-cell office:value-type="string">
            <text:p>101,611786</text:p>
          </table:table-cell>
          <table:table-cell office:value-type="string">
            <text:p>59,904903</text:p>
          </table:table-cell>
          <table:table-cell office:value-type="string">
            <text:p>8,337344</text:p>
          </table:table-cell>
          <table:table-cell office:value-type="string">
            <text:p>57,208900</text:p>
          </table:table-cell>
          <table:table-cell office:value-type="string">
            <text:p>8,701403</text:p>
          </table:table-cell>
          <table:table-cell office:value-type="string">
            <text:p>596,193542</text:p>
          </table:table-cell>
          <table:table-cell office:value-type="string">
            <text:p>16,019047</text:p>
          </table:table-cell>
          <table:table-cell office:value-type="string">
            <text:p>31173,681641</text:p>
          </table:table-cell>
          <table:table-cell office:value-type="string">
            <text:p>811,240784</text:p>
          </table:table-cell>
          <table:table-cell office:value-type="string">
            <text:p>41,250519</text:p>
          </table:table-cell>
          <table:table-cell office:value-type="string">
            <text:p>10,167006</text:p>
          </table:table-cell>
          <table:table-cell office:value-type="string">
            <text:p>125,292442</text:p>
          </table:table-cell>
          <table:table-cell office:value-type="string">
            <text:p>16,977077</text:p>
          </table:table-cell>
          <table:table-cell office:value-type="string">
            <text:p>515,843262</text:p>
          </table:table-cell>
          <table:table-cell office:value-type="string">
            <text:p>22,309294</text:p>
          </table:table-cell>
          <table:table-cell office:value-type="string">
            <text:p>768,041382</text:p>
          </table:table-cell>
          <table:table-cell office:value-type="string">
            <text:p>18,537933</text:p>
          </table:table-cell>
          <table:table-cell office:value-type="string">
            <text:p>123,275177</text:p>
          </table:table-cell>
          <table:table-cell office:value-type="string">
            <text:p>12,863598</text:p>
          </table:table-cell>
          <table:table-cell office:value-type="string">
            <text:p>196,838760</text:p>
          </table:table-cell>
          <table:table-cell office:value-type="string">
            <text:p>13,459764</text:p>
          </table:table-cell>
          <table:table-cell office:value-type="string">
            <text:p>131,094666</text:p>
          </table:table-cell>
          <table:table-cell office:value-type="string">
            <text:p>14,073951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248,035385</text:p>
          </table:table-cell>
          <table:table-cell office:value-type="string">
            <text:p>26,283155</text:p>
          </table:table-cell>
        </table:table-row>
        <table:table-row table:style-name="ro1">
          <table:table-cell office:value-type="string">
            <text:p>AFR61 <text:s text:c="5"/></text:p>
          </table:table-cell>
          <table:table-cell office:value-type="string">
            <text:p>763,129883</text:p>
          </table:table-cell>
          <table:table-cell office:value-type="string">
            <text:p>622,611267</text:p>
          </table:table-cell>
          <table:table-cell office:value-type="string">
            <text:p>502,111115</text:p>
          </table:table-cell>
          <table:table-cell office:value-type="string">
            <text:p>397,974213</text:p>
          </table:table-cell>
          <table:table-cell office:value-type="string">
            <text:p>904,103760</text:p>
          </table:table-cell>
          <table:table-cell office:value-type="string">
            <text:p>127,382637</text:p>
          </table:table-cell>
          <table:table-cell office:value-type="string">
            <text:p>1518,897583</text:p>
          </table:table-cell>
          <table:table-cell office:value-type="string">
            <text:p>83,381004</text:p>
          </table:table-cell>
          <table:table-cell office:value-type="string">
            <text:p>24,418211</text:p>
          </table:table-cell>
          <table:table-cell office:value-type="string">
            <text:p>21,711094</text:p>
          </table:table-cell>
          <table:table-cell office:value-type="string">
            <text:p>911,391479</text:p>
          </table:table-cell>
          <table:table-cell office:value-type="string">
            <text:p>32,640381</text:p>
          </table:table-cell>
          <table:table-cell office:value-type="string">
            <text:p>777,338684</text:p>
          </table:table-cell>
          <table:table-cell office:value-type="string">
            <text:p>24,772051</text:p>
          </table:table-cell>
          <table:table-cell office:value-type="string">
            <text:p>553,055420</text:p>
          </table:table-cell>
          <table:table-cell office:value-type="string">
            <text:p>14,815833</text:p>
          </table:table-cell>
          <table:table-cell office:value-type="string">
            <text:p>692,307007</text:p>
          </table:table-cell>
          <table:table-cell office:value-type="string">
            <text:p>16,774111</text:p>
          </table:table-cell>
          <table:table-cell office:value-type="string">
            <text:p>48,234753</text:p>
          </table:table-cell>
          <table:table-cell office:value-type="string">
            <text:p>4,906481</text:p>
          </table:table-cell>
          <table:table-cell office:value-type="string">
            <text:p>4,785095</text:p>
          </table:table-cell>
          <table:table-cell office:value-type="string">
            <text:p>4,815060</text:p>
          </table:table-cell>
          <table:table-cell office:value-type="string">
            <text:p>18,165113</text:p>
          </table:table-cell>
          <table:table-cell office:value-type="string">
            <text:p>7,278494</text:p>
          </table:table-cell>
          <table:table-cell office:value-type="string">
            <text:p>24,047850</text:p>
          </table:table-cell>
          <table:table-cell office:value-type="string">
            <text:p>4,584828</text:p>
          </table:table-cell>
          <table:table-cell office:value-type="string">
            <text:p>332,952209</text:p>
          </table:table-cell>
          <table:table-cell office:value-type="string">
            <text:p>13,801434</text:p>
          </table:table-cell>
          <table:table-cell office:value-type="string">
            <text:p>56,989079</text:p>
          </table:table-cell>
          <table:table-cell office:value-type="string">
            <text:p>7,99932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8,592575</text:p>
          </table:table-cell>
          <table:table-cell office:value-type="string">
            <text:p>18,205318</text:p>
          </table:table-cell>
          <table:table-cell office:value-type="string">
            <text:p>36,999252</text:p>
          </table:table-cell>
          <table:table-cell office:value-type="string">
            <text:p>8,988568</text:p>
          </table:table-cell>
          <table:table-cell office:value-type="string">
            <text:p>15,842865</text:p>
          </table:table-cell>
          <table:table-cell office:value-type="string">
            <text:p>9,746778</text:p>
          </table:table-cell>
          <table:table-cell office:value-type="string">
            <text:p>26,676575</text:p>
          </table:table-cell>
          <table:table-cell office:value-type="string">
            <text:p>10,038839</text:p>
          </table:table-cell>
          <table:table-cell office:value-type="string">
            <text:p>12,909679</text:p>
          </table:table-cell>
          <table:table-cell office:value-type="string">
            <text:p>10,548697</text:p>
          </table:table-cell>
          <table:table-cell office:value-type="string">
            <text:p>40,206638</text:p>
          </table:table-cell>
          <table:table-cell office:value-type="string">
            <text:p>34,074940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47,444210</text:p>
          </table:table-cell>
          <table:table-cell office:value-type="string">
            <text:p>19,823233</text:p>
          </table:table-cell>
        </table:table-row>
        <table:table-row table:style-name="ro1">
          <table:table-cell office:value-type="string">
            <text:p>AFR6 <text:s text:c="6"/></text:p>
          </table:table-cell>
          <table:table-cell office:value-type="string">
            <text:p>2024,864380</text:p>
          </table:table-cell>
          <table:table-cell office:value-type="string">
            <text:p>804,546753</text:p>
          </table:table-cell>
          <table:table-cell office:value-type="string">
            <text:p>466,701416</text:p>
          </table:table-cell>
          <table:table-cell office:value-type="string">
            <text:p>460,186096</text:p>
          </table:table-cell>
          <table:table-cell office:value-type="string">
            <text:p>3013,608398</text:p>
          </table:table-cell>
          <table:table-cell office:value-type="string">
            <text:p>175,342712</text:p>
          </table:table-cell>
          <table:table-cell office:value-type="string">
            <text:p>5132,278809</text:p>
          </table:table-cell>
          <table:table-cell office:value-type="string">
            <text:p>157,005722</text:p>
          </table:table-cell>
          <table:table-cell office:value-type="string">
            <text:p>28,909956</text:p>
          </table:table-cell>
          <table:table-cell office:value-type="string">
            <text:p>31,626051</text:p>
          </table:table-cell>
          <table:table-cell office:value-type="string">
            <text:p>2620,797119</text:p>
          </table:table-cell>
          <table:table-cell office:value-type="string">
            <text:p>65,359703</text:p>
          </table:table-cell>
          <table:table-cell office:value-type="string">
            <text:p>9719,861328</text:p>
          </table:table-cell>
          <table:table-cell office:value-type="string">
            <text:p>174,463913</text:p>
          </table:table-cell>
          <table:table-cell office:value-type="string">
            <text:p>10861,204102</text:p>
          </table:table-cell>
          <table:table-cell office:value-type="string">
            <text:p>155,888245</text:p>
          </table:table-cell>
          <table:table-cell office:value-type="string">
            <text:p>2173,688721</text:p>
          </table:table-cell>
          <table:table-cell office:value-type="string">
            <text:p>34,970135</text:p>
          </table:table-cell>
          <table:table-cell office:value-type="string">
            <text:p>194,688522</text:p>
          </table:table-cell>
          <table:table-cell office:value-type="string">
            <text:p>8,079053</text:p>
          </table:table-cell>
          <table:table-cell office:value-type="string">
            <text:p>29,578743</text:p>
          </table:table-cell>
          <table:table-cell office:value-type="string">
            <text:p>5,968718</text:p>
          </table:table-cell>
          <table:table-cell office:value-type="string">
            <text:p>22,435722</text:p>
          </table:table-cell>
          <table:table-cell office:value-type="string">
            <text:p>7,914519</text:p>
          </table:table-cell>
          <table:table-cell office:value-type="string">
            <text:p>37,271610</text:p>
          </table:table-cell>
          <table:table-cell office:value-type="string">
            <text:p>5,617385</text:p>
          </table:table-cell>
          <table:table-cell office:value-type="string">
            <text:p>1265,261475</text:p>
          </table:table-cell>
          <table:table-cell office:value-type="string">
            <text:p>36,042419</text:p>
          </table:table-cell>
          <table:table-cell office:value-type="string">
            <text:p>89,709068</text:p>
          </table:table-cell>
          <table:table-cell office:value-type="string">
            <text:p>9,65709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37,260376</text:p>
          </table:table-cell>
          <table:table-cell office:value-type="string">
            <text:p>19,345448</text:p>
          </table:table-cell>
          <table:table-cell office:value-type="string">
            <text:p>332,709900</text:p>
          </table:table-cell>
          <table:table-cell office:value-type="string">
            <text:p>13,062110</text:p>
          </table:table-cell>
          <table:table-cell office:value-type="string">
            <text:p>74,667358</text:p>
          </table:table-cell>
          <table:table-cell office:value-type="string">
            <text:p>12,363923</text:p>
          </table:table-cell>
          <table:table-cell office:value-type="string">
            <text:p>40,759907</text:p>
          </table:table-cell>
          <table:table-cell office:value-type="string">
            <text:p>12,811660</text:p>
          </table:table-cell>
          <table:table-cell office:value-type="string">
            <text:p>16,030922</text:p>
          </table:table-cell>
          <table:table-cell office:value-type="string">
            <text:p>13,453736</text:p>
          </table:table-cell>
          <table:table-cell office:value-type="string">
            <text:p>135,681046</text:p>
          </table:table-cell>
          <table:table-cell office:value-type="string">
            <text:p>50,327835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59,868286</text:p>
          </table:table-cell>
          <table:table-cell office:value-type="string">
            <text:p>25,341002</text:p>
          </table:table-cell>
        </table:table-row>
        <table:table-row table:style-name="ro1">
          <table:table-cell office:value-type="string">
            <text:p>AFR62 <text:s text:c="5"/></text:p>
          </table:table-cell>
          <table:table-cell office:value-type="string">
            <text:p>674,618774</text:p>
          </table:table-cell>
          <table:table-cell office:value-type="string">
            <text:p>509,017792</text:p>
          </table:table-cell>
          <table:table-cell office:value-type="string">
            <text:p>533,731750</text:p>
          </table:table-cell>
          <table:table-cell office:value-type="string">
            <text:p>370,276154</text:p>
          </table:table-cell>
          <table:table-cell office:value-type="string">
            <text:p>2423,970703</text:p>
          </table:table-cell>
          <table:table-cell office:value-type="string">
            <text:p>138,465027</text:p>
          </table:table-cell>
          <table:table-cell office:value-type="string">
            <text:p>4998,767090</text:p>
          </table:table-cell>
          <table:table-cell office:value-type="string">
            <text:p>145,341919</text:p>
          </table:table-cell>
          <table:table-cell office:value-type="string">
            <text:p>31,082729</text:p>
          </table:table-cell>
          <table:table-cell office:value-type="string">
            <text:p>20,832573</text:p>
          </table:table-cell>
          <table:table-cell office:value-type="string">
            <text:p>964,487488</text:p>
          </table:table-cell>
          <table:table-cell office:value-type="string">
            <text:p>31,043041</text:p>
          </table:table-cell>
          <table:table-cell office:value-type="string">
            <text:p>225,452667</text:p>
          </table:table-cell>
          <table:table-cell office:value-type="string">
            <text:p>14,950519</text:p>
          </table:table-cell>
          <table:table-cell office:value-type="string">
            <text:p>755,190247</text:p>
          </table:table-cell>
          <table:table-cell office:value-type="string">
            <text:p>16,630051</text:p>
          </table:table-cell>
          <table:table-cell office:value-type="string">
            <text:p>2152,857910</text:p>
          </table:table-cell>
          <table:table-cell office:value-type="string">
            <text:p>33,483894</text:p>
          </table:table-cell>
          <table:table-cell office:value-type="string">
            <text:p>170,228485</text:p>
          </table:table-cell>
          <table:table-cell office:value-type="string">
            <text:p>6,521764</text:p>
          </table:table-cell>
          <table:table-cell office:value-type="string">
            <text:p>4,819120</text:p>
          </table:table-cell>
          <table:table-cell office:value-type="string">
            <text:p>4,152545</text:p>
          </table:table-cell>
          <table:table-cell office:value-type="string">
            <text:p>7,808137</text:p>
          </table:table-cell>
          <table:table-cell office:value-type="string">
            <text:p>6,868553</text:p>
          </table:table-cell>
          <table:table-cell office:value-type="string">
            <text:p>20,566771</text:p>
          </table:table-cell>
          <table:table-cell office:value-type="string">
            <text:p>3,921634</text:p>
          </table:table-cell>
          <table:table-cell office:value-type="string">
            <text:p>1114,497925</text:p>
          </table:table-cell>
          <table:table-cell office:value-type="string">
            <text:p>31,835812</text:p>
          </table:table-cell>
          <table:table-cell office:value-type="string">
            <text:p>24,672100</text:p>
          </table:table-cell>
          <table:table-cell office:value-type="string">
            <text:p>6,51357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3,416994</text:p>
          </table:table-cell>
          <table:table-cell office:value-type="string">
            <text:p>17,722700</text:p>
          </table:table-cell>
          <table:table-cell office:value-type="string">
            <text:p>19,346245</text:p>
          </table:table-cell>
          <table:table-cell office:value-type="string">
            <text:p>7,517509</text:p>
          </table:table-cell>
          <table:table-cell office:value-type="string">
            <text:p>10,154751</text:p>
          </table:table-cell>
          <table:table-cell office:value-type="string">
            <text:p>8,192327</text:p>
          </table:table-cell>
          <table:table-cell office:value-type="string">
            <text:p>24,476967</text:p>
          </table:table-cell>
          <table:table-cell office:value-type="string">
            <text:p>8,447546</text:p>
          </table:table-cell>
          <table:table-cell office:value-type="string">
            <text:p>7,577543</text:p>
          </table:table-cell>
          <table:table-cell office:value-type="string">
            <text:p>8,847627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47,017372</text:p>
          </table:table-cell>
          <table:table-cell office:value-type="string">
            <text:p>16,561724</text:p>
          </table:table-cell>
        </table:table-row>
        <table:table-row table:style-name="ro1">
          <table:table-cell office:value-type="string">
            <text:p>AFR63 <text:s text:c="5"/></text:p>
          </table:table-cell>
          <table:table-cell office:value-type="string">
            <text:p>640,560425</text:p>
          </table:table-cell>
          <table:table-cell office:value-type="string">
            <text:p>562,169556</text:p>
          </table:table-cell>
          <table:table-cell office:value-type="string">
            <text:p>115,905174</text:p>
          </table:table-cell>
          <table:table-cell office:value-type="string">
            <text:p>384,018097</text:p>
          </table:table-cell>
          <table:table-cell office:value-type="string">
            <text:p>1390,892090</text:p>
          </table:table-cell>
          <table:table-cell office:value-type="string">
            <text:p>128,796753</text:p>
          </table:table-cell>
          <table:table-cell office:value-type="string">
            <text:p>2496,810059</text:p>
          </table:table-cell>
          <table:table-cell office:value-type="string">
            <text:p>97,281174</text:p>
          </table:table-cell>
          <table:table-cell office:value-type="string">
            <text:p>24,091631</text:p>
          </table:table-cell>
          <table:table-cell office:value-type="string">
            <text:p>20,785149</text:p>
          </table:table-cell>
          <table:table-cell office:value-type="string">
            <text:p>743,698608</text:p>
          </table:table-cell>
          <table:table-cell office:value-type="string">
            <text:p>28,184122</text:p>
          </table:table-cell>
          <table:table-cell office:value-type="string">
            <text:p>339,812622</text:p>
          </table:table-cell>
          <table:table-cell office:value-type="string">
            <text:p>17,360727</text:p>
          </table:table-cell>
          <table:table-cell office:value-type="string">
            <text:p>1172,555664</text:p>
          </table:table-cell>
          <table:table-cell office:value-type="string">
            <text:p>22,368582</text:p>
          </table:table-cell>
          <table:table-cell office:value-type="string">
            <text:p>906,378235</text:p>
          </table:table-cell>
          <table:table-cell office:value-type="string">
            <text:p>18,972628</text:p>
          </table:table-cell>
          <table:table-cell office:value-type="string">
            <text:p>79,211861</text:p>
          </table:table-cell>
          <table:table-cell office:value-type="string">
            <text:p>5,144371</text:p>
          </table:table-cell>
          <table:table-cell office:value-type="string">
            <text:p>9,647131</text:p>
          </table:table-cell>
          <table:table-cell office:value-type="string">
            <text:p>4,581438</text:p>
          </table:table-cell>
          <table:table-cell office:value-type="string">
            <text:p>9,083410</text:p>
          </table:table-cell>
          <table:table-cell office:value-type="string">
            <text:p>7,085730</text:p>
          </table:table-cell>
          <table:table-cell office:value-type="string">
            <text:p>21,654657</text:p>
          </table:table-cell>
          <table:table-cell office:value-type="string">
            <text:p>4,340260</text:p>
          </table:table-cell>
          <table:table-cell office:value-type="string">
            <text:p>552,623718</text:p>
          </table:table-cell>
          <table:table-cell office:value-type="string">
            <text:p>18,399981</text:p>
          </table:table-cell>
          <table:table-cell office:value-type="string">
            <text:p>45,641457</text:p>
          </table:table-cell>
          <table:table-cell office:value-type="string">
            <text:p>7,34463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5,913170</text:p>
          </table:table-cell>
          <table:table-cell office:value-type="string">
            <text:p>18,019030</text:p>
          </table:table-cell>
          <table:table-cell office:value-type="string">
            <text:p>29,742153</text:p>
          </table:table-cell>
          <table:table-cell office:value-type="string">
            <text:p>8,484510</text:p>
          </table:table-cell>
          <table:table-cell office:value-type="string">
            <text:p>20,975834</text:p>
          </table:table-cell>
          <table:table-cell office:value-type="string">
            <text:p>9,197283</text:p>
          </table:table-cell>
          <table:table-cell office:value-type="string">
            <text:p>18,182116</text:p>
          </table:table-cell>
          <table:table-cell office:value-type="string">
            <text:p>9,447251</text:p>
          </table:table-cell>
          <table:table-cell office:value-type="string">
            <text:p>16,003426</text:p>
          </table:table-cell>
          <table:table-cell office:value-type="string">
            <text:p>9,909256</text:p>
          </table:table-cell>
          <table:table-cell office:value-type="string">
            <text:p>34,530533</text:p>
          </table:table-cell>
          <table:table-cell office:value-type="string">
            <text:p>32,34807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39,456047</text:p>
          </table:table-cell>
          <table:table-cell office:value-type="string">
            <text:p>18,702028</text:p>
          </table:table-cell>
        </table:table-row>
        <table:table-row table:style-name="ro1">
          <table:table-cell office:value-type="string">
            <text:p>AFR64 <text:s text:c="5"/></text:p>
          </table:table-cell>
          <table:table-cell office:value-type="string">
            <text:p>8146,278809</text:p>
          </table:table-cell>
          <table:table-cell office:value-type="string">
            <text:p>1079,118286</text:p>
          </table:table-cell>
          <table:table-cell office:value-type="string">
            <text:p>7980,705078</text:p>
          </table:table-cell>
          <table:table-cell office:value-type="string">
            <text:p>605,901733</text:p>
          </table:table-cell>
          <table:table-cell office:value-type="string">
            <text:p>52978,042969</text:p>
          </table:table-cell>
          <table:table-cell office:value-type="string">
            <text:p>1246,805420</text:p>
          </table:table-cell>
          <table:table-cell office:value-type="string">
            <text:p>134585,218750</text:p>
          </table:table-cell>
          <table:table-cell office:value-type="string">
            <text:p>2987,301758</text:p>
          </table:table-cell>
          <table:table-cell office:value-type="string">
            <text:p>578,199158</text:p>
          </table:table-cell>
          <table:table-cell office:value-type="string">
            <text:p>50,313778</text:p>
          </table:table-cell>
          <table:table-cell office:value-type="string">
            <text:p>17354,080078</text:p>
          </table:table-cell>
          <table:table-cell office:value-type="string">
            <text:p>342,892609</text:p>
          </table:table-cell>
          <table:table-cell office:value-type="string">
            <text:p>15293,989258</text:p>
          </table:table-cell>
          <table:table-cell office:value-type="string">
            <text:p>269,045898</text:p>
          </table:table-cell>
          <table:table-cell office:value-type="string">
            <text:p>19560,027344</text:p>
          </table:table-cell>
          <table:table-cell office:value-type="string">
            <text:p>276,983246</text:p>
          </table:table-cell>
          <table:table-cell office:value-type="string">
            <text:p>25373,107422</text:p>
          </table:table-cell>
          <table:table-cell office:value-type="string">
            <text:p>335,299438</text:p>
          </table:table-cell>
          <table:table-cell office:value-type="string">
            <text:p>3998,132813</text:p>
          </table:table-cell>
          <table:table-cell office:value-type="string">
            <text:p>106,910828</text:p>
          </table:table-cell>
          <table:table-cell office:value-type="string">
            <text:p>80,215584</text:p>
          </table:table-cell>
          <table:table-cell office:value-type="string">
            <text:p>7,314719</text:p>
          </table:table-cell>
          <table:table-cell office:value-type="string">
            <text:p>72,780617</text:p>
          </table:table-cell>
          <table:table-cell office:value-type="string">
            <text:p>7,952130</text:p>
          </table:table-cell>
          <table:table-cell office:value-type="string">
            <text:p>607,005371</text:p>
          </table:table-cell>
          <table:table-cell office:value-type="string">
            <text:p>15,742698</text:p>
          </table:table-cell>
          <table:table-cell office:value-type="string">
            <text:p>36687,261719</text:p>
          </table:table-cell>
          <table:table-cell office:value-type="string">
            <text:p>954,336731</text:p>
          </table:table-cell>
          <table:table-cell office:value-type="string">
            <text:p>8,837201</text:p>
          </table:table-cell>
          <table:table-cell office:value-type="string">
            <text:p>7,608395</text:p>
          </table:table-cell>
          <table:table-cell office:value-type="string">
            <text:p>69,907005</text:p>
          </table:table-cell>
          <table:table-cell office:value-type="string">
            <text:p>15,009142</text:p>
          </table:table-cell>
          <table:table-cell office:value-type="string">
            <text:p>726,418945</text:p>
          </table:table-cell>
          <table:table-cell office:value-type="string">
            <text:p>23,733587</text:p>
          </table:table-cell>
          <table:table-cell office:value-type="string">
            <text:p>269,632599</text:p>
          </table:table-cell>
          <table:table-cell office:value-type="string">
            <text:p>10,031977</text:p>
          </table:table-cell>
          <table:table-cell office:value-type="string">
            <text:p>97,540024</text:p>
          </table:table-cell>
          <table:table-cell office:value-type="string">
            <text:p>9,450747</text:p>
          </table:table-cell>
          <table:table-cell office:value-type="string">
            <text:p>207,212234</text:p>
          </table:table-cell>
          <table:table-cell office:value-type="string">
            <text:p>10,425306</text:p>
          </table:table-cell>
          <table:table-cell office:value-type="string">
            <text:p>171,266556</text:p>
          </table:table-cell>
          <table:table-cell office:value-type="string">
            <text:p>11,216762</text:p>
          </table:table-cell>
          <table:table-cell office:value-type="string">
            <text:p>13,455063</text:p>
          </table:table-cell>
          <table:table-cell office:value-type="string">
            <text:p>56,34902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262,584900</text:p>
          </table:table-cell>
          <table:table-cell office:value-type="string">
            <text:p>20,015198</text:p>
          </table:table-cell>
        </table:table-row>
        <table:table-row table:style-name="ro1">
          <table:table-cell office:value-type="string">
            <text:p>AFR66 <text:s text:c="5"/></text:p>
          </table:table-cell>
          <table:table-cell office:value-type="string">
            <text:p>5358,602539</text:p>
          </table:table-cell>
          <table:table-cell office:value-type="string">
            <text:p>920,168091</text:p>
          </table:table-cell>
          <table:table-cell office:value-type="string">
            <text:p>7035,457520</text:p>
          </table:table-cell>
          <table:table-cell office:value-type="string">
            <text:p>578,733704</text:p>
          </table:table-cell>
          <table:table-cell office:value-type="string">
            <text:p>50131,792969</text:p>
          </table:table-cell>
          <table:table-cell office:value-type="string">
            <text:p>1173,354492</text:p>
          </table:table-cell>
          <table:table-cell office:value-type="string">
            <text:p>122695,265625</text:p>
          </table:table-cell>
          <table:table-cell office:value-type="string">
            <text:p>2726,007813</text:p>
          </table:table-cell>
          <table:table-cell office:value-type="string">
            <text:p>587,233459</text:p>
          </table:table-cell>
          <table:table-cell office:value-type="string">
            <text:p>48,268890</text:p>
          </table:table-cell>
          <table:table-cell office:value-type="string">
            <text:p>15130,354492</text:p>
          </table:table-cell>
          <table:table-cell office:value-type="string">
            <text:p>300,191864</text:p>
          </table:table-cell>
          <table:table-cell office:value-type="string">
            <text:p>8505,187500</text:p>
          </table:table-cell>
          <table:table-cell office:value-type="string">
            <text:p>154,103333</text:p>
          </table:table-cell>
          <table:table-cell office:value-type="string">
            <text:p>17148,066406</text:p>
          </table:table-cell>
          <table:table-cell office:value-type="string">
            <text:p>243,334000</text:p>
          </table:table-cell>
          <table:table-cell office:value-type="string">
            <text:p>21524,535156</text:p>
          </table:table-cell>
          <table:table-cell office:value-type="string">
            <text:p>285,111755</text:p>
          </table:table-cell>
          <table:table-cell office:value-type="string">
            <text:p>3632,909424</text:p>
          </table:table-cell>
          <table:table-cell office:value-type="string">
            <text:p>97,236427</text:p>
          </table:table-cell>
          <table:table-cell office:value-type="string">
            <text:p>75,496773</text:p>
          </table:table-cell>
          <table:table-cell office:value-type="string">
            <text:p>7,173766</text:p>
          </table:table-cell>
          <table:table-cell office:value-type="string">
            <text:p>54,471481</text:p>
          </table:table-cell>
          <table:table-cell office:value-type="string">
            <text:p>7,914039</text:p>
          </table:table-cell>
          <table:table-cell office:value-type="string">
            <text:p>463,238983</text:p>
          </table:table-cell>
          <table:table-cell office:value-type="string">
            <text:p>12,604337</text:p>
          </table:table-cell>
          <table:table-cell office:value-type="string">
            <text:p>31100,544922</text:p>
          </table:table-cell>
          <table:table-cell office:value-type="string">
            <text:p>809,278564</text:p>
          </table:table-cell>
          <table:table-cell office:value-type="string">
            <text:p>26,737247</text:p>
          </table:table-cell>
          <table:table-cell office:value-type="string">
            <text:p>8,000485</text:p>
          </table:table-cell>
          <table:table-cell office:value-type="string">
            <text:p>46,541374</text:p>
          </table:table-cell>
          <table:table-cell office:value-type="string">
            <text:p>15,080031</text:p>
          </table:table-cell>
          <table:table-cell office:value-type="string">
            <text:p>291,534027</text:p>
          </table:table-cell>
          <table:table-cell office:value-type="string">
            <text:p>19,443550</text:p>
          </table:table-cell>
          <table:table-cell office:value-type="string">
            <text:p>120,323418</text:p>
          </table:table-cell>
          <table:table-cell office:value-type="string">
            <text:p>9,275623</text:p>
          </table:table-cell>
          <table:table-cell office:value-type="string">
            <text:p>89,029182</text:p>
          </table:table-cell>
          <table:table-cell office:value-type="string">
            <text:p>9,899657</text:p>
          </table:table-cell>
          <table:table-cell office:value-type="string">
            <text:p>185,717316</text:p>
          </table:table-cell>
          <table:table-cell office:value-type="string">
            <text:p>10,685850</text:p>
          </table:table-cell>
          <table:table-cell office:value-type="string">
            <text:p>161,711578</text:p>
          </table:table-cell>
          <table:table-cell office:value-type="string">
            <text:p>11,572859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161,389496</text:p>
          </table:table-cell>
          <table:table-cell office:value-type="string">
            <text:p>20,320721</text:p>
          </table:table-cell>
        </table:table-row>
        <table:table-row table:style-name="ro1">
          <table:table-cell office:value-type="string">
            <text:p>AFR67 <text:s text:c="5"/></text:p>
          </table:table-cell>
          <table:table-cell office:value-type="string">
            <text:p>1839,473022</text:p>
          </table:table-cell>
          <table:table-cell office:value-type="string">
            <text:p>1314,118896</text:p>
          </table:table-cell>
          <table:table-cell office:value-type="string">
            <text:p>20161,593750</text:p>
          </table:table-cell>
          <table:table-cell office:value-type="string">
            <text:p>1104,784180</text:p>
          </table:table-cell>
          <table:table-cell office:value-type="string">
            <text:p>122812,750000</text:p>
          </table:table-cell>
          <table:table-cell office:value-type="string">
            <text:p>2881,588867</text:p>
          </table:table-cell>
          <table:table-cell office:value-type="string">
            <text:p>335428,343750</text:p>
          </table:table-cell>
          <table:table-cell office:value-type="string">
            <text:p>7417,414551</text:p>
          </table:table-cell>
          <table:table-cell office:value-type="string">
            <text:p>413,768829</text:p>
          </table:table-cell>
          <table:table-cell office:value-type="string">
            <text:p>74,445297</text:p>
          </table:table-cell>
          <table:table-cell office:value-type="string">
            <text:p>14614,022461</text:p>
          </table:table-cell>
          <table:table-cell office:value-type="string">
            <text:p>297,591980</text:p>
          </table:table-cell>
          <table:table-cell office:value-type="string">
            <text:p>18022,841797</text:p>
          </table:table-cell>
          <table:table-cell office:value-type="string">
            <text:p>320,064911</text:p>
          </table:table-cell>
          <table:table-cell office:value-type="string">
            <text:p>30559,080078</text:p>
          </table:table-cell>
          <table:table-cell office:value-type="string">
            <text:p>432,794647</text:p>
          </table:table-cell>
          <table:table-cell office:value-type="string">
            <text:p>51409,273438</text:p>
          </table:table-cell>
          <table:table-cell office:value-type="string">
            <text:p>677,085266</text:p>
          </table:table-cell>
          <table:table-cell office:value-type="string">
            <text:p>8368,225586</text:p>
          </table:table-cell>
          <table:table-cell office:value-type="string">
            <text:p>223,304794</text:p>
          </table:table-cell>
          <table:table-cell office:value-type="string">
            <text:p>136,372696</text:p>
          </table:table-cell>
          <table:table-cell office:value-type="string">
            <text:p>12,367928</text:p>
          </table:table-cell>
          <table:table-cell office:value-type="string">
            <text:p>105,641411</text:p>
          </table:table-cell>
          <table:table-cell office:value-type="string">
            <text:p>10,239326</text:p>
          </table:table-cell>
          <table:table-cell office:value-type="string">
            <text:p>1336,207397</text:p>
          </table:table-cell>
          <table:table-cell office:value-type="string">
            <text:p>33,538036</text:p>
          </table:table-cell>
          <table:table-cell office:value-type="string">
            <text:p>70202,085938</text:p>
          </table:table-cell>
          <table:table-cell office:value-type="string">
            <text:p>1824,851074</text:p>
          </table:table-cell>
          <table:table-cell office:value-type="string">
            <text:p>31,738659</text:p>
          </table:table-cell>
          <table:table-cell office:value-type="string">
            <text:p>11,611521</text:p>
          </table:table-cell>
          <table:table-cell office:value-type="string">
            <text:p>107,284111</text:p>
          </table:table-cell>
          <table:table-cell office:value-type="string">
            <text:p>17,705713</text:p>
          </table:table-cell>
          <table:table-cell office:value-type="string">
            <text:p>386,458496</text:p>
          </table:table-cell>
          <table:table-cell office:value-type="string">
            <text:p>21,853180</text:p>
          </table:table-cell>
          <table:table-cell office:value-type="string">
            <text:p>188,866943</text:p>
          </table:table-cell>
          <table:table-cell office:value-type="string">
            <text:p>13,416747</text:p>
          </table:table-cell>
          <table:table-cell office:value-type="string">
            <text:p>225,152603</text:p>
          </table:table-cell>
          <table:table-cell office:value-type="string">
            <text:p>14,577158</text:p>
          </table:table-cell>
          <table:table-cell office:value-type="string">
            <text:p>480,178131</text:p>
          </table:table-cell>
          <table:table-cell office:value-type="string">
            <text:p>17,384745</text:p>
          </table:table-cell>
          <table:table-cell office:value-type="string">
            <text:p>325,630554</text:p>
          </table:table-cell>
          <table:table-cell office:value-type="string">
            <text:p>17,978245</text:p>
          </table:table-cell>
          <table:table-cell office:value-type="string">
            <text:p>136,818146</text:p>
          </table:table-cell>
          <table:table-cell office:value-type="string">
            <text:p>78,808083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252,064194</text:p>
          </table:table-cell>
          <table:table-cell office:value-type="string">
            <text:p>29,503435</text:p>
          </table:table-cell>
        </table:table-row>
        <table:table-row table:style-name="ro1">
          <table:table-cell office:value-type="string">
            <text:p>AFR68 <text:s text:c="5"/></text:p>
          </table:table-cell>
          <table:table-cell office:value-type="string">
            <text:p>2618,827637</text:p>
          </table:table-cell>
          <table:table-cell office:value-type="string">
            <text:p>3039,295898</text:p>
          </table:table-cell>
          <table:table-cell office:value-type="string">
            <text:p>39983,925781</text:p>
          </table:table-cell>
          <table:table-cell office:value-type="string">
            <text:p>2292,249268</text:p>
          </table:table-cell>
          <table:table-cell office:value-type="string">
            <text:p>279980,968750</text:p>
          </table:table-cell>
          <table:table-cell office:value-type="string">
            <text:p>6671,368164</text:p>
          </table:table-cell>
          <table:table-cell office:value-type="string">
            <text:p>782773,187500</text:p>
          </table:table-cell>
          <table:table-cell office:value-type="string">
            <text:p>17317,427734</text:p>
          </table:table-cell>
          <table:table-cell office:value-type="string">
            <text:p>1107,687988</text:p>
          </table:table-cell>
          <table:table-cell office:value-type="string">
            <text:p>182,355682</text:p>
          </table:table-cell>
          <table:table-cell office:value-type="string">
            <text:p>15024,062500</text:p>
          </table:table-cell>
          <table:table-cell office:value-type="string">
            <text:p>345,199310</text:p>
          </table:table-cell>
          <table:table-cell office:value-type="string">
            <text:p>27984,968750</text:p>
          </table:table-cell>
          <table:table-cell office:value-type="string">
            <text:p>513,178101</text:p>
          </table:table-cell>
          <table:table-cell office:value-type="string">
            <text:p>84806,007813</text:p>
          </table:table-cell>
          <table:table-cell office:value-type="string">
            <text:p>1200,635498</text:p>
          </table:table-cell>
          <table:table-cell office:value-type="string">
            <text:p>173141,718750</text:p>
          </table:table-cell>
          <table:table-cell office:value-type="string">
            <text:p>2275,314209</text:p>
          </table:table-cell>
          <table:table-cell office:value-type="string">
            <text:p>25631,636719</text:p>
          </table:table-cell>
          <table:table-cell office:value-type="string">
            <text:p>683,572937</text:p>
          </table:table-cell>
          <table:table-cell office:value-type="string">
            <text:p>379,030762</text:p>
          </table:table-cell>
          <table:table-cell office:value-type="string">
            <text:p>33,917099</text:p>
          </table:table-cell>
          <table:table-cell office:value-type="string">
            <text:p>406,904541</text:p>
          </table:table-cell>
          <table:table-cell office:value-type="string">
            <text:p>24,142843</text:p>
          </table:table-cell>
          <table:table-cell office:value-type="string">
            <text:p>4483,257324</text:p>
          </table:table-cell>
          <table:table-cell office:value-type="string">
            <text:p>110,818459</text:p>
          </table:table-cell>
          <table:table-cell office:value-type="string">
            <text:p>231060,937500</text:p>
          </table:table-cell>
          <table:table-cell office:value-type="string">
            <text:p>6003,034180</text:p>
          </table:table-cell>
          <table:table-cell office:value-type="string">
            <text:p>102,589691</text:p>
          </table:table-cell>
          <table:table-cell office:value-type="string">
            <text:p>28,394905</text:p>
          </table:table-cell>
          <table:table-cell office:value-type="string">
            <text:p>473,561890</text:p>
          </table:table-cell>
          <table:table-cell office:value-type="string">
            <text:p>35,306019</text:p>
          </table:table-cell>
          <table:table-cell office:value-type="string">
            <text:p>2804,946777</text:p>
          </table:table-cell>
          <table:table-cell office:value-type="string">
            <text:p>65,977341</text:p>
          </table:table-cell>
          <table:table-cell office:value-type="string">
            <text:p>354,922394</text:p>
          </table:table-cell>
          <table:table-cell office:value-type="string">
            <text:p>32,570087</text:p>
          </table:table-cell>
          <table:table-cell office:value-type="string">
            <text:p>680,346802</text:p>
          </table:table-cell>
          <table:table-cell office:value-type="string">
            <text:p>36,643730</text:p>
          </table:table-cell>
          <table:table-cell office:value-type="string">
            <text:p>1693,472168</text:p>
          </table:table-cell>
          <table:table-cell office:value-type="string">
            <text:p>49,642780</text:p>
          </table:table-cell>
          <table:table-cell office:value-type="string">
            <text:p>1006,810242</text:p>
          </table:table-cell>
          <table:table-cell office:value-type="string">
            <text:p>48,236935</text:p>
          </table:table-cell>
          <table:table-cell office:value-type="string">
            <text:p>397,373108</text:p>
          </table:table-cell>
          <table:table-cell office:value-type="string">
            <text:p>176,535538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988,481079</text:p>
          </table:table-cell>
          <table:table-cell office:value-type="string">
            <text:p>76,795677</text:p>
          </table:table-cell>
        </table:table-row>
        <table:table-row table:style-name="ro1">
          <table:table-cell office:value-type="string">
            <text:p>AFR69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2406,972656</text:p>
          </table:table-cell>
          <table:table-cell office:value-type="string">
            <text:p>2345,067627</text:p>
          </table:table-cell>
          <table:table-cell office:value-type="string">
            <text:p>292174,531250</text:p>
          </table:table-cell>
          <table:table-cell office:value-type="string">
            <text:p>6975,004395</text:p>
          </table:table-cell>
          <table:table-cell office:value-type="string">
            <text:p>805213,312500</text:p>
          </table:table-cell>
          <table:table-cell office:value-type="string">
            <text:p>17810,310547</text:p>
          </table:table-cell>
          <table:table-cell office:value-type="string">
            <text:p>274,818817</text:p>
          </table:table-cell>
          <table:table-cell office:value-type="string">
            <text:p>172,558716</text:p>
          </table:table-cell>
          <table:table-cell office:value-type="string">
            <text:p>13196,345703</text:p>
          </table:table-cell>
          <table:table-cell office:value-type="string">
            <text:p>311,816254</text:p>
          </table:table-cell>
          <table:table-cell office:value-type="string">
            <text:p>21399,238281</text:p>
          </table:table-cell>
          <table:table-cell office:value-type="string">
            <text:p>402,220978</text:p>
          </table:table-cell>
          <table:table-cell office:value-type="string">
            <text:p>80359,335938</text:p>
          </table:table-cell>
          <table:table-cell office:value-type="string">
            <text:p>1138,456787</text:p>
          </table:table-cell>
          <table:table-cell office:value-type="string">
            <text:p>160663,937500</text:p>
          </table:table-cell>
          <table:table-cell office:value-type="string">
            <text:p>2112,329346</text:p>
          </table:table-cell>
          <table:table-cell office:value-type="string">
            <text:p>26674,164063</text:p>
          </table:table-cell>
          <table:table-cell office:value-type="string">
            <text:p>711,222168</text:p>
          </table:table-cell>
          <table:table-cell office:value-type="string">
            <text:p>446,743774</text:p>
          </table:table-cell>
          <table:table-cell office:value-type="string">
            <text:p>34,770603</text:p>
          </table:table-cell>
          <table:table-cell office:value-type="string">
            <text:p>461,558167</text:p>
          </table:table-cell>
          <table:table-cell office:value-type="string">
            <text:p>24,706997</text:p>
          </table:table-cell>
          <table:table-cell office:value-type="string">
            <text:p>4454,449707</text:p>
          </table:table-cell>
          <table:table-cell office:value-type="string">
            <text:p>110,132233</text:p>
          </table:table-cell>
          <table:table-cell office:value-type="string">
            <text:p>246964,640625</text:p>
          </table:table-cell>
          <table:table-cell office:value-type="string">
            <text:p>6416,004883</text:p>
          </table:table-cell>
          <table:table-cell office:value-type="string">
            <text:p>119,435287</text:p>
          </table:table-cell>
          <table:table-cell office:value-type="string">
            <text:p>28,092960</text:p>
          </table:table-cell>
          <table:table-cell office:value-type="string">
            <text:p>395,667023</text:p>
          </table:table-cell>
          <table:table-cell office:value-type="string">
            <text:p>34,222996</text:p>
          </table:table-cell>
          <table:table-cell office:value-type="string">
            <text:p>2513,989990</text:p>
          </table:table-cell>
          <table:table-cell office:value-type="string">
            <text:p>60,936512</text:p>
          </table:table-cell>
          <table:table-cell office:value-type="string">
            <text:p>355,119476</text:p>
          </table:table-cell>
          <table:table-cell office:value-type="string">
            <text:p>31,508514</text:p>
          </table:table-cell>
          <table:table-cell office:value-type="string">
            <text:p>694,094482</text:p>
          </table:table-cell>
          <table:table-cell office:value-type="string">
            <text:p>36,017605</text:p>
          </table:table-cell>
          <table:table-cell office:value-type="string">
            <text:p>1559,510742</text:p>
          </table:table-cell>
          <table:table-cell office:value-type="string">
            <text:p>47,434772</text:p>
          </table:table-cell>
          <table:table-cell office:value-type="string">
            <text:p>1094,637329</text:p>
          </table:table-cell>
          <table:table-cell office:value-type="string">
            <text:p>49,526741</text:p>
          </table:table-cell>
          <table:table-cell office:value-type="string">
            <text:p>60,143871</text:p>
          </table:table-cell>
          <table:table-cell office:value-type="string">
            <text:p>164,872086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896,848511</text:p>
          </table:table-cell>
          <table:table-cell office:value-type="string">
            <text:p>75,189171</text:p>
          </table:table-cell>
        </table:table-row>
        <table:table-row table:style-name="ro1">
          <table:table-cell office:value-type="string">
            <text:p>AFR70 <text:s text:c="5"/></text:p>
          </table:table-cell>
          <table:table-cell office:value-type="string">
            <text:p>3664,418945</text:p>
          </table:table-cell>
          <table:table-cell office:value-type="string">
            <text:p>1524,712769</text:p>
          </table:table-cell>
          <table:table-cell office:value-type="string">
            <text:p>20144,384766</text:p>
          </table:table-cell>
          <table:table-cell office:value-type="string">
            <text:p>1141,618164</text:p>
          </table:table-cell>
          <table:table-cell office:value-type="string">
            <text:p>136102,109375</text:p>
          </table:table-cell>
          <table:table-cell office:value-type="string">
            <text:p>3227,275146</text:p>
          </table:table-cell>
          <table:table-cell office:value-type="string">
            <text:p>360546,656250</text:p>
          </table:table-cell>
          <table:table-cell office:value-type="string">
            <text:p>7974,182617</text:p>
          </table:table-cell>
          <table:table-cell office:value-type="string">
            <text:p>653,996826</text:p>
          </table:table-cell>
          <table:table-cell office:value-type="string">
            <text:p>87,444420</text:p>
          </table:table-cell>
          <table:table-cell office:value-type="string">
            <text:p>17737,857422</text:p>
          </table:table-cell>
          <table:table-cell office:value-type="string">
            <text:p>359,675781</text:p>
          </table:table-cell>
          <table:table-cell office:value-type="string">
            <text:p>27730,972656</text:p>
          </table:table-cell>
          <table:table-cell office:value-type="string">
            <text:p>486,434509</text:p>
          </table:table-cell>
          <table:table-cell office:value-type="string">
            <text:p>36733,570313</text:p>
          </table:table-cell>
          <table:table-cell office:value-type="string">
            <text:p>519,797974</text:p>
          </table:table-cell>
          <table:table-cell office:value-type="string">
            <text:p>67254,710938</text:p>
          </table:table-cell>
          <table:table-cell office:value-type="string">
            <text:p>884,532532</text:p>
          </table:table-cell>
          <table:table-cell office:value-type="string">
            <text:p>10113,144531</text:p>
          </table:table-cell>
          <table:table-cell office:value-type="string">
            <text:p>269,786804</text:p>
          </table:table-cell>
          <table:table-cell office:value-type="string">
            <text:p>118,395874</text:p>
          </table:table-cell>
          <table:table-cell office:value-type="string">
            <text:p>14,033252</text:p>
          </table:table-cell>
          <table:table-cell office:value-type="string">
            <text:p>156,839645</text:p>
          </table:table-cell>
          <table:table-cell office:value-type="string">
            <text:p>11,513599</text:p>
          </table:table-cell>
          <table:table-cell office:value-type="string">
            <text:p>1548,009033</text:p>
          </table:table-cell>
          <table:table-cell office:value-type="string">
            <text:p>38,796585</text:p>
          </table:table-cell>
          <table:table-cell office:value-type="string">
            <text:p>83792,562500</text:p>
          </table:table-cell>
          <table:table-cell office:value-type="string">
            <text:p>2177,849609</text:p>
          </table:table-cell>
          <table:table-cell office:value-type="string">
            <text:p>23,517200</text:p>
          </table:table-cell>
          <table:table-cell office:value-type="string">
            <text:p>13,015228</text:p>
          </table:table-cell>
          <table:table-cell office:value-type="string">
            <text:p>264,550140</text:p>
          </table:table-cell>
          <table:table-cell office:value-type="string">
            <text:p>20,185478</text:p>
          </table:table-cell>
          <table:table-cell office:value-type="string">
            <text:p>961,370239</text:p>
          </table:table-cell>
          <table:table-cell office:value-type="string">
            <text:p>29,168470</text:p>
          </table:table-cell>
          <table:table-cell office:value-type="string">
            <text:p>670,731201</text:p>
          </table:table-cell>
          <table:table-cell office:value-type="string">
            <text:p>19,600811</text:p>
          </table:table-cell>
          <table:table-cell office:value-type="string">
            <text:p>243,835602</text:p>
          </table:table-cell>
          <table:table-cell office:value-type="string">
            <text:p>16,564814</text:p>
          </table:table-cell>
          <table:table-cell office:value-type="string">
            <text:p>586,121582</text:p>
          </table:table-cell>
          <table:table-cell office:value-type="string">
            <text:p>20,163805</text:p>
          </table:table-cell>
          <table:table-cell office:value-type="string">
            <text:p>370,954071</text:p>
          </table:table-cell>
          <table:table-cell office:value-type="string">
            <text:p>20,316462</text:p>
          </table:table-cell>
          <table:table-cell office:value-type="string">
            <text:p>142,089859</text:p>
          </table:table-cell>
          <table:table-cell office:value-type="string">
            <text:p>95,110023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535,827271</text:p>
          </table:table-cell>
          <table:table-cell office:value-type="string">
            <text:p>35,101288</text:p>
          </table:table-cell>
        </table:table-row>
        <table:table-row table:style-name="ro1">
          <table:table-cell office:value-type="string">
            <text:p>AFR71 <text:s text:c="5"/></text:p>
          </table:table-cell>
          <table:table-cell office:value-type="string">
            <text:p>1879,230347</text:p>
          </table:table-cell>
          <table:table-cell office:value-type="string">
            <text:p>1389,451538</text:p>
          </table:table-cell>
          <table:table-cell office:value-type="string">
            <text:p>17861,187500</text:p>
          </table:table-cell>
          <table:table-cell office:value-type="string">
            <text:p>1042,454102</text:p>
          </table:table-cell>
          <table:table-cell office:value-type="string">
            <text:p>114616,914063</text:p>
          </table:table-cell>
          <table:table-cell office:value-type="string">
            <text:p>2712,799072</text:p>
          </table:table-cell>
          <table:table-cell office:value-type="string">
            <text:p>312037,750000</text:p>
          </table:table-cell>
          <table:table-cell office:value-type="string">
            <text:p>6902,054199</text:p>
          </table:table-cell>
          <table:table-cell office:value-type="string">
            <text:p>267,847992</text:p>
          </table:table-cell>
          <table:table-cell office:value-type="string">
            <text:p>74,640289</text:p>
          </table:table-cell>
          <table:table-cell office:value-type="string">
            <text:p>15255,094727</text:p>
          </table:table-cell>
          <table:table-cell office:value-type="string">
            <text:p>310,006622</text:p>
          </table:table-cell>
          <table:table-cell office:value-type="string">
            <text:p>21535,152344</text:p>
          </table:table-cell>
          <table:table-cell office:value-type="string">
            <text:p>379,515533</text:p>
          </table:table-cell>
          <table:table-cell office:value-type="string">
            <text:p>31684,978516</text:p>
          </table:table-cell>
          <table:table-cell office:value-type="string">
            <text:p>448,422211</text:p>
          </table:table-cell>
          <table:table-cell office:value-type="string">
            <text:p>51201,796875</text:p>
          </table:table-cell>
          <table:table-cell office:value-type="string">
            <text:p>674,306580</text:p>
          </table:table-cell>
          <table:table-cell office:value-type="string">
            <text:p>7832,000977</text:p>
          </table:table-cell>
          <table:table-cell office:value-type="string">
            <text:p>209,102295</text:p>
          </table:table-cell>
          <table:table-cell office:value-type="string">
            <text:p>103,351196</text:p>
          </table:table-cell>
          <table:table-cell office:value-type="string">
            <text:p>12,330324</text:p>
          </table:table-cell>
          <table:table-cell office:value-type="string">
            <text:p>113,753242</text:p>
          </table:table-cell>
          <table:table-cell office:value-type="string">
            <text:p>10,631213</text:p>
          </table:table-cell>
          <table:table-cell office:value-type="string">
            <text:p>1253,262451</text:p>
          </table:table-cell>
          <table:table-cell office:value-type="string">
            <text:p>31,746159</text:p>
          </table:table-cell>
          <table:table-cell office:value-type="string">
            <text:p>65891,289063</text:p>
          </table:table-cell>
          <table:table-cell office:value-type="string">
            <text:p>1712,922485</text:p>
          </table:table-cell>
          <table:table-cell office:value-type="string">
            <text:p>35,239033</text:p>
          </table:table-cell>
          <table:table-cell office:value-type="string">
            <text:p>12,790743</text:p>
          </table:table-cell>
          <table:table-cell office:value-type="string">
            <text:p>150,413956</text:p>
          </table:table-cell>
          <table:table-cell office:value-type="string">
            <text:p>18,973408</text:p>
          </table:table-cell>
          <table:table-cell office:value-type="string">
            <text:p>626,298279</text:p>
          </table:table-cell>
          <table:table-cell office:value-type="string">
            <text:p>24,810675</text:p>
          </table:table-cell>
          <table:table-cell office:value-type="string">
            <text:p>689,001160</text:p>
          </table:table-cell>
          <table:table-cell office:value-type="string">
            <text:p>19,621637</text:p>
          </table:table-cell>
          <table:table-cell office:value-type="string">
            <text:p>186,129211</text:p>
          </table:table-cell>
          <table:table-cell office:value-type="string">
            <text:p>16,135647</text:p>
          </table:table-cell>
          <table:table-cell office:value-type="string">
            <text:p>474,979980</text:p>
          </table:table-cell>
          <table:table-cell office:value-type="string">
            <text:p>18,764395</text:p>
          </table:table-cell>
          <table:table-cell office:value-type="string">
            <text:p>276,314270</text:p>
          </table:table-cell>
          <table:table-cell office:value-type="string">
            <text:p>18,764904</text:p>
          </table:table-cell>
          <table:table-cell office:value-type="string">
            <text:p>19,047796</text:p>
          </table:table-cell>
          <table:table-cell office:value-type="string">
            <text:p>81,803513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292,876801</text:p>
          </table:table-cell>
          <table:table-cell office:value-type="string">
            <text:p>32,935932</text:p>
          </table:table-cell>
        </table:table-row>
        <table:table-row table:style-name="ro1">
          <table:table-cell office:value-type="string">
            <text:p>AFR7 <text:s text:c="6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764,604980</text:p>
          </table:table-cell>
          <table:table-cell office:value-type="string">
            <text:p>572,081238</text:p>
          </table:table-cell>
          <table:table-cell office:value-type="string">
            <text:p>10740,440430</text:p>
          </table:table-cell>
          <table:table-cell office:value-type="string">
            <text:p>296,788727</text:p>
          </table:table-cell>
          <table:table-cell office:value-type="string">
            <text:p>21231,847656</text:p>
          </table:table-cell>
          <table:table-cell office:value-type="string">
            <text:p>500,604126</text:p>
          </table:table-cell>
          <table:table-cell office:value-type="string">
            <text:p>1898,591309</text:p>
          </table:table-cell>
          <table:table-cell office:value-type="string">
            <text:p>62,032688</text:p>
          </table:table-cell>
          <table:table-cell office:value-type="string">
            <text:p>4080,158936</text:p>
          </table:table-cell>
          <table:table-cell office:value-type="string">
            <text:p>93,064941</text:p>
          </table:table-cell>
          <table:table-cell office:value-type="string">
            <text:p>20392,203125</text:p>
          </table:table-cell>
          <table:table-cell office:value-type="string">
            <text:p>355,080719</text:p>
          </table:table-cell>
          <table:table-cell office:value-type="string">
            <text:p>25228,878906</text:p>
          </table:table-cell>
          <table:table-cell office:value-type="string">
            <text:p>356,080536</text:p>
          </table:table-cell>
          <table:table-cell office:value-type="string">
            <text:p>21893,466797</text:p>
          </table:table-cell>
          <table:table-cell office:value-type="string">
            <text:p>290,132477</text:p>
          </table:table-cell>
          <table:table-cell office:value-type="string">
            <text:p>1400,651733</text:p>
          </table:table-cell>
          <table:table-cell office:value-type="string">
            <text:p>38,107250</text:p>
          </table:table-cell>
          <table:table-cell office:value-type="string">
            <text:p>13,427265</text:p>
          </table:table-cell>
          <table:table-cell office:value-type="string">
            <text:p>5,111257</text:p>
          </table:table-cell>
          <table:table-cell office:value-type="string">
            <text:p>12,559129</text:p>
          </table:table-cell>
          <table:table-cell office:value-type="string">
            <text:p>7,051492</text:p>
          </table:table-cell>
          <table:table-cell office:value-type="string">
            <text:p>533,665833</text:p>
          </table:table-cell>
          <table:table-cell office:value-type="string">
            <text:p>13,802766</text:p>
          </table:table-cell>
          <table:table-cell office:value-type="string">
            <text:p>3294,975586</text:p>
          </table:table-cell>
          <table:table-cell office:value-type="string">
            <text:p>87,661446</text:p>
          </table:table-cell>
          <table:table-cell office:value-type="string">
            <text:p>56,047405</text:p>
          </table:table-cell>
          <table:table-cell office:value-type="string">
            <text:p>7,03203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65,766556</text:p>
          </table:table-cell>
          <table:table-cell office:value-type="string">
            <text:p>18,341860</text:p>
          </table:table-cell>
          <table:table-cell office:value-type="string">
            <text:p>358,062103</text:p>
          </table:table-cell>
          <table:table-cell office:value-type="string">
            <text:p>10,708883</text:p>
          </table:table-cell>
          <table:table-cell office:value-type="string">
            <text:p>191,887817</text:p>
          </table:table-cell>
          <table:table-cell office:value-type="string">
            <text:p>9,755408</text:p>
          </table:table-cell>
          <table:table-cell office:value-type="string">
            <text:p>172,385178</text:p>
          </table:table-cell>
          <table:table-cell office:value-type="string">
            <text:p>9,949832</text:p>
          </table:table-cell>
          <table:table-cell office:value-type="string">
            <text:p>36,334274</text:p>
          </table:table-cell>
          <table:table-cell office:value-type="string">
            <text:p>9,715520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61,244434</text:p>
          </table:table-cell>
          <table:table-cell office:value-type="string">
            <text:p>17,895082</text:p>
          </table:table-cell>
        </table:table-row>
        <table:table-row table:style-name="ro1">
          <table:table-cell office:value-type="string">
            <text:p>AFR72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1957,515625</text:p>
          </table:table-cell>
          <table:table-cell office:value-type="string">
            <text:p>1750,535034</text:p>
          </table:table-cell>
          <table:table-cell office:value-type="string">
            <text:p>206035,750000</text:p>
          </table:table-cell>
          <table:table-cell office:value-type="string">
            <text:p>4915,208984</text:p>
          </table:table-cell>
          <table:table-cell office:value-type="string">
            <text:p>575417,375000</text:p>
          </table:table-cell>
          <table:table-cell office:value-type="string">
            <text:p>12722,226563</text:p>
          </table:table-cell>
          <table:table-cell office:value-type="string">
            <text:p>408,865570</text:p>
          </table:table-cell>
          <table:table-cell office:value-type="string">
            <text:p>123,948326</text:p>
          </table:table-cell>
          <table:table-cell office:value-type="string">
            <text:p>13802,958008</text:p>
          </table:table-cell>
          <table:table-cell office:value-type="string">
            <text:p>299,999664</text:p>
          </table:table-cell>
          <table:table-cell office:value-type="string">
            <text:p>18673,785156</text:p>
          </table:table-cell>
          <table:table-cell office:value-type="string">
            <text:p>342,650208</text:p>
          </table:table-cell>
          <table:table-cell office:value-type="string">
            <text:p>74189,210938</text:p>
          </table:table-cell>
          <table:table-cell office:value-type="string">
            <text:p>1046,449341</text:p>
          </table:table-cell>
          <table:table-cell office:value-type="string">
            <text:p>95843,570313</text:p>
          </table:table-cell>
          <table:table-cell office:value-type="string">
            <text:p>1261,465820</text:p>
          </table:table-cell>
          <table:table-cell office:value-type="string">
            <text:p>15375,153320</text:p>
          </table:table-cell>
          <table:table-cell office:value-type="string">
            <text:p>410,252258</text:p>
          </table:table-cell>
          <table:table-cell office:value-type="string">
            <text:p>189,806152</text:p>
          </table:table-cell>
          <table:table-cell office:value-type="string">
            <text:p>22,040936</text:p>
          </table:table-cell>
          <table:table-cell office:value-type="string">
            <text:p>239,816147</text:p>
          </table:table-cell>
          <table:table-cell office:value-type="string">
            <text:p>16,857950</text:p>
          </table:table-cell>
          <table:table-cell office:value-type="string">
            <text:p>2742,760986</text:p>
          </table:table-cell>
          <table:table-cell office:value-type="string">
            <text:p>68,194649</text:p>
          </table:table-cell>
          <table:table-cell office:value-type="string">
            <text:p>136798,187500</text:p>
          </table:table-cell>
          <table:table-cell office:value-type="string">
            <text:p>3554,683594</text:p>
          </table:table-cell>
          <table:table-cell office:value-type="string">
            <text:p>54,869240</text:p>
          </table:table-cell>
          <table:table-cell office:value-type="string">
            <text:p>21,073141</text:p>
          </table:table-cell>
          <table:table-cell office:value-type="string">
            <text:p>265,465973</text:p>
          </table:table-cell>
          <table:table-cell office:value-type="string">
            <text:p>26,654953</text:p>
          </table:table-cell>
          <table:table-cell office:value-type="string">
            <text:p>2164,356445</text:p>
          </table:table-cell>
          <table:table-cell office:value-type="string">
            <text:p>51,480724</text:p>
          </table:table-cell>
          <table:table-cell office:value-type="string">
            <text:p>360,942657</text:p>
          </table:table-cell>
          <table:table-cell office:value-type="string">
            <text:p>24,667597</text:p>
          </table:table-cell>
          <table:table-cell office:value-type="string">
            <text:p>409,275177</text:p>
          </table:table-cell>
          <table:table-cell office:value-type="string">
            <text:p>26,566687</text:p>
          </table:table-cell>
          <table:table-cell office:value-type="string">
            <text:p>914,200745</text:p>
          </table:table-cell>
          <table:table-cell office:value-type="string">
            <text:p>32,348076</text:p>
          </table:table-cell>
          <table:table-cell office:value-type="string">
            <text:p>669,688599</text:p>
          </table:table-cell>
          <table:table-cell office:value-type="string">
            <text:p>34,243977</text:p>
          </table:table-cell>
          <table:table-cell office:value-type="string">
            <text:p>247,705460</text:p>
          </table:table-cell>
          <table:table-cell office:value-type="string">
            <text:p>121,947083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783,190369</text:p>
          </table:table-cell>
          <table:table-cell office:value-type="string">
            <text:p>56,230793</text:p>
          </table:table-cell>
        </table:table-row>
        <table:table-row table:style-name="ro1">
          <table:table-cell office:value-type="string">
            <text:p>AFR73 <text:s text:c="5"/></text:p>
          </table:table-cell>
          <table:table-cell office:value-type="string">
            <text:p>3584,795654</text:p>
          </table:table-cell>
          <table:table-cell office:value-type="string">
            <text:p>1424,431763</text:p>
          </table:table-cell>
          <table:table-cell office:value-type="string">
            <text:p>20821,189453</text:p>
          </table:table-cell>
          <table:table-cell office:value-type="string">
            <text:p>1134,192749</text:p>
          </table:table-cell>
          <table:table-cell office:value-type="string">
            <text:p>123908,062500</text:p>
          </table:table-cell>
          <table:table-cell office:value-type="string">
            <text:p>2931,314941</text:p>
          </table:table-cell>
          <table:table-cell office:value-type="string">
            <text:p>344263,906250</text:p>
          </table:table-cell>
          <table:table-cell office:value-type="string">
            <text:p>7612,872559</text:p>
          </table:table-cell>
          <table:table-cell office:value-type="string">
            <text:p>395,829315</text:p>
          </table:table-cell>
          <table:table-cell office:value-type="string">
            <text:p>78,555473</text:p>
          </table:table-cell>
          <table:table-cell office:value-type="string">
            <text:p>17616,498047</text:p>
          </table:table-cell>
          <table:table-cell office:value-type="string">
            <text:p>355,646179</text:p>
          </table:table-cell>
          <table:table-cell office:value-type="string">
            <text:p>27596,898438</text:p>
          </table:table-cell>
          <table:table-cell office:value-type="string">
            <text:p>483,017090</text:p>
          </table:table-cell>
          <table:table-cell office:value-type="string">
            <text:p>32876,332031</text:p>
          </table:table-cell>
          <table:table-cell office:value-type="string">
            <text:p>465,441223</text:p>
          </table:table-cell>
          <table:table-cell office:value-type="string">
            <text:p>55086,011719</text:p>
          </table:table-cell>
          <table:table-cell office:value-type="string">
            <text:p>725,290527</text:p>
          </table:table-cell>
          <table:table-cell office:value-type="string">
            <text:p>8616,039063</text:p>
          </table:table-cell>
          <table:table-cell office:value-type="string">
            <text:p>229,957458</text:p>
          </table:table-cell>
          <table:table-cell office:value-type="string">
            <text:p>114,640526</text:p>
          </table:table-cell>
          <table:table-cell office:value-type="string">
            <text:p>12,620134</text:p>
          </table:table-cell>
          <table:table-cell office:value-type="string">
            <text:p>102,469872</text:p>
          </table:table-cell>
          <table:table-cell office:value-type="string">
            <text:p>10,473031</text:p>
          </table:table-cell>
          <table:table-cell office:value-type="string">
            <text:p>1431,394043</text:p>
          </table:table-cell>
          <table:table-cell office:value-type="string">
            <text:p>35,831444</text:p>
          </table:table-cell>
          <table:table-cell office:value-type="string">
            <text:p>73737,281250</text:p>
          </table:table-cell>
          <table:table-cell office:value-type="string">
            <text:p>1916,687256</text:p>
          </table:table-cell>
          <table:table-cell office:value-type="string">
            <text:p>43,020725</text:p>
          </table:table-cell>
          <table:table-cell office:value-type="string">
            <text:p>11,755803</text:p>
          </table:table-cell>
          <table:table-cell office:value-type="string">
            <text:p>212,501846</text:p>
          </table:table-cell>
          <table:table-cell office:value-type="string">
            <text:p>18,771532</text:p>
          </table:table-cell>
          <table:table-cell office:value-type="string">
            <text:p>775,036438</text:p>
          </table:table-cell>
          <table:table-cell office:value-type="string">
            <text:p>26,084496</text:p>
          </table:table-cell>
          <table:table-cell office:value-type="string">
            <text:p>695,465820</text:p>
          </table:table-cell>
          <table:table-cell office:value-type="string">
            <text:p>18,804970</text:p>
          </table:table-cell>
          <table:table-cell office:value-type="string">
            <text:p>208,291000</text:p>
          </table:table-cell>
          <table:table-cell office:value-type="string">
            <text:p>14,882092</text:p>
          </table:table-cell>
          <table:table-cell office:value-type="string">
            <text:p>528,552917</text:p>
          </table:table-cell>
          <table:table-cell office:value-type="string">
            <text:p>18,040634</text:p>
          </table:table-cell>
          <table:table-cell office:value-type="string">
            <text:p>326,960602</text:p>
          </table:table-cell>
          <table:table-cell office:value-type="string">
            <text:p>18,155632</text:p>
          </table:table-cell>
          <table:table-cell office:value-type="string">
            <text:p>149,441376</text:p>
          </table:table-cell>
          <table:table-cell office:value-type="string">
            <text:p>88,760040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445,248566</text:p>
          </table:table-cell>
          <table:table-cell office:value-type="string">
            <text:p>31,180340</text:p>
          </table:table-cell>
        </table:table-row>
        <table:table-row table:style-name="ro1">
          <table:table-cell office:value-type="string">
            <text:p>AFR74 <text:s text:c="5"/></text:p>
          </table:table-cell>
          <table:table-cell office:value-type="string">
            <text:p>2717,481201</text:p>
          </table:table-cell>
          <table:table-cell office:value-type="string">
            <text:p>1012,968018</text:p>
          </table:table-cell>
          <table:table-cell office:value-type="string">
            <text:p>12105,513672</text:p>
          </table:table-cell>
          <table:table-cell office:value-type="string">
            <text:p>756,629028</text:p>
          </table:table-cell>
          <table:table-cell office:value-type="string">
            <text:p>78511,859375</text:p>
          </table:table-cell>
          <table:table-cell office:value-type="string">
            <text:p>1837,753540</text:p>
          </table:table-cell>
          <table:table-cell office:value-type="string">
            <text:p>209025,671875</text:p>
          </table:table-cell>
          <table:table-cell office:value-type="string">
            <text:p>4626,299805</text:p>
          </table:table-cell>
          <table:table-cell office:value-type="string">
            <text:p>458,455750</text:p>
          </table:table-cell>
          <table:table-cell office:value-type="string">
            <text:p>57,535717</text:p>
          </table:table-cell>
          <table:table-cell office:value-type="string">
            <text:p>20448,148438</text:p>
          </table:table-cell>
          <table:table-cell office:value-type="string">
            <text:p>402,979279</text:p>
          </table:table-cell>
          <table:table-cell office:value-type="string">
            <text:p>16047,866211</text:p>
          </table:table-cell>
          <table:table-cell office:value-type="string">
            <text:p>282,962036</text:p>
          </table:table-cell>
          <table:table-cell office:value-type="string">
            <text:p>46793,015625</text:p>
          </table:table-cell>
          <table:table-cell office:value-type="string">
            <text:p>657,473633</text:p>
          </table:table-cell>
          <table:table-cell office:value-type="string">
            <text:p>21912,710938</text:p>
          </table:table-cell>
          <table:table-cell office:value-type="string">
            <text:p>290,838898</text:p>
          </table:table-cell>
          <table:table-cell office:value-type="string">
            <text:p>4650,494141</text:p>
          </table:table-cell>
          <table:table-cell office:value-type="string">
            <text:p>124,313301</text:p>
          </table:table-cell>
          <table:table-cell office:value-type="string">
            <text:p>60,095280</text:p>
          </table:table-cell>
          <table:table-cell office:value-type="string">
            <text:p>8,149588</text:p>
          </table:table-cell>
          <table:table-cell office:value-type="string">
            <text:p>58,789146</text:p>
          </table:table-cell>
          <table:table-cell office:value-type="string">
            <text:p>8,306328</text:p>
          </table:table-cell>
          <table:table-cell office:value-type="string">
            <text:p>735,550720</text:p>
          </table:table-cell>
          <table:table-cell office:value-type="string">
            <text:p>18,898333</text:p>
          </table:table-cell>
          <table:table-cell office:value-type="string">
            <text:p>38054,718750</text:p>
          </table:table-cell>
          <table:table-cell office:value-type="string">
            <text:p>989,890503</text:p>
          </table:table-cell>
          <table:table-cell office:value-type="string">
            <text:p>12,957656</text:p>
          </table:table-cell>
          <table:table-cell office:value-type="string">
            <text:p>8,583968</text:p>
          </table:table-cell>
          <table:table-cell office:value-type="string">
            <text:p>53,565723</text:p>
          </table:table-cell>
          <table:table-cell office:value-type="string">
            <text:p>15,423748</text:p>
          </table:table-cell>
          <table:table-cell office:value-type="string">
            <text:p>591,741333</text:p>
          </table:table-cell>
          <table:table-cell office:value-type="string">
            <text:p>22,494526</text:p>
          </table:table-cell>
          <table:table-cell office:value-type="string">
            <text:p>239,034836</text:p>
          </table:table-cell>
          <table:table-cell office:value-type="string">
            <text:p>10,841331</text:p>
          </table:table-cell>
          <table:table-cell office:value-type="string">
            <text:p>186,400330</text:p>
          </table:table-cell>
          <table:table-cell office:value-type="string">
            <text:p>11,225791</text:p>
          </table:table-cell>
          <table:table-cell office:value-type="string">
            <text:p>235,818085</text:p>
          </table:table-cell>
          <table:table-cell office:value-type="string">
            <text:p>11,827446</text:p>
          </table:table-cell>
          <table:table-cell office:value-type="string">
            <text:p>171,480148</text:p>
          </table:table-cell>
          <table:table-cell office:value-type="string">
            <text:p>12,391279</text:p>
          </table:table-cell>
          <table:table-cell office:value-type="string">
            <text:p>13,931021</text:p>
          </table:table-cell>
          <table:table-cell office:value-type="string">
            <text:p>64,543968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313,428406</text:p>
          </table:table-cell>
          <table:table-cell office:value-type="string">
            <text:p>22,961353</text:p>
          </table:table-cell>
        </table:table-row>
        <table:table-row table:style-name="ro1">
          <table:table-cell office:value-type="string">
            <text:p>AFR75 <text:s text:c="5"/></text:p>
          </table:table-cell>
          <table:table-cell office:value-type="string">
            <text:p>2869,298096</text:p>
          </table:table-cell>
          <table:table-cell office:value-type="string">
            <text:p>1119,168945</text:p>
          </table:table-cell>
          <table:table-cell office:value-type="string">
            <text:p>16823,037109</text:p>
          </table:table-cell>
          <table:table-cell office:value-type="string">
            <text:p>927,824036</text:p>
          </table:table-cell>
          <table:table-cell office:value-type="string">
            <text:p>102678,343750</text:p>
          </table:table-cell>
          <table:table-cell office:value-type="string">
            <text:p>2428,524414</text:p>
          </table:table-cell>
          <table:table-cell office:value-type="string">
            <text:p>262825,593750</text:p>
          </table:table-cell>
          <table:table-cell office:value-type="string">
            <text:p>5812,748047</text:p>
          </table:table-cell>
          <table:table-cell office:value-type="string">
            <text:p>547,715515</text:p>
          </table:table-cell>
          <table:table-cell office:value-type="string">
            <text:p>63,471813</text:p>
          </table:table-cell>
          <table:table-cell office:value-type="string">
            <text:p>19381,755859</text:p>
          </table:table-cell>
          <table:table-cell office:value-type="string">
            <text:p>384,419769</text:p>
          </table:table-cell>
          <table:table-cell office:value-type="string">
            <text:p>12911,704102</text:p>
          </table:table-cell>
          <table:table-cell office:value-type="string">
            <text:p>231,280426</text:p>
          </table:table-cell>
          <table:table-cell office:value-type="string">
            <text:p>33976,121094</text:p>
          </table:table-cell>
          <table:table-cell office:value-type="string">
            <text:p>479,211884</text:p>
          </table:table-cell>
          <table:table-cell office:value-type="string">
            <text:p>34671,625000</text:p>
          </table:table-cell>
          <table:table-cell office:value-type="string">
            <text:p>457,674988</text:p>
          </table:table-cell>
          <table:table-cell office:value-type="string">
            <text:p>6464,924316</text:p>
          </table:table-cell>
          <table:table-cell office:value-type="string">
            <text:p>172,572601</text:p>
          </table:table-cell>
          <table:table-cell office:value-type="string">
            <text:p>93,747650</text:p>
          </table:table-cell>
          <table:table-cell office:value-type="string">
            <text:p>9,926085</text:p>
          </table:table-cell>
          <table:table-cell office:value-type="string">
            <text:p>103,658455</text:p>
          </table:table-cell>
          <table:table-cell office:value-type="string">
            <text:p>9,181454</text:p>
          </table:table-cell>
          <table:table-cell office:value-type="string">
            <text:p>1005,314758</text:p>
          </table:table-cell>
          <table:table-cell office:value-type="string">
            <text:p>25,416672</text:p>
          </table:table-cell>
          <table:table-cell office:value-type="string">
            <text:p>53625,957031</text:p>
          </table:table-cell>
          <table:table-cell office:value-type="string">
            <text:p>1394,296875</text:p>
          </table:table-cell>
          <table:table-cell office:value-type="string">
            <text:p>37,854885</text:p>
          </table:table-cell>
          <table:table-cell office:value-type="string">
            <text:p>9,848635</text:p>
          </table:table-cell>
          <table:table-cell office:value-type="string">
            <text:p>324,188202</text:p>
          </table:table-cell>
          <table:table-cell office:value-type="string">
            <text:p>18,728382</text:p>
          </table:table-cell>
          <table:table-cell office:value-type="string">
            <text:p>952,038696</text:p>
          </table:table-cell>
          <table:table-cell office:value-type="string">
            <text:p>27,602785</text:p>
          </table:table-cell>
          <table:table-cell office:value-type="string">
            <text:p>757,191467</text:p>
          </table:table-cell>
          <table:table-cell office:value-type="string">
            <text:p>18,170837</text:p>
          </table:table-cell>
          <table:table-cell office:value-type="string">
            <text:p>186,815689</text:p>
          </table:table-cell>
          <table:table-cell office:value-type="string">
            <text:p>12,637206</text:p>
          </table:table-cell>
          <table:table-cell office:value-type="string">
            <text:p>329,760376</text:p>
          </table:table-cell>
          <table:table-cell office:value-type="string">
            <text:p>13,947326</text:p>
          </table:table-cell>
          <table:table-cell office:value-type="string">
            <text:p>226,180496</text:p>
          </table:table-cell>
          <table:table-cell office:value-type="string">
            <text:p>14,517827</text:p>
          </table:table-cell>
          <table:table-cell office:value-type="string">
            <text:p>213,388184</text:p>
          </table:table-cell>
          <table:table-cell office:value-type="string">
            <text:p>66,08818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447,917633</text:p>
          </table:table-cell>
          <table:table-cell office:value-type="string">
            <text:p>26,879190</text:p>
          </table:table-cell>
        </table:table-row>
        <table:table-row table:style-name="ro1">
          <table:table-cell office:value-type="string">
            <text:p>AFR76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7323,582031</text:p>
          </table:table-cell>
          <table:table-cell office:value-type="string">
            <text:p>2068,312500</text:p>
          </table:table-cell>
          <table:table-cell office:value-type="string">
            <text:p>245811,531250</text:p>
          </table:table-cell>
          <table:table-cell office:value-type="string">
            <text:p>5878,346680</text:p>
          </table:table-cell>
          <table:table-cell office:value-type="string">
            <text:p>698845,187500</text:p>
          </table:table-cell>
          <table:table-cell office:value-type="string">
            <text:p>15453,125977</text:p>
          </table:table-cell>
          <table:table-cell office:value-type="string">
            <text:p>188,931503</text:p>
          </table:table-cell>
          <table:table-cell office:value-type="string">
            <text:p>148,907654</text:p>
          </table:table-cell>
          <table:table-cell office:value-type="string">
            <text:p>16209,021484</text:p>
          </table:table-cell>
          <table:table-cell office:value-type="string">
            <text:p>355,202209</text:p>
          </table:table-cell>
          <table:table-cell office:value-type="string">
            <text:p>20061,058594</text:p>
          </table:table-cell>
          <table:table-cell office:value-type="string">
            <text:p>373,483490</text:p>
          </table:table-cell>
          <table:table-cell office:value-type="string">
            <text:p>82658,429688</text:p>
          </table:table-cell>
          <table:table-cell office:value-type="string">
            <text:p>1167,587280</text:p>
          </table:table-cell>
          <table:table-cell office:value-type="string">
            <text:p>123449,429688</text:p>
          </table:table-cell>
          <table:table-cell office:value-type="string">
            <text:p>1624,286255</text:p>
          </table:table-cell>
          <table:table-cell office:value-type="string">
            <text:p>19834,037109</text:p>
          </table:table-cell>
          <table:table-cell office:value-type="string">
            <text:p>529,156189</text:p>
          </table:table-cell>
          <table:table-cell office:value-type="string">
            <text:p>274,061890</text:p>
          </table:table-cell>
          <table:table-cell office:value-type="string">
            <text:p>27,977909</text:p>
          </table:table-cell>
          <table:table-cell office:value-type="string">
            <text:p>303,425659</text:p>
          </table:table-cell>
          <table:table-cell office:value-type="string">
            <text:p>20,458395</text:p>
          </table:table-cell>
          <table:table-cell office:value-type="string">
            <text:p>3651,062012</text:p>
          </table:table-cell>
          <table:table-cell office:value-type="string">
            <text:p>90,423439</text:p>
          </table:table-cell>
          <table:table-cell office:value-type="string">
            <text:p>179826,984375</text:p>
          </table:table-cell>
          <table:table-cell office:value-type="string">
            <text:p>4672,326172</text:p>
          </table:table-cell>
          <table:table-cell office:value-type="string">
            <text:p>117,689171</text:p>
          </table:table-cell>
          <table:table-cell office:value-type="string">
            <text:p>25,656298</text:p>
          </table:table-cell>
          <table:table-cell office:value-type="string">
            <text:p>404,639130</text:p>
          </table:table-cell>
          <table:table-cell office:value-type="string">
            <text:p>32,024155</text:p>
          </table:table-cell>
          <table:table-cell office:value-type="string">
            <text:p>2841,623291</text:p>
          </table:table-cell>
          <table:table-cell office:value-type="string">
            <text:p>65,118286</text:p>
          </table:table-cell>
          <table:table-cell office:value-type="string">
            <text:p>549,986145</text:p>
          </table:table-cell>
          <table:table-cell office:value-type="string">
            <text:p>30,705021</text:p>
          </table:table-cell>
          <table:table-cell office:value-type="string">
            <text:p>558,022705</text:p>
          </table:table-cell>
          <table:table-cell office:value-type="string">
            <text:p>32,816490</text:p>
          </table:table-cell>
          <table:table-cell office:value-type="string">
            <text:p>1220,472534</text:p>
          </table:table-cell>
          <table:table-cell office:value-type="string">
            <text:p>40,910561</text:p>
          </table:table-cell>
          <table:table-cell office:value-type="string">
            <text:p>740,649536</text:p>
          </table:table-cell>
          <table:table-cell office:value-type="string">
            <text:p>40,752678</text:p>
          </table:table-cell>
          <table:table-cell office:value-type="string">
            <text:p>189,772308</text:p>
          </table:table-cell>
          <table:table-cell office:value-type="string">
            <text:p>144,866013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043,473145</text:p>
          </table:table-cell>
          <table:table-cell office:value-type="string">
            <text:p>69,963387</text:p>
          </table:table-cell>
        </table:table-row>
        <table:table-row table:style-name="ro1">
          <table:table-cell office:value-type="string">
            <text:p>AFR77 <text:s text:c="5"/></text:p>
          </table:table-cell>
          <table:table-cell office:value-type="string">
            <text:p>2993,629395</text:p>
          </table:table-cell>
          <table:table-cell office:value-type="string">
            <text:p>831,770508</text:p>
          </table:table-cell>
          <table:table-cell office:value-type="string">
            <text:p>12775,410156</text:p>
          </table:table-cell>
          <table:table-cell office:value-type="string">
            <text:p>732,870239</text:p>
          </table:table-cell>
          <table:table-cell office:value-type="string">
            <text:p>75089,781250</text:p>
          </table:table-cell>
          <table:table-cell office:value-type="string">
            <text:p>1758,065063</text:p>
          </table:table-cell>
          <table:table-cell office:value-type="string">
            <text:p>195439,609375</text:p>
          </table:table-cell>
          <table:table-cell office:value-type="string">
            <text:p>4324,982422</text:p>
          </table:table-cell>
          <table:table-cell office:value-type="string">
            <text:p>485,747528</text:p>
          </table:table-cell>
          <table:table-cell office:value-type="string">
            <text:p>49,244377</text:p>
          </table:table-cell>
          <table:table-cell office:value-type="string">
            <text:p>17278,650391</text:p>
          </table:table-cell>
          <table:table-cell office:value-type="string">
            <text:p>340,835907</text:p>
          </table:table-cell>
          <table:table-cell office:value-type="string">
            <text:p>2830,212891</text:p>
          </table:table-cell>
          <table:table-cell office:value-type="string">
            <text:p>60,946877</text:p>
          </table:table-cell>
          <table:table-cell office:value-type="string">
            <text:p>27183,816406</text:p>
          </table:table-cell>
          <table:table-cell office:value-type="string">
            <text:p>383,354858</text:p>
          </table:table-cell>
          <table:table-cell office:value-type="string">
            <text:p>19963,068359</text:p>
          </table:table-cell>
          <table:table-cell office:value-type="string">
            <text:p>264,874359</text:p>
          </table:table-cell>
          <table:table-cell office:value-type="string">
            <text:p>4300,773926</text:p>
          </table:table-cell>
          <table:table-cell office:value-type="string">
            <text:p>114,938454</text:p>
          </table:table-cell>
          <table:table-cell office:value-type="string">
            <text:p>70,600777</text:p>
          </table:table-cell>
          <table:table-cell office:value-type="string">
            <text:p>7,494549</text:p>
          </table:table-cell>
          <table:table-cell office:value-type="string">
            <text:p>62,394833</text:p>
          </table:table-cell>
          <table:table-cell office:value-type="string">
            <text:p>7,995921</text:p>
          </table:table-cell>
          <table:table-cell office:value-type="string">
            <text:p>665,107361</text:p>
          </table:table-cell>
          <table:table-cell office:value-type="string">
            <text:p>17,104273</text:p>
          </table:table-cell>
          <table:table-cell office:value-type="string">
            <text:p>36078,750000</text:p>
          </table:table-cell>
          <table:table-cell office:value-type="string">
            <text:p>938,540649</text:p>
          </table:table-cell>
          <table:table-cell office:value-type="string">
            <text:p>14,689204</text:p>
          </table:table-cell>
          <table:table-cell office:value-type="string">
            <text:p>7,840030</text:p>
          </table:table-cell>
          <table:table-cell office:value-type="string">
            <text:p>40,893238</text:p>
          </table:table-cell>
          <table:table-cell office:value-type="string">
            <text:p>14,834931</text:p>
          </table:table-cell>
          <table:table-cell office:value-type="string">
            <text:p>336,807465</text:p>
          </table:table-cell>
          <table:table-cell office:value-type="string">
            <text:p>19,698492</text:p>
          </table:table-cell>
          <table:table-cell office:value-type="string">
            <text:p>204,067154</text:p>
          </table:table-cell>
          <table:table-cell office:value-type="string">
            <text:p>9,623346</text:p>
          </table:table-cell>
          <table:table-cell office:value-type="string">
            <text:p>141,492386</text:p>
          </table:table-cell>
          <table:table-cell office:value-type="string">
            <text:p>9,842341</text:p>
          </table:table-cell>
          <table:table-cell office:value-type="string">
            <text:p>207,920486</text:p>
          </table:table-cell>
          <table:table-cell office:value-type="string">
            <text:p>10,559744</text:p>
          </table:table-cell>
          <table:table-cell office:value-type="string">
            <text:p>166,551117</text:p>
          </table:table-cell>
          <table:table-cell office:value-type="string">
            <text:p>11,325820</text:p>
          </table:table-cell>
          <table:table-cell office:value-type="string">
            <text:p>12,052640</text:p>
          </table:table-cell>
          <table:table-cell office:value-type="string">
            <text:p>46,412857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82,638718</text:p>
          </table:table-cell>
          <table:table-cell office:value-type="string">
            <text:p>19,986761</text:p>
          </table:table-cell>
        </table:table-row>
        <table:table-row table:style-name="ro1">
          <table:table-cell office:value-type="string">
            <text:p>AFR78 <text:s text:c="5"/></text:p>
          </table:table-cell>
          <table:table-cell office:value-type="string">
            <text:p>5991,229980</text:p>
          </table:table-cell>
          <table:table-cell office:value-type="string">
            <text:p>1518,594604</text:p>
          </table:table-cell>
          <table:table-cell office:value-type="string">
            <text:p>18833,753906</text:p>
          </table:table-cell>
          <table:table-cell office:value-type="string">
            <text:p>1085,789795</text:p>
          </table:table-cell>
          <table:table-cell office:value-type="string">
            <text:p>115679,375000</text:p>
          </table:table-cell>
          <table:table-cell office:value-type="string">
            <text:p>2734,054443</text:p>
          </table:table-cell>
          <table:table-cell office:value-type="string">
            <text:p>322367,906250</text:p>
          </table:table-cell>
          <table:table-cell office:value-type="string">
            <text:p>7129,835938</text:p>
          </table:table-cell>
          <table:table-cell office:value-type="string">
            <text:p>412,239594</text:p>
          </table:table-cell>
          <table:table-cell office:value-type="string">
            <text:p>80,363602</text:p>
          </table:table-cell>
          <table:table-cell office:value-type="string">
            <text:p>19534,429688</text:p>
          </table:table-cell>
          <table:table-cell office:value-type="string">
            <text:p>391,975220</text:p>
          </table:table-cell>
          <table:table-cell office:value-type="string">
            <text:p>42633,351563</text:p>
          </table:table-cell>
          <table:table-cell office:value-type="string">
            <text:p>738,103027</text:p>
          </table:table-cell>
          <table:table-cell office:value-type="string">
            <text:p>47432,996094</text:p>
          </table:table-cell>
          <table:table-cell office:value-type="string">
            <text:p>668,242249</text:p>
          </table:table-cell>
          <table:table-cell office:value-type="string">
            <text:p>51124,687500</text:p>
          </table:table-cell>
          <table:table-cell office:value-type="string">
            <text:p>673,569031</text:p>
          </table:table-cell>
          <table:table-cell office:value-type="string">
            <text:p>7956,931152</text:p>
          </table:table-cell>
          <table:table-cell office:value-type="string">
            <text:p>212,411392</text:p>
          </table:table-cell>
          <table:table-cell office:value-type="string">
            <text:p>106,618370</text:p>
          </table:table-cell>
          <table:table-cell office:value-type="string">
            <text:p>12,121959</text:p>
          </table:table-cell>
          <table:table-cell office:value-type="string">
            <text:p>119,459114</text:p>
          </table:table-cell>
          <table:table-cell office:value-type="string">
            <text:p>10,418148</text:p>
          </table:table-cell>
          <table:table-cell office:value-type="string">
            <text:p>1300,026489</text:p>
          </table:table-cell>
          <table:table-cell office:value-type="string">
            <text:p>32,716133</text:p>
          </table:table-cell>
          <table:table-cell office:value-type="string">
            <text:p>64585,476563</text:p>
          </table:table-cell>
          <table:table-cell office:value-type="string">
            <text:p>1679,010254</text:p>
          </table:table-cell>
          <table:table-cell office:value-type="string">
            <text:p>33,096806</text:p>
          </table:table-cell>
          <table:table-cell office:value-type="string">
            <text:p>11,919371</text:p>
          </table:table-cell>
          <table:table-cell office:value-type="string">
            <text:p>114,902908</text:p>
          </table:table-cell>
          <table:table-cell office:value-type="string">
            <text:p>18,087505</text:p>
          </table:table-cell>
          <table:table-cell office:value-type="string">
            <text:p>697,363342</text:p>
          </table:table-cell>
          <table:table-cell office:value-type="string">
            <text:p>25,217634</text:p>
          </table:table-cell>
          <table:table-cell office:value-type="string">
            <text:p>293,123108</text:p>
          </table:table-cell>
          <table:table-cell office:value-type="string">
            <text:p>14,666388</text:p>
          </table:table-cell>
          <table:table-cell office:value-type="string">
            <text:p>225,502731</text:p>
          </table:table-cell>
          <table:table-cell office:value-type="string">
            <text:p>15,256248</text:p>
          </table:table-cell>
          <table:table-cell office:value-type="string">
            <text:p>484,215607</text:p>
          </table:table-cell>
          <table:table-cell office:value-type="string">
            <text:p>17,957006</text:p>
          </table:table-cell>
          <table:table-cell office:value-type="string">
            <text:p>285,151123</text:p>
          </table:table-cell>
          <table:table-cell office:value-type="string">
            <text:p>17,878645</text:p>
          </table:table-cell>
          <table:table-cell office:value-type="string">
            <text:p>17,581327</text:p>
          </table:table-cell>
          <table:table-cell office:value-type="string">
            <text:p>99,397316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317,091705</text:p>
          </table:table-cell>
          <table:table-cell office:value-type="string">
            <text:p>31,261915</text:p>
          </table:table-cell>
        </table:table-row>
        <table:table-row table:style-name="ro1">
          <table:table-cell office:value-type="string">
            <text:p>AFR79 <text:s text:c="5"/></text:p>
          </table:table-cell>
          <table:table-cell office:value-type="string">
            <text:p>2933,571289</text:p>
          </table:table-cell>
          <table:table-cell office:value-type="string">
            <text:p>657,454346</text:p>
          </table:table-cell>
          <table:table-cell office:value-type="string">
            <text:p>2901,721436</text:p>
          </table:table-cell>
          <table:table-cell office:value-type="string">
            <text:p>438,795258</text:p>
          </table:table-cell>
          <table:table-cell office:value-type="string">
            <text:p>22547,179688</text:p>
          </table:table-cell>
          <table:table-cell office:value-type="string">
            <text:p>560,338074</text:p>
          </table:table-cell>
          <table:table-cell office:value-type="string">
            <text:p>54349,660156</text:p>
          </table:table-cell>
          <table:table-cell office:value-type="string">
            <text:p>1222,013428</text:p>
          </table:table-cell>
          <table:table-cell office:value-type="string">
            <text:p>456,282410</text:p>
          </table:table-cell>
          <table:table-cell office:value-type="string">
            <text:p>37,451218</text:p>
          </table:table-cell>
          <table:table-cell office:value-type="string">
            <text:p>16986,626953</text:p>
          </table:table-cell>
          <table:table-cell office:value-type="string">
            <text:p>334,720703</text:p>
          </table:table-cell>
          <table:table-cell office:value-type="string">
            <text:p>765,653931</text:p>
          </table:table-cell>
          <table:table-cell office:value-type="string">
            <text:p>27,730856</text:p>
          </table:table-cell>
          <table:table-cell office:value-type="string">
            <text:p>15199,584961</text:p>
          </table:table-cell>
          <table:table-cell office:value-type="string">
            <text:p>215,995819</text:p>
          </table:table-cell>
          <table:table-cell office:value-type="string">
            <text:p>6281,504883</text:p>
          </table:table-cell>
          <table:table-cell office:value-type="string">
            <text:p>86,743446</text:p>
          </table:table-cell>
          <table:table-cell office:value-type="string">
            <text:p>1424,410400</text:p>
          </table:table-cell>
          <table:table-cell office:value-type="string">
            <text:p>38,739864</text:p>
          </table:table-cell>
          <table:table-cell office:value-type="string">
            <text:p>32,369396</text:p>
          </table:table-cell>
          <table:table-cell office:value-type="string">
            <text:p>5,179636</text:p>
          </table:table-cell>
          <table:table-cell office:value-type="string">
            <text:p>19,325880</text:p>
          </table:table-cell>
          <table:table-cell office:value-type="string">
            <text:p>7,039199</text:p>
          </table:table-cell>
          <table:table-cell office:value-type="string">
            <text:p>203,380112</text:p>
          </table:table-cell>
          <table:table-cell office:value-type="string">
            <text:p>6,643266</text:p>
          </table:table-cell>
          <table:table-cell office:value-type="string">
            <text:p>11957,868164</text:p>
          </table:table-cell>
          <table:table-cell office:value-type="string">
            <text:p>312,264648</text:p>
          </table:table-cell>
          <table:table-cell office:value-type="string">
            <text:p>17,366549</text:p>
          </table:table-cell>
          <table:table-cell office:value-type="string">
            <text:p>6,4292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7,976776</text:p>
          </table:table-cell>
          <table:table-cell office:value-type="string">
            <text:p>18,377449</text:p>
          </table:table-cell>
          <table:table-cell office:value-type="string">
            <text:p>118,644241</text:p>
          </table:table-cell>
          <table:table-cell office:value-type="string">
            <text:p>7,727079</text:p>
          </table:table-cell>
          <table:table-cell office:value-type="string">
            <text:p>62,798496</text:p>
          </table:table-cell>
          <table:table-cell office:value-type="string">
            <text:p>8,041418</text:p>
          </table:table-cell>
          <table:table-cell office:value-type="string">
            <text:p>74,006538</text:p>
          </table:table-cell>
          <table:table-cell office:value-type="string">
            <text:p>8,283391</text:p>
          </table:table-cell>
          <table:table-cell office:value-type="string">
            <text:p>60,427460</text:p>
          </table:table-cell>
          <table:table-cell office:value-type="string">
            <text:p>8,817553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132,858597</text:p>
          </table:table-cell>
          <table:table-cell office:value-type="string">
            <text:p>16,547659</text:p>
          </table:table-cell>
        </table:table-row>
        <table:table-row table:style-name="ro1">
          <table:table-cell office:value-type="string">
            <text:p>AFR80 <text:s text:c="5"/></text:p>
          </table:table-cell>
          <table:table-cell office:value-type="string">
            <text:p>2693,768799</text:p>
          </table:table-cell>
          <table:table-cell office:value-type="string">
            <text:p>846,648621</text:p>
          </table:table-cell>
          <table:table-cell office:value-type="string">
            <text:p>4499,956055</text:p>
          </table:table-cell>
          <table:table-cell office:value-type="string">
            <text:p>523,298584</text:p>
          </table:table-cell>
          <table:table-cell office:value-type="string">
            <text:p>38436,093750</text:p>
          </table:table-cell>
          <table:table-cell office:value-type="string">
            <text:p>917,116821</text:p>
          </table:table-cell>
          <table:table-cell office:value-type="string">
            <text:p>87395,820313</text:p>
          </table:table-cell>
          <table:table-cell office:value-type="string">
            <text:p>1950,837891</text:p>
          </table:table-cell>
          <table:table-cell office:value-type="string">
            <text:p>580,007874</text:p>
          </table:table-cell>
          <table:table-cell office:value-type="string">
            <text:p>47,111591</text:p>
          </table:table-cell>
          <table:table-cell office:value-type="string">
            <text:p>19116,597656</text:p>
          </table:table-cell>
          <table:table-cell office:value-type="string">
            <text:p>376,382507</text:p>
          </table:table-cell>
          <table:table-cell office:value-type="string">
            <text:p>4554,153809</text:p>
          </table:table-cell>
          <table:table-cell office:value-type="string">
            <text:p>88,785942</text:p>
          </table:table-cell>
          <table:table-cell office:value-type="string">
            <text:p>20887,478516</text:p>
          </table:table-cell>
          <table:table-cell office:value-type="string">
            <text:p>295,553284</text:p>
          </table:table-cell>
          <table:table-cell office:value-type="string">
            <text:p>15470,653320</text:p>
          </table:table-cell>
          <table:table-cell office:value-type="string">
            <text:p>206,430084</text:p>
          </table:table-cell>
          <table:table-cell office:value-type="string">
            <text:p>2665,421875</text:p>
          </table:table-cell>
          <table:table-cell office:value-type="string">
            <text:p>71,636345</text:p>
          </table:table-cell>
          <table:table-cell office:value-type="string">
            <text:p>48,343956</text:p>
          </table:table-cell>
          <table:table-cell office:value-type="string">
            <text:p>6,712102</text:p>
          </table:table-cell>
          <table:table-cell office:value-type="string">
            <text:p>55,203770</text:p>
          </table:table-cell>
          <table:table-cell office:value-type="string">
            <text:p>7,872203</text:p>
          </table:table-cell>
          <table:table-cell office:value-type="string">
            <text:p>362,810730</text:p>
          </table:table-cell>
          <table:table-cell office:value-type="string">
            <text:p>10,437813</text:p>
          </table:table-cell>
          <table:table-cell office:value-type="string">
            <text:p>23599,367188</text:p>
          </table:table-cell>
          <table:table-cell office:value-type="string">
            <text:p>614,519836</text:p>
          </table:table-cell>
          <table:table-cell office:value-type="string">
            <text:p>29,988531</text:p>
          </table:table-cell>
          <table:table-cell office:value-type="string">
            <text:p>8,158994</text:p>
          </table:table-cell>
          <table:table-cell office:value-type="string">
            <text:p>89,069901</text:p>
          </table:table-cell>
          <table:table-cell office:value-type="string">
            <text:p>15,488085</text:p>
          </table:table-cell>
          <table:table-cell office:value-type="string">
            <text:p>561,672058</text:p>
          </table:table-cell>
          <table:table-cell office:value-type="string">
            <text:p>21,970331</text:p>
          </table:table-cell>
          <table:table-cell office:value-type="string">
            <text:p>222,949112</text:p>
          </table:table-cell>
          <table:table-cell office:value-type="string">
            <text:p>10,330340</text:p>
          </table:table-cell>
          <table:table-cell office:value-type="string">
            <text:p>82,028206</text:p>
          </table:table-cell>
          <table:table-cell office:value-type="string">
            <text:p>10,238537</text:p>
          </table:table-cell>
          <table:table-cell office:value-type="string">
            <text:p>139,483231</text:p>
          </table:table-cell>
          <table:table-cell office:value-type="string">
            <text:p>10,720043</text:p>
          </table:table-cell>
          <table:table-cell office:value-type="string">
            <text:p>99,919266</text:p>
          </table:table-cell>
          <table:table-cell office:value-type="string">
            <text:p>11,283453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236,554855</text:p>
          </table:table-cell>
          <table:table-cell office:value-type="string">
            <text:p>21,334181</text:p>
          </table:table-cell>
        </table:table-row>
        <table:table-row table:style-name="ro1">
          <table:table-cell office:value-type="string">
            <text:p>AFR8 <text:s text:c="6"/></text:p>
          </table:table-cell>
          <table:table-cell office:value-type="string">
            <text:p>2179,833496</text:p>
          </table:table-cell>
          <table:table-cell office:value-type="string">
            <text:p>697,963074</text:p>
          </table:table-cell>
          <table:table-cell office:value-type="string">
            <text:p>1310,925415</text:p>
          </table:table-cell>
          <table:table-cell office:value-type="string">
            <text:p>431,175354</text:p>
          </table:table-cell>
          <table:table-cell office:value-type="string">
            <text:p>2238,408447</text:p>
          </table:table-cell>
          <table:table-cell office:value-type="string">
            <text:p>154,015808</text:p>
          </table:table-cell>
          <table:table-cell office:value-type="string">
            <text:p>4928,800781</text:p>
          </table:table-cell>
          <table:table-cell office:value-type="string">
            <text:p>148,824585</text:p>
          </table:table-cell>
          <table:table-cell office:value-type="string">
            <text:p>0,903436</text:p>
          </table:table-cell>
          <table:table-cell office:value-type="string">
            <text:p>27,705379</text:p>
          </table:table-cell>
          <table:table-cell office:value-type="string">
            <text:p>1458,720337</text:p>
          </table:table-cell>
          <table:table-cell office:value-type="string">
            <text:p>43,296497</text:p>
          </table:table-cell>
          <table:table-cell office:value-type="string">
            <text:p>7074,883301</text:p>
          </table:table-cell>
          <table:table-cell office:value-type="string">
            <text:p>129,093048</text:p>
          </table:table-cell>
          <table:table-cell office:value-type="string">
            <text:p>4744,164551</text:p>
          </table:table-cell>
          <table:table-cell office:value-type="string">
            <text:p>70,754745</text:p>
          </table:table-cell>
          <table:table-cell office:value-type="string">
            <text:p>3773,168213</text:p>
          </table:table-cell>
          <table:table-cell office:value-type="string">
            <text:p>54,559566</text:p>
          </table:table-cell>
          <table:table-cell office:value-type="string">
            <text:p>184,863785</text:p>
          </table:table-cell>
          <table:table-cell office:value-type="string">
            <text:p>7,442729</text:p>
          </table:table-cell>
          <table:table-cell office:value-type="string">
            <text:p>6,923917</text:p>
          </table:table-cell>
          <table:table-cell office:value-type="string">
            <text:p>5,100690</text:p>
          </table:table-cell>
          <table:table-cell office:value-type="string">
            <text:p>19,012051</text:p>
          </table:table-cell>
          <table:table-cell office:value-type="string">
            <text:p>7,443256</text:p>
          </table:table-cell>
          <table:table-cell office:value-type="string">
            <text:p>49,795040</text:p>
          </table:table-cell>
          <table:table-cell office:value-type="string">
            <text:p>5,006384</text:p>
          </table:table-cell>
          <table:table-cell office:value-type="string">
            <text:p>856,100647</text:p>
          </table:table-cell>
          <table:table-cell office:value-type="string">
            <text:p>25,645573</text:p>
          </table:table-cell>
          <table:table-cell office:value-type="string">
            <text:p>54,505634</text:p>
          </table:table-cell>
          <table:table-cell office:value-type="string">
            <text:p>8,19696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7,418106</text:p>
          </table:table-cell>
          <table:table-cell office:value-type="string">
            <text:p>18,370155</text:p>
          </table:table-cell>
          <table:table-cell office:value-type="string">
            <text:p>256,946808</text:p>
          </table:table-cell>
          <table:table-cell office:value-type="string">
            <text:p>10,842599</text:p>
          </table:table-cell>
          <table:table-cell office:value-type="string">
            <text:p>57,447330</text:p>
          </table:table-cell>
          <table:table-cell office:value-type="string">
            <text:p>10,426478</text:p>
          </table:table-cell>
          <table:table-cell office:value-type="string">
            <text:p>43,806908</text:p>
          </table:table-cell>
          <table:table-cell office:value-type="string">
            <text:p>10,847447</text:p>
          </table:table-cell>
          <table:table-cell office:value-type="string">
            <text:p>18,753153</text:p>
          </table:table-cell>
          <table:table-cell office:value-type="string">
            <text:p>11,258759</text:p>
          </table:table-cell>
          <table:table-cell office:value-type="string">
            <text:p>134,931778</text:p>
          </table:table-cell>
          <table:table-cell office:value-type="string">
            <text:p>44,305470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48,820911</text:p>
          </table:table-cell>
          <table:table-cell office:value-type="string">
            <text:p>21,038521</text:p>
          </table:table-cell>
        </table:table-row>
        <table:table-row table:style-name="ro1">
          <table:table-cell office:value-type="string">
            <text:p>AFR9 <text:s text:c="6"/></text:p>
          </table:table-cell>
          <table:table-cell office:value-type="string">
            <text:p>1557,692261</text:p>
          </table:table-cell>
          <table:table-cell office:value-type="string">
            <text:p>625,454163</text:p>
          </table:table-cell>
          <table:table-cell office:value-type="string">
            <text:p>2311,946533</text:p>
          </table:table-cell>
          <table:table-cell office:value-type="string">
            <text:p>427,371704</text:p>
          </table:table-cell>
          <table:table-cell office:value-type="string">
            <text:p>7246,756836</text:p>
          </table:table-cell>
          <table:table-cell office:value-type="string">
            <text:p>224,539688</text:p>
          </table:table-cell>
          <table:table-cell office:value-type="string">
            <text:p>13475,921875</text:p>
          </table:table-cell>
          <table:table-cell office:value-type="string">
            <text:p>328,408142</text:p>
          </table:table-cell>
          <table:table-cell office:value-type="string">
            <text:p>418,124176</text:p>
          </table:table-cell>
          <table:table-cell office:value-type="string">
            <text:p>32,550499</text:p>
          </table:table-cell>
          <table:table-cell office:value-type="string">
            <text:p>1727,156982</text:p>
          </table:table-cell>
          <table:table-cell office:value-type="string">
            <text:p>47,217228</text:p>
          </table:table-cell>
          <table:table-cell office:value-type="string">
            <text:p>5411,983398</text:p>
          </table:table-cell>
          <table:table-cell office:value-type="string">
            <text:p>100,365700</text:p>
          </table:table-cell>
          <table:table-cell office:value-type="string">
            <text:p>4541,307617</text:p>
          </table:table-cell>
          <table:table-cell office:value-type="string">
            <text:p>67,819489</text:p>
          </table:table-cell>
          <table:table-cell office:value-type="string">
            <text:p>11503,956055</text:p>
          </table:table-cell>
          <table:table-cell office:value-type="string">
            <text:p>154,190048</text:p>
          </table:table-cell>
          <table:table-cell office:value-type="string">
            <text:p>764,488159</text:p>
          </table:table-cell>
          <table:table-cell office:value-type="string">
            <text:p>21,412157</text:p>
          </table:table-cell>
          <table:table-cell office:value-type="string">
            <text:p>21,663427</text:p>
          </table:table-cell>
          <table:table-cell office:value-type="string">
            <text:p>4,833819</text:p>
          </table:table-cell>
          <table:table-cell office:value-type="string">
            <text:p>16,598373</text:p>
          </table:table-cell>
          <table:table-cell office:value-type="string">
            <text:p>7,101307</text:p>
          </table:table-cell>
          <table:table-cell office:value-type="string">
            <text:p>469,659241</text:p>
          </table:table-cell>
          <table:table-cell office:value-type="string">
            <text:p>12,389562</text:p>
          </table:table-cell>
          <table:table-cell office:value-type="string">
            <text:p>3504,696289</text:p>
          </table:table-cell>
          <table:table-cell office:value-type="string">
            <text:p>93,111877</text:p>
          </table:table-cell>
          <table:table-cell office:value-type="string">
            <text:p>43,298660</text:p>
          </table:table-cell>
          <table:table-cell office:value-type="string">
            <text:p>7,05787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1,323151</text:p>
          </table:table-cell>
          <table:table-cell office:value-type="string">
            <text:p>17,995525</text:p>
          </table:table-cell>
          <table:table-cell office:value-type="string">
            <text:p>61,834949</text:p>
          </table:table-cell>
          <table:table-cell office:value-type="string">
            <text:p>8,192450</text:p>
          </table:table-cell>
          <table:table-cell office:value-type="string">
            <text:p>29,652166</text:p>
          </table:table-cell>
          <table:table-cell office:value-type="string">
            <text:p>8,814166</text:p>
          </table:table-cell>
          <table:table-cell office:value-type="string">
            <text:p>84,479988</text:p>
          </table:table-cell>
          <table:table-cell office:value-type="string">
            <text:p>9,393507</text:p>
          </table:table-cell>
          <table:table-cell office:value-type="string">
            <text:p>62,483944</text:p>
          </table:table-cell>
          <table:table-cell office:value-type="string">
            <text:p>9,901432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52,631191</text:p>
          </table:table-cell>
          <table:table-cell office:value-type="string">
            <text:p>17,834543</text:p>
          </table:table-cell>
        </table:table-row>
        <table:table-row table:style-name="ro1">
          <table:table-cell office:value-type="string">
            <text:p>AFR100 <text:s text:c="5"/></text:p>
          </table:table-cell>
          <table:table-cell office:value-type="string">
            <text:p>1014,362427</text:p>
          </table:table-cell>
          <table:table-cell office:value-type="string">
            <text:p>586,669800</text:p>
          </table:table-cell>
          <table:table-cell office:value-type="string">
            <text:p>610,746765</text:p>
          </table:table-cell>
          <table:table-cell office:value-type="string">
            <text:p>381,437164</text:p>
          </table:table-cell>
          <table:table-cell office:value-type="string">
            <text:p>385,392944</text:p>
          </table:table-cell>
          <table:table-cell office:value-type="string">
            <text:p>120,216080</text:p>
          </table:table-cell>
          <table:table-cell office:value-type="string">
            <text:p>501,063385</text:p>
          </table:table-cell>
          <table:table-cell office:value-type="string">
            <text:p>65,768471</text:p>
          </table:table-cell>
          <table:table-cell office:value-type="string">
            <text:p>5,190277</text:p>
          </table:table-cell>
          <table:table-cell office:value-type="string">
            <text:p>20,436968</text:p>
          </table:table-cell>
          <table:table-cell office:value-type="string">
            <text:p>356,163422</text:p>
          </table:table-cell>
          <table:table-cell office:value-type="string">
            <text:p>21,837231</text:p>
          </table:table-cell>
          <table:table-cell office:value-type="string">
            <text:p>567,815369</text:p>
          </table:table-cell>
          <table:table-cell office:value-type="string">
            <text:p>20,381445</text:p>
          </table:table-cell>
          <table:table-cell office:value-type="string">
            <text:p>3040,314209</text:p>
          </table:table-cell>
          <table:table-cell office:value-type="string">
            <text:p>44,929054</text:p>
          </table:table-cell>
          <table:table-cell office:value-type="string">
            <text:p>274,042145</text:p>
          </table:table-cell>
          <table:table-cell office:value-type="string">
            <text:p>12,781862</text:p>
          </table:table-cell>
          <table:table-cell office:value-type="string">
            <text:p>17,587624</text:p>
          </table:table-cell>
          <table:table-cell office:value-type="string">
            <text:p>4,333633</text:p>
          </table:table-cell>
          <table:table-cell office:value-type="string">
            <text:p>10,010932</text:p>
          </table:table-cell>
          <table:table-cell office:value-type="string">
            <text:p>4,347178</text:p>
          </table:table-cell>
          <table:table-cell office:value-type="string">
            <text:p>36,750950</text:p>
          </table:table-cell>
          <table:table-cell office:value-type="string">
            <text:p>7,098716</text:p>
          </table:table-cell>
          <table:table-cell office:value-type="string">
            <text:p>11,710150</text:p>
          </table:table-cell>
          <table:table-cell office:value-type="string">
            <text:p>4,096822</text:p>
          </table:table-cell>
          <table:table-cell office:value-type="string">
            <text:p>49,167625</text:p>
          </table:table-cell>
          <table:table-cell office:value-type="string">
            <text:p>8,380408</text:p>
          </table:table-cell>
          <table:table-cell office:value-type="string">
            <text:p>37,439404</text:p>
          </table:table-cell>
          <table:table-cell office:value-type="string">
            <text:p>6,85147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1,875116</text:p>
          </table:table-cell>
          <table:table-cell office:value-type="string">
            <text:p>17,841421</text:p>
          </table:table-cell>
          <table:table-cell office:value-type="string">
            <text:p>42,390827</text:p>
          </table:table-cell>
          <table:table-cell office:value-type="string">
            <text:p>8,020567</text:p>
          </table:table-cell>
          <table:table-cell office:value-type="string">
            <text:p>22,111898</text:p>
          </table:table-cell>
          <table:table-cell office:value-type="string">
            <text:p>8,673752</text:p>
          </table:table-cell>
          <table:table-cell office:value-type="string">
            <text:p>13,634821</text:p>
          </table:table-cell>
          <table:table-cell office:value-type="string">
            <text:p>8,872043</text:p>
          </table:table-cell>
          <table:table-cell office:value-type="string">
            <text:p>10,664912</text:p>
          </table:table-cell>
          <table:table-cell office:value-type="string">
            <text:p>9,271201</text:p>
          </table:table-cell>
          <table:table-cell office:value-type="string">
            <text:p>1,682430</text:p>
          </table:table-cell>
          <table:table-cell office:value-type="string">
            <text:p>32,546215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43,874825</text:p>
          </table:table-cell>
          <table:table-cell office:value-type="string">
            <text:p>17,644054</text:p>
          </table:table-cell>
        </table:table-row>
        <table:table-row table:style-name="ro1">
          <table:table-cell office:value-type="string">
            <text:p>AFR101 <text:s text:c="5"/></text:p>
          </table:table-cell>
          <table:table-cell office:value-type="string">
            <text:p>1509,498047</text:p>
          </table:table-cell>
          <table:table-cell office:value-type="string">
            <text:p>763,382080</text:p>
          </table:table-cell>
          <table:table-cell office:value-type="string">
            <text:p>786,170044</text:p>
          </table:table-cell>
          <table:table-cell office:value-type="string">
            <text:p>433,482361</text:p>
          </table:table-cell>
          <table:table-cell office:value-type="string">
            <text:p>296,082947</text:p>
          </table:table-cell>
          <table:table-cell office:value-type="string">
            <text:p>133,337219</text:p>
          </table:table-cell>
          <table:table-cell office:value-type="string">
            <text:p>447,539612</text:p>
          </table:table-cell>
          <table:table-cell office:value-type="string">
            <text:p>75,663948</text:p>
          </table:table-cell>
          <table:table-cell office:value-type="string">
            <text:p>240,699112</text:p>
          </table:table-cell>
          <table:table-cell office:value-type="string">
            <text:p>28,931751</text:p>
          </table:table-cell>
          <table:table-cell office:value-type="string">
            <text:p>965,530396</text:p>
          </table:table-cell>
          <table:table-cell office:value-type="string">
            <text:p>34,909885</text:p>
          </table:table-cell>
          <table:table-cell office:value-type="string">
            <text:p>456,492767</text:p>
          </table:table-cell>
          <table:table-cell office:value-type="string">
            <text:p>21,863638</text:p>
          </table:table-cell>
          <table:table-cell office:value-type="string">
            <text:p>3421,579346</text:p>
          </table:table-cell>
          <table:table-cell office:value-type="string">
            <text:p>50,492294</text:p>
          </table:table-cell>
          <table:table-cell office:value-type="string">
            <text:p>189,198471</text:p>
          </table:table-cell>
          <table:table-cell office:value-type="string">
            <text:p>13,100112</text:p>
          </table:table-cell>
          <table:table-cell office:value-type="string">
            <text:p>30,399799</text:p>
          </table:table-cell>
          <table:table-cell office:value-type="string">
            <text:p>5,646111</text:p>
          </table:table-cell>
          <table:table-cell office:value-type="string">
            <text:p>6,314588</text:p>
          </table:table-cell>
          <table:table-cell office:value-type="string">
            <text:p>5,730532</text:p>
          </table:table-cell>
          <table:table-cell office:value-type="string">
            <text:p>38,819504</text:p>
          </table:table-cell>
          <table:table-cell office:value-type="string">
            <text:p>7,826980</text:p>
          </table:table-cell>
          <table:table-cell office:value-type="string">
            <text:p>22,363914</text:p>
          </table:table-cell>
          <table:table-cell office:value-type="string">
            <text:p>5,366457</text:p>
          </table:table-cell>
          <table:table-cell office:value-type="string">
            <text:p>83,307663</text:p>
          </table:table-cell>
          <table:table-cell office:value-type="string">
            <text:p>9,649892</text:p>
          </table:table-cell>
          <table:table-cell office:value-type="string">
            <text:p>69,875725</text:p>
          </table:table-cell>
          <table:table-cell office:value-type="string">
            <text:p>9,01422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8,269508</text:p>
          </table:table-cell>
          <table:table-cell office:value-type="string">
            <text:p>18,747198</text:p>
          </table:table-cell>
          <table:table-cell office:value-type="string">
            <text:p>60,768860</text:p>
          </table:table-cell>
          <table:table-cell office:value-type="string">
            <text:p>10,569386</text:p>
          </table:table-cell>
          <table:table-cell office:value-type="string">
            <text:p>26,891544</text:p>
          </table:table-cell>
          <table:table-cell office:value-type="string">
            <text:p>11,402484</text:p>
          </table:table-cell>
          <table:table-cell office:value-type="string">
            <text:p>28,875240</text:p>
          </table:table-cell>
          <table:table-cell office:value-type="string">
            <text:p>11,937414</text:p>
          </table:table-cell>
          <table:table-cell office:value-type="string">
            <text:p>12,675054</text:p>
          </table:table-cell>
          <table:table-cell office:value-type="string">
            <text:p>12,481951</text:p>
          </table:table-cell>
          <table:table-cell office:value-type="string">
            <text:p>63,128811</text:p>
          </table:table-cell>
          <table:table-cell office:value-type="string">
            <text:p>35,18655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79,013725</text:p>
          </table:table-cell>
          <table:table-cell office:value-type="string">
            <text:p>23,245464</text:p>
          </table:table-cell>
        </table:table-row>
        <table:table-row table:style-name="ro1">
          <table:table-cell office:value-type="string">
            <text:p>AFR102 <text:s text:c="5"/></text:p>
          </table:table-cell>
          <table:table-cell office:value-type="string">
            <text:p>2966,207275</text:p>
          </table:table-cell>
          <table:table-cell office:value-type="string">
            <text:p>1022,318054</text:p>
          </table:table-cell>
          <table:table-cell office:value-type="string">
            <text:p>1043,185425</text:p>
          </table:table-cell>
          <table:table-cell office:value-type="string">
            <text:p>504,652802</text:p>
          </table:table-cell>
          <table:table-cell office:value-type="string">
            <text:p>897,961426</text:p>
          </table:table-cell>
          <table:table-cell office:value-type="string">
            <text:p>166,559570</text:p>
          </table:table-cell>
          <table:table-cell office:value-type="string">
            <text:p>3067,294189</text:p>
          </table:table-cell>
          <table:table-cell office:value-type="string">
            <text:p>123,709038</text:p>
          </table:table-cell>
          <table:table-cell office:value-type="string">
            <text:p>133,974045</text:p>
          </table:table-cell>
          <table:table-cell office:value-type="string">
            <text:p>39,338753</text:p>
          </table:table-cell>
          <table:table-cell office:value-type="string">
            <text:p>7732,840820</text:p>
          </table:table-cell>
          <table:table-cell office:value-type="string">
            <text:p>153,429993</text:p>
          </table:table-cell>
          <table:table-cell office:value-type="string">
            <text:p>35054,582031</text:p>
          </table:table-cell>
          <table:table-cell office:value-type="string">
            <text:p>574,875000</text:p>
          </table:table-cell>
          <table:table-cell office:value-type="string">
            <text:p>16105,741211</text:p>
          </table:table-cell>
          <table:table-cell office:value-type="string">
            <text:p>214,098602</text:p>
          </table:table-cell>
          <table:table-cell office:value-type="string">
            <text:p>2597,686279</text:p>
          </table:table-cell>
          <table:table-cell office:value-type="string">
            <text:p>39,290882</text:p>
          </table:table-cell>
          <table:table-cell office:value-type="string">
            <text:p>77,882500</text:p>
          </table:table-cell>
          <table:table-cell office:value-type="string">
            <text:p>6,421589</text:p>
          </table:table-cell>
          <table:table-cell office:value-type="string">
            <text:p>2,002186</text:p>
          </table:table-cell>
          <table:table-cell office:value-type="string">
            <text:p>6,037477</text:p>
          </table:table-cell>
          <table:table-cell office:value-type="string">
            <text:p>19,064844</text:p>
          </table:table-cell>
          <table:table-cell office:value-type="string">
            <text:p>8,039164</text:p>
          </table:table-cell>
          <table:table-cell office:value-type="string">
            <text:p>35,287785</text:p>
          </table:table-cell>
          <table:table-cell office:value-type="string">
            <text:p>5,726474</text:p>
          </table:table-cell>
          <table:table-cell office:value-type="string">
            <text:p>533,355469</text:p>
          </table:table-cell>
          <table:table-cell office:value-type="string">
            <text:p>14,097296</text:p>
          </table:table-cell>
          <table:table-cell office:value-type="string">
            <text:p>59,255802</text:p>
          </table:table-cell>
          <table:table-cell office:value-type="string">
            <text:p>9,62425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84,295197</text:p>
          </table:table-cell>
          <table:table-cell office:value-type="string">
            <text:p>19,486856</text:p>
          </table:table-cell>
          <table:table-cell office:value-type="string">
            <text:p>176,498413</text:p>
          </table:table-cell>
          <table:table-cell office:value-type="string">
            <text:p>12,063519</text:p>
          </table:table-cell>
          <table:table-cell office:value-type="string">
            <text:p>91,513321</text:p>
          </table:table-cell>
          <table:table-cell office:value-type="string">
            <text:p>12,810293</text:p>
          </table:table-cell>
          <table:table-cell office:value-type="string">
            <text:p>38,993042</text:p>
          </table:table-cell>
          <table:table-cell office:value-type="string">
            <text:p>12,963725</text:p>
          </table:table-cell>
          <table:table-cell office:value-type="string">
            <text:p>12,423786</text:p>
          </table:table-cell>
          <table:table-cell office:value-type="string">
            <text:p>13,682164</text:p>
          </table:table-cell>
          <table:table-cell office:value-type="string">
            <text:p>290,278961</text:p>
          </table:table-cell>
          <table:table-cell office:value-type="string">
            <text:p>69,27455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13,713387</text:p>
          </table:table-cell>
          <table:table-cell office:value-type="string">
            <text:p>26,421270</text:p>
          </table:table-cell>
        </table:table-row>
        <table:table-row table:style-name="ro1">
          <table:table-cell office:value-type="string">
            <text:p>AFR103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75,738464</text:p>
          </table:table-cell>
          <table:table-cell office:value-type="string">
            <text:p>419,937531</text:p>
          </table:table-cell>
          <table:table-cell office:value-type="string">
            <text:p>181,787918</text:p>
          </table:table-cell>
          <table:table-cell office:value-type="string">
            <text:p>130,118896</text:p>
          </table:table-cell>
          <table:table-cell office:value-type="string">
            <text:p>71,623215</text:p>
          </table:table-cell>
          <table:table-cell office:value-type="string">
            <text:p>55,338997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8,534702</text:p>
          </table:table-cell>
          <table:table-cell office:value-type="string">
            <text:p>8,520104</text:p>
          </table:table-cell>
          <table:table-cell office:value-type="string">
            <text:p>6,273425</text:p>
          </table:table-cell>
          <table:table-cell office:value-type="string">
            <text:p>9,9438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2,159712</text:p>
          </table:table-cell>
          <table:table-cell office:value-type="string">
            <text:p>7,88470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8,965019</text:p>
          </table:table-cell>
          <table:table-cell office:value-type="string">
            <text:p>8,61244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31,576141</text:p>
          </table:table-cell>
          <table:table-cell office:value-type="string">
            <text:p>15,591805</text:p>
          </table:table-cell>
          <table:table-cell office:value-type="string">
            <text:p>5,211971</text:p>
          </table:table-cell>
          <table:table-cell office:value-type="string">
            <text:p>18,809015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66,445366</text:p>
          </table:table-cell>
          <table:table-cell office:value-type="string">
            <text:p>31,71883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8,103197</text:p>
          </table:table-cell>
          <table:table-cell office:value-type="string">
            <text:p>33,034058</text:p>
          </table:table-cell>
          <table:table-cell table:number-columns-repeated="4"/>
        </table:table-row>
        <table:table-row table:style-name="ro1">
          <table:table-cell office:value-type="string">
            <text:p>AFR104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17,113869</text:p>
          </table:table-cell>
          <table:table-cell office:value-type="string">
            <text:p>411,118835</text:p>
          </table:table-cell>
          <table:table-cell office:value-type="string">
            <text:p>224,452881</text:p>
          </table:table-cell>
          <table:table-cell office:value-type="string">
            <text:p>128,304916</text:p>
          </table:table-cell>
          <table:table-cell office:value-type="string">
            <text:p>150,250153</text:p>
          </table:table-cell>
          <table:table-cell office:value-type="string">
            <text:p>54,537468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27,745905</text:p>
          </table:table-cell>
          <table:table-cell office:value-type="string">
            <text:p>8,478272</text:p>
          </table:table-cell>
          <table:table-cell office:value-type="string">
            <text:p>25,226986</text:p>
          </table:table-cell>
          <table:table-cell office:value-type="string">
            <text:p>9,82370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9,659554</text:p>
          </table:table-cell>
          <table:table-cell office:value-type="string">
            <text:p>7,74106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,000525</text:p>
          </table:table-cell>
          <table:table-cell office:value-type="string">
            <text:p>8,39242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7,945786</text:p>
          </table:table-cell>
          <table:table-cell office:value-type="string">
            <text:p>14,964846</text:p>
          </table:table-cell>
          <table:table-cell office:value-type="string">
            <text:p>23,034639</text:p>
          </table:table-cell>
          <table:table-cell office:value-type="string">
            <text:p>18,674196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52,300152</text:p>
          </table:table-cell>
          <table:table-cell office:value-type="string">
            <text:p>31,28561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,844557</text:p>
          </table:table-cell>
          <table:table-cell office:value-type="string">
            <text:p>32,321404</text:p>
          </table:table-cell>
          <table:table-cell table:number-columns-repeated="4"/>
        </table:table-row>
        <table:table-row table:style-name="ro1">
          <table:table-cell office:value-type="string">
            <text:p>AFR105 <text:s text:c="5"/></text:p>
          </table:table-cell>
          <table:table-cell office:value-type="string">
            <text:p>1242,500610</text:p>
          </table:table-cell>
          <table:table-cell office:value-type="string">
            <text:p>654,330688</text:p>
          </table:table-cell>
          <table:table-cell office:value-type="string">
            <text:p>516,915710</text:p>
          </table:table-cell>
          <table:table-cell office:value-type="string">
            <text:p>397,570679</text:p>
          </table:table-cell>
          <table:table-cell office:value-type="string">
            <text:p>739,401794</text:p>
          </table:table-cell>
          <table:table-cell office:value-type="string">
            <text:p>126,393700</text:p>
          </table:table-cell>
          <table:table-cell office:value-type="string">
            <text:p>921,108459</text:p>
          </table:table-cell>
          <table:table-cell office:value-type="string">
            <text:p>74,493187</text:p>
          </table:table-cell>
          <table:table-cell office:value-type="string">
            <text:p>60,661366</text:p>
          </table:table-cell>
          <table:table-cell office:value-type="string">
            <text:p>22,738407</text:p>
          </table:table-cell>
          <table:table-cell office:value-type="string">
            <text:p>351,864929</text:p>
          </table:table-cell>
          <table:table-cell office:value-type="string">
            <text:p>23,386795</text:p>
          </table:table-cell>
          <table:table-cell office:value-type="string">
            <text:p>132,886993</text:p>
          </table:table-cell>
          <table:table-cell office:value-type="string">
            <text:p>15,413132</text:p>
          </table:table-cell>
          <table:table-cell office:value-type="string">
            <text:p>992,189941</text:p>
          </table:table-cell>
          <table:table-cell office:value-type="string">
            <text:p>19,918463</text:p>
          </table:table-cell>
          <table:table-cell office:value-type="string">
            <text:p>576,919006</text:p>
          </table:table-cell>
          <table:table-cell office:value-type="string">
            <text:p>15,591168</text:p>
          </table:table-cell>
          <table:table-cell office:value-type="string">
            <text:p>41,348389</text:p>
          </table:table-cell>
          <table:table-cell office:value-type="string">
            <text:p>4,970217</text:p>
          </table:table-cell>
          <table:table-cell office:value-type="string">
            <text:p>5,020867</text:p>
          </table:table-cell>
          <table:table-cell office:value-type="string">
            <text:p>4,929340</text:p>
          </table:table-cell>
          <table:table-cell office:value-type="string">
            <text:p>37,009521</text:p>
          </table:table-cell>
          <table:table-cell office:value-type="string">
            <text:p>7,407182</text:p>
          </table:table-cell>
          <table:table-cell office:value-type="string">
            <text:p>14,384830</text:p>
          </table:table-cell>
          <table:table-cell office:value-type="string">
            <text:p>4,660733</text:p>
          </table:table-cell>
          <table:table-cell office:value-type="string">
            <text:p>287,827515</text:p>
          </table:table-cell>
          <table:table-cell office:value-type="string">
            <text:p>11,072059</text:p>
          </table:table-cell>
          <table:table-cell office:value-type="string">
            <text:p>55,424450</text:p>
          </table:table-cell>
          <table:table-cell office:value-type="string">
            <text:p>7,82370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8,292761</text:p>
          </table:table-cell>
          <table:table-cell office:value-type="string">
            <text:p>18,174896</text:p>
          </table:table-cell>
          <table:table-cell office:value-type="string">
            <text:p>38,251438</text:p>
          </table:table-cell>
          <table:table-cell office:value-type="string">
            <text:p>9,140796</text:p>
          </table:table-cell>
          <table:table-cell office:value-type="string">
            <text:p>22,184319</text:p>
          </table:table-cell>
          <table:table-cell office:value-type="string">
            <text:p>9,855722</text:p>
          </table:table-cell>
          <table:table-cell office:value-type="string">
            <text:p>30,200491</text:p>
          </table:table-cell>
          <table:table-cell office:value-type="string">
            <text:p>10,156316</text:p>
          </table:table-cell>
          <table:table-cell office:value-type="string">
            <text:p>6,309608</text:p>
          </table:table-cell>
          <table:table-cell office:value-type="string">
            <text:p>10,637671</text:p>
          </table:table-cell>
          <table:table-cell office:value-type="string">
            <text:p>61,869663</text:p>
          </table:table-cell>
          <table:table-cell office:value-type="string">
            <text:p>32,161373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65,641426</text:p>
          </table:table-cell>
          <table:table-cell office:value-type="string">
            <text:p>20,255198</text:p>
          </table:table-cell>
        </table:table-row>
        <table:table-row table:style-name="ro1">
          <table:table-cell office:value-type="string">
            <text:p>AFR106 <text:s text:c="5"/></text:p>
          </table:table-cell>
          <table:table-cell office:value-type="string">
            <text:p>1335,866577</text:p>
          </table:table-cell>
          <table:table-cell office:value-type="string">
            <text:p>676,663269</text:p>
          </table:table-cell>
          <table:table-cell office:value-type="string">
            <text:p>170,148804</text:p>
          </table:table-cell>
          <table:table-cell office:value-type="string">
            <text:p>402,531555</text:p>
          </table:table-cell>
          <table:table-cell office:value-type="string">
            <text:p>579,397156</text:p>
          </table:table-cell>
          <table:table-cell office:value-type="string">
            <text:p>128,073318</text:p>
          </table:table-cell>
          <table:table-cell office:value-type="string">
            <text:p>1163,710693</text:p>
          </table:table-cell>
          <table:table-cell office:value-type="string">
            <text:p>78,871391</text:p>
          </table:table-cell>
          <table:table-cell office:value-type="string">
            <text:p>96,020126</text:p>
          </table:table-cell>
          <table:table-cell office:value-type="string">
            <text:p>24,078314</text:p>
          </table:table-cell>
          <table:table-cell office:value-type="string">
            <text:p>464,035919</text:p>
          </table:table-cell>
          <table:table-cell office:value-type="string">
            <text:p>25,358709</text:p>
          </table:table-cell>
          <table:table-cell office:value-type="string">
            <text:p>834,009399</text:p>
          </table:table-cell>
          <table:table-cell office:value-type="string">
            <text:p>25,422523</text:p>
          </table:table-cell>
          <table:table-cell office:value-type="string">
            <text:p>3620,280762</text:p>
          </table:table-cell>
          <table:table-cell office:value-type="string">
            <text:p>52,662395</text:p>
          </table:table-cell>
          <table:table-cell office:value-type="string">
            <text:p>883,427795</text:p>
          </table:table-cell>
          <table:table-cell office:value-type="string">
            <text:p>19,004866</text:p>
          </table:table-cell>
          <table:table-cell office:value-type="string">
            <text:p>32,263390</text:p>
          </table:table-cell>
          <table:table-cell office:value-type="string">
            <text:p>5,154449</text:p>
          </table:table-cell>
          <table:table-cell office:value-type="string">
            <text:p>4,065979</text:p>
          </table:table-cell>
          <table:table-cell office:value-type="string">
            <text:p>5,052234</text:p>
          </table:table-cell>
          <table:table-cell office:value-type="string">
            <text:p>28,295752</text:p>
          </table:table-cell>
          <table:table-cell office:value-type="string">
            <text:p>7,437790</text:p>
          </table:table-cell>
          <table:table-cell office:value-type="string">
            <text:p>16,565031</text:p>
          </table:table-cell>
          <table:table-cell office:value-type="string">
            <text:p>4,775511</text:p>
          </table:table-cell>
          <table:table-cell office:value-type="string">
            <text:p>78,121567</text:p>
          </table:table-cell>
          <table:table-cell office:value-type="string">
            <text:p>9,035237</text:p>
          </table:table-cell>
          <table:table-cell office:value-type="string">
            <text:p>52,374245</text:p>
          </table:table-cell>
          <table:table-cell office:value-type="string">
            <text:p>8,04039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1,353996</text:p>
          </table:table-cell>
          <table:table-cell office:value-type="string">
            <text:p>18,359425</text:p>
          </table:table-cell>
          <table:table-cell office:value-type="string">
            <text:p>51,904930</text:p>
          </table:table-cell>
          <table:table-cell office:value-type="string">
            <text:p>9,435719</text:p>
          </table:table-cell>
          <table:table-cell office:value-type="string">
            <text:p>28,870995</text:p>
          </table:table-cell>
          <table:table-cell office:value-type="string">
            <text:p>10,173869</text:p>
          </table:table-cell>
          <table:table-cell office:value-type="string">
            <text:p>31,245401</text:p>
          </table:table-cell>
          <table:table-cell office:value-type="string">
            <text:p>10,462652</text:p>
          </table:table-cell>
          <table:table-cell office:value-type="string">
            <text:p>5,109107</text:p>
          </table:table-cell>
          <table:table-cell office:value-type="string">
            <text:p>10,916613</text:p>
          </table:table-cell>
          <table:table-cell office:value-type="string">
            <text:p>16,288548</text:p>
          </table:table-cell>
          <table:table-cell office:value-type="string">
            <text:p>34,46719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59,492111</text:p>
          </table:table-cell>
          <table:table-cell office:value-type="string">
            <text:p>20,781994</text:p>
          </table:table-cell>
        </table:table-row>
        <table:table-row table:style-name="ro1">
          <table:table-cell office:value-type="string">
            <text:p>AFR107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29,025467</text:p>
          </table:table-cell>
          <table:table-cell office:value-type="string">
            <text:p>413,833832</text:p>
          </table:table-cell>
          <table:table-cell office:value-type="string">
            <text:p>297,318207</text:p>
          </table:table-cell>
          <table:table-cell office:value-type="string">
            <text:p>128,333054</text:p>
          </table:table-cell>
          <table:table-cell office:value-type="string">
            <text:p>39,658657</text:p>
          </table:table-cell>
          <table:table-cell office:value-type="string">
            <text:p>53,063255</text:p>
          </table:table-cell>
          <table:table-cell table:number-columns-repeated="14" office:value-type="float" office:value="0">
            <text:p>0</text:p>
          </table:table-cell>
          <table:table-cell office:value-type="string">
            <text:p>21,432661</text:p>
          </table:table-cell>
          <table:table-cell office:value-type="string">
            <text:p>7,62117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,459965</text:p>
          </table:table-cell>
          <table:table-cell office:value-type="string">
            <text:p>8,22318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3,022114</text:p>
          </table:table-cell>
          <table:table-cell office:value-type="string">
            <text:p>14,706626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22,421120</text:p>
          </table:table-cell>
          <table:table-cell office:value-type="string">
            <text:p>30,9643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0,891452</text:p>
          </table:table-cell>
          <table:table-cell office:value-type="string">
            <text:p>32,102539</text:p>
          </table:table-cell>
          <table:table-cell table:number-columns-repeated="4"/>
        </table:table-row>
        <table:table-row table:style-name="ro1">
          <table:table-cell office:value-type="string">
            <text:p>AFR108 <text:s text:c="5"/></text:p>
          </table:table-cell>
          <table:table-cell office:value-type="string">
            <text:p>192,508301</text:p>
          </table:table-cell>
          <table:table-cell office:value-type="string">
            <text:p>545,446899</text:p>
          </table:table-cell>
          <table:table-cell office:value-type="string">
            <text:p>6,964385</text:p>
          </table:table-cell>
          <table:table-cell office:value-type="string">
            <text:p>369,771912</text:p>
          </table:table-cell>
          <table:table-cell office:value-type="string">
            <text:p>446,667053</text:p>
          </table:table-cell>
          <table:table-cell office:value-type="string">
            <text:p>117,620628</text:p>
          </table:table-cell>
          <table:table-cell office:value-type="string">
            <text:p>709,340576</text:p>
          </table:table-cell>
          <table:table-cell office:value-type="string">
            <text:p>66,590416</text:p>
          </table:table-cell>
          <table:table-cell office:value-type="string">
            <text:p>69,419952</text:p>
          </table:table-cell>
          <table:table-cell office:value-type="string">
            <text:p>20,805418</text:p>
          </table:table-cell>
          <table:table-cell office:value-type="string">
            <text:p>955,295898</text:p>
          </table:table-cell>
          <table:table-cell office:value-type="string">
            <text:p>30,471138</text:p>
          </table:table-cell>
          <table:table-cell office:value-type="string">
            <text:p>1946,955566</text:p>
          </table:table-cell>
          <table:table-cell office:value-type="string">
            <text:p>40,909637</text:p>
          </table:table-cell>
          <table:table-cell office:value-type="string">
            <text:p>4272,294434</text:p>
          </table:table-cell>
          <table:table-cell office:value-type="string">
            <text:p>60,395409</text:p>
          </table:table-cell>
          <table:table-cell office:value-type="string">
            <text:p>649,854736</text:p>
          </table:table-cell>
          <table:table-cell office:value-type="string">
            <text:p>16,041056</text:p>
          </table:table-cell>
          <table:table-cell office:value-type="string">
            <text:p>46,473259</text:p>
          </table:table-cell>
          <table:table-cell office:value-type="string">
            <text:p>4,288370</text:p>
          </table:table-cell>
          <table:table-cell office:value-type="string">
            <text:p>4,343204</text:p>
          </table:table-cell>
          <table:table-cell office:value-type="string">
            <text:p>4,005184</text:p>
          </table:table-cell>
          <table:table-cell office:value-type="string">
            <text:p>25,710062</text:p>
          </table:table-cell>
          <table:table-cell office:value-type="string">
            <text:p>6,888700</text:p>
          </table:table-cell>
          <table:table-cell office:value-type="string">
            <text:p>11,260625</text:p>
          </table:table-cell>
          <table:table-cell office:value-type="string">
            <text:p>3,804604</text:p>
          </table:table-cell>
          <table:table-cell office:value-type="string">
            <text:p>318,863922</text:p>
          </table:table-cell>
          <table:table-cell office:value-type="string">
            <text:p>10,679908</text:p>
          </table:table-cell>
          <table:table-cell office:value-type="string">
            <text:p>39,689857</text:p>
          </table:table-cell>
          <table:table-cell office:value-type="string">
            <text:p>6,39177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9,559313</text:p>
          </table:table-cell>
          <table:table-cell office:value-type="string">
            <text:p>17,653778</text:p>
          </table:table-cell>
          <table:table-cell office:value-type="string">
            <text:p>43,951225</text:p>
          </table:table-cell>
          <table:table-cell office:value-type="string">
            <text:p>7,503948</text:p>
          </table:table-cell>
          <table:table-cell office:value-type="string">
            <text:p>30,922863</text:p>
          </table:table-cell>
          <table:table-cell office:value-type="string">
            <text:p>8,078658</text:p>
          </table:table-cell>
          <table:table-cell office:value-type="string">
            <text:p>20,108175</text:p>
          </table:table-cell>
          <table:table-cell office:value-type="string">
            <text:p>8,442696</text:p>
          </table:table-cell>
          <table:table-cell office:value-type="string">
            <text:p>7,398435</text:p>
          </table:table-cell>
          <table:table-cell office:value-type="string">
            <text:p>8,823405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53,538017</text:p>
          </table:table-cell>
          <table:table-cell office:value-type="string">
            <text:p>16,488087</text:p>
          </table:table-cell>
        </table:table-row>
        <table:table-row table:style-name="ro1">
          <table:table-cell office:value-type="string">
            <text:p>AFR109 <text:s text:c="5"/></text:p>
          </table:table-cell>
          <table:table-cell office:value-type="string">
            <text:p>448,074585</text:p>
          </table:table-cell>
          <table:table-cell office:value-type="string">
            <text:p>789,400269</text:p>
          </table:table-cell>
          <table:table-cell office:value-type="string">
            <text:p>381,697937</text:p>
          </table:table-cell>
          <table:table-cell office:value-type="string">
            <text:p>438,245117</text:p>
          </table:table-cell>
          <table:table-cell office:value-type="string">
            <text:p>891,826172</text:p>
          </table:table-cell>
          <table:table-cell office:value-type="string">
            <text:p>150,187973</text:p>
          </table:table-cell>
          <table:table-cell office:value-type="string">
            <text:p>1491,430786</text:p>
          </table:table-cell>
          <table:table-cell office:value-type="string">
            <text:p>92,458191</text:p>
          </table:table-cell>
          <table:table-cell office:value-type="string">
            <text:p>97,216324</text:p>
          </table:table-cell>
          <table:table-cell office:value-type="string">
            <text:p>32,137634</text:p>
          </table:table-cell>
          <table:table-cell office:value-type="string">
            <text:p>2310,401611</text:p>
          </table:table-cell>
          <table:table-cell office:value-type="string">
            <text:p>59,578358</text:p>
          </table:table-cell>
          <table:table-cell office:value-type="string">
            <text:p>28945,484375</text:p>
          </table:table-cell>
          <table:table-cell office:value-type="string">
            <text:p>475,347595</text:p>
          </table:table-cell>
          <table:table-cell office:value-type="string">
            <text:p>16162,076172</text:p>
          </table:table-cell>
          <table:table-cell office:value-type="string">
            <text:p>214,632248</text:p>
          </table:table-cell>
          <table:table-cell office:value-type="string">
            <text:p>1459,127197</text:p>
          </table:table-cell>
          <table:table-cell office:value-type="string">
            <text:p>25,822880</text:p>
          </table:table-cell>
          <table:table-cell office:value-type="string">
            <text:p>67,988937</text:p>
          </table:table-cell>
          <table:table-cell office:value-type="string">
            <text:p>5,524956</text:p>
          </table:table-cell>
          <table:table-cell office:value-type="string">
            <text:p>8,523506</text:p>
          </table:table-cell>
          <table:table-cell office:value-type="string">
            <text:p>5,018133</text:p>
          </table:table-cell>
          <table:table-cell office:value-type="string">
            <text:p>36,698162</text:p>
          </table:table-cell>
          <table:table-cell office:value-type="string">
            <text:p>7,435561</text:p>
          </table:table-cell>
          <table:table-cell office:value-type="string">
            <text:p>205,062195</text:p>
          </table:table-cell>
          <table:table-cell office:value-type="string">
            <text:p>6,576148</text:p>
          </table:table-cell>
          <table:table-cell office:value-type="string">
            <text:p>477,682587</text:p>
          </table:table-cell>
          <table:table-cell office:value-type="string">
            <text:p>12,918259</text:p>
          </table:table-cell>
          <table:table-cell office:value-type="string">
            <text:p>50,145897</text:p>
          </table:table-cell>
          <table:table-cell office:value-type="string">
            <text:p>8,10249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82,461548</text:p>
          </table:table-cell>
          <table:table-cell office:value-type="string">
            <text:p>18,635056</text:p>
          </table:table-cell>
          <table:table-cell office:value-type="string">
            <text:p>255,660461</text:p>
          </table:table-cell>
          <table:table-cell office:value-type="string">
            <text:p>10,482751</text:p>
          </table:table-cell>
          <table:table-cell office:value-type="string">
            <text:p>123,176781</text:p>
          </table:table-cell>
          <table:table-cell office:value-type="string">
            <text:p>10,636249</text:p>
          </table:table-cell>
          <table:table-cell office:value-type="string">
            <text:p>24,568031</text:p>
          </table:table-cell>
          <table:table-cell office:value-type="string">
            <text:p>10,777322</text:p>
          </table:table-cell>
          <table:table-cell office:value-type="string">
            <text:p>13,610094</text:p>
          </table:table-cell>
          <table:table-cell office:value-type="string">
            <text:p>11,075172</text:p>
          </table:table-cell>
          <table:table-cell office:value-type="string">
            <text:p>233,485947</text:p>
          </table:table-cell>
          <table:table-cell office:value-type="string">
            <text:p>63,149548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67,913193</text:p>
          </table:table-cell>
          <table:table-cell office:value-type="string">
            <text:p>21,599428</text:p>
          </table:table-cell>
        </table:table-row>
        <table:table-row table:style-name="ro1">
          <table:table-cell office:value-type="string">
            <text:p>AFR110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681,702637</text:p>
          </table:table-cell>
          <table:table-cell office:value-type="string">
            <text:p>573,688599</text:p>
          </table:table-cell>
          <table:table-cell office:value-type="string">
            <text:p>2451,200439</text:p>
          </table:table-cell>
          <table:table-cell office:value-type="string">
            <text:p>179,931122</text:p>
          </table:table-cell>
          <table:table-cell office:value-type="string">
            <text:p>12545,649414</text:p>
          </table:table-cell>
          <table:table-cell office:value-type="string">
            <text:p>299,912628</text:p>
          </table:table-cell>
          <table:table-cell office:value-type="string">
            <text:p>1266,427734</text:p>
          </table:table-cell>
          <table:table-cell office:value-type="string">
            <text:p>54,884586</text:p>
          </table:table-cell>
          <table:table-cell office:value-type="string">
            <text:p>6328,041992</text:p>
          </table:table-cell>
          <table:table-cell office:value-type="string">
            <text:p>128,833847</text:p>
          </table:table-cell>
          <table:table-cell office:value-type="string">
            <text:p>20569,757813</text:p>
          </table:table-cell>
          <table:table-cell office:value-type="string">
            <text:p>341,111298</text:p>
          </table:table-cell>
          <table:table-cell office:value-type="string">
            <text:p>17171,753906</text:p>
          </table:table-cell>
          <table:table-cell office:value-type="string">
            <text:p>228,086456</text:p>
          </table:table-cell>
          <table:table-cell office:value-type="string">
            <text:p>27335,589844</text:p>
          </table:table-cell>
          <table:table-cell office:value-type="string">
            <text:p>345,410004</text:p>
          </table:table-cell>
          <table:table-cell office:value-type="string">
            <text:p>634,785095</text:p>
          </table:table-cell>
          <table:table-cell office:value-type="string">
            <text:p>18,189388</text:p>
          </table:table-cell>
          <table:table-cell office:value-type="string">
            <text:p>3,542330</text:p>
          </table:table-cell>
          <table:table-cell office:value-type="string">
            <text:p>6,068521</text:p>
          </table:table-cell>
          <table:table-cell office:value-type="string">
            <text:p>33,829121</text:p>
          </table:table-cell>
          <table:table-cell office:value-type="string">
            <text:p>7,921152</text:p>
          </table:table-cell>
          <table:table-cell office:value-type="string">
            <text:p>338,785217</text:p>
          </table:table-cell>
          <table:table-cell office:value-type="string">
            <text:p>9,005006</text:p>
          </table:table-cell>
          <table:table-cell office:value-type="string">
            <text:p>1597,463379</text:p>
          </table:table-cell>
          <table:table-cell office:value-type="string">
            <text:p>29,584520</text:p>
          </table:table-cell>
          <table:table-cell office:value-type="string">
            <text:p>66,155960</text:p>
          </table:table-cell>
          <table:table-cell office:value-type="string">
            <text:p>9,413694</text:p>
          </table:table-cell>
          <table:table-cell office:value-type="string">
            <text:p>22,696882</text:p>
          </table:table-cell>
          <table:table-cell office:value-type="string">
            <text:p>15,714542</text:p>
          </table:table-cell>
          <table:table-cell office:value-type="string">
            <text:p>264,245453</text:p>
          </table:table-cell>
          <table:table-cell office:value-type="string">
            <text:p>19,551609</text:p>
          </table:table-cell>
          <table:table-cell office:value-type="string">
            <text:p>374,799072</text:p>
          </table:table-cell>
          <table:table-cell office:value-type="string">
            <text:p>12,919856</text:p>
          </table:table-cell>
          <table:table-cell office:value-type="string">
            <text:p>112,273415</text:p>
          </table:table-cell>
          <table:table-cell office:value-type="string">
            <text:p>12,639909</text:p>
          </table:table-cell>
          <table:table-cell office:value-type="string">
            <text:p>232,123276</text:p>
          </table:table-cell>
          <table:table-cell office:value-type="string">
            <text:p>13,756189</text:p>
          </table:table-cell>
          <table:table-cell office:value-type="string">
            <text:p>424,223419</text:p>
          </table:table-cell>
          <table:table-cell office:value-type="string">
            <text:p>16,195999</text:p>
          </table:table-cell>
          <table:table-cell office:value-type="string">
            <text:p>57,588558</text:p>
          </table:table-cell>
          <table:table-cell office:value-type="string">
            <text:p>60,073109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74,670166</text:p>
          </table:table-cell>
          <table:table-cell office:value-type="string">
            <text:p>25,235144</text:p>
          </table:table-cell>
        </table:table-row>
        <table:table-row table:style-name="ro1">
          <table:table-cell office:value-type="string">
            <text:p>AFR111 <text:s text:c="5"/>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57,863098</text:p>
          </table:table-cell>
          <table:table-cell office:value-type="string">
            <text:p>123,597908</text:p>
          </table:table-cell>
          <table:table-cell office:value-type="string">
            <text:p>10,041214</text:p>
          </table:table-cell>
          <table:table-cell office:value-type="string">
            <text:p>51,323723</text:p>
          </table:table-cell>
          <table:table-cell table:number-columns-repeated="14" office:value-type="float" office:value="0">
            <text:p>0</text:p>
          </table:table-cell>
          <table:table-cell office:value-type="string">
            <text:p>25,244638</text:p>
          </table:table-cell>
          <table:table-cell office:value-type="string">
            <text:p>7,547068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0,840922</text:p>
          </table:table-cell>
          <table:table-cell office:value-type="string">
            <text:p>14,575666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11,755600</text:p>
          </table:table-cell>
          <table:table-cell office:value-type="string">
            <text:p>30,557793</text:p>
          </table:table-cell>
          <table:table-cell table:number-columns-repeated="4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FR112 <text:s text:c="5"/></text:p>
          </table:table-cell>
          <table:table-cell office:value-type="string">
            <text:p>95,504333</text:p>
          </table:table-cell>
          <table:table-cell office:value-type="string">
            <text:p>603,770874</text:p>
          </table:table-cell>
          <table:table-cell office:value-type="string">
            <text:p>557,711853</text:p>
          </table:table-cell>
          <table:table-cell office:value-type="string">
            <text:p>392,120300</text:p>
          </table:table-cell>
          <table:table-cell office:value-type="string">
            <text:p>1460,579102</text:p>
          </table:table-cell>
          <table:table-cell office:value-type="string">
            <text:p>134,821381</text:p>
          </table:table-cell>
          <table:table-cell office:value-type="string">
            <text:p>4098,208008</text:p>
          </table:table-cell>
          <table:table-cell office:value-type="string">
            <text:p>126,205887</text:p>
          </table:table-cell>
          <table:table-cell office:value-type="string">
            <text:p>120,998337</text:p>
          </table:table-cell>
          <table:table-cell office:value-type="string">
            <text:p>24,444145</text:p>
          </table:table-cell>
          <table:table-cell office:value-type="string">
            <text:p>1142,793335</text:p>
          </table:table-cell>
          <table:table-cell office:value-type="string">
            <text:p>34,756229</text:p>
          </table:table-cell>
          <table:table-cell office:value-type="string">
            <text:p>861,595032</text:p>
          </table:table-cell>
          <table:table-cell office:value-type="string">
            <text:p>25,192297</text:p>
          </table:table-cell>
          <table:table-cell office:value-type="string">
            <text:p>6790,097168</text:p>
          </table:table-cell>
          <table:table-cell office:value-type="string">
            <text:p>93,134201</text:p>
          </table:table-cell>
          <table:table-cell office:value-type="string">
            <text:p>3668,978271</text:p>
          </table:table-cell>
          <table:table-cell office:value-type="string">
            <text:p>51,441978</text:p>
          </table:table-cell>
          <table:table-cell office:value-type="string">
            <text:p>136,896164</text:p>
          </table:table-cell>
          <table:table-cell office:value-type="string">
            <text:p>6,045004</text:p>
          </table:table-cell>
          <table:table-cell office:value-type="string">
            <text:p>10,318960</text:p>
          </table:table-cell>
          <table:table-cell office:value-type="string">
            <text:p>4,439747</text:p>
          </table:table-cell>
          <table:table-cell office:value-type="string">
            <text:p>34,759975</text:p>
          </table:table-cell>
          <table:table-cell office:value-type="string">
            <text:p>7,109051</text:p>
          </table:table-cell>
          <table:table-cell office:value-type="string">
            <text:p>50,391857</text:p>
          </table:table-cell>
          <table:table-cell office:value-type="string">
            <text:p>4,378061</text:p>
          </table:table-cell>
          <table:table-cell office:value-type="string">
            <text:p>809,459290</text:p>
          </table:table-cell>
          <table:table-cell office:value-type="string">
            <text:p>17,250854</text:p>
          </table:table-cell>
          <table:table-cell office:value-type="string">
            <text:p>40,340816</text:p>
          </table:table-cell>
          <table:table-cell office:value-type="string">
            <text:p>6,92967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8,983063</text:p>
          </table:table-cell>
          <table:table-cell office:value-type="string">
            <text:p>17,914730</text:p>
          </table:table-cell>
          <table:table-cell office:value-type="string">
            <text:p>45,099857</text:p>
          </table:table-cell>
          <table:table-cell office:value-type="string">
            <text:p>8,153274</text:p>
          </table:table-cell>
          <table:table-cell office:value-type="string">
            <text:p>33,264408</text:p>
          </table:table-cell>
          <table:table-cell office:value-type="string">
            <text:p>8,852023</text:p>
          </table:table-cell>
          <table:table-cell office:value-type="string">
            <text:p>38,559784</text:p>
          </table:table-cell>
          <table:table-cell office:value-type="string">
            <text:p>9,071199</text:p>
          </table:table-cell>
          <table:table-cell office:value-type="string">
            <text:p>3,043130</text:p>
          </table:table-cell>
          <table:table-cell office:value-type="string">
            <text:p>9,492507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44,216450</text:p>
          </table:table-cell>
          <table:table-cell office:value-type="string">
            <text:p>17,888121</text:p>
          </table:table-cell>
        </table:table-row>
        <table:table-row table:style-name="ro1">
          <table:table-cell office:value-type="string">
            <text:p>AFR113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310,458496</text:p>
          </table:table-cell>
          <table:table-cell office:value-type="string">
            <text:p>568,064819</text:p>
          </table:table-cell>
          <table:table-cell office:value-type="string">
            <text:p>6069,695801</text:p>
          </table:table-cell>
          <table:table-cell office:value-type="string">
            <text:p>229,966385</text:p>
          </table:table-cell>
          <table:table-cell office:value-type="string">
            <text:p>21697,628906</text:p>
          </table:table-cell>
          <table:table-cell office:value-type="string">
            <text:p>485,639404</text:p>
          </table:table-cell>
          <table:table-cell office:value-type="string">
            <text:p>580,337830</text:p>
          </table:table-cell>
          <table:table-cell office:value-type="string">
            <text:p>50,279953</text:p>
          </table:table-cell>
          <table:table-cell office:value-type="string">
            <text:p>3720,065918</text:p>
          </table:table-cell>
          <table:table-cell office:value-type="string">
            <text:p>84,179459</text:p>
          </table:table-cell>
          <table:table-cell office:value-type="string">
            <text:p>8768,022461</text:p>
          </table:table-cell>
          <table:table-cell office:value-type="string">
            <text:p>151,418457</text:p>
          </table:table-cell>
          <table:table-cell office:value-type="string">
            <text:p>16173,122070</text:p>
          </table:table-cell>
          <table:table-cell office:value-type="string">
            <text:p>215,387558</text:p>
          </table:table-cell>
          <table:table-cell office:value-type="string">
            <text:p>55649,308594</text:p>
          </table:table-cell>
          <table:table-cell office:value-type="string">
            <text:p>698,362854</text:p>
          </table:table-cell>
          <table:table-cell office:value-type="string">
            <text:p>1057,858765</text:p>
          </table:table-cell>
          <table:table-cell office:value-type="string">
            <text:p>28,882360</text:p>
          </table:table-cell>
          <table:table-cell office:value-type="string">
            <text:p>6,653419</text:p>
          </table:table-cell>
          <table:table-cell office:value-type="string">
            <text:p>6,685363</text:p>
          </table:table-cell>
          <table:table-cell office:value-type="string">
            <text:p>32,743134</text:p>
          </table:table-cell>
          <table:table-cell office:value-type="string">
            <text:p>8,151089</text:p>
          </table:table-cell>
          <table:table-cell office:value-type="string">
            <text:p>182,372681</text:p>
          </table:table-cell>
          <table:table-cell office:value-type="string">
            <text:p>7,137706</text:p>
          </table:table-cell>
          <table:table-cell office:value-type="string">
            <text:p>4181,253418</text:p>
          </table:table-cell>
          <table:table-cell office:value-type="string">
            <text:p>71,374924</text:p>
          </table:table-cell>
          <table:table-cell office:value-type="string">
            <text:p>89,627655</text:p>
          </table:table-cell>
          <table:table-cell office:value-type="string">
            <text:p>9,867022</text:p>
          </table:table-cell>
          <table:table-cell office:value-type="string">
            <text:p>22,806971</text:p>
          </table:table-cell>
          <table:table-cell office:value-type="string">
            <text:p>15,895887</text:p>
          </table:table-cell>
          <table:table-cell office:value-type="string">
            <text:p>322,783752</text:p>
          </table:table-cell>
          <table:table-cell office:value-type="string">
            <text:p>19,920828</text:p>
          </table:table-cell>
          <table:table-cell office:value-type="string">
            <text:p>121,169289</text:p>
          </table:table-cell>
          <table:table-cell office:value-type="string">
            <text:p>11,726635</text:p>
          </table:table-cell>
          <table:table-cell office:value-type="string">
            <text:p>108,435211</text:p>
          </table:table-cell>
          <table:table-cell office:value-type="string">
            <text:p>12,702539</text:p>
          </table:table-cell>
          <table:table-cell office:value-type="string">
            <text:p>398,213257</text:p>
          </table:table-cell>
          <table:table-cell office:value-type="string">
            <text:p>14,886594</text:p>
          </table:table-cell>
          <table:table-cell office:value-type="string">
            <text:p>123,763252</text:p>
          </table:table-cell>
          <table:table-cell office:value-type="string">
            <text:p>13,881167</text:p>
          </table:table-cell>
          <table:table-cell office:value-type="string">
            <text:p>68,417236</text:p>
          </table:table-cell>
          <table:table-cell office:value-type="string">
            <text:p>51,623653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21,522034</text:p>
          </table:table-cell>
          <table:table-cell office:value-type="string">
            <text:p>25,709400</text:p>
          </table:table-cell>
        </table:table-row>
        <table:table-row table:style-name="ro1">
          <table:table-cell office:value-type="string">
            <text:p>AFR114 <text:s text:c="5"/></text:p>
          </table:table-cell>
          <table:table-cell office:value-type="string">
            <text:p>1265,371948</text:p>
          </table:table-cell>
          <table:table-cell office:value-type="string">
            <text:p>742,725586</text:p>
          </table:table-cell>
          <table:table-cell office:value-type="string">
            <text:p>946,454529</text:p>
          </table:table-cell>
          <table:table-cell office:value-type="string">
            <text:p>431,298492</text:p>
          </table:table-cell>
          <table:table-cell office:value-type="string">
            <text:p>1008,574768</text:p>
          </table:table-cell>
          <table:table-cell office:value-type="string">
            <text:p>138,190384</text:p>
          </table:table-cell>
          <table:table-cell office:value-type="string">
            <text:p>722,905518</text:p>
          </table:table-cell>
          <table:table-cell office:value-type="string">
            <text:p>76,639137</text:p>
          </table:table-cell>
          <table:table-cell office:value-type="string">
            <text:p>33,772015</text:p>
          </table:table-cell>
          <table:table-cell office:value-type="string">
            <text:p>25,012999</text:p>
          </table:table-cell>
          <table:table-cell office:value-type="string">
            <text:p>104,706604</text:p>
          </table:table-cell>
          <table:table-cell office:value-type="string">
            <text:p>22,617960</text:p>
          </table:table-cell>
          <table:table-cell office:value-type="string">
            <text:p>361,650513</text:p>
          </table:table-cell>
          <table:table-cell office:value-type="string">
            <text:p>19,803759</text:p>
          </table:table-cell>
          <table:table-cell office:value-type="string">
            <text:p>782,148560</text:p>
          </table:table-cell>
          <table:table-cell office:value-type="string">
            <text:p>18,147009</text:p>
          </table:table-cell>
          <table:table-cell office:value-type="string">
            <text:p>638,685852</text:p>
          </table:table-cell>
          <table:table-cell office:value-type="string">
            <text:p>16,735943</text:p>
          </table:table-cell>
          <table:table-cell office:value-type="string">
            <text:p>81,539413</text:p>
          </table:table-cell>
          <table:table-cell office:value-type="string">
            <text:p>6,165144</text:p>
          </table:table-cell>
          <table:table-cell office:value-type="string">
            <text:p>4,532748</text:p>
          </table:table-cell>
          <table:table-cell office:value-type="string">
            <text:p>5,674267</text:p>
          </table:table-cell>
          <table:table-cell office:value-type="string">
            <text:p>38,123932</text:p>
          </table:table-cell>
          <table:table-cell office:value-type="string">
            <text:p>7,794642</text:p>
          </table:table-cell>
          <table:table-cell office:value-type="string">
            <text:p>20,159784</text:p>
          </table:table-cell>
          <table:table-cell office:value-type="string">
            <text:p>5,323945</text:p>
          </table:table-cell>
          <table:table-cell office:value-type="string">
            <text:p>188,798080</text:p>
          </table:table-cell>
          <table:table-cell office:value-type="string">
            <text:p>10,479105</text:p>
          </table:table-cell>
          <table:table-cell office:value-type="string">
            <text:p>69,259789</text:p>
          </table:table-cell>
          <table:table-cell office:value-type="string">
            <text:p>8,96686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5,236572</text:p>
          </table:table-cell>
          <table:table-cell office:value-type="string">
            <text:p>18,722528</text:p>
          </table:table-cell>
          <table:table-cell office:value-type="string">
            <text:p>50,635723</text:p>
          </table:table-cell>
          <table:table-cell office:value-type="string">
            <text:p>10,374376</text:p>
          </table:table-cell>
          <table:table-cell office:value-type="string">
            <text:p>26,243000</text:p>
          </table:table-cell>
          <table:table-cell office:value-type="string">
            <text:p>11,293223</text:p>
          </table:table-cell>
          <table:table-cell office:value-type="string">
            <text:p>29,747286</text:p>
          </table:table-cell>
          <table:table-cell office:value-type="string">
            <text:p>11,593632</text:p>
          </table:table-cell>
          <table:table-cell office:value-type="string">
            <text:p>14,532836</text:p>
          </table:table-cell>
          <table:table-cell office:value-type="string">
            <text:p>12,104538</text:p>
          </table:table-cell>
          <table:table-cell office:value-type="string">
            <text:p>124,845184</text:p>
          </table:table-cell>
          <table:table-cell office:value-type="string">
            <text:p>34,28992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74,894676</text:p>
          </table:table-cell>
          <table:table-cell office:value-type="string">
            <text:p>22,824562</text:p>
          </table:table-cell>
        </table:table-row>
        <table:table-row table:style-name="ro1">
          <table:table-cell office:value-type="string">
            <text:p>AFR115 <text:s text:c="5"/></text:p>
          </table:table-cell>
          <table:table-cell office:value-type="string">
            <text:p>6,001351</text:p>
          </table:table-cell>
          <table:table-cell office:value-type="string">
            <text:p>603,707642</text:p>
          </table:table-cell>
          <table:table-cell office:value-type="string">
            <text:p>296,616791</text:p>
          </table:table-cell>
          <table:table-cell office:value-type="string">
            <text:p>391,499542</text:p>
          </table:table-cell>
          <table:table-cell office:value-type="string">
            <text:p>1260,033203</text:p>
          </table:table-cell>
          <table:table-cell office:value-type="string">
            <text:p>131,623810</text:p>
          </table:table-cell>
          <table:table-cell office:value-type="string">
            <text:p>2690,301025</text:p>
          </table:table-cell>
          <table:table-cell office:value-type="string">
            <text:p>101,183815</text:p>
          </table:table-cell>
          <table:table-cell office:value-type="string">
            <text:p>50,280811</text:p>
          </table:table-cell>
          <table:table-cell office:value-type="string">
            <text:p>24,025148</text:p>
          </table:table-cell>
          <table:table-cell office:value-type="string">
            <text:p>1997,176147</text:p>
          </table:table-cell>
          <table:table-cell office:value-type="string">
            <text:p>49,138126</text:p>
          </table:table-cell>
          <table:table-cell office:value-type="string">
            <text:p>1566,498291</text:p>
          </table:table-cell>
          <table:table-cell office:value-type="string">
            <text:p>36,504406</text:p>
          </table:table-cell>
          <table:table-cell office:value-type="string">
            <text:p>6061,066406</text:p>
          </table:table-cell>
          <table:table-cell office:value-type="string">
            <text:p>83,657524</text:p>
          </table:table-cell>
          <table:table-cell office:value-type="string">
            <text:p>1475,547119</text:p>
          </table:table-cell>
          <table:table-cell office:value-type="string">
            <text:p>25,254467</text:p>
          </table:table-cell>
          <table:table-cell office:value-type="string">
            <text:p>84,210945</text:p>
          </table:table-cell>
          <table:table-cell office:value-type="string">
            <text:p>5,005516</text:p>
          </table:table-cell>
          <table:table-cell office:value-type="string">
            <text:p>13,491656</text:p>
          </table:table-cell>
          <table:table-cell office:value-type="string">
            <text:p>4,350420</text:p>
          </table:table-cell>
          <table:table-cell office:value-type="string">
            <text:p>28,838747</text:p>
          </table:table-cell>
          <table:table-cell office:value-type="string">
            <text:p>7,052393</text:p>
          </table:table-cell>
          <table:table-cell office:value-type="string">
            <text:p>53,516064</text:p>
          </table:table-cell>
          <table:table-cell office:value-type="string">
            <text:p>4,369769</text:p>
          </table:table-cell>
          <table:table-cell office:value-type="string">
            <text:p>561,508484</text:p>
          </table:table-cell>
          <table:table-cell office:value-type="string">
            <text:p>13,830656</text:p>
          </table:table-cell>
          <table:table-cell office:value-type="string">
            <text:p>39,764248</text:p>
          </table:table-cell>
          <table:table-cell office:value-type="string">
            <text:p>6,91031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4,135773</text:p>
          </table:table-cell>
          <table:table-cell office:value-type="string">
            <text:p>17,878986</text:p>
          </table:table-cell>
          <table:table-cell office:value-type="string">
            <text:p>47,548813</text:p>
          </table:table-cell>
          <table:table-cell office:value-type="string">
            <text:p>8,242572</text:p>
          </table:table-cell>
          <table:table-cell office:value-type="string">
            <text:p>43,813423</text:p>
          </table:table-cell>
          <table:table-cell office:value-type="string">
            <text:p>8,936616</text:p>
          </table:table-cell>
          <table:table-cell office:value-type="string">
            <text:p>23,956509</text:p>
          </table:table-cell>
          <table:table-cell office:value-type="string">
            <text:p>9,132977</text:p>
          </table:table-cell>
          <table:table-cell office:value-type="string">
            <text:p>5,834992</text:p>
          </table:table-cell>
          <table:table-cell office:value-type="string">
            <text:p>9,548813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158,466690</text:p>
          </table:table-cell>
          <table:table-cell office:value-type="string">
            <text:p>18,622911</text:p>
          </table:table-cell>
        </table:table-row>
        <table:table-row table:style-name="ro1">
          <table:table-cell office:value-type="string">
            <text:p>AFR116 <text:s text:c="5"/></text:p>
          </table:table-cell>
          <table:table-cell office:value-type="string">
            <text:p>1475,464355</text:p>
          </table:table-cell>
          <table:table-cell office:value-type="string">
            <text:p>637,046997</text:p>
          </table:table-cell>
          <table:table-cell office:value-type="string">
            <text:p>598,507996</text:p>
          </table:table-cell>
          <table:table-cell office:value-type="string">
            <text:p>403,452423</text:p>
          </table:table-cell>
          <table:table-cell office:value-type="string">
            <text:p>1558,551392</text:p>
          </table:table-cell>
          <table:table-cell office:value-type="string">
            <text:p>134,569473</text:p>
          </table:table-cell>
          <table:table-cell office:value-type="string">
            <text:p>3294,770020</text:p>
          </table:table-cell>
          <table:table-cell office:value-type="string">
            <text:p>111,884415</text:p>
          </table:table-cell>
          <table:table-cell office:value-type="string">
            <text:p>21,085501</text:p>
          </table:table-cell>
          <table:table-cell office:value-type="string">
            <text:p>23,684227</text:p>
          </table:table-cell>
          <table:table-cell office:value-type="string">
            <text:p>861,137695</text:p>
          </table:table-cell>
          <table:table-cell office:value-type="string">
            <text:p>31,135742</text:p>
          </table:table-cell>
          <table:table-cell office:value-type="string">
            <text:p>267,594360</text:p>
          </table:table-cell>
          <table:table-cell office:value-type="string">
            <text:p>17,349846</text:p>
          </table:table-cell>
          <table:table-cell office:value-type="string">
            <text:p>2470,213867</text:p>
          </table:table-cell>
          <table:table-cell office:value-type="string">
            <text:p>37,939613</text:p>
          </table:table-cell>
          <table:table-cell office:value-type="string">
            <text:p>1481,620117</text:p>
          </table:table-cell>
          <table:table-cell office:value-type="string">
            <text:p>25,381046</text:p>
          </table:table-cell>
          <table:table-cell office:value-type="string">
            <text:p>98,576118</text:p>
          </table:table-cell>
          <table:table-cell office:value-type="string">
            <text:p>5,623443</text:p>
          </table:table-cell>
          <table:table-cell office:value-type="string">
            <text:p>1,293720</text:p>
          </table:table-cell>
          <table:table-cell office:value-type="string">
            <text:p>4,682097</text:p>
          </table:table-cell>
          <table:table-cell office:value-type="string">
            <text:p>27,701044</text:p>
          </table:table-cell>
          <table:table-cell office:value-type="string">
            <text:p>7,231091</text:p>
          </table:table-cell>
          <table:table-cell office:value-type="string">
            <text:p>15,890741</text:p>
          </table:table-cell>
          <table:table-cell office:value-type="string">
            <text:p>4,438264</text:p>
          </table:table-cell>
          <table:table-cell office:value-type="string">
            <text:p>609,705017</text:p>
          </table:table-cell>
          <table:table-cell office:value-type="string">
            <text:p>14,619439</text:p>
          </table:table-cell>
          <table:table-cell office:value-type="string">
            <text:p>45,474083</text:p>
          </table:table-cell>
          <table:table-cell office:value-type="string">
            <text:p>7,36323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4,187660</text:p>
          </table:table-cell>
          <table:table-cell office:value-type="string">
            <text:p>18,052057</text:p>
          </table:table-cell>
          <table:table-cell office:value-type="string">
            <text:p>63,781296</text:p>
          </table:table-cell>
          <table:table-cell office:value-type="string">
            <text:p>8,696392</text:p>
          </table:table-cell>
          <table:table-cell office:value-type="string">
            <text:p>28,605459</text:p>
          </table:table-cell>
          <table:table-cell office:value-type="string">
            <text:p>9,353873</text:p>
          </table:table-cell>
          <table:table-cell office:value-type="string">
            <text:p>33,335224</text:p>
          </table:table-cell>
          <table:table-cell office:value-type="string">
            <text:p>9,650284</text:p>
          </table:table-cell>
          <table:table-cell office:value-type="string">
            <text:p>8,961878</text:p>
          </table:table-cell>
          <table:table-cell office:value-type="string">
            <text:p>9,996319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47,779144</text:p>
          </table:table-cell>
          <table:table-cell office:value-type="string">
            <text:p>19,061890</text:p>
          </table:table-cell>
        </table:table-row>
        <table:table-row table:style-name="ro1">
          <table:table-cell office:value-type="string">
            <text:p>AFR117 <text:s text:c="5"/></text:p>
          </table:table-cell>
          <table:table-cell office:value-type="string">
            <text:p>1294,946533</text:p>
          </table:table-cell>
          <table:table-cell office:value-type="string">
            <text:p>625,666077</text:p>
          </table:table-cell>
          <table:table-cell office:value-type="string">
            <text:p>724,975891</text:p>
          </table:table-cell>
          <table:table-cell office:value-type="string">
            <text:p>389,912903</text:p>
          </table:table-cell>
          <table:table-cell office:value-type="string">
            <text:p>521,753296</text:p>
          </table:table-cell>
          <table:table-cell office:value-type="string">
            <text:p>123,337151</text:p>
          </table:table-cell>
          <table:table-cell office:value-type="string">
            <text:p>629,636719</text:p>
          </table:table-cell>
          <table:table-cell office:value-type="string">
            <text:p>68,197960</text:p>
          </table:table-cell>
          <table:table-cell office:value-type="string">
            <text:p>2,270746</text:p>
          </table:table-cell>
          <table:table-cell office:value-type="string">
            <text:p>20,761156</text:p>
          </table:table-cell>
          <table:table-cell office:value-type="string">
            <text:p>325,255005</text:p>
          </table:table-cell>
          <table:table-cell office:value-type="string">
            <text:p>22,272955</text:p>
          </table:table-cell>
          <table:table-cell office:value-type="string">
            <text:p>43,408821</text:p>
          </table:table-cell>
          <table:table-cell office:value-type="string">
            <text:p>13,460986</text:p>
          </table:table-cell>
          <table:table-cell office:value-type="string">
            <text:p>212,221649</text:p>
          </table:table-cell>
          <table:table-cell office:value-type="string">
            <text:p>10,999059</text:p>
          </table:table-cell>
          <table:table-cell office:value-type="string">
            <text:p>262,908234</text:p>
          </table:table-cell>
          <table:table-cell office:value-type="string">
            <text:p>12,325051</text:p>
          </table:table-cell>
          <table:table-cell office:value-type="string">
            <text:p>19,412388</text:p>
          </table:table-cell>
          <table:table-cell office:value-type="string">
            <text:p>4,724711</text:p>
          </table:table-cell>
          <table:table-cell office:value-type="string">
            <text:p>13,152825</text:p>
          </table:table-cell>
          <table:table-cell office:value-type="string">
            <text:p>4,903738</text:p>
          </table:table-cell>
          <table:table-cell office:value-type="string">
            <text:p>35,742527</text:p>
          </table:table-cell>
          <table:table-cell office:value-type="string">
            <text:p>7,356714</text:p>
          </table:table-cell>
          <table:table-cell office:value-type="string">
            <text:p>16,340267</text:p>
          </table:table-cell>
          <table:table-cell office:value-type="string">
            <text:p>4,506126</text:p>
          </table:table-cell>
          <table:table-cell office:value-type="string">
            <text:p>120,190910</text:p>
          </table:table-cell>
          <table:table-cell office:value-type="string">
            <text:p>9,460093</text:p>
          </table:table-cell>
          <table:table-cell office:value-type="string">
            <text:p>50,477165</text:p>
          </table:table-cell>
          <table:table-cell office:value-type="string">
            <text:p>7,7227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,718834</text:p>
          </table:table-cell>
          <table:table-cell office:value-type="string">
            <text:p>18,053288</text:p>
          </table:table-cell>
          <table:table-cell office:value-type="string">
            <text:p>32,768372</text:p>
          </table:table-cell>
          <table:table-cell office:value-type="string">
            <text:p>8,876623</text:p>
          </table:table-cell>
          <table:table-cell office:value-type="string">
            <text:p>33,650639</text:p>
          </table:table-cell>
          <table:table-cell office:value-type="string">
            <text:p>9,599398</text:p>
          </table:table-cell>
          <table:table-cell office:value-type="string">
            <text:p>35,195675</text:p>
          </table:table-cell>
          <table:table-cell office:value-type="string">
            <text:p>9,881138</text:p>
          </table:table-cell>
          <table:table-cell office:value-type="string">
            <text:p>18,956743</text:p>
          </table:table-cell>
          <table:table-cell office:value-type="string">
            <text:p>10,308278</text:p>
          </table:table-cell>
          <table:table-cell office:value-type="string">
            <text:p>31,901970</text:p>
          </table:table-cell>
          <table:table-cell office:value-type="string">
            <text:p>31,26140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57,100712</text:p>
          </table:table-cell>
          <table:table-cell office:value-type="string">
            <text:p>19,707157</text:p>
          </table:table-cell>
        </table:table-row>
        <table:table-row table:style-name="ro1">
          <table:table-cell office:value-type="string">
            <text:p>AFR118 <text:s text:c="5"/></text:p>
          </table:table-cell>
          <table:table-cell office:value-type="string">
            <text:p>1135,708252</text:p>
          </table:table-cell>
          <table:table-cell office:value-type="string">
            <text:p>695,673828</text:p>
          </table:table-cell>
          <table:table-cell office:value-type="string">
            <text:p>2369,059326</text:p>
          </table:table-cell>
          <table:table-cell office:value-type="string">
            <text:p>440,212860</text:p>
          </table:table-cell>
          <table:table-cell office:value-type="string">
            <text:p>9598,571289</text:p>
          </table:table-cell>
          <table:table-cell office:value-type="string">
            <text:p>278,945557</text:p>
          </table:table-cell>
          <table:table-cell office:value-type="string">
            <text:p>20541,634766</text:p>
          </table:table-cell>
          <table:table-cell office:value-type="string">
            <text:p>455,580505</text:p>
          </table:table-cell>
          <table:table-cell office:value-type="string">
            <text:p>105,103119</text:p>
          </table:table-cell>
          <table:table-cell office:value-type="string">
            <text:p>27,973303</text:p>
          </table:table-cell>
          <table:table-cell office:value-type="string">
            <text:p>1529,660645</text:p>
          </table:table-cell>
          <table:table-cell office:value-type="string">
            <text:p>42,286190</text:p>
          </table:table-cell>
          <table:table-cell office:value-type="string">
            <text:p>1977,201782</text:p>
          </table:table-cell>
          <table:table-cell office:value-type="string">
            <text:p>42,649086</text:p>
          </table:table-cell>
          <table:table-cell office:value-type="string">
            <text:p>5190,313477</text:p>
          </table:table-cell>
          <table:table-cell office:value-type="string">
            <text:p>72,491058</text:p>
          </table:table-cell>
          <table:table-cell office:value-type="string">
            <text:p>6872,614746</text:p>
          </table:table-cell>
          <table:table-cell office:value-type="string">
            <text:p>90,640060</text:p>
          </table:table-cell>
          <table:table-cell office:value-type="string">
            <text:p>550,807068</text:p>
          </table:table-cell>
          <table:table-cell office:value-type="string">
            <text:p>15,804993</text:p>
          </table:table-cell>
          <table:table-cell office:value-type="string">
            <text:p>17,033985</text:p>
          </table:table-cell>
          <table:table-cell office:value-type="string">
            <text:p>5,153788</text:p>
          </table:table-cell>
          <table:table-cell office:value-type="string">
            <text:p>29,614452</text:p>
          </table:table-cell>
          <table:table-cell office:value-type="string">
            <text:p>7,328378</text:p>
          </table:table-cell>
          <table:table-cell office:value-type="string">
            <text:p>94,602737</text:p>
          </table:table-cell>
          <table:table-cell office:value-type="string">
            <text:p>5,160504</text:p>
          </table:table-cell>
          <table:table-cell office:value-type="string">
            <text:p>4478,481934</text:p>
          </table:table-cell>
          <table:table-cell office:value-type="string">
            <text:p>76,059830</text:p>
          </table:table-cell>
          <table:table-cell office:value-type="string">
            <text:p>38,164757</text:p>
          </table:table-cell>
          <table:table-cell office:value-type="string">
            <text:p>7,55673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80,398788</text:p>
          </table:table-cell>
          <table:table-cell office:value-type="string">
            <text:p>18,404697</text:p>
          </table:table-cell>
          <table:table-cell office:value-type="string">
            <text:p>79,450294</text:p>
          </table:table-cell>
          <table:table-cell office:value-type="string">
            <text:p>8,895299</text:p>
          </table:table-cell>
          <table:table-cell office:value-type="string">
            <text:p>27,832991</text:p>
          </table:table-cell>
          <table:table-cell office:value-type="string">
            <text:p>9,497910</text:p>
          </table:table-cell>
          <table:table-cell office:value-type="string">
            <text:p>64,682571</text:p>
          </table:table-cell>
          <table:table-cell office:value-type="string">
            <text:p>9,797626</text:p>
          </table:table-cell>
          <table:table-cell office:value-type="string">
            <text:p>33,055645</text:p>
          </table:table-cell>
          <table:table-cell office:value-type="string">
            <text:p>10,181808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68,228035</text:p>
          </table:table-cell>
          <table:table-cell office:value-type="string">
            <text:p>19,480551</text:p>
          </table:table-cell>
        </table:table-row>
        <table:table-row table:style-name="ro1">
          <table:table-cell office:value-type="string">
            <text:p>AFR119 <text:s text:c="5"/>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86,796326</text:p>
          </table:table-cell>
          <table:table-cell office:value-type="string">
            <text:p>113,471687</text:p>
          </table:table-cell>
          <table:table-cell office:value-type="string">
            <text:p>78,016129</text:p>
          </table:table-cell>
          <table:table-cell office:value-type="string">
            <text:p>47,949867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7,617867</text:p>
          </table:table-cell>
          <table:table-cell office:value-type="string">
            <text:p>7,531795</text:p>
          </table:table-cell>
          <table:table-cell office:value-type="string">
            <text:p>33,751976</text:p>
          </table:table-cell>
          <table:table-cell office:value-type="string">
            <text:p>9,39876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9,857035</text:p>
          </table:table-cell>
          <table:table-cell office:value-type="string">
            <text:p>7,078676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14,116677</text:p>
          </table:table-cell>
          <table:table-cell office:value-type="string">
            <text:p>17,804714</text:p>
          </table:table-cell>
          <table:table-cell table:number-columns-repeated="14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FR120 <text:s text:c="5"/></text:p>
          </table:table-cell>
          <table:table-cell office:value-type="string">
            <text:p>397,950745</text:p>
          </table:table-cell>
          <table:table-cell office:value-type="string">
            <text:p>633,509949</text:p>
          </table:table-cell>
          <table:table-cell office:value-type="string">
            <text:p>2311,944580</text:p>
          </table:table-cell>
          <table:table-cell office:value-type="string">
            <text:p>422,337952</text:p>
          </table:table-cell>
          <table:table-cell office:value-type="string">
            <text:p>1690,024902</text:p>
          </table:table-cell>
          <table:table-cell office:value-type="string">
            <text:p>137,234680</text:p>
          </table:table-cell>
          <table:table-cell office:value-type="string">
            <text:p>3633,947998</text:p>
          </table:table-cell>
          <table:table-cell office:value-type="string">
            <text:p>119,169670</text:p>
          </table:table-cell>
          <table:table-cell office:value-type="string">
            <text:p>292,601868</text:p>
          </table:table-cell>
          <table:table-cell office:value-type="string">
            <text:p>27,842890</text:p>
          </table:table-cell>
          <table:table-cell office:value-type="string">
            <text:p>1424,244507</text:p>
          </table:table-cell>
          <table:table-cell office:value-type="string">
            <text:p>39,969460</text:p>
          </table:table-cell>
          <table:table-cell office:value-type="string">
            <text:p>931,189209</text:p>
          </table:table-cell>
          <table:table-cell office:value-type="string">
            <text:p>26,632811</text:p>
          </table:table-cell>
          <table:table-cell office:value-type="string">
            <text:p>3276,262939</text:p>
          </table:table-cell>
          <table:table-cell office:value-type="string">
            <text:p>47,927883</text:p>
          </table:table-cell>
          <table:table-cell office:value-type="string">
            <text:p>3290,605713</text:p>
          </table:table-cell>
          <table:table-cell office:value-type="string">
            <text:p>46,712910</text:p>
          </table:table-cell>
          <table:table-cell office:value-type="string">
            <text:p>120,822708</text:p>
          </table:table-cell>
          <table:table-cell office:value-type="string">
            <text:p>5,908268</text:p>
          </table:table-cell>
          <table:table-cell office:value-type="string">
            <text:p>13,122022</text:p>
          </table:table-cell>
          <table:table-cell office:value-type="string">
            <text:p>4,749892</text:p>
          </table:table-cell>
          <table:table-cell office:value-type="string">
            <text:p>26,097918</text:p>
          </table:table-cell>
          <table:table-cell office:value-type="string">
            <text:p>7,228173</text:p>
          </table:table-cell>
          <table:table-cell office:value-type="string">
            <text:p>52,167484</text:p>
          </table:table-cell>
          <table:table-cell office:value-type="string">
            <text:p>4,648711</text:p>
          </table:table-cell>
          <table:table-cell office:value-type="string">
            <text:p>792,599548</text:p>
          </table:table-cell>
          <table:table-cell office:value-type="string">
            <text:p>17,120470</text:p>
          </table:table-cell>
          <table:table-cell office:value-type="string">
            <text:p>50,607357</text:p>
          </table:table-cell>
          <table:table-cell office:value-type="string">
            <text:p>7,39012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1,028034</text:p>
          </table:table-cell>
          <table:table-cell office:value-type="string">
            <text:p>18,039232</text:p>
          </table:table-cell>
          <table:table-cell office:value-type="string">
            <text:p>46,811958</text:p>
          </table:table-cell>
          <table:table-cell office:value-type="string">
            <text:p>8,565712</text:p>
          </table:table-cell>
          <table:table-cell office:value-type="string">
            <text:p>28,436483</text:p>
          </table:table-cell>
          <table:table-cell office:value-type="string">
            <text:p>9,281405</text:p>
          </table:table-cell>
          <table:table-cell office:value-type="string">
            <text:p>44,243084</text:p>
          </table:table-cell>
          <table:table-cell office:value-type="string">
            <text:p>9,561359</text:p>
          </table:table-cell>
          <table:table-cell office:value-type="string">
            <text:p>21,525257</text:p>
          </table:table-cell>
          <table:table-cell office:value-type="string">
            <text:p>9,975352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46,607849</text:p>
          </table:table-cell>
          <table:table-cell office:value-type="string">
            <text:p>18,865585</text:p>
          </table:table-cell>
        </table:table-row>
        <table:table-row table:style-name="ro1">
          <table:table-cell office:value-type="string">
            <text:p>AFR121 <text:s text:c="5"/></text:p>
          </table:table-cell>
          <table:table-cell office:value-type="string">
            <text:p>360,027832</text:p>
          </table:table-cell>
          <table:table-cell office:value-type="string">
            <text:p>643,235718</text:p>
          </table:table-cell>
          <table:table-cell office:value-type="string">
            <text:p>92,636208</text:p>
          </table:table-cell>
          <table:table-cell office:value-type="string">
            <text:p>405,302887</text:p>
          </table:table-cell>
          <table:table-cell office:value-type="string">
            <text:p>951,214233</text:p>
          </table:table-cell>
          <table:table-cell office:value-type="string">
            <text:p>134,663773</text:p>
          </table:table-cell>
          <table:table-cell office:value-type="string">
            <text:p>1356,861572</text:p>
          </table:table-cell>
          <table:table-cell office:value-type="string">
            <text:p>68,51359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174,315918</text:p>
          </table:table-cell>
          <table:table-cell office:value-type="string">
            <text:p>30,856974</text:p>
          </table:table-cell>
          <table:table-cell office:value-type="string">
            <text:p>2308,509033</text:p>
          </table:table-cell>
          <table:table-cell office:value-type="string">
            <text:p>44,912975</text:p>
          </table:table-cell>
          <table:table-cell office:value-type="string">
            <text:p>6910,251953</text:p>
          </table:table-cell>
          <table:table-cell office:value-type="string">
            <text:p>93,310669</text:p>
          </table:table-cell>
          <table:table-cell office:value-type="string">
            <text:p>876,402161</text:p>
          </table:table-cell>
          <table:table-cell office:value-type="string">
            <text:p>17,088243</text:p>
          </table:table-cell>
          <table:table-cell office:value-type="string">
            <text:p>40,610718</text:p>
          </table:table-cell>
          <table:table-cell office:value-type="string">
            <text:p>6,645422</text:p>
          </table:table-cell>
          <table:table-cell office:value-type="string">
            <text:p>15,709463</text:p>
          </table:table-cell>
          <table:table-cell office:value-type="string">
            <text:p>4,937079</text:p>
          </table:table-cell>
          <table:table-cell office:value-type="string">
            <text:p>33,105125</text:p>
          </table:table-cell>
          <table:table-cell office:value-type="string">
            <text:p>7,479515</text:p>
          </table:table-cell>
          <table:table-cell office:value-type="string">
            <text:p>26,432123</text:p>
          </table:table-cell>
          <table:table-cell office:value-type="string">
            <text:p>4,791757</text:p>
          </table:table-cell>
          <table:table-cell office:value-type="string">
            <text:p>380,255890</text:p>
          </table:table-cell>
          <table:table-cell office:value-type="string">
            <text:p>11,947526</text:p>
          </table:table-cell>
          <table:table-cell office:value-type="string">
            <text:p>80,384048</text:p>
          </table:table-cell>
          <table:table-cell office:value-type="string">
            <text:p>8,171669</text:p>
          </table:table-cell>
          <table:table-cell office:value-type="string">
            <text:p>39,765030</text:p>
          </table:table-cell>
          <table:table-cell office:value-type="string">
            <text:p>14,585180</text:p>
          </table:table-cell>
          <table:table-cell office:value-type="string">
            <text:p>48,526821</text:p>
          </table:table-cell>
          <table:table-cell office:value-type="string">
            <text:p>18,326488</text:p>
          </table:table-cell>
          <table:table-cell office:value-type="string">
            <text:p>87,057243</text:p>
          </table:table-cell>
          <table:table-cell office:value-type="string">
            <text:p>9,66170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7,779356</text:p>
          </table:table-cell>
          <table:table-cell office:value-type="string">
            <text:p>10,587116</text:p>
          </table:table-cell>
          <table:table-cell office:value-type="string">
            <text:p>4,076118</text:p>
          </table:table-cell>
          <table:table-cell office:value-type="string">
            <text:p>11,05604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1,526997</text:p>
          </table:table-cell>
          <table:table-cell office:value-type="string">
            <text:p>21,06107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15,467598</text:p>
          </table:table-cell>
          <table:table-cell office:value-type="string">
            <text:p>22,569452</text:p>
          </table:table-cell>
          <table:table-cell office:value-type="string">
            <text:p>73,791695</text:p>
          </table:table-cell>
          <table:table-cell office:value-type="string">
            <text:p>21,338940</text:p>
          </table:table-cell>
        </table:table-row>
        <table:table-row table:style-name="ro1">
          <table:table-cell office:value-type="string">
            <text:p>AFR122 <text:s text:c="5"/></text:p>
          </table:table-cell>
          <table:table-cell office:value-type="string">
            <text:p>1310,199707</text:p>
          </table:table-cell>
          <table:table-cell office:value-type="string">
            <text:p>702,078796</text:p>
          </table:table-cell>
          <table:table-cell office:value-type="string">
            <text:p>1161,494141</text:p>
          </table:table-cell>
          <table:table-cell office:value-type="string">
            <text:p>423,058716</text:p>
          </table:table-cell>
          <table:table-cell office:value-type="string">
            <text:p>426,920502</text:p>
          </table:table-cell>
          <table:table-cell office:value-type="string">
            <text:p>129,585983</text:p>
          </table:table-cell>
          <table:table-cell office:value-type="string">
            <text:p>150,250153</text:p>
          </table:table-cell>
          <table:table-cell office:value-type="string">
            <text:p>68,498611</text:p>
          </table:table-cell>
          <table:table-cell office:value-type="string">
            <text:p>48,334454</text:p>
          </table:table-cell>
          <table:table-cell office:value-type="string">
            <text:p>23,699484</text:p>
          </table:table-cell>
          <table:table-cell office:value-type="string">
            <text:p>190,977295</text:p>
          </table:table-cell>
          <table:table-cell office:value-type="string">
            <text:p>22,371412</text:p>
          </table:table-cell>
          <table:table-cell office:value-type="string">
            <text:p>192,819168</text:p>
          </table:table-cell>
          <table:table-cell office:value-type="string">
            <text:p>17,089310</text:p>
          </table:table-cell>
          <table:table-cell office:value-type="string">
            <text:p>437,615509</text:p>
          </table:table-cell>
          <table:table-cell office:value-type="string">
            <text:p>14,110883</text:p>
          </table:table-cell>
          <table:table-cell office:value-type="string">
            <text:p>270,410217</text:p>
          </table:table-cell>
          <table:table-cell office:value-type="string">
            <text:p>12,940211</text:p>
          </table:table-cell>
          <table:table-cell office:value-type="string">
            <text:p>21,508926</text:p>
          </table:table-cell>
          <table:table-cell office:value-type="string">
            <text:p>5,348180</text:p>
          </table:table-cell>
          <table:table-cell office:value-type="string">
            <text:p>3,573133</text:p>
          </table:table-cell>
          <table:table-cell office:value-type="string">
            <text:p>5,575714</text:p>
          </table:table-cell>
          <table:table-cell office:value-type="string">
            <text:p>46,162857</text:p>
          </table:table-cell>
          <table:table-cell office:value-type="string">
            <text:p>7,758537</text:p>
          </table:table-cell>
          <table:table-cell office:value-type="string">
            <text:p>17,913609</text:p>
          </table:table-cell>
          <table:table-cell office:value-type="string">
            <text:p>5,068777</text:p>
          </table:table-cell>
          <table:table-cell office:value-type="string">
            <text:p>54,614010</text:p>
          </table:table-cell>
          <table:table-cell office:value-type="string">
            <text:p>9,368449</text:p>
          </table:table-cell>
          <table:table-cell office:value-type="string">
            <text:p>67,123100</text:p>
          </table:table-cell>
          <table:table-cell office:value-type="string">
            <text:p>8,750463</text:p>
          </table:table-cell>
          <table:table-cell office:value-type="string">
            <text:p>35,360336</text:p>
          </table:table-cell>
          <table:table-cell office:value-type="string">
            <text:p>15,473099</text:p>
          </table:table-cell>
          <table:table-cell office:value-type="string">
            <text:p>18,476553</text:p>
          </table:table-cell>
          <table:table-cell office:value-type="string">
            <text:p>18,576309</text:p>
          </table:table-cell>
          <table:table-cell office:value-type="string">
            <text:p>52,685123</text:p>
          </table:table-cell>
          <table:table-cell office:value-type="string">
            <text:p>10,128021</text:p>
          </table:table-cell>
          <table:table-cell office:value-type="string">
            <text:p>16,752901</text:p>
          </table:table-cell>
          <table:table-cell office:value-type="string">
            <text:p>10,866325</text:p>
          </table:table-cell>
          <table:table-cell office:value-type="string">
            <text:p>41,847431</text:p>
          </table:table-cell>
          <table:table-cell office:value-type="string">
            <text:p>11,134567</text:p>
          </table:table-cell>
          <table:table-cell office:value-type="string">
            <text:p>9,687761</text:p>
          </table:table-cell>
          <table:table-cell office:value-type="string">
            <text:p>11,727267</text:p>
          </table:table-cell>
          <table:table-cell office:value-type="string">
            <text:p>84,786156</text:p>
          </table:table-cell>
          <table:table-cell office:value-type="string">
            <text:p>33,10160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346,850220</text:p>
          </table:table-cell>
          <table:table-cell office:value-type="string">
            <text:p>24,006388</text:p>
          </table:table-cell>
        </table:table-row>
        <table:table-row table:style-name="ro1">
          <table:table-cell office:value-type="string">
            <text:p>AFR123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433,140869</text:p>
          </table:table-cell>
          <table:table-cell office:value-type="string">
            <text:p>505,974609</text:p>
          </table:table-cell>
          <table:table-cell office:value-type="string">
            <text:p>764,421814</text:p>
          </table:table-cell>
          <table:table-cell office:value-type="string">
            <text:p>165,470581</text:p>
          </table:table-cell>
          <table:table-cell office:value-type="string">
            <text:p>1695,422974</text:p>
          </table:table-cell>
          <table:table-cell office:value-type="string">
            <text:p>105,587006</text:p>
          </table:table-cell>
          <table:table-cell office:value-type="string">
            <text:p>85,550362</text:p>
          </table:table-cell>
          <table:table-cell office:value-type="string">
            <text:p>37,951233</text:p>
          </table:table-cell>
          <table:table-cell office:value-type="string">
            <text:p>4574,386230</text:p>
          </table:table-cell>
          <table:table-cell office:value-type="string">
            <text:p>97,553490</text:p>
          </table:table-cell>
          <table:table-cell office:value-type="string">
            <text:p>11068,209961</text:p>
          </table:table-cell>
          <table:table-cell office:value-type="string">
            <text:p>188,625046</text:p>
          </table:table-cell>
          <table:table-cell office:value-type="string">
            <text:p>15054,387695</text:p>
          </table:table-cell>
          <table:table-cell office:value-type="string">
            <text:p>200,683975</text:p>
          </table:table-cell>
          <table:table-cell office:value-type="string">
            <text:p>5954,070801</text:p>
          </table:table-cell>
          <table:table-cell office:value-type="string">
            <text:p>80,073029</text:p>
          </table:table-cell>
          <table:table-cell office:value-type="string">
            <text:p>116,895988</text:p>
          </table:table-cell>
          <table:table-cell office:value-type="string">
            <text:p>7,257240</text:p>
          </table:table-cell>
          <table:table-cell office:value-type="string">
            <text:p>4,707930</text:p>
          </table:table-cell>
          <table:table-cell office:value-type="string">
            <text:p>6,431687</text:p>
          </table:table-cell>
          <table:table-cell office:value-type="string">
            <text:p>39,152000</text:p>
          </table:table-cell>
          <table:table-cell office:value-type="string">
            <text:p>8,342302</text:p>
          </table:table-cell>
          <table:table-cell office:value-type="string">
            <text:p>42,638023</text:p>
          </table:table-cell>
          <table:table-cell office:value-type="string">
            <text:p>6,250502</text:p>
          </table:table-cell>
          <table:table-cell office:value-type="string">
            <text:p>450,178955</text:p>
          </table:table-cell>
          <table:table-cell office:value-type="string">
            <text:p>13,467562</text:p>
          </table:table-cell>
          <table:table-cell office:value-type="string">
            <text:p>83,310181</text:p>
          </table:table-cell>
          <table:table-cell office:value-type="string">
            <text:p>10,543115</text:p>
          </table:table-cell>
          <table:table-cell office:value-type="string">
            <text:p>6,631762</text:p>
          </table:table-cell>
          <table:table-cell office:value-type="string">
            <text:p>16,387430</text:p>
          </table:table-cell>
          <table:table-cell office:value-type="string">
            <text:p>161,090240</text:p>
          </table:table-cell>
          <table:table-cell office:value-type="string">
            <text:p>19,848803</text:p>
          </table:table-cell>
          <table:table-cell office:value-type="string">
            <text:p>234,638672</text:p>
          </table:table-cell>
          <table:table-cell office:value-type="string">
            <text:p>13,447726</text:p>
          </table:table-cell>
          <table:table-cell office:value-type="string">
            <text:p>86,956825</text:p>
          </table:table-cell>
          <table:table-cell office:value-type="string">
            <text:p>13,771475</text:p>
          </table:table-cell>
          <table:table-cell office:value-type="string">
            <text:p>61,407349</text:p>
          </table:table-cell>
          <table:table-cell office:value-type="string">
            <text:p>14,320782</text:p>
          </table:table-cell>
          <table:table-cell office:value-type="string">
            <text:p>18,881218</text:p>
          </table:table-cell>
          <table:table-cell office:value-type="string">
            <text:p>15,008869</text:p>
          </table:table-cell>
          <table:table-cell office:value-type="string">
            <text:p>231,976547</text:p>
          </table:table-cell>
          <table:table-cell office:value-type="string">
            <text:p>53,295246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65,517090</text:p>
          </table:table-cell>
          <table:table-cell office:value-type="string">
            <text:p>28,601597</text:p>
          </table:table-cell>
        </table:table-row>
        <table:table-row table:style-name="ro1">
          <table:table-cell office:value-type="string">
            <text:p>AFR124 <text:s text:c="5"/></text:p>
          </table:table-cell>
          <table:table-cell office:value-type="string">
            <text:p>625,591003</text:p>
          </table:table-cell>
          <table:table-cell office:value-type="string">
            <text:p>683,823242</text:p>
          </table:table-cell>
          <table:table-cell office:value-type="string">
            <text:p>647,463318</text:p>
          </table:table-cell>
          <table:table-cell office:value-type="string">
            <text:p>412,230896</text:p>
          </table:table-cell>
          <table:table-cell office:value-type="string">
            <text:p>2391,610107</text:p>
          </table:table-cell>
          <table:table-cell office:value-type="string">
            <text:p>150,620972</text:p>
          </table:table-cell>
          <table:table-cell office:value-type="string">
            <text:p>4829,505371</text:p>
          </table:table-cell>
          <table:table-cell office:value-type="string">
            <text:p>141,305542</text:p>
          </table:table-cell>
          <table:table-cell office:value-type="string">
            <text:p>24,005032</text:p>
          </table:table-cell>
          <table:table-cell office:value-type="string">
            <text:p>25,631289</text:p>
          </table:table-cell>
          <table:table-cell office:value-type="string">
            <text:p>1405,412842</text:p>
          </table:table-cell>
          <table:table-cell office:value-type="string">
            <text:p>40,229855</text:p>
          </table:table-cell>
          <table:table-cell office:value-type="string">
            <text:p>2077,462158</text:p>
          </table:table-cell>
          <table:table-cell office:value-type="string">
            <text:p>44,145611</text:p>
          </table:table-cell>
          <table:table-cell office:value-type="string">
            <text:p>5770,738770</text:p>
          </table:table-cell>
          <table:table-cell office:value-type="string">
            <text:p>80,095123</text:p>
          </table:table-cell>
          <table:table-cell office:value-type="string">
            <text:p>1269,540771</text:p>
          </table:table-cell>
          <table:table-cell office:value-type="string">
            <text:p>23,200882</text:p>
          </table:table-cell>
          <table:table-cell office:value-type="string">
            <text:p>151,067215</text:p>
          </table:table-cell>
          <table:table-cell office:value-type="string">
            <text:p>6,700864</text:p>
          </table:table-cell>
          <table:table-cell office:value-type="string">
            <text:p>3,049484</text:p>
          </table:table-cell>
          <table:table-cell office:value-type="string">
            <text:p>4,990386</text:p>
          </table:table-cell>
          <table:table-cell office:value-type="string">
            <text:p>25,451496</text:p>
          </table:table-cell>
          <table:table-cell office:value-type="string">
            <text:p>7,416595</text:p>
          </table:table-cell>
          <table:table-cell office:value-type="string">
            <text:p>32,927776</text:p>
          </table:table-cell>
          <table:table-cell office:value-type="string">
            <text:p>4,761913</text:p>
          </table:table-cell>
          <table:table-cell office:value-type="string">
            <text:p>1084,601929</text:p>
          </table:table-cell>
          <table:table-cell office:value-type="string">
            <text:p>21,575632</text:p>
          </table:table-cell>
          <table:table-cell office:value-type="string">
            <text:p>49,826206</text:p>
          </table:table-cell>
          <table:table-cell office:value-type="string">
            <text:p>7,81425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10,740974</text:p>
          </table:table-cell>
          <table:table-cell office:value-type="string">
            <text:p>18,335648</text:p>
          </table:table-cell>
          <table:table-cell office:value-type="string">
            <text:p>59,880299</text:p>
          </table:table-cell>
          <table:table-cell office:value-type="string">
            <text:p>9,165107</text:p>
          </table:table-cell>
          <table:table-cell office:value-type="string">
            <text:p>37,440563</text:p>
          </table:table-cell>
          <table:table-cell office:value-type="string">
            <text:p>9,916382</text:p>
          </table:table-cell>
          <table:table-cell office:value-type="string">
            <text:p>32,341286</text:p>
          </table:table-cell>
          <table:table-cell office:value-type="string">
            <text:p>10,361818</text:p>
          </table:table-cell>
          <table:table-cell office:value-type="string">
            <text:p>14,517683</text:p>
          </table:table-cell>
          <table:table-cell office:value-type="string">
            <text:p>10,835942</text:p>
          </table:table-cell>
          <table:table-cell office:value-type="string">
            <text:p>38,449524</text:p>
          </table:table-cell>
          <table:table-cell office:value-type="string">
            <text:p>36,546005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54,465298</text:p>
          </table:table-cell>
          <table:table-cell office:value-type="string">
            <text:p>20,336971</text:p>
          </table:table-cell>
        </table:table-row>
        <table:table-row table:style-name="ro1">
          <table:table-cell office:value-type="string">
            <text:p>AFR125 <text:s text:c="5"/></text:p>
          </table:table-cell>
          <table:table-cell office:value-type="string">
            <text:p>1174,954834</text:p>
          </table:table-cell>
          <table:table-cell office:value-type="string">
            <text:p>397,034515</text:p>
          </table:table-cell>
          <table:table-cell office:value-type="string">
            <text:p>981,991394</text:p>
          </table:table-cell>
          <table:table-cell office:value-type="string">
            <text:p>404,860779</text:p>
          </table:table-cell>
          <table:table-cell office:value-type="string">
            <text:p>537,214050</text:p>
          </table:table-cell>
          <table:table-cell office:value-type="string">
            <text:p>52,280415</text:p>
          </table:table-cell>
          <table:table-cell office:value-type="string">
            <text:p>110,689125</text:p>
          </table:table-cell>
          <table:table-cell office:value-type="string">
            <text:p>63,978836</text:p>
          </table:table-cell>
          <table:table-cell office:value-type="string">
            <text:p>24,653818</text:p>
          </table:table-cell>
          <table:table-cell office:value-type="string">
            <text:p>21,415318</text:p>
          </table:table-cell>
          <table:table-cell office:value-type="string">
            <text:p>1,637533</text:p>
          </table:table-cell>
          <table:table-cell office:value-type="string">
            <text:p>18,422272</text:p>
          </table:table-cell>
          <table:table-cell office:value-type="string">
            <text:p>15,263102</text:p>
          </table:table-cell>
          <table:table-cell office:value-type="string">
            <text:p>13,584995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19,556128</text:p>
          </table:table-cell>
          <table:table-cell office:value-type="string">
            <text:p>7,47231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,833288</text:p>
          </table:table-cell>
          <table:table-cell office:value-type="string">
            <text:p>8,1076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,720932</text:p>
          </table:table-cell>
          <table:table-cell office:value-type="string">
            <text:p>14,473249</text:p>
          </table:table-cell>
          <table:table-cell office:value-type="string">
            <text:p>2,302710</text:p>
          </table:table-cell>
          <table:table-cell office:value-type="string">
            <text:p>18,309187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2,186090</text:p>
          </table:table-cell>
          <table:table-cell office:value-type="string">
            <text:p>30,54848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4,762177</text:p>
          </table:table-cell>
          <table:table-cell office:value-type="string">
            <text:p>31,226902</text:p>
          </table:table-cell>
          <table:table-cell table:number-columns-repeated="4"/>
        </table:table-row>
        <table:table-row table:style-name="ro1">
          <table:table-cell office:value-type="string">
            <text:p>AFR126 <text:s text:c="5"/></text:p>
          </table:table-cell>
          <table:table-cell office:value-type="string">
            <text:p>363,809143</text:p>
          </table:table-cell>
          <table:table-cell office:value-type="string">
            <text:p>758,769226</text:p>
          </table:table-cell>
          <table:table-cell office:value-type="string">
            <text:p>850,364441</text:p>
          </table:table-cell>
          <table:table-cell office:value-type="string">
            <text:p>433,459015</text:p>
          </table:table-cell>
          <table:table-cell office:value-type="string">
            <text:p>2422,779053</text:p>
          </table:table-cell>
          <table:table-cell office:value-type="string">
            <text:p>160,382156</text:p>
          </table:table-cell>
          <table:table-cell office:value-type="string">
            <text:p>4090,440186</text:p>
          </table:table-cell>
          <table:table-cell office:value-type="string">
            <text:p>130,539429</text:p>
          </table:table-cell>
          <table:table-cell office:value-type="string">
            <text:p>11,017850</text:p>
          </table:table-cell>
          <table:table-cell office:value-type="string">
            <text:p>26,897377</text:p>
          </table:table-cell>
          <table:table-cell office:value-type="string">
            <text:p>572,539551</text:p>
          </table:table-cell>
          <table:table-cell office:value-type="string">
            <text:p>30,226816</text:p>
          </table:table-cell>
          <table:table-cell office:value-type="string">
            <text:p>6253,730957</text:p>
          </table:table-cell>
          <table:table-cell office:value-type="string">
            <text:p>110,044182</text:p>
          </table:table-cell>
          <table:table-cell office:value-type="string">
            <text:p>8612,179688</text:p>
          </table:table-cell>
          <table:table-cell office:value-type="string">
            <text:p>116,849190</text:p>
          </table:table-cell>
          <table:table-cell office:value-type="string">
            <text:p>825,812134</text:p>
          </table:table-cell>
          <table:table-cell office:value-type="string">
            <text:p>19,086132</text:p>
          </table:table-cell>
          <table:table-cell office:value-type="string">
            <text:p>122,597290</text:p>
          </table:table-cell>
          <table:table-cell office:value-type="string">
            <text:p>6,698349</text:p>
          </table:table-cell>
          <table:table-cell office:value-type="string">
            <text:p>6,554176</text:p>
          </table:table-cell>
          <table:table-cell office:value-type="string">
            <text:p>5,540077</text:p>
          </table:table-cell>
          <table:table-cell office:value-type="string">
            <text:p>52,351109</text:p>
          </table:table-cell>
          <table:table-cell office:value-type="string">
            <text:p>7,805214</text:p>
          </table:table-cell>
          <table:table-cell office:value-type="string">
            <text:p>35,947067</text:p>
          </table:table-cell>
          <table:table-cell office:value-type="string">
            <text:p>5,343363</text:p>
          </table:table-cell>
          <table:table-cell office:value-type="string">
            <text:p>880,455444</text:p>
          </table:table-cell>
          <table:table-cell office:value-type="string">
            <text:p>18,831085</text:p>
          </table:table-cell>
          <table:table-cell office:value-type="string">
            <text:p>60,048729</text:p>
          </table:table-cell>
          <table:table-cell office:value-type="string">
            <text:p>8,83938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9,073940</text:p>
          </table:table-cell>
          <table:table-cell office:value-type="string">
            <text:p>18,641211</text:p>
          </table:table-cell>
          <table:table-cell office:value-type="string">
            <text:p>63,043709</text:p>
          </table:table-cell>
          <table:table-cell office:value-type="string">
            <text:p>10,324015</text:p>
          </table:table-cell>
          <table:table-cell office:value-type="string">
            <text:p>83,170853</text:p>
          </table:table-cell>
          <table:table-cell office:value-type="string">
            <text:p>11,320283</text:p>
          </table:table-cell>
          <table:table-cell office:value-type="string">
            <text:p>28,386894</text:p>
          </table:table-cell>
          <table:table-cell office:value-type="string">
            <text:p>11,441351</text:p>
          </table:table-cell>
          <table:table-cell office:value-type="string">
            <text:p>12,578182</text:p>
          </table:table-cell>
          <table:table-cell office:value-type="string">
            <text:p>11,994886</text:p>
          </table:table-cell>
          <table:table-cell office:value-type="string">
            <text:p>59,904602</text:p>
          </table:table-cell>
          <table:table-cell office:value-type="string">
            <text:p>43,79351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63,574162</text:p>
          </table:table-cell>
          <table:table-cell office:value-type="string">
            <text:p>22,712322</text:p>
          </table:table-cell>
        </table:table-row>
        <table:table-row table:style-name="ro1">
          <table:table-cell office:value-type="string">
            <text:p>AFR127 <text:s text:c="5"/></text:p>
          </table:table-cell>
          <table:table-cell office:value-type="string">
            <text:p>1228,513184</text:p>
          </table:table-cell>
          <table:table-cell office:value-type="string">
            <text:p>781,590332</text:p>
          </table:table-cell>
          <table:table-cell office:value-type="string">
            <text:p>1202,290283</text:p>
          </table:table-cell>
          <table:table-cell office:value-type="string">
            <text:p>453,627167</text:p>
          </table:table-cell>
          <table:table-cell office:value-type="string">
            <text:p>6463,131836</text:p>
          </table:table-cell>
          <table:table-cell office:value-type="string">
            <text:p>227,766708</text:p>
          </table:table-cell>
          <table:table-cell office:value-type="string">
            <text:p>13450,317383</text:p>
          </table:table-cell>
          <table:table-cell office:value-type="string">
            <text:p>313,937866</text:p>
          </table:table-cell>
          <table:table-cell office:value-type="string">
            <text:p>48,010063</text:p>
          </table:table-cell>
          <table:table-cell office:value-type="string">
            <text:p>29,858847</text:p>
          </table:table-cell>
          <table:table-cell office:value-type="string">
            <text:p>2270,030273</text:p>
          </table:table-cell>
          <table:table-cell office:value-type="string">
            <text:p>55,794678</text:p>
          </table:table-cell>
          <table:table-cell office:value-type="string">
            <text:p>1727,951050</text:p>
          </table:table-cell>
          <table:table-cell office:value-type="string">
            <text:p>40,127998</text:p>
          </table:table-cell>
          <table:table-cell office:value-type="string">
            <text:p>5651,961426</text:p>
          </table:table-cell>
          <table:table-cell office:value-type="string">
            <text:p>78,801430</text:p>
          </table:table-cell>
          <table:table-cell office:value-type="string">
            <text:p>2261,526367</text:p>
          </table:table-cell>
          <table:table-cell office:value-type="string">
            <text:p>34,811337</text:p>
          </table:table-cell>
          <table:table-cell office:value-type="string">
            <text:p>411,930908</text:p>
          </table:table-cell>
          <table:table-cell office:value-type="string">
            <text:p>12,746994</text:p>
          </table:table-cell>
          <table:table-cell office:value-type="string">
            <text:p>5,698531</text:p>
          </table:table-cell>
          <table:table-cell office:value-type="string">
            <text:p>5,853501</text:p>
          </table:table-cell>
          <table:table-cell office:value-type="string">
            <text:p>34,035980</text:p>
          </table:table-cell>
          <table:table-cell office:value-type="string">
            <text:p>7,817054</text:p>
          </table:table-cell>
          <table:table-cell office:value-type="string">
            <text:p>64,327164</text:p>
          </table:table-cell>
          <table:table-cell office:value-type="string">
            <text:p>5,620726</text:p>
          </table:table-cell>
          <table:table-cell office:value-type="string">
            <text:p>2998,626709</text:p>
          </table:table-cell>
          <table:table-cell office:value-type="string">
            <text:p>52,095692</text:p>
          </table:table-cell>
          <table:table-cell office:value-type="string">
            <text:p>61,097084</text:p>
          </table:table-cell>
          <table:table-cell office:value-type="string">
            <text:p>8,94273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03,113533</text:p>
          </table:table-cell>
          <table:table-cell office:value-type="string">
            <text:p>18,832067</text:p>
          </table:table-cell>
          <table:table-cell office:value-type="string">
            <text:p>94,880905</text:p>
          </table:table-cell>
          <table:table-cell office:value-type="string">
            <text:p>10,578943</text:p>
          </table:table-cell>
          <table:table-cell office:value-type="string">
            <text:p>46,975716</text:p>
          </table:table-cell>
          <table:table-cell office:value-type="string">
            <text:p>11,371896</text:p>
          </table:table-cell>
          <table:table-cell office:value-type="string">
            <text:p>42,459087</text:p>
          </table:table-cell>
          <table:table-cell office:value-type="string">
            <text:p>11,618488</text:p>
          </table:table-cell>
          <table:table-cell office:value-type="string">
            <text:p>22,055710</text:p>
          </table:table-cell>
          <table:table-cell office:value-type="string">
            <text:p>12,179744</text:p>
          </table:table-cell>
          <table:table-cell office:value-type="string">
            <text:p>29,131844</text:p>
          </table:table-cell>
          <table:table-cell office:value-type="string">
            <text:p>37,797089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01,463577</text:p>
          </table:table-cell>
          <table:table-cell office:value-type="string">
            <text:p>23,140865</text:p>
          </table:table-cell>
        </table:table-row>
        <table:table-row table:style-name="ro1">
          <table:table-cell office:value-type="string">
            <text:p>AFR128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623,146729</text:p>
          </table:table-cell>
          <table:table-cell office:value-type="string">
            <text:p>504,095825</text:p>
          </table:table-cell>
          <table:table-cell office:value-type="string">
            <text:p>7971,468262</text:p>
          </table:table-cell>
          <table:table-cell office:value-type="string">
            <text:p>252,461761</text:p>
          </table:table-cell>
          <table:table-cell office:value-type="string">
            <text:p>17050,035156</text:p>
          </table:table-cell>
          <table:table-cell office:value-type="string">
            <text:p>389,464874</text:p>
          </table:table-cell>
          <table:table-cell office:value-type="string">
            <text:p>279,658966</text:p>
          </table:table-cell>
          <table:table-cell office:value-type="string">
            <text:p>37,344566</text:p>
          </table:table-cell>
          <table:table-cell office:value-type="string">
            <text:p>2181,580322</text:p>
          </table:table-cell>
          <table:table-cell office:value-type="string">
            <text:p>56,646858</text:p>
          </table:table-cell>
          <table:table-cell office:value-type="string">
            <text:p>3229,329346</text:p>
          </table:table-cell>
          <table:table-cell office:value-type="string">
            <text:p>63,807255</text:p>
          </table:table-cell>
          <table:table-cell office:value-type="string">
            <text:p>6457,390625</text:p>
          </table:table-cell>
          <table:table-cell office:value-type="string">
            <text:p>89,237511</text:p>
          </table:table-cell>
          <table:table-cell office:value-type="string">
            <text:p>11857,497070</text:p>
          </table:table-cell>
          <table:table-cell office:value-type="string">
            <text:p>152,719925</text:p>
          </table:table-cell>
          <table:table-cell office:value-type="string">
            <text:p>549,845520</text:p>
          </table:table-cell>
          <table:table-cell office:value-type="string">
            <text:p>16,273506</text:p>
          </table:table-cell>
          <table:table-cell office:value-type="string">
            <text:p>16,831617</text:p>
          </table:table-cell>
          <table:table-cell office:value-type="string">
            <text:p>6,561620</text:p>
          </table:table-cell>
          <table:table-cell office:value-type="string">
            <text:p>55,011597</text:p>
          </table:table-cell>
          <table:table-cell office:value-type="string">
            <text:p>8,306355</text:p>
          </table:table-cell>
          <table:table-cell office:value-type="string">
            <text:p>143,496384</text:p>
          </table:table-cell>
          <table:table-cell office:value-type="string">
            <text:p>6,881154</text:p>
          </table:table-cell>
          <table:table-cell office:value-type="string">
            <text:p>4159,665527</text:p>
          </table:table-cell>
          <table:table-cell office:value-type="string">
            <text:p>71,104614</text:p>
          </table:table-cell>
          <table:table-cell office:value-type="string">
            <text:p>82,232574</text:p>
          </table:table-cell>
          <table:table-cell office:value-type="string">
            <text:p>10,135503</text:p>
          </table:table-cell>
          <table:table-cell office:value-type="string">
            <text:p>9,235144</text:p>
          </table:table-cell>
          <table:table-cell office:value-type="string">
            <text:p>16,067429</text:p>
          </table:table-cell>
          <table:table-cell office:value-type="string">
            <text:p>181,874023</text:p>
          </table:table-cell>
          <table:table-cell office:value-type="string">
            <text:p>19,570837</text:p>
          </table:table-cell>
          <table:table-cell office:value-type="string">
            <text:p>96,773834</text:p>
          </table:table-cell>
          <table:table-cell office:value-type="string">
            <text:p>11,903470</text:p>
          </table:table-cell>
          <table:table-cell office:value-type="string">
            <text:p>47,794907</text:p>
          </table:table-cell>
          <table:table-cell office:value-type="string">
            <text:p>12,852962</text:p>
          </table:table-cell>
          <table:table-cell office:value-type="string">
            <text:p>117,391899</text:p>
          </table:table-cell>
          <table:table-cell office:value-type="string">
            <text:p>13,338455</text:p>
          </table:table-cell>
          <table:table-cell office:value-type="string">
            <text:p>40,969730</text:p>
          </table:table-cell>
          <table:table-cell office:value-type="string">
            <text:p>13,715916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310,362823</text:p>
          </table:table-cell>
          <table:table-cell office:value-type="string">
            <text:p>27,083096</text:p>
          </table:table-cell>
        </table:table-row>
        <table:table-row table:style-name="ro1">
          <table:table-cell office:value-type="string">
            <text:p>AFR129 <text:s text:c="5"/></text:p>
          </table:table-cell>
          <table:table-cell office:value-type="string">
            <text:p>101,079254</text:p>
          </table:table-cell>
          <table:table-cell office:value-type="string">
            <text:p>857,023071</text:p>
          </table:table-cell>
          <table:table-cell office:value-type="string">
            <text:p>3054,433594</text:p>
          </table:table-cell>
          <table:table-cell office:value-type="string">
            <text:p>511,560699</text:p>
          </table:table-cell>
          <table:table-cell office:value-type="string">
            <text:p>3992,837158</text:p>
          </table:table-cell>
          <table:table-cell office:value-type="string">
            <text:p>187,455338</text:p>
          </table:table-cell>
          <table:table-cell office:value-type="string">
            <text:p>9009,592773</text:p>
          </table:table-cell>
          <table:table-cell office:value-type="string">
            <text:p>230,026123</text:p>
          </table:table-cell>
          <table:table-cell office:value-type="string">
            <text:p>501,510529</text:p>
          </table:table-cell>
          <table:table-cell office:value-type="string">
            <text:p>39,199780</text:p>
          </table:table-cell>
          <table:table-cell office:value-type="string">
            <text:p>1585,746094</text:p>
          </table:table-cell>
          <table:table-cell office:value-type="string">
            <text:p>47,225937</text:p>
          </table:table-cell>
          <table:table-cell office:value-type="string">
            <text:p>1745,874634</text:p>
          </table:table-cell>
          <table:table-cell office:value-type="string">
            <text:p>41,240494</text:p>
          </table:table-cell>
          <table:table-cell office:value-type="string">
            <text:p>6631,931641</text:p>
          </table:table-cell>
          <table:table-cell office:value-type="string">
            <text:p>91,566612</text:p>
          </table:table-cell>
          <table:table-cell office:value-type="string">
            <text:p>15033,321289</text:p>
          </table:table-cell>
          <table:table-cell office:value-type="string">
            <text:p>192,188202</text:p>
          </table:table-cell>
          <table:table-cell office:value-type="string">
            <text:p>333,893066</text:p>
          </table:table-cell>
          <table:table-cell office:value-type="string">
            <text:p>11,301899</text:p>
          </table:table-cell>
          <table:table-cell office:value-type="string">
            <text:p>8,809620</text:p>
          </table:table-cell>
          <table:table-cell office:value-type="string">
            <text:p>6,501462</text:p>
          </table:table-cell>
          <table:table-cell office:value-type="string">
            <text:p>38,974640</text:p>
          </table:table-cell>
          <table:table-cell office:value-type="string">
            <text:p>8,291056</text:p>
          </table:table-cell>
          <table:table-cell office:value-type="string">
            <text:p>135,959122</text:p>
          </table:table-cell>
          <table:table-cell office:value-type="string">
            <text:p>6,872520</text:p>
          </table:table-cell>
          <table:table-cell office:value-type="string">
            <text:p>1889,806152</text:p>
          </table:table-cell>
          <table:table-cell office:value-type="string">
            <text:p>34,498882</text:p>
          </table:table-cell>
          <table:table-cell office:value-type="string">
            <text:p>83,638832</text:p>
          </table:table-cell>
          <table:table-cell office:value-type="string">
            <text:p>10,277871</text:p>
          </table:table-cell>
          <table:table-cell office:value-type="string">
            <text:p>12,052208</text:p>
          </table:table-cell>
          <table:table-cell office:value-type="string">
            <text:p>16,180323</text:p>
          </table:table-cell>
          <table:table-cell office:value-type="string">
            <text:p>153,767075</text:p>
          </table:table-cell>
          <table:table-cell office:value-type="string">
            <text:p>19,584774</text:p>
          </table:table-cell>
          <table:table-cell office:value-type="string">
            <text:p>65,710114</text:p>
          </table:table-cell>
          <table:table-cell office:value-type="string">
            <text:p>12,022441</text:p>
          </table:table-cell>
          <table:table-cell office:value-type="string">
            <text:p>47,265388</text:p>
          </table:table-cell>
          <table:table-cell office:value-type="string">
            <text:p>13,034456</text:p>
          </table:table-cell>
          <table:table-cell office:value-type="string">
            <text:p>122,076256</text:p>
          </table:table-cell>
          <table:table-cell office:value-type="string">
            <text:p>13,716795</text:p>
          </table:table-cell>
          <table:table-cell office:value-type="string">
            <text:p>15,913614</text:p>
          </table:table-cell>
          <table:table-cell office:value-type="string">
            <text:p>14,018414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101,609985</text:p>
          </table:table-cell>
          <table:table-cell office:value-type="string">
            <text:p>26,543856</text:p>
          </table:table-cell>
        </table:table-row>
        <table:table-row table:style-name="ro1">
          <table:table-cell office:value-type="string">
            <text:p>AFR130 <text:s text:c="5"/></text:p>
          </table:table-cell>
          <table:table-cell office:value-type="string">
            <text:p>1370,441772</text:p>
          </table:table-cell>
          <table:table-cell office:value-type="string">
            <text:p>420,130554</text:p>
          </table:table-cell>
          <table:table-cell office:value-type="string">
            <text:p>1006,468933</text:p>
          </table:table-cell>
          <table:table-cell office:value-type="string">
            <text:p>428,298248</text:p>
          </table:table-cell>
          <table:table-cell office:value-type="string">
            <text:p>465,253571</text:p>
          </table:table-cell>
          <table:table-cell office:value-type="string">
            <text:p>55,360569</text:p>
          </table:table-cell>
          <table:table-cell office:value-type="string">
            <text:p>3,641637</text:p>
          </table:table-cell>
          <table:table-cell office:value-type="string">
            <text:p>68,923607</text:p>
          </table:table-cell>
          <table:table-cell office:value-type="string">
            <text:p>1,946354</text:p>
          </table:table-cell>
          <table:table-cell office:value-type="string">
            <text:p>24,329453</text:p>
          </table:table-cell>
          <table:table-cell office:value-type="string">
            <text:p>23,334845</text:p>
          </table:table-cell>
          <table:table-cell office:value-type="string">
            <text:p>21,087406</text:p>
          </table:table-cell>
          <table:table-cell office:value-type="string">
            <text:p>14,843016</text:p>
          </table:table-cell>
          <table:table-cell office:value-type="string">
            <text:p>15,545006</text:p>
          </table:table-cell>
          <table:table-cell office:value-type="string">
            <text:p>25,986809</text:p>
          </table:table-cell>
          <table:table-cell office:value-type="string">
            <text:p>10,131843</text:p>
          </table:table-cell>
          <table:table-cell office:value-type="string">
            <text:p>24,929291</text:p>
          </table:table-cell>
          <table:table-cell office:value-type="string">
            <text:p>11,13854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9,840551</text:p>
          </table:table-cell>
          <table:table-cell office:value-type="string">
            <text:p>7,86278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3,757826</text:p>
          </table:table-cell>
          <table:table-cell office:value-type="string">
            <text:p>8,5518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5,250214</text:p>
          </table:table-cell>
          <table:table-cell office:value-type="string">
            <text:p>15,173920</text:p>
          </table:table-cell>
          <table:table-cell office:value-type="string">
            <text:p>1,990259</text:p>
          </table:table-cell>
          <table:table-cell office:value-type="string">
            <text:p>18,812111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55,322109</text:p>
          </table:table-cell>
          <table:table-cell office:value-type="string">
            <text:p>31,715216</text:p>
          </table:table-cell>
          <table:table-cell table:number-columns-repeated="4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FR132 <text:s text:c="5"/></text:p>
          </table:table-cell>
          <table:table-cell office:value-type="string">
            <text:p>208,851700</text:p>
          </table:table-cell>
          <table:table-cell office:value-type="string">
            <text:p>1090,781372</text:p>
          </table:table-cell>
          <table:table-cell office:value-type="string">
            <text:p>2392,252441</text:p>
          </table:table-cell>
          <table:table-cell office:value-type="string">
            <text:p>566,346680</text:p>
          </table:table-cell>
          <table:table-cell office:value-type="string">
            <text:p>9536,234375</text:p>
          </table:table-cell>
          <table:table-cell office:value-type="string">
            <text:p>307,665100</text:p>
          </table:table-cell>
          <table:table-cell office:value-type="string">
            <text:p>20839,246094</text:p>
          </table:table-cell>
          <table:table-cell office:value-type="string">
            <text:p>466,198029</text:p>
          </table:table-cell>
          <table:table-cell office:value-type="string">
            <text:p>182,327484</text:p>
          </table:table-cell>
          <table:table-cell office:value-type="string">
            <text:p>45,639435</text:p>
          </table:table-cell>
          <table:table-cell office:value-type="string">
            <text:p>2816,937012</text:p>
          </table:table-cell>
          <table:table-cell office:value-type="string">
            <text:p>75,311279</text:p>
          </table:table-cell>
          <table:table-cell office:value-type="string">
            <text:p>64067,187500</text:p>
          </table:table-cell>
          <table:table-cell office:value-type="string">
            <text:p>1042,532959</text:p>
          </table:table-cell>
          <table:table-cell office:value-type="string">
            <text:p>25619,962891</text:p>
          </table:table-cell>
          <table:table-cell office:value-type="string">
            <text:p>338,039490</text:p>
          </table:table-cell>
          <table:table-cell office:value-type="string">
            <text:p>10977,458008</text:p>
          </table:table-cell>
          <table:table-cell office:value-type="string">
            <text:p>142,184067</text:p>
          </table:table-cell>
          <table:table-cell office:value-type="string">
            <text:p>758,983276</text:p>
          </table:table-cell>
          <table:table-cell office:value-type="string">
            <text:p>21,492689</text:p>
          </table:table-cell>
          <table:table-cell office:value-type="string">
            <text:p>5,221879</text:p>
          </table:table-cell>
          <table:table-cell office:value-type="string">
            <text:p>6,901021</text:p>
          </table:table-cell>
          <table:table-cell office:value-type="string">
            <text:p>40,133480</text:p>
          </table:table-cell>
          <table:table-cell office:value-type="string">
            <text:p>8,425254</text:p>
          </table:table-cell>
          <table:table-cell office:value-type="string">
            <text:p>121,929939</text:p>
          </table:table-cell>
          <table:table-cell office:value-type="string">
            <text:p>6,914996</text:p>
          </table:table-cell>
          <table:table-cell office:value-type="string">
            <text:p>4835,702637</text:p>
          </table:table-cell>
          <table:table-cell office:value-type="string">
            <text:p>82,192299</text:p>
          </table:table-cell>
          <table:table-cell office:value-type="string">
            <text:p>73,907272</text:p>
          </table:table-cell>
          <table:table-cell office:value-type="string">
            <text:p>10,556256</text:p>
          </table:table-cell>
          <table:table-cell office:value-type="string">
            <text:p>37,659168</text:p>
          </table:table-cell>
          <table:table-cell office:value-type="string">
            <text:p>16,483534</text:p>
          </table:table-cell>
          <table:table-cell office:value-type="string">
            <text:p>259,854370</text:p>
          </table:table-cell>
          <table:table-cell office:value-type="string">
            <text:p>20,111687</text:p>
          </table:table-cell>
          <table:table-cell office:value-type="string">
            <text:p>272,509918</text:p>
          </table:table-cell>
          <table:table-cell office:value-type="string">
            <text:p>13,471741</text:p>
          </table:table-cell>
          <table:table-cell office:value-type="string">
            <text:p>166,736389</text:p>
          </table:table-cell>
          <table:table-cell office:value-type="string">
            <text:p>13,937706</text:p>
          </table:table-cell>
          <table:table-cell office:value-type="string">
            <text:p>95,847633</text:p>
          </table:table-cell>
          <table:table-cell office:value-type="string">
            <text:p>14,263807</text:p>
          </table:table-cell>
          <table:table-cell office:value-type="string">
            <text:p>31,102076</text:p>
          </table:table-cell>
          <table:table-cell office:value-type="string">
            <text:p>14,774065</text:p>
          </table:table-cell>
          <table:table-cell office:value-type="string">
            <text:p>693,857910</text:p>
          </table:table-cell>
          <table:table-cell office:value-type="string">
            <text:p>85,45805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365,414642</text:p>
          </table:table-cell>
          <table:table-cell office:value-type="string">
            <text:p>29,315483</text:p>
          </table:table-cell>
        </table:table-row>
        <table:table-row table:style-name="ro1">
          <table:table-cell office:value-type="string">
            <text:p>AFR133 <text:s text:c="5"/></text:p>
          </table:table-cell>
          <table:table-cell office:value-type="string">
            <text:p>406,039185</text:p>
          </table:table-cell>
          <table:table-cell office:value-type="string">
            <text:p>701,615540</text:p>
          </table:table-cell>
          <table:table-cell office:value-type="string">
            <text:p>463,880829</text:p>
          </table:table-cell>
          <table:table-cell office:value-type="string">
            <text:p>414,648926</text:p>
          </table:table-cell>
          <table:table-cell office:value-type="string">
            <text:p>2826,661133</text:p>
          </table:table-cell>
          <table:table-cell office:value-type="string">
            <text:p>159,811371</text:p>
          </table:table-cell>
          <table:table-cell office:value-type="string">
            <text:p>4035,957520</text:p>
          </table:table-cell>
          <table:table-cell office:value-type="string">
            <text:p>129,050980</text:p>
          </table:table-cell>
          <table:table-cell office:value-type="string">
            <text:p>108,671432</text:p>
          </table:table-cell>
          <table:table-cell office:value-type="string">
            <text:p>25,391632</text:p>
          </table:table-cell>
          <table:table-cell office:value-type="string">
            <text:p>439,677643</text:p>
          </table:table-cell>
          <table:table-cell office:value-type="string">
            <text:p>25,802090</text:p>
          </table:table-cell>
          <table:table-cell office:value-type="string">
            <text:p>1615,088257</text:p>
          </table:table-cell>
          <table:table-cell office:value-type="string">
            <text:p>37,151772</text:p>
          </table:table-cell>
          <table:table-cell office:value-type="string">
            <text:p>1780,724365</text:p>
          </table:table-cell>
          <table:table-cell office:value-type="string">
            <text:p>29,520515</text:p>
          </table:table-cell>
          <table:table-cell office:value-type="string">
            <text:p>1261,502930</text:p>
          </table:table-cell>
          <table:table-cell office:value-type="string">
            <text:p>23,019106</text:p>
          </table:table-cell>
          <table:table-cell office:value-type="string">
            <text:p>168,111282</text:p>
          </table:table-cell>
          <table:table-cell office:value-type="string">
            <text:p>7,306674</text:p>
          </table:table-cell>
          <table:table-cell office:value-type="string">
            <text:p>7,115462</text:p>
          </table:table-cell>
          <table:table-cell office:value-type="string">
            <text:p>5,392120</text:p>
          </table:table-cell>
          <table:table-cell office:value-type="string">
            <text:p>40,241627</text:p>
          </table:table-cell>
          <table:table-cell office:value-type="string">
            <text:p>7,610010</text:p>
          </table:table-cell>
          <table:table-cell office:value-type="string">
            <text:p>20,071335</text:p>
          </table:table-cell>
          <table:table-cell office:value-type="string">
            <text:p>5,049326</text:p>
          </table:table-cell>
          <table:table-cell office:value-type="string">
            <text:p>850,567566</text:p>
          </table:table-cell>
          <table:table-cell office:value-type="string">
            <text:p>18,425608</text:p>
          </table:table-cell>
          <table:table-cell office:value-type="string">
            <text:p>63,198750</text:p>
          </table:table-cell>
          <table:table-cell office:value-type="string">
            <text:p>8,39217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9,611202</text:p>
          </table:table-cell>
          <table:table-cell office:value-type="string">
            <text:p>18,458311</text:p>
          </table:table-cell>
          <table:table-cell office:value-type="string">
            <text:p>77,001335</text:p>
          </table:table-cell>
          <table:table-cell office:value-type="string">
            <text:p>9,794494</text:p>
          </table:table-cell>
          <table:table-cell office:value-type="string">
            <text:p>13,783727</text:p>
          </table:table-cell>
          <table:table-cell office:value-type="string">
            <text:p>10,503185</text:p>
          </table:table-cell>
          <table:table-cell office:value-type="string">
            <text:p>37,081615</text:p>
          </table:table-cell>
          <table:table-cell office:value-type="string">
            <text:p>10,798905</text:p>
          </table:table-cell>
          <table:table-cell office:value-type="string">
            <text:p>20,045570</text:p>
          </table:table-cell>
          <table:table-cell office:value-type="string">
            <text:p>11,257661</text:p>
          </table:table-cell>
          <table:table-cell office:value-type="string">
            <text:p>55,573921</text:p>
          </table:table-cell>
          <table:table-cell office:value-type="string">
            <text:p>35,86339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61,346664</text:p>
          </table:table-cell>
          <table:table-cell office:value-type="string">
            <text:p>21,417727</text:p>
          </table:table-cell>
        </table:table-row>
        <table:table-row table:style-name="ro1">
          <table:table-cell office:value-type="string">
            <text:p>AFR134 <text:s text:c="5"/></text:p>
          </table:table-cell>
          <table:table-cell office:value-type="string">
            <text:p>874,253357</text:p>
          </table:table-cell>
          <table:table-cell office:value-type="string">
            <text:p>759,724670</text:p>
          </table:table-cell>
          <table:table-cell office:value-type="string">
            <text:p>1569,455322</text:p>
          </table:table-cell>
          <table:table-cell office:value-type="string">
            <text:p>449,378723</text:p>
          </table:table-cell>
          <table:table-cell office:value-type="string">
            <text:p>5593,284180</text:p>
          </table:table-cell>
          <table:table-cell office:value-type="string">
            <text:p>207,054993</text:p>
          </table:table-cell>
          <table:table-cell office:value-type="string">
            <text:p>10885,832031</text:p>
          </table:table-cell>
          <table:table-cell office:value-type="string">
            <text:p>263,356262</text:p>
          </table:table-cell>
          <table:table-cell office:value-type="string">
            <text:p>29,844093</text:p>
          </table:table-cell>
          <table:table-cell office:value-type="string">
            <text:p>27,903841</text:p>
          </table:table-cell>
          <table:table-cell office:value-type="string">
            <text:p>828,796387</text:p>
          </table:table-cell>
          <table:table-cell office:value-type="string">
            <text:p>32,476696</text:p>
          </table:table-cell>
          <table:table-cell office:value-type="string">
            <text:p>709,104065</text:p>
          </table:table-cell>
          <table:table-cell office:value-type="string">
            <text:p>24,662285</text:p>
          </table:table-cell>
          <table:table-cell office:value-type="string">
            <text:p>1737,205933</text:p>
          </table:table-cell>
          <table:table-cell office:value-type="string">
            <text:p>29,030739</text:p>
          </table:table-cell>
          <table:table-cell office:value-type="string">
            <text:p>3014,164063</text:p>
          </table:table-cell>
          <table:table-cell office:value-type="string">
            <text:p>43,587395</text:p>
          </table:table-cell>
          <table:table-cell office:value-type="string">
            <text:p>392,440857</text:p>
          </table:table-cell>
          <table:table-cell office:value-type="string">
            <text:p>12,260943</text:p>
          </table:table-cell>
          <table:table-cell office:value-type="string">
            <text:p>5,482911</text:p>
          </table:table-cell>
          <table:table-cell office:value-type="string">
            <text:p>5,822632</text:p>
          </table:table-cell>
          <table:table-cell office:value-type="string">
            <text:p>38,897072</text:p>
          </table:table-cell>
          <table:table-cell office:value-type="string">
            <text:p>7,844427</text:p>
          </table:table-cell>
          <table:table-cell office:value-type="string">
            <text:p>50,818905</text:p>
          </table:table-cell>
          <table:table-cell office:value-type="string">
            <text:p>5,547677</text:p>
          </table:table-cell>
          <table:table-cell office:value-type="string">
            <text:p>2049,633545</text:p>
          </table:table-cell>
          <table:table-cell office:value-type="string">
            <text:p>36,828232</text:p>
          </table:table-cell>
          <table:table-cell office:value-type="string">
            <text:p>59,367397</text:p>
          </table:table-cell>
          <table:table-cell office:value-type="string">
            <text:p>8,97680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39,175995</text:p>
          </table:table-cell>
          <table:table-cell office:value-type="string">
            <text:p>19,209116</text:p>
          </table:table-cell>
          <table:table-cell office:value-type="string">
            <text:p>44,991493</text:p>
          </table:table-cell>
          <table:table-cell office:value-type="string">
            <text:p>10,423038</text:p>
          </table:table-cell>
          <table:table-cell office:value-type="string">
            <text:p>21,604967</text:p>
          </table:table-cell>
          <table:table-cell office:value-type="string">
            <text:p>11,158167</text:p>
          </table:table-cell>
          <table:table-cell office:value-type="string">
            <text:p>54,080544</text:p>
          </table:table-cell>
          <table:table-cell office:value-type="string">
            <text:p>11,632479</text:p>
          </table:table-cell>
          <table:table-cell office:value-type="string">
            <text:p>22,139465</text:p>
          </table:table-cell>
          <table:table-cell office:value-type="string">
            <text:p>12,151898</text:p>
          </table:table-cell>
          <table:table-cell office:value-type="string">
            <text:p>61,366020</text:p>
          </table:table-cell>
          <table:table-cell office:value-type="string">
            <text:p>35,184483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62,713181</text:p>
          </table:table-cell>
          <table:table-cell office:value-type="string">
            <text:p>23,075811</text:p>
          </table:table-cell>
        </table:table-row>
        <table:table-row table:style-name="ro1">
          <table:table-cell office:value-type="string">
            <text:p>AFR135 <text:s text:c="5"/></text:p>
          </table:table-cell>
          <table:table-cell office:value-type="string">
            <text:p>2447,381348</text:p>
          </table:table-cell>
          <table:table-cell office:value-type="string">
            <text:p>924,041077</text:p>
          </table:table-cell>
          <table:table-cell office:value-type="string">
            <text:p>5202,850586</text:p>
          </table:table-cell>
          <table:table-cell office:value-type="string">
            <text:p>553,558167</text:p>
          </table:table-cell>
          <table:table-cell office:value-type="string">
            <text:p>8620,106445</text:p>
          </table:table-cell>
          <table:table-cell office:value-type="string">
            <text:p>270,944794</text:p>
          </table:table-cell>
          <table:table-cell office:value-type="string">
            <text:p>18786,001953</text:p>
          </table:table-cell>
          <table:table-cell office:value-type="string">
            <text:p>423,563049</text:p>
          </table:table-cell>
          <table:table-cell office:value-type="string">
            <text:p>413,493439</text:p>
          </table:table-cell>
          <table:table-cell office:value-type="string">
            <text:p>43,850754</text:p>
          </table:table-cell>
          <table:table-cell office:value-type="string">
            <text:p>3594,321533</text:p>
          </table:table-cell>
          <table:table-cell office:value-type="string">
            <text:p>81,608124</text:p>
          </table:table-cell>
          <table:table-cell office:value-type="string">
            <text:p>20027,970703</text:p>
          </table:table-cell>
          <table:table-cell office:value-type="string">
            <text:p>331,970825</text:p>
          </table:table-cell>
          <table:table-cell office:value-type="string">
            <text:p>16996,548828</text:p>
          </table:table-cell>
          <table:table-cell office:value-type="string">
            <text:p>225,765350</text:p>
          </table:table-cell>
          <table:table-cell office:value-type="string">
            <text:p>17581,480469</text:p>
          </table:table-cell>
          <table:table-cell office:value-type="string">
            <text:p>224,000870</text:p>
          </table:table-cell>
          <table:table-cell office:value-type="string">
            <text:p>590,840576</text:p>
          </table:table-cell>
          <table:table-cell office:value-type="string">
            <text:p>17,108566</text:p>
          </table:table-cell>
          <table:table-cell office:value-type="string">
            <text:p>38,925037</text:p>
          </table:table-cell>
          <table:table-cell office:value-type="string">
            <text:p>6,349261</text:p>
          </table:table-cell>
          <table:table-cell office:value-type="string">
            <text:p>26,805290</text:p>
          </table:table-cell>
          <table:table-cell office:value-type="string">
            <text:p>7,957557</text:p>
          </table:table-cell>
          <table:table-cell office:value-type="string">
            <text:p>183,148163</text:p>
          </table:table-cell>
          <table:table-cell office:value-type="string">
            <text:p>6,963994</text:p>
          </table:table-cell>
          <table:table-cell office:value-type="string">
            <text:p>4117,600098</text:p>
          </table:table-cell>
          <table:table-cell office:value-type="string">
            <text:p>70,316940</text:p>
          </table:table-cell>
          <table:table-cell office:value-type="string">
            <text:p>88,531006</text:p>
          </table:table-cell>
          <table:table-cell office:value-type="string">
            <text:p>9,505185</text:p>
          </table:table-cell>
          <table:table-cell office:value-type="string">
            <text:p>9,125143</text:p>
          </table:table-cell>
          <table:table-cell office:value-type="string">
            <text:p>15,593957</text:p>
          </table:table-cell>
          <table:table-cell office:value-type="string">
            <text:p>101,162498</text:p>
          </table:table-cell>
          <table:table-cell office:value-type="string">
            <text:p>19,038774</text:p>
          </table:table-cell>
          <table:table-cell office:value-type="string">
            <text:p>327,364014</text:p>
          </table:table-cell>
          <table:table-cell office:value-type="string">
            <text:p>12,275009</text:p>
          </table:table-cell>
          <table:table-cell office:value-type="string">
            <text:p>120,813553</text:p>
          </table:table-cell>
          <table:table-cell office:value-type="string">
            <text:p>12,243634</text:p>
          </table:table-cell>
          <table:table-cell office:value-type="string">
            <text:p>118,512108</text:p>
          </table:table-cell>
          <table:table-cell office:value-type="string">
            <text:p>12,511490</text:p>
          </table:table-cell>
          <table:table-cell office:value-type="string">
            <text:p>28,614666</text:p>
          </table:table-cell>
          <table:table-cell office:value-type="string">
            <text:p>12,896456</text:p>
          </table:table-cell>
          <table:table-cell office:value-type="string">
            <text:p>74,243942</text:p>
          </table:table-cell>
          <table:table-cell office:value-type="string">
            <text:p>58,45244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62,842865</text:p>
          </table:table-cell>
          <table:table-cell office:value-type="string">
            <text:p>24,414848</text:p>
          </table:table-cell>
        </table:table-row>
        <table:table-row table:style-name="ro1">
          <table:table-cell office:value-type="string">
            <text:p>AFR136 <text:s text:c="5"/></text:p>
          </table:table-cell>
          <table:table-cell office:value-type="string">
            <text:p>1721,303711</text:p>
          </table:table-cell>
          <table:table-cell office:value-type="string">
            <text:p>834,886780</text:p>
          </table:table-cell>
          <table:table-cell office:value-type="string">
            <text:p>1536,818481</text:p>
          </table:table-cell>
          <table:table-cell office:value-type="string">
            <text:p>467,914917</text:p>
          </table:table-cell>
          <table:table-cell office:value-type="string">
            <text:p>3907,491455</text:p>
          </table:table-cell>
          <table:table-cell office:value-type="string">
            <text:p>183,613922</text:p>
          </table:table-cell>
          <table:table-cell office:value-type="string">
            <text:p>6709,235840</text:p>
          </table:table-cell>
          <table:table-cell office:value-type="string">
            <text:p>182,095474</text:p>
          </table:table-cell>
          <table:table-cell office:value-type="string">
            <text:p>114,834877</text:p>
          </table:table-cell>
          <table:table-cell office:value-type="string">
            <text:p>33,487743</text:p>
          </table:table-cell>
          <table:table-cell office:value-type="string">
            <text:p>4865,520020</text:p>
          </table:table-cell>
          <table:table-cell office:value-type="string">
            <text:p>101,193100</text:p>
          </table:table-cell>
          <table:table-cell office:value-type="string">
            <text:p>5592,316406</text:p>
          </table:table-cell>
          <table:table-cell office:value-type="string">
            <text:p>100,914619</text:p>
          </table:table-cell>
          <table:table-cell office:value-type="string">
            <text:p>6418,163086</text:p>
          </table:table-cell>
          <table:table-cell office:value-type="string">
            <text:p>88,641090</text:p>
          </table:table-cell>
          <table:table-cell office:value-type="string">
            <text:p>3270,897949</text:p>
          </table:table-cell>
          <table:table-cell office:value-type="string">
            <text:p>46,948055</text:p>
          </table:table-cell>
          <table:table-cell office:value-type="string">
            <text:p>341,502747</text:p>
          </table:table-cell>
          <table:table-cell office:value-type="string">
            <text:p>11,211810</text:p>
          </table:table-cell>
          <table:table-cell office:value-type="string">
            <text:p>24,673098</text:p>
          </table:table-cell>
          <table:table-cell office:value-type="string">
            <text:p>6,085426</text:p>
          </table:table-cell>
          <table:table-cell office:value-type="string">
            <text:p>36,337238</text:p>
          </table:table-cell>
          <table:table-cell office:value-type="string">
            <text:p>7,943720</text:p>
          </table:table-cell>
          <table:table-cell office:value-type="string">
            <text:p>63,046013</text:p>
          </table:table-cell>
          <table:table-cell office:value-type="string">
            <text:p>5,769163</text:p>
          </table:table-cell>
          <table:table-cell office:value-type="string">
            <text:p>1462,244751</text:p>
          </table:table-cell>
          <table:table-cell office:value-type="string">
            <text:p>27,673717</text:p>
          </table:table-cell>
          <table:table-cell office:value-type="string">
            <text:p>78,263786</text:p>
          </table:table-cell>
          <table:table-cell office:value-type="string">
            <text:p>9,381653</text:p>
          </table:table-cell>
          <table:table-cell office:value-type="string">
            <text:p>6,528005</text:p>
          </table:table-cell>
          <table:table-cell office:value-type="string">
            <text:p>15,691102</text:p>
          </table:table-cell>
          <table:table-cell office:value-type="string">
            <text:p>136,288315</text:p>
          </table:table-cell>
          <table:table-cell office:value-type="string">
            <text:p>19,074415</text:p>
          </table:table-cell>
          <table:table-cell office:value-type="string">
            <text:p>93,472206</text:p>
          </table:table-cell>
          <table:table-cell office:value-type="string">
            <text:p>11,113879</text:p>
          </table:table-cell>
          <table:table-cell office:value-type="string">
            <text:p>45,020409</text:p>
          </table:table-cell>
          <table:table-cell office:value-type="string">
            <text:p>11,947937</text:p>
          </table:table-cell>
          <table:table-cell office:value-type="string">
            <text:p>47,199417</text:p>
          </table:table-cell>
          <table:table-cell office:value-type="string">
            <text:p>12,539236</text:p>
          </table:table-cell>
          <table:table-cell office:value-type="string">
            <text:p>34,367821</text:p>
          </table:table-cell>
          <table:table-cell office:value-type="string">
            <text:p>13,138022</text:p>
          </table:table-cell>
          <table:table-cell office:value-type="string">
            <text:p>43,234287</text:p>
          </table:table-cell>
          <table:table-cell office:value-type="string">
            <text:p>43,605759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92,483635</text:p>
          </table:table-cell>
          <table:table-cell office:value-type="string">
            <text:p>24,338787</text:p>
          </table:table-cell>
        </table:table-row>
        <table:table-row table:style-name="ro1">
          <table:table-cell office:value-type="string">
            <text:p>AFR137 <text:s text:c="5"/></text:p>
          </table:table-cell>
          <table:table-cell office:value-type="string">
            <text:p>1647,571045</text:p>
          </table:table-cell>
          <table:table-cell office:value-type="string">
            <text:p>771,770508</text:p>
          </table:table-cell>
          <table:table-cell office:value-type="string">
            <text:p>1969,257202</text:p>
          </table:table-cell>
          <table:table-cell office:value-type="string">
            <text:p>455,081635</text:p>
          </table:table-cell>
          <table:table-cell office:value-type="string">
            <text:p>9952,864258</text:p>
          </table:table-cell>
          <table:table-cell office:value-type="string">
            <text:p>290,942383</text:p>
          </table:table-cell>
          <table:table-cell office:value-type="string">
            <text:p>16811,261719</text:p>
          </table:table-cell>
          <table:table-cell office:value-type="string">
            <text:p>382,654724</text:p>
          </table:table-cell>
          <table:table-cell office:value-type="string">
            <text:p>40,224648</text:p>
          </table:table-cell>
          <table:table-cell office:value-type="string">
            <text:p>28,557352</text:p>
          </table:table-cell>
          <table:table-cell office:value-type="string">
            <text:p>712,531616</text:p>
          </table:table-cell>
          <table:table-cell office:value-type="string">
            <text:p>31,386486</text:p>
          </table:table-cell>
          <table:table-cell office:value-type="string">
            <text:p>1043,632080</text:p>
          </table:table-cell>
          <table:table-cell office:value-type="string">
            <text:p>29,392933</text:p>
          </table:table-cell>
          <table:table-cell office:value-type="string">
            <text:p>1927,265015</text:p>
          </table:table-cell>
          <table:table-cell office:value-type="string">
            <text:p>31,390121</text:p>
          </table:table-cell>
          <table:table-cell office:value-type="string">
            <text:p>4208,346191</text:p>
          </table:table-cell>
          <table:table-cell office:value-type="string">
            <text:p>57,969215</text:p>
          </table:table-cell>
          <table:table-cell office:value-type="string">
            <text:p>602,211060</text:p>
          </table:table-cell>
          <table:table-cell office:value-type="string">
            <text:p>17,342915</text:p>
          </table:table-cell>
          <table:table-cell office:value-type="string">
            <text:p>15,000997</text:p>
          </table:table-cell>
          <table:table-cell office:value-type="string">
            <text:p>5,982241</text:p>
          </table:table-cell>
          <table:table-cell office:value-type="string">
            <text:p>52,782219</text:p>
          </table:table-cell>
          <table:table-cell office:value-type="string">
            <text:p>7,895706</text:p>
          </table:table-cell>
          <table:table-cell office:value-type="string">
            <text:p>74,104347</text:p>
          </table:table-cell>
          <table:table-cell office:value-type="string">
            <text:p>5,729969</text:p>
          </table:table-cell>
          <table:table-cell office:value-type="string">
            <text:p>3137,989990</text:p>
          </table:table-cell>
          <table:table-cell office:value-type="string">
            <text:p>54,351112</text:p>
          </table:table-cell>
          <table:table-cell office:value-type="string">
            <text:p>58,772236</text:p>
          </table:table-cell>
          <table:table-cell office:value-type="string">
            <text:p>8,9758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5,679646</text:p>
          </table:table-cell>
          <table:table-cell office:value-type="string">
            <text:p>18,701113</text:p>
          </table:table-cell>
          <table:table-cell office:value-type="string">
            <text:p>34,740543</text:p>
          </table:table-cell>
          <table:table-cell office:value-type="string">
            <text:p>10,328227</text:p>
          </table:table-cell>
          <table:table-cell office:value-type="string">
            <text:p>30,850447</text:p>
          </table:table-cell>
          <table:table-cell office:value-type="string">
            <text:p>11,236386</text:p>
          </table:table-cell>
          <table:table-cell office:value-type="string">
            <text:p>57,419163</text:p>
          </table:table-cell>
          <table:table-cell office:value-type="string">
            <text:p>11,611722</text:p>
          </table:table-cell>
          <table:table-cell office:value-type="string">
            <text:p>22,418652</text:p>
          </table:table-cell>
          <table:table-cell office:value-type="string">
            <text:p>12,124181</text:p>
          </table:table-cell>
          <table:table-cell office:value-type="string">
            <text:p>35,175739</text:p>
          </table:table-cell>
          <table:table-cell office:value-type="string">
            <text:p>36,015743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57,295929</text:p>
          </table:table-cell>
          <table:table-cell office:value-type="string">
            <text:p>22,922956</text:p>
          </table:table-cell>
        </table:table-row>
        <table:table-row table:style-name="ro1">
          <table:table-cell office:value-type="string">
            <text:p>AFR138 <text:s text:c="5"/></text:p>
          </table:table-cell>
          <table:table-cell office:value-type="string">
            <text:p>4589,618164</text:p>
          </table:table-cell>
          <table:table-cell office:value-type="string">
            <text:p>783,410706</text:p>
          </table:table-cell>
          <table:table-cell office:value-type="string">
            <text:p>1487,863037</text:p>
          </table:table-cell>
          <table:table-cell office:value-type="string">
            <text:p>439,746582</text:p>
          </table:table-cell>
          <table:table-cell office:value-type="string">
            <text:p>3190,770996</text:p>
          </table:table-cell>
          <table:table-cell office:value-type="string">
            <text:p>164,097488</text:p>
          </table:table-cell>
          <table:table-cell office:value-type="string">
            <text:p>5994,228516</text:p>
          </table:table-cell>
          <table:table-cell office:value-type="string">
            <text:p>165,533051</text:p>
          </table:table-cell>
          <table:table-cell office:value-type="string">
            <text:p>106,400688</text:p>
          </table:table-cell>
          <table:table-cell office:value-type="string">
            <text:p>31,211052</text:p>
          </table:table-cell>
          <table:table-cell office:value-type="string">
            <text:p>4028,331055</text:p>
          </table:table-cell>
          <table:table-cell office:value-type="string">
            <text:p>85,569717</text:p>
          </table:table-cell>
          <table:table-cell office:value-type="string">
            <text:p>7807,566895</text:p>
          </table:table-cell>
          <table:table-cell office:value-type="string">
            <text:p>135,543823</text:p>
          </table:table-cell>
          <table:table-cell office:value-type="string">
            <text:p>7102,452148</text:p>
          </table:table-cell>
          <table:table-cell office:value-type="string">
            <text:p>97,212891</text:p>
          </table:table-cell>
          <table:table-cell office:value-type="string">
            <text:p>6796,820801</text:p>
          </table:table-cell>
          <table:table-cell office:value-type="string">
            <text:p>89,817322</text:p>
          </table:table-cell>
          <table:table-cell office:value-type="string">
            <text:p>253,021072</text:p>
          </table:table-cell>
          <table:table-cell office:value-type="string">
            <text:p>8,774780</text:p>
          </table:table-cell>
          <table:table-cell office:value-type="string">
            <text:p>23,440983</text:p>
          </table:table-cell>
          <table:table-cell office:value-type="string">
            <text:p>5,131758</text:p>
          </table:table-cell>
          <table:table-cell office:value-type="string">
            <text:p>27,804472</text:p>
          </table:table-cell>
          <table:table-cell office:value-type="string">
            <text:p>7,372609</text:p>
          </table:table-cell>
          <table:table-cell office:value-type="string">
            <text:p>40,457333</text:p>
          </table:table-cell>
          <table:table-cell office:value-type="string">
            <text:p>4,827486</text:p>
          </table:table-cell>
          <table:table-cell office:value-type="string">
            <text:p>1164,735840</text:p>
          </table:table-cell>
          <table:table-cell office:value-type="string">
            <text:p>22,696474</text:p>
          </table:table-cell>
          <table:table-cell office:value-type="string">
            <text:p>45,362492</text:p>
          </table:table-cell>
          <table:table-cell office:value-type="string">
            <text:p>7,80742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02,212952</text:p>
          </table:table-cell>
          <table:table-cell office:value-type="string">
            <text:p>18,322121</text:p>
          </table:table-cell>
          <table:table-cell office:value-type="string">
            <text:p>63,542900</text:p>
          </table:table-cell>
          <table:table-cell office:value-type="string">
            <text:p>9,170276</text:p>
          </table:table-cell>
          <table:table-cell office:value-type="string">
            <text:p>47,361954</text:p>
          </table:table-cell>
          <table:table-cell office:value-type="string">
            <text:p>9,927848</text:p>
          </table:table-cell>
          <table:table-cell office:value-type="string">
            <text:p>59,330582</text:p>
          </table:table-cell>
          <table:table-cell office:value-type="string">
            <text:p>10,218839</text:p>
          </table:table-cell>
          <table:table-cell office:value-type="string">
            <text:p>19,933895</text:p>
          </table:table-cell>
          <table:table-cell office:value-type="string">
            <text:p>10,587947</text:p>
          </table:table-cell>
          <table:table-cell office:value-type="string">
            <text:p>31,398310</text:p>
          </table:table-cell>
          <table:table-cell office:value-type="string">
            <text:p>44,408817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61,005039</text:p>
          </table:table-cell>
          <table:table-cell office:value-type="string">
            <text:p>20,102251</text:p>
          </table:table-cell>
        </table:table-row>
        <table:table-row table:style-name="ro1">
          <table:table-cell office:value-type="string">
            <text:p>AFR139 <text:s text:c="5"/></text:p>
          </table:table-cell>
          <table:table-cell office:value-type="string">
            <text:p>67,956520</text:p>
          </table:table-cell>
          <table:table-cell office:value-type="string">
            <text:p>818,104370</text:p>
          </table:table-cell>
          <table:table-cell office:value-type="string">
            <text:p>1039,105835</text:p>
          </table:table-cell>
          <table:table-cell office:value-type="string">
            <text:p>459,188690</text:p>
          </table:table-cell>
          <table:table-cell office:value-type="string">
            <text:p>2033,525879</text:p>
          </table:table-cell>
          <table:table-cell office:value-type="string">
            <text:p>159,765488</text:p>
          </table:table-cell>
          <table:table-cell office:value-type="string">
            <text:p>3134,198975</text:p>
          </table:table-cell>
          <table:table-cell office:value-type="string">
            <text:p>117,928360</text:p>
          </table:table-cell>
          <table:table-cell office:value-type="string">
            <text:p>21,085501</text:p>
          </table:table-cell>
          <table:table-cell office:value-type="string">
            <text:p>30,171301</text:p>
          </table:table-cell>
          <table:table-cell office:value-type="string">
            <text:p>1362,222778</text:p>
          </table:table-cell>
          <table:table-cell office:value-type="string">
            <text:p>42,543137</text:p>
          </table:table-cell>
          <table:table-cell office:value-type="string">
            <text:p>4434,280762</text:p>
          </table:table-cell>
          <table:table-cell office:value-type="string">
            <text:p>81,890732</text:p>
          </table:table-cell>
          <table:table-cell office:value-type="string">
            <text:p>11269,216797</text:p>
          </table:table-cell>
          <table:table-cell office:value-type="string">
            <text:p>151,472046</text:p>
          </table:table-cell>
          <table:table-cell office:value-type="string">
            <text:p>1577,776245</text:p>
          </table:table-cell>
          <table:table-cell office:value-type="string">
            <text:p>27,490606</text:p>
          </table:table-cell>
          <table:table-cell office:value-type="string">
            <text:p>128,859436</text:p>
          </table:table-cell>
          <table:table-cell office:value-type="string">
            <text:p>7,15702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1,812286</text:p>
          </table:table-cell>
          <table:table-cell office:value-type="string">
            <text:p>7,970211</text:p>
          </table:table-cell>
          <table:table-cell office:value-type="string">
            <text:p>30,657667</text:p>
          </table:table-cell>
          <table:table-cell office:value-type="string">
            <text:p>5,694342</text:p>
          </table:table-cell>
          <table:table-cell office:value-type="string">
            <text:p>643,044067</text:p>
          </table:table-cell>
          <table:table-cell office:value-type="string">
            <text:p>15,725343</text:p>
          </table:table-cell>
          <table:table-cell office:value-type="string">
            <text:p>72,721336</text:p>
          </table:table-cell>
          <table:table-cell office:value-type="string">
            <text:p>9,51813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47,444565</text:p>
          </table:table-cell>
          <table:table-cell office:value-type="string">
            <text:p>19,186331</text:p>
          </table:table-cell>
          <table:table-cell office:value-type="string">
            <text:p>93,862305</text:p>
          </table:table-cell>
          <table:table-cell office:value-type="string">
            <text:p>11,200612</text:p>
          </table:table-cell>
          <table:table-cell office:value-type="string">
            <text:p>98,658661</text:p>
          </table:table-cell>
          <table:table-cell office:value-type="string">
            <text:p>12,250152</text:p>
          </table:table-cell>
          <table:table-cell office:value-type="string">
            <text:p>31,092489</text:p>
          </table:table-cell>
          <table:table-cell office:value-type="string">
            <text:p>12,626500</text:p>
          </table:table-cell>
          <table:table-cell office:value-type="string">
            <text:p>18,565884</text:p>
          </table:table-cell>
          <table:table-cell office:value-type="string">
            <text:p>13,182319</text:p>
          </table:table-cell>
          <table:table-cell office:value-type="string">
            <text:p>93,600197</text:p>
          </table:table-cell>
          <table:table-cell office:value-type="string">
            <text:p>43,252205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71,839531</text:p>
          </table:table-cell>
          <table:table-cell office:value-type="string">
            <text:p>24,451939</text:p>
          </table:table-cell>
        </table:table-row>
        <table:table-row table:style-name="ro1">
          <table:table-cell office:value-type="string">
            <text:p>AFR140 <text:s text:c="5"/></text:p>
          </table:table-cell>
          <table:table-cell office:value-type="string">
            <text:p>3865,129150</text:p>
          </table:table-cell>
          <table:table-cell office:value-type="string">
            <text:p>783,659851</text:p>
          </table:table-cell>
          <table:table-cell office:value-type="string">
            <text:p>680,100159</text:p>
          </table:table-cell>
          <table:table-cell office:value-type="string">
            <text:p>436,184387</text:p>
          </table:table-cell>
          <table:table-cell office:value-type="string">
            <text:p>4210,901855</text:p>
          </table:table-cell>
          <table:table-cell office:value-type="string">
            <text:p>179,124695</text:p>
          </table:table-cell>
          <table:table-cell office:value-type="string">
            <text:p>6670,838379</text:p>
          </table:table-cell>
          <table:table-cell office:value-type="string">
            <text:p>177,566147</text:p>
          </table:table-cell>
          <table:table-cell office:value-type="string">
            <text:p>59,363796</text:p>
          </table:table-cell>
          <table:table-cell office:value-type="string">
            <text:p>28,570105</text:p>
          </table:table-cell>
          <table:table-cell office:value-type="string">
            <text:p>2119,991211</text:p>
          </table:table-cell>
          <table:table-cell office:value-type="string">
            <text:p>53,279789</text:p>
          </table:table-cell>
          <table:table-cell office:value-type="string">
            <text:p>5564,870605</text:p>
          </table:table-cell>
          <table:table-cell office:value-type="string">
            <text:p>99,836983</text:p>
          </table:table-cell>
          <table:table-cell office:value-type="string">
            <text:p>3152,208252</text:p>
          </table:table-cell>
          <table:table-cell office:value-type="string">
            <text:p>46,458248</text:p>
          </table:table-cell>
          <table:table-cell office:value-type="string">
            <text:p>3028,513184</text:p>
          </table:table-cell>
          <table:table-cell office:value-type="string">
            <text:p>43,579510</text:p>
          </table:table-cell>
          <table:table-cell office:value-type="string">
            <text:p>286,410370</text:p>
          </table:table-cell>
          <table:table-cell office:value-type="string">
            <text:p>9,709474</text:p>
          </table:table-cell>
          <table:table-cell office:value-type="string">
            <text:p>11,150638</text:p>
          </table:table-cell>
          <table:table-cell office:value-type="string">
            <text:p>5,394475</text:p>
          </table:table-cell>
          <table:table-cell office:value-type="string">
            <text:p>33,182701</text:p>
          </table:table-cell>
          <table:table-cell office:value-type="string">
            <text:p>7,578241</text:p>
          </table:table-cell>
          <table:table-cell office:value-type="string">
            <text:p>45,671837</text:p>
          </table:table-cell>
          <table:table-cell office:value-type="string">
            <text:p>5,132164</text:p>
          </table:table-cell>
          <table:table-cell office:value-type="string">
            <text:p>1617,867432</text:p>
          </table:table-cell>
          <table:table-cell office:value-type="string">
            <text:p>29,888279</text:p>
          </table:table-cell>
          <table:table-cell office:value-type="string">
            <text:p>53,992340</text:p>
          </table:table-cell>
          <table:table-cell office:value-type="string">
            <text:p>8,28353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0,326374</text:p>
          </table:table-cell>
          <table:table-cell office:value-type="string">
            <text:p>18,444559</text:p>
          </table:table-cell>
          <table:table-cell office:value-type="string">
            <text:p>51,839909</text:p>
          </table:table-cell>
          <table:table-cell office:value-type="string">
            <text:p>9,673302</text:p>
          </table:table-cell>
          <table:table-cell office:value-type="string">
            <text:p>32,467800</text:p>
          </table:table-cell>
          <table:table-cell office:value-type="string">
            <text:p>10,466088</text:p>
          </table:table-cell>
          <table:table-cell office:value-type="string">
            <text:p>36,648361</text:p>
          </table:table-cell>
          <table:table-cell office:value-type="string">
            <text:p>10,722148</text:p>
          </table:table-cell>
          <table:table-cell office:value-type="string">
            <text:p>14,517683</text:p>
          </table:table-cell>
          <table:table-cell office:value-type="string">
            <text:p>11,226682</text:p>
          </table:table-cell>
          <table:table-cell office:value-type="string">
            <text:p>71,439186</text:p>
          </table:table-cell>
          <table:table-cell office:value-type="string">
            <text:p>41,638645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57,149521</text:p>
          </table:table-cell>
          <table:table-cell office:value-type="string">
            <text:p>21,266073</text:p>
          </table:table-cell>
        </table:table-row>
        <table:table-row table:style-name="ro1">
          <table:table-cell office:value-type="string">
            <text:p>AFR141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327,767578</text:p>
          </table:table-cell>
          <table:table-cell office:value-type="string">
            <text:p>537,016479</text:p>
          </table:table-cell>
          <table:table-cell office:value-type="string">
            <text:p>4963,756836</text:p>
          </table:table-cell>
          <table:table-cell office:value-type="string">
            <text:p>207,396088</text:p>
          </table:table-cell>
          <table:table-cell office:value-type="string">
            <text:p>9908,443359</text:p>
          </table:table-cell>
          <table:table-cell office:value-type="string">
            <text:p>249,011734</text:p>
          </table:table-cell>
          <table:table-cell office:value-type="string">
            <text:p>368,509674</text:p>
          </table:table-cell>
          <table:table-cell office:value-type="string">
            <text:p>42,462204</text:p>
          </table:table-cell>
          <table:table-cell office:value-type="string">
            <text:p>4095,674805</text:p>
          </table:table-cell>
          <table:table-cell office:value-type="string">
            <text:p>89,866280</text:p>
          </table:table-cell>
          <table:table-cell office:value-type="string">
            <text:p>12266,772461</text:p>
          </table:table-cell>
          <table:table-cell office:value-type="string">
            <text:p>207,562912</text:p>
          </table:table-cell>
          <table:table-cell office:value-type="string">
            <text:p>21914,585938</text:p>
          </table:table-cell>
          <table:table-cell office:value-type="string">
            <text:p>289,853973</text:p>
          </table:table-cell>
          <table:table-cell office:value-type="string">
            <text:p>13776,862305</text:p>
          </table:table-cell>
          <table:table-cell office:value-type="string">
            <text:p>176,978989</text:p>
          </table:table-cell>
          <table:table-cell office:value-type="string">
            <text:p>460,578369</text:p>
          </table:table-cell>
          <table:table-cell office:value-type="string">
            <text:p>14,123828</text:p>
          </table:table-cell>
          <table:table-cell office:value-type="string">
            <text:p>1,108903</text:p>
          </table:table-cell>
          <table:table-cell office:value-type="string">
            <text:p>6,530241</text:p>
          </table:table-cell>
          <table:table-cell office:value-type="string">
            <text:p>29,873022</text:p>
          </table:table-cell>
          <table:table-cell office:value-type="string">
            <text:p>8,237161</text:p>
          </table:table-cell>
          <table:table-cell office:value-type="string">
            <text:p>83,184776</text:p>
          </table:table-cell>
          <table:table-cell office:value-type="string">
            <text:p>6,382753</text:p>
          </table:table-cell>
          <table:table-cell office:value-type="string">
            <text:p>2034,215576</text:p>
          </table:table-cell>
          <table:table-cell office:value-type="string">
            <text:p>36,695026</text:p>
          </table:table-cell>
          <table:table-cell office:value-type="string">
            <text:p>74,599823</text:p>
          </table:table-cell>
          <table:table-cell office:value-type="string">
            <text:p>10,20498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64,121063</text:p>
          </table:table-cell>
          <table:table-cell office:value-type="string">
            <text:p>20,819262</text:p>
          </table:table-cell>
          <table:table-cell office:value-type="string">
            <text:p>105,803696</text:p>
          </table:table-cell>
          <table:table-cell office:value-type="string">
            <text:p>12,275760</text:p>
          </table:table-cell>
          <table:table-cell office:value-type="string">
            <text:p>160,094009</text:p>
          </table:table-cell>
          <table:table-cell office:value-type="string">
            <text:p>13,582681</text:p>
          </table:table-cell>
          <table:table-cell office:value-type="string">
            <text:p>132,780228</text:p>
          </table:table-cell>
          <table:table-cell office:value-type="string">
            <text:p>13,821021</text:p>
          </table:table-cell>
          <table:table-cell office:value-type="string">
            <text:p>21,022720</text:p>
          </table:table-cell>
          <table:table-cell office:value-type="string">
            <text:p>14,188294</text:p>
          </table:table-cell>
          <table:table-cell office:value-type="string">
            <text:p>60,862358</text:p>
          </table:table-cell>
          <table:table-cell office:value-type="string">
            <text:p>54,469593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48,998703</text:p>
          </table:table-cell>
          <table:table-cell office:value-type="string">
            <text:p>26,988493</text:p>
          </table:table-cell>
        </table:table-row>
        <table:table-row table:style-name="ro1">
          <table:table-cell office:value-type="string">
            <text:p>AFR142 <text:s text:c="5"/></text:p>
          </table:table-cell>
          <table:table-cell office:value-type="string">
            <text:p>2824,063232</text:p>
          </table:table-cell>
          <table:table-cell office:value-type="string">
            <text:p>784,838196</text:p>
          </table:table-cell>
          <table:table-cell office:value-type="string">
            <text:p>712,737061</text:p>
          </table:table-cell>
          <table:table-cell office:value-type="string">
            <text:p>430,215179</text:p>
          </table:table-cell>
          <table:table-cell office:value-type="string">
            <text:p>1461,303345</text:p>
          </table:table-cell>
          <table:table-cell office:value-type="string">
            <text:p>145,044617</text:p>
          </table:table-cell>
          <table:table-cell office:value-type="string">
            <text:p>2797,930176</text:p>
          </table:table-cell>
          <table:table-cell office:value-type="string">
            <text:p>108,245071</text:p>
          </table:table-cell>
          <table:table-cell office:value-type="string">
            <text:p>59,688187</text:p>
          </table:table-cell>
          <table:table-cell office:value-type="string">
            <text:p>28,894487</text:p>
          </table:table-cell>
          <table:table-cell office:value-type="string">
            <text:p>1657,183472</text:p>
          </table:table-cell>
          <table:table-cell office:value-type="string">
            <text:p>45,953392</text:p>
          </table:table-cell>
          <table:table-cell office:value-type="string">
            <text:p>6363,872559</text:p>
          </table:table-cell>
          <table:table-cell office:value-type="string">
            <text:p>112,139954</text:p>
          </table:table-cell>
          <table:table-cell office:value-type="string">
            <text:p>8098,330078</text:p>
          </table:table-cell>
          <table:table-cell office:value-type="string">
            <text:p>110,204079</text:p>
          </table:table-cell>
          <table:table-cell office:value-type="string">
            <text:p>2801,965576</text:p>
          </table:table-cell>
          <table:table-cell office:value-type="string">
            <text:p>41,226326</text:p>
          </table:table-cell>
          <table:table-cell office:value-type="string">
            <text:p>111,038864</text:p>
          </table:table-cell>
          <table:table-cell office:value-type="string">
            <text:p>6,289176</text:p>
          </table:table-cell>
          <table:table-cell office:value-type="string">
            <text:p>16,017490</text:p>
          </table:table-cell>
          <table:table-cell office:value-type="string">
            <text:p>5,337185</text:p>
          </table:table-cell>
          <table:table-cell office:value-type="string">
            <text:p>36,001099</text:p>
          </table:table-cell>
          <table:table-cell office:value-type="string">
            <text:p>7,584055</text:p>
          </table:table-cell>
          <table:table-cell office:value-type="string">
            <text:p>32,950253</text:p>
          </table:table-cell>
          <table:table-cell office:value-type="string">
            <text:p>5,051736</text:p>
          </table:table-cell>
          <table:table-cell office:value-type="string">
            <text:p>558,825317</text:p>
          </table:table-cell>
          <table:table-cell office:value-type="string">
            <text:p>14,069217</text:p>
          </table:table-cell>
          <table:table-cell office:value-type="string">
            <text:p>52,950806</text:p>
          </table:table-cell>
          <table:table-cell office:value-type="string">
            <text:p>8,33735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75,516266</text:p>
          </table:table-cell>
          <table:table-cell office:value-type="string">
            <text:p>20,046701</text:p>
          </table:table-cell>
          <table:table-cell office:value-type="string">
            <text:p>81,184067</text:p>
          </table:table-cell>
          <table:table-cell office:value-type="string">
            <text:p>9,844605</text:p>
          </table:table-cell>
          <table:table-cell office:value-type="string">
            <text:p>61,459496</text:p>
          </table:table-cell>
          <table:table-cell office:value-type="string">
            <text:p>10,645387</text:p>
          </table:table-cell>
          <table:table-cell office:value-type="string">
            <text:p>52,551403</text:p>
          </table:table-cell>
          <table:table-cell office:value-type="string">
            <text:p>11,071509</text:p>
          </table:table-cell>
          <table:table-cell office:value-type="string">
            <text:p>19,459278</text:p>
          </table:table-cell>
          <table:table-cell office:value-type="string">
            <text:p>11,313097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81,161102</text:p>
          </table:table-cell>
          <table:table-cell office:value-type="string">
            <text:p>21,546135</text:p>
          </table:table-cell>
        </table:table-row>
        <table:table-row table:style-name="ro1">
          <table:table-cell office:value-type="string">
            <text:p>AFR143 <text:s text:c="5"/></text:p>
          </table:table-cell>
          <table:table-cell office:value-type="string">
            <text:p>1219,107544</text:p>
          </table:table-cell>
          <table:table-cell office:value-type="string">
            <text:p>890,991089</text:p>
          </table:table-cell>
          <table:table-cell office:value-type="string">
            <text:p>1408,688843</text:p>
          </table:table-cell>
          <table:table-cell office:value-type="string">
            <text:p>492,683289</text:p>
          </table:table-cell>
          <table:table-cell office:value-type="string">
            <text:p>4333,886230</text:p>
          </table:table-cell>
          <table:table-cell office:value-type="string">
            <text:p>200,162430</text:p>
          </table:table-cell>
          <table:table-cell office:value-type="string">
            <text:p>9270,442383</text:p>
          </table:table-cell>
          <table:table-cell office:value-type="string">
            <text:p>235,284973</text:p>
          </table:table-cell>
          <table:table-cell office:value-type="string">
            <text:p>363,913116</text:p>
          </table:table-cell>
          <table:table-cell office:value-type="string">
            <text:p>40,807678</text:p>
          </table:table-cell>
          <table:table-cell office:value-type="string">
            <text:p>5788,170410</text:p>
          </table:table-cell>
          <table:table-cell office:value-type="string">
            <text:p>118,129387</text:p>
          </table:table-cell>
          <table:table-cell office:value-type="string">
            <text:p>11205,294922</text:p>
          </table:table-cell>
          <table:table-cell office:value-type="string">
            <text:p>190,634338</text:p>
          </table:table-cell>
          <table:table-cell office:value-type="string">
            <text:p>26835,931641</text:p>
          </table:table-cell>
          <table:table-cell office:value-type="string">
            <text:p>353,792786</text:p>
          </table:table-cell>
          <table:table-cell office:value-type="string">
            <text:p>6901,009766</text:p>
          </table:table-cell>
          <table:table-cell office:value-type="string">
            <text:p>91,697746</text:p>
          </table:table-cell>
          <table:table-cell office:value-type="string">
            <text:p>348,671173</text:p>
          </table:table-cell>
          <table:table-cell office:value-type="string">
            <text:p>11,402047</text:p>
          </table:table-cell>
          <table:table-cell office:value-type="string">
            <text:p>22,278048</text:p>
          </table:table-cell>
          <table:table-cell office:value-type="string">
            <text:p>6,075934</text:p>
          </table:table-cell>
          <table:table-cell office:value-type="string">
            <text:p>23,576548</text:p>
          </table:table-cell>
          <table:table-cell office:value-type="string">
            <text:p>7,917124</text:p>
          </table:table-cell>
          <table:table-cell office:value-type="string">
            <text:p>59,118446</text:p>
          </table:table-cell>
          <table:table-cell office:value-type="string">
            <text:p>5,814202</text:p>
          </table:table-cell>
          <table:table-cell office:value-type="string">
            <text:p>2175,185303</text:p>
          </table:table-cell>
          <table:table-cell office:value-type="string">
            <text:p>38,856918</text:p>
          </table:table-cell>
          <table:table-cell office:value-type="string">
            <text:p>76,825958</text:p>
          </table:table-cell>
          <table:table-cell office:value-type="string">
            <text:p>9,498036</text:p>
          </table:table-cell>
          <table:table-cell office:value-type="string">
            <text:p>26,743874</text:p>
          </table:table-cell>
          <table:table-cell office:value-type="string">
            <text:p>15,849253</text:p>
          </table:table-cell>
          <table:table-cell office:value-type="string">
            <text:p>232,750229</text:p>
          </table:table-cell>
          <table:table-cell office:value-type="string">
            <text:p>19,464062</text:p>
          </table:table-cell>
          <table:table-cell office:value-type="string">
            <text:p>214,894211</text:p>
          </table:table-cell>
          <table:table-cell office:value-type="string">
            <text:p>11,909657</text:p>
          </table:table-cell>
          <table:table-cell office:value-type="string">
            <text:p>187,056046</text:p>
          </table:table-cell>
          <table:table-cell office:value-type="string">
            <text:p>12,817684</text:p>
          </table:table-cell>
          <table:table-cell office:value-type="string">
            <text:p>85,949913</text:p>
          </table:table-cell>
          <table:table-cell office:value-type="string">
            <text:p>12,965178</text:p>
          </table:table-cell>
          <table:table-cell office:value-type="string">
            <text:p>24,542793</text:p>
          </table:table-cell>
          <table:table-cell office:value-type="string">
            <text:p>13,200008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281,744690</text:p>
          </table:table-cell>
          <table:table-cell office:value-type="string">
            <text:p>25,986275</text:p>
          </table:table-cell>
        </table:table-row>
        <table:table-row table:style-name="ro1">
          <table:table-cell office:value-type="string">
            <text:p>AFR144 <text:s text:c="5"/></text:p>
          </table:table-cell>
          <table:table-cell office:value-type="string">
            <text:p>1083,700928</text:p>
          </table:table-cell>
          <table:table-cell office:value-type="string">
            <text:p>725,257935</text:p>
          </table:table-cell>
          <table:table-cell office:value-type="string">
            <text:p>930,118958</text:p>
          </table:table-cell>
          <table:table-cell office:value-type="string">
            <text:p>422,264557</text:p>
          </table:table-cell>
          <table:table-cell office:value-type="string">
            <text:p>1053,813477</text:p>
          </table:table-cell>
          <table:table-cell office:value-type="string">
            <text:p>137,510422</text:p>
          </table:table-cell>
          <table:table-cell office:value-type="string">
            <text:p>1435,747314</text:p>
          </table:table-cell>
          <table:table-cell office:value-type="string">
            <text:p>85,709938</text:p>
          </table:table-cell>
          <table:table-cell office:value-type="string">
            <text:p>14,612892</text:p>
          </table:table-cell>
          <table:table-cell office:value-type="string">
            <text:p>25,330624</text:p>
          </table:table-cell>
          <table:table-cell office:value-type="string">
            <text:p>986,619019</text:p>
          </table:table-cell>
          <table:table-cell office:value-type="string">
            <text:p>34,071262</text:p>
          </table:table-cell>
          <table:table-cell office:value-type="string">
            <text:p>392,629120</text:p>
          </table:table-cell>
          <table:table-cell office:value-type="string">
            <text:p>20,356108</text:p>
          </table:table-cell>
          <table:table-cell office:value-type="string">
            <text:p>2714,657959</text:p>
          </table:table-cell>
          <table:table-cell office:value-type="string">
            <text:p>41,431950</text:p>
          </table:table-cell>
          <table:table-cell office:value-type="string">
            <text:p>470,132751</text:p>
          </table:table-cell>
          <table:table-cell office:value-type="string">
            <text:p>15,060197</text:p>
          </table:table-cell>
          <table:table-cell office:value-type="string">
            <text:p>110,960449</text:p>
          </table:table-cell>
          <table:table-cell office:value-type="string">
            <text:p>6,466854</text:p>
          </table:table-cell>
          <table:table-cell office:value-type="string">
            <text:p>4,409408</text:p>
          </table:table-cell>
          <table:table-cell office:value-type="string">
            <text:p>5,581739</text:p>
          </table:table-cell>
          <table:table-cell office:value-type="string">
            <text:p>27,615078</text:p>
          </table:table-cell>
          <table:table-cell office:value-type="string">
            <text:p>7,671739</text:p>
          </table:table-cell>
          <table:table-cell office:value-type="string">
            <text:p>28,439693</text:p>
          </table:table-cell>
          <table:table-cell office:value-type="string">
            <text:p>5,225872</text:p>
          </table:table-cell>
          <table:table-cell office:value-type="string">
            <text:p>355,407013</text:p>
          </table:table-cell>
          <table:table-cell office:value-type="string">
            <text:p>11,963949</text:p>
          </table:table-cell>
          <table:table-cell office:value-type="string">
            <text:p>63,115772</text:p>
          </table:table-cell>
          <table:table-cell office:value-type="string">
            <text:p>8,6964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2,249817</text:p>
          </table:table-cell>
          <table:table-cell office:value-type="string">
            <text:p>19,001238</text:p>
          </table:table-cell>
          <table:table-cell office:value-type="string">
            <text:p>77,732559</text:p>
          </table:table-cell>
          <table:table-cell office:value-type="string">
            <text:p>10,215381</text:p>
          </table:table-cell>
          <table:table-cell office:value-type="string">
            <text:p>29,384428</text:p>
          </table:table-cell>
          <table:table-cell office:value-type="string">
            <text:p>10,981469</text:p>
          </table:table-cell>
          <table:table-cell office:value-type="string">
            <text:p>29,976894</text:p>
          </table:table-cell>
          <table:table-cell office:value-type="string">
            <text:p>11,491855</text:p>
          </table:table-cell>
          <table:table-cell office:value-type="string">
            <text:p>15,035897</text:p>
          </table:table-cell>
          <table:table-cell office:value-type="string">
            <text:p>11,965060</text:p>
          </table:table-cell>
          <table:table-cell office:value-type="string">
            <text:p>64,595100</text:p>
          </table:table-cell>
          <table:table-cell office:value-type="string">
            <text:p>34,205105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31,029037</text:p>
          </table:table-cell>
          <table:table-cell office:value-type="string">
            <text:p>22,556156</text:p>
          </table:table-cell>
        </table:table-row>
        <table:table-row table:style-name="ro1">
          <table:table-cell office:value-type="string">
            <text:p>AFR145 <text:s text:c="5"/></text:p>
          </table:table-cell>
          <table:table-cell office:value-type="string">
            <text:p>2057,603271</text:p>
          </table:table-cell>
          <table:table-cell office:value-type="string">
            <text:p>726,860229</text:p>
          </table:table-cell>
          <table:table-cell office:value-type="string">
            <text:p>1071,742676</text:p>
          </table:table-cell>
          <table:table-cell office:value-type="string">
            <text:p>431,581177</text:p>
          </table:table-cell>
          <table:table-cell office:value-type="string">
            <text:p>407,850952</text:p>
          </table:table-cell>
          <table:table-cell office:value-type="string">
            <text:p>133,339310</text:p>
          </table:table-cell>
          <table:table-cell office:value-type="string">
            <text:p>687,232910</text:p>
          </table:table-cell>
          <table:table-cell office:value-type="string">
            <text:p>76,946365</text:p>
          </table:table-cell>
          <table:table-cell office:value-type="string">
            <text:p>50,929596</text:p>
          </table:table-cell>
          <table:table-cell office:value-type="string">
            <text:p>26,294634</text:p>
          </table:table-cell>
          <table:table-cell office:value-type="string">
            <text:p>1067,876343</text:p>
          </table:table-cell>
          <table:table-cell office:value-type="string">
            <text:p>35,859207</text:p>
          </table:table-cell>
          <table:table-cell office:value-type="string">
            <text:p>1649,395142</text:p>
          </table:table-cell>
          <table:table-cell office:value-type="string">
            <text:p>38,340473</text:p>
          </table:table-cell>
          <table:table-cell office:value-type="string">
            <text:p>4881,706543</text:p>
          </table:table-cell>
          <table:table-cell office:value-type="string">
            <text:p>68,895073</text:p>
          </table:table-cell>
          <table:table-cell office:value-type="string">
            <text:p>1234,174438</text:p>
          </table:table-cell>
          <table:table-cell office:value-type="string">
            <text:p>23,051661</text:p>
          </table:table-cell>
          <table:table-cell office:value-type="string">
            <text:p>37,349434</text:p>
          </table:table-cell>
          <table:table-cell office:value-type="string">
            <text:p>5,559372</text:p>
          </table:table-cell>
          <table:table-cell office:value-type="string">
            <text:p>6,129771</text:p>
          </table:table-cell>
          <table:table-cell office:value-type="string">
            <text:p>5,514887</text:p>
          </table:table-cell>
          <table:table-cell office:value-type="string">
            <text:p>24,675787</text:p>
          </table:table-cell>
          <table:table-cell office:value-type="string">
            <text:p>7,748602</text:p>
          </table:table-cell>
          <table:table-cell office:value-type="string">
            <text:p>21,127718</text:p>
          </table:table-cell>
          <table:table-cell office:value-type="string">
            <text:p>5,207749</text:p>
          </table:table-cell>
          <table:table-cell office:value-type="string">
            <text:p>164,903351</text:p>
          </table:table-cell>
          <table:table-cell office:value-type="string">
            <text:p>10,067171</text:p>
          </table:table-cell>
          <table:table-cell office:value-type="string">
            <text:p>65,579399</text:p>
          </table:table-cell>
          <table:table-cell office:value-type="string">
            <text:p>8,78446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7,093231</text:p>
          </table:table-cell>
          <table:table-cell office:value-type="string">
            <text:p>18,650408</text:p>
          </table:table-cell>
          <table:table-cell office:value-type="string">
            <text:p>65,536743</text:p>
          </table:table-cell>
          <table:table-cell office:value-type="string">
            <text:p>10,575357</text:p>
          </table:table-cell>
          <table:table-cell office:value-type="string">
            <text:p>38,019917</text:p>
          </table:table-cell>
          <table:table-cell office:value-type="string">
            <text:p>11,411047</text:p>
          </table:table-cell>
          <table:table-cell office:value-type="string">
            <text:p>37,056133</text:p>
          </table:table-cell>
          <table:table-cell office:value-type="string">
            <text:p>11,689469</text:p>
          </table:table-cell>
          <table:table-cell office:value-type="string">
            <text:p>12,284193</text:p>
          </table:table-cell>
          <table:table-cell office:value-type="string">
            <text:p>12,174761</text:p>
          </table:table-cell>
          <table:table-cell office:value-type="string">
            <text:p>74,964806</text:p>
          </table:table-cell>
          <table:table-cell office:value-type="string">
            <text:p>37,12046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62,908394</text:p>
          </table:table-cell>
          <table:table-cell office:value-type="string">
            <text:p>23,270937</text:p>
          </table:table-cell>
        </table:table-row>
        <table:table-row table:style-name="ro1">
          <table:table-cell office:value-type="string">
            <text:p>AFR146 <text:s text:c="5"/></text:p>
          </table:table-cell>
          <table:table-cell office:value-type="string">
            <text:p>2025,185059</text:p>
          </table:table-cell>
          <table:table-cell office:value-type="string">
            <text:p>432,341400</text:p>
          </table:table-cell>
          <table:table-cell office:value-type="string">
            <text:p>895,193359</text:p>
          </table:table-cell>
          <table:table-cell office:value-type="string">
            <text:p>439,711029</text:p>
          </table:table-cell>
          <table:table-cell office:value-type="string">
            <text:p>466,040649</text:p>
          </table:table-cell>
          <table:table-cell office:value-type="string">
            <text:p>58,362297</text:p>
          </table:table-cell>
          <table:table-cell office:value-type="string">
            <text:p>203,549667</text:p>
          </table:table-cell>
          <table:table-cell office:value-type="string">
            <text:p>73,080254</text:p>
          </table:table-cell>
          <table:table-cell office:value-type="string">
            <text:p>0,324054</text:p>
          </table:table-cell>
          <table:table-cell office:value-type="string">
            <text:p>25,276245</text:p>
          </table:table-cell>
          <table:table-cell office:value-type="string">
            <text:p>49,279297</text:p>
          </table:table-cell>
          <table:table-cell office:value-type="string">
            <text:p>22,305725</text:p>
          </table:table-cell>
          <table:table-cell office:value-type="string">
            <text:p>13,708494</text:p>
          </table:table-cell>
          <table:table-cell office:value-type="string">
            <text:p>16,647501</text:p>
          </table:table-cell>
          <table:table-cell office:value-type="string">
            <text:p>25,648932</text:p>
          </table:table-cell>
          <table:table-cell office:value-type="string">
            <text:p>10,565074</text:p>
          </table:table-cell>
          <table:table-cell office:value-type="string">
            <text:p>57,305016</text:p>
          </table:table-cell>
          <table:table-cell office:value-type="string">
            <text:p>11,60729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6,056223</text:p>
          </table:table-cell>
          <table:table-cell office:value-type="string">
            <text:p>8,19000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4,524437</text:p>
          </table:table-cell>
          <table:table-cell office:value-type="string">
            <text:p>8,89234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2,437538</text:p>
          </table:table-cell>
          <table:table-cell office:value-type="string">
            <text:p>15,696295</text:p>
          </table:table-cell>
          <table:table-cell office:value-type="string">
            <text:p>39,545586</text:p>
          </table:table-cell>
          <table:table-cell office:value-type="string">
            <text:p>19,246822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78,269012</text:p>
          </table:table-cell>
          <table:table-cell office:value-type="string">
            <text:p>32,62008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,373919</text:p>
          </table:table-cell>
          <table:table-cell office:value-type="string">
            <text:p>33,890884</text:p>
          </table:table-cell>
          <table:table-cell table:number-columns-repeated="4"/>
        </table:table-row>
        <table:table-row table:style-name="ro1">
          <table:table-cell office:value-type="string">
            <text:p>AFR147 <text:s text:c="5"/></text:p>
          </table:table-cell>
          <table:table-cell office:value-type="string">
            <text:p>1621,922852</text:p>
          </table:table-cell>
          <table:table-cell office:value-type="string">
            <text:p>780,663818</text:p>
          </table:table-cell>
          <table:table-cell office:value-type="string">
            <text:p>981,991394</text:p>
          </table:table-cell>
          <table:table-cell office:value-type="string">
            <text:p>443,376678</text:p>
          </table:table-cell>
          <table:table-cell office:value-type="string">
            <text:p>2399,878174</text:p>
          </table:table-cell>
          <table:table-cell office:value-type="string">
            <text:p>158,071747</text:p>
          </table:table-cell>
          <table:table-cell office:value-type="string">
            <text:p>2902,650391</text:p>
          </table:table-cell>
          <table:table-cell office:value-type="string">
            <text:p>111,684639</text:p>
          </table:table-cell>
          <table:table-cell office:value-type="string">
            <text:p>8,109808</text:p>
          </table:table-cell>
          <table:table-cell office:value-type="string">
            <text:p>27,573803</text:p>
          </table:table-cell>
          <table:table-cell office:value-type="string">
            <text:p>1126,418091</text:p>
          </table:table-cell>
          <table:table-cell office:value-type="string">
            <text:p>37,116444</text:p>
          </table:table-cell>
          <table:table-cell office:value-type="string">
            <text:p>1301,704468</text:p>
          </table:table-cell>
          <table:table-cell office:value-type="string">
            <text:p>33,465893</text:p>
          </table:table-cell>
          <table:table-cell office:value-type="string">
            <text:p>4849,277832</text:p>
          </table:table-cell>
          <table:table-cell office:value-type="string">
            <text:p>68,649345</text:p>
          </table:table-cell>
          <table:table-cell office:value-type="string">
            <text:p>939,573425</text:p>
          </table:table-cell>
          <table:table-cell office:value-type="string">
            <text:p>20,074636</text:p>
          </table:table-cell>
          <table:table-cell office:value-type="string">
            <text:p>132,198380</text:p>
          </table:table-cell>
          <table:table-cell office:value-type="string">
            <text:p>7,129716</text:p>
          </table:table-cell>
          <table:table-cell office:value-type="string">
            <text:p>7,454294</text:p>
          </table:table-cell>
          <table:table-cell office:value-type="string">
            <text:p>5,915769</text:p>
          </table:table-cell>
          <table:table-cell office:value-type="string">
            <text:p>32,691425</text:p>
          </table:table-cell>
          <table:table-cell office:value-type="string">
            <text:p>7,918967</text:p>
          </table:table-cell>
          <table:table-cell office:value-type="string">
            <text:p>31,489292</text:p>
          </table:table-cell>
          <table:table-cell office:value-type="string">
            <text:p>5,651306</text:p>
          </table:table-cell>
          <table:table-cell office:value-type="string">
            <text:p>986,607056</text:p>
          </table:table-cell>
          <table:table-cell office:value-type="string">
            <text:p>20,642809</text:p>
          </table:table-cell>
          <table:table-cell office:value-type="string">
            <text:p>71,531013</text:p>
          </table:table-cell>
          <table:table-cell office:value-type="string">
            <text:p>9,46047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7,973816</text:p>
          </table:table-cell>
          <table:table-cell office:value-type="string">
            <text:p>18,962219</text:p>
          </table:table-cell>
          <table:table-cell office:value-type="string">
            <text:p>72,406822</text:p>
          </table:table-cell>
          <table:table-cell office:value-type="string">
            <text:p>11,102443</text:p>
          </table:table-cell>
          <table:table-cell office:value-type="string">
            <text:p>34,567947</text:p>
          </table:table-cell>
          <table:table-cell office:value-type="string">
            <text:p>11,986743</text:p>
          </table:table-cell>
          <table:table-cell office:value-type="string">
            <text:p>40,777035</text:p>
          </table:table-cell>
          <table:table-cell office:value-type="string">
            <text:p>12,278245</text:p>
          </table:table-cell>
          <table:table-cell office:value-type="string">
            <text:p>20,352674</text:p>
          </table:table-cell>
          <table:table-cell office:value-type="string">
            <text:p>12,848397</text:p>
          </table:table-cell>
          <table:table-cell office:value-type="string">
            <text:p>40,715992</text:p>
          </table:table-cell>
          <table:table-cell office:value-type="string">
            <text:p>37,08313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78,476883</text:p>
          </table:table-cell>
          <table:table-cell office:value-type="string">
            <text:p>24,364210</text:p>
          </table:table-cell>
        </table:table-row>
        <table:table-row table:style-name="ro1">
          <table:table-cell office:value-type="string">
            <text:p>AFR148 <text:s text:c="5"/></text:p>
          </table:table-cell>
          <table:table-cell office:value-type="string">
            <text:p>1891,788696</text:p>
          </table:table-cell>
          <table:table-cell office:value-type="string">
            <text:p>795,661255</text:p>
          </table:table-cell>
          <table:table-cell office:value-type="string">
            <text:p>692,339050</text:p>
          </table:table-cell>
          <table:table-cell office:value-type="string">
            <text:p>445,452332</text:p>
          </table:table-cell>
          <table:table-cell office:value-type="string">
            <text:p>4242,931152</text:p>
          </table:table-cell>
          <table:table-cell office:value-type="string">
            <text:p>191,677246</text:p>
          </table:table-cell>
          <table:table-cell office:value-type="string">
            <text:p>7807,054688</text:p>
          </table:table-cell>
          <table:table-cell office:value-type="string">
            <text:p>201,462204</text:p>
          </table:table-cell>
          <table:table-cell office:value-type="string">
            <text:p>9,082986</text:p>
          </table:table-cell>
          <table:table-cell office:value-type="string">
            <text:p>30,493397</text:p>
          </table:table-cell>
          <table:table-cell office:value-type="string">
            <text:p>2895,158447</text:p>
          </table:table-cell>
          <table:table-cell office:value-type="string">
            <text:p>66,833199</text:p>
          </table:table-cell>
          <table:table-cell office:value-type="string">
            <text:p>8173,320313</text:p>
          </table:table-cell>
          <table:table-cell office:value-type="string">
            <text:p>141,400757</text:p>
          </table:table-cell>
          <table:table-cell office:value-type="string">
            <text:p>11497,210938</text:p>
          </table:table-cell>
          <table:table-cell office:value-type="string">
            <text:p>154,244888</text:p>
          </table:table-cell>
          <table:table-cell office:value-type="string">
            <text:p>2046,767822</text:p>
          </table:table-cell>
          <table:table-cell office:value-type="string">
            <text:p>32,462715</text:p>
          </table:table-cell>
          <table:table-cell office:value-type="string">
            <text:p>248,129166</text:p>
          </table:table-cell>
          <table:table-cell office:value-type="string">
            <text:p>8,999476</text:p>
          </table:table-cell>
          <table:table-cell office:value-type="string">
            <text:p>13,922896</text:p>
          </table:table-cell>
          <table:table-cell office:value-type="string">
            <text:p>5,642847</text:p>
          </table:table-cell>
          <table:table-cell office:value-type="string">
            <text:p>30,597013</text:p>
          </table:table-cell>
          <table:table-cell office:value-type="string">
            <text:p>7,707609</text:p>
          </table:table-cell>
          <table:table-cell office:value-type="string">
            <text:p>33,040157</text:p>
          </table:table-cell>
          <table:table-cell office:value-type="string">
            <text:p>5,297336</text:p>
          </table:table-cell>
          <table:table-cell office:value-type="string">
            <text:p>1969,780151</text:p>
          </table:table-cell>
          <table:table-cell office:value-type="string">
            <text:p>35,499958</text:p>
          </table:table-cell>
          <table:table-cell office:value-type="string">
            <text:p>59,850967</text:p>
          </table:table-cell>
          <table:table-cell office:value-type="string">
            <text:p>8,70024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34,266556</text:p>
          </table:table-cell>
          <table:table-cell office:value-type="string">
            <text:p>18,771484</text:p>
          </table:table-cell>
          <table:table-cell office:value-type="string">
            <text:p>80,382202</text:p>
          </table:table-cell>
          <table:table-cell office:value-type="string">
            <text:p>10,187632</text:p>
          </table:table-cell>
          <table:table-cell office:value-type="string">
            <text:p>63,487221</text:p>
          </table:table-cell>
          <table:table-cell office:value-type="string">
            <text:p>11,057074</text:p>
          </table:table-cell>
          <table:table-cell office:value-type="string">
            <text:p>41,694519</text:p>
          </table:table-cell>
          <table:table-cell office:value-type="string">
            <text:p>11,261573</text:p>
          </table:table-cell>
          <table:table-cell office:value-type="string">
            <text:p>13,791799</text:p>
          </table:table-cell>
          <table:table-cell office:value-type="string">
            <text:p>11,784577</text:p>
          </table:table-cell>
          <table:table-cell office:value-type="string">
            <text:p>80,253227</text:p>
          </table:table-cell>
          <table:table-cell office:value-type="string">
            <text:p>46,30796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23,425392</text:p>
          </table:table-cell>
          <table:table-cell office:value-type="string">
            <text:p>22,464258</text:p>
          </table:table-cell>
        </table:table-row>
        <table:table-row table:style-name="ro1">
          <table:table-cell office:value-type="string">
            <text:p>AFR149 <text:s text:c="5"/></text:p>
          </table:table-cell>
          <table:table-cell office:value-type="string">
            <text:p>933,283447</text:p>
          </table:table-cell>
          <table:table-cell office:value-type="string">
            <text:p>752,056641</text:p>
          </table:table-cell>
          <table:table-cell office:value-type="string">
            <text:p>1177,812622</text:p>
          </table:table-cell>
          <table:table-cell office:value-type="string">
            <text:p>435,084137</text:p>
          </table:table-cell>
          <table:table-cell office:value-type="string">
            <text:p>3264,987793</text:p>
          </table:table-cell>
          <table:table-cell office:value-type="string">
            <text:p>166,235794</text:p>
          </table:table-cell>
          <table:table-cell office:value-type="string">
            <text:p>4882,447266</text:p>
          </table:table-cell>
          <table:table-cell office:value-type="string">
            <text:p>146,399384</text:p>
          </table:table-cell>
          <table:table-cell office:value-type="string">
            <text:p>16,544008</text:p>
          </table:table-cell>
          <table:table-cell office:value-type="string">
            <text:p>27,250874</text:p>
          </table:table-cell>
          <table:table-cell office:value-type="string">
            <text:p>1025,095703</text:p>
          </table:table-cell>
          <table:table-cell office:value-type="string">
            <text:p>35,453880</text:p>
          </table:table-cell>
          <table:table-cell office:value-type="string">
            <text:p>752,232788</text:p>
          </table:table-cell>
          <table:table-cell office:value-type="string">
            <text:p>25,238226</text:p>
          </table:table-cell>
          <table:table-cell office:value-type="string">
            <text:p>1349,745728</text:p>
          </table:table-cell>
          <table:table-cell office:value-type="string">
            <text:p>24,370173</text:p>
          </table:table-cell>
          <table:table-cell office:value-type="string">
            <text:p>1875,949463</text:p>
          </table:table-cell>
          <table:table-cell office:value-type="string">
            <text:p>30,220381</text:p>
          </table:table-cell>
          <table:table-cell office:value-type="string">
            <text:p>229,997986</text:p>
          </table:table-cell>
          <table:table-cell office:value-type="string">
            <text:p>8,669308</text:p>
          </table:table-cell>
          <table:table-cell office:value-type="string">
            <text:p>3,018681</text:p>
          </table:table-cell>
          <table:table-cell office:value-type="string">
            <text:p>5,760409</text:p>
          </table:table-cell>
          <table:table-cell office:value-type="string">
            <text:p>37,449081</text:p>
          </table:table-cell>
          <table:table-cell office:value-type="string">
            <text:p>7,824041</text:p>
          </table:table-cell>
          <table:table-cell office:value-type="string">
            <text:p>34,186447</text:p>
          </table:table-cell>
          <table:table-cell office:value-type="string">
            <text:p>5,478480</text:p>
          </table:table-cell>
          <table:table-cell office:value-type="string">
            <text:p>1340,662354</text:p>
          </table:table-cell>
          <table:table-cell office:value-type="string">
            <text:p>25,860313</text:p>
          </table:table-cell>
          <table:table-cell office:value-type="string">
            <text:p>67,848450</text:p>
          </table:table-cell>
          <table:table-cell office:value-type="string">
            <text:p>9,0842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2,956249</text:p>
          </table:table-cell>
          <table:table-cell office:value-type="string">
            <text:p>18,795780</text:p>
          </table:table-cell>
          <table:table-cell office:value-type="string">
            <text:p>53,161911</text:p>
          </table:table-cell>
          <table:table-cell office:value-type="string">
            <text:p>10,582399</text:p>
          </table:table-cell>
          <table:table-cell office:value-type="string">
            <text:p>20,591101</text:p>
          </table:table-cell>
          <table:table-cell office:value-type="string">
            <text:p>11,447193</text:p>
          </table:table-cell>
          <table:table-cell office:value-type="string">
            <text:p>38,202984</text:p>
          </table:table-cell>
          <table:table-cell office:value-type="string">
            <text:p>11,741432</text:p>
          </table:table-cell>
          <table:table-cell office:value-type="string">
            <text:p>17,532894</text:p>
          </table:table-cell>
          <table:table-cell office:value-type="string">
            <text:p>12,288718</text:p>
          </table:table-cell>
          <table:table-cell office:value-type="string">
            <text:p>77,483101</text:p>
          </table:table-cell>
          <table:table-cell office:value-type="string">
            <text:p>35,204117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71,205078</text:p>
          </table:table-cell>
          <table:table-cell office:value-type="string">
            <text:p>23,379627</text:p>
          </table:table-cell>
        </table:table-row>
        <table:table-row table:style-name="ro1">
          <table:table-cell office:value-type="string">
            <text:p>AFR150 <text:s text:c="5"/></text:p>
          </table:table-cell>
          <table:table-cell office:value-type="string">
            <text:p>740,276855</text:p>
          </table:table-cell>
          <table:table-cell office:value-type="string">
            <text:p>839,137695</text:p>
          </table:table-cell>
          <table:table-cell office:value-type="string">
            <text:p>2401,696045</text:p>
          </table:table-cell>
          <table:table-cell office:value-type="string">
            <text:p>489,739624</text:p>
          </table:table-cell>
          <table:table-cell office:value-type="string">
            <text:p>5507,724121</text:p>
          </table:table-cell>
          <table:table-cell office:value-type="string">
            <text:p>206,937042</text:p>
          </table:table-cell>
          <table:table-cell office:value-type="string">
            <text:p>16619,857422</text:p>
          </table:table-cell>
          <table:table-cell office:value-type="string">
            <text:p>379,585449</text:p>
          </table:table-cell>
          <table:table-cell office:value-type="string">
            <text:p>871,966553</text:p>
          </table:table-cell>
          <table:table-cell office:value-type="string">
            <text:p>43,687595</text:p>
          </table:table-cell>
          <table:table-cell office:value-type="string">
            <text:p>1887,052246</text:p>
          </table:table-cell>
          <table:table-cell office:value-type="string">
            <text:p>52,215519</text:p>
          </table:table-cell>
          <table:table-cell office:value-type="string">
            <text:p>4491,272461</text:p>
          </table:table-cell>
          <table:table-cell office:value-type="string">
            <text:p>83,309616</text:p>
          </table:table-cell>
          <table:table-cell office:value-type="string">
            <text:p>9990,812500</text:p>
          </table:table-cell>
          <table:table-cell office:value-type="string">
            <text:p>134,863647</text:p>
          </table:table-cell>
          <table:table-cell office:value-type="string">
            <text:p>11075,738281</text:p>
          </table:table-cell>
          <table:table-cell office:value-type="string">
            <text:p>143,061310</text:p>
          </table:table-cell>
          <table:table-cell office:value-type="string">
            <text:p>763,799805</text:p>
          </table:table-cell>
          <table:table-cell office:value-type="string">
            <text:p>21,396225</text:p>
          </table:table-cell>
          <table:table-cell office:value-type="string">
            <text:p>2,864667</text:p>
          </table:table-cell>
          <table:table-cell office:value-type="string">
            <text:p>6,314812</text:p>
          </table:table-cell>
          <table:table-cell office:value-type="string">
            <text:p>40,681198</text:p>
          </table:table-cell>
          <table:table-cell office:value-type="string">
            <text:p>8,041368</text:p>
          </table:table-cell>
          <table:table-cell office:value-type="string">
            <text:p>399,943237</text:p>
          </table:table-cell>
          <table:table-cell office:value-type="string">
            <text:p>10,054087</text:p>
          </table:table-cell>
          <table:table-cell office:value-type="string">
            <text:p>2070,117676</text:p>
          </table:table-cell>
          <table:table-cell office:value-type="string">
            <text:p>37,170135</text:p>
          </table:table-cell>
          <table:table-cell office:value-type="string">
            <text:p>79,937675</text:p>
          </table:table-cell>
          <table:table-cell office:value-type="string">
            <text:p>9,551079</text:p>
          </table:table-cell>
          <table:table-cell office:value-type="string">
            <text:p>7,133662</text:p>
          </table:table-cell>
          <table:table-cell office:value-type="string">
            <text:p>15,632417</text:p>
          </table:table-cell>
          <table:table-cell office:value-type="string">
            <text:p>147,224030</text:p>
          </table:table-cell>
          <table:table-cell office:value-type="string">
            <text:p>19,176756</text:p>
          </table:table-cell>
          <table:table-cell office:value-type="string">
            <text:p>69,394394</text:p>
          </table:table-cell>
          <table:table-cell office:value-type="string">
            <text:p>11,227913</text:p>
          </table:table-cell>
          <table:table-cell office:value-type="string">
            <text:p>47,868881</text:p>
          </table:table-cell>
          <table:table-cell office:value-type="string">
            <text:p>12,143637</text:p>
          </table:table-cell>
          <table:table-cell office:value-type="string">
            <text:p>103,955948</text:p>
          </table:table-cell>
          <table:table-cell office:value-type="string">
            <text:p>12,612808</text:p>
          </table:table-cell>
          <table:table-cell office:value-type="string">
            <text:p>29,761250</text:p>
          </table:table-cell>
          <table:table-cell office:value-type="string">
            <text:p>13,022385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802,777466</text:p>
          </table:table-cell>
          <table:table-cell office:value-type="string">
            <text:p>30,759295</text:p>
          </table:table-cell>
        </table:table-row>
        <table:table-row table:style-name="ro1">
          <table:table-cell office:value-type="string">
            <text:p>AFR151 <text:s text:c="5"/></text:p>
          </table:table-cell>
          <table:table-cell office:value-type="string">
            <text:p>782,380371</text:p>
          </table:table-cell>
          <table:table-cell office:value-type="string">
            <text:p>653,480652</text:p>
          </table:table-cell>
          <table:table-cell office:value-type="string">
            <text:p>370,049744</text:p>
          </table:table-cell>
          <table:table-cell office:value-type="string">
            <text:p>397,217224</text:p>
          </table:table-cell>
          <table:table-cell office:value-type="string">
            <text:p>703,549194</text:p>
          </table:table-cell>
          <table:table-cell office:value-type="string">
            <text:p>127,369904</text:p>
          </table:table-cell>
          <table:table-cell office:value-type="string">
            <text:p>1092,151733</text:p>
          </table:table-cell>
          <table:table-cell office:value-type="string">
            <text:p>75,966171</text:p>
          </table:table-cell>
          <table:table-cell office:value-type="string">
            <text:p>22,058680</text:p>
          </table:table-cell>
          <table:table-cell office:value-type="string">
            <text:p>22,387224</text:p>
          </table:table-cell>
          <table:table-cell office:value-type="string">
            <text:p>377,860748</text:p>
          </table:table-cell>
          <table:table-cell office:value-type="string">
            <text:p>23,909603</text:p>
          </table:table-cell>
          <table:table-cell office:value-type="string">
            <text:p>605,343018</text:p>
          </table:table-cell>
          <table:table-cell office:value-type="string">
            <text:p>22,030180</text:p>
          </table:table-cell>
          <table:table-cell office:value-type="string">
            <text:p>348,513397</text:p>
          </table:table-cell>
          <table:table-cell office:value-type="string">
            <text:p>12,545459</text:p>
          </table:table-cell>
          <table:table-cell office:value-type="string">
            <text:p>610,439697</text:p>
          </table:table-cell>
          <table:table-cell office:value-type="string">
            <text:p>15,793011</text:p>
          </table:table-cell>
          <table:table-cell office:value-type="string">
            <text:p>46,395607</text:p>
          </table:table-cell>
          <table:table-cell office:value-type="string">
            <text:p>5,037800</text:p>
          </table:table-cell>
          <table:table-cell office:value-type="string">
            <text:p>4,836050</text:p>
          </table:table-cell>
          <table:table-cell office:value-type="string">
            <text:p>4,929276</text:p>
          </table:table-cell>
          <table:table-cell office:value-type="string">
            <text:p>31,372717</text:p>
          </table:table-cell>
          <table:table-cell office:value-type="string">
            <text:p>7,379395</text:p>
          </table:table-cell>
          <table:table-cell office:value-type="string">
            <text:p>22,768488</text:p>
          </table:table-cell>
          <table:table-cell office:value-type="string">
            <text:p>4,605828</text:p>
          </table:table-cell>
          <table:table-cell office:value-type="string">
            <text:p>271,608490</text:p>
          </table:table-cell>
          <table:table-cell office:value-type="string">
            <text:p>10,875156</text:p>
          </table:table-cell>
          <table:table-cell office:value-type="string">
            <text:p>49,937801</text:p>
          </table:table-cell>
          <table:table-cell office:value-type="string">
            <text:p>7,79592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9,322002</text:p>
          </table:table-cell>
          <table:table-cell office:value-type="string">
            <text:p>18,082781</text:p>
          </table:table-cell>
          <table:table-cell office:value-type="string">
            <text:p>20,350199</text:p>
          </table:table-cell>
          <table:table-cell office:value-type="string">
            <text:p>8,803847</text:p>
          </table:table-cell>
          <table:table-cell office:value-type="string">
            <text:p>13,107818</text:p>
          </table:table-cell>
          <table:table-cell office:value-type="string">
            <text:p>9,537589</text:p>
          </table:table-cell>
          <table:table-cell office:value-type="string">
            <text:p>31,704145</text:p>
          </table:table-cell>
          <table:table-cell office:value-type="string">
            <text:p>10,030397</text:p>
          </table:table-cell>
          <table:table-cell office:value-type="string">
            <text:p>5,276619</text:p>
          </table:table-cell>
          <table:table-cell office:value-type="string">
            <text:p>10,525798</text:p>
          </table:table-cell>
          <table:table-cell office:value-type="string">
            <text:p>102,917862</text:p>
          </table:table-cell>
          <table:table-cell office:value-type="string">
            <text:p>33,440380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51,634659</text:p>
          </table:table-cell>
          <table:table-cell office:value-type="string">
            <text:p>19,943657</text:p>
          </table:table-cell>
        </table:table-row>
        <table:table-row table:style-name="ro1">
          <table:table-cell office:value-type="string">
            <text:p>AFR152 <text:s text:c="5"/></text:p>
          </table:table-cell>
          <table:table-cell office:value-type="string">
            <text:p>1089,691040</text:p>
          </table:table-cell>
          <table:table-cell office:value-type="string">
            <text:p>721,032043</text:p>
          </table:table-cell>
          <table:table-cell office:value-type="string">
            <text:p>1145,175781</text:p>
          </table:table-cell>
          <table:table-cell office:value-type="string">
            <text:p>425,940521</text:p>
          </table:table-cell>
          <table:table-cell office:value-type="string">
            <text:p>3244,930908</text:p>
          </table:table-cell>
          <table:table-cell office:value-type="string">
            <text:p>163,605682</text:p>
          </table:table-cell>
          <table:table-cell office:value-type="string">
            <text:p>7025,142578</text:p>
          </table:table-cell>
          <table:table-cell office:value-type="string">
            <text:p>184,295898</text:p>
          </table:table-cell>
          <table:table-cell office:value-type="string">
            <text:p>53,524734</text:p>
          </table:table-cell>
          <table:table-cell office:value-type="string">
            <text:p>26,944887</text:p>
          </table:table-cell>
          <table:table-cell office:value-type="string">
            <text:p>1126,213379</text:p>
          </table:table-cell>
          <table:table-cell office:value-type="string">
            <text:p>36,771935</text:p>
          </table:table-cell>
          <table:table-cell office:value-type="string">
            <text:p>2519,251953</text:p>
          </table:table-cell>
          <table:table-cell office:value-type="string">
            <text:p>51,275368</text:p>
          </table:table-cell>
          <table:table-cell office:value-type="string">
            <text:p>2344,706299</text:p>
          </table:table-cell>
          <table:table-cell office:value-type="string">
            <text:p>36,322521</text:p>
          </table:table-cell>
          <table:table-cell office:value-type="string">
            <text:p>3651,056885</text:p>
          </table:table-cell>
          <table:table-cell office:value-type="string">
            <text:p>51,167198</text:p>
          </table:table-cell>
          <table:table-cell office:value-type="string">
            <text:p>221,728302</text:p>
          </table:table-cell>
          <table:table-cell office:value-type="string">
            <text:p>8,212991</text:p>
          </table:table-cell>
          <table:table-cell office:value-type="string">
            <text:p>12,197935</text:p>
          </table:table-cell>
          <table:table-cell office:value-type="string">
            <text:p>5,364480</text:p>
          </table:table-cell>
          <table:table-cell office:value-type="string">
            <text:p>29,071459</text:p>
          </table:table-cell>
          <table:table-cell office:value-type="string">
            <text:p>7,553781</text:p>
          </table:table-cell>
          <table:table-cell office:value-type="string">
            <text:p>38,861515</text:p>
          </table:table-cell>
          <table:table-cell office:value-type="string">
            <text:p>5,089339</text:p>
          </table:table-cell>
          <table:table-cell office:value-type="string">
            <text:p>1609,677734</text:p>
          </table:table-cell>
          <table:table-cell office:value-type="string">
            <text:p>29,737610</text:p>
          </table:table-cell>
          <table:table-cell office:value-type="string">
            <text:p>67,123100</text:p>
          </table:table-cell>
          <table:table-cell office:value-type="string">
            <text:p>8,32602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0,396645</text:p>
          </table:table-cell>
          <table:table-cell office:value-type="string">
            <text:p>18,476749</text:p>
          </table:table-cell>
          <table:table-cell office:value-type="string">
            <text:p>55,069069</text:p>
          </table:table-cell>
          <table:table-cell office:value-type="string">
            <text:p>9,677042</text:p>
          </table:table-cell>
          <table:table-cell office:value-type="string">
            <text:p>20,470404</text:p>
          </table:table-cell>
          <table:table-cell office:value-type="string">
            <text:p>10,409624</text:p>
          </table:table-cell>
          <table:table-cell office:value-type="string">
            <text:p>53,468887</text:p>
          </table:table-cell>
          <table:table-cell office:value-type="string">
            <text:p>10,768019</text:p>
          </table:table-cell>
          <table:table-cell office:value-type="string">
            <text:p>19,766382</text:p>
          </table:table-cell>
          <table:table-cell office:value-type="string">
            <text:p>11,173774</text:p>
          </table:table-cell>
          <table:table-cell office:value-type="string">
            <text:p>29,383657</text:p>
          </table:table-cell>
          <table:table-cell office:value-type="string">
            <text:p>37,433147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99,950653</text:p>
          </table:table-cell>
          <table:table-cell office:value-type="string">
            <text:p>21,389208</text:p>
          </table:table-cell>
        </table:table-row>
        <table:table-row table:style-name="ro1">
          <table:table-cell office:value-type="string">
            <text:p>AFR153 <text:s text:c="5"/></text:p>
          </table:table-cell>
          <table:table-cell office:value-type="string">
            <text:p>3764,651367</text:p>
          </table:table-cell>
          <table:table-cell office:value-type="string">
            <text:p>824,162781</text:p>
          </table:table-cell>
          <table:table-cell office:value-type="string">
            <text:p>711,802124</text:p>
          </table:table-cell>
          <table:table-cell office:value-type="string">
            <text:p>442,155182</text:p>
          </table:table-cell>
          <table:table-cell office:value-type="string">
            <text:p>3997,581299</text:p>
          </table:table-cell>
          <table:table-cell office:value-type="string">
            <text:p>180,134186</text:p>
          </table:table-cell>
          <table:table-cell office:value-type="string">
            <text:p>6696,423340</text:p>
          </table:table-cell>
          <table:table-cell office:value-type="string">
            <text:p>178,608261</text:p>
          </table:table-cell>
          <table:table-cell office:value-type="string">
            <text:p>55,413307</text:p>
          </table:table-cell>
          <table:table-cell office:value-type="string">
            <text:p>30,480370</text:p>
          </table:table-cell>
          <table:table-cell office:value-type="string">
            <text:p>2631,023682</text:p>
          </table:table-cell>
          <table:table-cell office:value-type="string">
            <text:p>61,975010</text:p>
          </table:table-cell>
          <table:table-cell office:value-type="string">
            <text:p>7815,799805</text:p>
          </table:table-cell>
          <table:table-cell office:value-type="string">
            <text:p>135,699768</text:p>
          </table:table-cell>
          <table:table-cell office:value-type="string">
            <text:p>5260,463867</text:p>
          </table:table-cell>
          <table:table-cell office:value-type="string">
            <text:p>73,468376</text:p>
          </table:table-cell>
          <table:table-cell office:value-type="string">
            <text:p>3725,274902</text:p>
          </table:table-cell>
          <table:table-cell office:value-type="string">
            <text:p>52,085911</text:p>
          </table:table-cell>
          <table:table-cell office:value-type="string">
            <text:p>252,990204</text:p>
          </table:table-cell>
          <table:table-cell office:value-type="string">
            <text:p>8,978978</text:p>
          </table:table-cell>
          <table:table-cell office:value-type="string">
            <text:p>23,201170</text:p>
          </table:table-cell>
          <table:table-cell office:value-type="string">
            <text:p>5,524783</text:p>
          </table:table-cell>
          <table:table-cell office:value-type="string">
            <text:p>38,015491</text:p>
          </table:table-cell>
          <table:table-cell office:value-type="string">
            <text:p>7,635014</text:p>
          </table:table-cell>
          <table:table-cell office:value-type="string">
            <text:p>50,900688</text:p>
          </table:table-cell>
          <table:table-cell office:value-type="string">
            <text:p>5,233196</text:p>
          </table:table-cell>
          <table:table-cell office:value-type="string">
            <text:p>1710,764404</text:p>
          </table:table-cell>
          <table:table-cell office:value-type="string">
            <text:p>31,348793</text:p>
          </table:table-cell>
          <table:table-cell office:value-type="string">
            <text:p>68,706749</text:p>
          </table:table-cell>
          <table:table-cell office:value-type="string">
            <text:p>8,50496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54,755966</text:p>
          </table:table-cell>
          <table:table-cell office:value-type="string">
            <text:p>18,705667</text:p>
          </table:table-cell>
          <table:table-cell office:value-type="string">
            <text:p>79,865479</text:p>
          </table:table-cell>
          <table:table-cell office:value-type="string">
            <text:p>9,896734</text:p>
          </table:table-cell>
          <table:table-cell office:value-type="string">
            <text:p>41,621597</text:p>
          </table:table-cell>
          <table:table-cell office:value-type="string">
            <text:p>10,656491</text:p>
          </table:table-cell>
          <table:table-cell office:value-type="string">
            <text:p>44,502506</text:p>
          </table:table-cell>
          <table:table-cell office:value-type="string">
            <text:p>10,948213</text:p>
          </table:table-cell>
          <table:table-cell office:value-type="string">
            <text:p>10,765362</text:p>
          </table:table-cell>
          <table:table-cell office:value-type="string">
            <text:p>11,436543</text:p>
          </table:table-cell>
          <table:table-cell office:value-type="string">
            <text:p>71,979836</text:p>
          </table:table-cell>
          <table:table-cell office:value-type="string">
            <text:p>44,822678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42,456818</text:p>
          </table:table-cell>
          <table:table-cell office:value-type="string">
            <text:p>21,915091</text:p>
          </table:table-cell>
        </table:table-row>
        <table:table-row table:style-name="ro1">
          <table:table-cell office:value-type="string">
            <text:p>AFR154 <text:s text:c="5"/></text:p>
          </table:table-cell>
          <table:table-cell office:value-type="string">
            <text:p>1192,992310</text:p>
          </table:table-cell>
          <table:table-cell office:value-type="string">
            <text:p>388,482269</text:p>
          </table:table-cell>
          <table:table-cell office:value-type="string">
            <text:p>855,523499</text:p>
          </table:table-cell>
          <table:table-cell office:value-type="string">
            <text:p>393,149536</text:p>
          </table:table-cell>
          <table:table-cell office:value-type="string">
            <text:p>463,968567</text:p>
          </table:table-cell>
          <table:table-cell office:value-type="string">
            <text:p>50,470818</text:p>
          </table:table-cell>
          <table:table-cell office:value-type="string">
            <text:p>12,368334</text:p>
          </table:table-cell>
          <table:table-cell office:value-type="string">
            <text:p>61,005459</text:p>
          </table:table-cell>
          <table:table-cell office:value-type="string">
            <text:p>4,541493</text:p>
          </table:table-cell>
          <table:table-cell office:value-type="string">
            <text:p>20,112518</text:p>
          </table:table-cell>
          <table:table-cell office:value-type="string">
            <text:p>11,667422</text:p>
          </table:table-cell>
          <table:table-cell office:value-type="string">
            <text:p>17,604729</text:p>
          </table:table-cell>
          <table:table-cell office:value-type="string">
            <text:p>2,240455</text:p>
          </table:table-cell>
          <table:table-cell office:value-type="string">
            <text:p>12,882668</text:p>
          </table:table-cell>
          <table:table-cell office:value-type="string">
            <text:p>43,042404</text:p>
          </table:table-cell>
          <table:table-cell office:value-type="string">
            <text:p>9,410798</text:p>
          </table:table-cell>
          <table:table-cell office:value-type="string">
            <text:p>26,655933</text:p>
          </table:table-cell>
          <table:table-cell office:value-type="string">
            <text:p>10,44780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8,651133</text:p>
          </table:table-cell>
          <table:table-cell office:value-type="string">
            <text:p>7,32585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,839161</text:p>
          </table:table-cell>
          <table:table-cell office:value-type="string">
            <text:p>7,9855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,161410</text:p>
          </table:table-cell>
          <table:table-cell office:value-type="string">
            <text:p>14,226390</text:p>
          </table:table-cell>
          <table:table-cell office:value-type="string">
            <text:p>6,842412</text:p>
          </table:table-cell>
          <table:table-cell office:value-type="string">
            <text:p>18,129173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32,153782</text:p>
          </table:table-cell>
          <table:table-cell office:value-type="string">
            <text:p>30,188377</text:p>
          </table:table-cell>
          <table:table-cell table:number-columns-repeated="4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FR155 <text:s text:c="5"/></text:p>
          </table:table-cell>
          <table:table-cell office:value-type="string">
            <text:p>4618,624512</text:p>
          </table:table-cell>
          <table:table-cell office:value-type="string">
            <text:p>886,802307</text:p>
          </table:table-cell>
          <table:table-cell office:value-type="string">
            <text:p>1793,833984</text:p>
          </table:table-cell>
          <table:table-cell office:value-type="string">
            <text:p>469,459351</text:p>
          </table:table-cell>
          <table:table-cell office:value-type="string">
            <text:p>5574,136719</text:p>
          </table:table-cell>
          <table:table-cell office:value-type="string">
            <text:p>215,558044</text:p>
          </table:table-cell>
          <table:table-cell office:value-type="string">
            <text:p>11579,313477</text:p>
          </table:table-cell>
          <table:table-cell office:value-type="string">
            <text:p>275,893402</text:p>
          </table:table-cell>
          <table:table-cell office:value-type="string">
            <text:p>2,919531</text:p>
          </table:table-cell>
          <table:table-cell office:value-type="string">
            <text:p>33,088062</text:p>
          </table:table-cell>
          <table:table-cell office:value-type="string">
            <text:p>2910,715088</text:p>
          </table:table-cell>
          <table:table-cell office:value-type="string">
            <text:p>67,826340</text:p>
          </table:table-cell>
          <table:table-cell office:value-type="string">
            <text:p>11619,840820</text:p>
          </table:table-cell>
          <table:table-cell office:value-type="string">
            <text:p>196,802460</text:p>
          </table:table-cell>
          <table:table-cell office:value-type="string">
            <text:p>7617,867676</text:p>
          </table:table-cell>
          <table:table-cell office:value-type="string">
            <text:p>103,954704</text:p>
          </table:table-cell>
          <table:table-cell office:value-type="string">
            <text:p>5724,278809</text:p>
          </table:table-cell>
          <table:table-cell office:value-type="string">
            <text:p>76,666695</text:p>
          </table:table-cell>
          <table:table-cell office:value-type="string">
            <text:p>348,374725</text:p>
          </table:table-cell>
          <table:table-cell office:value-type="string">
            <text:p>11,236752</text:p>
          </table:table-cell>
          <table:table-cell office:value-type="string">
            <text:p>23,225363</text:p>
          </table:table-cell>
          <table:table-cell office:value-type="string">
            <text:p>5,899124</text:p>
          </table:table-cell>
          <table:table-cell office:value-type="string">
            <text:p>18,082285</text:p>
          </table:table-cell>
          <table:table-cell office:value-type="string">
            <text:p>7,773391</text:p>
          </table:table-cell>
          <table:table-cell office:value-type="string">
            <text:p>61,585052</text:p>
          </table:table-cell>
          <table:table-cell office:value-type="string">
            <text:p>5,609463</text:p>
          </table:table-cell>
          <table:table-cell office:value-type="string">
            <text:p>2885,333740</text:p>
          </table:table-cell>
          <table:table-cell office:value-type="string">
            <text:p>50,232773</text:p>
          </table:table-cell>
          <table:table-cell office:value-type="string">
            <text:p>78,468369</text:p>
          </table:table-cell>
          <table:table-cell office:value-type="string">
            <text:p>9,050363</text:p>
          </table:table-cell>
          <table:table-cell office:value-type="string">
            <text:p>64,633141</text:p>
          </table:table-cell>
          <table:table-cell office:value-type="string">
            <text:p>15,495011</text:p>
          </table:table-cell>
          <table:table-cell office:value-type="string">
            <text:p>165,603394</text:p>
          </table:table-cell>
          <table:table-cell office:value-type="string">
            <text:p>18,998785</text:p>
          </table:table-cell>
          <table:table-cell office:value-type="string">
            <text:p>203,740372</text:p>
          </table:table-cell>
          <table:table-cell office:value-type="string">
            <text:p>11,105127</text:p>
          </table:table-cell>
          <table:table-cell office:value-type="string">
            <text:p>28,195086</text:p>
          </table:table-cell>
          <table:table-cell office:value-type="string">
            <text:p>11,451574</text:p>
          </table:table-cell>
          <table:table-cell office:value-type="string">
            <text:p>75,412033</text:p>
          </table:table-cell>
          <table:table-cell office:value-type="string">
            <text:p>11,818852</text:p>
          </table:table-cell>
          <table:table-cell office:value-type="string">
            <text:p>21,971954</text:p>
          </table:table-cell>
          <table:table-cell office:value-type="string">
            <text:p>12,179688</text:p>
          </table:table-cell>
          <table:table-cell office:value-type="string">
            <text:p>66,654427</text:p>
          </table:table-cell>
          <table:table-cell office:value-type="string">
            <text:p>49,25013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46,704910</text:p>
          </table:table-cell>
          <table:table-cell office:value-type="string">
            <text:p>23,448614</text:p>
          </table:table-cell>
        </table:table-row>
        <table:table-row table:style-name="ro1">
          <table:table-cell office:value-type="string">
            <text:p>AFR156 <text:s text:c="5"/></text:p>
          </table:table-cell>
          <table:table-cell office:value-type="string">
            <text:p>13237,428711</text:p>
          </table:table-cell>
          <table:table-cell office:value-type="string">
            <text:p>1070,989136</text:p>
          </table:table-cell>
          <table:table-cell office:value-type="string">
            <text:p>2540,402832</text:p>
          </table:table-cell>
          <table:table-cell office:value-type="string">
            <text:p>462,768005</text:p>
          </table:table-cell>
          <table:table-cell office:value-type="string">
            <text:p>2342,193848</text:p>
          </table:table-cell>
          <table:table-cell office:value-type="string">
            <text:p>168,664093</text:p>
          </table:table-cell>
          <table:table-cell office:value-type="string">
            <text:p>4888,265137</text:p>
          </table:table-cell>
          <table:table-cell office:value-type="string">
            <text:p>149,717896</text:p>
          </table:table-cell>
          <table:table-cell office:value-type="string">
            <text:p>78,502945</text:p>
          </table:table-cell>
          <table:table-cell office:value-type="string">
            <text:p>36,688446</text:p>
          </table:table-cell>
          <table:table-cell office:value-type="string">
            <text:p>5220,455566</text:p>
          </table:table-cell>
          <table:table-cell office:value-type="string">
            <text:p>108,972610</text:p>
          </table:table-cell>
          <table:table-cell office:value-type="string">
            <text:p>36130,562500</text:p>
          </table:table-cell>
          <table:table-cell office:value-type="string">
            <text:p>591,533936</text:p>
          </table:table-cell>
          <table:table-cell office:value-type="string">
            <text:p>23509,091797</text:p>
          </table:table-cell>
          <table:table-cell office:value-type="string">
            <text:p>310,285858</text:p>
          </table:table-cell>
          <table:table-cell office:value-type="string">
            <text:p>7764,693359</text:p>
          </table:table-cell>
          <table:table-cell office:value-type="string">
            <text:p>101,985886</text:p>
          </table:table-cell>
          <table:table-cell office:value-type="string">
            <text:p>290,137573</text:p>
          </table:table-cell>
          <table:table-cell office:value-type="string">
            <text:p>9,540280</text:p>
          </table:table-cell>
          <table:table-cell office:value-type="string">
            <text:p>35,115269</text:p>
          </table:table-cell>
          <table:table-cell office:value-type="string">
            <text:p>5,063005</text:p>
          </table:table-cell>
          <table:table-cell office:value-type="string">
            <text:p>31,683004</text:p>
          </table:table-cell>
          <table:table-cell office:value-type="string">
            <text:p>7,300999</text:p>
          </table:table-cell>
          <table:table-cell office:value-type="string">
            <text:p>42,188004</text:p>
          </table:table-cell>
          <table:table-cell office:value-type="string">
            <text:p>4,589332</text:p>
          </table:table-cell>
          <table:table-cell office:value-type="string">
            <text:p>1408,922363</text:p>
          </table:table-cell>
          <table:table-cell office:value-type="string">
            <text:p>26,328558</text:p>
          </table:table-cell>
          <table:table-cell office:value-type="string">
            <text:p>57,507515</text:p>
          </table:table-cell>
          <table:table-cell office:value-type="string">
            <text:p>7,66124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14,935760</text:p>
          </table:table-cell>
          <table:table-cell office:value-type="string">
            <text:p>18,874605</text:p>
          </table:table-cell>
          <table:table-cell office:value-type="string">
            <text:p>280,936768</text:p>
          </table:table-cell>
          <table:table-cell office:value-type="string">
            <text:p>9,970035</text:p>
          </table:table-cell>
          <table:table-cell office:value-type="string">
            <text:p>84,005905</text:p>
          </table:table-cell>
          <table:table-cell office:value-type="string">
            <text:p>9,706388</text:p>
          </table:table-cell>
          <table:table-cell office:value-type="string">
            <text:p>71,844040</text:p>
          </table:table-cell>
          <table:table-cell office:value-type="string">
            <text:p>9,812082</text:p>
          </table:table-cell>
          <table:table-cell office:value-type="string">
            <text:p>16,164881</text:p>
          </table:table-cell>
          <table:table-cell office:value-type="string">
            <text:p>10,194934</text:p>
          </table:table-cell>
          <table:table-cell office:value-type="string">
            <text:p>188,036240</text:p>
          </table:table-cell>
          <table:table-cell office:value-type="string">
            <text:p>67,53128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37,773773</text:p>
          </table:table-cell>
          <table:table-cell office:value-type="string">
            <text:p>19,653561</text:p>
          </table:table-cell>
        </table:table-row>
        <table:table-row table:style-name="ro1">
          <table:table-cell office:value-type="string">
            <text:p>AFR157 <text:s text:c="5"/></text:p>
          </table:table-cell>
          <table:table-cell office:value-type="string">
            <text:p>2091,168701</text:p>
          </table:table-cell>
          <table:table-cell office:value-type="string">
            <text:p>942,859802</text:p>
          </table:table-cell>
          <table:table-cell office:value-type="string">
            <text:p>2475,128906</text:p>
          </table:table-cell>
          <table:table-cell office:value-type="string">
            <text:p>506,450470</text:p>
          </table:table-cell>
          <table:table-cell office:value-type="string">
            <text:p>5429,237305</text:p>
          </table:table-cell>
          <table:table-cell office:value-type="string">
            <text:p>218,118286</text:p>
          </table:table-cell>
          <table:table-cell office:value-type="string">
            <text:p>13339,198242</text:p>
          </table:table-cell>
          <table:table-cell office:value-type="string">
            <text:p>315,198944</text:p>
          </table:table-cell>
          <table:table-cell office:value-type="string">
            <text:p>212,152573</text:p>
          </table:table-cell>
          <table:table-cell office:value-type="string">
            <text:p>44,311878</text:p>
          </table:table-cell>
          <table:table-cell office:value-type="string">
            <text:p>6154,258301</text:p>
          </table:table-cell>
          <table:table-cell office:value-type="string">
            <text:p>125,212006</text:p>
          </table:table-cell>
          <table:table-cell office:value-type="string">
            <text:p>23394,833984</text:p>
          </table:table-cell>
          <table:table-cell office:value-type="string">
            <text:p>386,582733</text:p>
          </table:table-cell>
          <table:table-cell office:value-type="string">
            <text:p>25879,970703</text:p>
          </table:table-cell>
          <table:table-cell office:value-type="string">
            <text:p>341,345703</text:p>
          </table:table-cell>
          <table:table-cell office:value-type="string">
            <text:p>23387,769531</text:p>
          </table:table-cell>
          <table:table-cell office:value-type="string">
            <text:p>296,458099</text:p>
          </table:table-cell>
          <table:table-cell office:value-type="string">
            <text:p>444,970764</text:p>
          </table:table-cell>
          <table:table-cell office:value-type="string">
            <text:p>13,493669</text:p>
          </table:table-cell>
          <table:table-cell office:value-type="string">
            <text:p>23,194557</text:p>
          </table:table-cell>
          <table:table-cell office:value-type="string">
            <text:p>5,991248</text:p>
          </table:table-cell>
          <table:table-cell office:value-type="string">
            <text:p>35,613243</text:p>
          </table:table-cell>
          <table:table-cell office:value-type="string">
            <text:p>7,854857</text:p>
          </table:table-cell>
          <table:table-cell office:value-type="string">
            <text:p>96,603127</text:p>
          </table:table-cell>
          <table:table-cell office:value-type="string">
            <text:p>5,915471</text:p>
          </table:table-cell>
          <table:table-cell office:value-type="string">
            <text:p>4225,745605</text:p>
          </table:table-cell>
          <table:table-cell office:value-type="string">
            <text:p>72,038277</text:p>
          </table:table-cell>
          <table:table-cell office:value-type="string">
            <text:p>66,751129</text:p>
          </table:table-cell>
          <table:table-cell office:value-type="string">
            <text:p>9,193007</text:p>
          </table:table-cell>
          <table:table-cell office:value-type="string">
            <text:p>23,614510</text:p>
          </table:table-cell>
          <table:table-cell office:value-type="string">
            <text:p>15,491295</text:p>
          </table:table-cell>
          <table:table-cell office:value-type="string">
            <text:p>591,361389</text:p>
          </table:table-cell>
          <table:table-cell office:value-type="string">
            <text:p>21,090267</text:p>
          </table:table-cell>
          <table:table-cell office:value-type="string">
            <text:p>110,983353</text:p>
          </table:table-cell>
          <table:table-cell office:value-type="string">
            <text:p>11,169047</text:p>
          </table:table-cell>
          <table:table-cell office:value-type="string">
            <text:p>180,636826</text:p>
          </table:table-cell>
          <table:table-cell office:value-type="string">
            <text:p>12,476891</text:p>
          </table:table-cell>
          <table:table-cell office:value-type="string">
            <text:p>215,685043</text:p>
          </table:table-cell>
          <table:table-cell office:value-type="string">
            <text:p>12,967963</text:p>
          </table:table-cell>
          <table:table-cell office:value-type="string">
            <text:p>21,609013</text:p>
          </table:table-cell>
          <table:table-cell office:value-type="string">
            <text:p>12,904948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223,815277</text:p>
          </table:table-cell>
          <table:table-cell office:value-type="string">
            <text:p>24,978092</text:p>
          </table:table-cell>
        </table:table-row>
        <table:table-row table:style-name="ro1">
          <table:table-cell office:value-type="string">
            <text:p>AFR158 <text:s text:c="5"/></text:p>
          </table:table-cell>
          <table:table-cell office:value-type="string">
            <text:p>1607,315674</text:p>
          </table:table-cell>
          <table:table-cell office:value-type="string">
            <text:p>648,729980</text:p>
          </table:table-cell>
          <table:table-cell office:value-type="string">
            <text:p>386,368195</text:p>
          </table:table-cell>
          <table:table-cell office:value-type="string">
            <text:p>397,252411</text:p>
          </table:table-cell>
          <table:table-cell office:value-type="string">
            <text:p>1787,204956</text:p>
          </table:table-cell>
          <table:table-cell office:value-type="string">
            <text:p>139,903336</text:p>
          </table:table-cell>
          <table:table-cell office:value-type="string">
            <text:p>3296,515625</text:p>
          </table:table-cell>
          <table:table-cell office:value-type="string">
            <text:p>111,906258</text:p>
          </table:table-cell>
          <table:table-cell office:value-type="string">
            <text:p>12,975693</text:p>
          </table:table-cell>
          <table:table-cell office:value-type="string">
            <text:p>24,330746</text:p>
          </table:table-cell>
          <table:table-cell office:value-type="string">
            <text:p>1810,702271</text:p>
          </table:table-cell>
          <table:table-cell office:value-type="string">
            <text:p>46,600723</text:p>
          </table:table-cell>
          <table:table-cell office:value-type="string">
            <text:p>4051,443359</text:p>
          </table:table-cell>
          <table:table-cell office:value-type="string">
            <text:p>74,992584</text:p>
          </table:table-cell>
          <table:table-cell office:value-type="string">
            <text:p>6054,642090</text:p>
          </table:table-cell>
          <table:table-cell office:value-type="string">
            <text:p>83,529480</text:p>
          </table:table-cell>
          <table:table-cell office:value-type="string">
            <text:p>1674,110962</text:p>
          </table:table-cell>
          <table:table-cell office:value-type="string">
            <text:p>27,530966</text:p>
          </table:table-cell>
          <table:table-cell office:value-type="string">
            <text:p>111,776535</text:p>
          </table:table-cell>
          <table:table-cell office:value-type="string">
            <text:p>5,686699</text:p>
          </table:table-cell>
          <table:table-cell office:value-type="string">
            <text:p>4,743641</text:p>
          </table:table-cell>
          <table:table-cell office:value-type="string">
            <text:p>4,498081</text:p>
          </table:table-cell>
          <table:table-cell office:value-type="string">
            <text:p>24,882645</text:p>
          </table:table-cell>
          <table:table-cell office:value-type="string">
            <text:p>7,104362</text:p>
          </table:table-cell>
          <table:table-cell office:value-type="string">
            <text:p>23,982208</text:p>
          </table:table-cell>
          <table:table-cell office:value-type="string">
            <text:p>4,250402</text:p>
          </table:table-cell>
          <table:table-cell office:value-type="string">
            <text:p>809,839722</text:p>
          </table:table-cell>
          <table:table-cell office:value-type="string">
            <text:p>17,299591</text:p>
          </table:table-cell>
          <table:table-cell office:value-type="string">
            <text:p>43,967579</text:p>
          </table:table-cell>
          <table:table-cell office:value-type="string">
            <text:p>7,04624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3,910347</text:p>
          </table:table-cell>
          <table:table-cell office:value-type="string">
            <text:p>17,959274</text:p>
          </table:table-cell>
          <table:table-cell office:value-type="string">
            <text:p>85,193436</text:p>
          </table:table-cell>
          <table:table-cell office:value-type="string">
            <text:p>8,413064</text:p>
          </table:table-cell>
          <table:table-cell office:value-type="string">
            <text:p>52,720947</text:p>
          </table:table-cell>
          <table:table-cell office:value-type="string">
            <text:p>9,021700</text:p>
          </table:table-cell>
          <table:table-cell office:value-type="string">
            <text:p>25,485647</text:p>
          </table:table-cell>
          <table:table-cell office:value-type="string">
            <text:p>9,159634</text:p>
          </table:table-cell>
          <table:table-cell office:value-type="string">
            <text:p>13,037995</text:p>
          </table:table-cell>
          <table:table-cell office:value-type="string">
            <text:p>9,579297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79,696976</text:p>
          </table:table-cell>
          <table:table-cell office:value-type="string">
            <text:p>18,286163</text:p>
          </table:table-cell>
        </table:table-row>
        <table:table-row table:style-name="ro1">
          <table:table-cell office:value-type="string">
            <text:p>AFR159 <text:s text:c="5"/></text:p>
          </table:table-cell>
          <table:table-cell office:value-type="string">
            <text:p>2638,099609</text:p>
          </table:table-cell>
          <table:table-cell office:value-type="string">
            <text:p>796,585449</text:p>
          </table:table-cell>
          <table:table-cell office:value-type="string">
            <text:p>1589,853271</text:p>
          </table:table-cell>
          <table:table-cell office:value-type="string">
            <text:p>446,435547</text:p>
          </table:table-cell>
          <table:table-cell office:value-type="string">
            <text:p>2433,372559</text:p>
          </table:table-cell>
          <table:table-cell office:value-type="string">
            <text:p>164,921783</text:p>
          </table:table-cell>
          <table:table-cell office:value-type="string">
            <text:p>5054,653809</text:p>
          </table:table-cell>
          <table:table-cell office:value-type="string">
            <text:p>151,241577</text:p>
          </table:table-cell>
          <table:table-cell office:value-type="string">
            <text:p>48,010063</text:p>
          </table:table-cell>
          <table:table-cell office:value-type="string">
            <text:p>33,101326</text:p>
          </table:table-cell>
          <table:table-cell office:value-type="string">
            <text:p>4949,443848</text:p>
          </table:table-cell>
          <table:table-cell office:value-type="string">
            <text:p>102,396935</text:p>
          </table:table-cell>
          <table:table-cell office:value-type="string">
            <text:p>13533,049805</text:p>
          </table:table-cell>
          <table:table-cell office:value-type="string">
            <text:p>227,458572</text:p>
          </table:table-cell>
          <table:table-cell office:value-type="string">
            <text:p>23103,505859</text:p>
          </table:table-cell>
          <table:table-cell office:value-type="string">
            <text:p>305,059418</text:p>
          </table:table-cell>
          <table:table-cell office:value-type="string">
            <text:p>4499,195801</text:p>
          </table:table-cell>
          <table:table-cell office:value-type="string">
            <text:p>61,901489</text:p>
          </table:table-cell>
          <table:table-cell office:value-type="string">
            <text:p>146,097641</text:p>
          </table:table-cell>
          <table:table-cell office:value-type="string">
            <text:p>6,690139</text:p>
          </table:table-cell>
          <table:table-cell office:value-type="string">
            <text:p>23,933828</text:p>
          </table:table-cell>
          <table:table-cell office:value-type="string">
            <text:p>5,163230</text:p>
          </table:table-cell>
          <table:table-cell office:value-type="string">
            <text:p>28,037180</text:p>
          </table:table-cell>
          <table:table-cell office:value-type="string">
            <text:p>7,405066</text:p>
          </table:table-cell>
          <table:table-cell office:value-type="string">
            <text:p>36,861122</text:p>
          </table:table-cell>
          <table:table-cell office:value-type="string">
            <text:p>4,861395</text:p>
          </table:table-cell>
          <table:table-cell office:value-type="string">
            <text:p>1261,549438</text:p>
          </table:table-cell>
          <table:table-cell office:value-type="string">
            <text:p>24,178139</text:p>
          </table:table-cell>
          <table:table-cell office:value-type="string">
            <text:p>61,283070</text:p>
          </table:table-cell>
          <table:table-cell office:value-type="string">
            <text:p>8,05617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41,383667</text:p>
          </table:table-cell>
          <table:table-cell office:value-type="string">
            <text:p>19,242514</text:p>
          </table:table-cell>
          <table:table-cell office:value-type="string">
            <text:p>69,957870</text:p>
          </table:table-cell>
          <table:table-cell office:value-type="string">
            <text:p>9,567876</text:p>
          </table:table-cell>
          <table:table-cell office:value-type="string">
            <text:p>179,960922</text:p>
          </table:table-cell>
          <table:table-cell office:value-type="string">
            <text:p>10,956298</text:p>
          </table:table-cell>
          <table:table-cell office:value-type="string">
            <text:p>35,807331</text:p>
          </table:table-cell>
          <table:table-cell office:value-type="string">
            <text:p>10,594105</text:p>
          </table:table-cell>
          <table:table-cell office:value-type="string">
            <text:p>17,337463</text:p>
          </table:table-cell>
          <table:table-cell office:value-type="string">
            <text:p>11,060690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144,118301</text:p>
          </table:table-cell>
          <table:table-cell office:value-type="string">
            <text:p>21,218309</text:p>
          </table:table-cell>
        </table:table-row>
        <table:table-row table:style-name="ro1">
          <table:table-cell office:value-type="string">
            <text:p>AFR160 <text:s text:c="5"/></text:p>
          </table:table-cell>
          <table:table-cell office:value-type="string">
            <text:p>1903,172607</text:p>
          </table:table-cell>
          <table:table-cell office:value-type="string">
            <text:p>717,859863</text:p>
          </table:table-cell>
          <table:table-cell office:value-type="string">
            <text:p>1928,460815</text:p>
          </table:table-cell>
          <table:table-cell office:value-type="string">
            <text:p>436,642975</text:p>
          </table:table-cell>
          <table:table-cell office:value-type="string">
            <text:p>5722,862305</text:p>
          </table:table-cell>
          <table:table-cell office:value-type="string">
            <text:p>205,259369</text:p>
          </table:table-cell>
          <table:table-cell office:value-type="string">
            <text:p>12425,804688</text:p>
          </table:table-cell>
          <table:table-cell office:value-type="string">
            <text:p>290,817902</text:p>
          </table:table-cell>
          <table:table-cell office:value-type="string">
            <text:p>11,029340</text:p>
          </table:table-cell>
          <table:table-cell office:value-type="string">
            <text:p>29,520489</text:p>
          </table:table-cell>
          <table:table-cell office:value-type="string">
            <text:p>2339,830078</text:p>
          </table:table-cell>
          <table:table-cell office:value-type="string">
            <text:p>56,307533</text:p>
          </table:table-cell>
          <table:table-cell office:value-type="string">
            <text:p>5006,157227</text:p>
          </table:table-cell>
          <table:table-cell office:value-type="string">
            <text:p>90,196938</text:p>
          </table:table-cell>
          <table:table-cell office:value-type="string">
            <text:p>7943,376465</text:p>
          </table:table-cell>
          <table:table-cell office:value-type="string">
            <text:p>108,054955</text:p>
          </table:table-cell>
          <table:table-cell office:value-type="string">
            <text:p>7600,782227</text:p>
          </table:table-cell>
          <table:table-cell office:value-type="string">
            <text:p>99,740036</text:p>
          </table:table-cell>
          <table:table-cell office:value-type="string">
            <text:p>317,586670</text:p>
          </table:table-cell>
          <table:table-cell office:value-type="string">
            <text:p>10,179478</text:p>
          </table:table-cell>
          <table:table-cell office:value-type="string">
            <text:p>16,633549</text:p>
          </table:table-cell>
          <table:table-cell office:value-type="string">
            <text:p>5,061098</text:p>
          </table:table-cell>
          <table:table-cell office:value-type="string">
            <text:p>34,372120</text:p>
          </table:table-cell>
          <table:table-cell office:value-type="string">
            <text:p>7,369620</text:p>
          </table:table-cell>
          <table:table-cell office:value-type="string">
            <text:p>51,156052</text:p>
          </table:table-cell>
          <table:table-cell office:value-type="string">
            <text:p>4,820510</text:p>
          </table:table-cell>
          <table:table-cell office:value-type="string">
            <text:p>2615,076904</text:p>
          </table:table-cell>
          <table:table-cell office:value-type="string">
            <text:p>45,669434</text:p>
          </table:table-cell>
          <table:table-cell office:value-type="string">
            <text:p>53,006603</text:p>
          </table:table-cell>
          <table:table-cell office:value-type="string">
            <text:p>7,69007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2,590282</text:p>
          </table:table-cell>
          <table:table-cell office:value-type="string">
            <text:p>18,147297</text:p>
          </table:table-cell>
          <table:table-cell office:value-type="string">
            <text:p>60,595478</text:p>
          </table:table-cell>
          <table:table-cell office:value-type="string">
            <text:p>8,971958</text:p>
          </table:table-cell>
          <table:table-cell office:value-type="string">
            <text:p>32,467800</text:p>
          </table:table-cell>
          <table:table-cell office:value-type="string">
            <text:p>9,694706</text:p>
          </table:table-cell>
          <table:table-cell office:value-type="string">
            <text:p>111,168396</text:p>
          </table:table-cell>
          <table:table-cell office:value-type="string">
            <text:p>10,168140</text:p>
          </table:table-cell>
          <table:table-cell office:value-type="string">
            <text:p>23,479559</text:p>
          </table:table-cell>
          <table:table-cell office:value-type="string">
            <text:p>10,395324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34,260429</text:p>
          </table:table-cell>
          <table:table-cell office:value-type="string">
            <text:p>19,730888</text:p>
          </table:table-cell>
        </table:table-row>
        <table:table-row table:style-name="ro1">
          <table:table-cell office:value-type="string">
            <text:p>AFR161 <text:s text:c="5"/></text:p>
          </table:table-cell>
          <table:table-cell office:value-type="string">
            <text:p>2157,655518</text:p>
          </table:table-cell>
          <table:table-cell office:value-type="string">
            <text:p>971,047974</text:p>
          </table:table-cell>
          <table:table-cell office:value-type="string">
            <text:p>2911,647461</text:p>
          </table:table-cell>
          <table:table-cell office:value-type="string">
            <text:p>543,079285</text:p>
          </table:table-cell>
          <table:table-cell office:value-type="string">
            <text:p>8613,526367</text:p>
          </table:table-cell>
          <table:table-cell office:value-type="string">
            <text:p>277,981873</text:p>
          </table:table-cell>
          <table:table-cell office:value-type="string">
            <text:p>14858,806641</text:p>
          </table:table-cell>
          <table:table-cell office:value-type="string">
            <text:p>346,993164</text:p>
          </table:table-cell>
          <table:table-cell office:value-type="string">
            <text:p>96,993309</text:p>
          </table:table-cell>
          <table:table-cell office:value-type="string">
            <text:p>39,945282</text:p>
          </table:table-cell>
          <table:table-cell office:value-type="string">
            <text:p>4375,283691</text:p>
          </table:table-cell>
          <table:table-cell office:value-type="string">
            <text:p>94,249527</text:p>
          </table:table-cell>
          <table:table-cell office:value-type="string">
            <text:p>7945,354492</text:p>
          </table:table-cell>
          <table:table-cell office:value-type="string">
            <text:p>138,600708</text:p>
          </table:table-cell>
          <table:table-cell office:value-type="string">
            <text:p>18507,673828</text:p>
          </table:table-cell>
          <table:table-cell office:value-type="string">
            <text:p>245,601501</text:p>
          </table:table-cell>
          <table:table-cell office:value-type="string">
            <text:p>8383,188477</text:p>
          </table:table-cell>
          <table:table-cell office:value-type="string">
            <text:p>110,057320</text:p>
          </table:table-cell>
          <table:table-cell office:value-type="string">
            <text:p>585,322327</text:p>
          </table:table-cell>
          <table:table-cell office:value-type="string">
            <text:p>17,271250</text:p>
          </table:table-cell>
          <table:table-cell office:value-type="string">
            <text:p>17,249605</text:p>
          </table:table-cell>
          <table:table-cell office:value-type="string">
            <text:p>6,999579</text:p>
          </table:table-cell>
          <table:table-cell office:value-type="string">
            <text:p>28,192324</text:p>
          </table:table-cell>
          <table:table-cell office:value-type="string">
            <text:p>8,513968</text:p>
          </table:table-cell>
          <table:table-cell office:value-type="string">
            <text:p>111,887001</text:p>
          </table:table-cell>
          <table:table-cell office:value-type="string">
            <text:p>6,989161</text:p>
          </table:table-cell>
          <table:table-cell office:value-type="string">
            <text:p>3261,855469</text:p>
          </table:table-cell>
          <table:table-cell office:value-type="string">
            <text:p>56,592365</text:p>
          </table:table-cell>
          <table:table-cell office:value-type="string">
            <text:p>85,870705</text:p>
          </table:table-cell>
          <table:table-cell office:value-type="string">
            <text:p>10,909613</text:p>
          </table:table-cell>
          <table:table-cell office:value-type="string">
            <text:p>11,758565</text:p>
          </table:table-cell>
          <table:table-cell office:value-type="string">
            <text:p>16,648552</text:p>
          </table:table-cell>
          <table:table-cell office:value-type="string">
            <text:p>192,400513</text:p>
          </table:table-cell>
          <table:table-cell office:value-type="string">
            <text:p>20,042543</text:p>
          </table:table-cell>
          <table:table-cell office:value-type="string">
            <text:p>244,917572</text:p>
          </table:table-cell>
          <table:table-cell office:value-type="string">
            <text:p>13,520104</text:p>
          </table:table-cell>
          <table:table-cell office:value-type="string">
            <text:p>81,567802</text:p>
          </table:table-cell>
          <table:table-cell office:value-type="string">
            <text:p>14,137186</text:p>
          </table:table-cell>
          <table:table-cell office:value-type="string">
            <text:p>111,499702</text:p>
          </table:table-cell>
          <table:table-cell office:value-type="string">
            <text:p>14,574562</text:p>
          </table:table-cell>
          <table:table-cell office:value-type="string">
            <text:p>18,119183</text:p>
          </table:table-cell>
          <table:table-cell office:value-type="string">
            <text:p>15,079993</text:p>
          </table:table-cell>
          <table:table-cell office:value-type="string">
            <text:p>48,019051</text:p>
          </table:table-cell>
          <table:table-cell office:value-type="string">
            <text:p>49,877926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88,578781</text:p>
          </table:table-cell>
          <table:table-cell office:value-type="string">
            <text:p>28,746569</text:p>
          </table:table-cell>
        </table:table-row>
        <table:table-row table:style-name="ro1">
          <table:table-cell office:value-type="string">
            <text:p>AFR162 <text:s text:c="5"/></text:p>
          </table:table-cell>
          <table:table-cell office:value-type="string">
            <text:p>3012,108887</text:p>
          </table:table-cell>
          <table:table-cell office:value-type="string">
            <text:p>640,689880</text:p>
          </table:table-cell>
          <table:table-cell office:value-type="string">
            <text:p>691,425293</text:p>
          </table:table-cell>
          <table:table-cell office:value-type="string">
            <text:p>392,353638</text:p>
          </table:table-cell>
          <table:table-cell office:value-type="string">
            <text:p>2500,841797</text:p>
          </table:table-cell>
          <table:table-cell office:value-type="string">
            <text:p>144,643051</text:p>
          </table:table-cell>
          <table:table-cell office:value-type="string">
            <text:p>4644,879395</text:p>
          </table:table-cell>
          <table:table-cell office:value-type="string">
            <text:p>134,705551</text:p>
          </table:table-cell>
          <table:table-cell office:value-type="string">
            <text:p>50,228432</text:p>
          </table:table-cell>
          <table:table-cell office:value-type="string">
            <text:p>24,000122</text:p>
          </table:table-cell>
          <table:table-cell office:value-type="string">
            <text:p>2404,052734</text:p>
          </table:table-cell>
          <table:table-cell office:value-type="string">
            <text:p>55,831181</text:p>
          </table:table-cell>
          <table:table-cell office:value-type="string">
            <text:p>3312,419678</text:p>
          </table:table-cell>
          <table:table-cell office:value-type="string">
            <text:p>63,289169</text:p>
          </table:table-cell>
          <table:table-cell office:value-type="string">
            <text:p>1439,712158</text:p>
          </table:table-cell>
          <table:table-cell office:value-type="string">
            <text:p>24,522665</text:p>
          </table:table-cell>
          <table:table-cell office:value-type="string">
            <text:p>2406,839844</text:p>
          </table:table-cell>
          <table:table-cell office:value-type="string">
            <text:p>35,537659</text:p>
          </table:table-cell>
          <table:table-cell office:value-type="string">
            <text:p>189,655396</text:p>
          </table:table-cell>
          <table:table-cell office:value-type="string">
            <text:p>6,989288</text:p>
          </table:table-cell>
          <table:table-cell office:value-type="string">
            <text:p>24,493542</text:p>
          </table:table-cell>
          <table:table-cell office:value-type="string">
            <text:p>4,484871</text:p>
          </table:table-cell>
          <table:table-cell office:value-type="string">
            <text:p>34,993385</text:p>
          </table:table-cell>
          <table:table-cell office:value-type="string">
            <text:p>7,077584</text:p>
          </table:table-cell>
          <table:table-cell office:value-type="string">
            <text:p>32,062717</text:p>
          </table:table-cell>
          <table:table-cell office:value-type="string">
            <text:p>4,198872</text:p>
          </table:table-cell>
          <table:table-cell office:value-type="string">
            <text:p>1083,962158</text:p>
          </table:table-cell>
          <table:table-cell office:value-type="string">
            <text:p>21,293304</text:p>
          </table:table-cell>
          <table:table-cell office:value-type="string">
            <text:p>44,144737</text:p>
          </table:table-cell>
          <table:table-cell office:value-type="string">
            <text:p>6,8544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5,567741</text:p>
          </table:table-cell>
          <table:table-cell office:value-type="string">
            <text:p>17,822617</text:p>
          </table:table-cell>
          <table:table-cell office:value-type="string">
            <text:p>44,316788</text:p>
          </table:table-cell>
          <table:table-cell office:value-type="string">
            <text:p>7,949708</text:p>
          </table:table-cell>
          <table:table-cell office:value-type="string">
            <text:p>16,638994</text:p>
          </table:table-cell>
          <table:table-cell office:value-type="string">
            <text:p>8,613218</text:p>
          </table:table-cell>
          <table:table-cell office:value-type="string">
            <text:p>33,045910</text:p>
          </table:table-cell>
          <table:table-cell office:value-type="string">
            <text:p>8,852211</text:p>
          </table:table-cell>
          <table:table-cell office:value-type="string">
            <text:p>14,112106</text:p>
          </table:table-cell>
          <table:table-cell office:value-type="string">
            <text:p>9,207460</text:p>
          </table:table-cell>
          <table:table-cell office:value-type="string">
            <text:p>12,609988</text:p>
          </table:table-cell>
          <table:table-cell office:value-type="string">
            <text:p>36,503407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51,385860</text:p>
          </table:table-cell>
          <table:table-cell office:value-type="string">
            <text:p>17,586664</text:p>
          </table:table-cell>
        </table:table-row>
        <table:table-row table:style-name="ro1">
          <table:table-cell office:value-type="string">
            <text:p>AFR163 <text:s text:c="5"/></text:p>
          </table:table-cell>
          <table:table-cell office:value-type="string">
            <text:p>952,614441</text:p>
          </table:table-cell>
          <table:table-cell office:value-type="string">
            <text:p>369,643677</text:p>
          </table:table-cell>
          <table:table-cell office:value-type="string">
            <text:p>569,164551</text:p>
          </table:table-cell>
          <table:table-cell office:value-type="string">
            <text:p>375,873932</text:p>
          </table:table-cell>
          <table:table-cell office:value-type="string">
            <text:p>471,175293</text:p>
          </table:table-cell>
          <table:table-cell office:value-type="string">
            <text:p>48,839058</text:p>
          </table:table-cell>
          <table:table-cell office:value-type="string">
            <text:p>116,373596</text:p>
          </table:table-cell>
          <table:table-cell office:value-type="string">
            <text:p>58,631084</text:p>
          </table:table-cell>
          <table:table-cell office:value-type="string">
            <text:p>7,129197</text:p>
          </table:table-cell>
          <table:table-cell office:value-type="string">
            <text:p>18,147581</text:p>
          </table:table-cell>
          <table:table-cell office:value-type="string">
            <text:p>5,929874</text:p>
          </table:table-cell>
          <table:table-cell office:value-type="string">
            <text:p>15,949672</text:p>
          </table:table-cell>
          <table:table-cell office:value-type="string">
            <text:p>7,413777</text:p>
          </table:table-cell>
          <table:table-cell office:value-type="string">
            <text:p>11,610872</text:p>
          </table:table-cell>
          <table:table-cell office:value-type="string">
            <text:p>19,918720</text:p>
          </table:table-cell>
          <table:table-cell office:value-type="string">
            <text:p>8,692291</text:p>
          </table:table-cell>
          <table:table-cell office:value-type="string">
            <text:p>74,969788</text:p>
          </table:table-cell>
          <table:table-cell office:value-type="string">
            <text:p>10,45320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4,510236</text:p>
          </table:table-cell>
          <table:table-cell office:value-type="string">
            <text:p>7,05622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5,003183</text:p>
          </table:table-cell>
          <table:table-cell office:value-type="string">
            <text:p>7,7937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5,083449</text:p>
          </table:table-cell>
          <table:table-cell office:value-type="string">
            <text:p>17,820759</text:p>
          </table:table-cell>
          <table:table-cell table:number-columns-repeated="14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FR164 <text:s text:c="5"/></text:p>
          </table:table-cell>
          <table:table-cell office:value-type="string">
            <text:p>2813,605225</text:p>
          </table:table-cell>
          <table:table-cell office:value-type="string">
            <text:p>699,183960</text:p>
          </table:table-cell>
          <table:table-cell office:value-type="string">
            <text:p>1483,783447</text:p>
          </table:table-cell>
          <table:table-cell office:value-type="string">
            <text:p>418,964691</text:p>
          </table:table-cell>
          <table:table-cell office:value-type="string">
            <text:p>4147,779785</text:p>
          </table:table-cell>
          <table:table-cell office:value-type="string">
            <text:p>177,021515</text:p>
          </table:table-cell>
          <table:table-cell office:value-type="string">
            <text:p>12533,433594</text:p>
          </table:table-cell>
          <table:table-cell office:value-type="string">
            <text:p>291,975586</text:p>
          </table:table-cell>
          <table:table-cell office:value-type="string">
            <text:p>77,529762</text:p>
          </table:table-cell>
          <table:table-cell office:value-type="string">
            <text:p>30,854521</text:p>
          </table:table-cell>
          <table:table-cell office:value-type="string">
            <text:p>3357,147217</text:p>
          </table:table-cell>
          <table:table-cell office:value-type="string">
            <text:p>73,478912</text:p>
          </table:table-cell>
          <table:table-cell office:value-type="string">
            <text:p>7546,413574</text:p>
          </table:table-cell>
          <table:table-cell office:value-type="string">
            <text:p>130,800369</text:p>
          </table:table-cell>
          <table:table-cell office:value-type="string">
            <text:p>6022,595703</text:p>
          </table:table-cell>
          <table:table-cell office:value-type="string">
            <text:p>83,086143</text:p>
          </table:table-cell>
          <table:table-cell office:value-type="string">
            <text:p>12202,461914</text:p>
          </table:table-cell>
          <table:table-cell office:value-type="string">
            <text:p>156,493073</text:p>
          </table:table-cell>
          <table:table-cell office:value-type="string">
            <text:p>436,002258</text:p>
          </table:table-cell>
          <table:table-cell office:value-type="string">
            <text:p>12,829920</text:p>
          </table:table-cell>
          <table:table-cell office:value-type="string">
            <text:p>26,675283</text:p>
          </table:table-cell>
          <table:table-cell office:value-type="string">
            <text:p>4,830695</text:p>
          </table:table-cell>
          <table:table-cell office:value-type="string">
            <text:p>22,788235</text:p>
          </table:table-cell>
          <table:table-cell office:value-type="string">
            <text:p>7,100772</text:p>
          </table:table-cell>
          <table:table-cell office:value-type="string">
            <text:p>101,233231</text:p>
          </table:table-cell>
          <table:table-cell office:value-type="string">
            <text:p>4,874440</text:p>
          </table:table-cell>
          <table:table-cell office:value-type="string">
            <text:p>2387,049561</text:p>
          </table:table-cell>
          <table:table-cell office:value-type="string">
            <text:p>41,863800</text:p>
          </table:table-cell>
          <table:table-cell office:value-type="string">
            <text:p>42,070503</text:p>
          </table:table-cell>
          <table:table-cell office:value-type="string">
            <text:p>7,0063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1,135559</text:p>
          </table:table-cell>
          <table:table-cell office:value-type="string">
            <text:p>18,180956</text:p>
          </table:table-cell>
          <table:table-cell office:value-type="string">
            <text:p>134,974487</text:p>
          </table:table-cell>
          <table:table-cell office:value-type="string">
            <text:p>8,548555</text:p>
          </table:table-cell>
          <table:table-cell office:value-type="string">
            <text:p>36,016323</text:p>
          </table:table-cell>
          <table:table-cell office:value-type="string">
            <text:p>8,879021</text:p>
          </table:table-cell>
          <table:table-cell office:value-type="string">
            <text:p>76,125633</text:p>
          </table:table-cell>
          <table:table-cell office:value-type="string">
            <text:p>9,215488</text:p>
          </table:table-cell>
          <table:table-cell office:value-type="string">
            <text:p>41,012451</text:p>
          </table:table-cell>
          <table:table-cell office:value-type="string">
            <text:p>9,607804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112,395683</text:p>
          </table:table-cell>
          <table:table-cell office:value-type="string">
            <text:p>18,222052</text:p>
          </table:table-cell>
        </table:table-row>
        <table:table-row table:style-name="ro1">
          <table:table-cell office:value-type="string">
            <text:p>AFR165 <text:s text:c="5"/></text:p>
          </table:table-cell>
          <table:table-cell office:value-type="string">
            <text:p>3205,897705</text:p>
          </table:table-cell>
          <table:table-cell office:value-type="string">
            <text:p>757,526550</text:p>
          </table:table-cell>
          <table:table-cell office:value-type="string">
            <text:p>5542,996094</text:p>
          </table:table-cell>
          <table:table-cell office:value-type="string">
            <text:p>505,605774</text:p>
          </table:table-cell>
          <table:table-cell office:value-type="string">
            <text:p>13436,132813</text:p>
          </table:table-cell>
          <table:table-cell office:value-type="string">
            <text:p>357,397339</text:p>
          </table:table-cell>
          <table:table-cell office:value-type="string">
            <text:p>29042,599609</text:p>
          </table:table-cell>
          <table:table-cell office:value-type="string">
            <text:p>629,257751</text:p>
          </table:table-cell>
          <table:table-cell office:value-type="string">
            <text:p>55,471088</text:p>
          </table:table-cell>
          <table:table-cell office:value-type="string">
            <text:p>32,781567</text:p>
          </table:table-cell>
          <table:table-cell office:value-type="string">
            <text:p>4375,692871</text:p>
          </table:table-cell>
          <table:table-cell office:value-type="string">
            <text:p>91,323555</text:p>
          </table:table-cell>
          <table:table-cell office:value-type="string">
            <text:p>7003,803223</text:p>
          </table:table-cell>
          <table:table-cell office:value-type="string">
            <text:p>122,146309</text:p>
          </table:table-cell>
          <table:table-cell office:value-type="string">
            <text:p>3316,339600</text:p>
          </table:table-cell>
          <table:table-cell office:value-type="string">
            <text:p>48,460209</text:p>
          </table:table-cell>
          <table:table-cell office:value-type="string">
            <text:p>14418,220703</text:p>
          </table:table-cell>
          <table:table-cell office:value-type="string">
            <text:p>183,812149</text:p>
          </table:table-cell>
          <table:table-cell office:value-type="string">
            <text:p>738,563721</text:p>
          </table:table-cell>
          <table:table-cell office:value-type="string">
            <text:p>20,502356</text:p>
          </table:table-cell>
          <table:table-cell office:value-type="string">
            <text:p>89,389923</text:p>
          </table:table-cell>
          <table:table-cell office:value-type="string">
            <text:p>5,787503</text:p>
          </table:table-cell>
          <table:table-cell office:value-type="string">
            <text:p>24,055225</text:p>
          </table:table-cell>
          <table:table-cell office:value-type="string">
            <text:p>7,318403</text:p>
          </table:table-cell>
          <table:table-cell office:value-type="string">
            <text:p>129,013947</text:p>
          </table:table-cell>
          <table:table-cell office:value-type="string">
            <text:p>5,446791</text:p>
          </table:table-cell>
          <table:table-cell office:value-type="string">
            <text:p>6920,145020</text:p>
          </table:table-cell>
          <table:table-cell office:value-type="string">
            <text:p>116,178551</text:p>
          </table:table-cell>
          <table:table-cell office:value-type="string">
            <text:p>123,905266</text:p>
          </table:table-cell>
          <table:table-cell office:value-type="string">
            <text:p>7,80195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5,011482</text:p>
          </table:table-cell>
          <table:table-cell office:value-type="string">
            <text:p>18,091169</text:p>
          </table:table-cell>
          <table:table-cell office:value-type="string">
            <text:p>69,481087</text:p>
          </table:table-cell>
          <table:table-cell office:value-type="string">
            <text:p>8,533352</text:p>
          </table:table-cell>
          <table:table-cell office:value-type="string">
            <text:p>27,688152</text:p>
          </table:table-cell>
          <table:table-cell office:value-type="string">
            <text:p>9,112024</text:p>
          </table:table-cell>
          <table:table-cell office:value-type="string">
            <text:p>269,994934</text:p>
          </table:table-cell>
          <table:table-cell office:value-type="string">
            <text:p>10,743483</text:p>
          </table:table-cell>
          <table:table-cell office:value-type="string">
            <text:p>29,063284</text:p>
          </table:table-cell>
          <table:table-cell office:value-type="string">
            <text:p>9,898638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63,786869</text:p>
          </table:table-cell>
          <table:table-cell office:value-type="string">
            <text:p>18,791979</text:p>
          </table:table-cell>
        </table:table-row>
        <table:table-row table:style-name="ro1">
          <table:table-cell office:value-type="string">
            <text:p>AFR166 <text:s text:c="5"/></text:p>
          </table:table-cell>
          <table:table-cell office:value-type="string">
            <text:p>2866,060547</text:p>
          </table:table-cell>
          <table:table-cell office:value-type="string">
            <text:p>658,746094</text:p>
          </table:table-cell>
          <table:table-cell office:value-type="string">
            <text:p>3303,731934</text:p>
          </table:table-cell>
          <table:table-cell office:value-type="string">
            <text:p>438,264587</text:p>
          </table:table-cell>
          <table:table-cell office:value-type="string">
            <text:p>9944,132813</text:p>
          </table:table-cell>
          <table:table-cell office:value-type="string">
            <text:p>278,329437</text:p>
          </table:table-cell>
          <table:table-cell office:value-type="string">
            <text:p>16963,439453</text:p>
          </table:table-cell>
          <table:table-cell office:value-type="string">
            <text:p>382,131958</text:p>
          </table:table-cell>
          <table:table-cell office:value-type="string">
            <text:p>259,567566</text:p>
          </table:table-cell>
          <table:table-cell office:value-type="string">
            <text:p>31,200581</text:p>
          </table:table-cell>
          <table:table-cell office:value-type="string">
            <text:p>4306,724121</text:p>
          </table:table-cell>
          <table:table-cell office:value-type="string">
            <text:p>89,403587</text:p>
          </table:table-cell>
          <table:table-cell office:value-type="string">
            <text:p>5512,772949</text:p>
          </table:table-cell>
          <table:table-cell office:value-type="string">
            <text:p>98,335304</text:p>
          </table:table-cell>
          <table:table-cell office:value-type="string">
            <text:p>8509,340820</text:p>
          </table:table-cell>
          <table:table-cell office:value-type="string">
            <text:p>115,231133</text:p>
          </table:table-cell>
          <table:table-cell office:value-type="string">
            <text:p>7286,601563</text:p>
          </table:table-cell>
          <table:table-cell office:value-type="string">
            <text:p>95,682953</text:p>
          </table:table-cell>
          <table:table-cell office:value-type="string">
            <text:p>657,821167</text:p>
          </table:table-cell>
          <table:table-cell office:value-type="string">
            <text:p>18,322100</text:p>
          </table:table-cell>
          <table:table-cell office:value-type="string">
            <text:p>23,908897</text:p>
          </table:table-cell>
          <table:table-cell office:value-type="string">
            <text:p>4,728804</text:p>
          </table:table-cell>
          <table:table-cell office:value-type="string">
            <text:p>28,148447</text:p>
          </table:table-cell>
          <table:table-cell office:value-type="string">
            <text:p>7,048682</text:p>
          </table:table-cell>
          <table:table-cell office:value-type="string">
            <text:p>101,868729</text:p>
          </table:table-cell>
          <table:table-cell office:value-type="string">
            <text:p>4,731382</text:p>
          </table:table-cell>
          <table:table-cell office:value-type="string">
            <text:p>3607,353271</text:p>
          </table:table-cell>
          <table:table-cell office:value-type="string">
            <text:p>61,699570</text:p>
          </table:table-cell>
          <table:table-cell office:value-type="string">
            <text:p>39,239765</text:p>
          </table:table-cell>
          <table:table-cell office:value-type="string">
            <text:p>6,6434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3,065636</text:p>
          </table:table-cell>
          <table:table-cell office:value-type="string">
            <text:p>17,832111</text:p>
          </table:table-cell>
          <table:table-cell office:value-type="string">
            <text:p>54,448818</text:p>
          </table:table-cell>
          <table:table-cell office:value-type="string">
            <text:p>7,725954</text:p>
          </table:table-cell>
          <table:table-cell office:value-type="string">
            <text:p>53,534153</text:p>
          </table:table-cell>
          <table:table-cell office:value-type="string">
            <text:p>8,413912</text:p>
          </table:table-cell>
          <table:table-cell office:value-type="string">
            <text:p>65,226219</text:p>
          </table:table-cell>
          <table:table-cell office:value-type="string">
            <text:p>8,651310</text:p>
          </table:table-cell>
          <table:table-cell office:value-type="string">
            <text:p>26,718178</text:p>
          </table:table-cell>
          <table:table-cell office:value-type="string">
            <text:p>8,994798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66,255592</text:p>
          </table:table-cell>
          <table:table-cell office:value-type="string">
            <text:p>17,075718</text:p>
          </table:table-cell>
        </table:table-row>
        <table:table-row table:style-name="ro1">
          <table:table-cell office:value-type="string">
            <text:p>AFR167 <text:s text:c="5"/></text:p>
          </table:table-cell>
          <table:table-cell office:value-type="string">
            <text:p>2035,256470</text:p>
          </table:table-cell>
          <table:table-cell office:value-type="string">
            <text:p>622,890991</text:p>
          </table:table-cell>
          <table:table-cell office:value-type="string">
            <text:p>1308,360107</text:p>
          </table:table-cell>
          <table:table-cell office:value-type="string">
            <text:p>403,675171</text:p>
          </table:table-cell>
          <table:table-cell office:value-type="string">
            <text:p>4942,108398</text:p>
          </table:table-cell>
          <table:table-cell office:value-type="string">
            <text:p>187,038162</text:p>
          </table:table-cell>
          <table:table-cell office:value-type="string">
            <text:p>9266,739258</text:p>
          </table:table-cell>
          <table:table-cell office:value-type="string">
            <text:p>225,878174</text:p>
          </table:table-cell>
          <table:table-cell office:value-type="string">
            <text:p>21,734287</text:p>
          </table:table-cell>
          <table:table-cell office:value-type="string">
            <text:p>24,981821</text:p>
          </table:table-cell>
          <table:table-cell office:value-type="string">
            <text:p>2254,678467</text:p>
          </table:table-cell>
          <table:table-cell office:value-type="string">
            <text:p>53,537415</text:p>
          </table:table-cell>
          <table:table-cell office:value-type="string">
            <text:p>3223,314941</text:p>
          </table:table-cell>
          <table:table-cell office:value-type="string">
            <text:p>61,793896</text:p>
          </table:table-cell>
          <table:table-cell office:value-type="string">
            <text:p>4826,333496</text:p>
          </table:table-cell>
          <table:table-cell office:value-type="string">
            <text:p>67,640625</text:p>
          </table:table-cell>
          <table:table-cell office:value-type="string">
            <text:p>2905,742676</text:p>
          </table:table-cell>
          <table:table-cell office:value-type="string">
            <text:p>41,949192</text:p>
          </table:table-cell>
          <table:table-cell office:value-type="string">
            <text:p>256,010590</text:p>
          </table:table-cell>
          <table:table-cell office:value-type="string">
            <text:p>8,557389</text:p>
          </table:table-cell>
          <table:table-cell office:value-type="string">
            <text:p>12,598373</text:p>
          </table:table-cell>
          <table:table-cell office:value-type="string">
            <text:p>4,503295</text:p>
          </table:table-cell>
          <table:table-cell office:value-type="string">
            <text:p>27,520046</text:p>
          </table:table-cell>
          <table:table-cell office:value-type="string">
            <text:p>7,064586</text:p>
          </table:table-cell>
          <table:table-cell office:value-type="string">
            <text:p>38,232178</text:p>
          </table:table-cell>
          <table:table-cell office:value-type="string">
            <text:p>4,244152</text:p>
          </table:table-cell>
          <table:table-cell office:value-type="string">
            <text:p>2184,672119</text:p>
          </table:table-cell>
          <table:table-cell office:value-type="string">
            <text:p>38,624966</text:p>
          </table:table-cell>
          <table:table-cell office:value-type="string">
            <text:p>34,166012</text:p>
          </table:table-cell>
          <table:table-cell office:value-type="string">
            <text:p>6,77301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0,348007</text:p>
          </table:table-cell>
          <table:table-cell office:value-type="string">
            <text:p>17,792446</text:p>
          </table:table-cell>
          <table:table-cell office:value-type="string">
            <text:p>37,579597</text:p>
          </table:table-cell>
          <table:table-cell office:value-type="string">
            <text:p>7,820948</text:p>
          </table:table-cell>
          <table:table-cell office:value-type="string">
            <text:p>35,002460</text:p>
          </table:table-cell>
          <table:table-cell office:value-type="string">
            <text:p>8,492540</text:p>
          </table:table-cell>
          <table:table-cell office:value-type="string">
            <text:p>43,249142</text:p>
          </table:table-cell>
          <table:table-cell office:value-type="string">
            <text:p>8,721754</text:p>
          </table:table-cell>
          <table:table-cell office:value-type="string">
            <text:p>11,753739</text:p>
          </table:table-cell>
          <table:table-cell office:value-type="string">
            <text:p>9,132125</text:p>
          </table:table-cell>
          <table:table-cell office:value-type="string">
            <text:p>3,697067</text:p>
          </table:table-cell>
          <table:table-cell office:value-type="string">
            <text:p>37,05025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49,682499</text:p>
          </table:table-cell>
          <table:table-cell office:value-type="string">
            <text:p>17,261644</text:p>
          </table:table-cell>
        </table:table-row>
        <table:table-row table:style-name="ro1">
          <table:table-cell office:value-type="string">
            <text:p>AFR168 <text:s text:c="5"/></text:p>
          </table:table-cell>
          <table:table-cell office:value-type="string">
            <text:p>1256,118896</text:p>
          </table:table-cell>
          <table:table-cell office:value-type="string">
            <text:p>665,715393</text:p>
          </table:table-cell>
          <table:table-cell office:value-type="string">
            <text:p>1940,699829</text:p>
          </table:table-cell>
          <table:table-cell office:value-type="string">
            <text:p>424,990540</text:p>
          </table:table-cell>
          <table:table-cell office:value-type="string">
            <text:p>5844,947266</text:p>
          </table:table-cell>
          <table:table-cell office:value-type="string">
            <text:p>205,288361</text:p>
          </table:table-cell>
          <table:table-cell office:value-type="string">
            <text:p>11937,691406</text:p>
          </table:table-cell>
          <table:table-cell office:value-type="string">
            <text:p>280,378174</text:p>
          </table:table-cell>
          <table:table-cell office:value-type="string">
            <text:p>31,141663</text:p>
          </table:table-cell>
          <table:table-cell office:value-type="string">
            <text:p>26,607136</text:p>
          </table:table-cell>
          <table:table-cell office:value-type="string">
            <text:p>2223,155762</text:p>
          </table:table-cell>
          <table:table-cell office:value-type="string">
            <text:p>53,380833</text:p>
          </table:table-cell>
          <table:table-cell office:value-type="string">
            <text:p>2585,485352</text:p>
          </table:table-cell>
          <table:table-cell office:value-type="string">
            <text:p>51,960266</text:p>
          </table:table-cell>
          <table:table-cell office:value-type="string">
            <text:p>1526,802612</text:p>
          </table:table-cell>
          <table:table-cell office:value-type="string">
            <text:p>25,905167</text:p>
          </table:table-cell>
          <table:table-cell office:value-type="string">
            <text:p>5462,603027</text:p>
          </table:table-cell>
          <table:table-cell office:value-type="string">
            <text:p>72,794960</text:p>
          </table:table-cell>
          <table:table-cell office:value-type="string">
            <text:p>314,558350</text:p>
          </table:table-cell>
          <table:table-cell office:value-type="string">
            <text:p>10,024998</text:p>
          </table:table-cell>
          <table:table-cell office:value-type="string">
            <text:p>36,655415</text:p>
          </table:table-cell>
          <table:table-cell office:value-type="string">
            <text:p>5,036244</text:p>
          </table:table-cell>
          <table:table-cell office:value-type="string">
            <text:p>34,294552</text:p>
          </table:table-cell>
          <table:table-cell office:value-type="string">
            <text:p>7,275228</text:p>
          </table:table-cell>
          <table:table-cell office:value-type="string">
            <text:p>54,370163</text:p>
          </table:table-cell>
          <table:table-cell office:value-type="string">
            <text:p>4,679859</text:p>
          </table:table-cell>
          <table:table-cell office:value-type="string">
            <text:p>2871,036865</text:p>
          </table:table-cell>
          <table:table-cell office:value-type="string">
            <text:p>49,792648</text:p>
          </table:table-cell>
          <table:table-cell office:value-type="string">
            <text:p>73,967461</text:p>
          </table:table-cell>
          <table:table-cell office:value-type="string">
            <text:p>7,45771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6,282913</text:p>
          </table:table-cell>
          <table:table-cell office:value-type="string">
            <text:p>18,024385</text:p>
          </table:table-cell>
          <table:table-cell office:value-type="string">
            <text:p>51,103058</text:p>
          </table:table-cell>
          <table:table-cell office:value-type="string">
            <text:p>8,484490</text:p>
          </table:table-cell>
          <table:table-cell office:value-type="string">
            <text:p>11,514603</text:p>
          </table:table-cell>
          <table:table-cell office:value-type="string">
            <text:p>9,150879</text:p>
          </table:table-cell>
          <table:table-cell office:value-type="string">
            <text:p>91,034737</text:p>
          </table:table-cell>
          <table:table-cell office:value-type="string">
            <text:p>9,606559</text:p>
          </table:table-cell>
          <table:table-cell office:value-type="string">
            <text:p>24,512548</text:p>
          </table:table-cell>
          <table:table-cell office:value-type="string">
            <text:p>9,810520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52,513138</text:p>
          </table:table-cell>
          <table:table-cell office:value-type="string">
            <text:p>18,629347</text:p>
          </table:table-cell>
        </table:table-row>
        <table:table-row table:style-name="ro1">
          <table:table-cell office:value-type="string">
            <text:p>AFR169 <text:s text:c="5"/></text:p>
          </table:table-cell>
          <table:table-cell office:value-type="string">
            <text:p>3455,451904</text:p>
          </table:table-cell>
          <table:table-cell office:value-type="string">
            <text:p>829,088196</text:p>
          </table:table-cell>
          <table:table-cell office:value-type="string">
            <text:p>1283,882568</text:p>
          </table:table-cell>
          <table:table-cell office:value-type="string">
            <text:p>454,017944</text:p>
          </table:table-cell>
          <table:table-cell office:value-type="string">
            <text:p>2871,983154</text:p>
          </table:table-cell>
          <table:table-cell office:value-type="string">
            <text:p>166,222168</text:p>
          </table:table-cell>
          <table:table-cell office:value-type="string">
            <text:p>6749,378906</text:p>
          </table:table-cell>
          <table:table-cell office:value-type="string">
            <text:p>181,645248</text:p>
          </table:table-cell>
          <table:table-cell office:value-type="string">
            <text:p>64,878464</text:p>
          </table:table-cell>
          <table:table-cell office:value-type="string">
            <text:p>31,815741</text:p>
          </table:table-cell>
          <table:table-cell office:value-type="string">
            <text:p>2802,023682</text:p>
          </table:table-cell>
          <table:table-cell office:value-type="string">
            <text:p>65,539185</text:p>
          </table:table-cell>
          <table:table-cell office:value-type="string">
            <text:p>5629,423828</text:p>
          </table:table-cell>
          <table:table-cell office:value-type="string">
            <text:p>101,080299</text:p>
          </table:table-cell>
          <table:table-cell office:value-type="string">
            <text:p>4895,320801</text:p>
          </table:table-cell>
          <table:table-cell office:value-type="string">
            <text:p>68,917564</text:p>
          </table:table-cell>
          <table:table-cell office:value-type="string">
            <text:p>5189,079102</text:p>
          </table:table-cell>
          <table:table-cell office:value-type="string">
            <text:p>70,142372</text:p>
          </table:table-cell>
          <table:table-cell office:value-type="string">
            <text:p>251,506912</text:p>
          </table:table-cell>
          <table:table-cell office:value-type="string">
            <text:p>9,225554</text:p>
          </table:table-cell>
          <table:table-cell office:value-type="string">
            <text:p>25,258350</text:p>
          </table:table-cell>
          <table:table-cell office:value-type="string">
            <text:p>5,902002</text:p>
          </table:table-cell>
          <table:table-cell office:value-type="string">
            <text:p>26,796051</text:p>
          </table:table-cell>
          <table:table-cell office:value-type="string">
            <text:p>7,821133</text:p>
          </table:table-cell>
          <table:table-cell office:value-type="string">
            <text:p>57,898941</text:p>
          </table:table-cell>
          <table:table-cell office:value-type="string">
            <text:p>5,617095</text:p>
          </table:table-cell>
          <table:table-cell office:value-type="string">
            <text:p>1375,082520</text:p>
          </table:table-cell>
          <table:table-cell office:value-type="string">
            <text:p>26,201704</text:p>
          </table:table-cell>
          <table:table-cell office:value-type="string">
            <text:p>73,130516</text:p>
          </table:table-cell>
          <table:table-cell office:value-type="string">
            <text:p>9,11292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43,731949</text:p>
          </table:table-cell>
          <table:table-cell office:value-type="string">
            <text:p>18,989845</text:p>
          </table:table-cell>
          <table:table-cell office:value-type="string">
            <text:p>141,887909</text:p>
          </table:table-cell>
          <table:table-cell office:value-type="string">
            <text:p>10,901434</text:p>
          </table:table-cell>
          <table:table-cell office:value-type="string">
            <text:p>35,002460</text:p>
          </table:table-cell>
          <table:table-cell office:value-type="string">
            <text:p>11,528981</text:p>
          </table:table-cell>
          <table:table-cell office:value-type="string">
            <text:p>52,831749</text:p>
          </table:table-cell>
          <table:table-cell office:value-type="string">
            <text:p>12,113649</text:p>
          </table:table-cell>
          <table:table-cell office:value-type="string">
            <text:p>478,915985</text:p>
          </table:table-cell>
          <table:table-cell office:value-type="string">
            <text:p>16,111359</text:p>
          </table:table-cell>
          <table:table-cell office:value-type="string">
            <text:p>112,739212</text:p>
          </table:table-cell>
          <table:table-cell office:value-type="string">
            <text:p>43,073818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16,885651</text:p>
          </table:table-cell>
          <table:table-cell office:value-type="string">
            <text:p>23,563341</text:p>
          </table:table-cell>
        </table:table-row>
        <table:table-row table:style-name="ro1">
          <table:table-cell office:value-type="string">
            <text:p>AFR170 <text:s text:c="5"/></text:p>
          </table:table-cell>
          <table:table-cell office:value-type="string">
            <text:p>644,692566</text:p>
          </table:table-cell>
          <table:table-cell office:value-type="string">
            <text:p>618,490417</text:p>
          </table:table-cell>
          <table:table-cell office:value-type="string">
            <text:p>4774,184082</text:p>
          </table:table-cell>
          <table:table-cell office:value-type="string">
            <text:p>636,024597</text:p>
          </table:table-cell>
          <table:table-cell office:value-type="string">
            <text:p>15230,337891</text:p>
          </table:table-cell>
          <table:table-cell office:value-type="string">
            <text:p>839,855408</text:p>
          </table:table-cell>
          <table:table-cell office:value-type="string">
            <text:p>42227,511719</text:p>
          </table:table-cell>
          <table:table-cell office:value-type="string">
            <text:p>909,238770</text:p>
          </table:table-cell>
          <table:table-cell office:value-type="string">
            <text:p>1482,117554</text:p>
          </table:table-cell>
          <table:table-cell office:value-type="string">
            <text:p>70,775543</text:p>
          </table:table-cell>
          <table:table-cell office:value-type="string">
            <text:p>4329,143555</text:p>
          </table:table-cell>
          <table:table-cell office:value-type="string">
            <text:p>101,583260</text:p>
          </table:table-cell>
          <table:table-cell office:value-type="string">
            <text:p>46912,007813</text:p>
          </table:table-cell>
          <table:table-cell office:value-type="string">
            <text:p>766,850220</text:p>
          </table:table-cell>
          <table:table-cell office:value-type="string">
            <text:p>45175,527344</text:p>
          </table:table-cell>
          <table:table-cell office:value-type="string">
            <text:p>593,306152</text:p>
          </table:table-cell>
          <table:table-cell office:value-type="string">
            <text:p>53160,296875</text:p>
          </table:table-cell>
          <table:table-cell office:value-type="string">
            <text:p>668,327454</text:p>
          </table:table-cell>
          <table:table-cell office:value-type="string">
            <text:p>2502,117188</text:p>
          </table:table-cell>
          <table:table-cell office:value-type="string">
            <text:p>66,176109</text:p>
          </table:table-cell>
          <table:table-cell office:value-type="string">
            <text:p>21,551123</text:p>
          </table:table-cell>
          <table:table-cell office:value-type="string">
            <text:p>7,991917</text:p>
          </table:table-cell>
          <table:table-cell office:value-type="string">
            <text:p>42,170841</text:p>
          </table:table-cell>
          <table:table-cell office:value-type="string">
            <text:p>8,682969</text:p>
          </table:table-cell>
          <table:table-cell office:value-type="string">
            <text:p>1094,772949</text:p>
          </table:table-cell>
          <table:table-cell office:value-type="string">
            <text:p>22,682096</text:p>
          </table:table-cell>
          <table:table-cell office:value-type="string">
            <text:p>10802,090820</text:p>
          </table:table-cell>
          <table:table-cell office:value-type="string">
            <text:p>180,463715</text:p>
          </table:table-cell>
          <table:table-cell office:value-type="string">
            <text:p>67,187920</text:p>
          </table:table-cell>
          <table:table-cell office:value-type="string">
            <text:p>10,765112</text:p>
          </table:table-cell>
          <table:table-cell office:value-type="string">
            <text:p>40,485081</text:p>
          </table:table-cell>
          <table:table-cell office:value-type="string">
            <text:p>16,622448</text:p>
          </table:table-cell>
          <table:table-cell office:value-type="string">
            <text:p>421,945251</text:p>
          </table:table-cell>
          <table:table-cell office:value-type="string">
            <text:p>20,883322</text:p>
          </table:table-cell>
          <table:table-cell office:value-type="string">
            <text:p>228,719589</text:p>
          </table:table-cell>
          <table:table-cell office:value-type="string">
            <text:p>13,284937</text:p>
          </table:table-cell>
          <table:table-cell office:value-type="string">
            <text:p>278,103271</text:p>
          </table:table-cell>
          <table:table-cell office:value-type="string">
            <text:p>14,798780</text:p>
          </table:table-cell>
          <table:table-cell office:value-type="string">
            <text:p>425,481201</text:p>
          </table:table-cell>
          <table:table-cell office:value-type="string">
            <text:p>16,288998</text:p>
          </table:table-cell>
          <table:table-cell office:value-type="string">
            <text:p>228,774841</text:p>
          </table:table-cell>
          <table:table-cell office:value-type="string">
            <text:p>15,740083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118,302338</text:p>
          </table:table-cell>
          <table:table-cell office:value-type="string">
            <text:p>28,341637</text:p>
          </table:table-cell>
        </table:table-row>
        <table:table-row table:style-name="ro1">
          <table:table-cell office:value-type="string">
            <text:p>AFR171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47,562378</text:p>
          </table:table-cell>
          <table:table-cell office:value-type="string">
            <text:p>400,210480</text:p>
          </table:table-cell>
          <table:table-cell office:value-type="string">
            <text:p>2556,679199</text:p>
          </table:table-cell>
          <table:table-cell office:value-type="string">
            <text:p>152,182373</text:p>
          </table:table-cell>
          <table:table-cell office:value-type="string">
            <text:p>3907,966309</text:p>
          </table:table-cell>
          <table:table-cell office:value-type="string">
            <text:p>125,270126</text:p>
          </table:table-cell>
          <table:table-cell office:value-type="string">
            <text:p>98,290878</text:p>
          </table:table-cell>
          <table:table-cell office:value-type="string">
            <text:p>27,316624</text:p>
          </table:table-cell>
          <table:table-cell office:value-type="string">
            <text:p>2161,543457</text:p>
          </table:table-cell>
          <table:table-cell office:value-type="string">
            <text:p>53,112720</text:p>
          </table:table-cell>
          <table:table-cell office:value-type="string">
            <text:p>6824,006836</text:p>
          </table:table-cell>
          <table:table-cell office:value-type="string">
            <text:p>119,088760</text:p>
          </table:table-cell>
          <table:table-cell office:value-type="string">
            <text:p>13651,034180</text:p>
          </table:table-cell>
          <table:table-cell office:value-type="string">
            <text:p>182,026245</text:p>
          </table:table-cell>
          <table:table-cell office:value-type="string">
            <text:p>1555,389404</text:p>
          </table:table-cell>
          <table:table-cell office:value-type="string">
            <text:p>26,521717</text:p>
          </table:table-cell>
          <table:table-cell office:value-type="string">
            <text:p>240,286545</text:p>
          </table:table-cell>
          <table:table-cell office:value-type="string">
            <text:p>8,24484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5,865206</text:p>
          </table:table-cell>
          <table:table-cell office:value-type="string">
            <text:p>7,166448</text:p>
          </table:table-cell>
          <table:table-cell office:value-type="string">
            <text:p>133,194550</text:p>
          </table:table-cell>
          <table:table-cell office:value-type="string">
            <text:p>5,285570</text:p>
          </table:table-cell>
          <table:table-cell office:value-type="string">
            <text:p>650,292603</text:p>
          </table:table-cell>
          <table:table-cell office:value-type="string">
            <text:p>15,028074</text:p>
          </table:table-cell>
          <table:table-cell office:value-type="string">
            <text:p>33,422058</text:p>
          </table:table-cell>
          <table:table-cell office:value-type="string">
            <text:p>7,06879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27,815422</text:p>
          </table:table-cell>
          <table:table-cell office:value-type="string">
            <text:p>18,128283</text:p>
          </table:table-cell>
          <table:table-cell office:value-type="string">
            <text:p>91,348328</text:p>
          </table:table-cell>
          <table:table-cell office:value-type="string">
            <text:p>8,726373</text:p>
          </table:table-cell>
          <table:table-cell office:value-type="string">
            <text:p>113,504532</text:p>
          </table:table-cell>
          <table:table-cell office:value-type="string">
            <text:p>9,597719</text:p>
          </table:table-cell>
          <table:table-cell office:value-type="string">
            <text:p>35,246651</text:p>
          </table:table-cell>
          <table:table-cell office:value-type="string">
            <text:p>9,550509</text:p>
          </table:table-cell>
          <table:table-cell office:value-type="string">
            <text:p>17,951672</text:p>
          </table:table-cell>
          <table:table-cell office:value-type="string">
            <text:p>9,972794</text:p>
          </table:table-cell>
          <table:table-cell office:value-type="string">
            <text:p>21,325125</text:p>
          </table:table-cell>
          <table:table-cell office:value-type="string">
            <text:p>43,58814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64,518929</text:p>
          </table:table-cell>
          <table:table-cell office:value-type="string">
            <text:p>18,987837</text:p>
          </table:table-cell>
        </table:table-row>
        <table:table-row table:style-name="ro1">
          <table:table-cell office:value-type="string">
            <text:p>AFR172 <text:s text:c="5"/></text:p>
          </table:table-cell>
          <table:table-cell office:value-type="string">
            <text:p>678,831665</text:p>
          </table:table-cell>
          <table:table-cell office:value-type="string">
            <text:p>727,811829</text:p>
          </table:table-cell>
          <table:table-cell office:value-type="string">
            <text:p>3488,104980</text:p>
          </table:table-cell>
          <table:table-cell office:value-type="string">
            <text:p>738,987061</text:p>
          </table:table-cell>
          <table:table-cell office:value-type="string">
            <text:p>19360,542969</text:p>
          </table:table-cell>
          <table:table-cell office:value-type="string">
            <text:p>1693,304077</text:p>
          </table:table-cell>
          <table:table-cell office:value-type="string">
            <text:p>84742,937500</text:p>
          </table:table-cell>
          <table:table-cell office:value-type="string">
            <text:p>1788,779785</text:p>
          </table:table-cell>
          <table:table-cell office:value-type="string">
            <text:p>1988,985596</text:p>
          </table:table-cell>
          <table:table-cell office:value-type="string">
            <text:p>95,050537</text:p>
          </table:table-cell>
          <table:table-cell office:value-type="string">
            <text:p>8394,830078</text:p>
          </table:table-cell>
          <table:table-cell office:value-type="string">
            <text:p>180,051147</text:p>
          </table:table-cell>
          <table:table-cell office:value-type="string">
            <text:p>112169,554688</text:p>
          </table:table-cell>
          <table:table-cell office:value-type="string">
            <text:p>1822,385132</text:p>
          </table:table-cell>
          <table:table-cell office:value-type="string">
            <text:p>78871,554688</text:p>
          </table:table-cell>
          <table:table-cell office:value-type="string">
            <text:p>1033,275391</text:p>
          </table:table-cell>
          <table:table-cell office:value-type="string">
            <text:p>60477,554688</text:p>
          </table:table-cell>
          <table:table-cell office:value-type="string">
            <text:p>760,779297</text:p>
          </table:table-cell>
          <table:table-cell office:value-type="string">
            <text:p>4123,226563</text:p>
          </table:table-cell>
          <table:table-cell office:value-type="string">
            <text:p>108,455696</text:p>
          </table:table-cell>
          <table:table-cell office:value-type="string">
            <text:p>20,054434</text:p>
          </table:table-cell>
          <table:table-cell office:value-type="string">
            <text:p>10,336370</text:p>
          </table:table-cell>
          <table:table-cell office:value-type="string">
            <text:p>24,661493</text:p>
          </table:table-cell>
          <table:table-cell office:value-type="string">
            <text:p>9,788465</text:p>
          </table:table-cell>
          <table:table-cell office:value-type="string">
            <text:p>2158,131836</text:p>
          </table:table-cell>
          <table:table-cell office:value-type="string">
            <text:p>43,001137</text:p>
          </table:table-cell>
          <table:table-cell office:value-type="string">
            <text:p>10584,251953</text:p>
          </table:table-cell>
          <table:table-cell office:value-type="string">
            <text:p>177,207642</text:p>
          </table:table-cell>
          <table:table-cell office:value-type="string">
            <text:p>67,792931</text:p>
          </table:table-cell>
          <table:table-cell office:value-type="string">
            <text:p>13,360188</text:p>
          </table:table-cell>
          <table:table-cell office:value-type="string">
            <text:p>89,910446</text:p>
          </table:table-cell>
          <table:table-cell office:value-type="string">
            <text:p>18,851854</text:p>
          </table:table-cell>
          <table:table-cell office:value-type="string">
            <text:p>652,439697</text:p>
          </table:table-cell>
          <table:table-cell office:value-type="string">
            <text:p>23,560701</text:p>
          </table:table-cell>
          <table:table-cell office:value-type="string">
            <text:p>481,895508</text:p>
          </table:table-cell>
          <table:table-cell office:value-type="string">
            <text:p>18,005089</text:p>
          </table:table-cell>
          <table:table-cell office:value-type="string">
            <text:p>441,879181</text:p>
          </table:table-cell>
          <table:table-cell office:value-type="string">
            <text:p>19,018990</text:p>
          </table:table-cell>
          <table:table-cell office:value-type="string">
            <text:p>598,027283</text:p>
          </table:table-cell>
          <table:table-cell office:value-type="string">
            <text:p>21,099205</text:p>
          </table:table-cell>
          <table:table-cell office:value-type="string">
            <text:p>265,058197</text:p>
          </table:table-cell>
          <table:table-cell office:value-type="string">
            <text:p>19,758402</text:p>
          </table:table-cell>
          <table:table-cell office:value-type="string">
            <text:p>709,308777</text:p>
          </table:table-cell>
          <table:table-cell office:value-type="string">
            <text:p>132,83972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226,695450</text:p>
          </table:table-cell>
          <table:table-cell office:value-type="string">
            <text:p>36,312351</text:p>
          </table:table-cell>
        </table:table-row>
        <table:table-row table:style-name="ro1">
          <table:table-cell office:value-type="string">
            <text:p>AFR173 <text:s text:c="5"/></text:p>
          </table:table-cell>
          <table:table-cell office:value-type="string">
            <text:p>3955,186768</text:p>
          </table:table-cell>
          <table:table-cell office:value-type="string">
            <text:p>588,642273</text:p>
          </table:table-cell>
          <table:table-cell office:value-type="string">
            <text:p>4077,835938</text:p>
          </table:table-cell>
          <table:table-cell office:value-type="string">
            <text:p>603,864563</text:p>
          </table:table-cell>
          <table:table-cell office:value-type="string">
            <text:p>10867,072266</text:p>
          </table:table-cell>
          <table:table-cell office:value-type="string">
            <text:p>976,386719</text:p>
          </table:table-cell>
          <table:table-cell office:value-type="string">
            <text:p>49569,011719</text:p>
          </table:table-cell>
          <table:table-cell office:value-type="string">
            <text:p>1055,644653</text:p>
          </table:table-cell>
          <table:table-cell office:value-type="string">
            <text:p>1412,206787</text:p>
          </table:table-cell>
          <table:table-cell office:value-type="string">
            <text:p>68,294075</text:p>
          </table:table-cell>
          <table:table-cell office:value-type="string">
            <text:p>4307,034180</text:p>
          </table:table-cell>
          <table:table-cell office:value-type="string">
            <text:p>101,027321</text:p>
          </table:table-cell>
          <table:table-cell office:value-type="string">
            <text:p>59960,062500</text:p>
          </table:table-cell>
          <table:table-cell office:value-type="string">
            <text:p>976,643860</text:p>
          </table:table-cell>
          <table:table-cell office:value-type="string">
            <text:p>53353,925781</text:p>
          </table:table-cell>
          <table:table-cell office:value-type="string">
            <text:p>699,414246</text:p>
          </table:table-cell>
          <table:table-cell office:value-type="string">
            <text:p>45708,886719</text:p>
          </table:table-cell>
          <table:table-cell office:value-type="string">
            <text:p>574,986511</text:p>
          </table:table-cell>
          <table:table-cell office:value-type="string">
            <text:p>2659,964355</text:p>
          </table:table-cell>
          <table:table-cell office:value-type="string">
            <text:p>70,145958</text:p>
          </table:table-cell>
          <table:table-cell office:value-type="string">
            <text:p>2,291680</text:p>
          </table:table-cell>
          <table:table-cell office:value-type="string">
            <text:p>7,751385</text:p>
          </table:table-cell>
          <table:table-cell office:value-type="string">
            <text:p>22,140966</text:p>
          </table:table-cell>
          <table:table-cell office:value-type="string">
            <text:p>8,335030</text:p>
          </table:table-cell>
          <table:table-cell office:value-type="string">
            <text:p>2407,103271</text:p>
          </table:table-cell>
          <table:table-cell office:value-type="string">
            <text:p>47,173180</text:p>
          </table:table-cell>
          <table:table-cell office:value-type="string">
            <text:p>6413,471680</text:p>
          </table:table-cell>
          <table:table-cell office:value-type="string">
            <text:p>108,098427</text:p>
          </table:table-cell>
          <table:table-cell office:value-type="string">
            <text:p>59,947582</text:p>
          </table:table-cell>
          <table:table-cell office:value-type="string">
            <text:p>10,157827</text:p>
          </table:table-cell>
          <table:table-cell office:value-type="string">
            <text:p>43,794228</text:p>
          </table:table-cell>
          <table:table-cell office:value-type="string">
            <text:p>16,219765</text:p>
          </table:table-cell>
          <table:table-cell office:value-type="string">
            <text:p>218,671036</text:p>
          </table:table-cell>
          <table:table-cell office:value-type="string">
            <text:p>19,755735</text:p>
          </table:table-cell>
          <table:table-cell office:value-type="string">
            <text:p>131,408478</text:p>
          </table:table-cell>
          <table:table-cell office:value-type="string">
            <text:p>12,335301</text:p>
          </table:table-cell>
          <table:table-cell office:value-type="string">
            <text:p>276,417236</text:p>
          </table:table-cell>
          <table:table-cell office:value-type="string">
            <text:p>14,115919</text:p>
          </table:table-cell>
          <table:table-cell office:value-type="string">
            <text:p>520,085693</text:p>
          </table:table-cell>
          <table:table-cell office:value-type="string">
            <text:p>16,540409</text:p>
          </table:table-cell>
          <table:table-cell office:value-type="string">
            <text:p>132,811981</text:p>
          </table:table-cell>
          <table:table-cell office:value-type="string">
            <text:p>14,546859</text:p>
          </table:table-cell>
          <table:table-cell office:value-type="string">
            <text:p>277,029022</text:p>
          </table:table-cell>
          <table:table-cell office:value-type="string">
            <text:p>89,445328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237,559219</text:p>
          </table:table-cell>
          <table:table-cell office:value-type="string">
            <text:p>27,612455</text:p>
          </table:table-cell>
        </table:table-row>
        <table:table-row table:style-name="ro1">
          <table:table-cell office:value-type="string">
            <text:p>AFR174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512,340698</text:p>
          </table:table-cell>
          <table:table-cell office:value-type="string">
            <text:p>452,128937</text:p>
          </table:table-cell>
          <table:table-cell office:value-type="string">
            <text:p>6209,789551</text:p>
          </table:table-cell>
          <table:table-cell office:value-type="string">
            <text:p>216,766937</text:p>
          </table:table-cell>
          <table:table-cell office:value-type="string">
            <text:p>14186,270508</text:p>
          </table:table-cell>
          <table:table-cell office:value-type="string">
            <text:p>328,408508</text:p>
          </table:table-cell>
          <table:table-cell office:value-type="string">
            <text:p>633,538208</text:p>
          </table:table-cell>
          <table:table-cell office:value-type="string">
            <text:p>38,692165</text:p>
          </table:table-cell>
          <table:table-cell office:value-type="string">
            <text:p>2173,006104</text:p>
          </table:table-cell>
          <table:table-cell office:value-type="string">
            <text:p>55,252712</text:p>
          </table:table-cell>
          <table:table-cell office:value-type="string">
            <text:p>8717,751953</text:p>
          </table:table-cell>
          <table:table-cell office:value-type="string">
            <text:p>149,540878</text:p>
          </table:table-cell>
          <table:table-cell office:value-type="string">
            <text:p>16174,269531</text:p>
          </table:table-cell>
          <table:table-cell office:value-type="string">
            <text:p>214,988602</text:p>
          </table:table-cell>
          <table:table-cell office:value-type="string">
            <text:p>10800,845703</text:p>
          </table:table-cell>
          <table:table-cell office:value-type="string">
            <text:p>139,610764</text:p>
          </table:table-cell>
          <table:table-cell office:value-type="string">
            <text:p>812,680176</text:p>
          </table:table-cell>
          <table:table-cell office:value-type="string">
            <text:p>22,399935</text:p>
          </table:table-cell>
          <table:table-cell office:value-type="string">
            <text:p>11,489470</text:p>
          </table:table-cell>
          <table:table-cell office:value-type="string">
            <text:p>5,363941</text:p>
          </table:table-cell>
          <table:table-cell office:value-type="string">
            <text:p>67,598213</text:p>
          </table:table-cell>
          <table:table-cell office:value-type="string">
            <text:p>7,574467</text:p>
          </table:table-cell>
          <table:table-cell office:value-type="string">
            <text:p>372,140076</text:p>
          </table:table-cell>
          <table:table-cell office:value-type="string">
            <text:p>9,072407</text:p>
          </table:table-cell>
          <table:table-cell office:value-type="string">
            <text:p>2035,837524</text:p>
          </table:table-cell>
          <table:table-cell office:value-type="string">
            <text:p>36,356384</text:p>
          </table:table-cell>
          <table:table-cell office:value-type="string">
            <text:p>69,987312</text:p>
          </table:table-cell>
          <table:table-cell office:value-type="string">
            <text:p>7,88975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80,141464</text:p>
          </table:table-cell>
          <table:table-cell office:value-type="string">
            <text:p>18,513233</text:p>
          </table:table-cell>
          <table:table-cell office:value-type="string">
            <text:p>84,391563</text:p>
          </table:table-cell>
          <table:table-cell office:value-type="string">
            <text:p>9,248432</text:p>
          </table:table-cell>
          <table:table-cell office:value-type="string">
            <text:p>80,264267</text:p>
          </table:table-cell>
          <table:table-cell office:value-type="string">
            <text:p>10,032737</text:p>
          </table:table-cell>
          <table:table-cell office:value-type="string">
            <text:p>114,430550</text:p>
          </table:table-cell>
          <table:table-cell office:value-type="string">
            <text:p>10,428885</text:p>
          </table:table-cell>
          <table:table-cell office:value-type="string">
            <text:p>74,096016</text:p>
          </table:table-cell>
          <table:table-cell office:value-type="string">
            <text:p>10,840662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68,569656</text:p>
          </table:table-cell>
          <table:table-cell office:value-type="string">
            <text:p>20,211109</text:p>
          </table:table-cell>
        </table:table-row>
        <table:table-row table:style-name="ro1">
          <table:table-cell office:value-type="string">
            <text:p>AFR175 <text:s text:c="5"/></text:p>
          </table:table-cell>
          <table:table-cell office:value-type="string">
            <text:p>170,510925</text:p>
          </table:table-cell>
          <table:table-cell office:value-type="string">
            <text:p>631,021851</text:p>
          </table:table-cell>
          <table:table-cell office:value-type="string">
            <text:p>6139,958496</text:p>
          </table:table-cell>
          <table:table-cell office:value-type="string">
            <text:p>648,766724</text:p>
          </table:table-cell>
          <table:table-cell office:value-type="string">
            <text:p>16010,038086</text:p>
          </table:table-cell>
          <table:table-cell office:value-type="string">
            <text:p>618,398254</text:p>
          </table:table-cell>
          <table:table-cell office:value-type="string">
            <text:p>31879,468750</text:p>
          </table:table-cell>
          <table:table-cell office:value-type="string">
            <text:p>696,822205</text:p>
          </table:table-cell>
          <table:table-cell office:value-type="string">
            <text:p>2101,451660</text:p>
          </table:table-cell>
          <table:table-cell office:value-type="string">
            <text:p>76,252792</text:p>
          </table:table-cell>
          <table:table-cell office:value-type="string">
            <text:p>5879,173340</text:p>
          </table:table-cell>
          <table:table-cell office:value-type="string">
            <text:p>126,159081</text:p>
          </table:table-cell>
          <table:table-cell office:value-type="string">
            <text:p>50733,042969</text:p>
          </table:table-cell>
          <table:table-cell office:value-type="string">
            <text:p>828,009644</text:p>
          </table:table-cell>
          <table:table-cell office:value-type="string">
            <text:p>51319,855469</text:p>
          </table:table-cell>
          <table:table-cell office:value-type="string">
            <text:p>672,965210</text:p>
          </table:table-cell>
          <table:table-cell office:value-type="string">
            <text:p>38262,035156</text:p>
          </table:table-cell>
          <table:table-cell office:value-type="string">
            <text:p>482,288116</text:p>
          </table:table-cell>
          <table:table-cell office:value-type="string">
            <text:p>2500,290039</text:p>
          </table:table-cell>
          <table:table-cell office:value-type="string">
            <text:p>66,051376</text:p>
          </table:table-cell>
          <table:table-cell office:value-type="string">
            <text:p>4,381152</text:p>
          </table:table-cell>
          <table:table-cell office:value-type="string">
            <text:p>7,819094</text:p>
          </table:table-cell>
          <table:table-cell office:value-type="string">
            <text:p>18,633028</text:p>
          </table:table-cell>
          <table:table-cell office:value-type="string">
            <text:p>8,515511</text:p>
          </table:table-cell>
          <table:table-cell office:value-type="string">
            <text:p>1180,448242</text:p>
          </table:table-cell>
          <table:table-cell office:value-type="string">
            <text:p>24,169060</text:p>
          </table:table-cell>
          <table:table-cell office:value-type="string">
            <text:p>7286,136230</text:p>
          </table:table-cell>
          <table:table-cell office:value-type="string">
            <text:p>122,483521</text:p>
          </table:table-cell>
          <table:table-cell office:value-type="string">
            <text:p>65,889427</text:p>
          </table:table-cell>
          <table:table-cell office:value-type="string">
            <text:p>10,632714</text:p>
          </table:table-cell>
          <table:table-cell office:value-type="string">
            <text:p>62,950249</text:p>
          </table:table-cell>
          <table:table-cell office:value-type="string">
            <text:p>16,612301</text:p>
          </table:table-cell>
          <table:table-cell office:value-type="string">
            <text:p>232,968323</text:p>
          </table:table-cell>
          <table:table-cell office:value-type="string">
            <text:p>20,039438</text:p>
          </table:table-cell>
          <table:table-cell office:value-type="string">
            <text:p>366,080017</text:p>
          </table:table-cell>
          <table:table-cell office:value-type="string">
            <text:p>13,945769</text:p>
          </table:table-cell>
          <table:table-cell office:value-type="string">
            <text:p>285,581848</text:p>
          </table:table-cell>
          <table:table-cell office:value-type="string">
            <text:p>14,739641</text:p>
          </table:table-cell>
          <table:table-cell office:value-type="string">
            <text:p>335,021942</text:p>
          </table:table-cell>
          <table:table-cell office:value-type="string">
            <text:p>15,451777</text:p>
          </table:table-cell>
          <table:table-cell office:value-type="string">
            <text:p>151,597488</text:p>
          </table:table-cell>
          <table:table-cell office:value-type="string">
            <text:p>15,212518</text:p>
          </table:table-cell>
          <table:table-cell office:value-type="string">
            <text:p>71,212166</text:p>
          </table:table-cell>
          <table:table-cell office:value-type="string">
            <text:p>85,876053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01,986534</text:p>
          </table:table-cell>
          <table:table-cell office:value-type="string">
            <text:p>28,067257</text:p>
          </table:table-cell>
        </table:table-row>
        <table:table-row table:style-name="ro1">
          <table:table-cell office:value-type="string">
            <text:p>AFR176 <text:s text:c="5"/></text:p>
          </table:table-cell>
          <table:table-cell office:value-type="string">
            <text:p>445,117798</text:p>
          </table:table-cell>
          <table:table-cell office:value-type="string">
            <text:p>488,578156</text:p>
          </table:table-cell>
          <table:table-cell office:value-type="string">
            <text:p>2729,105713</text:p>
          </table:table-cell>
          <table:table-cell office:value-type="string">
            <text:p>498,589386</text:p>
          </table:table-cell>
          <table:table-cell office:value-type="string">
            <text:p>6495,131836</text:p>
          </table:table-cell>
          <table:table-cell office:value-type="string">
            <text:p>353,418854</text:p>
          </table:table-cell>
          <table:table-cell office:value-type="string">
            <text:p>17396,414063</text:p>
          </table:table-cell>
          <table:table-cell office:value-type="string">
            <text:p>395,179504</text:p>
          </table:table-cell>
          <table:table-cell office:value-type="string">
            <text:p>693,152405</text:p>
          </table:table-cell>
          <table:table-cell office:value-type="string">
            <text:p>45,488525</text:p>
          </table:table-cell>
          <table:table-cell office:value-type="string">
            <text:p>3594,730713</text:p>
          </table:table-cell>
          <table:table-cell office:value-type="string">
            <text:p>81,489090</text:p>
          </table:table-cell>
          <table:table-cell office:value-type="string">
            <text:p>21559,263672</text:p>
          </table:table-cell>
          <table:table-cell office:value-type="string">
            <text:p>356,571991</text:p>
          </table:table-cell>
          <table:table-cell office:value-type="string">
            <text:p>27514,541016</text:p>
          </table:table-cell>
          <table:table-cell office:value-type="string">
            <text:p>362,576416</text:p>
          </table:table-cell>
          <table:table-cell office:value-type="string">
            <text:p>16417,390625</text:p>
          </table:table-cell>
          <table:table-cell office:value-type="string">
            <text:p>209,619446</text:p>
          </table:table-cell>
          <table:table-cell office:value-type="string">
            <text:p>743,069092</text:p>
          </table:table-cell>
          <table:table-cell office:value-type="string">
            <text:p>20,778145</text:p>
          </table:table-cell>
          <table:table-cell office:value-type="string">
            <text:p>22,431900</text:p>
          </table:table-cell>
          <table:table-cell office:value-type="string">
            <text:p>5,984037</text:p>
          </table:table-cell>
          <table:table-cell office:value-type="string">
            <text:p>40,727634</text:p>
          </table:table-cell>
          <table:table-cell office:value-type="string">
            <text:p>7,810378</text:p>
          </table:table-cell>
          <table:table-cell office:value-type="string">
            <text:p>450,696716</text:p>
          </table:table-cell>
          <table:table-cell office:value-type="string">
            <text:p>10,674215</text:p>
          </table:table-cell>
          <table:table-cell office:value-type="string">
            <text:p>3579,949463</text:p>
          </table:table-cell>
          <table:table-cell office:value-type="string">
            <text:p>61,474888</text:p>
          </table:table-cell>
          <table:table-cell office:value-type="string">
            <text:p>58,488060</text:p>
          </table:table-cell>
          <table:table-cell office:value-type="string">
            <text:p>8,836761</text:p>
          </table:table-cell>
          <table:table-cell office:value-type="string">
            <text:p>5,531728</text:p>
          </table:table-cell>
          <table:table-cell office:value-type="string">
            <text:p>15,177603</text:p>
          </table:table-cell>
          <table:table-cell office:value-type="string">
            <text:p>242,958511</text:p>
          </table:table-cell>
          <table:table-cell office:value-type="string">
            <text:p>19,163294</text:p>
          </table:table-cell>
          <table:table-cell office:value-type="string">
            <text:p>205,173523</text:p>
          </table:table-cell>
          <table:table-cell office:value-type="string">
            <text:p>10,912299</text:p>
          </table:table-cell>
          <table:table-cell office:value-type="string">
            <text:p>186,043228</text:p>
          </table:table-cell>
          <table:table-cell office:value-type="string">
            <text:p>11,786072</text:p>
          </table:table-cell>
          <table:table-cell office:value-type="string">
            <text:p>135,875214</text:p>
          </table:table-cell>
          <table:table-cell office:value-type="string">
            <text:p>11,837667</text:p>
          </table:table-cell>
          <table:table-cell office:value-type="string">
            <text:p>40,049377</text:p>
          </table:table-cell>
          <table:table-cell office:value-type="string">
            <text:p>12,128004</text:p>
          </table:table-cell>
          <table:table-cell office:value-type="string">
            <text:p>86,067596</text:p>
          </table:table-cell>
          <table:table-cell office:value-type="string">
            <text:p>60,723583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62,940372</text:p>
          </table:table-cell>
          <table:table-cell office:value-type="string">
            <text:p>22,808817</text:p>
          </table:table-cell>
        </table:table-row>
        <table:table-row table:style-name="ro1">
          <table:table-cell office:value-type="string">
            <text:p>AFR177 <text:s text:c="5"/></text:p>
          </table:table-cell>
          <table:table-cell office:value-type="string">
            <text:p>380,614563</text:p>
          </table:table-cell>
          <table:table-cell office:value-type="string">
            <text:p>623,179810</text:p>
          </table:table-cell>
          <table:table-cell office:value-type="string">
            <text:p>23,066103</text:p>
          </table:table-cell>
          <table:table-cell office:value-type="string">
            <text:p>396,513702</text:p>
          </table:table-cell>
          <table:table-cell office:value-type="string">
            <text:p>3272,927734</text:p>
          </table:table-cell>
          <table:table-cell office:value-type="string">
            <text:p>160,514481</text:p>
          </table:table-cell>
          <table:table-cell office:value-type="string">
            <text:p>5990,297363</text:p>
          </table:table-cell>
          <table:table-cell office:value-type="string">
            <text:p>162,146133</text:p>
          </table:table-cell>
          <table:table-cell office:value-type="string">
            <text:p>57,357632</text:p>
          </table:table-cell>
          <table:table-cell office:value-type="string">
            <text:p>24,006229</text:p>
          </table:table-cell>
          <table:table-cell office:value-type="string">
            <text:p>832,636108</text:p>
          </table:table-cell>
          <table:table-cell office:value-type="string">
            <text:p>30,681158</text:p>
          </table:table-cell>
          <table:table-cell office:value-type="string">
            <text:p>2312,119385</text:p>
          </table:table-cell>
          <table:table-cell office:value-type="string">
            <text:p>47,326706</text:p>
          </table:table-cell>
          <table:table-cell office:value-type="string">
            <text:p>4767,895020</text:p>
          </table:table-cell>
          <table:table-cell office:value-type="string">
            <text:p>67,062263</text:p>
          </table:table-cell>
          <table:table-cell office:value-type="string">
            <text:p>1869,461670</text:p>
          </table:table-cell>
          <table:table-cell office:value-type="string">
            <text:p>29,815693</text:p>
          </table:table-cell>
          <table:table-cell office:value-type="string">
            <text:p>279,014526</text:p>
          </table:table-cell>
          <table:table-cell office:value-type="string">
            <text:p>9,189748</text:p>
          </table:table-cell>
          <table:table-cell office:value-type="string">
            <text:p>5,107950</text:p>
          </table:table-cell>
          <table:table-cell office:value-type="string">
            <text:p>4,708885</text:p>
          </table:table-cell>
          <table:table-cell office:value-type="string">
            <text:p>26,598652</text:p>
          </table:table-cell>
          <table:table-cell office:value-type="string">
            <text:p>7,165192</text:p>
          </table:table-cell>
          <table:table-cell office:value-type="string">
            <text:p>64,956192</text:p>
          </table:table-cell>
          <table:table-cell office:value-type="string">
            <text:p>4,659507</text:p>
          </table:table-cell>
          <table:table-cell office:value-type="string">
            <text:p>1047,697388</text:p>
          </table:table-cell>
          <table:table-cell office:value-type="string">
            <text:p>20,845602</text:p>
          </table:table-cell>
          <table:table-cell office:value-type="string">
            <text:p>41,617931</text:p>
          </table:table-cell>
          <table:table-cell office:value-type="string">
            <text:p>7,20188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9,912796</text:p>
          </table:table-cell>
          <table:table-cell office:value-type="string">
            <text:p>17,960926</text:p>
          </table:table-cell>
          <table:table-cell office:value-type="string">
            <text:p>41,394085</text:p>
          </table:table-cell>
          <table:table-cell office:value-type="string">
            <text:p>8,335037</text:p>
          </table:table-cell>
          <table:table-cell office:value-type="string">
            <text:p>45,407570</text:p>
          </table:table-cell>
          <table:table-cell office:value-type="string">
            <text:p>9,049679</text:p>
          </table:table-cell>
          <table:table-cell office:value-type="string">
            <text:p>32,867695</text:p>
          </table:table-cell>
          <table:table-cell office:value-type="string">
            <text:p>9,258585</text:p>
          </table:table-cell>
          <table:table-cell office:value-type="string">
            <text:p>18,574432</text:p>
          </table:table-cell>
          <table:table-cell office:value-type="string">
            <text:p>9,684115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50,264542</text:p>
          </table:table-cell>
          <table:table-cell office:value-type="string">
            <text:p>18,363739</text:p>
          </table:table-cell>
        </table:table-row>
        <table:table-row table:style-name="ro1">
          <table:table-cell office:value-type="string">
            <text:p>AFR178 <text:s text:c="5"/></text:p>
          </table:table-cell>
          <table:table-cell office:value-type="string">
            <text:p>1729,409668</text:p>
          </table:table-cell>
          <table:table-cell office:value-type="string">
            <text:p>629,009583</text:p>
          </table:table-cell>
          <table:table-cell office:value-type="string">
            <text:p>11446,193359</text:p>
          </table:table-cell>
          <table:table-cell office:value-type="string">
            <text:p>710,515137</text:p>
          </table:table-cell>
          <table:table-cell office:value-type="string">
            <text:p>32556,746094</text:p>
          </table:table-cell>
          <table:table-cell office:value-type="string">
            <text:p>878,404480</text:p>
          </table:table-cell>
          <table:table-cell office:value-type="string">
            <text:p>44458,601563</text:p>
          </table:table-cell>
          <table:table-cell office:value-type="string">
            <text:p>949,656128</text:p>
          </table:table-cell>
          <table:table-cell office:value-type="string">
            <text:p>2164,994385</text:p>
          </table:table-cell>
          <table:table-cell office:value-type="string">
            <text:p>69,259331</text:p>
          </table:table-cell>
          <table:table-cell office:value-type="string">
            <text:p>3414,051514</text:p>
          </table:table-cell>
          <table:table-cell office:value-type="string">
            <text:p>81,210197</text:p>
          </table:table-cell>
          <table:table-cell office:value-type="string">
            <text:p>33522,390625</text:p>
          </table:table-cell>
          <table:table-cell office:value-type="string">
            <text:p>549,275696</text:p>
          </table:table-cell>
          <table:table-cell office:value-type="string">
            <text:p>32931,730469</text:p>
          </table:table-cell>
          <table:table-cell office:value-type="string">
            <text:p>433,097992</text:p>
          </table:table-cell>
          <table:table-cell office:value-type="string">
            <text:p>25622,462891</text:p>
          </table:table-cell>
          <table:table-cell office:value-type="string">
            <text:p>324,146515</text:p>
          </table:table-cell>
          <table:table-cell office:value-type="string">
            <text:p>3260,116699</text:p>
          </table:table-cell>
          <table:table-cell office:value-type="string">
            <text:p>85,512543</text:p>
          </table:table-cell>
          <table:table-cell office:value-type="string">
            <text:p>13,922896</text:p>
          </table:table-cell>
          <table:table-cell office:value-type="string">
            <text:p>6,689218</text:p>
          </table:table-cell>
          <table:table-cell office:value-type="string">
            <text:p>41,431046</text:p>
          </table:table-cell>
          <table:table-cell office:value-type="string">
            <text:p>7,679572</text:p>
          </table:table-cell>
          <table:table-cell office:value-type="string">
            <text:p>994,059143</text:p>
          </table:table-cell>
          <table:table-cell office:value-type="string">
            <text:p>20,301054</text:p>
          </table:table-cell>
          <table:table-cell office:value-type="string">
            <text:p>8683,714844</text:p>
          </table:table-cell>
          <table:table-cell office:value-type="string">
            <text:p>145,293900</text:p>
          </table:table-cell>
          <table:table-cell office:value-type="string">
            <text:p>36,211880</text:p>
          </table:table-cell>
          <table:table-cell office:value-type="string">
            <text:p>8,110785</text:p>
          </table:table-cell>
          <table:table-cell office:value-type="string">
            <text:p>22,311462</text:p>
          </table:table-cell>
          <table:table-cell office:value-type="string">
            <text:p>14,786023</text:p>
          </table:table-cell>
          <table:table-cell office:value-type="string">
            <text:p>156,818054</text:p>
          </table:table-cell>
          <table:table-cell office:value-type="string">
            <text:p>18,581814</text:p>
          </table:table-cell>
          <table:table-cell office:value-type="string">
            <text:p>206,579453</text:p>
          </table:table-cell>
          <table:table-cell office:value-type="string">
            <text:p>10,056008</text:p>
          </table:table-cell>
          <table:table-cell office:value-type="string">
            <text:p>165,018509</text:p>
          </table:table-cell>
          <table:table-cell office:value-type="string">
            <text:p>10,728924</text:p>
          </table:table-cell>
          <table:table-cell office:value-type="string">
            <text:p>218,641373</text:p>
          </table:table-cell>
          <table:table-cell office:value-type="string">
            <text:p>11,332986</text:p>
          </table:table-cell>
          <table:table-cell office:value-type="string">
            <text:p>100,311600</text:p>
          </table:table-cell>
          <table:table-cell office:value-type="string">
            <text:p>11,246702</text:p>
          </table:table-cell>
          <table:table-cell office:value-type="string">
            <text:p>71,187355</text:p>
          </table:table-cell>
          <table:table-cell office:value-type="string">
            <text:p>68,365326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71,595512</text:p>
          </table:table-cell>
          <table:table-cell office:value-type="string">
            <text:p>20,800028</text:p>
          </table:table-cell>
        </table:table-row>
        <table:table-row table:style-name="ro1">
          <table:table-cell office:value-type="string">
            <text:p>AFR179 <text:s text:c="5"/></text:p>
          </table:table-cell>
          <table:table-cell office:value-type="string">
            <text:p>2667,250732</text:p>
          </table:table-cell>
          <table:table-cell office:value-type="string">
            <text:p>600,842529</text:p>
          </table:table-cell>
          <table:table-cell office:value-type="string">
            <text:p>239,502197</text:p>
          </table:table-cell>
          <table:table-cell office:value-type="string">
            <text:p>375,247345</text:p>
          </table:table-cell>
          <table:table-cell office:value-type="string">
            <text:p>1420,985962</text:p>
          </table:table-cell>
          <table:table-cell office:value-type="string">
            <text:p>130,080582</text:p>
          </table:table-cell>
          <table:table-cell office:value-type="string">
            <text:p>2619,905518</text:p>
          </table:table-cell>
          <table:table-cell office:value-type="string">
            <text:p>97,290924</text:p>
          </table:table-cell>
          <table:table-cell office:value-type="string">
            <text:p>41,522217</text:p>
          </table:table-cell>
          <table:table-cell office:value-type="string">
            <text:p>23,046156</text:p>
          </table:table-cell>
          <table:table-cell office:value-type="string">
            <text:p>2013,756470</text:p>
          </table:table-cell>
          <table:table-cell office:value-type="string">
            <text:p>48,940498</text:p>
          </table:table-cell>
          <table:table-cell office:value-type="string">
            <text:p>3831,178467</text:p>
          </table:table-cell>
          <table:table-cell office:value-type="string">
            <text:p>71,208084</text:p>
          </table:table-cell>
          <table:table-cell office:value-type="string">
            <text:p>4526,598145</text:p>
          </table:table-cell>
          <table:table-cell office:value-type="string">
            <text:p>63,684311</text:p>
          </table:table-cell>
          <table:table-cell office:value-type="string">
            <text:p>2194,663818</text:p>
          </table:table-cell>
          <table:table-cell office:value-type="string">
            <text:p>33,325451</text:p>
          </table:table-cell>
          <table:table-cell office:value-type="string">
            <text:p>99,546722</text:p>
          </table:table-cell>
          <table:table-cell office:value-type="string">
            <text:p>5,057356</text:p>
          </table:table-cell>
          <table:table-cell office:value-type="string">
            <text:p>35,823734</text:p>
          </table:table-cell>
          <table:table-cell office:value-type="string">
            <text:p>4,120002</text:p>
          </table:table-cell>
          <table:table-cell office:value-type="string">
            <text:p>34,811680</text:p>
          </table:table-cell>
          <table:table-cell office:value-type="string">
            <text:p>6,865992</text:p>
          </table:table-cell>
          <table:table-cell office:value-type="string">
            <text:p>23,802397</text:p>
          </table:table-cell>
          <table:table-cell office:value-type="string">
            <text:p>3,758776</text:p>
          </table:table-cell>
          <table:table-cell office:value-type="string">
            <text:p>812,222473</text:p>
          </table:table-cell>
          <table:table-cell office:value-type="string">
            <text:p>17,094481</text:p>
          </table:table-cell>
          <table:table-cell office:value-type="string">
            <text:p>45,009121</text:p>
          </table:table-cell>
          <table:table-cell office:value-type="string">
            <text:p>6,23429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0,473400</text:p>
          </table:table-cell>
          <table:table-cell office:value-type="string">
            <text:p>17,637539</text:p>
          </table:table-cell>
          <table:table-cell office:value-type="string">
            <text:p>127,865997</text:p>
          </table:table-cell>
          <table:table-cell office:value-type="string">
            <text:p>7,618636</text:p>
          </table:table-cell>
          <table:table-cell office:value-type="string">
            <text:p>33,505802</text:p>
          </table:table-cell>
          <table:table-cell office:value-type="string">
            <text:p>7,840626</text:p>
          </table:table-cell>
          <table:table-cell office:value-type="string">
            <text:p>38,585270</text:p>
          </table:table-cell>
          <table:table-cell office:value-type="string">
            <text:p>8,156428</text:p>
          </table:table-cell>
          <table:table-cell office:value-type="string">
            <text:p>3,880688</text:p>
          </table:table-cell>
          <table:table-cell office:value-type="string">
            <text:p>8,375912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65,006966</text:p>
          </table:table-cell>
          <table:table-cell office:value-type="string">
            <text:p>15,972754</text:p>
          </table:table-cell>
        </table:table-row>
        <table:table-row table:style-name="ro1">
          <table:table-cell office:value-type="string">
            <text:p>AFR180 <text:s text:c="5"/></text:p>
          </table:table-cell>
          <table:table-cell office:value-type="string">
            <text:p>1101,643311</text:p>
          </table:table-cell>
          <table:table-cell office:value-type="string">
            <text:p>565,257324</text:p>
          </table:table-cell>
          <table:table-cell office:value-type="string">
            <text:p>1043,185425</text:p>
          </table:table-cell>
          <table:table-cell office:value-type="string">
            <text:p>380,542419</text:p>
          </table:table-cell>
          <table:table-cell office:value-type="string">
            <text:p>2260,216797</text:p>
          </table:table-cell>
          <table:table-cell office:value-type="string">
            <text:p>136,469437</text:p>
          </table:table-cell>
          <table:table-cell office:value-type="string">
            <text:p>3051,586182</text:p>
          </table:table-cell>
          <table:table-cell office:value-type="string">
            <text:p>104,178566</text:p>
          </table:table-cell>
          <table:table-cell office:value-type="string">
            <text:p>5,839062</text:p>
          </table:table-cell>
          <table:table-cell office:value-type="string">
            <text:p>20,761421</text:p>
          </table:table-cell>
          <table:table-cell office:value-type="string">
            <text:p>787,858032</text:p>
          </table:table-cell>
          <table:table-cell office:value-type="string">
            <text:p>28,350019</text:p>
          </table:table-cell>
          <table:table-cell office:value-type="string">
            <text:p>934,409851</text:p>
          </table:table-cell>
          <table:table-cell office:value-type="string">
            <text:p>25,294531</text:p>
          </table:table-cell>
          <table:table-cell office:value-type="string">
            <text:p>985,306580</text:p>
          </table:table-cell>
          <table:table-cell office:value-type="string">
            <text:p>19,073576</text:p>
          </table:table-cell>
          <table:table-cell office:value-type="string">
            <text:p>2400,372559</text:p>
          </table:table-cell>
          <table:table-cell office:value-type="string">
            <text:p>35,534138</text:p>
          </table:table-cell>
          <table:table-cell office:value-type="string">
            <text:p>132,547791</text:p>
          </table:table-cell>
          <table:table-cell office:value-type="string">
            <text:p>5,790404</text:p>
          </table:table-cell>
          <table:table-cell office:value-type="string">
            <text:p>3,419118</text:p>
          </table:table-cell>
          <table:table-cell office:value-type="string">
            <text:p>4,189671</text:p>
          </table:table-cell>
          <table:table-cell office:value-type="string">
            <text:p>23,357086</text:p>
          </table:table-cell>
          <table:table-cell office:value-type="string">
            <text:p>6,955236</text:p>
          </table:table-cell>
          <table:table-cell office:value-type="string">
            <text:p>15,755883</text:p>
          </table:table-cell>
          <table:table-cell office:value-type="string">
            <text:p>3,877667</text:p>
          </table:table-cell>
          <table:table-cell office:value-type="string">
            <text:p>623,541260</text:p>
          </table:table-cell>
          <table:table-cell office:value-type="string">
            <text:p>14,499516</text:p>
          </table:table-cell>
          <table:table-cell office:value-type="string">
            <text:p>37,922970</text:p>
          </table:table-cell>
          <table:table-cell office:value-type="string">
            <text:p>6,57427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4,100637</text:p>
          </table:table-cell>
          <table:table-cell office:value-type="string">
            <text:p>17,642941</text:p>
          </table:table-cell>
          <table:table-cell office:value-type="string">
            <text:p>26,981894</text:p>
          </table:table-cell>
          <table:table-cell office:value-type="string">
            <text:p>7,378900</text:p>
          </table:table-cell>
          <table:table-cell office:value-type="string">
            <text:p>18,708212</text:p>
          </table:table-cell>
          <table:table-cell office:value-type="string">
            <text:p>7,996138</text:p>
          </table:table-cell>
          <table:table-cell office:value-type="string">
            <text:p>34,609509</text:p>
          </table:table-cell>
          <table:table-cell office:value-type="string">
            <text:p>8,430886</text:p>
          </table:table-cell>
          <table:table-cell office:value-type="string">
            <text:p>5,164945</text:p>
          </table:table-cell>
          <table:table-cell office:value-type="string">
            <text:p>8,766997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44,118847</text:p>
          </table:table-cell>
          <table:table-cell office:value-type="string">
            <text:p>16,718512</text:p>
          </table:table-cell>
        </table:table-row>
        <table:table-row table:style-name="ro1">
          <table:table-cell office:value-type="string">
            <text:p>AFR181 <text:s text:c="5"/></text:p>
          </table:table-cell>
          <table:table-cell office:value-type="string">
            <text:p>465,009338</text:p>
          </table:table-cell>
          <table:table-cell office:value-type="string">
            <text:p>701,010193</text:p>
          </table:table-cell>
          <table:table-cell office:value-type="string">
            <text:p>1571,703369</text:p>
          </table:table-cell>
          <table:table-cell office:value-type="string">
            <text:p>425,113281</text:p>
          </table:table-cell>
          <table:table-cell office:value-type="string">
            <text:p>2932,951904</text:p>
          </table:table-cell>
          <table:table-cell office:value-type="string">
            <text:p>161,531281</text:p>
          </table:table-cell>
          <table:table-cell office:value-type="string">
            <text:p>4909,895020</text:p>
          </table:table-cell>
          <table:table-cell office:value-type="string">
            <text:p>145,133469</text:p>
          </table:table-cell>
          <table:table-cell office:value-type="string">
            <text:p>396,642609</text:p>
          </table:table-cell>
          <table:table-cell office:value-type="string">
            <text:p>34,266483</text:p>
          </table:table-cell>
          <table:table-cell office:value-type="string">
            <text:p>1918,211914</text:p>
          </table:table-cell>
          <table:table-cell office:value-type="string">
            <text:p>51,023598</text:p>
          </table:table-cell>
          <table:table-cell office:value-type="string">
            <text:p>16266,386719</text:p>
          </table:table-cell>
          <table:table-cell office:value-type="string">
            <text:p>270,946045</text:p>
          </table:table-cell>
          <table:table-cell office:value-type="string">
            <text:p>11857,312500</text:p>
          </table:table-cell>
          <table:table-cell office:value-type="string">
            <text:p>158,744583</text:p>
          </table:table-cell>
          <table:table-cell office:value-type="string">
            <text:p>9233,771484</text:p>
          </table:table-cell>
          <table:table-cell office:value-type="string">
            <text:p>119,976227</text:p>
          </table:table-cell>
          <table:table-cell office:value-type="string">
            <text:p>189,267548</text:p>
          </table:table-cell>
          <table:table-cell office:value-type="string">
            <text:p>7,177780</text:p>
          </table:table-cell>
          <table:table-cell office:value-type="string">
            <text:p>17,047012</text:p>
          </table:table-cell>
          <table:table-cell office:value-type="string">
            <text:p>4,626452</text:p>
          </table:table-cell>
          <table:table-cell office:value-type="string">
            <text:p>21,226023</text:p>
          </table:table-cell>
          <table:table-cell office:value-type="string">
            <text:p>7,095744</text:p>
          </table:table-cell>
          <table:table-cell office:value-type="string">
            <text:p>107,908554</text:p>
          </table:table-cell>
          <table:table-cell office:value-type="string">
            <text:p>4,902022</text:p>
          </table:table-cell>
          <table:table-cell office:value-type="string">
            <text:p>1048,637451</text:p>
          </table:table-cell>
          <table:table-cell office:value-type="string">
            <text:p>20,729406</text:p>
          </table:table-cell>
          <table:table-cell office:value-type="string">
            <text:p>45,055126</text:p>
          </table:table-cell>
          <table:table-cell office:value-type="string">
            <text:p>7,13312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59,768311</text:p>
          </table:table-cell>
          <table:table-cell office:value-type="string">
            <text:p>18,138067</text:p>
          </table:table-cell>
          <table:table-cell office:value-type="string">
            <text:p>83,849007</text:p>
          </table:table-cell>
          <table:table-cell office:value-type="string">
            <text:p>8,294556</text:p>
          </table:table-cell>
          <table:table-cell office:value-type="string">
            <text:p>61,757191</text:p>
          </table:table-cell>
          <table:table-cell office:value-type="string">
            <text:p>8,979976</text:p>
          </table:table-cell>
          <table:table-cell office:value-type="string">
            <text:p>61,661942</text:p>
          </table:table-cell>
          <table:table-cell office:value-type="string">
            <text:p>9,377004</text:p>
          </table:table-cell>
          <table:table-cell office:value-type="string">
            <text:p>17,486740</text:p>
          </table:table-cell>
          <table:table-cell office:value-type="string">
            <text:p>9,655510</text:p>
          </table:table-cell>
          <table:table-cell office:value-type="string">
            <text:p>142,167068</text:p>
          </table:table-cell>
          <table:table-cell office:value-type="string">
            <text:p>52,74374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86,146889</text:p>
          </table:table-cell>
          <table:table-cell office:value-type="string">
            <text:p>18,620628</text:p>
          </table:table-cell>
        </table:table-row>
        <table:table-row table:style-name="ro1">
          <table:table-cell office:value-type="string">
            <text:p>AFR182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61,013794</text:p>
          </table:table-cell>
          <table:table-cell office:value-type="string">
            <text:p>405,992828</text:p>
          </table:table-cell>
          <table:table-cell office:value-type="string">
            <text:p>1827,558105</text:p>
          </table:table-cell>
          <table:table-cell office:value-type="string">
            <text:p>141,127609</text:p>
          </table:table-cell>
          <table:table-cell office:value-type="string">
            <text:p>3876,568115</text:p>
          </table:table-cell>
          <table:table-cell office:value-type="string">
            <text:p>123,543594</text:p>
          </table:table-cell>
          <table:table-cell office:value-type="string">
            <text:p>135,454758</text:p>
          </table:table-cell>
          <table:table-cell office:value-type="string">
            <text:p>26,704082</text:p>
          </table:table-cell>
          <table:table-cell office:value-type="string">
            <text:p>1403,130859</text:p>
          </table:table-cell>
          <table:table-cell office:value-type="string">
            <text:p>40,178730</text:p>
          </table:table-cell>
          <table:table-cell office:value-type="string">
            <text:p>3719,617920</text:p>
          </table:table-cell>
          <table:table-cell office:value-type="string">
            <text:p>69,772919</text:p>
          </table:table-cell>
          <table:table-cell office:value-type="string">
            <text:p>5748,677734</text:p>
          </table:table-cell>
          <table:table-cell office:value-type="string">
            <text:p>79,663002</text:p>
          </table:table-cell>
          <table:table-cell office:value-type="string">
            <text:p>3930,947266</text:p>
          </table:table-cell>
          <table:table-cell office:value-type="string">
            <text:p>54,516163</text:p>
          </table:table-cell>
          <table:table-cell office:value-type="string">
            <text:p>140,282944</text:p>
          </table:table-cell>
          <table:table-cell office:value-type="string">
            <text:p>6,249552</text:p>
          </table:table-cell>
          <table:table-cell office:value-type="string">
            <text:p>5,446429</text:p>
          </table:table-cell>
          <table:table-cell office:value-type="string">
            <text:p>4,709015</text:p>
          </table:table-cell>
          <table:table-cell office:value-type="string">
            <text:p>32,203747</text:p>
          </table:table-cell>
          <table:table-cell office:value-type="string">
            <text:p>7,237212</text:p>
          </table:table-cell>
          <table:table-cell office:value-type="string">
            <text:p>35,902164</text:p>
          </table:table-cell>
          <table:table-cell office:value-type="string">
            <text:p>4,520657</text:p>
          </table:table-cell>
          <table:table-cell office:value-type="string">
            <text:p>707,152771</text:p>
          </table:table-cell>
          <table:table-cell office:value-type="string">
            <text:p>15,887427</text:p>
          </table:table-cell>
          <table:table-cell office:value-type="string">
            <text:p>45,519615</text:p>
          </table:table-cell>
          <table:table-cell office:value-type="string">
            <text:p>7,42967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10,305878</text:p>
          </table:table-cell>
          <table:table-cell office:value-type="string">
            <text:p>18,215067</text:p>
          </table:table-cell>
          <table:table-cell office:value-type="string">
            <text:p>46,092056</text:p>
          </table:table-cell>
          <table:table-cell office:value-type="string">
            <text:p>8,858229</text:p>
          </table:table-cell>
          <table:table-cell office:value-type="string">
            <text:p>47,433189</text:p>
          </table:table-cell>
          <table:table-cell office:value-type="string">
            <text:p>9,653247</text:p>
          </table:table-cell>
          <table:table-cell office:value-type="string">
            <text:p>49,467033</text:p>
          </table:table-cell>
          <table:table-cell office:value-type="string">
            <text:p>9,837881</text:p>
          </table:table-cell>
          <table:table-cell office:value-type="string">
            <text:p>10,960588</text:p>
          </table:table-cell>
          <table:table-cell office:value-type="string">
            <text:p>10,293351</text:p>
          </table:table-cell>
          <table:table-cell office:value-type="string">
            <text:p>0,786334</text:p>
          </table:table-cell>
          <table:table-cell office:value-type="string">
            <text:p>38,862926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16,812653</text:p>
          </table:table-cell>
          <table:table-cell office:value-type="string">
            <text:p>19,810963</text:p>
          </table:table-cell>
        </table:table-row>
        <table:table-row table:style-name="ro1">
          <table:table-cell office:value-type="string">
            <text:p>AFR183 <text:s text:c="5"/></text:p>
          </table:table-cell>
          <table:table-cell office:value-type="string">
            <text:p>201,087677</text:p>
          </table:table-cell>
          <table:table-cell office:value-type="string">
            <text:p>740,157837</text:p>
          </table:table-cell>
          <table:table-cell office:value-type="string">
            <text:p>892,239929</text:p>
          </table:table-cell>
          <table:table-cell office:value-type="string">
            <text:p>443,030823</text:p>
          </table:table-cell>
          <table:table-cell office:value-type="string">
            <text:p>627,093018</text:p>
          </table:table-cell>
          <table:table-cell office:value-type="string">
            <text:p>136,862625</text:p>
          </table:table-cell>
          <table:table-cell office:value-type="string">
            <text:p>1422,020874</text:p>
          </table:table-cell>
          <table:table-cell office:value-type="string">
            <text:p>89,537689</text:p>
          </table:table-cell>
          <table:table-cell office:value-type="string">
            <text:p>158,303467</text:p>
          </table:table-cell>
          <table:table-cell office:value-type="string">
            <text:p>29,681480</text:p>
          </table:table-cell>
          <table:table-cell office:value-type="string">
            <text:p>1123,347534</text:p>
          </table:table-cell>
          <table:table-cell office:value-type="string">
            <text:p>37,430504</text:p>
          </table:table-cell>
          <table:table-cell office:value-type="string">
            <text:p>2093,425293</text:p>
          </table:table-cell>
          <table:table-cell office:value-type="string">
            <text:p>45,075008</text:p>
          </table:table-cell>
          <table:table-cell office:value-type="string">
            <text:p>4724,152344</text:p>
          </table:table-cell>
          <table:table-cell office:value-type="string">
            <text:p>66,771202</text:p>
          </table:table-cell>
          <table:table-cell office:value-type="string">
            <text:p>4824,102051</text:p>
          </table:table-cell>
          <table:table-cell office:value-type="string">
            <text:p>65,857925</text:p>
          </table:table-cell>
          <table:table-cell office:value-type="string">
            <text:p>98,964355</text:p>
          </table:table-cell>
          <table:table-cell office:value-type="string">
            <text:p>6,222672</text:p>
          </table:table-cell>
          <table:table-cell office:value-type="string">
            <text:p>13,399247</text:p>
          </table:table-cell>
          <table:table-cell office:value-type="string">
            <text:p>5,550093</text:p>
          </table:table-cell>
          <table:table-cell office:value-type="string">
            <text:p>37,733517</text:p>
          </table:table-cell>
          <table:table-cell office:value-type="string">
            <text:p>7,738944</text:p>
          </table:table-cell>
          <table:table-cell office:value-type="string">
            <text:p>72,778252</text:p>
          </table:table-cell>
          <table:table-cell office:value-type="string">
            <text:p>5,549507</text:p>
          </table:table-cell>
          <table:table-cell office:value-type="string">
            <text:p>244,957260</text:p>
          </table:table-cell>
          <table:table-cell office:value-type="string">
            <text:p>10,734351</text:p>
          </table:table-cell>
          <table:table-cell office:value-type="string">
            <text:p>63,552124</text:p>
          </table:table-cell>
          <table:table-cell office:value-type="string">
            <text:p>8,85463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9,813374</text:p>
          </table:table-cell>
          <table:table-cell office:value-type="string">
            <text:p>18,687592</text:p>
          </table:table-cell>
          <table:table-cell office:value-type="string">
            <text:p>54,137161</text:p>
          </table:table-cell>
          <table:table-cell office:value-type="string">
            <text:p>10,410543</text:p>
          </table:table-cell>
          <table:table-cell office:value-type="string">
            <text:p>31,357376</text:p>
          </table:table-cell>
          <table:table-cell office:value-type="string">
            <text:p>11,284995</text:p>
          </table:table-cell>
          <table:table-cell office:value-type="string">
            <text:p>42,535545</text:p>
          </table:table-cell>
          <table:table-cell office:value-type="string">
            <text:p>11,593133</text:p>
          </table:table-cell>
          <table:table-cell office:value-type="string">
            <text:p>9,241064</text:p>
          </table:table-cell>
          <table:table-cell office:value-type="string">
            <text:p>12,117955</text:p>
          </table:table-cell>
          <table:table-cell office:value-type="string">
            <text:p>45,248924</text:p>
          </table:table-cell>
          <table:table-cell office:value-type="string">
            <text:p>38,179665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73,059631</text:p>
          </table:table-cell>
          <table:table-cell office:value-type="string">
            <text:p>22,992817</text:p>
          </table:table-cell>
        </table:table-row>
        <table:table-row table:style-name="ro1">
          <table:table-cell office:value-type="string">
            <text:p>AFR184 <text:s text:c="5"/></text:p>
          </table:table-cell>
          <table:table-cell office:value-type="string">
            <text:p>1383,170166</text:p>
          </table:table-cell>
          <table:table-cell office:value-type="string">
            <text:p>722,533813</text:p>
          </table:table-cell>
          <table:table-cell office:value-type="string">
            <text:p>1132,936890</text:p>
          </table:table-cell>
          <table:table-cell office:value-type="string">
            <text:p>422,921844</text:p>
          </table:table-cell>
          <table:table-cell office:value-type="string">
            <text:p>1063,078369</text:p>
          </table:table-cell>
          <table:table-cell office:value-type="string">
            <text:p>136,325958</text:p>
          </table:table-cell>
          <table:table-cell office:value-type="string">
            <text:p>1383,041626</text:p>
          </table:table-cell>
          <table:table-cell office:value-type="string">
            <text:p>84,778748</text:p>
          </table:table-cell>
          <table:table-cell office:value-type="string">
            <text:p>19,463539</text:p>
          </table:table-cell>
          <table:table-cell office:value-type="string">
            <text:p>24,981106</text:p>
          </table:table-cell>
          <table:table-cell office:value-type="string">
            <text:p>432,513458</text:p>
          </table:table-cell>
          <table:table-cell office:value-type="string">
            <text:p>25,958200</text:p>
          </table:table-cell>
          <table:table-cell office:value-type="string">
            <text:p>441,369690</text:p>
          </table:table-cell>
          <table:table-cell office:value-type="string">
            <text:p>20,464437</text:p>
          </table:table-cell>
          <table:table-cell office:value-type="string">
            <text:p>1338,426147</text:p>
          </table:table-cell>
          <table:table-cell office:value-type="string">
            <text:p>24,513659</text:p>
          </table:table-cell>
          <table:table-cell office:value-type="string">
            <text:p>325,543701</text:p>
          </table:table-cell>
          <table:table-cell office:value-type="string">
            <text:p>13,618456</text:p>
          </table:table-cell>
          <table:table-cell office:value-type="string">
            <text:p>82,735603</text:p>
          </table:table-cell>
          <table:table-cell office:value-type="string">
            <text:p>6,024838</text:p>
          </table:table-cell>
          <table:table-cell office:value-type="string">
            <text:p>10,688595</text:p>
          </table:table-cell>
          <table:table-cell office:value-type="string">
            <text:p>5,640416</text:p>
          </table:table-cell>
          <table:table-cell office:value-type="string">
            <text:p>36,363102</text:p>
          </table:table-cell>
          <table:table-cell office:value-type="string">
            <text:p>7,753084</text:p>
          </table:table-cell>
          <table:table-cell office:value-type="string">
            <text:p>21,667149</text:p>
          </table:table-cell>
          <table:table-cell office:value-type="string">
            <text:p>5,275778</text:p>
          </table:table-cell>
          <table:table-cell office:value-type="string">
            <text:p>215,662857</text:p>
          </table:table-cell>
          <table:table-cell office:value-type="string">
            <text:p>10,675216</text:p>
          </table:table-cell>
          <table:table-cell office:value-type="string">
            <text:p>65,672386</text:p>
          </table:table-cell>
          <table:table-cell office:value-type="string">
            <text:p>8,84004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2,129169</text:p>
          </table:table-cell>
          <table:table-cell office:value-type="string">
            <text:p>18,663889</text:p>
          </table:table-cell>
          <table:table-cell office:value-type="string">
            <text:p>63,282829</text:p>
          </table:table-cell>
          <table:table-cell office:value-type="string">
            <text:p>10,313416</text:p>
          </table:table-cell>
          <table:table-cell office:value-type="string">
            <text:p>18,925468</text:p>
          </table:table-cell>
          <table:table-cell office:value-type="string">
            <text:p>11,132719</text:p>
          </table:table-cell>
          <table:table-cell office:value-type="string">
            <text:p>32,162888</text:p>
          </table:table-cell>
          <table:table-cell office:value-type="string">
            <text:p>11,430697</text:p>
          </table:table-cell>
          <table:table-cell office:value-type="string">
            <text:p>13,400938</text:p>
          </table:table-cell>
          <table:table-cell office:value-type="string">
            <text:p>11,979800</text:p>
          </table:table-cell>
          <table:table-cell office:value-type="string">
            <text:p>76,979439</text:p>
          </table:table-cell>
          <table:table-cell office:value-type="string">
            <text:p>34,043125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60,224174</text:p>
          </table:table-cell>
          <table:table-cell office:value-type="string">
            <text:p>22,585440</text:p>
          </table:table-cell>
        </table:table-row>
        <table:table-row table:style-name="ro1">
          <table:table-cell office:value-type="string">
            <text:p>AFR185 <text:s text:c="5"/></text:p>
          </table:table-cell>
          <table:table-cell office:value-type="string">
            <text:p>1601,875977</text:p>
          </table:table-cell>
          <table:table-cell office:value-type="string">
            <text:p>615,675781</text:p>
          </table:table-cell>
          <table:table-cell office:value-type="string">
            <text:p>684,179810</text:p>
          </table:table-cell>
          <table:table-cell office:value-type="string">
            <text:p>381,681000</text:p>
          </table:table-cell>
          <table:table-cell office:value-type="string">
            <text:p>321,467560</text:p>
          </table:table-cell>
          <table:table-cell office:value-type="string">
            <text:p>119,122437</text:p>
          </table:table-cell>
          <table:table-cell office:value-type="string">
            <text:p>85,672592</text:p>
          </table:table-cell>
          <table:table-cell office:value-type="string">
            <text:p>59,596886</text:p>
          </table:table-cell>
          <table:table-cell office:value-type="string">
            <text:p>0,648785</text:p>
          </table:table-cell>
          <table:table-cell office:value-type="string">
            <text:p>18,814758</text:p>
          </table:table-cell>
          <table:table-cell office:value-type="string">
            <text:p>31,727205</text:p>
          </table:table-cell>
          <table:table-cell office:value-type="string">
            <text:p>16,998968</text:p>
          </table:table-cell>
          <table:table-cell office:value-type="string">
            <text:p>13,162675</text:p>
          </table:table-cell>
          <table:table-cell office:value-type="string">
            <text:p>12,744362</text:p>
          </table:table-cell>
          <table:table-cell office:value-type="string">
            <text:p>48,472660</text:p>
          </table:table-cell>
          <table:table-cell office:value-type="string">
            <text:p>9,120707</text:p>
          </table:table-cell>
          <table:table-cell office:value-type="string">
            <text:p>121,740334</text:p>
          </table:table-cell>
          <table:table-cell office:value-type="string">
            <text:p>10,943000</text:p>
          </table:table-cell>
          <table:table-cell office:value-type="string">
            <text:p>19,684160</text:p>
          </table:table-cell>
          <table:table-cell office:value-type="string">
            <text:p>4,571109</text:p>
          </table:table-cell>
          <table:table-cell office:value-type="string">
            <text:p>4,558824</text:p>
          </table:table-cell>
          <table:table-cell office:value-type="string">
            <text:p>4,652003</text:p>
          </table:table-cell>
          <table:table-cell office:value-type="string">
            <text:p>31,993284</text:p>
          </table:table-cell>
          <table:table-cell office:value-type="string">
            <text:p>7,193463</text:p>
          </table:table-cell>
          <table:table-cell office:value-type="string">
            <text:p>14,025208</text:p>
          </table:table-cell>
          <table:table-cell office:value-type="string">
            <text:p>4,301357</text:p>
          </table:table-cell>
          <table:table-cell office:value-type="string">
            <text:p>72,655167</text:p>
          </table:table-cell>
          <table:table-cell office:value-type="string">
            <text:p>8,816835</text:p>
          </table:table-cell>
          <table:table-cell office:value-type="string">
            <text:p>41,419548</text:p>
          </table:table-cell>
          <table:table-cell office:value-type="string">
            <text:p>7,209050</text:p>
          </table:table-cell>
          <table:table-cell office:value-type="string">
            <text:p>106,092224</text:p>
          </table:table-cell>
          <table:table-cell office:value-type="string">
            <text:p>14,956144</text:p>
          </table:table-cell>
          <table:table-cell office:value-type="string">
            <text:p>89,862022</text:p>
          </table:table-cell>
          <table:table-cell office:value-type="string">
            <text:p>18,014776</text:p>
          </table:table-cell>
          <table:table-cell office:value-type="string">
            <text:p>26,678480</text:p>
          </table:table-cell>
          <table:table-cell office:value-type="string">
            <text:p>8,114606</text:p>
          </table:table-cell>
          <table:table-cell office:value-type="string">
            <text:p>14,773452</text:p>
          </table:table-cell>
          <table:table-cell office:value-type="string">
            <text:p>8,766053</text:p>
          </table:table-cell>
          <table:table-cell office:value-type="string">
            <text:p>15,112988</text:p>
          </table:table-cell>
          <table:table-cell office:value-type="string">
            <text:p>9,203917</text:p>
          </table:table-cell>
          <table:table-cell office:value-type="string">
            <text:p>6,812144</text:p>
          </table:table-cell>
          <table:table-cell office:value-type="string">
            <text:p>9,465298</text:p>
          </table:table-cell>
          <table:table-cell office:value-type="string">
            <text:p>48,522709</text:p>
          </table:table-cell>
          <table:table-cell office:value-type="string">
            <text:p>31,003973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53,830841</text:p>
          </table:table-cell>
          <table:table-cell office:value-type="string">
            <text:p>18,387592</text:p>
          </table:table-cell>
        </table:table-row>
        <table:table-row table:style-name="ro1">
          <table:table-cell office:value-type="string">
            <text:p>AFR187 <text:s text:c="5"/></text:p>
          </table:table-cell>
          <table:table-cell office:value-type="string">
            <text:p>1832,288208</text:p>
          </table:table-cell>
          <table:table-cell office:value-type="string">
            <text:p>737,078613</text:p>
          </table:table-cell>
          <table:table-cell office:value-type="string">
            <text:p>3103,388916</text:p>
          </table:table-cell>
          <table:table-cell office:value-type="string">
            <text:p>459,314270</text:p>
          </table:table-cell>
          <table:table-cell office:value-type="string">
            <text:p>4410,778809</text:p>
          </table:table-cell>
          <table:table-cell office:value-type="string">
            <text:p>183,047180</text:p>
          </table:table-cell>
          <table:table-cell office:value-type="string">
            <text:p>8415,013672</text:p>
          </table:table-cell>
          <table:table-cell office:value-type="string">
            <text:p>212,230606</text:p>
          </table:table-cell>
          <table:table-cell office:value-type="string">
            <text:p>57,741833</text:p>
          </table:table-cell>
          <table:table-cell office:value-type="string">
            <text:p>30,513763</text:p>
          </table:table-cell>
          <table:table-cell office:value-type="string">
            <text:p>2697,835693</text:p>
          </table:table-cell>
          <table:table-cell office:value-type="string">
            <text:p>62,791771</text:p>
          </table:table-cell>
          <table:table-cell office:value-type="string">
            <text:p>5653,928711</text:p>
          </table:table-cell>
          <table:table-cell office:value-type="string">
            <text:p>100,833176</text:p>
          </table:table-cell>
          <table:table-cell office:value-type="string">
            <text:p>5263,430664</text:p>
          </table:table-cell>
          <table:table-cell office:value-type="string">
            <text:p>73,487099</text:p>
          </table:table-cell>
          <table:table-cell office:value-type="string">
            <text:p>7108,211914</text:p>
          </table:table-cell>
          <table:table-cell office:value-type="string">
            <text:p>93,592323</text:p>
          </table:table-cell>
          <table:table-cell office:value-type="string">
            <text:p>344,065186</text:p>
          </table:table-cell>
          <table:table-cell office:value-type="string">
            <text:p>10,874335</text:p>
          </table:table-cell>
          <table:table-cell office:value-type="string">
            <text:p>10,072537</text:p>
          </table:table-cell>
          <table:table-cell office:value-type="string">
            <text:p>5,239824</text:p>
          </table:table-cell>
          <table:table-cell office:value-type="string">
            <text:p>32,458706</text:p>
          </table:table-cell>
          <table:table-cell office:value-type="string">
            <text:p>7,461968</text:p>
          </table:table-cell>
          <table:table-cell office:value-type="string">
            <text:p>72,306244</text:p>
          </table:table-cell>
          <table:table-cell office:value-type="string">
            <text:p>5,134805</text:p>
          </table:table-cell>
          <table:table-cell office:value-type="string">
            <text:p>1694,777588</text:p>
          </table:table-cell>
          <table:table-cell office:value-type="string">
            <text:p>30,976612</text:p>
          </table:table-cell>
          <table:table-cell office:value-type="string">
            <text:p>51,983669</text:p>
          </table:table-cell>
          <table:table-cell office:value-type="string">
            <text:p>7,98425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9,312256</text:p>
          </table:table-cell>
          <table:table-cell office:value-type="string">
            <text:p>18,337292</text:p>
          </table:table-cell>
          <table:table-cell office:value-type="string">
            <text:p>55,935955</text:p>
          </table:table-cell>
          <table:table-cell office:value-type="string">
            <text:p>9,289411</text:p>
          </table:table-cell>
          <table:table-cell office:value-type="string">
            <text:p>57,259197</text:p>
          </table:table-cell>
          <table:table-cell office:value-type="string">
            <text:p>10,062103</text:p>
          </table:table-cell>
          <table:table-cell office:value-type="string">
            <text:p>72,251808</text:p>
          </table:table-cell>
          <table:table-cell office:value-type="string">
            <text:p>10,394755</text:p>
          </table:table-cell>
          <table:table-cell office:value-type="string">
            <text:p>10,636995</text:p>
          </table:table-cell>
          <table:table-cell office:value-type="string">
            <text:p>10,778486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89,116158</text:p>
          </table:table-cell>
          <table:table-cell office:value-type="string">
            <text:p>20,443281</text:p>
          </table:table-cell>
        </table:table-row>
        <table:table-row table:style-name="ro1">
          <table:table-cell office:value-type="string">
            <text:p>AFR188 <text:s text:c="5"/></text:p>
          </table:table-cell>
          <table:table-cell office:value-type="string">
            <text:p>427,862030</text:p>
          </table:table-cell>
          <table:table-cell office:value-type="string">
            <text:p>827,549866</text:p>
          </table:table-cell>
          <table:table-cell office:value-type="string">
            <text:p>1494,271484</text:p>
          </table:table-cell>
          <table:table-cell office:value-type="string">
            <text:p>476,936096</text:p>
          </table:table-cell>
          <table:table-cell office:value-type="string">
            <text:p>2444,047363</text:p>
          </table:table-cell>
          <table:table-cell office:value-type="string">
            <text:p>167,010818</text:p>
          </table:table-cell>
          <table:table-cell office:value-type="string">
            <text:p>5585,800293</text:p>
          </table:table-cell>
          <table:table-cell office:value-type="string">
            <text:p>161,984802</text:p>
          </table:table-cell>
          <table:table-cell office:value-type="string">
            <text:p>221,005096</text:p>
          </table:table-cell>
          <table:table-cell office:value-type="string">
            <text:p>35,585190</text:p>
          </table:table-cell>
          <table:table-cell office:value-type="string">
            <text:p>2143,342773</text:p>
          </table:table-cell>
          <table:table-cell office:value-type="string">
            <text:p>56,322701</text:p>
          </table:table-cell>
          <table:table-cell office:value-type="string">
            <text:p>10434,682617</text:p>
          </table:table-cell>
          <table:table-cell office:value-type="string">
            <text:p>177,771454</text:p>
          </table:table-cell>
          <table:table-cell office:value-type="string">
            <text:p>12537,297852</text:p>
          </table:table-cell>
          <table:table-cell office:value-type="string">
            <text:p>167,885315</text:p>
          </table:table-cell>
          <table:table-cell office:value-type="string">
            <text:p>6650,252930</text:p>
          </table:table-cell>
          <table:table-cell office:value-type="string">
            <text:p>88,423393</text:p>
          </table:table-cell>
          <table:table-cell office:value-type="string">
            <text:p>204,471008</text:p>
          </table:table-cell>
          <table:table-cell office:value-type="string">
            <text:p>8,222604</text:p>
          </table:table-cell>
          <table:table-cell office:value-type="string">
            <text:p>5,723365</text:p>
          </table:table-cell>
          <table:table-cell office:value-type="string">
            <text:p>5,878180</text:p>
          </table:table-cell>
          <table:table-cell office:value-type="string">
            <text:p>40,236858</text:p>
          </table:table-cell>
          <table:table-cell office:value-type="string">
            <text:p>7,913157</text:p>
          </table:table-cell>
          <table:table-cell office:value-type="string">
            <text:p>65,248085</text:p>
          </table:table-cell>
          <table:table-cell office:value-type="string">
            <text:p>5,750469</text:p>
          </table:table-cell>
          <table:table-cell office:value-type="string">
            <text:p>941,743469</text:p>
          </table:table-cell>
          <table:table-cell office:value-type="string">
            <text:p>19,710424</text:p>
          </table:table-cell>
          <table:table-cell office:value-type="string">
            <text:p>66,254265</text:p>
          </table:table-cell>
          <table:table-cell office:value-type="string">
            <text:p>9,25649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7,906410</text:p>
          </table:table-cell>
          <table:table-cell office:value-type="string">
            <text:p>18,956833</text:p>
          </table:table-cell>
          <table:table-cell office:value-type="string">
            <text:p>86,057266</text:p>
          </table:table-cell>
          <table:table-cell office:value-type="string">
            <text:p>10,982340</text:p>
          </table:table-cell>
          <table:table-cell office:value-type="string">
            <text:p>67,496437</text:p>
          </table:table-cell>
          <table:table-cell office:value-type="string">
            <text:p>11,892127</text:p>
          </table:table-cell>
          <table:table-cell office:value-type="string">
            <text:p>57,028381</text:p>
          </table:table-cell>
          <table:table-cell office:value-type="string">
            <text:p>12,182755</text:p>
          </table:table-cell>
          <table:table-cell office:value-type="string">
            <text:p>204,764999</text:p>
          </table:table-cell>
          <table:table-cell office:value-type="string">
            <text:p>13,567513</text:p>
          </table:table-cell>
          <table:table-cell office:value-type="string">
            <text:p>67,954758</text:p>
          </table:table-cell>
          <table:table-cell office:value-type="string">
            <text:p>49,856289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05,940681</text:p>
          </table:table-cell>
          <table:table-cell office:value-type="string">
            <text:p>24,145411</text:p>
          </table:table-cell>
        </table:table-row>
        <table:table-row table:style-name="ro1">
          <table:table-cell office:value-type="string">
            <text:p>AFR189 <text:s text:c="5"/></text:p>
          </table:table-cell>
          <table:table-cell office:value-type="string">
            <text:p>1382,606689</text:p>
          </table:table-cell>
          <table:table-cell office:value-type="string">
            <text:p>414,466797</text:p>
          </table:table-cell>
          <table:table-cell office:value-type="string">
            <text:p>1002,389404</text:p>
          </table:table-cell>
          <table:table-cell office:value-type="string">
            <text:p>425,297791</text:p>
          </table:table-cell>
          <table:table-cell office:value-type="string">
            <text:p>512,798950</text:p>
          </table:table-cell>
          <table:table-cell office:value-type="string">
            <text:p>54,461243</text:p>
          </table:table-cell>
          <table:table-cell office:value-type="string">
            <text:p>17,604353</text:p>
          </table:table-cell>
          <table:table-cell office:value-type="string">
            <text:p>68,420311</text:p>
          </table:table-cell>
          <table:table-cell office:value-type="string">
            <text:p>3,568316</text:p>
          </table:table-cell>
          <table:table-cell office:value-type="string">
            <text:p>24,329525</text:p>
          </table:table-cell>
          <table:table-cell office:value-type="string">
            <text:p>23,334845</text:p>
          </table:table-cell>
          <table:table-cell office:value-type="string">
            <text:p>20,678106</text:p>
          </table:table-cell>
          <table:table-cell office:value-type="string">
            <text:p>8,961821</text:p>
          </table:table-cell>
          <table:table-cell office:value-type="string">
            <text:p>15,543832</text:p>
          </table:table-cell>
          <table:table-cell office:value-type="string">
            <text:p>18,185596</text:p>
          </table:table-cell>
          <table:table-cell office:value-type="string">
            <text:p>9,942066</text:p>
          </table:table-cell>
          <table:table-cell office:value-type="string">
            <text:p>13,557263</text:p>
          </table:table-cell>
          <table:table-cell office:value-type="string">
            <text:p>10,97435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1,728104</text:p>
          </table:table-cell>
          <table:table-cell office:value-type="string">
            <text:p>7,81315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5,828530</text:p>
          </table:table-cell>
          <table:table-cell office:value-type="string">
            <text:p>8,45702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0,829479</text:p>
          </table:table-cell>
          <table:table-cell office:value-type="string">
            <text:p>15,098446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49,530025</text:p>
          </table:table-cell>
          <table:table-cell office:value-type="string">
            <text:p>31,56470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1,679794</text:p>
          </table:table-cell>
          <table:table-cell office:value-type="string">
            <text:p>32,524601</text:p>
          </table:table-cell>
          <table:table-cell table:number-columns-repeated="4"/>
        </table:table-row>
        <table:table-row table:style-name="ro1">
          <table:table-cell office:value-type="string">
            <text:p>AFR190 <text:s text:c="5"/></text:p>
          </table:table-cell>
          <table:table-cell office:value-type="string">
            <text:p>2800,982178</text:p>
          </table:table-cell>
          <table:table-cell office:value-type="string">
            <text:p>841,386536</text:p>
          </table:table-cell>
          <table:table-cell office:value-type="string">
            <text:p>1434,828125</text:p>
          </table:table-cell>
          <table:table-cell office:value-type="string">
            <text:p>476,930664</text:p>
          </table:table-cell>
          <table:table-cell office:value-type="string">
            <text:p>4719,319336</text:p>
          </table:table-cell>
          <table:table-cell office:value-type="string">
            <text:p>200,148849</text:p>
          </table:table-cell>
          <table:table-cell office:value-type="string">
            <text:p>8765,245117</text:p>
          </table:table-cell>
          <table:table-cell office:value-type="string">
            <text:p>222,324844</text:p>
          </table:table-cell>
          <table:table-cell office:value-type="string">
            <text:p>7,785416</text:p>
          </table:table-cell>
          <table:table-cell office:value-type="string">
            <text:p>33,412754</text:p>
          </table:table-cell>
          <table:table-cell office:value-type="string">
            <text:p>4056,374268</text:p>
          </table:table-cell>
          <table:table-cell office:value-type="string">
            <text:p>86,876595</text:p>
          </table:table-cell>
          <table:table-cell office:value-type="string">
            <text:p>3200,490234</text:p>
          </table:table-cell>
          <table:table-cell office:value-type="string">
            <text:p>63,287544</text:p>
          </table:table-cell>
          <table:table-cell office:value-type="string">
            <text:p>10998,622070</text:p>
          </table:table-cell>
          <table:table-cell office:value-type="string">
            <text:p>147,981735</text:p>
          </table:table-cell>
          <table:table-cell office:value-type="string">
            <text:p>2856,682373</text:p>
          </table:table-cell>
          <table:table-cell office:value-type="string">
            <text:p>42,243137</text:p>
          </table:table-cell>
          <table:table-cell office:value-type="string">
            <text:p>268,783905</text:p>
          </table:table-cell>
          <table:table-cell office:value-type="string">
            <text:p>9,844465</text:p>
          </table:table-cell>
          <table:table-cell office:value-type="string">
            <text:p>28,030611</text:p>
          </table:table-cell>
          <table:table-cell office:value-type="string">
            <text:p>6,335991</text:p>
          </table:table-cell>
          <table:table-cell office:value-type="string">
            <text:p>52,808075</text:p>
          </table:table-cell>
          <table:table-cell office:value-type="string">
            <text:p>8,195959</text:p>
          </table:table-cell>
          <table:table-cell office:value-type="string">
            <text:p>52,257393</text:p>
          </table:table-cell>
          <table:table-cell office:value-type="string">
            <text:p>6,039617</text:p>
          </table:table-cell>
          <table:table-cell office:value-type="string">
            <text:p>2437,608643</text:p>
          </table:table-cell>
          <table:table-cell office:value-type="string">
            <text:p>43,205215</text:p>
          </table:table-cell>
          <table:table-cell office:value-type="string">
            <text:p>88,083954</text:p>
          </table:table-cell>
          <table:table-cell office:value-type="string">
            <text:p>9,974017</text:p>
          </table:table-cell>
          <table:table-cell office:value-type="string">
            <text:p>4,417434</text:p>
          </table:table-cell>
          <table:table-cell office:value-type="string">
            <text:p>16,102474</text:p>
          </table:table-cell>
          <table:table-cell office:value-type="string">
            <text:p>77,345665</text:p>
          </table:table-cell>
          <table:table-cell office:value-type="string">
            <text:p>19,271860</text:p>
          </table:table-cell>
          <table:table-cell office:value-type="string">
            <text:p>124,571823</text:p>
          </table:table-cell>
          <table:table-cell office:value-type="string">
            <text:p>11,884033</text:p>
          </table:table-cell>
          <table:table-cell office:value-type="string">
            <text:p>104,017654</text:p>
          </table:table-cell>
          <table:table-cell office:value-type="string">
            <text:p>12,836077</text:p>
          </table:table-cell>
          <table:table-cell office:value-type="string">
            <text:p>51,608437</text:p>
          </table:table-cell>
          <table:table-cell office:value-type="string">
            <text:p>13,307073</text:p>
          </table:table-cell>
          <table:table-cell office:value-type="string">
            <text:p>17,086195</text:p>
          </table:table-cell>
          <table:table-cell office:value-type="string">
            <text:p>13,907269</text:p>
          </table:table-cell>
          <table:table-cell office:value-type="string">
            <text:p>30,390991</text:p>
          </table:table-cell>
          <table:table-cell office:value-type="string">
            <text:p>41,797153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06,880821</text:p>
          </table:table-cell>
          <table:table-cell office:value-type="string">
            <text:p>25,921677</text:p>
          </table:table-cell>
        </table:table-row>
        <table:table-row table:style-name="ro1">
          <table:table-cell office:value-type="string">
            <text:p>AFR191 <text:s text:c="5"/></text:p>
          </table:table-cell>
          <table:table-cell office:value-type="string">
            <text:p>475,062225</text:p>
          </table:table-cell>
          <table:table-cell office:value-type="string">
            <text:p>820,367676</text:p>
          </table:table-cell>
          <table:table-cell office:value-type="string">
            <text:p>51,840096</text:p>
          </table:table-cell>
          <table:table-cell office:value-type="string">
            <text:p>459,969360</text:p>
          </table:table-cell>
          <table:table-cell office:value-type="string">
            <text:p>1513,947266</text:p>
          </table:table-cell>
          <table:table-cell office:value-type="string">
            <text:p>153,835541</text:p>
          </table:table-cell>
          <table:table-cell office:value-type="string">
            <text:p>3491,411865</text:p>
          </table:table-cell>
          <table:table-cell office:value-type="string">
            <text:p>127,034721</text:p>
          </table:table-cell>
          <table:table-cell office:value-type="string">
            <text:p>17,192793</text:p>
          </table:table-cell>
          <table:table-cell office:value-type="string">
            <text:p>32,440975</text:p>
          </table:table-cell>
          <table:table-cell office:value-type="string">
            <text:p>2284,563232</text:p>
          </table:table-cell>
          <table:table-cell office:value-type="string">
            <text:p>57,397453</text:p>
          </table:table-cell>
          <table:table-cell office:value-type="string">
            <text:p>3048,979736</text:p>
          </table:table-cell>
          <table:table-cell office:value-type="string">
            <text:p>61,057426</text:p>
          </table:table-cell>
          <table:table-cell office:value-type="string">
            <text:p>10203,281250</text:p>
          </table:table-cell>
          <table:table-cell office:value-type="string">
            <text:p>137,850922</text:p>
          </table:table-cell>
          <table:table-cell office:value-type="string">
            <text:p>3335,379150</text:p>
          </table:table-cell>
          <table:table-cell office:value-type="string">
            <text:p>48,253944</text:p>
          </table:table-cell>
          <table:table-cell office:value-type="string">
            <text:p>131,577179</text:p>
          </table:table-cell>
          <table:table-cell office:value-type="string">
            <text:p>7,224422</text:p>
          </table:table-cell>
          <table:table-cell office:value-type="string">
            <text:p>5,729333</text:p>
          </table:table-cell>
          <table:table-cell office:value-type="string">
            <text:p>6,069097</text:p>
          </table:table-cell>
          <table:table-cell office:value-type="string">
            <text:p>34,087692</text:p>
          </table:table-cell>
          <table:table-cell office:value-type="string">
            <text:p>8,099430</text:p>
          </table:table-cell>
          <table:table-cell office:value-type="string">
            <text:p>59,022755</text:p>
          </table:table-cell>
          <table:table-cell office:value-type="string">
            <text:p>5,929965</text:p>
          </table:table-cell>
          <table:table-cell office:value-type="string">
            <text:p>694,744812</text:p>
          </table:table-cell>
          <table:table-cell office:value-type="string">
            <text:p>16,496592</text:p>
          </table:table-cell>
          <table:table-cell office:value-type="string">
            <text:p>74,711418</text:p>
          </table:table-cell>
          <table:table-cell office:value-type="string">
            <text:p>9,70657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36,306671</text:p>
          </table:table-cell>
          <table:table-cell office:value-type="string">
            <text:p>19,285696</text:p>
          </table:table-cell>
          <table:table-cell office:value-type="string">
            <text:p>88,335899</text:p>
          </table:table-cell>
          <table:table-cell office:value-type="string">
            <text:p>11,858868</text:p>
          </table:table-cell>
          <table:table-cell office:value-type="string">
            <text:p>95,568787</text:p>
          </table:table-cell>
          <table:table-cell office:value-type="string">
            <text:p>12,698521</text:p>
          </table:table-cell>
          <table:table-cell office:value-type="string">
            <text:p>46,664223</text:p>
          </table:table-cell>
          <table:table-cell office:value-type="string">
            <text:p>13,098262</text:p>
          </table:table-cell>
          <table:table-cell office:value-type="string">
            <text:p>305,792633</text:p>
          </table:table-cell>
          <table:table-cell office:value-type="string">
            <text:p>15,328889</text:p>
          </table:table-cell>
          <table:table-cell office:value-type="string">
            <text:p>75,720291</text:p>
          </table:table-cell>
          <table:table-cell office:value-type="string">
            <text:p>41,643143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83,650108</text:p>
          </table:table-cell>
          <table:table-cell office:value-type="string">
            <text:p>26,124720</text:p>
          </table:table-cell>
        </table:table-row>
        <table:table-row table:style-name="ro1">
          <table:table-cell office:value-type="string">
            <text:p>AFR192 <text:s text:c="5"/></text:p>
          </table:table-cell>
          <table:table-cell office:value-type="string">
            <text:p>1502,462280</text:p>
          </table:table-cell>
          <table:table-cell office:value-type="string">
            <text:p>646,456909</text:p>
          </table:table-cell>
          <table:table-cell office:value-type="string">
            <text:p>912,638062</text:p>
          </table:table-cell>
          <table:table-cell office:value-type="string">
            <text:p>404,565430</text:p>
          </table:table-cell>
          <table:table-cell office:value-type="string">
            <text:p>3299,133789</text:p>
          </table:table-cell>
          <table:table-cell office:value-type="string">
            <text:p>159,168777</text:p>
          </table:table-cell>
          <table:table-cell office:value-type="string">
            <text:p>5432,811035</text:p>
          </table:table-cell>
          <table:table-cell office:value-type="string">
            <text:p>153,278030</text:p>
          </table:table-cell>
          <table:table-cell office:value-type="string">
            <text:p>73,312668</text:p>
          </table:table-cell>
          <table:table-cell office:value-type="string">
            <text:p>24,695440</text:p>
          </table:table-cell>
          <table:table-cell office:value-type="string">
            <text:p>1105,744141</text:p>
          </table:table-cell>
          <table:table-cell office:value-type="string">
            <text:p>35,038460</text:p>
          </table:table-cell>
          <table:table-cell office:value-type="string">
            <text:p>1123,168335</text:p>
          </table:table-cell>
          <table:table-cell office:value-type="string">
            <text:p>29,701736</text:p>
          </table:table-cell>
          <table:table-cell office:value-type="string">
            <text:p>3188,307861</text:p>
          </table:table-cell>
          <table:table-cell office:value-type="string">
            <text:p>47,149757</text:p>
          </table:table-cell>
          <table:table-cell office:value-type="string">
            <text:p>1616,179199</text:p>
          </table:table-cell>
          <table:table-cell office:value-type="string">
            <text:p>27,121466</text:p>
          </table:table-cell>
          <table:table-cell office:value-type="string">
            <text:p>158,210968</text:p>
          </table:table-cell>
          <table:table-cell office:value-type="string">
            <text:p>6,718314</text:p>
          </table:table-cell>
          <table:table-cell office:value-type="string">
            <text:p>15,678660</text:p>
          </table:table-cell>
          <table:table-cell office:value-type="string">
            <text:p>4,844800</text:p>
          </table:table-cell>
          <table:table-cell office:value-type="string">
            <text:p>39,827919</text:p>
          </table:table-cell>
          <table:table-cell office:value-type="string">
            <text:p>7,350201</text:p>
          </table:table-cell>
          <table:table-cell office:value-type="string">
            <text:p>35,040546</text:p>
          </table:table-cell>
          <table:table-cell office:value-type="string">
            <text:p>4,589481</text:p>
          </table:table-cell>
          <table:table-cell office:value-type="string">
            <text:p>1311,908569</text:p>
          </table:table-cell>
          <table:table-cell office:value-type="string">
            <text:p>24,982100</text:p>
          </table:table-cell>
          <table:table-cell office:value-type="string">
            <text:p>43,409618</text:p>
          </table:table-cell>
          <table:table-cell office:value-type="string">
            <text:p>7,452705</text:p>
          </table:table-cell>
          <table:table-cell office:value-type="string">
            <text:p>23,834749</text:p>
          </table:table-cell>
          <table:table-cell office:value-type="string">
            <text:p>14,522309</text:p>
          </table:table-cell>
          <table:table-cell office:value-type="string">
            <text:p>98,610580</text:p>
          </table:table-cell>
          <table:table-cell office:value-type="string">
            <text:p>18,161806</text:p>
          </table:table-cell>
          <table:table-cell office:value-type="string">
            <text:p>31,142956</text:p>
          </table:table-cell>
          <table:table-cell office:value-type="string">
            <text:p>8,658961</text:p>
          </table:table-cell>
          <table:table-cell office:value-type="string">
            <text:p>29,643463</text:p>
          </table:table-cell>
          <table:table-cell office:value-type="string">
            <text:p>9,402961</text:p>
          </table:table-cell>
          <table:table-cell office:value-type="string">
            <text:p>35,858307</text:p>
          </table:table-cell>
          <table:table-cell office:value-type="string">
            <text:p>9,856391</text:p>
          </table:table-cell>
          <table:table-cell office:value-type="string">
            <text:p>9,185226</text:p>
          </table:table-cell>
          <table:table-cell office:value-type="string">
            <text:p>10,331367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53,293995</text:p>
          </table:table-cell>
          <table:table-cell office:value-type="string">
            <text:p>19,166229</text:p>
          </table:table-cell>
        </table:table-row>
        <table:table-row table:style-name="ro1">
          <table:table-cell office:value-type="string">
            <text:p>AFR193 <text:s text:c="5"/></text:p>
          </table:table-cell>
          <table:table-cell office:value-type="string">
            <text:p>651,206299</text:p>
          </table:table-cell>
          <table:table-cell office:value-type="string">
            <text:p>779,488098</text:p>
          </table:table-cell>
          <table:table-cell office:value-type="string">
            <text:p>911,494873</text:p>
          </table:table-cell>
          <table:table-cell office:value-type="string">
            <text:p>455,266907</text:p>
          </table:table-cell>
          <table:table-cell office:value-type="string">
            <text:p>1665,327393</text:p>
          </table:table-cell>
          <table:table-cell office:value-type="string">
            <text:p>152,689270</text:p>
          </table:table-cell>
          <table:table-cell office:value-type="string">
            <text:p>2979,816895</text:p>
          </table:table-cell>
          <table:table-cell office:value-type="string">
            <text:p>116,137993</text:p>
          </table:table-cell>
          <table:table-cell office:value-type="string">
            <text:p>18,147049</text:p>
          </table:table-cell>
          <table:table-cell office:value-type="string">
            <text:p>30,463181</text:p>
          </table:table-cell>
          <table:table-cell office:value-type="string">
            <text:p>1534,406006</text:p>
          </table:table-cell>
          <table:table-cell office:value-type="string">
            <text:p>45,172226</text:p>
          </table:table-cell>
          <table:table-cell office:value-type="string">
            <text:p>4416,513184</text:p>
          </table:table-cell>
          <table:table-cell office:value-type="string">
            <text:p>82,031723</text:p>
          </table:table-cell>
          <table:table-cell office:value-type="string">
            <text:p>6787,679688</text:p>
          </table:table-cell>
          <table:table-cell office:value-type="string">
            <text:p>93,620750</text:p>
          </table:table-cell>
          <table:table-cell office:value-type="string">
            <text:p>3243,686279</text:p>
          </table:table-cell>
          <table:table-cell office:value-type="string">
            <text:p>47,056797</text:p>
          </table:table-cell>
          <table:table-cell office:value-type="string">
            <text:p>119,921165</text:p>
          </table:table-cell>
          <table:table-cell office:value-type="string">
            <text:p>6,597166</text:p>
          </table:table-cell>
          <table:table-cell office:value-type="string">
            <text:p>4,061743</text:p>
          </table:table-cell>
          <table:table-cell office:value-type="string">
            <text:p>5,570022</text:p>
          </table:table-cell>
          <table:table-cell office:value-type="string">
            <text:p>24,893873</text:p>
          </table:table-cell>
          <table:table-cell office:value-type="string">
            <text:p>7,762561</text:p>
          </table:table-cell>
          <table:table-cell office:value-type="string">
            <text:p>16,996834</text:p>
          </table:table-cell>
          <table:table-cell office:value-type="string">
            <text:p>5,264037</text:p>
          </table:table-cell>
          <table:table-cell office:value-type="string">
            <text:p>794,264160</text:p>
          </table:table-cell>
          <table:table-cell office:value-type="string">
            <text:p>17,689569</text:p>
          </table:table-cell>
          <table:table-cell office:value-type="string">
            <text:p>54,697853</text:p>
          </table:table-cell>
          <table:table-cell office:value-type="string">
            <text:p>8,79369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4,331894</text:p>
          </table:table-cell>
          <table:table-cell office:value-type="string">
            <text:p>18,724373</text:p>
          </table:table-cell>
          <table:table-cell office:value-type="string">
            <text:p>93,916092</text:p>
          </table:table-cell>
          <table:table-cell office:value-type="string">
            <text:p>10,630714</text:p>
          </table:table-cell>
          <table:table-cell office:value-type="string">
            <text:p>40,753475</text:p>
          </table:table-cell>
          <table:table-cell office:value-type="string">
            <text:p>11,449896</text:p>
          </table:table-cell>
          <table:table-cell office:value-type="string">
            <text:p>36,992073</text:p>
          </table:table-cell>
          <table:table-cell office:value-type="string">
            <text:p>11,956923</text:p>
          </table:table-cell>
          <table:table-cell office:value-type="string">
            <text:p>12,271397</text:p>
          </table:table-cell>
          <table:table-cell office:value-type="string">
            <text:p>12,468808</text:p>
          </table:table-cell>
          <table:table-cell office:value-type="string">
            <text:p>71,225136</text:p>
          </table:table-cell>
          <table:table-cell office:value-type="string">
            <text:p>42,203243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94,873711</text:p>
          </table:table-cell>
          <table:table-cell office:value-type="string">
            <text:p>23,249430</text:p>
          </table:table-cell>
        </table:table-row>
        <table:table-row table:style-name="ro1">
          <table:table-cell office:value-type="string">
            <text:p>AFR194 <text:s text:c="5"/></text:p>
          </table:table-cell>
          <table:table-cell office:value-type="string">
            <text:p>391,567780</text:p>
          </table:table-cell>
          <table:table-cell office:value-type="string">
            <text:p>575,092957</text:p>
          </table:table-cell>
          <table:table-cell office:value-type="string">
            <text:p>949,354553</text:p>
          </table:table-cell>
          <table:table-cell office:value-type="string">
            <text:p>390,807098</text:p>
          </table:table-cell>
          <table:table-cell office:value-type="string">
            <text:p>3260,727295</text:p>
          </table:table-cell>
          <table:table-cell office:value-type="string">
            <text:p>154,598221</text:p>
          </table:table-cell>
          <table:table-cell office:value-type="string">
            <text:p>6274,646484</text:p>
          </table:table-cell>
          <table:table-cell office:value-type="string">
            <text:p>166,708527</text:p>
          </table:table-cell>
          <table:table-cell office:value-type="string">
            <text:p>33,088017</text:p>
          </table:table-cell>
          <table:table-cell office:value-type="string">
            <text:p>22,068161</text:p>
          </table:table-cell>
          <table:table-cell office:value-type="string">
            <text:p>1152,004517</text:p>
          </table:table-cell>
          <table:table-cell office:value-type="string">
            <text:p>34,689781</text:p>
          </table:table-cell>
          <table:table-cell office:value-type="string">
            <text:p>1611,727539</text:p>
          </table:table-cell>
          <table:table-cell office:value-type="string">
            <text:p>36,519352</text:p>
          </table:table-cell>
          <table:table-cell office:value-type="string">
            <text:p>2380,041016</text:p>
          </table:table-cell>
          <table:table-cell office:value-type="string">
            <text:p>36,480076</text:p>
          </table:table-cell>
          <table:table-cell office:value-type="string">
            <text:p>1274,303955</text:p>
          </table:table-cell>
          <table:table-cell office:value-type="string">
            <text:p>22,725861</text:p>
          </table:table-cell>
          <table:table-cell office:value-type="string">
            <text:p>180,807007</text:p>
          </table:table-cell>
          <table:table-cell office:value-type="string">
            <text:p>6,833424</text:p>
          </table:table-cell>
          <table:table-cell office:value-type="string">
            <text:p>7,762322</text:p>
          </table:table-cell>
          <table:table-cell office:value-type="string">
            <text:p>4,376380</text:p>
          </table:table-cell>
          <table:table-cell office:value-type="string">
            <text:p>25,529064</text:p>
          </table:table-cell>
          <table:table-cell office:value-type="string">
            <text:p>7,046171</text:p>
          </table:table-cell>
          <table:table-cell office:value-type="string">
            <text:p>37,535416</text:p>
          </table:table-cell>
          <table:table-cell office:value-type="string">
            <text:p>4,175434</text:p>
          </table:table-cell>
          <table:table-cell office:value-type="string">
            <text:p>1470,033936</text:p>
          </table:table-cell>
          <table:table-cell office:value-type="string">
            <text:p>27,280428</text:p>
          </table:table-cell>
          <table:table-cell office:value-type="string">
            <text:p>35,858498</text:p>
          </table:table-cell>
          <table:table-cell office:value-type="string">
            <text:p>6,70108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5,492592</text:p>
          </table:table-cell>
          <table:table-cell office:value-type="string">
            <text:p>17,793571</text:p>
          </table:table-cell>
          <table:table-cell office:value-type="string">
            <text:p>34,567165</text:p>
          </table:table-cell>
          <table:table-cell office:value-type="string">
            <text:p>7,753151</text:p>
          </table:table-cell>
          <table:table-cell office:value-type="string">
            <text:p>23,656836</text:p>
          </table:table-cell>
          <table:table-cell office:value-type="string">
            <text:p>8,385480</text:p>
          </table:table-cell>
          <table:table-cell office:value-type="string">
            <text:p>35,832821</text:p>
          </table:table-cell>
          <table:table-cell office:value-type="string">
            <text:p>8,788270</text:p>
          </table:table-cell>
          <table:table-cell office:value-type="string">
            <text:p>8,096400</text:p>
          </table:table-cell>
          <table:table-cell office:value-type="string">
            <text:p>9,186516</text:p>
          </table:table-cell>
          <table:table-cell office:value-type="string">
            <text:p>4,200712</text:p>
          </table:table-cell>
          <table:table-cell office:value-type="string">
            <text:p>33,964355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52,366722</text:p>
          </table:table-cell>
          <table:table-cell office:value-type="string">
            <text:p>17,265396</text:p>
          </table:table-cell>
        </table:table-row>
        <table:table-row table:style-name="ro1">
          <table:table-cell office:value-type="string">
            <text:p>AFR195 <text:s text:c="5"/></text:p>
          </table:table-cell>
          <table:table-cell office:value-type="string">
            <text:p>2464,657471</text:p>
          </table:table-cell>
          <table:table-cell office:value-type="string">
            <text:p>810,550720</text:p>
          </table:table-cell>
          <table:table-cell office:value-type="string">
            <text:p>1377,713501</text:p>
          </table:table-cell>
          <table:table-cell office:value-type="string">
            <text:p>451,389587</text:p>
          </table:table-cell>
          <table:table-cell office:value-type="string">
            <text:p>1881,192749</text:p>
          </table:table-cell>
          <table:table-cell office:value-type="string">
            <text:p>153,045319</text:p>
          </table:table-cell>
          <table:table-cell office:value-type="string">
            <text:p>2977,118408</text:p>
          </table:table-cell>
          <table:table-cell office:value-type="string">
            <text:p>116,185265</text:p>
          </table:table-cell>
          <table:table-cell office:value-type="string">
            <text:p>21,734287</text:p>
          </table:table-cell>
          <table:table-cell office:value-type="string">
            <text:p>26,603563</text:p>
          </table:table-cell>
          <table:table-cell office:value-type="string">
            <text:p>437,630707</text:p>
          </table:table-cell>
          <table:table-cell office:value-type="string">
            <text:p>28,140179</text:p>
          </table:table-cell>
          <table:table-cell office:value-type="string">
            <text:p>597,081360</text:p>
          </table:table-cell>
          <table:table-cell office:value-type="string">
            <text:p>24,133112</text:p>
          </table:table-cell>
          <table:table-cell office:value-type="string">
            <text:p>955,937317</text:p>
          </table:table-cell>
          <table:table-cell office:value-type="string">
            <text:p>20,443949</text:p>
          </table:table-cell>
          <table:table-cell office:value-type="string">
            <text:p>631,933411</text:p>
          </table:table-cell>
          <table:table-cell office:value-type="string">
            <text:p>16,990334</text:p>
          </table:table-cell>
          <table:table-cell office:value-type="string">
            <text:p>88,598145</text:p>
          </table:table-cell>
          <table:table-cell office:value-type="string">
            <text:p>6,623503</text:p>
          </table:table-cell>
          <table:table-cell office:value-type="string">
            <text:p>1,940581</text:p>
          </table:table-cell>
          <table:table-cell office:value-type="string">
            <text:p>6,129877</text:p>
          </table:table-cell>
          <table:table-cell office:value-type="string">
            <text:p>43,241028</text:p>
          </table:table-cell>
          <table:table-cell office:value-type="string">
            <text:p>8,136540</text:p>
          </table:table-cell>
          <table:table-cell office:value-type="string">
            <text:p>23,847351</text:p>
          </table:table-cell>
          <table:table-cell office:value-type="string">
            <text:p>5,772007</text:p>
          </table:table-cell>
          <table:table-cell office:value-type="string">
            <text:p>721,095703</text:p>
          </table:table-cell>
          <table:table-cell office:value-type="string">
            <text:p>17,286268</text:p>
          </table:table-cell>
          <table:table-cell office:value-type="string">
            <text:p>76,868874</text:p>
          </table:table-cell>
          <table:table-cell office:value-type="string">
            <text:p>9,6739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,149073</text:p>
          </table:table-cell>
          <table:table-cell office:value-type="string">
            <text:p>19,012886</text:p>
          </table:table-cell>
          <table:table-cell office:value-type="string">
            <text:p>45,901726</text:p>
          </table:table-cell>
          <table:table-cell office:value-type="string">
            <text:p>11,202593</text:p>
          </table:table-cell>
          <table:table-cell office:value-type="string">
            <text:p>24,043070</text:p>
          </table:table-cell>
          <table:table-cell office:value-type="string">
            <text:p>12,172796</text:p>
          </table:table-cell>
          <table:table-cell office:value-type="string">
            <text:p>34,405624</text:p>
          </table:table-cell>
          <table:table-cell office:value-type="string">
            <text:p>12,476244</text:p>
          </table:table-cell>
          <table:table-cell office:value-type="string">
            <text:p>13,735962</text:p>
          </table:table-cell>
          <table:table-cell office:value-type="string">
            <text:p>13,068525</text:p>
          </table:table-cell>
          <table:table-cell office:value-type="string">
            <text:p>101,910568</text:p>
          </table:table-cell>
          <table:table-cell office:value-type="string">
            <text:p>35,577133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68,520859</text:p>
          </table:table-cell>
          <table:table-cell office:value-type="string">
            <text:p>24,788439</text:p>
          </table:table-cell>
        </table:table-row>
        <table:table-row table:style-name="ro1">
          <table:table-cell office:value-type="string">
            <text:p>AFR196 <text:s text:c="5"/></text:p>
          </table:table-cell>
          <table:table-cell office:value-type="string">
            <text:p>1348,529541</text:p>
          </table:table-cell>
          <table:table-cell office:value-type="string">
            <text:p>753,363525</text:p>
          </table:table-cell>
          <table:table-cell office:value-type="string">
            <text:p>1153,335083</text:p>
          </table:table-cell>
          <table:table-cell office:value-type="string">
            <text:p>444,112854</text:p>
          </table:table-cell>
          <table:table-cell office:value-type="string">
            <text:p>2048,121582</text:p>
          </table:table-cell>
          <table:table-cell office:value-type="string">
            <text:p>151,123123</text:p>
          </table:table-cell>
          <table:table-cell office:value-type="string">
            <text:p>3555,989014</text:p>
          </table:table-cell>
          <table:table-cell office:value-type="string">
            <text:p>122,470329</text:p>
          </table:table-cell>
          <table:table-cell office:value-type="string">
            <text:p>13,948870</text:p>
          </table:table-cell>
          <table:table-cell office:value-type="string">
            <text:p>27,574694</text:p>
          </table:table-cell>
          <table:table-cell office:value-type="string">
            <text:p>1933,517090</text:p>
          </table:table-cell>
          <table:table-cell office:value-type="string">
            <text:p>50,194763</text:p>
          </table:table-cell>
          <table:table-cell office:value-type="string">
            <text:p>2528,773926</text:p>
          </table:table-cell>
          <table:table-cell office:value-type="string">
            <text:p>52,085571</text:p>
          </table:table-cell>
          <table:table-cell office:value-type="string">
            <text:p>5210,581055</text:p>
          </table:table-cell>
          <table:table-cell office:value-type="string">
            <text:p>73,256020</text:p>
          </table:table-cell>
          <table:table-cell office:value-type="string">
            <text:p>1202,023071</text:p>
          </table:table-cell>
          <table:table-cell office:value-type="string">
            <text:p>22,860626</text:p>
          </table:table-cell>
          <table:table-cell office:value-type="string">
            <text:p>112,669510</text:p>
          </table:table-cell>
          <table:table-cell office:value-type="string">
            <text:p>6,550719</text:p>
          </table:table-cell>
          <table:table-cell office:value-type="string">
            <text:p>2,864667</text:p>
          </table:table-cell>
          <table:table-cell office:value-type="string">
            <text:p>5,606374</text:p>
          </table:table-cell>
          <table:table-cell office:value-type="string">
            <text:p>28,580177</text:p>
          </table:table-cell>
          <table:table-cell office:value-type="string">
            <text:p>7,789595</text:p>
          </table:table-cell>
          <table:table-cell office:value-type="string">
            <text:p>18,632851</text:p>
          </table:table-cell>
          <table:table-cell office:value-type="string">
            <text:p>5,293956</text:p>
          </table:table-cell>
          <table:table-cell office:value-type="string">
            <text:p>807,657166</text:p>
          </table:table-cell>
          <table:table-cell office:value-type="string">
            <text:p>17,868843</text:p>
          </table:table-cell>
          <table:table-cell office:value-type="string">
            <text:p>63,719517</text:p>
          </table:table-cell>
          <table:table-cell office:value-type="string">
            <text:p>8,85493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8,510059</text:p>
          </table:table-cell>
          <table:table-cell office:value-type="string">
            <text:p>18,634127</text:p>
          </table:table-cell>
          <table:table-cell office:value-type="string">
            <text:p>70,911446</text:p>
          </table:table-cell>
          <table:table-cell office:value-type="string">
            <text:p>10,410079</text:p>
          </table:table-cell>
          <table:table-cell office:value-type="string">
            <text:p>40,023502</text:p>
          </table:table-cell>
          <table:table-cell office:value-type="string">
            <text:p>11,147816</text:p>
          </table:table-cell>
          <table:table-cell office:value-type="string">
            <text:p>31,831572</text:p>
          </table:table-cell>
          <table:table-cell office:value-type="string">
            <text:p>11,659546</text:p>
          </table:table-cell>
          <table:table-cell office:value-type="string">
            <text:p>15,271486</text:p>
          </table:table-cell>
          <table:table-cell office:value-type="string">
            <text:p>12,175983</text:p>
          </table:table-cell>
          <table:table-cell office:value-type="string">
            <text:p>38,953182</text:p>
          </table:table-cell>
          <table:table-cell office:value-type="string">
            <text:p>38,54388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58,272011</text:p>
          </table:table-cell>
          <table:table-cell office:value-type="string">
            <text:p>23,216499</text:p>
          </table:table-cell>
        </table:table-row>
        <table:table-row table:style-name="ro1">
          <table:table-cell office:value-type="string">
            <text:p>AFR197 <text:s text:c="5"/></text:p>
          </table:table-cell>
          <table:table-cell office:value-type="string">
            <text:p>862,767151</text:p>
          </table:table-cell>
          <table:table-cell office:value-type="string">
            <text:p>820,634583</text:p>
          </table:table-cell>
          <table:table-cell office:value-type="string">
            <text:p>1447,066895</text:p>
          </table:table-cell>
          <table:table-cell office:value-type="string">
            <text:p>467,425049</text:p>
          </table:table-cell>
          <table:table-cell office:value-type="string">
            <text:p>3090,578369</text:p>
          </table:table-cell>
          <table:table-cell office:value-type="string">
            <text:p>173,747452</text:p>
          </table:table-cell>
          <table:table-cell office:value-type="string">
            <text:p>8709,976563</text:p>
          </table:table-cell>
          <table:table-cell office:value-type="string">
            <text:p>221,401810</text:p>
          </table:table-cell>
          <table:table-cell office:value-type="string">
            <text:p>144,678970</text:p>
          </table:table-cell>
          <table:table-cell office:value-type="string">
            <text:p>34,178425</text:p>
          </table:table-cell>
          <table:table-cell office:value-type="string">
            <text:p>1834,446411</text:p>
          </table:table-cell>
          <table:table-cell office:value-type="string">
            <text:p>50,823467</text:p>
          </table:table-cell>
          <table:table-cell office:value-type="string">
            <text:p>7568,958008</text:p>
          </table:table-cell>
          <table:table-cell office:value-type="string">
            <text:p>131,916504</text:p>
          </table:table-cell>
          <table:table-cell office:value-type="string">
            <text:p>6510,783203</text:p>
          </table:table-cell>
          <table:table-cell office:value-type="string">
            <text:p>89,829758</text:p>
          </table:table-cell>
          <table:table-cell office:value-type="string">
            <text:p>9614,939453</text:p>
          </table:table-cell>
          <table:table-cell office:value-type="string">
            <text:p>124,908066</text:p>
          </table:table-cell>
          <table:table-cell office:value-type="string">
            <text:p>425,325439</text:p>
          </table:table-cell>
          <table:table-cell office:value-type="string">
            <text:p>13,102101</text:p>
          </table:table-cell>
          <table:table-cell office:value-type="string">
            <text:p>3,881161</text:p>
          </table:table-cell>
          <table:table-cell office:value-type="string">
            <text:p>5,914589</text:p>
          </table:table-cell>
          <table:table-cell office:value-type="string">
            <text:p>14,462319</text:p>
          </table:table-cell>
          <table:table-cell office:value-type="string">
            <text:p>7,803546</text:p>
          </table:table-cell>
          <table:table-cell office:value-type="string">
            <text:p>89,950150</text:p>
          </table:table-cell>
          <table:table-cell office:value-type="string">
            <text:p>5,876914</text:p>
          </table:table-cell>
          <table:table-cell office:value-type="string">
            <text:p>1378,726929</text:p>
          </table:table-cell>
          <table:table-cell office:value-type="string">
            <text:p>26,255783</text:p>
          </table:table-cell>
          <table:table-cell office:value-type="string">
            <text:p>57,247128</text:p>
          </table:table-cell>
          <table:table-cell office:value-type="string">
            <text:p>9,12139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33,053528</text:p>
          </table:table-cell>
          <table:table-cell office:value-type="string">
            <text:p>18,987787</text:p>
          </table:table-cell>
          <table:table-cell office:value-type="string">
            <text:p>72,991982</text:p>
          </table:table-cell>
          <table:table-cell office:value-type="string">
            <text:p>10,822820</text:p>
          </table:table-cell>
          <table:table-cell office:value-type="string">
            <text:p>52,189873</text:p>
          </table:table-cell>
          <table:table-cell office:value-type="string">
            <text:p>11,715062</text:p>
          </table:table-cell>
          <table:table-cell office:value-type="string">
            <text:p>90,499535</text:p>
          </table:table-cell>
          <table:table-cell office:value-type="string">
            <text:p>12,127537</text:p>
          </table:table-cell>
          <table:table-cell office:value-type="string">
            <text:p>21,218151</text:p>
          </table:table-cell>
          <table:table-cell office:value-type="string">
            <text:p>12,569859</text:p>
          </table:table-cell>
          <table:table-cell office:value-type="string">
            <text:p>89,570923</text:p>
          </table:table-cell>
          <table:table-cell office:value-type="string">
            <text:p>46,109348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77,549606</text:p>
          </table:table-cell>
          <table:table-cell office:value-type="string">
            <text:p>23,827280</text:p>
          </table:table-cell>
        </table:table-row>
        <table:table-row table:style-name="ro1">
          <table:table-cell office:value-type="string">
            <text:p>AFR198 <text:s text:c="5"/></text:p>
          </table:table-cell>
          <table:table-cell office:value-type="string">
            <text:p>697,915955</text:p>
          </table:table-cell>
          <table:table-cell office:value-type="string">
            <text:p>819,259399</text:p>
          </table:table-cell>
          <table:table-cell office:value-type="string">
            <text:p>928,956421</text:p>
          </table:table-cell>
          <table:table-cell office:value-type="string">
            <text:p>468,294647</text:p>
          </table:table-cell>
          <table:table-cell office:value-type="string">
            <text:p>1059,938721</text:p>
          </table:table-cell>
          <table:table-cell office:value-type="string">
            <text:p>147,622070</text:p>
          </table:table-cell>
          <table:table-cell office:value-type="string">
            <text:p>2066,051025</text:p>
          </table:table-cell>
          <table:table-cell office:value-type="string">
            <text:p>102,970894</text:p>
          </table:table-cell>
          <table:table-cell office:value-type="string">
            <text:p>42,819790</text:p>
          </table:table-cell>
          <table:table-cell office:value-type="string">
            <text:p>30,180096</text:p>
          </table:table-cell>
          <table:table-cell office:value-type="string">
            <text:p>1481,967529</text:p>
          </table:table-cell>
          <table:table-cell office:value-type="string">
            <text:p>44,305508</text:p>
          </table:table-cell>
          <table:table-cell office:value-type="string">
            <text:p>1756,236816</text:p>
          </table:table-cell>
          <table:table-cell office:value-type="string">
            <text:p>41,253170</text:p>
          </table:table-cell>
          <table:table-cell office:value-type="string">
            <text:p>4380,822754</text:p>
          </table:table-cell>
          <table:table-cell office:value-type="string">
            <text:p>62,947651</text:p>
          </table:table-cell>
          <table:table-cell office:value-type="string">
            <text:p>2008,900757</text:p>
          </table:table-cell>
          <table:table-cell office:value-type="string">
            <text:p>32,359951</text:p>
          </table:table-cell>
          <table:table-cell office:value-type="string">
            <text:p>80,211990</text:p>
          </table:table-cell>
          <table:table-cell office:value-type="string">
            <text:p>6,588020</text:p>
          </table:table-cell>
          <table:table-cell office:value-type="string">
            <text:p>14,292530</text:p>
          </table:table-cell>
          <table:table-cell office:value-type="string">
            <text:p>6,197059</text:p>
          </table:table-cell>
          <table:table-cell office:value-type="string">
            <text:p>40,836330</text:p>
          </table:table-cell>
          <table:table-cell office:value-type="string">
            <text:p>8,185417</text:p>
          </table:table-cell>
          <table:table-cell office:value-type="string">
            <text:p>41,693527</text:p>
          </table:table-cell>
          <table:table-cell office:value-type="string">
            <text:p>5,920343</text:p>
          </table:table-cell>
          <table:table-cell office:value-type="string">
            <text:p>534,236511</text:p>
          </table:table-cell>
          <table:table-cell office:value-type="string">
            <text:p>14,556895</text:p>
          </table:table-cell>
          <table:table-cell office:value-type="string">
            <text:p>80,830421</text:p>
          </table:table-cell>
          <table:table-cell office:value-type="string">
            <text:p>9,86638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5,303932</text:p>
          </table:table-cell>
          <table:table-cell office:value-type="string">
            <text:p>19,225201</text:p>
          </table:table-cell>
          <table:table-cell office:value-type="string">
            <text:p>76,849625</text:p>
          </table:table-cell>
          <table:table-cell office:value-type="string">
            <text:p>11,561620</text:p>
          </table:table-cell>
          <table:table-cell office:value-type="string">
            <text:p>50,355263</text:p>
          </table:table-cell>
          <table:table-cell office:value-type="string">
            <text:p>12,483545</text:p>
          </table:table-cell>
          <table:table-cell office:value-type="string">
            <text:p>52,525921</text:p>
          </table:table-cell>
          <table:table-cell office:value-type="string">
            <text:p>13,079270</text:p>
          </table:table-cell>
          <table:table-cell office:value-type="string">
            <text:p>11,977088</text:p>
          </table:table-cell>
          <table:table-cell office:value-type="string">
            <text:p>13,626190</text:p>
          </table:table-cell>
          <table:table-cell office:value-type="string">
            <text:p>71,942848</text:p>
          </table:table-cell>
          <table:table-cell office:value-type="string">
            <text:p>38,764179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00,438698</text:p>
          </table:table-cell>
          <table:table-cell office:value-type="string">
            <text:p>25,763609</text:p>
          </table:table-cell>
        </table:table-row>
        <table:table-row table:style-name="ro1">
          <table:table-cell office:value-type="string">
            <text:p>AFR199 <text:s text:c="5"/></text:p>
          </table:table-cell>
          <table:table-cell office:value-type="string">
            <text:p>1471,024292</text:p>
          </table:table-cell>
          <table:table-cell office:value-type="string">
            <text:p>674,101501</text:p>
          </table:table-cell>
          <table:table-cell office:value-type="string">
            <text:p>786,170044</text:p>
          </table:table-cell>
          <table:table-cell office:value-type="string">
            <text:p>404,072998</text:p>
          </table:table-cell>
          <table:table-cell office:value-type="string">
            <text:p>2714,204590</text:p>
          </table:table-cell>
          <table:table-cell office:value-type="string">
            <text:p>153,813217</text:p>
          </table:table-cell>
          <table:table-cell office:value-type="string">
            <text:p>5306,564941</text:p>
          </table:table-cell>
          <table:table-cell office:value-type="string">
            <text:p>148,390579</text:p>
          </table:table-cell>
          <table:table-cell office:value-type="string">
            <text:p>21,409895</text:p>
          </table:table-cell>
          <table:table-cell office:value-type="string">
            <text:p>26,279112</text:p>
          </table:table-cell>
          <table:table-cell office:value-type="string">
            <text:p>1969,338257</text:p>
          </table:table-cell>
          <table:table-cell office:value-type="string">
            <text:p>49,627357</text:p>
          </table:table-cell>
          <table:table-cell office:value-type="string">
            <text:p>9296,629883</text:p>
          </table:table-cell>
          <table:table-cell office:value-type="string">
            <text:p>158,820068</text:p>
          </table:table-cell>
          <table:table-cell office:value-type="string">
            <text:p>5644,236816</text:p>
          </table:table-cell>
          <table:table-cell office:value-type="string">
            <text:p>78,164680</text:p>
          </table:table-cell>
          <table:table-cell office:value-type="string">
            <text:p>3291,915527</text:p>
          </table:table-cell>
          <table:table-cell office:value-type="string">
            <text:p>46,521751</text:p>
          </table:table-cell>
          <table:table-cell office:value-type="string">
            <text:p>191,406158</text:p>
          </table:table-cell>
          <table:table-cell office:value-type="string">
            <text:p>7,163632</text:p>
          </table:table-cell>
          <table:table-cell office:value-type="string">
            <text:p>6,561011</text:p>
          </table:table-cell>
          <table:table-cell office:value-type="string">
            <text:p>4,591243</text:p>
          </table:table-cell>
          <table:table-cell office:value-type="string">
            <text:p>26,459911</text:p>
          </table:table-cell>
          <table:table-cell office:value-type="string">
            <text:p>7,137234</text:p>
          </table:table-cell>
          <table:table-cell office:value-type="string">
            <text:p>29,893475</text:p>
          </table:table-cell>
          <table:table-cell office:value-type="string">
            <text:p>4,330934</text:p>
          </table:table-cell>
          <table:table-cell office:value-type="string">
            <text:p>1505,515625</text:p>
          </table:table-cell>
          <table:table-cell office:value-type="string">
            <text:p>27,814501</text:p>
          </table:table-cell>
          <table:table-cell office:value-type="string">
            <text:p>39,299286</text:p>
          </table:table-cell>
          <table:table-cell office:value-type="string">
            <text:p>7,076375</text:p>
          </table:table-cell>
          <table:table-cell office:value-type="string">
            <text:p>14,272898</text:p>
          </table:table-cell>
          <table:table-cell office:value-type="string">
            <text:p>14,180405</text:p>
          </table:table-cell>
          <table:table-cell office:value-type="string">
            <text:p>372,536713</text:p>
          </table:table-cell>
          <table:table-cell office:value-type="string">
            <text:p>19,006247</text:p>
          </table:table-cell>
          <table:table-cell office:value-type="string">
            <text:p>94,209061</text:p>
          </table:table-cell>
          <table:table-cell office:value-type="string">
            <text:p>8,497362</text:p>
          </table:table-cell>
          <table:table-cell office:value-type="string">
            <text:p>29,836578</text:p>
          </table:table-cell>
          <table:table-cell office:value-type="string">
            <text:p>8,993338</text:p>
          </table:table-cell>
          <table:table-cell office:value-type="string">
            <text:p>43,784340</text:p>
          </table:table-cell>
          <table:table-cell office:value-type="string">
            <text:p>9,230479</text:p>
          </table:table-cell>
          <table:table-cell office:value-type="string">
            <text:p>19,180092</text:p>
          </table:table-cell>
          <table:table-cell office:value-type="string">
            <text:p>9,638828</text:p>
          </table:table-cell>
          <table:table-cell office:value-type="string">
            <text:p>46,256241</text:p>
          </table:table-cell>
          <table:table-cell office:value-type="string">
            <text:p>44,421005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73,108437</text:p>
          </table:table-cell>
          <table:table-cell office:value-type="string">
            <text:p>18,419012</text:p>
          </table:table-cell>
        </table:table-row>
        <table:table-row table:style-name="ro1">
          <table:table-cell office:value-type="string">
            <text:p>AFR201 <text:s text:c="5"/></text:p>
          </table:table-cell>
          <table:table-cell office:value-type="string">
            <text:p>1740,226929</text:p>
          </table:table-cell>
          <table:table-cell office:value-type="string">
            <text:p>637,156067</text:p>
          </table:table-cell>
          <table:table-cell office:value-type="string">
            <text:p>659,702087</text:p>
          </table:table-cell>
          <table:table-cell office:value-type="string">
            <text:p>386,967743</text:p>
          </table:table-cell>
          <table:table-cell office:value-type="string">
            <text:p>637,107178</text:p>
          </table:table-cell>
          <table:table-cell office:value-type="string">
            <text:p>124,330956</text:p>
          </table:table-cell>
          <table:table-cell office:value-type="string">
            <text:p>779,154175</text:p>
          </table:table-cell>
          <table:table-cell office:value-type="string">
            <text:p>69,346794</text:p>
          </table:table-cell>
          <table:table-cell office:value-type="string">
            <text:p>19,787933</text:p>
          </table:table-cell>
          <table:table-cell office:value-type="string">
            <text:p>19,791712</text:p>
          </table:table-cell>
          <table:table-cell office:value-type="string">
            <text:p>47,693153</text:p>
          </table:table-cell>
          <table:table-cell office:value-type="string">
            <text:p>17,624325</text:p>
          </table:table-cell>
          <table:table-cell office:value-type="string">
            <text:p>50,410248</text:p>
          </table:table-cell>
          <table:table-cell office:value-type="string">
            <text:p>13,327574</text:p>
          </table:table-cell>
          <table:table-cell office:value-type="string">
            <text:p>116,236137</text:p>
          </table:table-cell>
          <table:table-cell office:value-type="string">
            <text:p>10,001225</text:p>
          </table:table-cell>
          <table:table-cell office:value-type="string">
            <text:p>162,167603</text:p>
          </table:table-cell>
          <table:table-cell office:value-type="string">
            <text:p>11,420180</text:p>
          </table:table-cell>
          <table:table-cell office:value-type="string">
            <text:p>38,125935</text:p>
          </table:table-cell>
          <table:table-cell office:value-type="string">
            <text:p>4,80077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2,374527</text:p>
          </table:table-cell>
          <table:table-cell office:value-type="string">
            <text:p>7,237323</text:p>
          </table:table-cell>
          <table:table-cell office:value-type="string">
            <text:p>12,384439</text:p>
          </table:table-cell>
          <table:table-cell office:value-type="string">
            <text:p>4,366839</text:p>
          </table:table-cell>
          <table:table-cell office:value-type="string">
            <text:p>268,424744</text:p>
          </table:table-cell>
          <table:table-cell office:value-type="string">
            <text:p>10,914813</text:p>
          </table:table-cell>
          <table:table-cell office:value-type="string">
            <text:p>47,687344</text:p>
          </table:table-cell>
          <table:table-cell office:value-type="string">
            <text:p>7,44075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7,591091</text:p>
          </table:table-cell>
          <table:table-cell office:value-type="string">
            <text:p>17,976608</text:p>
          </table:table-cell>
          <table:table-cell office:value-type="string">
            <text:p>23,557684</text:p>
          </table:table-cell>
          <table:table-cell office:value-type="string">
            <text:p>8,329116</text:p>
          </table:table-cell>
          <table:table-cell office:value-type="string">
            <text:p>20,084171</text:p>
          </table:table-cell>
          <table:table-cell office:value-type="string">
            <text:p>9,034261</text:p>
          </table:table-cell>
          <table:table-cell office:value-type="string">
            <text:p>12,997681</text:p>
          </table:table-cell>
          <table:table-cell office:value-type="string">
            <text:p>9,457765</text:p>
          </table:table-cell>
          <table:table-cell office:value-type="string">
            <text:p>12,926321</text:p>
          </table:table-cell>
          <table:table-cell office:value-type="string">
            <text:p>9,746699</text:p>
          </table:table-cell>
          <table:table-cell office:value-type="string">
            <text:p>60,106873</text:p>
          </table:table-cell>
          <table:table-cell office:value-type="string">
            <text:p>31,295618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58,662441</text:p>
          </table:table-cell>
          <table:table-cell office:value-type="string">
            <text:p>18,638016</text:p>
          </table:table-cell>
        </table:table-row>
        <table:table-row table:style-name="ro1">
          <table:table-cell office:value-type="string">
            <text:p>AFR202 <text:s text:c="5"/></text:p>
          </table:table-cell>
          <table:table-cell office:value-type="string">
            <text:p>3773,723389</text:p>
          </table:table-cell>
          <table:table-cell office:value-type="string">
            <text:p>920,018738</text:p>
          </table:table-cell>
          <table:table-cell office:value-type="string">
            <text:p>10619,004883</text:p>
          </table:table-cell>
          <table:table-cell office:value-type="string">
            <text:p>681,850586</text:p>
          </table:table-cell>
          <table:table-cell office:value-type="string">
            <text:p>56549,125000</text:p>
          </table:table-cell>
          <table:table-cell office:value-type="string">
            <text:p>1357,334229</text:p>
          </table:table-cell>
          <table:table-cell office:value-type="string">
            <text:p>154563,875000</text:p>
          </table:table-cell>
          <table:table-cell office:value-type="string">
            <text:p>3209,088867</text:p>
          </table:table-cell>
          <table:table-cell office:value-type="string">
            <text:p>315,628998</text:p>
          </table:table-cell>
          <table:table-cell office:value-type="string">
            <text:p>47,070023</text:p>
          </table:table-cell>
          <table:table-cell office:value-type="string">
            <text:p>15178,024414</text:p>
          </table:table-cell>
          <table:table-cell office:value-type="string">
            <text:p>283,617615</text:p>
          </table:table-cell>
          <table:table-cell office:value-type="string">
            <text:p>5776,871582</text:p>
          </table:table-cell>
          <table:table-cell office:value-type="string">
            <text:p>104,371933</text:p>
          </table:table-cell>
          <table:table-cell office:value-type="string">
            <text:p>20645,242188</text:p>
          </table:table-cell>
          <table:table-cell office:value-type="string">
            <text:p>273,192749</text:p>
          </table:table-cell>
          <table:table-cell office:value-type="string">
            <text:p>19850,125000</text:p>
          </table:table-cell>
          <table:table-cell office:value-type="string">
            <text:p>252,197403</text:p>
          </table:table-cell>
          <table:table-cell office:value-type="string">
            <text:p>3265,834961</text:p>
          </table:table-cell>
          <table:table-cell office:value-type="string">
            <text:p>86,018127</text:p>
          </table:table-cell>
          <table:table-cell office:value-type="string">
            <text:p>63,233955</text:p>
          </table:table-cell>
          <table:table-cell office:value-type="string">
            <text:p>7,052569</text:p>
          </table:table-cell>
          <table:table-cell office:value-type="string">
            <text:p>56,948837</text:p>
          </table:table-cell>
          <table:table-cell office:value-type="string">
            <text:p>7,869388</text:p>
          </table:table-cell>
          <table:table-cell office:value-type="string">
            <text:p>560,513855</text:p>
          </table:table-cell>
          <table:table-cell office:value-type="string">
            <text:p>12,491800</text:p>
          </table:table-cell>
          <table:table-cell office:value-type="string">
            <text:p>28474,636719</text:p>
          </table:table-cell>
          <table:table-cell office:value-type="string">
            <text:p>472,096954</text:p>
          </table:table-cell>
          <table:table-cell office:value-type="string">
            <text:p>26,754385</text:p>
          </table:table-cell>
          <table:table-cell office:value-type="string">
            <text:p>7,889068</text:p>
          </table:table-cell>
          <table:table-cell office:value-type="string">
            <text:p>87,135178</text:p>
          </table:table-cell>
          <table:table-cell office:value-type="string">
            <text:p>14,582704</text:p>
          </table:table-cell>
          <table:table-cell office:value-type="string">
            <text:p>494,952576</text:p>
          </table:table-cell>
          <table:table-cell office:value-type="string">
            <text:p>19,896540</text:p>
          </table:table-cell>
          <table:table-cell office:value-type="string">
            <text:p>684,453003</text:p>
          </table:table-cell>
          <table:table-cell office:value-type="string">
            <text:p>13,85217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94,940338</text:p>
          </table:table-cell>
          <table:table-cell office:value-type="string">
            <text:p>10,517554</text:p>
          </table:table-cell>
          <table:table-cell office:value-type="string">
            <text:p>122,658188</text:p>
          </table:table-cell>
          <table:table-cell office:value-type="string">
            <text:p>10,66118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30,304260</text:p>
          </table:table-cell>
          <table:table-cell office:value-type="string">
            <text:p>27,59574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3,058723</text:p>
          </table:table-cell>
          <table:table-cell office:value-type="string">
            <text:p>21,560097</text:p>
          </table:table-cell>
          <table:table-cell office:value-type="string">
            <text:p>260,732086</text:p>
          </table:table-cell>
          <table:table-cell office:value-type="string">
            <text:p>20,964586</text:p>
          </table:table-cell>
        </table:table-row>
        <table:table-row table:style-name="ro1">
          <table:table-cell office:value-type="string">
            <text:p>AFR203 <text:s text:c="5"/></text:p>
          </table:table-cell>
          <table:table-cell office:value-type="string">
            <text:p>1403,435303</text:p>
          </table:table-cell>
          <table:table-cell office:value-type="string">
            <text:p>1417,173340</text:p>
          </table:table-cell>
          <table:table-cell office:value-type="string">
            <text:p>23147,492188</text:p>
          </table:table-cell>
          <table:table-cell office:value-type="string">
            <text:p>1221,500854</text:p>
          </table:table-cell>
          <table:table-cell office:value-type="string">
            <text:p>124637,992188</text:p>
          </table:table-cell>
          <table:table-cell office:value-type="string">
            <text:p>2949,916016</text:p>
          </table:table-cell>
          <table:table-cell office:value-type="string">
            <text:p>356218,781250</text:p>
          </table:table-cell>
          <table:table-cell office:value-type="string">
            <text:p>7373,278809</text:p>
          </table:table-cell>
          <table:table-cell office:value-type="string">
            <text:p>151,225403</text:p>
          </table:table-cell>
          <table:table-cell office:value-type="string">
            <text:p>75,933731</text:p>
          </table:table-cell>
          <table:table-cell office:value-type="string">
            <text:p>14502,007813</text:p>
          </table:table-cell>
          <table:table-cell office:value-type="string">
            <text:p>280,452148</text:p>
          </table:table-cell>
          <table:table-cell office:value-type="string">
            <text:p>21657,009766</text:p>
          </table:table-cell>
          <table:table-cell office:value-type="string">
            <text:p>363,919891</text:p>
          </table:table-cell>
          <table:table-cell office:value-type="string">
            <text:p>42537,960938</text:p>
          </table:table-cell>
          <table:table-cell office:value-type="string">
            <text:p>560,712036</text:p>
          </table:table-cell>
          <table:table-cell office:value-type="string">
            <text:p>44398,187500</text:p>
          </table:table-cell>
          <table:table-cell office:value-type="string">
            <text:p>560,610596</text:p>
          </table:table-cell>
          <table:table-cell office:value-type="string">
            <text:p>7526,935547</text:p>
          </table:table-cell>
          <table:table-cell office:value-type="string">
            <text:p>196,729004</text:p>
          </table:table-cell>
          <table:table-cell office:value-type="string">
            <text:p>99,116936</text:p>
          </table:table-cell>
          <table:table-cell office:value-type="string">
            <text:p>12,098801</text:p>
          </table:table-cell>
          <table:table-cell office:value-type="string">
            <text:p>129,585175</text:p>
          </table:table-cell>
          <table:table-cell office:value-type="string">
            <text:p>10,334358</text:p>
          </table:table-cell>
          <table:table-cell office:value-type="string">
            <text:p>1287,882813</text:p>
          </table:table-cell>
          <table:table-cell office:value-type="string">
            <text:p>26,885799</text:p>
          </table:table-cell>
          <table:table-cell office:value-type="string">
            <text:p>63674,574219</text:p>
          </table:table-cell>
          <table:table-cell office:value-type="string">
            <text:p>1054,167236</text:p>
          </table:table-cell>
          <table:table-cell office:value-type="string">
            <text:p>28,911413</text:p>
          </table:table-cell>
          <table:table-cell office:value-type="string">
            <text:p>11,277802</text:p>
          </table:table-cell>
          <table:table-cell office:value-type="string">
            <text:p>95,766647</text:p>
          </table:table-cell>
          <table:table-cell office:value-type="string">
            <text:p>17,123756</text:p>
          </table:table-cell>
          <table:table-cell office:value-type="string">
            <text:p>659,635071</text:p>
          </table:table-cell>
          <table:table-cell office:value-type="string">
            <text:p>22,518526</text:p>
          </table:table-cell>
          <table:table-cell office:value-type="string">
            <text:p>283,733337</text:p>
          </table:table-cell>
          <table:table-cell office:value-type="string">
            <text:p>13,456334</text:p>
          </table:table-cell>
          <table:table-cell office:value-type="string">
            <text:p>193,778488</text:p>
          </table:table-cell>
          <table:table-cell office:value-type="string">
            <text:p>14,050632</text:p>
          </table:table-cell>
          <table:table-cell office:value-type="string">
            <text:p>428,209656</text:p>
          </table:table-cell>
          <table:table-cell office:value-type="string">
            <text:p>16,072552</text:p>
          </table:table-cell>
          <table:table-cell office:value-type="string">
            <text:p>289,189575</text:p>
          </table:table-cell>
          <table:table-cell office:value-type="string">
            <text:p>15,816281</text:p>
          </table:table-cell>
          <table:table-cell office:value-type="string">
            <text:p>227,139511</text:p>
          </table:table-cell>
          <table:table-cell office:value-type="string">
            <text:p>80,92079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390,104797</text:p>
          </table:table-cell>
          <table:table-cell office:value-type="string">
            <text:p>29,847843</text:p>
          </table:table-cell>
        </table:table-row>
        <table:table-row table:style-name="ro1">
          <table:table-cell office:value-type="string">
            <text:p>AFR204 <text:s text:c="5"/></text:p>
          </table:table-cell>
          <table:table-cell office:value-type="string">
            <text:p>2943,200684</text:p>
          </table:table-cell>
          <table:table-cell office:value-type="string">
            <text:p>1567,505371</text:p>
          </table:table-cell>
          <table:table-cell office:value-type="string">
            <text:p>17222,330078</text:p>
          </table:table-cell>
          <table:table-cell office:value-type="string">
            <text:p>1068,033569</text:p>
          </table:table-cell>
          <table:table-cell office:value-type="string">
            <text:p>97502,242188</text:p>
          </table:table-cell>
          <table:table-cell office:value-type="string">
            <text:p>2314,829346</text:p>
          </table:table-cell>
          <table:table-cell office:value-type="string">
            <text:p>280209,343750</text:p>
          </table:table-cell>
          <table:table-cell office:value-type="string">
            <text:p>5812,321289</text:p>
          </table:table-cell>
          <table:table-cell office:value-type="string">
            <text:p>184,288330</text:p>
          </table:table-cell>
          <table:table-cell office:value-type="string">
            <text:p>78,419434</text:p>
          </table:table-cell>
          <table:table-cell office:value-type="string">
            <text:p>12044,311523</text:p>
          </table:table-cell>
          <table:table-cell office:value-type="string">
            <text:p>238,810379</text:p>
          </table:table-cell>
          <table:table-cell office:value-type="string">
            <text:p>23338,984375</text:p>
          </table:table-cell>
          <table:table-cell office:value-type="string">
            <text:p>391,491425</text:p>
          </table:table-cell>
          <table:table-cell office:value-type="string">
            <text:p>24762,679688</text:p>
          </table:table-cell>
          <table:table-cell office:value-type="string">
            <text:p>329,964905</text:p>
          </table:table-cell>
          <table:table-cell office:value-type="string">
            <text:p>52541,578125</text:p>
          </table:table-cell>
          <table:table-cell office:value-type="string">
            <text:p>662,088257</text:p>
          </table:table-cell>
          <table:table-cell office:value-type="string">
            <text:p>6988,734863</text:p>
          </table:table-cell>
          <table:table-cell office:value-type="string">
            <text:p>182,904755</text:p>
          </table:table-cell>
          <table:table-cell office:value-type="string">
            <text:p>76,097481</text:p>
          </table:table-cell>
          <table:table-cell office:value-type="string">
            <text:p>12,814527</text:p>
          </table:table-cell>
          <table:table-cell office:value-type="string">
            <text:p>113,334488</text:p>
          </table:table-cell>
          <table:table-cell office:value-type="string">
            <text:p>11,170140</text:p>
          </table:table-cell>
          <table:table-cell office:value-type="string">
            <text:p>1155,483887</text:p>
          </table:table-cell>
          <table:table-cell office:value-type="string">
            <text:p>24,990622</text:p>
          </table:table-cell>
          <table:table-cell office:value-type="string">
            <text:p>58133,066406</text:p>
          </table:table-cell>
          <table:table-cell office:value-type="string">
            <text:p>962,700928</text:p>
          </table:table-cell>
          <table:table-cell office:value-type="string">
            <text:p>29,856344</text:p>
          </table:table-cell>
          <table:table-cell office:value-type="string">
            <text:p>14,095992</text:p>
          </table:table-cell>
          <table:table-cell office:value-type="string">
            <text:p>78,516731</text:p>
          </table:table-cell>
          <table:table-cell office:value-type="string">
            <text:p>19,236715</text:p>
          </table:table-cell>
          <table:table-cell office:value-type="string">
            <text:p>301,110107</text:p>
          </table:table-cell>
          <table:table-cell office:value-type="string">
            <text:p>22,180119</text:p>
          </table:table-cell>
          <table:table-cell office:value-type="string">
            <text:p>194,168915</text:p>
          </table:table-cell>
          <table:table-cell office:value-type="string">
            <text:p>16,247036</text:p>
          </table:table-cell>
          <table:table-cell office:value-type="string">
            <text:p>152,151886</text:p>
          </table:table-cell>
          <table:table-cell office:value-type="string">
            <text:p>17,458786</text:p>
          </table:table-cell>
          <table:table-cell office:value-type="string">
            <text:p>453,481934</text:p>
          </table:table-cell>
          <table:table-cell office:value-type="string">
            <text:p>19,686853</text:p>
          </table:table-cell>
          <table:table-cell office:value-type="string">
            <text:p>274,336060</text:p>
          </table:table-cell>
          <table:table-cell office:value-type="string">
            <text:p>19,482584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190,942932</text:p>
          </table:table-cell>
          <table:table-cell office:value-type="string">
            <text:p>35,852131</text:p>
          </table:table-cell>
        </table:table-row>
        <table:table-row table:style-name="ro1">
          <table:table-cell office:value-type="string">
            <text:p>AFR205 <text:s text:c="5"/></text:p>
          </table:table-cell>
          <table:table-cell office:value-type="string">
            <text:p>3638,513672</text:p>
          </table:table-cell>
          <table:table-cell office:value-type="string">
            <text:p>1066,273682</text:p>
          </table:table-cell>
          <table:table-cell office:value-type="string">
            <text:p>15643,536133</text:p>
          </table:table-cell>
          <table:table-cell office:value-type="string">
            <text:p>874,108765</text:p>
          </table:table-cell>
          <table:table-cell office:value-type="string">
            <text:p>78738,710938</text:p>
          </table:table-cell>
          <table:table-cell office:value-type="string">
            <text:p>1857,526855</text:p>
          </table:table-cell>
          <table:table-cell office:value-type="string">
            <text:p>218001,765625</text:p>
          </table:table-cell>
          <table:table-cell office:value-type="string">
            <text:p>4519,222656</text:p>
          </table:table-cell>
          <table:table-cell office:value-type="string">
            <text:p>333,944519</text:p>
          </table:table-cell>
          <table:table-cell office:value-type="string">
            <text:p>56,165493</text:p>
          </table:table-cell>
          <table:table-cell office:value-type="string">
            <text:p>13794,383789</text:p>
          </table:table-cell>
          <table:table-cell office:value-type="string">
            <text:p>261,356171</text:p>
          </table:table-cell>
          <table:table-cell office:value-type="string">
            <text:p>10291,184570</text:p>
          </table:table-cell>
          <table:table-cell office:value-type="string">
            <text:p>177,567764</text:p>
          </table:table-cell>
          <table:table-cell office:value-type="string">
            <text:p>22674,636719</text:p>
          </table:table-cell>
          <table:table-cell office:value-type="string">
            <text:p>300,370697</text:p>
          </table:table-cell>
          <table:table-cell office:value-type="string">
            <text:p>30881,207031</text:p>
          </table:table-cell>
          <table:table-cell office:value-type="string">
            <text:p>390,220032</text:p>
          </table:table-cell>
          <table:table-cell office:value-type="string">
            <text:p>4825,201660</text:p>
          </table:table-cell>
          <table:table-cell office:value-type="string">
            <text:p>126,266487</text:p>
          </table:table-cell>
          <table:table-cell office:value-type="string">
            <text:p>63,673775</text:p>
          </table:table-cell>
          <table:table-cell office:value-type="string">
            <text:p>8,751433</text:p>
          </table:table-cell>
          <table:table-cell office:value-type="string">
            <text:p>74,849800</text:p>
          </table:table-cell>
          <table:table-cell office:value-type="string">
            <text:p>8,615424</text:p>
          </table:table-cell>
          <table:table-cell office:value-type="string">
            <text:p>794,903748</text:p>
          </table:table-cell>
          <table:table-cell office:value-type="string">
            <text:p>17,101940</text:p>
          </table:table-cell>
          <table:table-cell office:value-type="string">
            <text:p>40428,968750</text:p>
          </table:table-cell>
          <table:table-cell office:value-type="string">
            <text:p>669,747498</text:p>
          </table:table-cell>
          <table:table-cell office:value-type="string">
            <text:p>17,262499</text:p>
          </table:table-cell>
          <table:table-cell office:value-type="string">
            <text:p>9,073503</text:p>
          </table:table-cell>
          <table:table-cell office:value-type="string">
            <text:p>43,749256</text:p>
          </table:table-cell>
          <table:table-cell office:value-type="string">
            <text:p>15,384670</text:p>
          </table:table-cell>
          <table:table-cell office:value-type="string">
            <text:p>286,990021</text:p>
          </table:table-cell>
          <table:table-cell office:value-type="string">
            <text:p>19,358961</text:p>
          </table:table-cell>
          <table:table-cell office:value-type="string">
            <text:p>181,852493</text:p>
          </table:table-cell>
          <table:table-cell office:value-type="string">
            <text:p>10,594234</text:p>
          </table:table-cell>
          <table:table-cell office:value-type="string">
            <text:p>122,603157</text:p>
          </table:table-cell>
          <table:table-cell office:value-type="string">
            <text:p>11,158809</text:p>
          </table:table-cell>
          <table:table-cell office:value-type="string">
            <text:p>283,193878</text:p>
          </table:table-cell>
          <table:table-cell office:value-type="string">
            <text:p>12,412106</text:p>
          </table:table-cell>
          <table:table-cell office:value-type="string">
            <text:p>172,181274</text:p>
          </table:table-cell>
          <table:table-cell office:value-type="string">
            <text:p>12,378008</text:p>
          </table:table-cell>
          <table:table-cell office:value-type="string">
            <text:p>41,248127</text:p>
          </table:table-cell>
          <table:table-cell office:value-type="string">
            <text:p>56,207119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59,116089</text:p>
          </table:table-cell>
          <table:table-cell office:value-type="string">
            <text:p>22,968197</text:p>
          </table:table-cell>
        </table:table-row>
        <table:table-row table:style-name="ro1">
          <table:table-cell office:value-type="string">
            <text:p>AFR206 <text:s text:c="5"/></text:p>
          </table:table-cell>
          <table:table-cell office:value-type="string">
            <text:p>3832,465332</text:p>
          </table:table-cell>
          <table:table-cell office:value-type="string">
            <text:p>2778,590088</text:p>
          </table:table-cell>
          <table:table-cell office:value-type="string">
            <text:p>40638,898438</text:p>
          </table:table-cell>
          <table:table-cell office:value-type="string">
            <text:p>2161,985352</text:p>
          </table:table-cell>
          <table:table-cell office:value-type="string">
            <text:p>225157,468750</text:p>
          </table:table-cell>
          <table:table-cell office:value-type="string">
            <text:p>5372,425781</text:p>
          </table:table-cell>
          <table:table-cell office:value-type="string">
            <text:p>691738,500000</text:p>
          </table:table-cell>
          <table:table-cell office:value-type="string">
            <text:p>14314,519531</text:p>
          </table:table-cell>
          <table:table-cell office:value-type="string">
            <text:p>29,589842</text:p>
          </table:table-cell>
          <table:table-cell office:value-type="string">
            <text:p>145,758499</text:p>
          </table:table-cell>
          <table:table-cell office:value-type="string">
            <text:p>17288,144531</text:p>
          </table:table-cell>
          <table:table-cell office:value-type="string">
            <text:p>354,486053</text:p>
          </table:table-cell>
          <table:table-cell office:value-type="string">
            <text:p>42050,636719</text:p>
          </table:table-cell>
          <table:table-cell office:value-type="string">
            <text:p>705,634338</text:p>
          </table:table-cell>
          <table:table-cell office:value-type="string">
            <text:p>51390,976563</text:p>
          </table:table-cell>
          <table:table-cell office:value-type="string">
            <text:p>683,322632</text:p>
          </table:table-cell>
          <table:table-cell office:value-type="string">
            <text:p>135066,453125</text:p>
          </table:table-cell>
          <table:table-cell office:value-type="string">
            <text:p>1696,673218</text:p>
          </table:table-cell>
          <table:table-cell office:value-type="string">
            <text:p>17285,027344</text:p>
          </table:table-cell>
          <table:table-cell office:value-type="string">
            <text:p>451,359100</text:p>
          </table:table-cell>
          <table:table-cell office:value-type="string">
            <text:p>239,762863</text:p>
          </table:table-cell>
          <table:table-cell office:value-type="string">
            <text:p>25,573709</text:p>
          </table:table-cell>
          <table:table-cell office:value-type="string">
            <text:p>263,945587</text:p>
          </table:table-cell>
          <table:table-cell office:value-type="string">
            <text:p>18,817980</text:p>
          </table:table-cell>
          <table:table-cell office:value-type="string">
            <text:p>3133,621094</text:p>
          </table:table-cell>
          <table:table-cell office:value-type="string">
            <text:p>64,266808</text:p>
          </table:table-cell>
          <table:table-cell office:value-type="string">
            <text:p>151716,609375</text:p>
          </table:table-cell>
          <table:table-cell office:value-type="string">
            <text:p>2510,267578</text:p>
          </table:table-cell>
          <table:table-cell office:value-type="string">
            <text:p>63,085144</text:p>
          </table:table-cell>
          <table:table-cell office:value-type="string">
            <text:p>23,646633</text:p>
          </table:table-cell>
          <table:table-cell office:value-type="string">
            <text:p>283,327209</text:p>
          </table:table-cell>
          <table:table-cell office:value-type="string">
            <text:p>28,449215</text:p>
          </table:table-cell>
          <table:table-cell office:value-type="string">
            <text:p>725,832764</text:p>
          </table:table-cell>
          <table:table-cell office:value-type="string">
            <text:p>30,781456</text:p>
          </table:table-cell>
          <table:table-cell office:value-type="string">
            <text:p>551,908997</text:p>
          </table:table-cell>
          <table:table-cell office:value-type="string">
            <text:p>27,753305</text:p>
          </table:table-cell>
          <table:table-cell office:value-type="string">
            <text:p>391,453430</text:p>
          </table:table-cell>
          <table:table-cell office:value-type="string">
            <text:p>29,101337</text:p>
          </table:table-cell>
          <table:table-cell office:value-type="string">
            <text:p>1230,285278</text:p>
          </table:table-cell>
          <table:table-cell office:value-type="string">
            <text:p>37,340569</text:p>
          </table:table-cell>
          <table:table-cell office:value-type="string">
            <text:p>653,729614</text:p>
          </table:table-cell>
          <table:table-cell office:value-type="string">
            <text:p>34,482712</text:p>
          </table:table-cell>
          <table:table-cell office:value-type="string">
            <text:p>87,147903</text:p>
          </table:table-cell>
          <table:table-cell office:value-type="string">
            <text:p>147,800629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546,242371</text:p>
          </table:table-cell>
          <table:table-cell office:value-type="string">
            <text:p>61,664577</text:p>
          </table:table-cell>
        </table:table-row>
        <table:table-row table:style-name="ro1">
          <table:table-cell office:value-type="string">
            <text:p>AFR207 <text:s text:c="5"/></text:p>
          </table:table-cell>
          <table:table-cell office:value-type="string">
            <text:p>2844,590576</text:p>
          </table:table-cell>
          <table:table-cell office:value-type="string">
            <text:p>1721,073975</text:p>
          </table:table-cell>
          <table:table-cell office:value-type="string">
            <text:p>25896,765625</text:p>
          </table:table-cell>
          <table:table-cell office:value-type="string">
            <text:p>1381,020386</text:p>
          </table:table-cell>
          <table:table-cell office:value-type="string">
            <text:p>138547,578125</text:p>
          </table:table-cell>
          <table:table-cell office:value-type="string">
            <text:p>3345,712891</text:p>
          </table:table-cell>
          <table:table-cell office:value-type="string">
            <text:p>389342,312500</text:p>
          </table:table-cell>
          <table:table-cell office:value-type="string">
            <text:p>8061,348145</text:p>
          </table:table-cell>
          <table:table-cell office:value-type="string">
            <text:p>214,517487</text:p>
          </table:table-cell>
          <table:table-cell office:value-type="string">
            <text:p>87,738525</text:p>
          </table:table-cell>
          <table:table-cell office:value-type="string">
            <text:p>13861,667969</text:p>
          </table:table-cell>
          <table:table-cell office:value-type="string">
            <text:p>273,353394</text:p>
          </table:table-cell>
          <table:table-cell office:value-type="string">
            <text:p>17065,685547</text:p>
          </table:table-cell>
          <table:table-cell office:value-type="string">
            <text:p>293,168396</text:p>
          </table:table-cell>
          <table:table-cell office:value-type="string">
            <text:p>36044,933594</text:p>
          </table:table-cell>
          <table:table-cell office:value-type="string">
            <text:p>477,722137</text:p>
          </table:table-cell>
          <table:table-cell office:value-type="string">
            <text:p>53444,437500</text:p>
          </table:table-cell>
          <table:table-cell office:value-type="string">
            <text:p>674,394226</text:p>
          </table:table-cell>
          <table:table-cell office:value-type="string">
            <text:p>8664,891602</text:p>
          </table:table-cell>
          <table:table-cell office:value-type="string">
            <text:p>226,614151</text:p>
          </table:table-cell>
          <table:table-cell office:value-type="string">
            <text:p>116,442291</text:p>
          </table:table-cell>
          <table:table-cell office:value-type="string">
            <text:p>14,876184</text:p>
          </table:table-cell>
          <table:table-cell office:value-type="string">
            <text:p>141,212738</text:p>
          </table:table-cell>
          <table:table-cell office:value-type="string">
            <text:p>12,273432</text:p>
          </table:table-cell>
          <table:table-cell office:value-type="string">
            <text:p>1428,740356</text:p>
          </table:table-cell>
          <table:table-cell office:value-type="string">
            <text:p>30,379391</text:p>
          </table:table-cell>
          <table:table-cell office:value-type="string">
            <text:p>72947,054688</text:p>
          </table:table-cell>
          <table:table-cell office:value-type="string">
            <text:p>1207,673340</text:p>
          </table:table-cell>
          <table:table-cell office:value-type="string">
            <text:p>45,259602</text:p>
          </table:table-cell>
          <table:table-cell office:value-type="string">
            <text:p>15,353260</text:p>
          </table:table-cell>
          <table:table-cell office:value-type="string">
            <text:p>181,194473</text:p>
          </table:table-cell>
          <table:table-cell office:value-type="string">
            <text:p>20,645498</text:p>
          </table:table-cell>
          <table:table-cell office:value-type="string">
            <text:p>532,460876</text:p>
          </table:table-cell>
          <table:table-cell office:value-type="string">
            <text:p>23,865564</text:p>
          </table:table-cell>
          <table:table-cell office:value-type="string">
            <text:p>1945,954102</text:p>
          </table:table-cell>
          <table:table-cell office:value-type="string">
            <text:p>34,410183</text:p>
          </table:table-cell>
          <table:table-cell office:value-type="string">
            <text:p>186,352097</text:p>
          </table:table-cell>
          <table:table-cell office:value-type="string">
            <text:p>19,034409</text:p>
          </table:table-cell>
          <table:table-cell office:value-type="string">
            <text:p>507,863129</text:p>
          </table:table-cell>
          <table:table-cell office:value-type="string">
            <text:p>21,448778</text:p>
          </table:table-cell>
          <table:table-cell office:value-type="string">
            <text:p>328,550385</text:p>
          </table:table-cell>
          <table:table-cell office:value-type="string">
            <text:p>21,312775</text:p>
          </table:table-cell>
          <table:table-cell office:value-type="string">
            <text:p>132,499710</text:p>
          </table:table-cell>
          <table:table-cell office:value-type="string">
            <text:p>86,311623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339,168335</text:p>
          </table:table-cell>
          <table:table-cell office:value-type="string">
            <text:p>39,752670</text:p>
          </table:table-cell>
        </table:table-row>
        <table:table-row table:style-name="ro1">
          <table:table-cell office:value-type="string">
            <text:p>AFR208 <text:s text:c="5"/></text:p>
          </table:table-cell>
          <table:table-cell office:value-type="string">
            <text:p>3478,325928</text:p>
          </table:table-cell>
          <table:table-cell office:value-type="string">
            <text:p>1225,721802</text:p>
          </table:table-cell>
          <table:table-cell office:value-type="string">
            <text:p>13979,502930</text:p>
          </table:table-cell>
          <table:table-cell office:value-type="string">
            <text:p>858,246155</text:p>
          </table:table-cell>
          <table:table-cell office:value-type="string">
            <text:p>75398,421875</text:p>
          </table:table-cell>
          <table:table-cell office:value-type="string">
            <text:p>1804,387817</text:p>
          </table:table-cell>
          <table:table-cell office:value-type="string">
            <text:p>208043,453125</text:p>
          </table:table-cell>
          <table:table-cell office:value-type="string">
            <text:p>4317,407715</text:p>
          </table:table-cell>
          <table:table-cell office:value-type="string">
            <text:p>171,712234</text:p>
          </table:table-cell>
          <table:table-cell office:value-type="string">
            <text:p>60,995300</text:p>
          </table:table-cell>
          <table:table-cell office:value-type="string">
            <text:p>8622,935547</text:p>
          </table:table-cell>
          <table:table-cell office:value-type="string">
            <text:p>172,358810</text:p>
          </table:table-cell>
          <table:table-cell office:value-type="string">
            <text:p>20031,554688</text:p>
          </table:table-cell>
          <table:table-cell office:value-type="string">
            <text:p>334,436035</text:p>
          </table:table-cell>
          <table:table-cell office:value-type="string">
            <text:p>19017,710938</text:p>
          </table:table-cell>
          <table:table-cell office:value-type="string">
            <text:p>253,431595</text:p>
          </table:table-cell>
          <table:table-cell office:value-type="string">
            <text:p>42483,519531</text:p>
          </table:table-cell>
          <table:table-cell office:value-type="string">
            <text:p>535,103088</text:p>
          </table:table-cell>
          <table:table-cell office:value-type="string">
            <text:p>5164,100586</text:p>
          </table:table-cell>
          <table:table-cell office:value-type="string">
            <text:p>135,195648</text:p>
          </table:table-cell>
          <table:table-cell office:value-type="string">
            <text:p>77,107567</text:p>
          </table:table-cell>
          <table:table-cell office:value-type="string">
            <text:p>9,863340</text:p>
          </table:table-cell>
          <table:table-cell office:value-type="string">
            <text:p>112,018402</text:p>
          </table:table-cell>
          <table:table-cell office:value-type="string">
            <text:p>9,550961</text:p>
          </table:table-cell>
          <table:table-cell office:value-type="string">
            <text:p>829,542358</text:p>
          </table:table-cell>
          <table:table-cell office:value-type="string">
            <text:p>18,205992</text:p>
          </table:table-cell>
          <table:table-cell office:value-type="string">
            <text:p>43752,113281</text:p>
          </table:table-cell>
          <table:table-cell office:value-type="string">
            <text:p>724,763123</text:p>
          </table:table-cell>
          <table:table-cell office:value-type="string">
            <text:p>29,850237</text:p>
          </table:table-cell>
          <table:table-cell office:value-type="string">
            <text:p>10,994864</text:p>
          </table:table-cell>
          <table:table-cell office:value-type="string">
            <text:p>94,506050</text:p>
          </table:table-cell>
          <table:table-cell office:value-type="string">
            <text:p>16,863941</text:p>
          </table:table-cell>
          <table:table-cell office:value-type="string">
            <text:p>431,923523</text:p>
          </table:table-cell>
          <table:table-cell office:value-type="string">
            <text:p>20,923721</text:p>
          </table:table-cell>
          <table:table-cell office:value-type="string">
            <text:p>324,320160</text:p>
          </table:table-cell>
          <table:table-cell office:value-type="string">
            <text:p>13,475189</text:p>
          </table:table-cell>
          <table:table-cell office:value-type="string">
            <text:p>125,796730</text:p>
          </table:table-cell>
          <table:table-cell office:value-type="string">
            <text:p>13,597178</text:p>
          </table:table-cell>
          <table:table-cell office:value-type="string">
            <text:p>347,262726</text:p>
          </table:table-cell>
          <table:table-cell office:value-type="string">
            <text:p>15,156751</text:p>
          </table:table-cell>
          <table:table-cell office:value-type="string">
            <text:p>216,615005</text:p>
          </table:table-cell>
          <table:table-cell office:value-type="string">
            <text:p>15,096568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177,781570</text:p>
          </table:table-cell>
          <table:table-cell office:value-type="string">
            <text:p>27,947468</text:p>
          </table:table-cell>
        </table:table-row>
        <table:table-row table:style-name="ro1">
          <table:table-cell office:value-type="string">
            <text:p>AFR209 <text:s text:c="5"/></text:p>
          </table:table-cell>
          <table:table-cell office:value-type="string">
            <text:p>2219,776367</text:p>
          </table:table-cell>
          <table:table-cell office:value-type="string">
            <text:p>919,761475</text:p>
          </table:table-cell>
          <table:table-cell office:value-type="string">
            <text:p>10354,106445</text:p>
          </table:table-cell>
          <table:table-cell office:value-type="string">
            <text:p>678,245911</text:p>
          </table:table-cell>
          <table:table-cell office:value-type="string">
            <text:p>54171,878906</text:p>
          </table:table-cell>
          <table:table-cell office:value-type="string">
            <text:p>1292,362671</text:p>
          </table:table-cell>
          <table:table-cell office:value-type="string">
            <text:p>145166,312500</text:p>
          </table:table-cell>
          <table:table-cell office:value-type="string">
            <text:p>3015,887939</text:p>
          </table:table-cell>
          <table:table-cell office:value-type="string">
            <text:p>332,155792</text:p>
          </table:table-cell>
          <table:table-cell office:value-type="string">
            <text:p>47,434452</text:p>
          </table:table-cell>
          <table:table-cell office:value-type="string">
            <text:p>13701,689453</text:p>
          </table:table-cell>
          <table:table-cell office:value-type="string">
            <text:p>257,365845</text:p>
          </table:table-cell>
          <table:table-cell office:value-type="string">
            <text:p>7444,271484</text:p>
          </table:table-cell>
          <table:table-cell office:value-type="string">
            <text:p>130,629761</text:p>
          </table:table-cell>
          <table:table-cell office:value-type="string">
            <text:p>22697,343750</text:p>
          </table:table-cell>
          <table:table-cell office:value-type="string">
            <text:p>299,869415</text:p>
          </table:table-cell>
          <table:table-cell office:value-type="string">
            <text:p>18858,994141</text:p>
          </table:table-cell>
          <table:table-cell office:value-type="string">
            <text:p>239,870071</text:p>
          </table:table-cell>
          <table:table-cell office:value-type="string">
            <text:p>3181,284912</text:p>
          </table:table-cell>
          <table:table-cell office:value-type="string">
            <text:p>83,512291</text:p>
          </table:table-cell>
          <table:table-cell office:value-type="string">
            <text:p>46,310024</text:p>
          </table:table-cell>
          <table:table-cell office:value-type="string">
            <text:p>7,190397</text:p>
          </table:table-cell>
          <table:table-cell office:value-type="string">
            <text:p>62,321465</text:p>
          </table:table-cell>
          <table:table-cell office:value-type="string">
            <text:p>7,988951</text:p>
          </table:table-cell>
          <table:table-cell office:value-type="string">
            <text:p>515,158997</text:p>
          </table:table-cell>
          <table:table-cell office:value-type="string">
            <text:p>11,779172</text:p>
          </table:table-cell>
          <table:table-cell office:value-type="string">
            <text:p>26497,435547</text:p>
          </table:table-cell>
          <table:table-cell office:value-type="string">
            <text:p>439,435852</text:p>
          </table:table-cell>
          <table:table-cell office:value-type="string">
            <text:p>20,678911</text:p>
          </table:table-cell>
          <table:table-cell office:value-type="string">
            <text:p>8,292897</text:p>
          </table:table-cell>
          <table:table-cell office:value-type="string">
            <text:p>53,327782</text:p>
          </table:table-cell>
          <table:table-cell office:value-type="string">
            <text:p>14,939452</text:p>
          </table:table-cell>
          <table:table-cell office:value-type="string">
            <text:p>426,872864</text:p>
          </table:table-cell>
          <table:table-cell office:value-type="string">
            <text:p>19,660782</text:p>
          </table:table-cell>
          <table:table-cell office:value-type="string">
            <text:p>685,535461</text:p>
          </table:table-cell>
          <table:table-cell office:value-type="string">
            <text:p>14,199969</text:p>
          </table:table-cell>
          <table:table-cell office:value-type="string">
            <text:p>90,911591</text:p>
          </table:table-cell>
          <table:table-cell office:value-type="string">
            <text:p>10,428721</text:p>
          </table:table-cell>
          <table:table-cell office:value-type="string">
            <text:p>178,086411</text:p>
          </table:table-cell>
          <table:table-cell office:value-type="string">
            <text:p>10,943179</text:p>
          </table:table-cell>
          <table:table-cell office:value-type="string">
            <text:p>105,729233</text:p>
          </table:table-cell>
          <table:table-cell office:value-type="string">
            <text:p>11,116105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228,798721</text:p>
          </table:table-cell>
          <table:table-cell office:value-type="string">
            <text:p>21,593287</text:p>
          </table:table-cell>
        </table:table-row>
        <table:table-row table:style-name="ro1">
          <table:table-cell office:value-type="string">
            <text:p>AFR210 <text:s text:c="5"/></text:p>
          </table:table-cell>
          <table:table-cell office:value-type="string">
            <text:p>5397,334473</text:p>
          </table:table-cell>
          <table:table-cell office:value-type="string">
            <text:p>1657,942871</text:p>
          </table:table-cell>
          <table:table-cell office:value-type="string">
            <text:p>17786,980469</text:p>
          </table:table-cell>
          <table:table-cell office:value-type="string">
            <text:p>1097,920410</text:p>
          </table:table-cell>
          <table:table-cell office:value-type="string">
            <text:p>102861,570313</text:p>
          </table:table-cell>
          <table:table-cell office:value-type="string">
            <text:p>2447,732666</text:p>
          </table:table-cell>
          <table:table-cell office:value-type="string">
            <text:p>291274,468750</text:p>
          </table:table-cell>
          <table:table-cell office:value-type="string">
            <text:p>6040,047363</text:p>
          </table:table-cell>
          <table:table-cell office:value-type="string">
            <text:p>319,270355</text:p>
          </table:table-cell>
          <table:table-cell office:value-type="string">
            <text:p>82,756561</text:p>
          </table:table-cell>
          <table:table-cell office:value-type="string">
            <text:p>13641,440430</text:p>
          </table:table-cell>
          <table:table-cell office:value-type="string">
            <text:p>267,587097</text:p>
          </table:table-cell>
          <table:table-cell office:value-type="string">
            <text:p>31709,810547</text:p>
          </table:table-cell>
          <table:table-cell office:value-type="string">
            <text:p>526,333496</text:p>
          </table:table-cell>
          <table:table-cell office:value-type="string">
            <text:p>29476,460938</text:p>
          </table:table-cell>
          <table:table-cell office:value-type="string">
            <text:p>391,352814</text:p>
          </table:table-cell>
          <table:table-cell office:value-type="string">
            <text:p>58734,789063</text:p>
          </table:table-cell>
          <table:table-cell office:value-type="string">
            <text:p>739,422791</text:p>
          </table:table-cell>
          <table:table-cell office:value-type="string">
            <text:p>7442,982422</text:p>
          </table:table-cell>
          <table:table-cell office:value-type="string">
            <text:p>194,707413</text:p>
          </table:table-cell>
          <table:table-cell office:value-type="string">
            <text:p>99,163620</text:p>
          </table:table-cell>
          <table:table-cell office:value-type="string">
            <text:p>13,313662</text:p>
          </table:table-cell>
          <table:table-cell office:value-type="string">
            <text:p>115,628044</text:p>
          </table:table-cell>
          <table:table-cell office:value-type="string">
            <text:p>11,368528</text:p>
          </table:table-cell>
          <table:table-cell office:value-type="string">
            <text:p>1196,724854</text:p>
          </table:table-cell>
          <table:table-cell office:value-type="string">
            <text:p>25,816166</text:p>
          </table:table-cell>
          <table:table-cell office:value-type="string">
            <text:p>63085,519531</text:p>
          </table:table-cell>
          <table:table-cell office:value-type="string">
            <text:p>1044,548340</text:p>
          </table:table-cell>
          <table:table-cell office:value-type="string">
            <text:p>39,090126</text:p>
          </table:table-cell>
          <table:table-cell office:value-type="string">
            <text:p>14,402917</text:p>
          </table:table-cell>
          <table:table-cell office:value-type="string">
            <text:p>157,200714</text:p>
          </table:table-cell>
          <table:table-cell office:value-type="string">
            <text:p>19,732355</text:p>
          </table:table-cell>
          <table:table-cell office:value-type="string">
            <text:p>603,070435</text:p>
          </table:table-cell>
          <table:table-cell office:value-type="string">
            <text:p>23,816530</text:p>
          </table:table-cell>
          <table:table-cell office:value-type="string">
            <text:p>663,853882</text:p>
          </table:table-cell>
          <table:table-cell office:value-type="string">
            <text:p>19,459644</text:p>
          </table:table-cell>
          <table:table-cell office:value-type="string">
            <text:p>183,715271</text:p>
          </table:table-cell>
          <table:table-cell office:value-type="string">
            <text:p>17,916615</text:p>
          </table:table-cell>
          <table:table-cell office:value-type="string">
            <text:p>512,216797</text:p>
          </table:table-cell>
          <table:table-cell office:value-type="string">
            <text:p>20,341402</text:p>
          </table:table-cell>
          <table:table-cell office:value-type="string">
            <text:p>251,218597</text:p>
          </table:table-cell>
          <table:table-cell office:value-type="string">
            <text:p>19,595715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308,749725</text:p>
          </table:table-cell>
          <table:table-cell office:value-type="string">
            <text:p>36,834412</text:p>
          </table:table-cell>
        </table:table-row>
        <table:table-row table:style-name="ro1">
          <table:table-cell office:value-type="string">
            <text:p>AFR211 <text:s text:c="5"/></text:p>
          </table:table-cell>
          <table:table-cell office:value-type="string">
            <text:p>4152,379395</text:p>
          </table:table-cell>
          <table:table-cell office:value-type="string">
            <text:p>2076,496094</text:p>
          </table:table-cell>
          <table:table-cell office:value-type="string">
            <text:p>34265,269531</text:p>
          </table:table-cell>
          <table:table-cell office:value-type="string">
            <text:p>1767,769897</text:p>
          </table:table-cell>
          <table:table-cell office:value-type="string">
            <text:p>178311,046875</text:p>
          </table:table-cell>
          <table:table-cell office:value-type="string">
            <text:p>4269,422852</text:p>
          </table:table-cell>
          <table:table-cell office:value-type="string">
            <text:p>523301,000000</text:p>
          </table:table-cell>
          <table:table-cell office:value-type="string">
            <text:p>10830,963867</text:p>
          </table:table-cell>
          <table:table-cell office:value-type="string">
            <text:p>71,229004</text:p>
          </table:table-cell>
          <table:table-cell office:value-type="string">
            <text:p>108,997849</text:p>
          </table:table-cell>
          <table:table-cell office:value-type="string">
            <text:p>14516,861328</text:p>
          </table:table-cell>
          <table:table-cell office:value-type="string">
            <text:p>292,877045</text:p>
          </table:table-cell>
          <table:table-cell office:value-type="string">
            <text:p>20491,201172</text:p>
          </table:table-cell>
          <table:table-cell office:value-type="string">
            <text:p>353,187897</text:p>
          </table:table-cell>
          <table:table-cell office:value-type="string">
            <text:p>40729,417969</text:p>
          </table:table-cell>
          <table:table-cell office:value-type="string">
            <text:p>541,208435</text:p>
          </table:table-cell>
          <table:table-cell office:value-type="string">
            <text:p>78331,453125</text:p>
          </table:table-cell>
          <table:table-cell office:value-type="string">
            <text:p>986,575256</text:p>
          </table:table-cell>
          <table:table-cell office:value-type="string">
            <text:p>11887,058594</text:p>
          </table:table-cell>
          <table:table-cell office:value-type="string">
            <text:p>310,720276</text:p>
          </table:table-cell>
          <table:table-cell office:value-type="string">
            <text:p>138,042480</text:p>
          </table:table-cell>
          <table:table-cell office:value-type="string">
            <text:p>19,078341</text:p>
          </table:table-cell>
          <table:table-cell office:value-type="string">
            <text:p>192,858109</text:p>
          </table:table-cell>
          <table:table-cell office:value-type="string">
            <text:p>14,871517</text:p>
          </table:table-cell>
          <table:table-cell office:value-type="string">
            <text:p>2032,737183</text:p>
          </table:table-cell>
          <table:table-cell office:value-type="string">
            <text:p>42,508907</text:p>
          </table:table-cell>
          <table:table-cell office:value-type="string">
            <text:p>101841,953125</text:p>
          </table:table-cell>
          <table:table-cell office:value-type="string">
            <text:p>1685,572266</text:p>
          </table:table-cell>
          <table:table-cell office:value-type="string">
            <text:p>39,116543</text:p>
          </table:table-cell>
          <table:table-cell office:value-type="string">
            <text:p>18,559946</text:p>
          </table:table-cell>
          <table:table-cell office:value-type="string">
            <text:p>154,146011</text:p>
          </table:table-cell>
          <table:table-cell office:value-type="string">
            <text:p>23,192902</text:p>
          </table:table-cell>
          <table:table-cell office:value-type="string">
            <text:p>426,209808</text:p>
          </table:table-cell>
          <table:table-cell office:value-type="string">
            <text:p>25,293375</text:p>
          </table:table-cell>
          <table:table-cell office:value-type="string">
            <text:p>185,016403</text:p>
          </table:table-cell>
          <table:table-cell office:value-type="string">
            <text:p>20,813343</text:p>
          </table:table-cell>
          <table:table-cell office:value-type="string">
            <text:p>270,197784</text:p>
          </table:table-cell>
          <table:table-cell office:value-type="string">
            <text:p>22,538420</text:p>
          </table:table-cell>
          <table:table-cell office:value-type="string">
            <text:p>778,121277</text:p>
          </table:table-cell>
          <table:table-cell office:value-type="string">
            <text:p>27,239870</text:p>
          </table:table-cell>
          <table:table-cell office:value-type="string">
            <text:p>457,702881</text:p>
          </table:table-cell>
          <table:table-cell office:value-type="string">
            <text:p>26,090164</text:p>
          </table:table-cell>
          <table:table-cell office:value-type="string">
            <text:p>139,094711</text:p>
          </table:table-cell>
          <table:table-cell office:value-type="string">
            <text:p>103,948677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252,412399</text:p>
          </table:table-cell>
          <table:table-cell office:value-type="string">
            <text:p>47,187489</text:p>
          </table:table-cell>
        </table:table-row>
        <table:table-row table:style-name="ro1">
          <table:table-cell office:value-type="string">
            <text:p>AFR212 <text:s text:c="5"/></text:p>
          </table:table-cell>
          <table:table-cell office:value-type="string">
            <text:p>2392,107910</text:p>
          </table:table-cell>
          <table:table-cell office:value-type="string">
            <text:p>2897,900146</text:p>
          </table:table-cell>
          <table:table-cell office:value-type="string">
            <text:p>41092,195313</text:p>
          </table:table-cell>
          <table:table-cell office:value-type="string">
            <text:p>2243,780762</text:p>
          </table:table-cell>
          <table:table-cell office:value-type="string">
            <text:p>234132,937500</text:p>
          </table:table-cell>
          <table:table-cell office:value-type="string">
            <text:p>5622,135254</text:p>
          </table:table-cell>
          <table:table-cell office:value-type="string">
            <text:p>702360,500000</text:p>
          </table:table-cell>
          <table:table-cell office:value-type="string">
            <text:p>14542,308594</text:p>
          </table:table-cell>
          <table:table-cell office:value-type="string">
            <text:p>75,239281</text:p>
          </table:table-cell>
          <table:table-cell office:value-type="string">
            <text:p>157,885986</text:p>
          </table:table-cell>
          <table:table-cell office:value-type="string">
            <text:p>17735,791016</text:p>
          </table:table-cell>
          <table:table-cell office:value-type="string">
            <text:p>367,809998</text:p>
          </table:table-cell>
          <table:table-cell office:value-type="string">
            <text:p>39995,960938</text:p>
          </table:table-cell>
          <table:table-cell office:value-type="string">
            <text:p>675,852783</text:p>
          </table:table-cell>
          <table:table-cell office:value-type="string">
            <text:p>56178,226563</text:p>
          </table:table-cell>
          <table:table-cell office:value-type="string">
            <text:p>747,328369</text:p>
          </table:table-cell>
          <table:table-cell office:value-type="string">
            <text:p>146958,812500</text:p>
          </table:table-cell>
          <table:table-cell office:value-type="string">
            <text:p>1846,419678</text:p>
          </table:table-cell>
          <table:table-cell office:value-type="string">
            <text:p>18851,126953</text:p>
          </table:table-cell>
          <table:table-cell office:value-type="string">
            <text:p>492,325745</text:p>
          </table:table-cell>
          <table:table-cell office:value-type="string">
            <text:p>228,737640</text:p>
          </table:table-cell>
          <table:table-cell office:value-type="string">
            <text:p>27,501881</text:p>
          </table:table-cell>
          <table:table-cell office:value-type="string">
            <text:p>273,249969</text:p>
          </table:table-cell>
          <table:table-cell office:value-type="string">
            <text:p>19,760630</text:p>
          </table:table-cell>
          <table:table-cell office:value-type="string">
            <text:p>3283,932129</text:p>
          </table:table-cell>
          <table:table-cell office:value-type="string">
            <text:p>67,533371</text:p>
          </table:table-cell>
          <table:table-cell office:value-type="string">
            <text:p>161564,890625</text:p>
          </table:table-cell>
          <table:table-cell office:value-type="string">
            <text:p>2673,270020</text:p>
          </table:table-cell>
          <table:table-cell office:value-type="string">
            <text:p>65,414063</text:p>
          </table:table-cell>
          <table:table-cell office:value-type="string">
            <text:p>24,560972</text:p>
          </table:table-cell>
          <table:table-cell office:value-type="string">
            <text:p>314,357880</text:p>
          </table:table-cell>
          <table:table-cell office:value-type="string">
            <text:p>29,560801</text:p>
          </table:table-cell>
          <table:table-cell office:value-type="string">
            <text:p>910,999390</text:p>
          </table:table-cell>
          <table:table-cell office:value-type="string">
            <text:p>32,703285</text:p>
          </table:table-cell>
          <table:table-cell office:value-type="string">
            <text:p>1995,820313</text:p>
          </table:table-cell>
          <table:table-cell office:value-type="string">
            <text:p>41,593143</text:p>
          </table:table-cell>
          <table:table-cell office:value-type="string">
            <text:p>406,335083</text:p>
          </table:table-cell>
          <table:table-cell office:value-type="string">
            <text:p>30,748787</text:p>
          </table:table-cell>
          <table:table-cell office:value-type="string">
            <text:p>1319,827026</text:p>
          </table:table-cell>
          <table:table-cell office:value-type="string">
            <text:p>39,324112</text:p>
          </table:table-cell>
          <table:table-cell office:value-type="string">
            <text:p>724,610229</text:p>
          </table:table-cell>
          <table:table-cell office:value-type="string">
            <text:p>36,167450</text:p>
          </table:table-cell>
          <table:table-cell office:value-type="string">
            <text:p>295,875702</text:p>
          </table:table-cell>
          <table:table-cell office:value-type="string">
            <text:p>156,442749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631,854431</text:p>
          </table:table-cell>
          <table:table-cell office:value-type="string">
            <text:p>64,389275</text:p>
          </table:table-cell>
        </table:table-row>
        <table:table-row table:style-name="ro1">
          <table:table-cell office:value-type="string">
            <text:p>AFR213 <text:s text:c="5"/></text:p>
          </table:table-cell>
          <table:table-cell office:value-type="string">
            <text:p>1206,421387</text:p>
          </table:table-cell>
          <table:table-cell office:value-type="string">
            <text:p>949,750732</text:p>
          </table:table-cell>
          <table:table-cell office:value-type="string">
            <text:p>7546,312012</text:p>
          </table:table-cell>
          <table:table-cell office:value-type="string">
            <text:p>618,377869</text:p>
          </table:table-cell>
          <table:table-cell office:value-type="string">
            <text:p>41771,554688</text:p>
          </table:table-cell>
          <table:table-cell office:value-type="string">
            <text:p>1012,936646</text:p>
          </table:table-cell>
          <table:table-cell office:value-type="string">
            <text:p>110914,140625</text:p>
          </table:table-cell>
          <table:table-cell office:value-type="string">
            <text:p>2312,039551</text:p>
          </table:table-cell>
          <table:table-cell office:value-type="string">
            <text:p>123,079231</text:p>
          </table:table-cell>
          <table:table-cell office:value-type="string">
            <text:p>43,929283</text:p>
          </table:table-cell>
          <table:table-cell office:value-type="string">
            <text:p>7919,975586</text:p>
          </table:table-cell>
          <table:table-cell office:value-type="string">
            <text:p>155,124268</text:p>
          </table:table-cell>
          <table:table-cell office:value-type="string">
            <text:p>7647,871094</text:p>
          </table:table-cell>
          <table:table-cell office:value-type="string">
            <text:p>133,534210</text:p>
          </table:table-cell>
          <table:table-cell office:value-type="string">
            <text:p>14390,387695</text:p>
          </table:table-cell>
          <table:table-cell office:value-type="string">
            <text:p>191,964447</text:p>
          </table:table-cell>
          <table:table-cell office:value-type="string">
            <text:p>16336,124023</text:p>
          </table:table-cell>
          <table:table-cell office:value-type="string">
            <text:p>208,423157</text:p>
          </table:table-cell>
          <table:table-cell office:value-type="string">
            <text:p>2451,171631</text:p>
          </table:table-cell>
          <table:table-cell office:value-type="string">
            <text:p>64,706085</text:p>
          </table:table-cell>
          <table:table-cell office:value-type="string">
            <text:p>31,548853</text:p>
          </table:table-cell>
          <table:table-cell office:value-type="string">
            <text:p>7,451794</text:p>
          </table:table-cell>
          <table:table-cell office:value-type="string">
            <text:p>63,172455</text:p>
          </table:table-cell>
          <table:table-cell office:value-type="string">
            <text:p>8,426944</text:p>
          </table:table-cell>
          <table:table-cell office:value-type="string">
            <text:p>396,294983</text:p>
          </table:table-cell>
          <table:table-cell office:value-type="string">
            <text:p>10,235291</text:p>
          </table:table-cell>
          <table:table-cell office:value-type="string">
            <text:p>21125,460938</text:p>
          </table:table-cell>
          <table:table-cell office:value-type="string">
            <text:p>350,738831</text:p>
          </table:table-cell>
          <table:table-cell office:value-type="string">
            <text:p>43,297123</text:p>
          </table:table-cell>
          <table:table-cell office:value-type="string">
            <text:p>9,764554</text:p>
          </table:table-cell>
          <table:table-cell office:value-type="string">
            <text:p>62,901287</text:p>
          </table:table-cell>
          <table:table-cell office:value-type="string">
            <text:p>15,939401</text:p>
          </table:table-cell>
          <table:table-cell office:value-type="string">
            <text:p>333,557312</text:p>
          </table:table-cell>
          <table:table-cell office:value-type="string">
            <text:p>19,875633</text:p>
          </table:table-cell>
          <table:table-cell office:value-type="string">
            <text:p>364,731598</text:p>
          </table:table-cell>
          <table:table-cell office:value-type="string">
            <text:p>12,637748</text:p>
          </table:table-cell>
          <table:table-cell office:value-type="string">
            <text:p>69,300957</text:p>
          </table:table-cell>
          <table:table-cell office:value-type="string">
            <text:p>12,184130</text:p>
          </table:table-cell>
          <table:table-cell office:value-type="string">
            <text:p>162,454926</text:p>
          </table:table-cell>
          <table:table-cell office:value-type="string">
            <text:p>12,775886</text:p>
          </table:table-cell>
          <table:table-cell office:value-type="string">
            <text:p>87,559105</text:p>
          </table:table-cell>
          <table:table-cell office:value-type="string">
            <text:p>13,233437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153,208221</text:p>
          </table:table-cell>
          <table:table-cell office:value-type="string">
            <text:p>25,043081</text:p>
          </table:table-cell>
        </table:table-row>
        <table:table-row table:style-name="ro1">
          <table:table-cell office:value-type="string">
            <text:p>AFR214 <text:s text:c="5"/></text:p>
          </table:table-cell>
          <table:table-cell office:value-type="string">
            <text:p>6665,185547</text:p>
          </table:table-cell>
          <table:table-cell office:value-type="string">
            <text:p>2739,173096</text:p>
          </table:table-cell>
          <table:table-cell office:value-type="string">
            <text:p>36355,324219</text:p>
          </table:table-cell>
          <table:table-cell office:value-type="string">
            <text:p>2015,434814</text:p>
          </table:table-cell>
          <table:table-cell office:value-type="string">
            <text:p>200872,437500</text:p>
          </table:table-cell>
          <table:table-cell office:value-type="string">
            <text:p>4820,203613</text:p>
          </table:table-cell>
          <table:table-cell office:value-type="string">
            <text:p>620368,937500</text:p>
          </table:table-cell>
          <table:table-cell office:value-type="string">
            <text:p>12845,791992</text:p>
          </table:table-cell>
          <table:table-cell office:value-type="string">
            <text:p>19,772812</text:p>
          </table:table-cell>
          <table:table-cell office:value-type="string">
            <text:p>143,902634</text:p>
          </table:table-cell>
          <table:table-cell office:value-type="string">
            <text:p>17884,582031</text:p>
          </table:table-cell>
          <table:table-cell office:value-type="string">
            <text:p>365,083557</text:p>
          </table:table-cell>
          <table:table-cell office:value-type="string">
            <text:p>53521,453125</text:p>
          </table:table-cell>
          <table:table-cell office:value-type="string">
            <text:p>889,885254</text:p>
          </table:table-cell>
          <table:table-cell office:value-type="string">
            <text:p>56750,906250</text:p>
          </table:table-cell>
          <table:table-cell office:value-type="string">
            <text:p>752,876892</text:p>
          </table:table-cell>
          <table:table-cell office:value-type="string">
            <text:p>120532,171875</text:p>
          </table:table-cell>
          <table:table-cell office:value-type="string">
            <text:p>1515,533936</text:p>
          </table:table-cell>
          <table:table-cell office:value-type="string">
            <text:p>15282,737305</text:p>
          </table:table-cell>
          <table:table-cell office:value-type="string">
            <text:p>399,438690</text:p>
          </table:table-cell>
          <table:table-cell office:value-type="string">
            <text:p>180,348068</text:p>
          </table:table-cell>
          <table:table-cell office:value-type="string">
            <text:p>23,913366</text:p>
          </table:table-cell>
          <table:table-cell office:value-type="string">
            <text:p>230,186340</text:p>
          </table:table-cell>
          <table:table-cell office:value-type="string">
            <text:p>17,819286</text:p>
          </table:table-cell>
          <table:table-cell office:value-type="string">
            <text:p>2714,667969</text:p>
          </table:table-cell>
          <table:table-cell office:value-type="string">
            <text:p>56,364143</text:p>
          </table:table-cell>
          <table:table-cell office:value-type="string">
            <text:p>131439,687500</text:p>
          </table:table-cell>
          <table:table-cell office:value-type="string">
            <text:p>2175,171631</text:p>
          </table:table-cell>
          <table:table-cell office:value-type="string">
            <text:p>54,226757</text:p>
          </table:table-cell>
          <table:table-cell office:value-type="string">
            <text:p>22,878277</text:p>
          </table:table-cell>
          <table:table-cell office:value-type="string">
            <text:p>231,805099</text:p>
          </table:table-cell>
          <table:table-cell office:value-type="string">
            <text:p>27,569395</text:p>
          </table:table-cell>
          <table:table-cell office:value-type="string">
            <text:p>893,125366</text:p>
          </table:table-cell>
          <table:table-cell office:value-type="string">
            <text:p>31,341906</text:p>
          </table:table-cell>
          <table:table-cell office:value-type="string">
            <text:p>417,874481</text:p>
          </table:table-cell>
          <table:table-cell office:value-type="string">
            <text:p>26,317680</text:p>
          </table:table-cell>
          <table:table-cell office:value-type="string">
            <text:p>372,916168</text:p>
          </table:table-cell>
          <table:table-cell office:value-type="string">
            <text:p>28,142328</text:p>
          </table:table-cell>
          <table:table-cell office:value-type="string">
            <text:p>1158,777466</text:p>
          </table:table-cell>
          <table:table-cell office:value-type="string">
            <text:p>35,791138</text:p>
          </table:table-cell>
          <table:table-cell office:value-type="string">
            <text:p>549,565735</text:p>
          </table:table-cell>
          <table:table-cell office:value-type="string">
            <text:p>32,634102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517,775391</text:p>
          </table:table-cell>
          <table:table-cell office:value-type="string">
            <text:p>59,739098</text:p>
          </table:table-cell>
        </table:table-row>
        <table:table-row table:style-name="ro1">
          <table:table-cell office:value-type="string">
            <text:p>AFR215 <text:s text:c="5"/></text:p>
          </table:table-cell>
          <table:table-cell office:value-type="string">
            <text:p>4782,509766</text:p>
          </table:table-cell>
          <table:table-cell office:value-type="string">
            <text:p>1606,079346</text:p>
          </table:table-cell>
          <table:table-cell office:value-type="string">
            <text:p>25816,695313</text:p>
          </table:table-cell>
          <table:table-cell office:value-type="string">
            <text:p>1342,166016</text:p>
          </table:table-cell>
          <table:table-cell office:value-type="string">
            <text:p>138607,656250</text:p>
          </table:table-cell>
          <table:table-cell office:value-type="string">
            <text:p>3312,795166</text:p>
          </table:table-cell>
          <table:table-cell office:value-type="string">
            <text:p>393931,656250</text:p>
          </table:table-cell>
          <table:table-cell office:value-type="string">
            <text:p>8154,088379</text:p>
          </table:table-cell>
          <table:table-cell office:value-type="string">
            <text:p>146,809952</text:p>
          </table:table-cell>
          <table:table-cell office:value-type="string">
            <text:p>82,750603</text:p>
          </table:table-cell>
          <table:table-cell office:value-type="string">
            <text:p>14296,052734</text:p>
          </table:table-cell>
          <table:table-cell office:value-type="string">
            <text:p>279,595886</text:p>
          </table:table-cell>
          <table:table-cell office:value-type="string">
            <text:p>19740,691406</text:p>
          </table:table-cell>
          <table:table-cell office:value-type="string">
            <text:p>335,246918</text:p>
          </table:table-cell>
          <table:table-cell office:value-type="string">
            <text:p>33089,859375</text:p>
          </table:table-cell>
          <table:table-cell office:value-type="string">
            <text:p>439,019684</text:p>
          </table:table-cell>
          <table:table-cell office:value-type="string">
            <text:p>50757,574219</text:p>
          </table:table-cell>
          <table:table-cell office:value-type="string">
            <text:p>640,578979</text:p>
          </table:table-cell>
          <table:table-cell office:value-type="string">
            <text:p>8504,774414</text:p>
          </table:table-cell>
          <table:table-cell office:value-type="string">
            <text:p>222,383133</text:p>
          </table:table-cell>
          <table:table-cell office:value-type="string">
            <text:p>90,277969</text:p>
          </table:table-cell>
          <table:table-cell office:value-type="string">
            <text:p>13,859497</text:p>
          </table:table-cell>
          <table:table-cell office:value-type="string">
            <text:p>129,561813</text:p>
          </table:table-cell>
          <table:table-cell office:value-type="string">
            <text:p>11,447023</text:p>
          </table:table-cell>
          <table:table-cell office:value-type="string">
            <text:p>1442,258667</text:p>
          </table:table-cell>
          <table:table-cell office:value-type="string">
            <text:p>30,277555</text:p>
          </table:table-cell>
          <table:table-cell office:value-type="string">
            <text:p>72454,867188</text:p>
          </table:table-cell>
          <table:table-cell office:value-type="string">
            <text:p>1199,486450</text:p>
          </table:table-cell>
          <table:table-cell office:value-type="string">
            <text:p>43,115421</text:p>
          </table:table-cell>
          <table:table-cell office:value-type="string">
            <text:p>13,286670</text:p>
          </table:table-cell>
          <table:table-cell office:value-type="string">
            <text:p>123,627419</text:p>
          </table:table-cell>
          <table:table-cell office:value-type="string">
            <text:p>18,717354</text:p>
          </table:table-cell>
          <table:table-cell office:value-type="string">
            <text:p>484,810303</text:p>
          </table:table-cell>
          <table:table-cell office:value-type="string">
            <text:p>22,419851</text:p>
          </table:table-cell>
          <table:table-cell office:value-type="string">
            <text:p>477,388092</text:p>
          </table:table-cell>
          <table:table-cell office:value-type="string">
            <text:p>16,858583</text:p>
          </table:table-cell>
          <table:table-cell office:value-type="string">
            <text:p>207,238235</text:p>
          </table:table-cell>
          <table:table-cell office:value-type="string">
            <text:p>16,107903</text:p>
          </table:table-cell>
          <table:table-cell office:value-type="string">
            <text:p>506,036194</text:p>
          </table:table-cell>
          <table:table-cell office:value-type="string">
            <text:p>18,901062</text:p>
          </table:table-cell>
          <table:table-cell office:value-type="string">
            <text:p>328,402405</text:p>
          </table:table-cell>
          <table:table-cell office:value-type="string">
            <text:p>18,572355</text:p>
          </table:table-cell>
          <table:table-cell office:value-type="string">
            <text:p>48,597363</text:p>
          </table:table-cell>
          <table:table-cell office:value-type="string">
            <text:p>84,717163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358,314178</text:p>
          </table:table-cell>
          <table:table-cell office:value-type="string">
            <text:p>34,550789</text:p>
          </table:table-cell>
        </table:table-row>
        <table:table-row table:style-name="ro1">
          <table:table-cell office:value-type="string">
            <text:p>AFR216 <text:s text:c="5"/></text:p>
          </table:table-cell>
          <table:table-cell office:value-type="string">
            <text:p>847,352112</text:p>
          </table:table-cell>
          <table:table-cell office:value-type="string">
            <text:p>685,034851</text:p>
          </table:table-cell>
          <table:table-cell office:value-type="string">
            <text:p>3238,016113</text:p>
          </table:table-cell>
          <table:table-cell office:value-type="string">
            <text:p>454,920380</text:p>
          </table:table-cell>
          <table:table-cell office:value-type="string">
            <text:p>24013,617188</text:p>
          </table:table-cell>
          <table:table-cell office:value-type="string">
            <text:p>604,414063</text:p>
          </table:table-cell>
          <table:table-cell office:value-type="string">
            <text:p>59987,464844</text:p>
          </table:table-cell>
          <table:table-cell office:value-type="string">
            <text:p>1262,885132</text:p>
          </table:table-cell>
          <table:table-cell office:value-type="string">
            <text:p>91,803032</text:p>
          </table:table-cell>
          <table:table-cell office:value-type="string">
            <text:p>32,488838</text:p>
          </table:table-cell>
          <table:table-cell office:value-type="string">
            <text:p>4068,451172</text:p>
          </table:table-cell>
          <table:table-cell office:value-type="string">
            <text:p>85,430023</text:p>
          </table:table-cell>
          <table:table-cell office:value-type="string">
            <text:p>3715,794922</text:p>
          </table:table-cell>
          <table:table-cell office:value-type="string">
            <text:p>69,953880</text:p>
          </table:table-cell>
          <table:table-cell office:value-type="string">
            <text:p>11478,167969</text:p>
          </table:table-cell>
          <table:table-cell office:value-type="string">
            <text:p>153,790924</text:p>
          </table:table-cell>
          <table:table-cell office:value-type="string">
            <text:p>7783,150879</text:p>
          </table:table-cell>
          <table:table-cell office:value-type="string">
            <text:p>101,927864</text:p>
          </table:table-cell>
          <table:table-cell office:value-type="string">
            <text:p>1459,928101</text:p>
          </table:table-cell>
          <table:table-cell office:value-type="string">
            <text:p>38,928394</text:p>
          </table:table-cell>
          <table:table-cell office:value-type="string">
            <text:p>27,044916</text:p>
          </table:table-cell>
          <table:table-cell office:value-type="string">
            <text:p>5,413830</text:p>
          </table:table-cell>
          <table:table-cell office:value-type="string">
            <text:p>44,689011</text:p>
          </table:table-cell>
          <table:table-cell office:value-type="string">
            <text:p>7,284340</text:p>
          </table:table-cell>
          <table:table-cell office:value-type="string">
            <text:p>213,434906</text:p>
          </table:table-cell>
          <table:table-cell office:value-type="string">
            <text:p>6,379423</text:p>
          </table:table-cell>
          <table:table-cell office:value-type="string">
            <text:p>11217,584961</text:p>
          </table:table-cell>
          <table:table-cell office:value-type="string">
            <text:p>187,027405</text:p>
          </table:table-cell>
          <table:table-cell office:value-type="string">
            <text:p>17,259693</text:p>
          </table:table-cell>
          <table:table-cell office:value-type="string">
            <text:p>6,84981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10,540939</text:p>
          </table:table-cell>
          <table:table-cell office:value-type="string">
            <text:p>18,214794</text:p>
          </table:table-cell>
          <table:table-cell office:value-type="string">
            <text:p>66,577003</text:p>
          </table:table-cell>
          <table:table-cell office:value-type="string">
            <text:p>7,925860</text:p>
          </table:table-cell>
          <table:table-cell office:value-type="string">
            <text:p>36,474976</text:p>
          </table:table-cell>
          <table:table-cell office:value-type="string">
            <text:p>8,494216</text:p>
          </table:table-cell>
          <table:table-cell office:value-type="string">
            <text:p>84,357491</text:p>
          </table:table-cell>
          <table:table-cell office:value-type="string">
            <text:p>8,808523</text:p>
          </table:table-cell>
          <table:table-cell office:value-type="string">
            <text:p>56,786476</text:p>
          </table:table-cell>
          <table:table-cell office:value-type="string">
            <text:p>9,193056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153,635086</text:p>
          </table:table-cell>
          <table:table-cell office:value-type="string">
            <text:p>17,788202</text:p>
          </table:table-cell>
        </table:table-row>
        <table:table-row table:style-name="ro1">
          <table:table-cell office:value-type="string">
            <text:p>AFR217 <text:s text:c="5"/></text:p>
          </table:table-cell>
          <table:table-cell office:value-type="string">
            <text:p>7325,093262</text:p>
          </table:table-cell>
          <table:table-cell office:value-type="string">
            <text:p>2423,308594</text:p>
          </table:table-cell>
          <table:table-cell office:value-type="string">
            <text:p>43179,996094</text:p>
          </table:table-cell>
          <table:table-cell office:value-type="string">
            <text:p>2141,656250</text:p>
          </table:table-cell>
          <table:table-cell office:value-type="string">
            <text:p>222129,078125</text:p>
          </table:table-cell>
          <table:table-cell office:value-type="string">
            <text:p>5289,785156</text:p>
          </table:table-cell>
          <table:table-cell office:value-type="string">
            <text:p>667665,000000</text:p>
          </table:table-cell>
          <table:table-cell office:value-type="string">
            <text:p>13810,317383</text:p>
          </table:table-cell>
          <table:table-cell office:value-type="string">
            <text:p>1,940446</text:p>
          </table:table-cell>
          <table:table-cell office:value-type="string">
            <text:p>130,009857</text:p>
          </table:table-cell>
          <table:table-cell office:value-type="string">
            <text:p>15034,061523</text:p>
          </table:table-cell>
          <table:table-cell office:value-type="string">
            <text:p>308,970795</text:p>
          </table:table-cell>
          <table:table-cell office:value-type="string">
            <text:p>29814,675781</text:p>
          </table:table-cell>
          <table:table-cell office:value-type="string">
            <text:p>506,038818</text:p>
          </table:table-cell>
          <table:table-cell office:value-type="string">
            <text:p>48940,847656</text:p>
          </table:table-cell>
          <table:table-cell office:value-type="string">
            <text:p>649,759827</text:p>
          </table:table-cell>
          <table:table-cell office:value-type="string">
            <text:p>126142,484375</text:p>
          </table:table-cell>
          <table:table-cell office:value-type="string">
            <text:p>1584,126099</text:p>
          </table:table-cell>
          <table:table-cell office:value-type="string">
            <text:p>16453,382813</text:p>
          </table:table-cell>
          <table:table-cell office:value-type="string">
            <text:p>429,413025</text:p>
          </table:table-cell>
          <table:table-cell office:value-type="string">
            <text:p>233,821091</text:p>
          </table:table-cell>
          <table:table-cell office:value-type="string">
            <text:p>23,075413</text:p>
          </table:table-cell>
          <table:table-cell office:value-type="string">
            <text:p>239,962799</text:p>
          </table:table-cell>
          <table:table-cell office:value-type="string">
            <text:p>16,771397</text:p>
          </table:table-cell>
          <table:table-cell office:value-type="string">
            <text:p>2924,723145</text:p>
          </table:table-cell>
          <table:table-cell office:value-type="string">
            <text:p>59,639538</text:p>
          </table:table-cell>
          <table:table-cell office:value-type="string">
            <text:p>142133,468750</text:p>
          </table:table-cell>
          <table:table-cell office:value-type="string">
            <text:p>2351,636230</text:p>
          </table:table-cell>
          <table:table-cell office:value-type="string">
            <text:p>59,075928</text:p>
          </table:table-cell>
          <table:table-cell office:value-type="string">
            <text:p>20,047585</text:p>
          </table:table-cell>
          <table:table-cell office:value-type="string">
            <text:p>186,437271</text:p>
          </table:table-cell>
          <table:table-cell office:value-type="string">
            <text:p>24,713919</text:p>
          </table:table-cell>
          <table:table-cell office:value-type="string">
            <text:p>483,398560</text:p>
          </table:table-cell>
          <table:table-cell office:value-type="string">
            <text:p>26,745295</text:p>
          </table:table-cell>
          <table:table-cell office:value-type="string">
            <text:p>203,597244</text:p>
          </table:table-cell>
          <table:table-cell office:value-type="string">
            <text:p>22,363363</text:p>
          </table:table-cell>
          <table:table-cell office:value-type="string">
            <text:p>355,508118</text:p>
          </table:table-cell>
          <table:table-cell office:value-type="string">
            <text:p>24,602636</text:p>
          </table:table-cell>
          <table:table-cell office:value-type="string">
            <text:p>1184,381836</text:p>
          </table:table-cell>
          <table:table-cell office:value-type="string">
            <text:p>32,959667</text:p>
          </table:table-cell>
          <table:table-cell office:value-type="string">
            <text:p>665,758362</text:p>
          </table:table-cell>
          <table:table-cell office:value-type="string">
            <text:p>29,720011</text:p>
          </table:table-cell>
          <table:table-cell office:value-type="string">
            <text:p>304,305847</text:p>
          </table:table-cell>
          <table:table-cell office:value-type="string">
            <text:p>127,101723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389,003723</text:p>
          </table:table-cell>
          <table:table-cell office:value-type="string">
            <text:p>51,639843</text:p>
          </table:table-cell>
        </table:table-row>
        <table:table-row table:style-name="ro1">
          <table:table-cell office:value-type="string">
            <text:p>AFR218 <text:s text:c="5"/></text:p>
          </table:table-cell>
          <table:table-cell office:value-type="string">
            <text:p>2747,850586</text:p>
          </table:table-cell>
          <table:table-cell office:value-type="string">
            <text:p>2642,607910</text:p>
          </table:table-cell>
          <table:table-cell office:value-type="string">
            <text:p>40969,675781</text:p>
          </table:table-cell>
          <table:table-cell office:value-type="string">
            <text:p>2144,443359</text:p>
          </table:table-cell>
          <table:table-cell office:value-type="string">
            <text:p>216420,234375</text:p>
          </table:table-cell>
          <table:table-cell office:value-type="string">
            <text:p>5198,763184</text:p>
          </table:table-cell>
          <table:table-cell office:value-type="string">
            <text:p>655359,500000</text:p>
          </table:table-cell>
          <table:table-cell office:value-type="string">
            <text:p>13566,140625</text:p>
          </table:table-cell>
          <table:table-cell office:value-type="string">
            <text:p>183,018646</text:p>
          </table:table-cell>
          <table:table-cell office:value-type="string">
            <text:p>142,514526</text:p>
          </table:table-cell>
          <table:table-cell office:value-type="string">
            <text:p>15966,639648</text:p>
          </table:table-cell>
          <table:table-cell office:value-type="string">
            <text:p>330,735657</text:p>
          </table:table-cell>
          <table:table-cell office:value-type="string">
            <text:p>37082,941406</text:p>
          </table:table-cell>
          <table:table-cell office:value-type="string">
            <text:p>625,341003</text:p>
          </table:table-cell>
          <table:table-cell office:value-type="string">
            <text:p>50381,203125</text:p>
          </table:table-cell>
          <table:table-cell office:value-type="string">
            <text:p>670,126343</text:p>
          </table:table-cell>
          <table:table-cell office:value-type="string">
            <text:p>130923,437500</text:p>
          </table:table-cell>
          <table:table-cell office:value-type="string">
            <text:p>1645,027588</text:p>
          </table:table-cell>
          <table:table-cell office:value-type="string">
            <text:p>16589,330078</text:p>
          </table:table-cell>
          <table:table-cell office:value-type="string">
            <text:p>433,311768</text:p>
          </table:table-cell>
          <table:table-cell office:value-type="string">
            <text:p>207,294983</text:p>
          </table:table-cell>
          <table:table-cell office:value-type="string">
            <text:p>24,755884</text:p>
          </table:table-cell>
          <table:table-cell office:value-type="string">
            <text:p>261,499664</text:p>
          </table:table-cell>
          <table:table-cell office:value-type="string">
            <text:p>18,248516</text:p>
          </table:table-cell>
          <table:table-cell office:value-type="string">
            <text:p>2917,742188</text:p>
          </table:table-cell>
          <table:table-cell office:value-type="string">
            <text:p>60,114704</text:p>
          </table:table-cell>
          <table:table-cell office:value-type="string">
            <text:p>143200,671875</text:p>
          </table:table-cell>
          <table:table-cell office:value-type="string">
            <text:p>2369,521729</text:p>
          </table:table-cell>
          <table:table-cell office:value-type="string">
            <text:p>68,677353</text:p>
          </table:table-cell>
          <table:table-cell office:value-type="string">
            <text:p>22,646309</text:p>
          </table:table-cell>
          <table:table-cell office:value-type="string">
            <text:p>246,993500</text:p>
          </table:table-cell>
          <table:table-cell office:value-type="string">
            <text:p>27,347157</text:p>
          </table:table-cell>
          <table:table-cell office:value-type="string">
            <text:p>738,872253</text:p>
          </table:table-cell>
          <table:table-cell office:value-type="string">
            <text:p>30,088160</text:p>
          </table:table-cell>
          <table:table-cell office:value-type="string">
            <text:p>1207,200195</text:p>
          </table:table-cell>
          <table:table-cell office:value-type="string">
            <text:p>31,811203</text:p>
          </table:table-cell>
          <table:table-cell office:value-type="string">
            <text:p>373,430237</text:p>
          </table:table-cell>
          <table:table-cell office:value-type="string">
            <text:p>27,842791</text:p>
          </table:table-cell>
          <table:table-cell office:value-type="string">
            <text:p>1199,891846</text:p>
          </table:table-cell>
          <table:table-cell office:value-type="string">
            <text:p>35,840717</text:p>
          </table:table-cell>
          <table:table-cell office:value-type="string">
            <text:p>654,106812</text:p>
          </table:table-cell>
          <table:table-cell office:value-type="string">
            <text:p>32,820278</text:p>
          </table:table-cell>
          <table:table-cell office:value-type="string">
            <text:p>108,417297</text:p>
          </table:table-cell>
          <table:table-cell office:value-type="string">
            <text:p>141,11363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440,720184</text:p>
          </table:table-cell>
          <table:table-cell office:value-type="string">
            <text:p>58,497391</text:p>
          </table:table-cell>
        </table:table-row>
        <table:table-row table:style-name="ro1">
          <table:table-cell office:value-type="string">
            <text:p>AFR219 <text:s text:c="5"/></text:p>
          </table:table-cell>
          <table:table-cell office:value-type="string">
            <text:p>2661,063721</text:p>
          </table:table-cell>
          <table:table-cell office:value-type="string">
            <text:p>2899,314697</text:p>
          </table:table-cell>
          <table:table-cell office:value-type="string">
            <text:p>41852,277344</text:p>
          </table:table-cell>
          <table:table-cell office:value-type="string">
            <text:p>2265,160156</text:p>
          </table:table-cell>
          <table:table-cell office:value-type="string">
            <text:p>239508,953125</text:p>
          </table:table-cell>
          <table:table-cell office:value-type="string">
            <text:p>5759,863281</text:p>
          </table:table-cell>
          <table:table-cell office:value-type="string">
            <text:p>712525,000000</text:p>
          </table:table-cell>
          <table:table-cell office:value-type="string">
            <text:p>14754,113281</text:p>
          </table:table-cell>
          <table:table-cell office:value-type="string">
            <text:p>92,507317</text:p>
          </table:table-cell>
          <table:table-cell office:value-type="string">
            <text:p>160,356216</text:p>
          </table:table-cell>
          <table:table-cell office:value-type="string">
            <text:p>17802,724609</text:p>
          </table:table-cell>
          <table:table-cell office:value-type="string">
            <text:p>369,630005</text:p>
          </table:table-cell>
          <table:table-cell office:value-type="string">
            <text:p>41404,230469</text:p>
          </table:table-cell>
          <table:table-cell office:value-type="string">
            <text:p>698,991882</text:p>
          </table:table-cell>
          <table:table-cell office:value-type="string">
            <text:p>57283,589844</text:p>
          </table:table-cell>
          <table:table-cell office:value-type="string">
            <text:p>761,841003</text:p>
          </table:table-cell>
          <table:table-cell office:value-type="string">
            <text:p>153334,500000</text:p>
          </table:table-cell>
          <table:table-cell office:value-type="string">
            <text:p>1926,169922</text:p>
          </table:table-cell>
          <table:table-cell office:value-type="string">
            <text:p>19434,087891</text:p>
          </table:table-cell>
          <table:table-cell office:value-type="string">
            <text:p>507,433197</text:p>
          </table:table-cell>
          <table:table-cell office:value-type="string">
            <text:p>279,685364</text:p>
          </table:table-cell>
          <table:table-cell office:value-type="string">
            <text:p>28,239098</text:p>
          </table:table-cell>
          <table:table-cell office:value-type="string">
            <text:p>333,517151</text:p>
          </table:table-cell>
          <table:table-cell office:value-type="string">
            <text:p>20,248520</text:p>
          </table:table-cell>
          <table:table-cell office:value-type="string">
            <text:p>3395,544434</text:p>
          </table:table-cell>
          <table:table-cell office:value-type="string">
            <text:p>69,617538</text:p>
          </table:table-cell>
          <table:table-cell office:value-type="string">
            <text:p>166735,359375</text:p>
          </table:table-cell>
          <table:table-cell office:value-type="string">
            <text:p>2758,717285</text:p>
          </table:table-cell>
          <table:table-cell office:value-type="string">
            <text:p>93,701225</text:p>
          </table:table-cell>
          <table:table-cell office:value-type="string">
            <text:p>24,513357</text:p>
          </table:table-cell>
          <table:table-cell office:value-type="string">
            <text:p>318,195923</text:p>
          </table:table-cell>
          <table:table-cell office:value-type="string">
            <text:p>29,325941</text:p>
          </table:table-cell>
          <table:table-cell office:value-type="string">
            <text:p>967,185730</text:p>
          </table:table-cell>
          <table:table-cell office:value-type="string">
            <text:p>32,925159</text:p>
          </table:table-cell>
          <table:table-cell office:value-type="string">
            <text:p>1994,501953</text:p>
          </table:table-cell>
          <table:table-cell office:value-type="string">
            <text:p>41,996761</text:p>
          </table:table-cell>
          <table:table-cell office:value-type="string">
            <text:p>438,918976</text:p>
          </table:table-cell>
          <table:table-cell office:value-type="string">
            <text:p>30,602013</text:p>
          </table:table-cell>
          <table:table-cell office:value-type="string">
            <text:p>1324,769043</text:p>
          </table:table-cell>
          <table:table-cell office:value-type="string">
            <text:p>39,055218</text:p>
          </table:table-cell>
          <table:table-cell office:value-type="string">
            <text:p>814,947693</text:p>
          </table:table-cell>
          <table:table-cell office:value-type="string">
            <text:p>36,375565</text:p>
          </table:table-cell>
          <table:table-cell office:value-type="string">
            <text:p>162,779572</text:p>
          </table:table-cell>
          <table:table-cell office:value-type="string">
            <text:p>162,98918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594,369995</text:p>
          </table:table-cell>
          <table:table-cell office:value-type="string">
            <text:p>63,856880</text:p>
          </table:table-cell>
        </table:table-row>
        <table:table-row table:style-name="ro1">
          <table:table-cell office:value-type="string">
            <text:p>AFR220 <text:s text:c="5"/></text:p>
          </table:table-cell>
          <table:table-cell office:value-type="string">
            <text:p>1828,598389</text:p>
          </table:table-cell>
          <table:table-cell office:value-type="string">
            <text:p>740,195923</text:p>
          </table:table-cell>
          <table:table-cell office:value-type="string">
            <text:p>5326,777344</text:p>
          </table:table-cell>
          <table:table-cell office:value-type="string">
            <text:p>507,670807</text:p>
          </table:table-cell>
          <table:table-cell office:value-type="string">
            <text:p>31363,953125</text:p>
          </table:table-cell>
          <table:table-cell office:value-type="string">
            <text:p>758,647827</text:p>
          </table:table-cell>
          <table:table-cell office:value-type="string">
            <text:p>79630,109375</text:p>
          </table:table-cell>
          <table:table-cell office:value-type="string">
            <text:p>1668,389038</text:p>
          </table:table-cell>
          <table:table-cell office:value-type="string">
            <text:p>228,047806</text:p>
          </table:table-cell>
          <table:table-cell office:value-type="string">
            <text:p>37,248482</text:p>
          </table:table-cell>
          <table:table-cell office:value-type="string">
            <text:p>4183,896973</text:p>
          </table:table-cell>
          <table:table-cell office:value-type="string">
            <text:p>88,590218</text:p>
          </table:table-cell>
          <table:table-cell office:value-type="string">
            <text:p>8345,416016</text:p>
          </table:table-cell>
          <table:table-cell office:value-type="string">
            <text:p>143,653702</text:p>
          </table:table-cell>
          <table:table-cell office:value-type="string">
            <text:p>11388,223633</text:p>
          </table:table-cell>
          <table:table-cell office:value-type="string">
            <text:p>152,722595</text:p>
          </table:table-cell>
          <table:table-cell office:value-type="string">
            <text:p>14631,611328</text:p>
          </table:table-cell>
          <table:table-cell office:value-type="string">
            <text:p>186,942978</text:p>
          </table:table-cell>
          <table:table-cell office:value-type="string">
            <text:p>2012,249390</text:p>
          </table:table-cell>
          <table:table-cell office:value-type="string">
            <text:p>53,196541</text:p>
          </table:table-cell>
          <table:table-cell office:value-type="string">
            <text:p>13,953699</text:p>
          </table:table-cell>
          <table:table-cell office:value-type="string">
            <text:p>5,796730</text:p>
          </table:table-cell>
          <table:table-cell office:value-type="string">
            <text:p>35,871819</text:p>
          </table:table-cell>
          <table:table-cell office:value-type="string">
            <text:p>7,325485</text:p>
          </table:table-cell>
          <table:table-cell office:value-type="string">
            <text:p>291,584991</text:p>
          </table:table-cell>
          <table:table-cell office:value-type="string">
            <text:p>7,637958</text:p>
          </table:table-cell>
          <table:table-cell office:value-type="string">
            <text:p>15992,645508</text:p>
          </table:table-cell>
          <table:table-cell office:value-type="string">
            <text:p>265,872528</text:p>
          </table:table-cell>
          <table:table-cell office:value-type="string">
            <text:p>18,747597</text:p>
          </table:table-cell>
          <table:table-cell office:value-type="string">
            <text:p>6,96228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39,084106</text:p>
          </table:table-cell>
          <table:table-cell office:value-type="string">
            <text:p>18,346214</text:p>
          </table:table-cell>
          <table:table-cell office:value-type="string">
            <text:p>75,982742</text:p>
          </table:table-cell>
          <table:table-cell office:value-type="string">
            <text:p>7,922114</text:p>
          </table:table-cell>
          <table:table-cell office:value-type="string">
            <text:p>50,138004</text:p>
          </table:table-cell>
          <table:table-cell office:value-type="string">
            <text:p>8,513034</text:p>
          </table:table-cell>
          <table:table-cell office:value-type="string">
            <text:p>126,332352</text:p>
          </table:table-cell>
          <table:table-cell office:value-type="string">
            <text:p>9,076647</text:p>
          </table:table-cell>
          <table:table-cell office:value-type="string">
            <text:p>64,101151</text:p>
          </table:table-cell>
          <table:table-cell office:value-type="string">
            <text:p>9,265785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165,836090</text:p>
          </table:table-cell>
          <table:table-cell office:value-type="string">
            <text:p>17,935513</text:p>
          </table:table-cell>
        </table:table-row>
        <table:table-row table:style-name="ro1">
          <table:table-cell office:value-type="string">
            <text:p>AFR221 <text:s text:c="5"/></text:p>
          </table:table-cell>
          <table:table-cell office:value-type="string">
            <text:p>605,546875</text:p>
          </table:table-cell>
          <table:table-cell office:value-type="string">
            <text:p>1194,010864</text:p>
          </table:table-cell>
          <table:table-cell office:value-type="string">
            <text:p>13807,370117</text:p>
          </table:table-cell>
          <table:table-cell office:value-type="string">
            <text:p>869,777344</text:p>
          </table:table-cell>
          <table:table-cell office:value-type="string">
            <text:p>90793,937500</text:p>
          </table:table-cell>
          <table:table-cell office:value-type="string">
            <text:p>2151,174316</text:p>
          </table:table-cell>
          <table:table-cell office:value-type="string">
            <text:p>220105,562500</text:p>
          </table:table-cell>
          <table:table-cell office:value-type="string">
            <text:p>4568,123535</text:p>
          </table:table-cell>
          <table:table-cell office:value-type="string">
            <text:p>447,861847</text:p>
          </table:table-cell>
          <table:table-cell office:value-type="string">
            <text:p>63,480488</text:p>
          </table:table-cell>
          <table:table-cell office:value-type="string">
            <text:p>11889,938477</text:p>
          </table:table-cell>
          <table:table-cell office:value-type="string">
            <text:p>230,598541</text:p>
          </table:table-cell>
          <table:table-cell office:value-type="string">
            <text:p>9286,717773</text:p>
          </table:table-cell>
          <table:table-cell office:value-type="string">
            <text:p>163,999313</text:p>
          </table:table-cell>
          <table:table-cell office:value-type="string">
            <text:p>25761,980469</text:p>
          </table:table-cell>
          <table:table-cell office:value-type="string">
            <text:p>341,484528</text:p>
          </table:table-cell>
          <table:table-cell office:value-type="string">
            <text:p>28237,501953</text:p>
          </table:table-cell>
          <table:table-cell office:value-type="string">
            <text:p>358,223114</text:p>
          </table:table-cell>
          <table:table-cell office:value-type="string">
            <text:p>5706,915039</text:p>
          </table:table-cell>
          <table:table-cell office:value-type="string">
            <text:p>149,367722</text:p>
          </table:table-cell>
          <table:table-cell office:value-type="string">
            <text:p>53,299343</text:p>
          </table:table-cell>
          <table:table-cell office:value-type="string">
            <text:p>10,473092</text:p>
          </table:table-cell>
          <table:table-cell office:value-type="string">
            <text:p>94,546898</text:p>
          </table:table-cell>
          <table:table-cell office:value-type="string">
            <text:p>9,748740</text:p>
          </table:table-cell>
          <table:table-cell office:value-type="string">
            <text:p>803,653870</text:p>
          </table:table-cell>
          <table:table-cell office:value-type="string">
            <text:p>17,932537</text:p>
          </table:table-cell>
          <table:table-cell office:value-type="string">
            <text:p>47030,257813</text:p>
          </table:table-cell>
          <table:table-cell office:value-type="string">
            <text:p>778,999939</text:p>
          </table:table-cell>
          <table:table-cell office:value-type="string">
            <text:p>23,535852</text:p>
          </table:table-cell>
          <table:table-cell office:value-type="string">
            <text:p>11,447472</text:p>
          </table:table-cell>
          <table:table-cell office:value-type="string">
            <text:p>112,642342</text:p>
          </table:table-cell>
          <table:table-cell office:value-type="string">
            <text:p>17,318176</text:p>
          </table:table-cell>
          <table:table-cell office:value-type="string">
            <text:p>506,031799</text:p>
          </table:table-cell>
          <table:table-cell office:value-type="string">
            <text:p>21,595888</text:p>
          </table:table-cell>
          <table:table-cell office:value-type="string">
            <text:p>387,086243</text:p>
          </table:table-cell>
          <table:table-cell office:value-type="string">
            <text:p>14,462421</text:p>
          </table:table-cell>
          <table:table-cell office:value-type="string">
            <text:p>130,801529</text:p>
          </table:table-cell>
          <table:table-cell office:value-type="string">
            <text:p>14,300661</text:p>
          </table:table-cell>
          <table:table-cell office:value-type="string">
            <text:p>238,784760</text:p>
          </table:table-cell>
          <table:table-cell office:value-type="string">
            <text:p>15,056198</text:p>
          </table:table-cell>
          <table:table-cell office:value-type="string">
            <text:p>218,173050</text:p>
          </table:table-cell>
          <table:table-cell office:value-type="string">
            <text:p>15,731997</text:p>
          </table:table-cell>
          <table:table-cell office:value-type="string">
            <text:p>46,683502</text:p>
          </table:table-cell>
          <table:table-cell office:value-type="string">
            <text:p>60,998573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314,278748</text:p>
          </table:table-cell>
          <table:table-cell office:value-type="string">
            <text:p>29,655186</text:p>
          </table:table-cell>
        </table:table-row>
        <table:table-row table:style-name="ro1">
          <table:table-cell office:value-type="string">
            <text:p>AFR222 <text:s text:c="5"/></text:p>
          </table:table-cell>
          <table:table-cell office:value-type="string">
            <text:p>1569,559448</text:p>
          </table:table-cell>
          <table:table-cell office:value-type="string">
            <text:p>399,968567</text:p>
          </table:table-cell>
          <table:table-cell office:value-type="string">
            <text:p>859,603088</text:p>
          </table:table-cell>
          <table:table-cell office:value-type="string">
            <text:p>404,351685</text:p>
          </table:table-cell>
          <table:table-cell office:value-type="string">
            <text:p>403,573151</text:p>
          </table:table-cell>
          <table:table-cell office:value-type="string">
            <text:p>53,205917</text:p>
          </table:table-cell>
          <table:table-cell office:value-type="string">
            <text:p>81,018356</text:p>
          </table:table-cell>
          <table:table-cell office:value-type="string">
            <text:p>65,440857</text:p>
          </table:table-cell>
          <table:table-cell office:value-type="string">
            <text:p>12,002516</text:p>
          </table:table-cell>
          <table:table-cell office:value-type="string">
            <text:p>21,735552</text:p>
          </table:table-cell>
          <table:table-cell office:value-type="string">
            <text:p>39,710178</text:p>
          </table:table-cell>
          <table:table-cell office:value-type="string">
            <text:p>19,049688</text:p>
          </table:table-cell>
          <table:table-cell office:value-type="string">
            <text:p>28,285748</text:p>
          </table:table-cell>
          <table:table-cell office:value-type="string">
            <text:p>14,290201</text:p>
          </table:table-cell>
          <table:table-cell office:value-type="string">
            <text:p>54,973671</text:p>
          </table:table-cell>
          <table:table-cell office:value-type="string">
            <text:p>9,906617</text:p>
          </table:table-cell>
          <table:table-cell office:value-type="string">
            <text:p>19,987518</text:p>
          </table:table-cell>
          <table:table-cell office:value-type="string">
            <text:p>10,70583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2,193529</text:p>
          </table:table-cell>
          <table:table-cell office:value-type="string">
            <text:p>7,55876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1,018070</text:p>
          </table:table-cell>
          <table:table-cell office:value-type="string">
            <text:p>8,30634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0,547279</text:p>
          </table:table-cell>
          <table:table-cell office:value-type="string">
            <text:p>14,585652</text:p>
          </table:table-cell>
          <table:table-cell office:value-type="string">
            <text:p>4,159022</text:p>
          </table:table-cell>
          <table:table-cell office:value-type="string">
            <text:p>18,391823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47,515388</text:p>
          </table:table-cell>
          <table:table-cell office:value-type="string">
            <text:p>30,86639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,488412</text:p>
          </table:table-cell>
          <table:table-cell office:value-type="string">
            <text:p>31,516052</text:p>
          </table:table-cell>
          <table:table-cell table:number-columns-repeated="4"/>
        </table:table-row>
        <table:table-row table:style-name="ro1">
          <table:table-cell office:value-type="string">
            <text:p>AFR223 <text:s text:c="5"/></text:p>
          </table:table-cell>
          <table:table-cell office:value-type="string">
            <text:p>3247,293457</text:p>
          </table:table-cell>
          <table:table-cell office:value-type="string">
            <text:p>861,524414</text:p>
          </table:table-cell>
          <table:table-cell office:value-type="string">
            <text:p>11119,573242</text:p>
          </table:table-cell>
          <table:table-cell office:value-type="string">
            <text:p>686,409302</text:p>
          </table:table-cell>
          <table:table-cell office:value-type="string">
            <text:p>72066,125000</text:p>
          </table:table-cell>
          <table:table-cell office:value-type="string">
            <text:p>1695,008911</text:p>
          </table:table-cell>
          <table:table-cell office:value-type="string">
            <text:p>172200,625000</text:p>
          </table:table-cell>
          <table:table-cell office:value-type="string">
            <text:p>3571,407227</text:p>
          </table:table-cell>
          <table:table-cell office:value-type="string">
            <text:p>384,949890</text:p>
          </table:table-cell>
          <table:table-cell office:value-type="string">
            <text:p>45,795269</text:p>
          </table:table-cell>
          <table:table-cell office:value-type="string">
            <text:p>10553,909180</text:p>
          </table:table-cell>
          <table:table-cell office:value-type="string">
            <text:p>200,950592</text:p>
          </table:table-cell>
          <table:table-cell office:value-type="string">
            <text:p>2275,921631</text:p>
          </table:table-cell>
          <table:table-cell office:value-type="string">
            <text:p>50,288540</text:p>
          </table:table-cell>
          <table:table-cell office:value-type="string">
            <text:p>19062,765625</text:p>
          </table:table-cell>
          <table:table-cell office:value-type="string">
            <text:p>252,598694</text:p>
          </table:table-cell>
          <table:table-cell office:value-type="string">
            <text:p>16888,921875</text:p>
          </table:table-cell>
          <table:table-cell office:value-type="string">
            <text:p>215,193634</text:p>
          </table:table-cell>
          <table:table-cell office:value-type="string">
            <text:p>4260,187012</text:p>
          </table:table-cell>
          <table:table-cell office:value-type="string">
            <text:p>111,465210</text:p>
          </table:table-cell>
          <table:table-cell office:value-type="string">
            <text:p>66,174881</text:p>
          </table:table-cell>
          <table:table-cell office:value-type="string">
            <text:p>7,775062</text:p>
          </table:table-cell>
          <table:table-cell office:value-type="string">
            <text:p>82,715149</text:p>
          </table:table-cell>
          <table:table-cell office:value-type="string">
            <text:p>8,219713</text:p>
          </table:table-cell>
          <table:table-cell office:value-type="string">
            <text:p>598,604370</text:p>
          </table:table-cell>
          <table:table-cell office:value-type="string">
            <text:p>13,302352</text:p>
          </table:table-cell>
          <table:table-cell office:value-type="string">
            <text:p>34671,277344</text:p>
          </table:table-cell>
          <table:table-cell office:value-type="string">
            <text:p>574,497192</text:p>
          </table:table-cell>
          <table:table-cell office:value-type="string">
            <text:p>18,617575</text:p>
          </table:table-cell>
          <table:table-cell office:value-type="string">
            <text:p>8,413106</text:p>
          </table:table-cell>
          <table:table-cell office:value-type="string">
            <text:p>70,105370</text:p>
          </table:table-cell>
          <table:table-cell office:value-type="string">
            <text:p>15,065552</text:p>
          </table:table-cell>
          <table:table-cell office:value-type="string">
            <text:p>282,703430</text:p>
          </table:table-cell>
          <table:table-cell office:value-type="string">
            <text:p>19,048208</text:p>
          </table:table-cell>
          <table:table-cell office:value-type="string">
            <text:p>96,507996</text:p>
          </table:table-cell>
          <table:table-cell office:value-type="string">
            <text:p>9,550218</text:p>
          </table:table-cell>
          <table:table-cell office:value-type="string">
            <text:p>98,580299</text:p>
          </table:table-cell>
          <table:table-cell office:value-type="string">
            <text:p>10,358372</text:p>
          </table:table-cell>
          <table:table-cell office:value-type="string">
            <text:p>169,835739</text:p>
          </table:table-cell>
          <table:table-cell office:value-type="string">
            <text:p>10,958238</text:p>
          </table:table-cell>
          <table:table-cell office:value-type="string">
            <text:p>149,509705</text:p>
          </table:table-cell>
          <table:table-cell office:value-type="string">
            <text:p>11,403725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167,588409</text:p>
          </table:table-cell>
          <table:table-cell office:value-type="string">
            <text:p>21,438898</text:p>
          </table:table-cell>
        </table:table-row>
        <table:table-row table:style-name="ro1">
          <table:table-cell office:value-type="string">
            <text:p>AFR224 <text:s text:c="5"/></text:p>
          </table:table-cell>
          <table:table-cell office:value-type="string">
            <text:p>1265,278687</text:p>
          </table:table-cell>
          <table:table-cell office:value-type="string">
            <text:p>644,819275</text:p>
          </table:table-cell>
          <table:table-cell office:value-type="string">
            <text:p>467,280487</text:p>
          </table:table-cell>
          <table:table-cell office:value-type="string">
            <text:p>397,246246</text:p>
          </table:table-cell>
          <table:table-cell office:value-type="string">
            <text:p>1895,565430</text:p>
          </table:table-cell>
          <table:table-cell office:value-type="string">
            <text:p>141,159424</text:p>
          </table:table-cell>
          <table:table-cell office:value-type="string">
            <text:p>3374,433838</text:p>
          </table:table-cell>
          <table:table-cell office:value-type="string">
            <text:p>114,954689</text:p>
          </table:table-cell>
          <table:table-cell office:value-type="string">
            <text:p>13,934340</text:p>
          </table:table-cell>
          <table:table-cell office:value-type="string">
            <text:p>22,685442</text:p>
          </table:table-cell>
          <table:table-cell office:value-type="string">
            <text:p>632,860718</text:p>
          </table:table-cell>
          <table:table-cell office:value-type="string">
            <text:p>27,415617</text:p>
          </table:table-cell>
          <table:table-cell office:value-type="string">
            <text:p>136,245636</text:p>
          </table:table-cell>
          <table:table-cell office:value-type="string">
            <text:p>15,543497</text:p>
          </table:table-cell>
          <table:table-cell office:value-type="string">
            <text:p>640,691467</text:p>
          </table:table-cell>
          <table:table-cell office:value-type="string">
            <text:p>15,718143</text:p>
          </table:table-cell>
          <table:table-cell office:value-type="string">
            <text:p>1225,916504</text:p>
          </table:table-cell>
          <table:table-cell office:value-type="string">
            <text:p>22,405008</text:p>
          </table:table-cell>
          <table:table-cell office:value-type="string">
            <text:p>110,108727</text:p>
          </table:table-cell>
          <table:table-cell office:value-type="string">
            <text:p>5,964320</text:p>
          </table:table-cell>
          <table:table-cell office:value-type="string">
            <text:p>4,984867</text:p>
          </table:table-cell>
          <table:table-cell office:value-type="string">
            <text:p>4,954960</text:p>
          </table:table-cell>
          <table:table-cell office:value-type="string">
            <text:p>26,133713</text:p>
          </table:table-cell>
          <table:table-cell office:value-type="string">
            <text:p>7,350783</text:p>
          </table:table-cell>
          <table:table-cell office:value-type="string">
            <text:p>24,204210</text:p>
          </table:table-cell>
          <table:table-cell office:value-type="string">
            <text:p>4,670779</text:p>
          </table:table-cell>
          <table:table-cell office:value-type="string">
            <text:p>790,363647</text:p>
          </table:table-cell>
          <table:table-cell office:value-type="string">
            <text:p>17,364922</text:p>
          </table:table-cell>
          <table:table-cell office:value-type="string">
            <text:p>48,009258</text:p>
          </table:table-cell>
          <table:table-cell office:value-type="string">
            <text:p>7,6924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,304075</text:p>
          </table:table-cell>
          <table:table-cell office:value-type="string">
            <text:p>18,133945</text:p>
          </table:table-cell>
          <table:table-cell office:value-type="string">
            <text:p>30,720821</text:p>
          </table:table-cell>
          <table:table-cell office:value-type="string">
            <text:p>8,887488</text:p>
          </table:table-cell>
          <table:table-cell office:value-type="string">
            <text:p>14,492805</text:p>
          </table:table-cell>
          <table:table-cell office:value-type="string">
            <text:p>9,504094</text:p>
          </table:table-cell>
          <table:table-cell office:value-type="string">
            <text:p>31,060101</text:p>
          </table:table-cell>
          <table:table-cell office:value-type="string">
            <text:p>9,841434</text:p>
          </table:table-cell>
          <table:table-cell office:value-type="string">
            <text:p>11,880944</text:p>
          </table:table-cell>
          <table:table-cell office:value-type="string">
            <text:p>10,293720</text:p>
          </table:table-cell>
          <table:table-cell office:value-type="string">
            <text:p>20,660147</text:p>
          </table:table-cell>
          <table:table-cell office:value-type="string">
            <text:p>31,955225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50,410797</text:p>
          </table:table-cell>
          <table:table-cell office:value-type="string">
            <text:p>19,678076</text:p>
          </table:table-cell>
        </table:table-row>
        <table:table-row table:style-name="ro1">
          <table:table-cell office:value-type="string">
            <text:p>AFR225 <text:s text:c="5"/></text:p>
          </table:table-cell>
          <table:table-cell office:value-type="string">
            <text:p>933,341736</text:p>
          </table:table-cell>
          <table:table-cell office:value-type="string">
            <text:p>604,957581</text:p>
          </table:table-cell>
          <table:table-cell office:value-type="string">
            <text:p>574,030273</text:p>
          </table:table-cell>
          <table:table-cell office:value-type="string">
            <text:p>389,420898</text:p>
          </table:table-cell>
          <table:table-cell office:value-type="string">
            <text:p>1801,233765</text:p>
          </table:table-cell>
          <table:table-cell office:value-type="string">
            <text:p>135,659424</text:p>
          </table:table-cell>
          <table:table-cell office:value-type="string">
            <text:p>3614,167236</text:p>
          </table:table-cell>
          <table:table-cell office:value-type="string">
            <text:p>117,656212</text:p>
          </table:table-cell>
          <table:table-cell office:value-type="string">
            <text:p>17,841579</text:p>
          </table:table-cell>
          <table:table-cell office:value-type="string">
            <text:p>21,088383</text:p>
          </table:table-cell>
          <table:table-cell office:value-type="string">
            <text:p>779,875122</text:p>
          </table:table-cell>
          <table:table-cell office:value-type="string">
            <text:p>28,634987</text:p>
          </table:table-cell>
          <table:table-cell office:value-type="string">
            <text:p>80,656387</text:p>
          </table:table-cell>
          <table:table-cell office:value-type="string">
            <text:p>14,063255</text:p>
          </table:table-cell>
          <table:table-cell office:value-type="string">
            <text:p>732,531982</text:p>
          </table:table-cell>
          <table:table-cell office:value-type="string">
            <text:p>16,510141</text:p>
          </table:table-cell>
          <table:table-cell office:value-type="string">
            <text:p>853,181824</text:p>
          </table:table-cell>
          <table:table-cell office:value-type="string">
            <text:p>18,100576</text:p>
          </table:table-cell>
          <table:table-cell office:value-type="string">
            <text:p>105,448097</text:p>
          </table:table-cell>
          <table:table-cell office:value-type="string">
            <text:p>5,672672</text:p>
          </table:table-cell>
          <table:table-cell office:value-type="string">
            <text:p>3,018681</text:p>
          </table:table-cell>
          <table:table-cell office:value-type="string">
            <text:p>4,651570</text:p>
          </table:table-cell>
          <table:table-cell office:value-type="string">
            <text:p>21,391962</text:p>
          </table:table-cell>
          <table:table-cell office:value-type="string">
            <text:p>7,174140</text:p>
          </table:table-cell>
          <table:table-cell office:value-type="string">
            <text:p>22,521250</text:p>
          </table:table-cell>
          <table:table-cell office:value-type="string">
            <text:p>4,381657</text:p>
          </table:table-cell>
          <table:table-cell office:value-type="string">
            <text:p>733,350037</text:p>
          </table:table-cell>
          <table:table-cell office:value-type="string">
            <text:p>16,421452</text:p>
          </table:table-cell>
          <table:table-cell office:value-type="string">
            <text:p>39,150494</text:p>
          </table:table-cell>
          <table:table-cell office:value-type="string">
            <text:p>7,20586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9,191723</text:p>
          </table:table-cell>
          <table:table-cell office:value-type="string">
            <text:p>17,947592</text:p>
          </table:table-cell>
          <table:table-cell office:value-type="string">
            <text:p>27,198616</text:p>
          </table:table-cell>
          <table:table-cell office:value-type="string">
            <text:p>8,309793</text:p>
          </table:table-cell>
          <table:table-cell office:value-type="string">
            <text:p>11,852558</text:p>
          </table:table-cell>
          <table:table-cell office:value-type="string">
            <text:p>9,006190</text:p>
          </table:table-cell>
          <table:table-cell office:value-type="string">
            <text:p>28,416498</text:p>
          </table:table-cell>
          <table:table-cell office:value-type="string">
            <text:p>9,263936</text:p>
          </table:table-cell>
          <table:table-cell office:value-type="string">
            <text:p>5,723317</text:p>
          </table:table-cell>
          <table:table-cell office:value-type="string">
            <text:p>9,716290</text:p>
          </table:table-cell>
          <table:table-cell office:value-type="string">
            <text:p>11,503785</text:p>
          </table:table-cell>
          <table:table-cell office:value-type="string">
            <text:p>31,239979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54,172478</text:p>
          </table:table-cell>
          <table:table-cell office:value-type="string">
            <text:p>18,436769</text:p>
          </table:table-cell>
        </table:table-row>
        <table:table-row table:style-name="ro1">
          <table:table-cell office:value-type="string">
            <text:p>AFR226 <text:s text:c="5"/></text:p>
          </table:table-cell>
          <table:table-cell office:value-type="string">
            <text:p>394,180420</text:p>
          </table:table-cell>
          <table:table-cell office:value-type="string">
            <text:p>555,065979</text:p>
          </table:table-cell>
          <table:table-cell office:value-type="string">
            <text:p>426,526825</text:p>
          </table:table-cell>
          <table:table-cell office:value-type="string">
            <text:p>375,479401</text:p>
          </table:table-cell>
          <table:table-cell office:value-type="string">
            <text:p>1293,529907</text:p>
          </table:table-cell>
          <table:table-cell office:value-type="string">
            <text:p>126,500092</text:p>
          </table:table-cell>
          <table:table-cell office:value-type="string">
            <text:p>2147,575928</text:p>
          </table:table-cell>
          <table:table-cell office:value-type="string">
            <text:p>88,976486</text:p>
          </table:table-cell>
          <table:table-cell office:value-type="string">
            <text:p>11,341904</text:p>
          </table:table-cell>
          <table:table-cell office:value-type="string">
            <text:p>19,120495</text:p>
          </table:table-cell>
          <table:table-cell office:value-type="string">
            <text:p>473,776489</text:p>
          </table:table-cell>
          <table:table-cell office:value-type="string">
            <text:p>22,716505</text:p>
          </table:table-cell>
          <table:table-cell office:value-type="string">
            <text:p>50,357735</text:p>
          </table:table-cell>
          <table:table-cell office:value-type="string">
            <text:p>12,476066</text:p>
          </table:table-cell>
          <table:table-cell office:value-type="string">
            <text:p>392,306000</text:p>
          </table:table-cell>
          <table:table-cell office:value-type="string">
            <text:p>12,339114</text:p>
          </table:table-cell>
          <table:table-cell office:value-type="string">
            <text:p>504,396423</text:p>
          </table:table-cell>
          <table:table-cell office:value-type="string">
            <text:p>14,175642</text:p>
          </table:table-cell>
          <table:table-cell office:value-type="string">
            <text:p>61,318035</text:p>
          </table:table-cell>
          <table:table-cell office:value-type="string">
            <text:p>4,66236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9,517435</text:p>
          </table:table-cell>
          <table:table-cell office:value-type="string">
            <text:p>6,978840</text:p>
          </table:table-cell>
          <table:table-cell office:value-type="string">
            <text:p>11,810218</text:p>
          </table:table-cell>
          <table:table-cell office:value-type="string">
            <text:p>3,958167</text:p>
          </table:table-cell>
          <table:table-cell office:value-type="string">
            <text:p>445,658356</text:p>
          </table:table-cell>
          <table:table-cell office:value-type="string">
            <text:p>12,379440</text:p>
          </table:table-cell>
          <table:table-cell office:value-type="string">
            <text:p>29,206871</text:p>
          </table:table-cell>
          <table:table-cell office:value-type="string">
            <text:p>6,5563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0,683316</text:p>
          </table:table-cell>
          <table:table-cell office:value-type="string">
            <text:p>17,692024</text:p>
          </table:table-cell>
          <table:table-cell office:value-type="string">
            <text:p>17,687746</text:p>
          </table:table-cell>
          <table:table-cell office:value-type="string">
            <text:p>7,603335</text:p>
          </table:table-cell>
          <table:table-cell office:value-type="string">
            <text:p>15,433269</text:p>
          </table:table-cell>
          <table:table-cell office:value-type="string">
            <text:p>8,058235</text:p>
          </table:table-cell>
          <table:table-cell office:value-type="string">
            <text:p>18,941570</text:p>
          </table:table-cell>
          <table:table-cell office:value-type="string">
            <text:p>8,458573</text:p>
          </table:table-cell>
          <table:table-cell office:value-type="string">
            <text:p>9,342995</text:p>
          </table:table-cell>
          <table:table-cell office:value-type="string">
            <text:p>8,870653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40,270138</text:p>
          </table:table-cell>
          <table:table-cell office:value-type="string">
            <text:p>16,842619</text:p>
          </table:table-cell>
        </table:table-row>
        <table:table-row table:style-name="ro1">
          <table:table-cell office:value-type="string">
            <text:p>AFR227 <text:s text:c="5"/></text:p>
          </table:table-cell>
          <table:table-cell office:value-type="string">
            <text:p>2147,212402</text:p>
          </table:table-cell>
          <table:table-cell office:value-type="string">
            <text:p>935,280334</text:p>
          </table:table-cell>
          <table:table-cell office:value-type="string">
            <text:p>12140,504883</text:p>
          </table:table-cell>
          <table:table-cell office:value-type="string">
            <text:p>730,820618</text:p>
          </table:table-cell>
          <table:table-cell office:value-type="string">
            <text:p>77612,945313</text:p>
          </table:table-cell>
          <table:table-cell office:value-type="string">
            <text:p>1830,037964</text:p>
          </table:table-cell>
          <table:table-cell office:value-type="string">
            <text:p>190022,703125</text:p>
          </table:table-cell>
          <table:table-cell office:value-type="string">
            <text:p>3939,786133</text:p>
          </table:table-cell>
          <table:table-cell office:value-type="string">
            <text:p>539,126282</text:p>
          </table:table-cell>
          <table:table-cell office:value-type="string">
            <text:p>49,899204</text:p>
          </table:table-cell>
          <table:table-cell office:value-type="string">
            <text:p>12643,787109</text:p>
          </table:table-cell>
          <table:table-cell office:value-type="string">
            <text:p>238,715042</text:p>
          </table:table-cell>
          <table:table-cell office:value-type="string">
            <text:p>3478,244629</text:p>
          </table:table-cell>
          <table:table-cell office:value-type="string">
            <text:p>69,264885</text:p>
          </table:table-cell>
          <table:table-cell office:value-type="string">
            <text:p>21284,078125</text:p>
          </table:table-cell>
          <table:table-cell office:value-type="string">
            <text:p>281,603485</text:p>
          </table:table-cell>
          <table:table-cell office:value-type="string">
            <text:p>20382,701172</text:p>
          </table:table-cell>
          <table:table-cell office:value-type="string">
            <text:p>258,901733</text:p>
          </table:table-cell>
          <table:table-cell office:value-type="string">
            <text:p>4682,636719</text:p>
          </table:table-cell>
          <table:table-cell office:value-type="string">
            <text:p>122,419662</text:p>
          </table:table-cell>
          <table:table-cell office:value-type="string">
            <text:p>65,304565</text:p>
          </table:table-cell>
          <table:table-cell office:value-type="string">
            <text:p>8,048964</text:p>
          </table:table-cell>
          <table:table-cell office:value-type="string">
            <text:p>81,932396</text:p>
          </table:table-cell>
          <table:table-cell office:value-type="string">
            <text:p>8,270395</text:p>
          </table:table-cell>
          <table:table-cell office:value-type="string">
            <text:p>690,097168</text:p>
          </table:table-cell>
          <table:table-cell office:value-type="string">
            <text:p>14,942039</text:p>
          </table:table-cell>
          <table:table-cell office:value-type="string">
            <text:p>38905,160156</text:p>
          </table:table-cell>
          <table:table-cell office:value-type="string">
            <text:p>644,460388</text:p>
          </table:table-cell>
          <table:table-cell office:value-type="string">
            <text:p>22,464958</text:p>
          </table:table-cell>
          <table:table-cell office:value-type="string">
            <text:p>8,415463</text:p>
          </table:table-cell>
          <table:table-cell office:value-type="string">
            <text:p>112,441025</text:p>
          </table:table-cell>
          <table:table-cell office:value-type="string">
            <text:p>15,220454</text:p>
          </table:table-cell>
          <table:table-cell office:value-type="string">
            <text:p>1085,145508</text:p>
          </table:table-cell>
          <table:table-cell office:value-type="string">
            <text:p>24,606779</text:p>
          </table:table-cell>
          <table:table-cell office:value-type="string">
            <text:p>562,230713</text:p>
          </table:table-cell>
          <table:table-cell office:value-type="string">
            <text:p>12,924409</text:p>
          </table:table-cell>
          <table:table-cell office:value-type="string">
            <text:p>109,152039</text:p>
          </table:table-cell>
          <table:table-cell office:value-type="string">
            <text:p>10,410995</text:p>
          </table:table-cell>
          <table:table-cell office:value-type="string">
            <text:p>199,256104</text:p>
          </table:table-cell>
          <table:table-cell office:value-type="string">
            <text:p>11,027541</text:p>
          </table:table-cell>
          <table:table-cell office:value-type="string">
            <text:p>158,891037</text:p>
          </table:table-cell>
          <table:table-cell office:value-type="string">
            <text:p>11,422353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315,280914</text:p>
          </table:table-cell>
          <table:table-cell office:value-type="string">
            <text:p>22,257874</text:p>
          </table:table-cell>
        </table:table-row>
        <table:table-row table:style-name="ro1">
          <table:table-cell office:value-type="string">
            <text:p>AFR228 <text:s text:c="5"/></text:p>
          </table:table-cell>
          <table:table-cell office:value-type="string">
            <text:p>881,552551</text:p>
          </table:table-cell>
          <table:table-cell office:value-type="string">
            <text:p>891,111633</text:p>
          </table:table-cell>
          <table:table-cell office:value-type="string">
            <text:p>9318,916016</text:p>
          </table:table-cell>
          <table:table-cell office:value-type="string">
            <text:p>648,862061</text:p>
          </table:table-cell>
          <table:table-cell office:value-type="string">
            <text:p>71303,539063</text:p>
          </table:table-cell>
          <table:table-cell office:value-type="string">
            <text:p>1686,479126</text:p>
          </table:table-cell>
          <table:table-cell office:value-type="string">
            <text:p>168888,984375</text:p>
          </table:table-cell>
          <table:table-cell office:value-type="string">
            <text:p>3504,398438</text:p>
          </table:table-cell>
          <table:table-cell office:value-type="string">
            <text:p>412,016693</text:p>
          </table:table-cell>
          <table:table-cell office:value-type="string">
            <text:p>48,416325</text:p>
          </table:table-cell>
          <table:table-cell office:value-type="string">
            <text:p>11053,595703</text:p>
          </table:table-cell>
          <table:table-cell office:value-type="string">
            <text:p>210,424088</text:p>
          </table:table-cell>
          <table:table-cell office:value-type="string">
            <text:p>6521,549316</text:p>
          </table:table-cell>
          <table:table-cell office:value-type="string">
            <text:p>116,118507</text:p>
          </table:table-cell>
          <table:table-cell office:value-type="string">
            <text:p>22358,601563</text:p>
          </table:table-cell>
          <table:table-cell office:value-type="string">
            <text:p>295,516449</text:p>
          </table:table-cell>
          <table:table-cell office:value-type="string">
            <text:p>21779,968750</text:p>
          </table:table-cell>
          <table:table-cell office:value-type="string">
            <text:p>276,231018</text:p>
          </table:table-cell>
          <table:table-cell office:value-type="string">
            <text:p>4520,468750</text:p>
          </table:table-cell>
          <table:table-cell office:value-type="string">
            <text:p>118,209686</text:p>
          </table:table-cell>
          <table:table-cell office:value-type="string">
            <text:p>58,995441</text:p>
          </table:table-cell>
          <table:table-cell office:value-type="string">
            <text:p>7,870177</text:p>
          </table:table-cell>
          <table:table-cell office:value-type="string">
            <text:p>76,463249</text:p>
          </table:table-cell>
          <table:table-cell office:value-type="string">
            <text:p>8,210606</text:p>
          </table:table-cell>
          <table:table-cell office:value-type="string">
            <text:p>610,849915</text:p>
          </table:table-cell>
          <table:table-cell office:value-type="string">
            <text:p>13,512572</text:p>
          </table:table-cell>
          <table:table-cell office:value-type="string">
            <text:p>35886,800781</text:p>
          </table:table-cell>
          <table:table-cell office:value-type="string">
            <text:p>594,581604</text:p>
          </table:table-cell>
          <table:table-cell office:value-type="string">
            <text:p>22,779024</text:p>
          </table:table-cell>
          <table:table-cell office:value-type="string">
            <text:p>8,350732</text:p>
          </table:table-cell>
          <table:table-cell office:value-type="string">
            <text:p>88,959976</text:p>
          </table:table-cell>
          <table:table-cell office:value-type="string">
            <text:p>15,087959</text:p>
          </table:table-cell>
          <table:table-cell office:value-type="string">
            <text:p>536,480408</text:p>
          </table:table-cell>
          <table:table-cell office:value-type="string">
            <text:p>20,287895</text:p>
          </table:table-cell>
          <table:table-cell office:value-type="string">
            <text:p>433,079926</text:p>
          </table:table-cell>
          <table:table-cell office:value-type="string">
            <text:p>11,716029</text:p>
          </table:table-cell>
          <table:table-cell office:value-type="string">
            <text:p>94,681587</text:p>
          </table:table-cell>
          <table:table-cell office:value-type="string">
            <text:p>10,362052</text:p>
          </table:table-cell>
          <table:table-cell office:value-type="string">
            <text:p>184,867493</text:p>
          </table:table-cell>
          <table:table-cell office:value-type="string">
            <text:p>10,968774</text:p>
          </table:table-cell>
          <table:table-cell office:value-type="string">
            <text:p>151,830536</text:p>
          </table:table-cell>
          <table:table-cell office:value-type="string">
            <text:p>11,403684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278,941040</text:p>
          </table:table-cell>
          <table:table-cell office:value-type="string">
            <text:p>22,053524</text:p>
          </table:table-cell>
        </table:table-row>
        <table:table-row table:style-name="ro1">
          <table:table-cell office:value-type="string">
            <text:p>AFR229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1804,989258</text:p>
          </table:table-cell>
          <table:table-cell office:value-type="string">
            <text:p>742,176575</text:p>
          </table:table-cell>
          <table:table-cell office:value-type="string">
            <text:p>78950,148438</text:p>
          </table:table-cell>
          <table:table-cell office:value-type="string">
            <text:p>1858,262451</text:p>
          </table:table-cell>
          <table:table-cell office:value-type="string">
            <text:p>189126,890625</text:p>
          </table:table-cell>
          <table:table-cell office:value-type="string">
            <text:p>3922,675049</text:p>
          </table:table-cell>
          <table:table-cell office:value-type="string">
            <text:p>463,745239</text:p>
          </table:table-cell>
          <table:table-cell office:value-type="string">
            <text:p>52,551540</text:p>
          </table:table-cell>
          <table:table-cell office:value-type="string">
            <text:p>12288,839844</text:p>
          </table:table-cell>
          <table:table-cell office:value-type="string">
            <text:p>233,459000</text:p>
          </table:table-cell>
          <table:table-cell office:value-type="string">
            <text:p>6557,646973</text:p>
          </table:table-cell>
          <table:table-cell office:value-type="string">
            <text:p>117,693771</text:p>
          </table:table-cell>
          <table:table-cell office:value-type="string">
            <text:p>24969,035156</text:p>
          </table:table-cell>
          <table:table-cell office:value-type="string">
            <text:p>329,843719</text:p>
          </table:table-cell>
          <table:table-cell office:value-type="string">
            <text:p>23371,431641</text:p>
          </table:table-cell>
          <table:table-cell office:value-type="string">
            <text:p>296,399414</text:p>
          </table:table-cell>
          <table:table-cell office:value-type="string">
            <text:p>4993,674316</text:p>
          </table:table-cell>
          <table:table-cell office:value-type="string">
            <text:p>130,561676</text:p>
          </table:table-cell>
          <table:table-cell office:value-type="string">
            <text:p>76,219963</text:p>
          </table:table-cell>
          <table:table-cell office:value-type="string">
            <text:p>8,601024</text:p>
          </table:table-cell>
          <table:table-cell office:value-type="string">
            <text:p>99,423668</text:p>
          </table:table-cell>
          <table:table-cell office:value-type="string">
            <text:p>8,610645</text:p>
          </table:table-cell>
          <table:table-cell office:value-type="string">
            <text:p>686,041260</text:p>
          </table:table-cell>
          <table:table-cell office:value-type="string">
            <text:p>15,057670</text:p>
          </table:table-cell>
          <table:table-cell office:value-type="string">
            <text:p>39604,140625</text:p>
          </table:table-cell>
          <table:table-cell office:value-type="string">
            <text:p>656,066284</text:p>
          </table:table-cell>
          <table:table-cell office:value-type="string">
            <text:p>22,766922</text:p>
          </table:table-cell>
          <table:table-cell office:value-type="string">
            <text:p>9,032659</text:p>
          </table:table-cell>
          <table:table-cell office:value-type="string">
            <text:p>125,963860</text:p>
          </table:table-cell>
          <table:table-cell office:value-type="string">
            <text:p>15,677977</text:p>
          </table:table-cell>
          <table:table-cell office:value-type="string">
            <text:p>582,369263</text:p>
          </table:table-cell>
          <table:table-cell office:value-type="string">
            <text:p>20,857651</text:p>
          </table:table-cell>
          <table:table-cell office:value-type="string">
            <text:p>509,192627</text:p>
          </table:table-cell>
          <table:table-cell office:value-type="string">
            <text:p>12,999707</text:p>
          </table:table-cell>
          <table:table-cell office:value-type="string">
            <text:p>119,780907</text:p>
          </table:table-cell>
          <table:table-cell office:value-type="string">
            <text:p>11,254776</text:p>
          </table:table-cell>
          <table:table-cell office:value-type="string">
            <text:p>221,945419</text:p>
          </table:table-cell>
          <table:table-cell office:value-type="string">
            <text:p>11,950193</text:p>
          </table:table-cell>
          <table:table-cell office:value-type="string">
            <text:p>162,058365</text:p>
          </table:table-cell>
          <table:table-cell office:value-type="string">
            <text:p>12,263508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329,484100</text:p>
          </table:table-cell>
          <table:table-cell office:value-type="string">
            <text:p>23,876095</text:p>
          </table:table-cell>
        </table:table-row>
        <table:table-row table:style-name="ro1">
          <table:table-cell office:value-type="string">
            <text:p>AFR230 <text:s text:c="5"/></text:p>
          </table:table-cell>
          <table:table-cell office:value-type="string">
            <text:p>3771,458496</text:p>
          </table:table-cell>
          <table:table-cell office:value-type="string">
            <text:p>899,761780</text:p>
          </table:table-cell>
          <table:table-cell office:value-type="string">
            <text:p>1453,517700</text:p>
          </table:table-cell>
          <table:table-cell office:value-type="string">
            <text:p>486,394531</text:p>
          </table:table-cell>
          <table:table-cell office:value-type="string">
            <text:p>14529,178711</text:p>
          </table:table-cell>
          <table:table-cell office:value-type="string">
            <text:p>396,954102</text:p>
          </table:table-cell>
          <table:table-cell office:value-type="string">
            <text:p>34387,031250</text:p>
          </table:table-cell>
          <table:table-cell office:value-type="string">
            <text:p>740,450317</text:p>
          </table:table-cell>
          <table:table-cell office:value-type="string">
            <text:p>246,929459</text:p>
          </table:table-cell>
          <table:table-cell office:value-type="string">
            <text:p>40,471676</text:p>
          </table:table-cell>
          <table:table-cell office:value-type="string">
            <text:p>8971,490234</text:p>
          </table:table-cell>
          <table:table-cell office:value-type="string">
            <text:p>173,359070</text:p>
          </table:table-cell>
          <table:table-cell office:value-type="string">
            <text:p>9184,690430</text:p>
          </table:table-cell>
          <table:table-cell office:value-type="string">
            <text:p>158,285278</text:p>
          </table:table-cell>
          <table:table-cell office:value-type="string">
            <text:p>23576,587891</text:p>
          </table:table-cell>
          <table:table-cell office:value-type="string">
            <text:p>311,328918</text:p>
          </table:table-cell>
          <table:table-cell office:value-type="string">
            <text:p>9150,800781</text:p>
          </table:table-cell>
          <table:table-cell office:value-type="string">
            <text:p>119,386032</text:p>
          </table:table-cell>
          <table:table-cell office:value-type="string">
            <text:p>1105,392334</text:p>
          </table:table-cell>
          <table:table-cell office:value-type="string">
            <text:p>29,996094</text:p>
          </table:table-cell>
          <table:table-cell office:value-type="string">
            <text:p>28,924536</text:p>
          </table:table-cell>
          <table:table-cell office:value-type="string">
            <text:p>6,146882</text:p>
          </table:table-cell>
          <table:table-cell office:value-type="string">
            <text:p>46,436047</text:p>
          </table:table-cell>
          <table:table-cell office:value-type="string">
            <text:p>7,823915</text:p>
          </table:table-cell>
          <table:table-cell office:value-type="string">
            <text:p>162,446609</text:p>
          </table:table-cell>
          <table:table-cell office:value-type="string">
            <text:p>6,456149</text:p>
          </table:table-cell>
          <table:table-cell office:value-type="string">
            <text:p>8813,016602</text:p>
          </table:table-cell>
          <table:table-cell office:value-type="string">
            <text:p>147,451248</text:p>
          </table:table-cell>
          <table:table-cell office:value-type="string">
            <text:p>43,011391</text:p>
          </table:table-cell>
          <table:table-cell office:value-type="string">
            <text:p>8,684774</text:p>
          </table:table-cell>
          <table:table-cell office:value-type="string">
            <text:p>45,242607</text:p>
          </table:table-cell>
          <table:table-cell office:value-type="string">
            <text:p>15,216906</text:p>
          </table:table-cell>
          <table:table-cell office:value-type="string">
            <text:p>507,731232</text:p>
          </table:table-cell>
          <table:table-cell office:value-type="string">
            <text:p>20,299311</text:p>
          </table:table-cell>
          <table:table-cell office:value-type="string">
            <text:p>321,128937</text:p>
          </table:table-cell>
          <table:table-cell office:value-type="string">
            <text:p>11,365021</text:p>
          </table:table-cell>
          <table:table-cell office:value-type="string">
            <text:p>65,205559</text:p>
          </table:table-cell>
          <table:table-cell office:value-type="string">
            <text:p>11,000365</text:p>
          </table:table-cell>
          <table:table-cell office:value-type="string">
            <text:p>86,739159</text:p>
          </table:table-cell>
          <table:table-cell office:value-type="string">
            <text:p>11,273721</text:p>
          </table:table-cell>
          <table:table-cell office:value-type="string">
            <text:p>54,328819</text:p>
          </table:table-cell>
          <table:table-cell office:value-type="string">
            <text:p>11,731314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274,870514</text:p>
          </table:table-cell>
          <table:table-cell office:value-type="string">
            <text:p>23,208887</text:p>
          </table:table-cell>
        </table:table-row>
        <table:table-row table:style-name="ro1">
          <table:table-cell office:value-type="string">
            <text:p>AFR231 <text:s text:c="5"/></text:p>
          </table:table-cell>
          <table:table-cell office:value-type="string">
            <text:p>3276,711914</text:p>
          </table:table-cell>
          <table:table-cell office:value-type="string">
            <text:p>810,962036</text:p>
          </table:table-cell>
          <table:table-cell office:value-type="string">
            <text:p>1810,152344</text:p>
          </table:table-cell>
          <table:table-cell office:value-type="string">
            <text:p>450,904602</text:p>
          </table:table-cell>
          <table:table-cell office:value-type="string">
            <text:p>15206,194336</text:p>
          </table:table-cell>
          <table:table-cell office:value-type="string">
            <text:p>415,937622</text:p>
          </table:table-cell>
          <table:table-cell office:value-type="string">
            <text:p>36000,683594</text:p>
          </table:table-cell>
          <table:table-cell office:value-type="string">
            <text:p>772,483704</text:p>
          </table:table-cell>
          <table:table-cell office:value-type="string">
            <text:p>262,109009</text:p>
          </table:table-cell>
          <table:table-cell office:value-type="string">
            <text:p>36,370312</text:p>
          </table:table-cell>
          <table:table-cell office:value-type="string">
            <text:p>10474,685547</text:p>
          </table:table-cell>
          <table:table-cell office:value-type="string">
            <text:p>199,544983</text:p>
          </table:table-cell>
          <table:table-cell office:value-type="string">
            <text:p>3346,960205</text:p>
          </table:table-cell>
          <table:table-cell office:value-type="string">
            <text:p>67,006866</text:p>
          </table:table-cell>
          <table:table-cell office:value-type="string">
            <text:p>11930,714844</text:p>
          </table:table-cell>
          <table:table-cell office:value-type="string">
            <text:p>159,857773</text:p>
          </table:table-cell>
          <table:table-cell office:value-type="string">
            <text:p>7237,293457</text:p>
          </table:table-cell>
          <table:table-cell office:value-type="string">
            <text:p>95,593216</text:p>
          </table:table-cell>
          <table:table-cell office:value-type="string">
            <text:p>1055,490479</text:p>
          </table:table-cell>
          <table:table-cell office:value-type="string">
            <text:p>28,590860</text:p>
          </table:table-cell>
          <table:table-cell office:value-type="string">
            <text:p>32,343010</text:p>
          </table:table-cell>
          <table:table-cell office:value-type="string">
            <text:p>5,515685</text:p>
          </table:table-cell>
          <table:table-cell office:value-type="string">
            <text:p>42,284325</text:p>
          </table:table-cell>
          <table:table-cell office:value-type="string">
            <text:p>7,371873</text:p>
          </table:table-cell>
          <table:table-cell office:value-type="string">
            <text:p>184,732681</text:p>
          </table:table-cell>
          <table:table-cell office:value-type="string">
            <text:p>6,133862</text:p>
          </table:table-cell>
          <table:table-cell office:value-type="string">
            <text:p>9831,120117</text:p>
          </table:table-cell>
          <table:table-cell office:value-type="string">
            <text:p>164,162125</text:p>
          </table:table-cell>
          <table:table-cell office:value-type="string">
            <text:p>39,466675</text:p>
          </table:table-cell>
          <table:table-cell office:value-type="string">
            <text:p>7,354542</text:p>
          </table:table-cell>
          <table:table-cell office:value-type="string">
            <text:p>487,060730</text:p>
          </table:table-cell>
          <table:table-cell office:value-type="string">
            <text:p>17,252737</text:p>
          </table:table-cell>
          <table:table-cell office:value-type="string">
            <text:p>1071,044556</text:p>
          </table:table-cell>
          <table:table-cell office:value-type="string">
            <text:p>24,205633</text:p>
          </table:table-cell>
          <table:table-cell office:value-type="string">
            <text:p>684,234802</text:p>
          </table:table-cell>
          <table:table-cell office:value-type="string">
            <text:p>13,691369</text:p>
          </table:table-cell>
          <table:table-cell office:value-type="string">
            <text:p>44,296219</text:p>
          </table:table-cell>
          <table:table-cell office:value-type="string">
            <text:p>9,322262</text:p>
          </table:table-cell>
          <table:table-cell office:value-type="string">
            <text:p>67,205650</text:p>
          </table:table-cell>
          <table:table-cell office:value-type="string">
            <text:p>9,422982</text:p>
          </table:table-cell>
          <table:table-cell office:value-type="string">
            <text:p>38,946476</text:p>
          </table:table-cell>
          <table:table-cell office:value-type="string">
            <text:p>9,771714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1160,120605</text:p>
          </table:table-cell>
          <table:table-cell office:value-type="string">
            <text:p>32,133133</text:p>
          </table:table-cell>
        </table:table-row>
        <table:table-row table:style-name="ro1">
          <table:table-cell office:value-type="string">
            <text:p>AFR232 <text:s text:c="5"/></text:p>
          </table:table-cell>
          <table:table-cell office:value-type="string">
            <text:p>1540,160889</text:p>
          </table:table-cell>
          <table:table-cell office:value-type="string">
            <text:p>1673,211670</text:p>
          </table:table-cell>
          <table:table-cell office:value-type="string">
            <text:p>19871,583984</text:p>
          </table:table-cell>
          <table:table-cell office:value-type="string">
            <text:p>1187,926880</text:p>
          </table:table-cell>
          <table:table-cell office:value-type="string">
            <text:p>131669,843750</text:p>
          </table:table-cell>
          <table:table-cell office:value-type="string">
            <text:p>3126,239990</text:p>
          </table:table-cell>
          <table:table-cell office:value-type="string">
            <text:p>337745,406250</text:p>
          </table:table-cell>
          <table:table-cell office:value-type="string">
            <text:p>7002,875000</text:p>
          </table:table-cell>
          <table:table-cell office:value-type="string">
            <text:p>290,734314</text:p>
          </table:table-cell>
          <table:table-cell office:value-type="string">
            <text:p>86,427376</text:p>
          </table:table-cell>
          <table:table-cell office:value-type="string">
            <text:p>11938,488281</text:p>
          </table:table-cell>
          <table:table-cell office:value-type="string">
            <text:p>240,347122</text:p>
          </table:table-cell>
          <table:table-cell office:value-type="string">
            <text:p>18135,101563</text:p>
          </table:table-cell>
          <table:table-cell office:value-type="string">
            <text:p>310,526733</text:p>
          </table:table-cell>
          <table:table-cell office:value-type="string">
            <text:p>28100,771484</text:p>
          </table:table-cell>
          <table:table-cell office:value-type="string">
            <text:p>374,551392</text:p>
          </table:table-cell>
          <table:table-cell office:value-type="string">
            <text:p>49764,105469</text:p>
          </table:table-cell>
          <table:table-cell office:value-type="string">
            <text:p>628,495361</text:p>
          </table:table-cell>
          <table:table-cell office:value-type="string">
            <text:p>9463,299805</text:p>
          </table:table-cell>
          <table:table-cell office:value-type="string">
            <text:p>247,307465</text:p>
          </table:table-cell>
          <table:table-cell office:value-type="string">
            <text:p>116,879341</text:p>
          </table:table-cell>
          <table:table-cell office:value-type="string">
            <text:p>15,414772</text:p>
          </table:table-cell>
          <table:table-cell office:value-type="string">
            <text:p>162,402512</text:p>
          </table:table-cell>
          <table:table-cell office:value-type="string">
            <text:p>12,710933</text:p>
          </table:table-cell>
          <table:table-cell office:value-type="string">
            <text:p>1312,633545</text:p>
          </table:table-cell>
          <table:table-cell office:value-type="string">
            <text:p>28,495136</text:p>
          </table:table-cell>
          <table:table-cell office:value-type="string">
            <text:p>79804,468750</text:p>
          </table:table-cell>
          <table:table-cell office:value-type="string">
            <text:p>1321,003052</text:p>
          </table:table-cell>
          <table:table-cell office:value-type="string">
            <text:p>16,032253</text:p>
          </table:table-cell>
          <table:table-cell office:value-type="string">
            <text:p>15,884449</text:p>
          </table:table-cell>
          <table:table-cell office:value-type="string">
            <text:p>141,752563</text:p>
          </table:table-cell>
          <table:table-cell office:value-type="string">
            <text:p>20,947887</text:p>
          </table:table-cell>
          <table:table-cell office:value-type="string">
            <text:p>471,080719</text:p>
          </table:table-cell>
          <table:table-cell office:value-type="string">
            <text:p>24,068254</text:p>
          </table:table-cell>
          <table:table-cell office:value-type="string">
            <text:p>142,861359</text:p>
          </table:table-cell>
          <table:table-cell office:value-type="string">
            <text:p>18,015032</text:p>
          </table:table-cell>
          <table:table-cell office:value-type="string">
            <text:p>217,127579</text:p>
          </table:table-cell>
          <table:table-cell office:value-type="string">
            <text:p>19,628822</text:p>
          </table:table-cell>
          <table:table-cell office:value-type="string">
            <text:p>459,598358</text:p>
          </table:table-cell>
          <table:table-cell office:value-type="string">
            <text:p>21,541525</text:p>
          </table:table-cell>
          <table:table-cell office:value-type="string">
            <text:p>363,632355</text:p>
          </table:table-cell>
          <table:table-cell office:value-type="string">
            <text:p>22,244570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270,304993</text:p>
          </table:table-cell>
          <table:table-cell office:value-type="string">
            <text:p>40,531651</text:p>
          </table:table-cell>
        </table:table-row>
        <table:table-row table:style-name="ro1">
          <table:table-cell office:value-type="string">
            <text:p>AFR233 <text:s text:c="5"/></text:p>
          </table:table-cell>
          <table:table-cell office:value-type="string">
            <text:p>2309,552002</text:p>
          </table:table-cell>
          <table:table-cell office:value-type="string">
            <text:p>1421,422485</text:p>
          </table:table-cell>
          <table:table-cell office:value-type="string">
            <text:p>13931,339844</text:p>
          </table:table-cell>
          <table:table-cell office:value-type="string">
            <text:p>923,457581</text:p>
          </table:table-cell>
          <table:table-cell office:value-type="string">
            <text:p>100205,937500</text:p>
          </table:table-cell>
          <table:table-cell office:value-type="string">
            <text:p>2379,461426</text:p>
          </table:table-cell>
          <table:table-cell office:value-type="string">
            <text:p>250812,250000</text:p>
          </table:table-cell>
          <table:table-cell office:value-type="string">
            <text:p>5204,664063</text:p>
          </table:table-cell>
          <table:table-cell office:value-type="string">
            <text:p>590,235779</text:p>
          </table:table-cell>
          <table:table-cell office:value-type="string">
            <text:p>74,741478</text:p>
          </table:table-cell>
          <table:table-cell office:value-type="string">
            <text:p>10239,241211</text:p>
          </table:table-cell>
          <table:table-cell office:value-type="string">
            <text:p>205,039459</text:p>
          </table:table-cell>
          <table:table-cell office:value-type="string">
            <text:p>20239,007813</text:p>
          </table:table-cell>
          <table:table-cell office:value-type="string">
            <text:p>340,570129</text:p>
          </table:table-cell>
          <table:table-cell office:value-type="string">
            <text:p>24359,843750</text:p>
          </table:table-cell>
          <table:table-cell office:value-type="string">
            <text:p>324,227631</text:p>
          </table:table-cell>
          <table:table-cell office:value-type="string">
            <text:p>45209,121094</text:p>
          </table:table-cell>
          <table:table-cell office:value-type="string">
            <text:p>570,254028</text:p>
          </table:table-cell>
          <table:table-cell office:value-type="string">
            <text:p>7178,291016</text:p>
          </table:table-cell>
          <table:table-cell office:value-type="string">
            <text:p>187,702881</text:p>
          </table:table-cell>
          <table:table-cell office:value-type="string">
            <text:p>109,838516</text:p>
          </table:table-cell>
          <table:table-cell office:value-type="string">
            <text:p>12,291105</text:p>
          </table:table-cell>
          <table:table-cell office:value-type="string">
            <text:p>130,449554</text:p>
          </table:table-cell>
          <table:table-cell office:value-type="string">
            <text:p>10,783319</text:p>
          </table:table-cell>
          <table:table-cell office:value-type="string">
            <text:p>989,980347</text:p>
          </table:table-cell>
          <table:table-cell office:value-type="string">
            <text:p>21,782820</text:p>
          </table:table-cell>
          <table:table-cell office:value-type="string">
            <text:p>60559,234375</text:p>
          </table:table-cell>
          <table:table-cell office:value-type="string">
            <text:p>1002,709473</text:p>
          </table:table-cell>
          <table:table-cell office:value-type="string">
            <text:p>26,824621</text:p>
          </table:table-cell>
          <table:table-cell office:value-type="string">
            <text:p>13,041209</text:p>
          </table:table-cell>
          <table:table-cell office:value-type="string">
            <text:p>124,392563</text:p>
          </table:table-cell>
          <table:table-cell office:value-type="string">
            <text:p>18,567366</text:p>
          </table:table-cell>
          <table:table-cell office:value-type="string">
            <text:p>575,792358</text:p>
          </table:table-cell>
          <table:table-cell office:value-type="string">
            <text:p>22,916517</text:p>
          </table:table-cell>
          <table:table-cell office:value-type="string">
            <text:p>307,780518</text:p>
          </table:table-cell>
          <table:table-cell office:value-type="string">
            <text:p>15,558250</text:p>
          </table:table-cell>
          <table:table-cell office:value-type="string">
            <text:p>146,015305</text:p>
          </table:table-cell>
          <table:table-cell office:value-type="string">
            <text:p>16,077164</text:p>
          </table:table-cell>
          <table:table-cell office:value-type="string">
            <text:p>365,004181</text:p>
          </table:table-cell>
          <table:table-cell office:value-type="string">
            <text:p>17,625423</text:p>
          </table:table-cell>
          <table:table-cell office:value-type="string">
            <text:p>246,864166</text:p>
          </table:table-cell>
          <table:table-cell office:value-type="string">
            <text:p>17,878101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303,934052</text:p>
          </table:table-cell>
          <table:table-cell office:value-type="string">
            <text:p>33,589062</text:p>
          </table:table-cell>
        </table:table-row>
        <table:table-row table:style-name="ro1">
          <table:table-cell office:value-type="string">
            <text:p>AFR234 <text:s text:c="5"/></text:p>
          </table:table-cell>
          <table:table-cell office:value-type="string">
            <text:p>1036,194458</text:p>
          </table:table-cell>
          <table:table-cell office:value-type="string">
            <text:p>1637,874146</text:p>
          </table:table-cell>
          <table:table-cell office:value-type="string">
            <text:p>18601,169922</text:p>
          </table:table-cell>
          <table:table-cell office:value-type="string">
            <text:p>1138,572144</text:p>
          </table:table-cell>
          <table:table-cell office:value-type="string">
            <text:p>133407,125000</text:p>
          </table:table-cell>
          <table:table-cell office:value-type="string">
            <text:p>3166,787598</text:p>
          </table:table-cell>
          <table:table-cell office:value-type="string">
            <text:p>328730,468750</text:p>
          </table:table-cell>
          <table:table-cell office:value-type="string">
            <text:p>6815,419434</text:p>
          </table:table-cell>
          <table:table-cell office:value-type="string">
            <text:p>841,065613</text:p>
          </table:table-cell>
          <table:table-cell office:value-type="string">
            <text:p>91,739822</text:p>
          </table:table-cell>
          <table:table-cell office:value-type="string">
            <text:p>13409,778320</text:p>
          </table:table-cell>
          <table:table-cell office:value-type="string">
            <text:p>266,151947</text:p>
          </table:table-cell>
          <table:table-cell office:value-type="string">
            <text:p>27884,859375</text:p>
          </table:table-cell>
          <table:table-cell office:value-type="string">
            <text:p>466,470551</text:p>
          </table:table-cell>
          <table:table-cell office:value-type="string">
            <text:p>32042,558594</text:p>
          </table:table-cell>
          <table:table-cell office:value-type="string">
            <text:p>425,686584</text:p>
          </table:table-cell>
          <table:table-cell office:value-type="string">
            <text:p>66087,187500</text:p>
          </table:table-cell>
          <table:table-cell office:value-type="string">
            <text:p>831,769287</text:p>
          </table:table-cell>
          <table:table-cell office:value-type="string">
            <text:p>10453,335938</text:p>
          </table:table-cell>
          <table:table-cell office:value-type="string">
            <text:p>272,944763</text:p>
          </table:table-cell>
          <table:table-cell office:value-type="string">
            <text:p>133,768906</text:p>
          </table:table-cell>
          <table:table-cell office:value-type="string">
            <text:p>15,293861</text:p>
          </table:table-cell>
          <table:table-cell office:value-type="string">
            <text:p>178,799057</text:p>
          </table:table-cell>
          <table:table-cell office:value-type="string">
            <text:p>12,312546</text:p>
          </table:table-cell>
          <table:table-cell office:value-type="string">
            <text:p>1372,458740</text:p>
          </table:table-cell>
          <table:table-cell office:value-type="string">
            <text:p>29,252157</text:p>
          </table:table-cell>
          <table:table-cell office:value-type="string">
            <text:p>84572,789063</text:p>
          </table:table-cell>
          <table:table-cell office:value-type="string">
            <text:p>1399,774414</text:p>
          </table:table-cell>
          <table:table-cell office:value-type="string">
            <text:p>42,034805</text:p>
          </table:table-cell>
          <table:table-cell office:value-type="string">
            <text:p>14,414460</text:p>
          </table:table-cell>
          <table:table-cell office:value-type="string">
            <text:p>200,805389</text:p>
          </table:table-cell>
          <table:table-cell office:value-type="string">
            <text:p>20,021620</text:p>
          </table:table-cell>
          <table:table-cell office:value-type="string">
            <text:p>956,298035</text:p>
          </table:table-cell>
          <table:table-cell office:value-type="string">
            <text:p>26,280514</text:p>
          </table:table-cell>
          <table:table-cell office:value-type="string">
            <text:p>512,180542</text:p>
          </table:table-cell>
          <table:table-cell office:value-type="string">
            <text:p>18,424528</text:p>
          </table:table-cell>
          <table:table-cell office:value-type="string">
            <text:p>186,887451</text:p>
          </table:table-cell>
          <table:table-cell office:value-type="string">
            <text:p>17,644426</text:p>
          </table:table-cell>
          <table:table-cell office:value-type="string">
            <text:p>484,741119</text:p>
          </table:table-cell>
          <table:table-cell office:value-type="string">
            <text:p>20,255798</text:p>
          </table:table-cell>
          <table:table-cell office:value-type="string">
            <text:p>427,841583</text:p>
          </table:table-cell>
          <table:table-cell office:value-type="string">
            <text:p>20,899605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420,442810</text:p>
          </table:table-cell>
          <table:table-cell office:value-type="string">
            <text:p>37,822407</text:p>
          </table:table-cell>
        </table:table-row>
        <table:table-row table:style-name="ro1">
          <table:table-cell office:value-type="string">
            <text:p>AFR235 <text:s text:c="5"/></text:p>
          </table:table-cell>
          <table:table-cell office:value-type="string">
            <text:p>636,916870</text:p>
          </table:table-cell>
          <table:table-cell office:value-type="string">
            <text:p>1443,619263</text:p>
          </table:table-cell>
          <table:table-cell office:value-type="string">
            <text:p>18200,416016</text:p>
          </table:table-cell>
          <table:table-cell office:value-type="string">
            <text:p>1063,057251</text:p>
          </table:table-cell>
          <table:table-cell office:value-type="string">
            <text:p>120471,601563</text:p>
          </table:table-cell>
          <table:table-cell office:value-type="string">
            <text:p>2858,605469</text:p>
          </table:table-cell>
          <table:table-cell office:value-type="string">
            <text:p>315705,375000</text:p>
          </table:table-cell>
          <table:table-cell office:value-type="string">
            <text:p>6539,872559</text:p>
          </table:table-cell>
          <table:table-cell office:value-type="string">
            <text:p>554,555725</text:p>
          </table:table-cell>
          <table:table-cell office:value-type="string">
            <text:p>78,525040</text:p>
          </table:table-cell>
          <table:table-cell office:value-type="string">
            <text:p>12776,166016</text:p>
          </table:table-cell>
          <table:table-cell office:value-type="string">
            <text:p>250,502121</text:p>
          </table:table-cell>
          <table:table-cell office:value-type="string">
            <text:p>24165,386719</text:p>
          </table:table-cell>
          <table:table-cell office:value-type="string">
            <text:p>404,219971</text:p>
          </table:table-cell>
          <table:table-cell office:value-type="string">
            <text:p>27020,482422</text:p>
          </table:table-cell>
          <table:table-cell office:value-type="string">
            <text:p>359,162384</text:p>
          </table:table-cell>
          <table:table-cell office:value-type="string">
            <text:p>52518,925781</text:p>
          </table:table-cell>
          <table:table-cell office:value-type="string">
            <text:p>661,585388</text:p>
          </table:table-cell>
          <table:table-cell office:value-type="string">
            <text:p>8764,922852</text:p>
          </table:table-cell>
          <table:table-cell office:value-type="string">
            <text:p>228,903061</text:p>
          </table:table-cell>
          <table:table-cell office:value-type="string">
            <text:p>112,915390</text:p>
          </table:table-cell>
          <table:table-cell office:value-type="string">
            <text:p>13,066195</text:p>
          </table:table-cell>
          <table:table-cell office:value-type="string">
            <text:p>153,359680</text:p>
          </table:table-cell>
          <table:table-cell office:value-type="string">
            <text:p>11,009852</text:p>
          </table:table-cell>
          <table:table-cell office:value-type="string">
            <text:p>1238,657349</text:p>
          </table:table-cell>
          <table:table-cell office:value-type="string">
            <text:p>26,206781</text:p>
          </table:table-cell>
          <table:table-cell office:value-type="string">
            <text:p>74648,585938</text:p>
          </table:table-cell>
          <table:table-cell office:value-type="string">
            <text:p>1235,585938</text:p>
          </table:table-cell>
          <table:table-cell office:value-type="string">
            <text:p>43,750530</text:p>
          </table:table-cell>
          <table:table-cell office:value-type="string">
            <text:p>12,040042</text:p>
          </table:table-cell>
          <table:table-cell office:value-type="string">
            <text:p>151,469040</text:p>
          </table:table-cell>
          <table:table-cell office:value-type="string">
            <text:p>17,998363</text:p>
          </table:table-cell>
          <table:table-cell office:value-type="string">
            <text:p>750,344788</text:p>
          </table:table-cell>
          <table:table-cell office:value-type="string">
            <text:p>23,551521</text:p>
          </table:table-cell>
          <table:table-cell office:value-type="string">
            <text:p>513,905701</text:p>
          </table:table-cell>
          <table:table-cell office:value-type="string">
            <text:p>16,060343</text:p>
          </table:table-cell>
          <table:table-cell office:value-type="string">
            <text:p>187,044510</text:p>
          </table:table-cell>
          <table:table-cell office:value-type="string">
            <text:p>14,956178</text:p>
          </table:table-cell>
          <table:table-cell office:value-type="string">
            <text:p>428,996887</text:p>
          </table:table-cell>
          <table:table-cell office:value-type="string">
            <text:p>17,052277</text:p>
          </table:table-cell>
          <table:table-cell office:value-type="string">
            <text:p>332,734314</text:p>
          </table:table-cell>
          <table:table-cell office:value-type="string">
            <text:p>17,302095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399,352234</text:p>
          </table:table-cell>
          <table:table-cell office:value-type="string">
            <text:p>32,060684</text:p>
          </table:table-cell>
        </table:table-row>
        <table:table-row table:style-name="ro1">
          <table:table-cell office:value-type="string">
            <text:p>AFR236 <text:s text:c="5"/></text:p>
          </table:table-cell>
          <table:table-cell office:value-type="string">
            <text:p>17261,949219</text:p>
          </table:table-cell>
          <table:table-cell office:value-type="string">
            <text:p>1400,598755</text:p>
          </table:table-cell>
          <table:table-cell office:value-type="string">
            <text:p>4306,874023</text:p>
          </table:table-cell>
          <table:table-cell office:value-type="string">
            <text:p>570,816040</text:p>
          </table:table-cell>
          <table:table-cell office:value-type="string">
            <text:p>29166,673828</text:p>
          </table:table-cell>
          <table:table-cell office:value-type="string">
            <text:p>708,992554</text:p>
          </table:table-cell>
          <table:table-cell office:value-type="string">
            <text:p>66702,375000</text:p>
          </table:table-cell>
          <table:table-cell office:value-type="string">
            <text:p>1403,692871</text:p>
          </table:table-cell>
          <table:table-cell office:value-type="string">
            <text:p>687,711731</text:p>
          </table:table-cell>
          <table:table-cell office:value-type="string">
            <text:p>52,987957</text:p>
          </table:table-cell>
          <table:table-cell office:value-type="string">
            <text:p>11199,088867</text:p>
          </table:table-cell>
          <table:table-cell office:value-type="string">
            <text:p>215,215408</text:p>
          </table:table-cell>
          <table:table-cell office:value-type="string">
            <text:p>47488,269531</text:p>
          </table:table-cell>
          <table:table-cell office:value-type="string">
            <text:p>775,048889</text:p>
          </table:table-cell>
          <table:table-cell office:value-type="string">
            <text:p>25583,755859</text:p>
          </table:table-cell>
          <table:table-cell office:value-type="string">
            <text:p>337,475159</text:p>
          </table:table-cell>
          <table:table-cell office:value-type="string">
            <text:p>24852,441406</text:p>
          </table:table-cell>
          <table:table-cell office:value-type="string">
            <text:p>314,567963</text:p>
          </table:table-cell>
          <table:table-cell office:value-type="string">
            <text:p>2339,620117</text:p>
          </table:table-cell>
          <table:table-cell office:value-type="string">
            <text:p>61,727604</text:p>
          </table:table-cell>
          <table:table-cell office:value-type="string">
            <text:p>33,421112</text:p>
          </table:table-cell>
          <table:table-cell office:value-type="string">
            <text:p>6,590279</text:p>
          </table:table-cell>
          <table:table-cell office:value-type="string">
            <text:p>60,875420</text:p>
          </table:table-cell>
          <table:table-cell office:value-type="string">
            <text:p>7,782794</text:p>
          </table:table-cell>
          <table:table-cell office:value-type="string">
            <text:p>347,258789</text:p>
          </table:table-cell>
          <table:table-cell office:value-type="string">
            <text:p>8,865145</text:p>
          </table:table-cell>
          <table:table-cell office:value-type="string">
            <text:p>18547,441406</text:p>
          </table:table-cell>
          <table:table-cell office:value-type="string">
            <text:p>308,100037</text:p>
          </table:table-cell>
          <table:table-cell office:value-type="string">
            <text:p>18,747597</text:p>
          </table:table-cell>
          <table:table-cell office:value-type="string">
            <text:p>8,002998</text:p>
          </table:table-cell>
          <table:table-cell office:value-type="string">
            <text:p>65,624191</text:p>
          </table:table-cell>
          <table:table-cell office:value-type="string">
            <text:p>14,916290</text:p>
          </table:table-cell>
          <table:table-cell office:value-type="string">
            <text:p>748,725647</text:p>
          </table:table-cell>
          <table:table-cell office:value-type="string">
            <text:p>21,664753</text:p>
          </table:table-cell>
          <table:table-cell office:value-type="string">
            <text:p>406,678864</text:p>
          </table:table-cell>
          <table:table-cell office:value-type="string">
            <text:p>11,262946</text:p>
          </table:table-cell>
          <table:table-cell office:value-type="string">
            <text:p>80,771194</text:p>
          </table:table-cell>
          <table:table-cell office:value-type="string">
            <text:p>10,057765</text:p>
          </table:table-cell>
          <table:table-cell office:value-type="string">
            <text:p>197,105988</text:p>
          </table:table-cell>
          <table:table-cell office:value-type="string">
            <text:p>10,829457</text:p>
          </table:table-cell>
          <table:table-cell office:value-type="string">
            <text:p>104,387718</text:p>
          </table:table-cell>
          <table:table-cell office:value-type="string">
            <text:p>10,848147</text:p>
          </table:table-cell>
          <table:table-cell office:value-type="string">
            <text:p>40,967834</text:p>
          </table:table-cell>
          <table:table-cell office:value-type="string">
            <text:p>73,50156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302,780182</text:p>
          </table:table-cell>
          <table:table-cell office:value-type="string">
            <text:p>21,575069</text:p>
          </table:table-cell>
        </table:table-row>
        <table:table-row table:style-name="ro1">
          <table:table-cell office:value-type="string">
            <text:p>AFR237 <text:s text:c="5"/></text:p>
          </table:table-cell>
          <table:table-cell office:value-type="string">
            <text:p>2162,636475</text:p>
          </table:table-cell>
          <table:table-cell office:value-type="string">
            <text:p>857,487183</text:p>
          </table:table-cell>
          <table:table-cell office:value-type="string">
            <text:p>3034,035645</text:p>
          </table:table-cell>
          <table:table-cell office:value-type="string">
            <text:p>504,945190</text:p>
          </table:table-cell>
          <table:table-cell office:value-type="string">
            <text:p>21248,634766</text:p>
          </table:table-cell>
          <table:table-cell office:value-type="string">
            <text:p>536,080566</text:p>
          </table:table-cell>
          <table:table-cell office:value-type="string">
            <text:p>47037,046875</text:p>
          </table:table-cell>
          <table:table-cell office:value-type="string">
            <text:p>999,876831</text:p>
          </table:table-cell>
          <table:table-cell office:value-type="string">
            <text:p>271,191986</text:p>
          </table:table-cell>
          <table:table-cell office:value-type="string">
            <text:p>38,965054</text:p>
          </table:table-cell>
          <table:table-cell office:value-type="string">
            <text:p>7548,618164</text:p>
          </table:table-cell>
          <table:table-cell office:value-type="string">
            <text:p>147,642166</text:p>
          </table:table-cell>
          <table:table-cell office:value-type="string">
            <text:p>3042,958008</text:p>
          </table:table-cell>
          <table:table-cell office:value-type="string">
            <text:p>61,062153</text:p>
          </table:table-cell>
          <table:table-cell office:value-type="string">
            <text:p>11548,149414</text:p>
          </table:table-cell>
          <table:table-cell office:value-type="string">
            <text:p>154,979248</text:p>
          </table:table-cell>
          <table:table-cell office:value-type="string">
            <text:p>8337,224609</text:p>
          </table:table-cell>
          <table:table-cell office:value-type="string">
            <text:p>109,111099</text:p>
          </table:table-cell>
          <table:table-cell office:value-type="string">
            <text:p>1468,236572</text:p>
          </table:table-cell>
          <table:table-cell office:value-type="string">
            <text:p>39,324078</text:p>
          </table:table-cell>
          <table:table-cell office:value-type="string">
            <text:p>37,271473</text:p>
          </table:table-cell>
          <table:table-cell office:value-type="string">
            <text:p>6,628024</text:p>
          </table:table-cell>
          <table:table-cell office:value-type="string">
            <text:p>38,069649</text:p>
          </table:table-cell>
          <table:table-cell office:value-type="string">
            <text:p>7,982569</text:p>
          </table:table-cell>
          <table:table-cell office:value-type="string">
            <text:p>202,871048</text:p>
          </table:table-cell>
          <table:table-cell office:value-type="string">
            <text:p>7,147841</text:p>
          </table:table-cell>
          <table:table-cell office:value-type="string">
            <text:p>12020,527344</text:p>
          </table:table-cell>
          <table:table-cell office:value-type="string">
            <text:p>200,378433</text:p>
          </table:table-cell>
          <table:table-cell office:value-type="string">
            <text:p>53,490170</text:p>
          </table:table-cell>
          <table:table-cell office:value-type="string">
            <text:p>9,060118</text:p>
          </table:table-cell>
          <table:table-cell office:value-type="string">
            <text:p>30,331656</text:p>
          </table:table-cell>
          <table:table-cell office:value-type="string">
            <text:p>15,379169</text:p>
          </table:table-cell>
          <table:table-cell office:value-type="string">
            <text:p>233,901138</text:p>
          </table:table-cell>
          <table:table-cell office:value-type="string">
            <text:p>19,194162</text:p>
          </table:table-cell>
          <table:table-cell office:value-type="string">
            <text:p>153,981003</text:p>
          </table:table-cell>
          <table:table-cell office:value-type="string">
            <text:p>10,723711</text:p>
          </table:table-cell>
          <table:table-cell office:value-type="string">
            <text:p>52,093319</text:p>
          </table:table-cell>
          <table:table-cell office:value-type="string">
            <text:p>11,329782</text:p>
          </table:table-cell>
          <table:table-cell office:value-type="string">
            <text:p>85,274979</text:p>
          </table:table-cell>
          <table:table-cell office:value-type="string">
            <text:p>11,661247</text:p>
          </table:table-cell>
          <table:table-cell office:value-type="string">
            <text:p>56,088509</text:p>
          </table:table-cell>
          <table:table-cell office:value-type="string">
            <text:p>12,191363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123,181374</text:p>
          </table:table-cell>
          <table:table-cell office:value-type="string">
            <text:p>23,142151</text:p>
          </table:table-cell>
        </table:table-row>
        <table:table-row table:style-name="ro1">
          <table:table-cell office:value-type="string">
            <text:p>AFR238 <text:s text:c="5"/></text:p>
          </table:table-cell>
          <table:table-cell office:value-type="string">
            <text:p>537,091675</text:p>
          </table:table-cell>
          <table:table-cell office:value-type="string">
            <text:p>652,744141</text:p>
          </table:table-cell>
          <table:table-cell office:value-type="string">
            <text:p>483,581940</text:p>
          </table:table-cell>
          <table:table-cell office:value-type="string">
            <text:p>397,287506</text:p>
          </table:table-cell>
          <table:table-cell office:value-type="string">
            <text:p>848,403564</text:p>
          </table:table-cell>
          <table:table-cell office:value-type="string">
            <text:p>128,060944</text:p>
          </table:table-cell>
          <table:table-cell office:value-type="string">
            <text:p>1081,703369</text:p>
          </table:table-cell>
          <table:table-cell office:value-type="string">
            <text:p>76,336464</text:p>
          </table:table-cell>
          <table:table-cell office:value-type="string">
            <text:p>2,268381</text:p>
          </table:table-cell>
          <table:table-cell office:value-type="string">
            <text:p>21,387638</text:p>
          </table:table-cell>
          <table:table-cell office:value-type="string">
            <text:p>279,317505</text:p>
          </table:table-cell>
          <table:table-cell office:value-type="string">
            <text:p>22,048967</text:p>
          </table:table-cell>
          <table:table-cell office:value-type="string">
            <text:p>11,750137</text:p>
          </table:table-cell>
          <table:table-cell office:value-type="string">
            <text:p>13,569938</text:p>
          </table:table-cell>
          <table:table-cell office:value-type="string">
            <text:p>461,068542</text:p>
          </table:table-cell>
          <table:table-cell office:value-type="string">
            <text:p>13,801682</text:p>
          </table:table-cell>
          <table:table-cell office:value-type="string">
            <text:p>440,160919</text:p>
          </table:table-cell>
          <table:table-cell office:value-type="string">
            <text:p>14,078390</text:p>
          </table:table-cell>
          <table:table-cell office:value-type="string">
            <text:p>45,416458</text:p>
          </table:table-cell>
          <table:table-cell office:value-type="string">
            <text:p>4,951463</text:p>
          </table:table-cell>
          <table:table-cell office:value-type="string">
            <text:p>4,092514</text:p>
          </table:table-cell>
          <table:table-cell office:value-type="string">
            <text:p>4,770076</text:p>
          </table:table-cell>
          <table:table-cell office:value-type="string">
            <text:p>36,698162</text:p>
          </table:table-cell>
          <table:table-cell office:value-type="string">
            <text:p>7,324500</text:p>
          </table:table-cell>
          <table:table-cell office:value-type="string">
            <text:p>15,178149</text:p>
          </table:table-cell>
          <table:table-cell office:value-type="string">
            <text:p>4,522370</text:p>
          </table:table-cell>
          <table:table-cell office:value-type="string">
            <text:p>370,768555</text:p>
          </table:table-cell>
          <table:table-cell office:value-type="string">
            <text:p>11,887218</text:p>
          </table:table-cell>
          <table:table-cell office:value-type="string">
            <text:p>45,872623</text:p>
          </table:table-cell>
          <table:table-cell office:value-type="string">
            <text:p>7,55966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7,703247</text:p>
          </table:table-cell>
          <table:table-cell office:value-type="string">
            <text:p>18,085501</text:p>
          </table:table-cell>
          <table:table-cell office:value-type="string">
            <text:p>41,090992</text:p>
          </table:table-cell>
          <table:table-cell office:value-type="string">
            <text:p>8,680268</text:p>
          </table:table-cell>
          <table:table-cell office:value-type="string">
            <text:p>15,746757</text:p>
          </table:table-cell>
          <table:table-cell office:value-type="string">
            <text:p>9,263581</text:p>
          </table:table-cell>
          <table:table-cell office:value-type="string">
            <text:p>26,146494</text:p>
          </table:table-cell>
          <table:table-cell office:value-type="string">
            <text:p>9,710130</text:p>
          </table:table-cell>
          <table:table-cell office:value-type="string">
            <text:p>7,725402</text:p>
          </table:table-cell>
          <table:table-cell office:value-type="string">
            <text:p>10,208629</text:p>
          </table:table-cell>
          <table:table-cell office:value-type="string">
            <text:p>47,829388</text:p>
          </table:table-cell>
          <table:table-cell office:value-type="string">
            <text:p>30,589685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46,461792</text:p>
          </table:table-cell>
          <table:table-cell office:value-type="string">
            <text:p>19,332666</text:p>
          </table:table-cell>
        </table:table-row>
        <table:table-row table:style-name="ro1">
          <table:table-cell office:value-type="string">
            <text:p>AFR239 <text:s text:c="5"/></text:p>
          </table:table-cell>
          <table:table-cell office:value-type="string">
            <text:p>1793,632446</text:p>
          </table:table-cell>
          <table:table-cell office:value-type="string">
            <text:p>818,638428</text:p>
          </table:table-cell>
          <table:table-cell office:value-type="string">
            <text:p>891,118042</text:p>
          </table:table-cell>
          <table:table-cell office:value-type="string">
            <text:p>445,847534</text:p>
          </table:table-cell>
          <table:table-cell office:value-type="string">
            <text:p>722,605042</text:p>
          </table:table-cell>
          <table:table-cell office:value-type="string">
            <text:p>141,035767</text:p>
          </table:table-cell>
          <table:table-cell office:value-type="string">
            <text:p>908,513489</text:p>
          </table:table-cell>
          <table:table-cell office:value-type="string">
            <text:p>82,947823</text:p>
          </table:table-cell>
          <table:table-cell office:value-type="string">
            <text:p>34,025715</text:p>
          </table:table-cell>
          <table:table-cell office:value-type="string">
            <text:p>26,580788</text:p>
          </table:table-cell>
          <table:table-cell office:value-type="string">
            <text:p>178,714127</text:p>
          </table:table-cell>
          <table:table-cell office:value-type="string">
            <text:p>24,949381</text:p>
          </table:table-cell>
          <table:table-cell office:value-type="string">
            <text:p>5,455421</text:p>
          </table:table-cell>
          <table:table-cell office:value-type="string">
            <text:p>16,786142</text:p>
          </table:table-cell>
          <table:table-cell office:value-type="string">
            <text:p>471,764923</text:p>
          </table:table-cell>
          <table:table-cell office:value-type="string">
            <text:p>15,034138</text:p>
          </table:table-cell>
          <table:table-cell office:value-type="string">
            <text:p>298,961609</text:p>
          </table:table-cell>
          <table:table-cell office:value-type="string">
            <text:p>13,732903</text:p>
          </table:table-cell>
          <table:table-cell office:value-type="string">
            <text:p>31,415312</text:p>
          </table:table-cell>
          <table:table-cell office:value-type="string">
            <text:p>6,066558</text:p>
          </table:table-cell>
          <table:table-cell office:value-type="string">
            <text:p>9,200463</text:p>
          </table:table-cell>
          <table:table-cell office:value-type="string">
            <text:p>6,125767</text:p>
          </table:table-cell>
          <table:table-cell office:value-type="string">
            <text:p>36,646500</text:p>
          </table:table-cell>
          <table:table-cell office:value-type="string">
            <text:p>8,064541</text:p>
          </table:table-cell>
          <table:table-cell office:value-type="string">
            <text:p>18,433817</text:p>
          </table:table-cell>
          <table:table-cell office:value-type="string">
            <text:p>5,713936</text:p>
          </table:table-cell>
          <table:table-cell office:value-type="string">
            <text:p>257,553680</text:p>
          </table:table-cell>
          <table:table-cell office:value-type="string">
            <text:p>11,764425</text:p>
          </table:table-cell>
          <table:table-cell office:value-type="string">
            <text:p>76,528687</text:p>
          </table:table-cell>
          <table:table-cell office:value-type="string">
            <text:p>9,6633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9,018858</text:p>
          </table:table-cell>
          <table:table-cell office:value-type="string">
            <text:p>19,007181</text:p>
          </table:table-cell>
          <table:table-cell office:value-type="string">
            <text:p>52,933342</text:p>
          </table:table-cell>
          <table:table-cell office:value-type="string">
            <text:p>11,197474</text:p>
          </table:table-cell>
          <table:table-cell office:value-type="string">
            <text:p>22,137094</text:p>
          </table:table-cell>
          <table:table-cell office:value-type="string">
            <text:p>11,821703</text:p>
          </table:table-cell>
          <table:table-cell office:value-type="string">
            <text:p>32,536728</text:p>
          </table:table-cell>
          <table:table-cell office:value-type="string">
            <text:p>12,410954</text:p>
          </table:table-cell>
          <table:table-cell office:value-type="string">
            <text:p>12,438734</text:p>
          </table:table-cell>
          <table:table-cell office:value-type="string">
            <text:p>12,970793</text:p>
          </table:table-cell>
          <table:table-cell office:value-type="string">
            <text:p>110,972725</text:p>
          </table:table-cell>
          <table:table-cell office:value-type="string">
            <text:p>32,82008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81,027802</text:p>
          </table:table-cell>
          <table:table-cell office:value-type="string">
            <text:p>24,731924</text:p>
          </table:table-cell>
        </table:table-row>
        <table:table-row table:style-name="ro1">
          <table:table-cell office:value-type="string">
            <text:p>AFR240 <text:s text:c="5"/></text:p>
          </table:table-cell>
          <table:table-cell office:value-type="string">
            <text:p>1190,015747</text:p>
          </table:table-cell>
          <table:table-cell office:value-type="string">
            <text:p>556,327271</text:p>
          </table:table-cell>
          <table:table-cell office:value-type="string">
            <text:p>786,170044</text:p>
          </table:table-cell>
          <table:table-cell office:value-type="string">
            <text:p>374,198364</text:p>
          </table:table-cell>
          <table:table-cell office:value-type="string">
            <text:p>3638,753662</text:p>
          </table:table-cell>
          <table:table-cell office:value-type="string">
            <text:p>159,527359</text:p>
          </table:table-cell>
          <table:table-cell office:value-type="string">
            <text:p>8979,921875</text:p>
          </table:table-cell>
          <table:table-cell office:value-type="string">
            <text:p>219,101974</text:p>
          </table:table-cell>
          <table:table-cell office:value-type="string">
            <text:p>11,353730</text:p>
          </table:table-cell>
          <table:table-cell office:value-type="string">
            <text:p>20,437920</text:p>
          </table:table-cell>
          <table:table-cell office:value-type="string">
            <text:p>549,801758</text:p>
          </table:table-cell>
          <table:table-cell office:value-type="string">
            <text:p>24,213419</text:p>
          </table:table-cell>
          <table:table-cell office:value-type="string">
            <text:p>309,742950</text:p>
          </table:table-cell>
          <table:table-cell office:value-type="string">
            <text:p>16,061338</text:p>
          </table:table-cell>
          <table:table-cell office:value-type="string">
            <text:p>1148,061279</text:p>
          </table:table-cell>
          <table:table-cell office:value-type="string">
            <text:p>20,952234</text:p>
          </table:table-cell>
          <table:table-cell office:value-type="string">
            <text:p>1181,779663</text:p>
          </table:table-cell>
          <table:table-cell office:value-type="string">
            <text:p>21,337408</text:p>
          </table:table-cell>
          <table:table-cell office:value-type="string">
            <text:p>190,513184</text:p>
          </table:table-cell>
          <table:table-cell office:value-type="string">
            <text:p>6,981163</text:p>
          </table:table-cell>
          <table:table-cell office:value-type="string">
            <text:p>10,288158</text:p>
          </table:table-cell>
          <table:table-cell office:value-type="string">
            <text:p>4,255084</text:p>
          </table:table-cell>
          <table:table-cell office:value-type="string">
            <text:p>27,545904</text:p>
          </table:table-cell>
          <table:table-cell office:value-type="string">
            <text:p>6,962877</text:p>
          </table:table-cell>
          <table:table-cell office:value-type="string">
            <text:p>32,635582</text:p>
          </table:table-cell>
          <table:table-cell office:value-type="string">
            <text:p>4,049251</text:p>
          </table:table-cell>
          <table:table-cell office:value-type="string">
            <text:p>1577,920532</text:p>
          </table:table-cell>
          <table:table-cell office:value-type="string">
            <text:p>28,928703</text:p>
          </table:table-cell>
          <table:table-cell office:value-type="string">
            <text:p>30,446249</text:p>
          </table:table-cell>
          <table:table-cell office:value-type="string">
            <text:p>6,47177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1,709700</text:p>
          </table:table-cell>
          <table:table-cell office:value-type="string">
            <text:p>17,675568</text:p>
          </table:table-cell>
          <table:table-cell office:value-type="string">
            <text:p>22,495747</text:p>
          </table:table-cell>
          <table:table-cell office:value-type="string">
            <text:p>7,462352</text:p>
          </table:table-cell>
          <table:table-cell office:value-type="string">
            <text:p>13,083678</text:p>
          </table:table-cell>
          <table:table-cell office:value-type="string">
            <text:p>8,065506</text:p>
          </table:table-cell>
          <table:table-cell office:value-type="string">
            <text:p>28,340040</text:p>
          </table:table-cell>
          <table:table-cell office:value-type="string">
            <text:p>8,322324</text:p>
          </table:table-cell>
          <table:table-cell office:value-type="string">
            <text:p>15,634426</text:p>
          </table:table-cell>
          <table:table-cell office:value-type="string">
            <text:p>8,743586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39,921696</text:p>
          </table:table-cell>
          <table:table-cell office:value-type="string">
            <text:p>16,518578</text:p>
          </table:table-cell>
        </table:table-row>
        <table:table-row table:style-name="ro1">
          <table:table-cell office:value-type="string">
            <text:p>AFR241 <text:s text:c="5"/></text:p>
          </table:table-cell>
          <table:table-cell office:value-type="string">
            <text:p>256,283630</text:p>
          </table:table-cell>
          <table:table-cell office:value-type="string">
            <text:p>632,614075</text:p>
          </table:table-cell>
          <table:table-cell office:value-type="string">
            <text:p>1086,735352</text:p>
          </table:table-cell>
          <table:table-cell office:value-type="string">
            <text:p>399,522827</text:p>
          </table:table-cell>
          <table:table-cell office:value-type="string">
            <text:p>2631,798096</text:p>
          </table:table-cell>
          <table:table-cell office:value-type="string">
            <text:p>151,516602</text:p>
          </table:table-cell>
          <table:table-cell office:value-type="string">
            <text:p>6110,019043</text:p>
          </table:table-cell>
          <table:table-cell office:value-type="string">
            <text:p>166,526901</text:p>
          </table:table-cell>
          <table:table-cell office:value-type="string">
            <text:p>3,564599</text:p>
          </table:table-cell>
          <table:table-cell office:value-type="string">
            <text:p>21,711756</text:p>
          </table:table-cell>
          <table:table-cell office:value-type="string">
            <text:p>285,451874</text:p>
          </table:table-cell>
          <table:table-cell office:value-type="string">
            <text:p>21,676760</text:p>
          </table:table-cell>
          <table:table-cell office:value-type="string">
            <text:p>212,201889</text:p>
          </table:table-cell>
          <table:table-cell office:value-type="string">
            <text:p>16,037018</text:p>
          </table:table-cell>
          <table:table-cell office:value-type="string">
            <text:p>727,179565</text:p>
          </table:table-cell>
          <table:table-cell office:value-type="string">
            <text:p>16,572826</text:p>
          </table:table-cell>
          <table:table-cell office:value-type="string">
            <text:p>704,716248</text:p>
          </table:table-cell>
          <table:table-cell office:value-type="string">
            <text:p>16,679176</text:p>
          </table:table-cell>
          <table:table-cell office:value-type="string">
            <text:p>131,284973</text:p>
          </table:table-cell>
          <table:table-cell office:value-type="string">
            <text:p>6,311207</text:p>
          </table:table-cell>
          <table:table-cell office:value-type="string">
            <text:p>3,723264</text:p>
          </table:table-cell>
          <table:table-cell office:value-type="string">
            <text:p>4,954578</text:p>
          </table:table-cell>
          <table:table-cell office:value-type="string">
            <text:p>20,192825</text:p>
          </table:table-cell>
          <table:table-cell office:value-type="string">
            <text:p>7,309417</text:p>
          </table:table-cell>
          <table:table-cell office:value-type="string">
            <text:p>20,162689</text:p>
          </table:table-cell>
          <table:table-cell office:value-type="string">
            <text:p>4,641366</text:p>
          </table:table-cell>
          <table:table-cell office:value-type="string">
            <text:p>1059,098877</text:p>
          </table:table-cell>
          <table:table-cell office:value-type="string">
            <text:p>21,289255</text:p>
          </table:table-cell>
          <table:table-cell office:value-type="string">
            <text:p>42,379692</text:p>
          </table:table-cell>
          <table:table-cell office:value-type="string">
            <text:p>7,647082</text:p>
          </table:table-cell>
          <table:table-cell office:value-type="string">
            <text:p>4,193380</text:p>
          </table:table-cell>
          <table:table-cell office:value-type="string">
            <text:p>14,491962</text:p>
          </table:table-cell>
          <table:table-cell office:value-type="string">
            <text:p>19,294262</text:p>
          </table:table-cell>
          <table:table-cell office:value-type="string">
            <text:p>18,117830</text:p>
          </table:table-cell>
          <table:table-cell office:value-type="string">
            <text:p>52,586945</text:p>
          </table:table-cell>
          <table:table-cell office:value-type="string">
            <text:p>8,801104</text:p>
          </table:table-cell>
          <table:table-cell office:value-type="string">
            <text:p>17,868834</text:p>
          </table:table-cell>
          <table:table-cell office:value-type="string">
            <text:p>9,385135</text:p>
          </table:table-cell>
          <table:table-cell office:value-type="string">
            <text:p>32,307598</text:p>
          </table:table-cell>
          <table:table-cell office:value-type="string">
            <text:p>9,842599</text:p>
          </table:table-cell>
          <table:table-cell office:value-type="string">
            <text:p>20,164137</text:p>
          </table:table-cell>
          <table:table-cell office:value-type="string">
            <text:p>10,298384</text:p>
          </table:table-cell>
          <table:table-cell office:value-type="string">
            <text:p>53,363857</text:p>
          </table:table-cell>
          <table:table-cell office:value-type="string">
            <text:p>32,287460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59,381390</text:p>
          </table:table-cell>
          <table:table-cell office:value-type="string">
            <text:p>19,592604</text:p>
          </table:table-cell>
        </table:table-row>
        <table:table-row table:style-name="ro1">
          <table:table-cell office:value-type="string">
            <text:p>AFR242 <text:s text:c="5"/></text:p>
          </table:table-cell>
          <table:table-cell office:value-type="string">
            <text:p>489,941162</text:p>
          </table:table-cell>
          <table:table-cell office:value-type="string">
            <text:p>594,542725</text:p>
          </table:table-cell>
          <table:table-cell office:value-type="string">
            <text:p>1369,554321</text:p>
          </table:table-cell>
          <table:table-cell office:value-type="string">
            <text:p>401,236450</text:p>
          </table:table-cell>
          <table:table-cell office:value-type="string">
            <text:p>5051,661133</text:p>
          </table:table-cell>
          <table:table-cell office:value-type="string">
            <text:p>188,407730</text:p>
          </table:table-cell>
          <table:table-cell office:value-type="string">
            <text:p>12278,031250</text:p>
          </table:table-cell>
          <table:table-cell office:value-type="string">
            <text:p>286,805817</text:p>
          </table:table-cell>
          <table:table-cell office:value-type="string">
            <text:p>0,324392</text:p>
          </table:table-cell>
          <table:table-cell office:value-type="string">
            <text:p>22,058678</text:p>
          </table:table-cell>
          <table:table-cell office:value-type="string">
            <text:p>527,695007</text:p>
          </table:table-cell>
          <table:table-cell office:value-type="string">
            <text:p>24,997961</text:p>
          </table:table-cell>
          <table:table-cell office:value-type="string">
            <text:p>479,597443</text:p>
          </table:table-cell>
          <table:table-cell office:value-type="string">
            <text:p>19,139524</text:p>
          </table:table-cell>
          <table:table-cell office:value-type="string">
            <text:p>1208,329468</text:p>
          </table:table-cell>
          <table:table-cell office:value-type="string">
            <text:p>21,858938</text:p>
          </table:table-cell>
          <table:table-cell office:value-type="string">
            <text:p>1510,198975</text:p>
          </table:table-cell>
          <table:table-cell office:value-type="string">
            <text:p>25,195618</text:p>
          </table:table-cell>
          <table:table-cell office:value-type="string">
            <text:p>276,393585</text:p>
          </table:table-cell>
          <table:table-cell office:value-type="string">
            <text:p>9,092003</text:p>
          </table:table-cell>
          <table:table-cell office:value-type="string">
            <text:p>5,914150</text:p>
          </table:table-cell>
          <table:table-cell office:value-type="string">
            <text:p>4,683323</text:p>
          </table:table-cell>
          <table:table-cell office:value-type="string">
            <text:p>24,391361</text:p>
          </table:table-cell>
          <table:table-cell office:value-type="string">
            <text:p>7,163858</text:p>
          </table:table-cell>
          <table:table-cell office:value-type="string">
            <text:p>43,199444</text:p>
          </table:table-cell>
          <table:table-cell office:value-type="string">
            <text:p>4,482278</text:p>
          </table:table-cell>
          <table:table-cell office:value-type="string">
            <text:p>2076,785400</text:p>
          </table:table-cell>
          <table:table-cell office:value-type="string">
            <text:p>36,971878</text:p>
          </table:table-cell>
          <table:table-cell office:value-type="string">
            <text:p>28,958345</text:p>
          </table:table-cell>
          <table:table-cell office:value-type="string">
            <text:p>7,04529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7,166748</text:p>
          </table:table-cell>
          <table:table-cell office:value-type="string">
            <text:p>17,926886</text:p>
          </table:table-cell>
          <table:table-cell office:value-type="string">
            <text:p>45,576645</text:p>
          </table:table-cell>
          <table:table-cell office:value-type="string">
            <text:p>8,218635</text:p>
          </table:table-cell>
          <table:table-cell office:value-type="string">
            <text:p>21,049755</text:p>
          </table:table-cell>
          <table:table-cell office:value-type="string">
            <text:p>8,866004</text:p>
          </table:table-cell>
          <table:table-cell office:value-type="string">
            <text:p>35,068249</text:p>
          </table:table-cell>
          <table:table-cell office:value-type="string">
            <text:p>9,143383</text:p>
          </table:table-cell>
          <table:table-cell office:value-type="string">
            <text:p>13,065914</text:p>
          </table:table-cell>
          <table:table-cell office:value-type="string">
            <text:p>9,551401</text:p>
          </table:table-cell>
          <table:table-cell office:value-type="string">
            <text:p>4,452556</text:p>
          </table:table-cell>
          <table:table-cell office:value-type="string">
            <text:p>32,098400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59,296890</text:p>
          </table:table-cell>
          <table:table-cell office:value-type="string">
            <text:p>18,103443</text:p>
          </table:table-cell>
        </table:table-row>
        <table:table-row table:style-name="ro1">
          <table:table-cell office:value-type="string">
            <text:p>AFR243 <text:s text:c="5"/></text:p>
          </table:table-cell>
          <table:table-cell office:value-type="string">
            <text:p>1403,059082</text:p>
          </table:table-cell>
          <table:table-cell office:value-type="string">
            <text:p>663,345215</text:p>
          </table:table-cell>
          <table:table-cell office:value-type="string">
            <text:p>1135,639771</text:p>
          </table:table-cell>
          <table:table-cell office:value-type="string">
            <text:p>405,375122</text:p>
          </table:table-cell>
          <table:table-cell office:value-type="string">
            <text:p>4098,403809</text:p>
          </table:table-cell>
          <table:table-cell office:value-type="string">
            <text:p>176,304703</text:p>
          </table:table-cell>
          <table:table-cell office:value-type="string">
            <text:p>10760,571289</text:p>
          </table:table-cell>
          <table:table-cell office:value-type="string">
            <text:p>258,166168</text:p>
          </table:table-cell>
          <table:table-cell office:value-type="string">
            <text:p>21,063536</text:p>
          </table:table-cell>
          <table:table-cell office:value-type="string">
            <text:p>23,335550</text:p>
          </table:table-cell>
          <table:table-cell office:value-type="string">
            <text:p>500,972076</text:p>
          </table:table-cell>
          <table:table-cell office:value-type="string">
            <text:p>25,178881</text:p>
          </table:table-cell>
          <table:table-cell office:value-type="string">
            <text:p>351,385071</text:p>
          </table:table-cell>
          <table:table-cell office:value-type="string">
            <text:p>18,116589</text:p>
          </table:table-cell>
          <table:table-cell office:value-type="string">
            <text:p>1064,956421</text:p>
          </table:table-cell>
          <table:table-cell office:value-type="string">
            <text:p>20,436190</text:p>
          </table:table-cell>
          <table:table-cell office:value-type="string">
            <text:p>1305,080811</text:p>
          </table:table-cell>
          <table:table-cell office:value-type="string">
            <text:p>23,097898</text:p>
          </table:table-cell>
          <table:table-cell office:value-type="string">
            <text:p>242,091827</text:p>
          </table:table-cell>
          <table:table-cell office:value-type="string">
            <text:p>8,560652</text:p>
          </table:table-cell>
          <table:table-cell office:value-type="string">
            <text:p>3,384786</text:p>
          </table:table-cell>
          <table:table-cell office:value-type="string">
            <text:p>5,016031</text:p>
          </table:table-cell>
          <table:table-cell office:value-type="string">
            <text:p>34,967556</text:p>
          </table:table-cell>
          <table:table-cell office:value-type="string">
            <text:p>7,399798</text:p>
          </table:table-cell>
          <table:table-cell office:value-type="string">
            <text:p>41,425571</text:p>
          </table:table-cell>
          <table:table-cell office:value-type="string">
            <text:p>4,825597</text:p>
          </table:table-cell>
          <table:table-cell office:value-type="string">
            <text:p>1800,496094</text:p>
          </table:table-cell>
          <table:table-cell office:value-type="string">
            <text:p>32,692688</text:p>
          </table:table-cell>
          <table:table-cell office:value-type="string">
            <text:p>45,779724</text:p>
          </table:table-cell>
          <table:table-cell office:value-type="string">
            <text:p>7,76298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9,172665</text:p>
          </table:table-cell>
          <table:table-cell office:value-type="string">
            <text:p>18,207102</text:p>
          </table:table-cell>
          <table:table-cell office:value-type="string">
            <text:p>48,430222</text:p>
          </table:table-cell>
          <table:table-cell office:value-type="string">
            <text:p>9,033508</text:p>
          </table:table-cell>
          <table:table-cell office:value-type="string">
            <text:p>13,697026</text:p>
          </table:table-cell>
          <table:table-cell office:value-type="string">
            <text:p>9,527884</text:p>
          </table:table-cell>
          <table:table-cell office:value-type="string">
            <text:p>30,932806</text:p>
          </table:table-cell>
          <table:table-cell office:value-type="string">
            <text:p>10,019281</text:p>
          </table:table-cell>
          <table:table-cell office:value-type="string">
            <text:p>21,000822</text:p>
          </table:table-cell>
          <table:table-cell office:value-type="string">
            <text:p>10,494071</text:p>
          </table:table-cell>
          <table:table-cell office:value-type="string">
            <text:p>9,339615</text:p>
          </table:table-cell>
          <table:table-cell office:value-type="string">
            <text:p>32,54079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43,487850</text:p>
          </table:table-cell>
          <table:table-cell office:value-type="string">
            <text:p>19,816360</text:p>
          </table:table-cell>
        </table:table-row>
        <table:table-row table:style-name="ro1">
          <table:table-cell office:value-type="string">
            <text:p>AFR244 <text:s text:c="5"/></text:p>
          </table:table-cell>
          <table:table-cell office:value-type="string">
            <text:p>584,836426</text:p>
          </table:table-cell>
          <table:table-cell office:value-type="string">
            <text:p>623,112976</text:p>
          </table:table-cell>
          <table:table-cell office:value-type="string">
            <text:p>1241,598999</text:p>
          </table:table-cell>
          <table:table-cell office:value-type="string">
            <text:p>400,318024</text:p>
          </table:table-cell>
          <table:table-cell office:value-type="string">
            <text:p>5649,190430</text:p>
          </table:table-cell>
          <table:table-cell office:value-type="string">
            <text:p>201,078690</text:p>
          </table:table-cell>
          <table:table-cell office:value-type="string">
            <text:p>13949,471680</text:p>
          </table:table-cell>
          <table:table-cell office:value-type="string">
            <text:p>322,457214</text:p>
          </table:table-cell>
          <table:table-cell office:value-type="string">
            <text:p>52,172764</text:p>
          </table:table-cell>
          <table:table-cell office:value-type="string">
            <text:p>23,677950</text:p>
          </table:table-cell>
          <table:table-cell office:value-type="string">
            <text:p>638,994995</text:p>
          </table:table-cell>
          <table:table-cell office:value-type="string">
            <text:p>27,090549</text:p>
          </table:table-cell>
          <table:table-cell office:value-type="string">
            <text:p>443,847443</text:p>
          </table:table-cell>
          <table:table-cell office:value-type="string">
            <text:p>19,155712</text:p>
          </table:table-cell>
          <table:table-cell office:value-type="string">
            <text:p>1734,932739</text:p>
          </table:table-cell>
          <table:table-cell office:value-type="string">
            <text:p>28,509109</text:p>
          </table:table-cell>
          <table:table-cell office:value-type="string">
            <text:p>1691,862183</text:p>
          </table:table-cell>
          <table:table-cell office:value-type="string">
            <text:p>27,557274</text:p>
          </table:table-cell>
          <table:table-cell office:value-type="string">
            <text:p>310,584961</text:p>
          </table:table-cell>
          <table:table-cell office:value-type="string">
            <text:p>9,915073</text:p>
          </table:table-cell>
          <table:table-cell office:value-type="string">
            <text:p>14,154559</text:p>
          </table:table-cell>
          <table:table-cell office:value-type="string">
            <text:p>4,807428</text:p>
          </table:table-cell>
          <table:table-cell office:value-type="string">
            <text:p>36,026581</text:p>
          </table:table-cell>
          <table:table-cell office:value-type="string">
            <text:p>7,276262</text:p>
          </table:table-cell>
          <table:table-cell office:value-type="string">
            <text:p>49,733139</text:p>
          </table:table-cell>
          <table:table-cell office:value-type="string">
            <text:p>4,568396</text:p>
          </table:table-cell>
          <table:table-cell office:value-type="string">
            <text:p>2530,552002</text:p>
          </table:table-cell>
          <table:table-cell office:value-type="string">
            <text:p>44,289688</text:p>
          </table:table-cell>
          <table:table-cell office:value-type="string">
            <text:p>34,204739</text:p>
          </table:table-cell>
          <table:table-cell office:value-type="string">
            <text:p>7,15504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,157194</text:p>
          </table:table-cell>
          <table:table-cell office:value-type="string">
            <text:p>17,923382</text:p>
          </table:table-cell>
          <table:table-cell office:value-type="string">
            <text:p>32,929085</text:p>
          </table:table-cell>
          <table:table-cell office:value-type="string">
            <text:p>8,262280</text:p>
          </table:table-cell>
          <table:table-cell office:value-type="string">
            <text:p>28,575663</text:p>
          </table:table-cell>
          <table:table-cell office:value-type="string">
            <text:p>8,958807</text:p>
          </table:table-cell>
          <table:table-cell office:value-type="string">
            <text:p>35,464527</text:p>
          </table:table-cell>
          <table:table-cell office:value-type="string">
            <text:p>9,210554</text:p>
          </table:table-cell>
          <table:table-cell office:value-type="string">
            <text:p>22,283741</text:p>
          </table:table-cell>
          <table:table-cell office:value-type="string">
            <text:p>9,575496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50,167034</text:p>
          </table:table-cell>
          <table:table-cell office:value-type="string">
            <text:p>18,217613</text:p>
          </table:table-cell>
        </table:table-row>
        <table:table-row table:style-name="ro1">
          <table:table-cell office:value-type="string">
            <text:p>AFR245 <text:s text:c="5"/></text:p>
          </table:table-cell>
          <table:table-cell office:value-type="string">
            <text:p>86,298340</text:p>
          </table:table-cell>
          <table:table-cell office:value-type="string">
            <text:p>574,456604</text:p>
          </table:table-cell>
          <table:table-cell office:value-type="string">
            <text:p>688,259399</text:p>
          </table:table-cell>
          <table:table-cell office:value-type="string">
            <text:p>387,064240</text:p>
          </table:table-cell>
          <table:table-cell office:value-type="string">
            <text:p>3227,064697</text:p>
          </table:table-cell>
          <table:table-cell office:value-type="string">
            <text:p>156,063629</text:p>
          </table:table-cell>
          <table:table-cell office:value-type="string">
            <text:p>6523,066406</text:p>
          </table:table-cell>
          <table:table-cell office:value-type="string">
            <text:p>171,386780</text:p>
          </table:table-cell>
          <table:table-cell office:value-type="string">
            <text:p>30,492878</text:p>
          </table:table-cell>
          <table:table-cell office:value-type="string">
            <text:p>21,742458</text:p>
          </table:table-cell>
          <table:table-cell office:value-type="string">
            <text:p>525,238708</text:p>
          </table:table-cell>
          <table:table-cell office:value-type="string">
            <text:p>24,981255</text:p>
          </table:table-cell>
          <table:table-cell office:value-type="string">
            <text:p>946,172302</text:p>
          </table:table-cell>
          <table:table-cell office:value-type="string">
            <text:p>25,971140</text:p>
          </table:table-cell>
          <table:table-cell office:value-type="string">
            <text:p>2342,029297</text:p>
          </table:table-cell>
          <table:table-cell office:value-type="string">
            <text:p>36,059330</text:p>
          </table:table-cell>
          <table:table-cell office:value-type="string">
            <text:p>1001,137207</text:p>
          </table:table-cell>
          <table:table-cell office:value-type="string">
            <text:p>19,789074</text:p>
          </table:table-cell>
          <table:table-cell office:value-type="string">
            <text:p>167,528915</text:p>
          </table:table-cell>
          <table:table-cell office:value-type="string">
            <text:p>6,660405</text:p>
          </table:table-cell>
          <table:table-cell office:value-type="string">
            <text:p>3,449921</text:p>
          </table:table-cell>
          <table:table-cell office:value-type="string">
            <text:p>4,466875</text:p>
          </table:table-cell>
          <table:table-cell office:value-type="string">
            <text:p>28,037180</text:p>
          </table:table-cell>
          <table:table-cell office:value-type="string">
            <text:p>7,080363</text:p>
          </table:table-cell>
          <table:table-cell office:value-type="string">
            <text:p>27,421082</text:p>
          </table:table-cell>
          <table:table-cell office:value-type="string">
            <text:p>4,213408</text:p>
          </table:table-cell>
          <table:table-cell office:value-type="string">
            <text:p>1405,678589</text:p>
          </table:table-cell>
          <table:table-cell office:value-type="string">
            <text:p>26,299051</text:p>
          </table:table-cell>
          <table:table-cell office:value-type="string">
            <text:p>34,147415</text:p>
          </table:table-cell>
          <table:table-cell office:value-type="string">
            <text:p>6,82861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7,113232</text:p>
          </table:table-cell>
          <table:table-cell office:value-type="string">
            <text:p>17,824612</text:p>
          </table:table-cell>
          <table:table-cell office:value-type="string">
            <text:p>53,768734</text:p>
          </table:table-cell>
          <table:table-cell office:value-type="string">
            <text:p>7,970148</text:p>
          </table:table-cell>
          <table:table-cell office:value-type="string">
            <text:p>16,559784</text:p>
          </table:table-cell>
          <table:table-cell office:value-type="string">
            <text:p>8,573894</text:p>
          </table:table-cell>
          <table:table-cell office:value-type="string">
            <text:p>31,016033</text:p>
          </table:table-cell>
          <table:table-cell office:value-type="string">
            <text:p>8,782956</text:p>
          </table:table-cell>
          <table:table-cell office:value-type="string">
            <text:p>10,664912</text:p>
          </table:table-cell>
          <table:table-cell office:value-type="string">
            <text:p>9,187465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37,774319</text:p>
          </table:table-cell>
          <table:table-cell office:value-type="string">
            <text:p>17,442381</text:p>
          </table:table-cell>
        </table:table-row>
        <table:table-row table:style-name="ro1">
          <table:table-cell office:value-type="string">
            <text:p>AFR246 <text:s text:c="5"/></text:p>
          </table:table-cell>
          <table:table-cell office:value-type="string">
            <text:p>2302,215576</text:p>
          </table:table-cell>
          <table:table-cell office:value-type="string">
            <text:p>723,789001</text:p>
          </table:table-cell>
          <table:table-cell office:value-type="string">
            <text:p>1557,216431</text:p>
          </table:table-cell>
          <table:table-cell office:value-type="string">
            <text:p>428,196442</text:p>
          </table:table-cell>
          <table:table-cell office:value-type="string">
            <text:p>2737,721436</text:p>
          </table:table-cell>
          <table:table-cell office:value-type="string">
            <text:p>156,592484</text:p>
          </table:table-cell>
          <table:table-cell office:value-type="string">
            <text:p>5222,788086</text:p>
          </table:table-cell>
          <table:table-cell office:value-type="string">
            <text:p>151,690704</text:p>
          </table:table-cell>
          <table:table-cell office:value-type="string">
            <text:p>15,570831</text:p>
          </table:table-cell>
          <table:table-cell office:value-type="string">
            <text:p>24,980062</text:p>
          </table:table-cell>
          <table:table-cell office:value-type="string">
            <text:p>369,263733</text:p>
          </table:table-cell>
          <table:table-cell office:value-type="string">
            <text:p>25,443262</text:p>
          </table:table-cell>
          <table:table-cell office:value-type="string">
            <text:p>549,891663</text:p>
          </table:table-cell>
          <table:table-cell office:value-type="string">
            <text:p>21,903671</text:p>
          </table:table-cell>
          <table:table-cell office:value-type="string">
            <text:p>1460,262817</text:p>
          </table:table-cell>
          <table:table-cell office:value-type="string">
            <text:p>25,815521</text:p>
          </table:table-cell>
          <table:table-cell office:value-type="string">
            <text:p>801,739746</text:p>
          </table:table-cell>
          <table:table-cell office:value-type="string">
            <text:p>18,131966</text:p>
          </table:table-cell>
          <table:table-cell office:value-type="string">
            <text:p>143,884644</text:p>
          </table:table-cell>
          <table:table-cell office:value-type="string">
            <text:p>6,949894</text:p>
          </table:table-cell>
          <table:table-cell office:value-type="string">
            <text:p>2,587441</text:p>
          </table:table-cell>
          <table:table-cell office:value-type="string">
            <text:p>5,513923</text:p>
          </table:table-cell>
          <table:table-cell office:value-type="string">
            <text:p>46,085281</text:p>
          </table:table-cell>
          <table:table-cell office:value-type="string">
            <text:p>7,792395</text:p>
          </table:table-cell>
          <table:table-cell office:value-type="string">
            <text:p>35,310265</text:p>
          </table:table-cell>
          <table:table-cell office:value-type="string">
            <text:p>5,258116</text:p>
          </table:table-cell>
          <table:table-cell office:value-type="string">
            <text:p>1088,947021</text:p>
          </table:table-cell>
          <table:table-cell office:value-type="string">
            <text:p>22,038061</text:p>
          </table:table-cell>
          <table:table-cell office:value-type="string">
            <text:p>63,068558</text:p>
          </table:table-cell>
          <table:table-cell office:value-type="string">
            <text:p>8,65051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0,772348</text:p>
          </table:table-cell>
          <table:table-cell office:value-type="string">
            <text:p>18,542446</text:p>
          </table:table-cell>
          <table:table-cell office:value-type="string">
            <text:p>35,759136</text:p>
          </table:table-cell>
          <table:table-cell office:value-type="string">
            <text:p>9,982653</text:p>
          </table:table-cell>
          <table:table-cell office:value-type="string">
            <text:p>27,567453</text:p>
          </table:table-cell>
          <table:table-cell office:value-type="string">
            <text:p>10,799933</text:p>
          </table:table-cell>
          <table:table-cell office:value-type="string">
            <text:p>44,166626</text:p>
          </table:table-cell>
          <table:table-cell office:value-type="string">
            <text:p>11,340593</text:p>
          </table:table-cell>
          <table:table-cell office:value-type="string">
            <text:p>8,403504</text:p>
          </table:table-cell>
          <table:table-cell office:value-type="string">
            <text:p>11,698994</text:p>
          </table:table-cell>
          <table:table-cell office:value-type="string">
            <text:p>54,566620</text:p>
          </table:table-cell>
          <table:table-cell office:value-type="string">
            <text:p>34,178135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68,130424</text:p>
          </table:table-cell>
          <table:table-cell office:value-type="string">
            <text:p>22,060392</text:p>
          </table:table-cell>
        </table:table-row>
        <table:table-row table:style-name="ro1">
          <table:table-cell office:value-type="string">
            <text:p>AFR247 <text:s text:c="5"/></text:p>
          </table:table-cell>
          <table:table-cell office:value-type="string">
            <text:p>1382,246704</text:p>
          </table:table-cell>
          <table:table-cell office:value-type="string">
            <text:p>761,015625</text:p>
          </table:table-cell>
          <table:table-cell office:value-type="string">
            <text:p>1385,872803</text:p>
          </table:table-cell>
          <table:table-cell office:value-type="string">
            <text:p>442,213837</text:p>
          </table:table-cell>
          <table:table-cell office:value-type="string">
            <text:p>2731,726074</text:p>
          </table:table-cell>
          <table:table-cell office:value-type="string">
            <text:p>162,260773</text:p>
          </table:table-cell>
          <table:table-cell office:value-type="string">
            <text:p>5852,855957</text:p>
          </table:table-cell>
          <table:table-cell office:value-type="string">
            <text:p>167,932800</text:p>
          </table:table-cell>
          <table:table-cell office:value-type="string">
            <text:p>6,487846</text:p>
          </table:table-cell>
          <table:table-cell office:value-type="string">
            <text:p>25,951694</text:p>
          </table:table-cell>
          <table:table-cell office:value-type="string">
            <text:p>407,541046</text:p>
          </table:table-cell>
          <table:table-cell office:value-type="string">
            <text:p>26,810463</text:p>
          </table:table-cell>
          <table:table-cell office:value-type="string">
            <text:p>137,087845</text:p>
          </table:table-cell>
          <table:table-cell office:value-type="string">
            <text:p>17,504000</text:p>
          </table:table-cell>
          <table:table-cell office:value-type="string">
            <text:p>793,029602</text:p>
          </table:table-cell>
          <table:table-cell office:value-type="string">
            <text:p>18,216604</text:p>
          </table:table-cell>
          <table:table-cell office:value-type="string">
            <text:p>794,475952</text:p>
          </table:table-cell>
          <table:table-cell office:value-type="string">
            <text:p>18,373306</text:p>
          </table:table-cell>
          <table:table-cell office:value-type="string">
            <text:p>219,631760</text:p>
          </table:table-cell>
          <table:table-cell office:value-type="string">
            <text:p>8,573161</text:p>
          </table:table-cell>
          <table:table-cell office:value-type="string">
            <text:p>6,776631</text:p>
          </table:table-cell>
          <table:table-cell office:value-type="string">
            <text:p>5,915488</text:p>
          </table:table-cell>
          <table:table-cell office:value-type="string">
            <text:p>42,180893</text:p>
          </table:table-cell>
          <table:table-cell office:value-type="string">
            <text:p>7,973907</text:p>
          </table:table-cell>
          <table:table-cell office:value-type="string">
            <text:p>30,949860</text:p>
          </table:table-cell>
          <table:table-cell office:value-type="string">
            <text:p>5,583161</text:p>
          </table:table-cell>
          <table:table-cell office:value-type="string">
            <text:p>1141,809082</text:p>
          </table:table-cell>
          <table:table-cell office:value-type="string">
            <text:p>23,046312</text:p>
          </table:table-cell>
          <table:table-cell office:value-type="string">
            <text:p>66,509338</text:p>
          </table:table-cell>
          <table:table-cell office:value-type="string">
            <text:p>9,19256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2,720558</text:p>
          </table:table-cell>
          <table:table-cell office:value-type="string">
            <text:p>18,795568</text:p>
          </table:table-cell>
          <table:table-cell office:value-type="string">
            <text:p>54,332214</text:p>
          </table:table-cell>
          <table:table-cell office:value-type="string">
            <text:p>10,691710</text:p>
          </table:table-cell>
          <table:table-cell office:value-type="string">
            <text:p>23,053345</text:p>
          </table:table-cell>
          <table:table-cell office:value-type="string">
            <text:p>11,544969</text:p>
          </table:table-cell>
          <table:table-cell office:value-type="string">
            <text:p>38,661724</text:p>
          </table:table-cell>
          <table:table-cell office:value-type="string">
            <text:p>11,869098</text:p>
          </table:table-cell>
          <table:table-cell office:value-type="string">
            <text:p>2,903537</text:p>
          </table:table-cell>
          <table:table-cell office:value-type="string">
            <text:p>12,423908</text:p>
          </table:table-cell>
          <table:table-cell office:value-type="string">
            <text:p>65,898933</text:p>
          </table:table-cell>
          <table:table-cell office:value-type="string">
            <text:p>33,867439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78,135246</text:p>
          </table:table-cell>
          <table:table-cell office:value-type="string">
            <text:p>23,584789</text:p>
          </table:table-cell>
        </table:table-row>
        <table:table-row table:style-name="ro1">
          <table:table-cell office:value-type="string">
            <text:p>AFR248 <text:s text:c="5"/></text:p>
          </table:table-cell>
          <table:table-cell office:value-type="string">
            <text:p>1875,579956</text:p>
          </table:table-cell>
          <table:table-cell office:value-type="string">
            <text:p>637,211060</text:p>
          </table:table-cell>
          <table:table-cell office:value-type="string">
            <text:p>782,090515</text:p>
          </table:table-cell>
          <table:table-cell office:value-type="string">
            <text:p>390,122040</text:p>
          </table:table-cell>
          <table:table-cell office:value-type="string">
            <text:p>751,265320</text:p>
          </table:table-cell>
          <table:table-cell office:value-type="string">
            <text:p>124,864319</text:p>
          </table:table-cell>
          <table:table-cell office:value-type="string">
            <text:p>819,878784</text:p>
          </table:table-cell>
          <table:table-cell office:value-type="string">
            <text:p>71,014641</text:p>
          </table:table-cell>
          <table:table-cell office:value-type="string">
            <text:p>2,595139</text:p>
          </table:table-cell>
          <table:table-cell office:value-type="string">
            <text:p>20,436779</text:p>
          </table:table-cell>
          <table:table-cell office:value-type="string">
            <text:p>254,431686</text:p>
          </table:table-cell>
          <table:table-cell office:value-type="string">
            <text:p>21,373156</text:p>
          </table:table-cell>
          <table:table-cell office:value-type="string">
            <text:p>214,803635</text:p>
          </table:table-cell>
          <table:table-cell office:value-type="string">
            <text:p>15,788659</text:p>
          </table:table-cell>
          <table:table-cell office:value-type="string">
            <text:p>819,033630</text:p>
          </table:table-cell>
          <table:table-cell office:value-type="string">
            <text:p>17,903152</text:p>
          </table:table-cell>
          <table:table-cell office:value-type="string">
            <text:p>278,448029</text:p>
          </table:table-cell>
          <table:table-cell office:value-type="string">
            <text:p>12,587207</text:p>
          </table:table-cell>
          <table:table-cell office:value-type="string">
            <text:p>34,903477</text:p>
          </table:table-cell>
          <table:table-cell office:value-type="string">
            <text:p>4,82238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5,632494</text:p>
          </table:table-cell>
          <table:table-cell office:value-type="string">
            <text:p>7,211928</text:p>
          </table:table-cell>
          <table:table-cell office:value-type="string">
            <text:p>14,182544</text:p>
          </table:table-cell>
          <table:table-cell office:value-type="string">
            <text:p>4,413710</text:p>
          </table:table-cell>
          <table:table-cell office:value-type="string">
            <text:p>234,484955</text:p>
          </table:table-cell>
          <table:table-cell office:value-type="string">
            <text:p>10,278061</text:p>
          </table:table-cell>
          <table:table-cell office:value-type="string">
            <text:p>48,580090</text:p>
          </table:table-cell>
          <table:table-cell office:value-type="string">
            <text:p>7,42370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7,977066</text:p>
          </table:table-cell>
          <table:table-cell office:value-type="string">
            <text:p>18,029022</text:p>
          </table:table-cell>
          <table:table-cell office:value-type="string">
            <text:p>39,161671</text:p>
          </table:table-cell>
          <table:table-cell office:value-type="string">
            <text:p>8,557658</text:p>
          </table:table-cell>
          <table:table-cell office:value-type="string">
            <text:p>16,390806</text:p>
          </table:table-cell>
          <table:table-cell office:value-type="string">
            <text:p>9,056373</text:p>
          </table:table-cell>
          <table:table-cell office:value-type="string">
            <text:p>21,484402</text:p>
          </table:table-cell>
          <table:table-cell office:value-type="string">
            <text:p>9,487717</text:p>
          </table:table-cell>
          <table:table-cell office:value-type="string">
            <text:p>9,045633</text:p>
          </table:table-cell>
          <table:table-cell office:value-type="string">
            <text:p>9,968432</text:p>
          </table:table-cell>
          <table:table-cell office:value-type="string">
            <text:p>71,942848</text:p>
          </table:table-cell>
          <table:table-cell office:value-type="string">
            <text:p>31,737038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49,145657</text:p>
          </table:table-cell>
          <table:table-cell office:value-type="string">
            <text:p>18,917353</text:p>
          </table:table-cell>
        </table:table-row>
        <table:table-row table:style-name="ro1">
          <table:table-cell office:value-type="string">
            <text:p>AFR249 <text:s text:c="5"/></text:p>
          </table:table-cell>
          <table:table-cell office:value-type="string">
            <text:p>1144,114014</text:p>
          </table:table-cell>
          <table:table-cell office:value-type="string">
            <text:p>769,866150</text:p>
          </table:table-cell>
          <table:table-cell office:value-type="string">
            <text:p>708,657410</text:p>
          </table:table-cell>
          <table:table-cell office:value-type="string">
            <text:p>430,202271</text:p>
          </table:table-cell>
          <table:table-cell office:value-type="string">
            <text:p>868,060181</text:p>
          </table:table-cell>
          <table:table-cell office:value-type="string">
            <text:p>137,609024</text:p>
          </table:table-cell>
          <table:table-cell office:value-type="string">
            <text:p>1079,352539</text:p>
          </table:table-cell>
          <table:table-cell office:value-type="string">
            <text:p>82,366150</text:p>
          </table:table-cell>
          <table:table-cell office:value-type="string">
            <text:p>25,626993</text:p>
          </table:table-cell>
          <table:table-cell office:value-type="string">
            <text:p>25,307560</text:p>
          </table:table-cell>
          <table:table-cell office:value-type="string">
            <text:p>280,222839</text:p>
          </table:table-cell>
          <table:table-cell office:value-type="string">
            <text:p>24,873211</text:p>
          </table:table-cell>
          <table:table-cell office:value-type="string">
            <text:p>170,974731</text:p>
          </table:table-cell>
          <table:table-cell office:value-type="string">
            <text:p>17,443268</text:p>
          </table:table-cell>
          <table:table-cell office:value-type="string">
            <text:p>787,369934</text:p>
          </table:table-cell>
          <table:table-cell office:value-type="string">
            <text:p>18,290777</text:p>
          </table:table-cell>
          <table:table-cell office:value-type="string">
            <text:p>377,997925</text:p>
          </table:table-cell>
          <table:table-cell office:value-type="string">
            <text:p>14,183710</text:p>
          </table:table-cell>
          <table:table-cell office:value-type="string">
            <text:p>48,841572</text:p>
          </table:table-cell>
          <table:table-cell office:value-type="string">
            <text:p>5,770407</text:p>
          </table:table-cell>
          <table:table-cell office:value-type="string">
            <text:p>5,205685</text:p>
          </table:table-cell>
          <table:table-cell office:value-type="string">
            <text:p>5,637753</text:p>
          </table:table-cell>
          <table:table-cell office:value-type="string">
            <text:p>44,016731</text:p>
          </table:table-cell>
          <table:table-cell office:value-type="string">
            <text:p>7,804455</text:p>
          </table:table-cell>
          <table:table-cell office:value-type="string">
            <text:p>22,970776</text:p>
          </table:table-cell>
          <table:table-cell office:value-type="string">
            <text:p>5,322596</text:p>
          </table:table-cell>
          <table:table-cell office:value-type="string">
            <text:p>269,065491</text:p>
          </table:table-cell>
          <table:table-cell office:value-type="string">
            <text:p>11,362268</text:p>
          </table:table-cell>
          <table:table-cell office:value-type="string">
            <text:p>56,075405</text:p>
          </table:table-cell>
          <table:table-cell office:value-type="string">
            <text:p>8,86045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0,364754</text:p>
          </table:table-cell>
          <table:table-cell office:value-type="string">
            <text:p>18,593538</text:p>
          </table:table-cell>
          <table:table-cell office:value-type="string">
            <text:p>39,291702</text:p>
          </table:table-cell>
          <table:table-cell office:value-type="string">
            <text:p>10,071986</text:p>
          </table:table-cell>
          <table:table-cell office:value-type="string">
            <text:p>6,976353</text:p>
          </table:table-cell>
          <table:table-cell office:value-type="string">
            <text:p>10,935853</text:p>
          </table:table-cell>
          <table:table-cell office:value-type="string">
            <text:p>23,548738</text:p>
          </table:table-cell>
          <table:table-cell office:value-type="string">
            <text:p>11,475550</text:p>
          </table:table-cell>
          <table:table-cell office:value-type="string">
            <text:p>10,190296</text:p>
          </table:table-cell>
          <table:table-cell office:value-type="string">
            <text:p>11,755337</text:p>
          </table:table-cell>
          <table:table-cell office:value-type="string">
            <text:p>99,644089</text:p>
          </table:table-cell>
          <table:table-cell office:value-type="string">
            <text:p>33,593525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58,516033</text:p>
          </table:table-cell>
          <table:table-cell office:value-type="string">
            <text:p>22,778227</text:p>
          </table:table-cell>
        </table:table-row>
        <table:table-row table:style-name="ro1">
          <table:table-cell office:value-type="string">
            <text:p>AFR250 <text:s text:c="5"/></text:p>
          </table:table-cell>
          <table:table-cell office:value-type="string">
            <text:p>1889,799438</text:p>
          </table:table-cell>
          <table:table-cell office:value-type="string">
            <text:p>591,211731</text:p>
          </table:table-cell>
          <table:table-cell office:value-type="string">
            <text:p>276,218689</text:p>
          </table:table-cell>
          <table:table-cell office:value-type="string">
            <text:p>372,710083</text:p>
          </table:table-cell>
          <table:table-cell office:value-type="string">
            <text:p>710,604187</text:p>
          </table:table-cell>
          <table:table-cell office:value-type="string">
            <text:p>120,294128</text:p>
          </table:table-cell>
          <table:table-cell office:value-type="string">
            <text:p>1099,133057</text:p>
          </table:table-cell>
          <table:table-cell office:value-type="string">
            <text:p>72,134346</text:p>
          </table:table-cell>
          <table:table-cell office:value-type="string">
            <text:p>2,595139</text:p>
          </table:table-cell>
          <table:table-cell office:value-type="string">
            <text:p>18,814821</text:p>
          </table:table-cell>
          <table:table-cell office:value-type="string">
            <text:p>299,873260</text:p>
          </table:table-cell>
          <table:table-cell office:value-type="string">
            <text:p>20,573139</text:p>
          </table:table-cell>
          <table:table-cell office:value-type="string">
            <text:p>97,879890</text:p>
          </table:table-cell>
          <table:table-cell office:value-type="string">
            <text:p>13,118163</text:p>
          </table:table-cell>
          <table:table-cell office:value-type="string">
            <text:p>823,087219</text:p>
          </table:table-cell>
          <table:table-cell office:value-type="string">
            <text:p>17,493687</text:p>
          </table:table-cell>
          <table:table-cell office:value-type="string">
            <text:p>294,345062</text:p>
          </table:table-cell>
          <table:table-cell office:value-type="string">
            <text:p>12,440349</text:p>
          </table:table-cell>
          <table:table-cell office:value-type="string">
            <text:p>46,822685</text:p>
          </table:table-cell>
          <table:table-cell office:value-type="string">
            <text:p>4,477448</text:p>
          </table:table-cell>
          <table:table-cell office:value-type="string">
            <text:p>3,573133</text:p>
          </table:table-cell>
          <table:table-cell office:value-type="string">
            <text:p>4,220514</text:p>
          </table:table-cell>
          <table:table-cell office:value-type="string">
            <text:p>30,622869</text:p>
          </table:table-cell>
          <table:table-cell office:value-type="string">
            <text:p>7,026708</text:p>
          </table:table-cell>
          <table:table-cell office:value-type="string">
            <text:p>15,126548</text:p>
          </table:table-cell>
          <table:table-cell office:value-type="string">
            <text:p>3,966408</text:p>
          </table:table-cell>
          <table:table-cell office:value-type="string">
            <text:p>346,336121</text:p>
          </table:table-cell>
          <table:table-cell office:value-type="string">
            <text:p>11,192732</text:p>
          </table:table-cell>
          <table:table-cell office:value-type="string">
            <text:p>33,050079</text:p>
          </table:table-cell>
          <table:table-cell office:value-type="string">
            <text:p>6,56767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1,982140</text:p>
          </table:table-cell>
          <table:table-cell office:value-type="string">
            <text:p>17,755415</text:p>
          </table:table-cell>
          <table:table-cell office:value-type="string">
            <text:p>24,511261</text:p>
          </table:table-cell>
          <table:table-cell office:value-type="string">
            <text:p>7,593570</text:p>
          </table:table-cell>
          <table:table-cell office:value-type="string">
            <text:p>17,211554</text:p>
          </table:table-cell>
          <table:table-cell office:value-type="string">
            <text:p>8,236479</text:p>
          </table:table-cell>
          <table:table-cell office:value-type="string">
            <text:p>20,617889</text:p>
          </table:table-cell>
          <table:table-cell office:value-type="string">
            <text:p>8,468515</text:p>
          </table:table-cell>
          <table:table-cell office:value-type="string">
            <text:p>8,375587</text:p>
          </table:table-cell>
          <table:table-cell office:value-type="string">
            <text:p>8,823721</text:p>
          </table:table-cell>
          <table:table-cell office:value-type="string">
            <text:p>16,792192</text:p>
          </table:table-cell>
          <table:table-cell office:value-type="string">
            <text:p>30,562943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46,754257</text:p>
          </table:table-cell>
          <table:table-cell office:value-type="string">
            <text:p>16,770611</text:p>
          </table:table-cell>
        </table:table-row>
        <table:table-row table:style-name="ro1">
          <table:table-cell office:value-type="string">
            <text:p>AFR81 <text:s text:c="6"/></text:p>
          </table:table-cell>
          <table:table-cell office:value-type="string">
            <text:p>16027,534180</text:p>
          </table:table-cell>
          <table:table-cell office:value-type="string">
            <text:p>1405,454834</text:p>
          </table:table-cell>
          <table:table-cell office:value-type="string">
            <text:p>7676,594238</text:p>
          </table:table-cell>
          <table:table-cell office:value-type="string">
            <text:p>651,062927</text:p>
          </table:table-cell>
          <table:table-cell office:value-type="string">
            <text:p>47678,644531</text:p>
          </table:table-cell>
          <table:table-cell office:value-type="string">
            <text:p>1131,082275</text:p>
          </table:table-cell>
          <table:table-cell office:value-type="string">
            <text:p>121633,429688</text:p>
          </table:table-cell>
          <table:table-cell office:value-type="string">
            <text:p>2534,052734</text:p>
          </table:table-cell>
          <table:table-cell office:value-type="string">
            <text:p>815,644958</text:p>
          </table:table-cell>
          <table:table-cell office:value-type="string">
            <text:p>60,470013</text:p>
          </table:table-cell>
          <table:table-cell office:value-type="string">
            <text:p>21388,851563</text:p>
          </table:table-cell>
          <table:table-cell office:value-type="string">
            <text:p>396,787415</text:p>
          </table:table-cell>
          <table:table-cell office:value-type="string">
            <text:p>45724,539063</text:p>
          </table:table-cell>
          <table:table-cell office:value-type="string">
            <text:p>747,070740</text:p>
          </table:table-cell>
          <table:table-cell office:value-type="string">
            <text:p>38144,230469</text:p>
          </table:table-cell>
          <table:table-cell office:value-type="string">
            <text:p>501,075531</text:p>
          </table:table-cell>
          <table:table-cell office:value-type="string">
            <text:p>29263,253906</text:p>
          </table:table-cell>
          <table:table-cell office:value-type="string">
            <text:p>369,788696</text:p>
          </table:table-cell>
          <table:table-cell office:value-type="string">
            <text:p>3624,667725</text:p>
          </table:table-cell>
          <table:table-cell office:value-type="string">
            <text:p>94,985741</text:p>
          </table:table-cell>
          <table:table-cell office:value-type="string">
            <text:p>54,310432</text:p>
          </table:table-cell>
          <table:table-cell office:value-type="string">
            <text:p>7,209660</text:p>
          </table:table-cell>
          <table:table-cell office:value-type="string">
            <text:p>74,229073</text:p>
          </table:table-cell>
          <table:table-cell office:value-type="string">
            <text:p>7,942501</text:p>
          </table:table-cell>
          <table:table-cell office:value-type="string">
            <text:p>547,266602</text:p>
          </table:table-cell>
          <table:table-cell office:value-type="string">
            <text:p>12,216578</text:p>
          </table:table-cell>
          <table:table-cell office:value-type="string">
            <text:p>29862,097656</text:p>
          </table:table-cell>
          <table:table-cell office:value-type="string">
            <text:p>495,019928</text:p>
          </table:table-cell>
          <table:table-cell office:value-type="string">
            <text:p>16,628593</text:p>
          </table:table-cell>
          <table:table-cell office:value-type="string">
            <text:p>7,696393</text:p>
          </table:table-cell>
          <table:table-cell office:value-type="string">
            <text:p>85,448486</text:p>
          </table:table-cell>
          <table:table-cell office:value-type="string">
            <text:p>14,836005</text:p>
          </table:table-cell>
          <table:table-cell office:value-type="string">
            <text:p>890,486816</text:p>
          </table:table-cell>
          <table:table-cell office:value-type="string">
            <text:p>22,678524</text:p>
          </table:table-cell>
          <table:table-cell office:value-type="string">
            <text:p>767,652466</text:p>
          </table:table-cell>
          <table:table-cell office:value-type="string">
            <text:p>14,695666</text:p>
          </table:table-cell>
          <table:table-cell office:value-type="string">
            <text:p>126,914528</text:p>
          </table:table-cell>
          <table:table-cell office:value-type="string">
            <text:p>9,774763</text:p>
          </table:table-cell>
          <table:table-cell office:value-type="string">
            <text:p>243,261719</text:p>
          </table:table-cell>
          <table:table-cell office:value-type="string">
            <text:p>10,594237</text:p>
          </table:table-cell>
          <table:table-cell office:value-type="string">
            <text:p>126,339607</text:p>
          </table:table-cell>
          <table:table-cell office:value-type="string">
            <text:p>10,405169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381,298706</text:p>
          </table:table-cell>
          <table:table-cell office:value-type="string">
            <text:p>21,414385</text:p>
          </table:table-cell>
        </table:table-row>
        <table:table-row table:style-name="ro1">
          <table:table-cell office:value-type="string">
            <text:p>AFR82 <text:s text:c="6"/></text:p>
          </table:table-cell>
          <table:table-cell office:value-type="string">
            <text:p>3890,929932</text:p>
          </table:table-cell>
          <table:table-cell office:value-type="string">
            <text:p>807,045715</text:p>
          </table:table-cell>
          <table:table-cell office:value-type="string">
            <text:p>2801,497803</text:p>
          </table:table-cell>
          <table:table-cell office:value-type="string">
            <text:p>471,327484</text:p>
          </table:table-cell>
          <table:table-cell office:value-type="string">
            <text:p>21402,339844</text:p>
          </table:table-cell>
          <table:table-cell office:value-type="string">
            <text:p>543,352600</text:p>
          </table:table-cell>
          <table:table-cell office:value-type="string">
            <text:p>51582,496094</text:p>
          </table:table-cell>
          <table:table-cell office:value-type="string">
            <text:p>1092,311279</text:p>
          </table:table-cell>
          <table:table-cell office:value-type="string">
            <text:p>472,639618</text:p>
          </table:table-cell>
          <table:table-cell office:value-type="string">
            <text:p>40,956142</text:p>
          </table:table-cell>
          <table:table-cell office:value-type="string">
            <text:p>19249,816406</text:p>
          </table:table-cell>
          <table:table-cell office:value-type="string">
            <text:p>356,391357</text:p>
          </table:table-cell>
          <table:table-cell office:value-type="string">
            <text:p>1223,288452</text:p>
          </table:table-cell>
          <table:table-cell office:value-type="string">
            <text:p>35,421986</text:p>
          </table:table-cell>
          <table:table-cell office:value-type="string">
            <text:p>16242,720703</text:p>
          </table:table-cell>
          <table:table-cell office:value-type="string">
            <text:p>215,922577</text:p>
          </table:table-cell>
          <table:table-cell office:value-type="string">
            <text:p>6238,520508</text:p>
          </table:table-cell>
          <table:table-cell office:value-type="string">
            <text:p>83,334526</text:p>
          </table:table-cell>
          <table:table-cell office:value-type="string">
            <text:p>1351,257568</text:p>
          </table:table-cell>
          <table:table-cell office:value-type="string">
            <text:p>36,211155</text:p>
          </table:table-cell>
          <table:table-cell office:value-type="string">
            <text:p>43,678467</text:p>
          </table:table-cell>
          <table:table-cell office:value-type="string">
            <text:p>5,908444</text:p>
          </table:table-cell>
          <table:table-cell office:value-type="string">
            <text:p>31,527861</text:p>
          </table:table-cell>
          <table:table-cell office:value-type="string">
            <text:p>7,492673</text:p>
          </table:table-cell>
          <table:table-cell office:value-type="string">
            <text:p>211,681763</text:p>
          </table:table-cell>
          <table:table-cell office:value-type="string">
            <text:p>6,656909</text:p>
          </table:table-cell>
          <table:table-cell office:value-type="string">
            <text:p>11665,952148</text:p>
          </table:table-cell>
          <table:table-cell office:value-type="string">
            <text:p>194,467957</text:p>
          </table:table-cell>
          <table:table-cell office:value-type="string">
            <text:p>40,433807</text:p>
          </table:table-cell>
          <table:table-cell office:value-type="string">
            <text:p>7,652355</text:p>
          </table:table-cell>
          <table:table-cell office:value-type="string">
            <text:p>16,768902</text:p>
          </table:table-cell>
          <table:table-cell office:value-type="string">
            <text:p>14,557727</text:p>
          </table:table-cell>
          <table:table-cell office:value-type="string">
            <text:p>473,218872</text:p>
          </table:table-cell>
          <table:table-cell office:value-type="string">
            <text:p>19,672773</text:p>
          </table:table-cell>
          <table:table-cell office:value-type="string">
            <text:p>275,367004</text:p>
          </table:table-cell>
          <table:table-cell office:value-type="string">
            <text:p>9,877880</text:p>
          </table:table-cell>
          <table:table-cell office:value-type="string">
            <text:p>61,049118</text:p>
          </table:table-cell>
          <table:table-cell office:value-type="string">
            <text:p>9,563855</text:p>
          </table:table-cell>
          <table:table-cell office:value-type="string">
            <text:p>68,352501</text:p>
          </table:table-cell>
          <table:table-cell office:value-type="string">
            <text:p>9,728935</text:p>
          </table:table-cell>
          <table:table-cell office:value-type="string">
            <text:p>49,583469</text:p>
          </table:table-cell>
          <table:table-cell office:value-type="string">
            <text:p>10,206041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184,967270</text:p>
          </table:table-cell>
          <table:table-cell office:value-type="string">
            <text:p>19,788052</text:p>
          </table:table-cell>
        </table:table-row>
        <table:table-row table:style-name="ro1">
          <table:table-cell office:value-type="string">
            <text:p>AFR83 <text:s text:c="6"/></text:p>
          </table:table-cell>
          <table:table-cell office:value-type="string">
            <text:p>4168,754395</text:p>
          </table:table-cell>
          <table:table-cell office:value-type="string">
            <text:p>990,498047</text:p>
          </table:table-cell>
          <table:table-cell office:value-type="string">
            <text:p>1899,903809</text:p>
          </table:table-cell>
          <table:table-cell office:value-type="string">
            <text:p>518,874084</text:p>
          </table:table-cell>
          <table:table-cell office:value-type="string">
            <text:p>19557,757813</text:p>
          </table:table-cell>
          <table:table-cell office:value-type="string">
            <text:p>524,149536</text:p>
          </table:table-cell>
          <table:table-cell office:value-type="string">
            <text:p>46361,019531</text:p>
          </table:table-cell>
          <table:table-cell office:value-type="string">
            <text:p>987,885498</text:p>
          </table:table-cell>
          <table:table-cell office:value-type="string">
            <text:p>392,514709</text:p>
          </table:table-cell>
          <table:table-cell office:value-type="string">
            <text:p>47,978878</text:p>
          </table:table-cell>
          <table:table-cell office:value-type="string">
            <text:p>22127,576172</text:p>
          </table:table-cell>
          <table:table-cell office:value-type="string">
            <text:p>408,950623</text:p>
          </table:table-cell>
          <table:table-cell office:value-type="string">
            <text:p>8194,325195</text:p>
          </table:table-cell>
          <table:table-cell office:value-type="string">
            <text:p>143,986633</text:p>
          </table:table-cell>
          <table:table-cell office:value-type="string">
            <text:p>38121,984375</text:p>
          </table:table-cell>
          <table:table-cell office:value-type="string">
            <text:p>500,806488</text:p>
          </table:table-cell>
          <table:table-cell office:value-type="string">
            <text:p>6743,771484</text:p>
          </table:table-cell>
          <table:table-cell office:value-type="string">
            <text:p>90,185867</text:p>
          </table:table-cell>
          <table:table-cell office:value-type="string">
            <text:p>1233,074951</text:p>
          </table:table-cell>
          <table:table-cell office:value-type="string">
            <text:p>33,371544</text:p>
          </table:table-cell>
          <table:table-cell office:value-type="string">
            <text:p>41,245041</text:p>
          </table:table-cell>
          <table:table-cell office:value-type="string">
            <text:p>6,758533</text:p>
          </table:table-cell>
          <table:table-cell office:value-type="string">
            <text:p>20,874828</text:p>
          </table:table-cell>
          <table:table-cell office:value-type="string">
            <text:p>8,059603</text:p>
          </table:table-cell>
          <table:table-cell office:value-type="string">
            <text:p>197,431778</text:p>
          </table:table-cell>
          <table:table-cell office:value-type="string">
            <text:p>7,187171</text:p>
          </table:table-cell>
          <table:table-cell office:value-type="string">
            <text:p>10117,175781</text:p>
          </table:table-cell>
          <table:table-cell office:value-type="string">
            <text:p>168,999939</text:p>
          </table:table-cell>
          <table:table-cell office:value-type="string">
            <text:p>51,648891</text:p>
          </table:table-cell>
          <table:table-cell office:value-type="string">
            <text:p>9,372369</text:p>
          </table:table-cell>
          <table:table-cell office:value-type="string">
            <text:p>63,917381</text:p>
          </table:table-cell>
          <table:table-cell office:value-type="string">
            <text:p>15,880856</text:p>
          </table:table-cell>
          <table:table-cell office:value-type="string">
            <text:p>684,765381</text:p>
          </table:table-cell>
          <table:table-cell office:value-type="string">
            <text:p>21,737333</text:p>
          </table:table-cell>
          <table:table-cell office:value-type="string">
            <text:p>766,740906</text:p>
          </table:table-cell>
          <table:table-cell office:value-type="string">
            <text:p>16,068878</text:p>
          </table:table-cell>
          <table:table-cell office:value-type="string">
            <text:p>93,347946</text:p>
          </table:table-cell>
          <table:table-cell office:value-type="string">
            <text:p>12,023381</text:p>
          </table:table-cell>
          <table:table-cell office:value-type="string">
            <text:p>88,970398</text:p>
          </table:table-cell>
          <table:table-cell office:value-type="string">
            <text:p>12,326569</text:p>
          </table:table-cell>
          <table:table-cell office:value-type="string">
            <text:p>42,910919</text:p>
          </table:table-cell>
          <table:table-cell office:value-type="string">
            <text:p>12,617721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371,398651</text:p>
          </table:table-cell>
          <table:table-cell office:value-type="string">
            <text:p>25,564074</text:p>
          </table:table-cell>
        </table:table-row>
        <table:table-row table:style-name="ro1">
          <table:table-cell office:value-type="string">
            <text:p>AFR84 <text:s text:c="6"/></text:p>
          </table:table-cell>
          <table:table-cell office:value-type="string">
            <text:p>7024,235352</text:p>
          </table:table-cell>
          <table:table-cell office:value-type="string">
            <text:p>1212,011353</text:p>
          </table:table-cell>
          <table:table-cell office:value-type="string">
            <text:p>7745,136230</text:p>
          </table:table-cell>
          <table:table-cell office:value-type="string">
            <text:p>683,641174</text:p>
          </table:table-cell>
          <table:table-cell office:value-type="string">
            <text:p>65961,070313</text:p>
          </table:table-cell>
          <table:table-cell office:value-type="string">
            <text:p>1541,652222</text:p>
          </table:table-cell>
          <table:table-cell office:value-type="string">
            <text:p>149465,875000</text:p>
          </table:table-cell>
          <table:table-cell office:value-type="string">
            <text:p>3111,957520</text:p>
          </table:table-cell>
          <table:table-cell office:value-type="string">
            <text:p>919,490051</text:p>
          </table:table-cell>
          <table:table-cell office:value-type="string">
            <text:p>64,760147</text:p>
          </table:table-cell>
          <table:table-cell office:value-type="string">
            <text:p>18551,177734</text:p>
          </table:table-cell>
          <table:table-cell office:value-type="string">
            <text:p>347,497375</text:p>
          </table:table-cell>
          <table:table-cell office:value-type="string">
            <text:p>19739,919922</text:p>
          </table:table-cell>
          <table:table-cell office:value-type="string">
            <text:p>329,865875</text:p>
          </table:table-cell>
          <table:table-cell office:value-type="string">
            <text:p>23819,099609</text:p>
          </table:table-cell>
          <table:table-cell office:value-type="string">
            <text:p>315,443848</text:p>
          </table:table-cell>
          <table:table-cell office:value-type="string">
            <text:p>34839,472656</text:p>
          </table:table-cell>
          <table:table-cell office:value-type="string">
            <text:p>439,750061</text:p>
          </table:table-cell>
          <table:table-cell office:value-type="string">
            <text:p>5147,672363</text:p>
          </table:table-cell>
          <table:table-cell office:value-type="string">
            <text:p>134,659363</text:p>
          </table:table-cell>
          <table:table-cell office:value-type="string">
            <text:p>70,240021</text:p>
          </table:table-cell>
          <table:table-cell office:value-type="string">
            <text:p>9,405414</text:p>
          </table:table-cell>
          <table:table-cell office:value-type="string">
            <text:p>97,331917</text:p>
          </table:table-cell>
          <table:table-cell office:value-type="string">
            <text:p>9,116160</text:p>
          </table:table-cell>
          <table:table-cell office:value-type="string">
            <text:p>661,394775</text:p>
          </table:table-cell>
          <table:table-cell office:value-type="string">
            <text:p>15,010583</text:p>
          </table:table-cell>
          <table:table-cell office:value-type="string">
            <text:p>44095,324219</text:p>
          </table:table-cell>
          <table:table-cell office:value-type="string">
            <text:p>730,353638</text:p>
          </table:table-cell>
          <table:table-cell office:value-type="string">
            <text:p>22,627956</text:p>
          </table:table-cell>
          <table:table-cell office:value-type="string">
            <text:p>10,313548</text:p>
          </table:table-cell>
          <table:table-cell office:value-type="string">
            <text:p>139,134842</text:p>
          </table:table-cell>
          <table:table-cell office:value-type="string">
            <text:p>16,609144</text:p>
          </table:table-cell>
          <table:table-cell office:value-type="string">
            <text:p>743,446472</text:p>
          </table:table-cell>
          <table:table-cell office:value-type="string">
            <text:p>22,561647</text:p>
          </table:table-cell>
          <table:table-cell office:value-type="string">
            <text:p>225,803833</text:p>
          </table:table-cell>
          <table:table-cell office:value-type="string">
            <text:p>12,226396</text:p>
          </table:table-cell>
          <table:table-cell office:value-type="string">
            <text:p>114,920135</text:p>
          </table:table-cell>
          <table:table-cell office:value-type="string">
            <text:p>12,780022</text:p>
          </table:table-cell>
          <table:table-cell office:value-type="string">
            <text:p>253,001678</text:p>
          </table:table-cell>
          <table:table-cell office:value-type="string">
            <text:p>13,765924</text:p>
          </table:table-cell>
          <table:table-cell office:value-type="string">
            <text:p>184,944748</text:p>
          </table:table-cell>
          <table:table-cell office:value-type="string">
            <text:p>14,111012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296,424011</text:p>
          </table:table-cell>
          <table:table-cell office:value-type="string">
            <text:p>26,855204</text:p>
          </table:table-cell>
        </table:table-row>
        <table:table-row table:style-name="ro1">
          <table:table-cell office:value-type="string">
            <text:p>AFR89 <text:s text:c="6"/></text:p>
          </table:table-cell>
          <table:table-cell office:value-type="string">
            <text:p>786,967285</text:p>
          </table:table-cell>
          <table:table-cell office:value-type="string">
            <text:p>614,641785</text:p>
          </table:table-cell>
          <table:table-cell office:value-type="string">
            <text:p>414,925446</text:p>
          </table:table-cell>
          <table:table-cell office:value-type="string">
            <text:p>386,271820</text:p>
          </table:table-cell>
          <table:table-cell office:value-type="string">
            <text:p>1493,909790</text:p>
          </table:table-cell>
          <table:table-cell office:value-type="string">
            <text:p>132,569565</text:p>
          </table:table-cell>
          <table:table-cell office:value-type="string">
            <text:p>2307,489746</text:p>
          </table:table-cell>
          <table:table-cell office:value-type="string">
            <text:p>93,864479</text:p>
          </table:table-cell>
          <table:table-cell office:value-type="string">
            <text:p>13,624477</text:p>
          </table:table-cell>
          <table:table-cell office:value-type="string">
            <text:p>21,087183</text:p>
          </table:table-cell>
          <table:table-cell office:value-type="string">
            <text:p>791,542542</text:p>
          </table:table-cell>
          <table:table-cell office:value-type="string">
            <text:p>28,383135</text:p>
          </table:table-cell>
          <table:table-cell office:value-type="string">
            <text:p>31,786459</text:p>
          </table:table-cell>
          <table:table-cell office:value-type="string">
            <text:p>13,312598</text:p>
          </table:table-cell>
          <table:table-cell office:value-type="string">
            <text:p>484,499268</text:p>
          </table:table-cell>
          <table:table-cell office:value-type="string">
            <text:p>13,590703</text:p>
          </table:table-cell>
          <table:table-cell office:value-type="string">
            <text:p>779,948303</text:p>
          </table:table-cell>
          <table:table-cell office:value-type="string">
            <text:p>17,209534</text:p>
          </table:table-cell>
          <table:table-cell office:value-type="string">
            <text:p>88,093422</text:p>
          </table:table-cell>
          <table:table-cell office:value-type="string">
            <text:p>5,294070</text:p>
          </table:table-cell>
          <table:table-cell office:value-type="string">
            <text:p>1,170509</text:p>
          </table:table-cell>
          <table:table-cell office:value-type="string">
            <text:p>4,558876</text:p>
          </table:table-cell>
          <table:table-cell office:value-type="string">
            <text:p>25,554922</text:p>
          </table:table-cell>
          <table:table-cell office:value-type="string">
            <text:p>7,181133</text:p>
          </table:table-cell>
          <table:table-cell office:value-type="string">
            <text:p>16,812269</text:p>
          </table:table-cell>
          <table:table-cell office:value-type="string">
            <text:p>4,282603</text:p>
          </table:table-cell>
          <table:table-cell office:value-type="string">
            <text:p>489,964539</text:p>
          </table:table-cell>
          <table:table-cell office:value-type="string">
            <text:p>13,059678</text:p>
          </table:table-cell>
          <table:table-cell office:value-type="string">
            <text:p>40,173424</text:p>
          </table:table-cell>
          <table:table-cell office:value-type="string">
            <text:p>7,05908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,544178</text:p>
          </table:table-cell>
          <table:table-cell office:value-type="string">
            <text:p>17,883333</text:p>
          </table:table-cell>
          <table:table-cell office:value-type="string">
            <text:p>22,647453</text:p>
          </table:table-cell>
          <table:table-cell office:value-type="string">
            <text:p>8,198655</text:p>
          </table:table-cell>
          <table:table-cell office:value-type="string">
            <text:p>24,115488</text:p>
          </table:table-cell>
          <table:table-cell office:value-type="string">
            <text:p>8,916347</text:p>
          </table:table-cell>
          <table:table-cell office:value-type="string">
            <text:p>23,293882</text:p>
          </table:table-cell>
          <table:table-cell office:value-type="string">
            <text:p>9,157941</text:p>
          </table:table-cell>
          <table:table-cell office:value-type="string">
            <text:p>10,860343</text:p>
          </table:table-cell>
          <table:table-cell office:value-type="string">
            <text:p>9,634138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47,681538</text:p>
          </table:table-cell>
          <table:table-cell office:value-type="string">
            <text:p>18,135942</text:p>
          </table:table-cell>
        </table:table-row>
        <table:table-row table:style-name="ro1">
          <table:table-cell office:value-type="string">
            <text:p>AFR90 <text:s text:c="6"/></text:p>
          </table:table-cell>
          <table:table-cell office:value-type="string">
            <text:p>1110,112793</text:p>
          </table:table-cell>
          <table:table-cell office:value-type="string">
            <text:p>585,312988</text:p>
          </table:table-cell>
          <table:table-cell office:value-type="string">
            <text:p>712,737061</text:p>
          </table:table-cell>
          <table:table-cell office:value-type="string">
            <text:p>381,781555</text:p>
          </table:table-cell>
          <table:table-cell office:value-type="string">
            <text:p>3570,348145</text:p>
          </table:table-cell>
          <table:table-cell office:value-type="string">
            <text:p>164,060196</text:p>
          </table:table-cell>
          <table:table-cell office:value-type="string">
            <text:p>8821,095703</text:p>
          </table:table-cell>
          <table:table-cell office:value-type="string">
            <text:p>217,565567</text:p>
          </table:table-cell>
          <table:table-cell office:value-type="string">
            <text:p>17,841579</text:p>
          </table:table-cell>
          <table:table-cell office:value-type="string">
            <text:p>21,412735</text:p>
          </table:table-cell>
          <table:table-cell office:value-type="string">
            <text:p>587,874390</text:p>
          </table:table-cell>
          <table:table-cell office:value-type="string">
            <text:p>25,427750</text:p>
          </table:table-cell>
          <table:table-cell office:value-type="string">
            <text:p>348,390808</text:p>
          </table:table-cell>
          <table:table-cell office:value-type="string">
            <text:p>17,321863</text:p>
          </table:table-cell>
          <table:table-cell office:value-type="string">
            <text:p>1248,712280</text:p>
          </table:table-cell>
          <table:table-cell office:value-type="string">
            <text:p>22,338291</text:p>
          </table:table-cell>
          <table:table-cell office:value-type="string">
            <text:p>1414,578735</text:p>
          </table:table-cell>
          <table:table-cell office:value-type="string">
            <text:p>24,133322</text:p>
          </table:table-cell>
          <table:table-cell office:value-type="string">
            <text:p>197,307510</text:p>
          </table:table-cell>
          <table:table-cell office:value-type="string">
            <text:p>7,298203</text:p>
          </table:table-cell>
          <table:table-cell office:value-type="string">
            <text:p>10,596187</text:p>
          </table:table-cell>
          <table:table-cell office:value-type="string">
            <text:p>4,563066</text:p>
          </table:table-cell>
          <table:table-cell office:value-type="string">
            <text:p>25,348068</text:p>
          </table:table-cell>
          <table:table-cell office:value-type="string">
            <text:p>7,105186</text:p>
          </table:table-cell>
          <table:table-cell office:value-type="string">
            <text:p>34,006638</text:p>
          </table:table-cell>
          <table:table-cell office:value-type="string">
            <text:p>4,319815</text:p>
          </table:table-cell>
          <table:table-cell office:value-type="string">
            <text:p>1561,741577</text:p>
          </table:table-cell>
          <table:table-cell office:value-type="string">
            <text:p>28,741106</text:p>
          </table:table-cell>
          <table:table-cell office:value-type="string">
            <text:p>36,007290</text:p>
          </table:table-cell>
          <table:table-cell office:value-type="string">
            <text:p>6,92368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4,615257</text:p>
          </table:table-cell>
          <table:table-cell office:value-type="string">
            <text:p>17,842911</text:p>
          </table:table-cell>
          <table:table-cell office:value-type="string">
            <text:p>29,885969</text:p>
          </table:table-cell>
          <table:table-cell office:value-type="string">
            <text:p>7,987103</text:p>
          </table:table-cell>
          <table:table-cell office:value-type="string">
            <text:p>16,849461</text:p>
          </table:table-cell>
          <table:table-cell office:value-type="string">
            <text:p>8,694682</text:p>
          </table:table-cell>
          <table:table-cell office:value-type="string">
            <text:p>44,727314</text:p>
          </table:table-cell>
          <table:table-cell office:value-type="string">
            <text:p>8,952433</text:p>
          </table:table-cell>
          <table:table-cell office:value-type="string">
            <text:p>8,710609</text:p>
          </table:table-cell>
          <table:table-cell office:value-type="string">
            <text:p>9,382120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49,096855</text:p>
          </table:table-cell>
          <table:table-cell office:value-type="string">
            <text:p>17,699270</text:p>
          </table:table-cell>
        </table:table-row>
        <table:table-row table:style-name="ro1">
          <table:table-cell office:value-type="string">
            <text:p>AFR91 <text:s text:c="6"/></text:p>
          </table:table-cell>
          <table:table-cell office:value-type="string">
            <text:p>333,399078</text:p>
          </table:table-cell>
          <table:table-cell office:value-type="string">
            <text:p>545,426575</text:p>
          </table:table-cell>
          <table:table-cell office:value-type="string">
            <text:p>475,431244</text:p>
          </table:table-cell>
          <table:table-cell office:value-type="string">
            <text:p>378,227234</text:p>
          </table:table-cell>
          <table:table-cell office:value-type="string">
            <text:p>5189,526367</text:p>
          </table:table-cell>
          <table:table-cell office:value-type="string">
            <text:p>189,073196</text:p>
          </table:table-cell>
          <table:table-cell office:value-type="string">
            <text:p>9985,285156</text:p>
          </table:table-cell>
          <table:table-cell office:value-type="string">
            <text:p>239,586533</text:p>
          </table:table-cell>
          <table:table-cell office:value-type="string">
            <text:p>7,777306</text:p>
          </table:table-cell>
          <table:table-cell office:value-type="string">
            <text:p>22,684319</text:p>
          </table:table-cell>
          <table:table-cell office:value-type="string">
            <text:p>1394,338257</text:p>
          </table:table-cell>
          <table:table-cell office:value-type="string">
            <text:p>38,041161</text:p>
          </table:table-cell>
          <table:table-cell office:value-type="string">
            <text:p>424,263885</text:p>
          </table:table-cell>
          <table:table-cell office:value-type="string">
            <text:p>18,388840</text:p>
          </table:table-cell>
          <table:table-cell office:value-type="string">
            <text:p>1002,458862</text:p>
          </table:table-cell>
          <table:table-cell office:value-type="string">
            <text:p>19,318346</text:p>
          </table:table-cell>
          <table:table-cell office:value-type="string">
            <text:p>5076,362793</text:p>
          </table:table-cell>
          <table:table-cell office:value-type="string">
            <text:p>67,741318</text:p>
          </table:table-cell>
          <table:table-cell office:value-type="string">
            <text:p>327,417358</text:p>
          </table:table-cell>
          <table:table-cell office:value-type="string">
            <text:p>10,101761</text:p>
          </table:table-cell>
          <table:table-cell office:value-type="string">
            <text:p>1,261602</text:p>
          </table:table-cell>
          <table:table-cell office:value-type="string">
            <text:p>4,246432</text:p>
          </table:table-cell>
          <table:table-cell office:value-type="string">
            <text:p>23,344078</text:p>
          </table:table-cell>
          <table:table-cell office:value-type="string">
            <text:p>6,924530</text:p>
          </table:table-cell>
          <table:table-cell office:value-type="string">
            <text:p>32,781212</text:p>
          </table:table-cell>
          <table:table-cell office:value-type="string">
            <text:p>4,001208</text:p>
          </table:table-cell>
          <table:table-cell office:value-type="string">
            <text:p>2010,543701</text:p>
          </table:table-cell>
          <table:table-cell office:value-type="string">
            <text:p>35,734962</text:p>
          </table:table-cell>
          <table:table-cell office:value-type="string">
            <text:p>29,950048</text:p>
          </table:table-cell>
          <table:table-cell office:value-type="string">
            <text:p>6,35332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3,291077</text:p>
          </table:table-cell>
          <table:table-cell office:value-type="string">
            <text:p>17,656713</text:p>
          </table:table-cell>
          <table:table-cell office:value-type="string">
            <text:p>31,846603</text:p>
          </table:table-cell>
          <table:table-cell office:value-type="string">
            <text:p>7,332091</text:p>
          </table:table-cell>
          <table:table-cell office:value-type="string">
            <text:p>22,016521</text:p>
          </table:table-cell>
          <table:table-cell office:value-type="string">
            <text:p>7,941922</text:p>
          </table:table-cell>
          <table:table-cell office:value-type="string">
            <text:p>30,805511</text:p>
          </table:table-cell>
          <table:table-cell office:value-type="string">
            <text:p>8,163782</text:p>
          </table:table-cell>
          <table:table-cell office:value-type="string">
            <text:p>16,510607</text:p>
          </table:table-cell>
          <table:table-cell office:value-type="string">
            <text:p>8,567845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37,881229</text:p>
          </table:table-cell>
          <table:table-cell office:value-type="string">
            <text:p>16,206995</text:p>
          </table:table-cell>
        </table:table-row>
        <table:table-row table:style-name="ro1">
          <table:table-cell office:value-type="string">
            <text:p>AFR92 <text:s text:c="6"/></text:p>
          </table:table-cell>
          <table:table-cell office:value-type="string">
            <text:p>1361,863892</text:p>
          </table:table-cell>
          <table:table-cell office:value-type="string">
            <text:p>569,279663</text:p>
          </table:table-cell>
          <table:table-cell office:value-type="string">
            <text:p>871,841797</text:p>
          </table:table-cell>
          <table:table-cell office:value-type="string">
            <text:p>385,068298</text:p>
          </table:table-cell>
          <table:table-cell office:value-type="string">
            <text:p>3299,927246</text:p>
          </table:table-cell>
          <table:table-cell office:value-type="string">
            <text:p>155,334534</text:p>
          </table:table-cell>
          <table:table-cell office:value-type="string">
            <text:p>8096,198730</text:p>
          </table:table-cell>
          <table:table-cell office:value-type="string">
            <text:p>202,704102</text:p>
          </table:table-cell>
          <table:table-cell office:value-type="string">
            <text:p>34,061195</text:p>
          </table:table-cell>
          <table:table-cell office:value-type="string">
            <text:p>20,771784</text:p>
          </table:table-cell>
          <table:table-cell office:value-type="string">
            <text:p>582,143005</text:p>
          </table:table-cell>
          <table:table-cell office:value-type="string">
            <text:p>25,012699</text:p>
          </table:table-cell>
          <table:table-cell office:value-type="string">
            <text:p>267,314301</text:p>
          </table:table-cell>
          <table:table-cell office:value-type="string">
            <text:p>15,726750</text:p>
          </table:table-cell>
          <table:table-cell office:value-type="string">
            <text:p>925,497253</text:p>
          </table:table-cell>
          <table:table-cell office:value-type="string">
            <text:p>18,555553</text:p>
          </table:table-cell>
          <table:table-cell office:value-type="string">
            <text:p>1241,497681</text:p>
          </table:table-cell>
          <table:table-cell office:value-type="string">
            <text:p>22,112446</text:p>
          </table:table-cell>
          <table:table-cell office:value-type="string">
            <text:p>167,140671</text:p>
          </table:table-cell>
          <table:table-cell office:value-type="string">
            <text:p>6,595131</text:p>
          </table:table-cell>
          <table:table-cell office:value-type="string">
            <text:p>8,717212</text:p>
          </table:table-cell>
          <table:table-cell office:value-type="string">
            <text:p>4,346218</text:p>
          </table:table-cell>
          <table:table-cell office:value-type="string">
            <text:p>31,967430</text:p>
          </table:table-cell>
          <table:table-cell office:value-type="string">
            <text:p>7,044081</text:p>
          </table:table-cell>
          <table:table-cell office:value-type="string">
            <text:p>34,770828</text:p>
          </table:table-cell>
          <table:table-cell office:value-type="string">
            <text:p>4,188845</text:p>
          </table:table-cell>
          <table:table-cell office:value-type="string">
            <text:p>1374,321777</text:p>
          </table:table-cell>
          <table:table-cell office:value-type="string">
            <text:p>25,780312</text:p>
          </table:table-cell>
          <table:table-cell office:value-type="string">
            <text:p>29,479111</text:p>
          </table:table-cell>
          <table:table-cell office:value-type="string">
            <text:p>6,69327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,263515</text:p>
          </table:table-cell>
          <table:table-cell office:value-type="string">
            <text:p>17,753527</text:p>
          </table:table-cell>
          <table:table-cell office:value-type="string">
            <text:p>23,297619</text:p>
          </table:table-cell>
          <table:table-cell office:value-type="string">
            <text:p>7,744328</text:p>
          </table:table-cell>
          <table:table-cell office:value-type="string">
            <text:p>22,908508</text:p>
          </table:table-cell>
          <table:table-cell office:value-type="string">
            <text:p>8,384919</text:p>
          </table:table-cell>
          <table:table-cell office:value-type="string">
            <text:p>28,263580</text:p>
          </table:table-cell>
          <table:table-cell office:value-type="string">
            <text:p>8,627583</text:p>
          </table:table-cell>
          <table:table-cell office:value-type="string">
            <text:p>13,400938</text:p>
          </table:table-cell>
          <table:table-cell office:value-type="string">
            <text:p>9,021316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55,050945</text:p>
          </table:table-cell>
          <table:table-cell office:value-type="string">
            <text:p>17,123283</text:p>
          </table:table-cell>
        </table:table-row>
        <table:table-row table:style-name="ro1">
          <table:table-cell office:value-type="string">
            <text:p>AFR93 <text:s text:c="6"/></text:p>
          </table:table-cell>
          <table:table-cell office:value-type="string">
            <text:p>975,080322</text:p>
          </table:table-cell>
          <table:table-cell office:value-type="string">
            <text:p>682,213745</text:p>
          </table:table-cell>
          <table:table-cell office:value-type="string">
            <text:p>1331,257080</text:p>
          </table:table-cell>
          <table:table-cell office:value-type="string">
            <text:p>420,771637</text:p>
          </table:table-cell>
          <table:table-cell office:value-type="string">
            <text:p>3291,680664</text:p>
          </table:table-cell>
          <table:table-cell office:value-type="string">
            <text:p>161,738770</text:p>
          </table:table-cell>
          <table:table-cell office:value-type="string">
            <text:p>7294,450684</text:p>
          </table:table-cell>
          <table:table-cell office:value-type="string">
            <text:p>190,646942</text:p>
          </table:table-cell>
          <table:table-cell office:value-type="string">
            <text:p>44,395454</text:p>
          </table:table-cell>
          <table:table-cell office:value-type="string">
            <text:p>24,967278</text:p>
          </table:table-cell>
          <table:table-cell office:value-type="string">
            <text:p>827,728638</text:p>
          </table:table-cell>
          <table:table-cell office:value-type="string">
            <text:p>31,176003</text:p>
          </table:table-cell>
          <table:table-cell office:value-type="string">
            <text:p>320,890656</text:p>
          </table:table-cell>
          <table:table-cell office:value-type="string">
            <text:p>18,773741</text:p>
          </table:table-cell>
          <table:table-cell office:value-type="string">
            <text:p>1071,145020</text:p>
          </table:table-cell>
          <table:table-cell office:value-type="string">
            <text:p>20,801689</text:p>
          </table:table-cell>
          <table:table-cell office:value-type="string">
            <text:p>1660,933838</text:p>
          </table:table-cell>
          <table:table-cell office:value-type="string">
            <text:p>27,430143</text:p>
          </table:table-cell>
          <table:table-cell office:value-type="string">
            <text:p>178,873352</text:p>
          </table:table-cell>
          <table:table-cell office:value-type="string">
            <text:p>7,411229</text:p>
          </table:table-cell>
          <table:table-cell office:value-type="string">
            <text:p>4,892554</text:p>
          </table:table-cell>
          <table:table-cell office:value-type="string">
            <text:p>5,231821</text:p>
          </table:table-cell>
          <table:table-cell office:value-type="string">
            <text:p>28,639217</text:p>
          </table:table-cell>
          <table:table-cell office:value-type="string">
            <text:p>7,500428</text:p>
          </table:table-cell>
          <table:table-cell office:value-type="string">
            <text:p>30,782904</text:p>
          </table:table-cell>
          <table:table-cell office:value-type="string">
            <text:p>4,952355</text:p>
          </table:table-cell>
          <table:table-cell office:value-type="string">
            <text:p>1261,985474</text:p>
          </table:table-cell>
          <table:table-cell office:value-type="string">
            <text:p>24,380007</text:p>
          </table:table-cell>
          <table:table-cell office:value-type="string">
            <text:p>53,360134</text:p>
          </table:table-cell>
          <table:table-cell office:value-type="string">
            <text:p>8,16307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1,522169</text:p>
          </table:table-cell>
          <table:table-cell office:value-type="string">
            <text:p>18,348286</text:p>
          </table:table-cell>
          <table:table-cell office:value-type="string">
            <text:p>39,488922</text:p>
          </table:table-cell>
          <table:table-cell office:value-type="string">
            <text:p>9,456542</text:p>
          </table:table-cell>
          <table:table-cell office:value-type="string">
            <text:p>18,206434</text:p>
          </table:table-cell>
          <table:table-cell office:value-type="string">
            <text:p>10,228924</text:p>
          </table:table-cell>
          <table:table-cell office:value-type="string">
            <text:p>32,994995</text:p>
          </table:table-cell>
          <table:table-cell office:value-type="string">
            <text:p>10,555031</text:p>
          </table:table-cell>
          <table:table-cell office:value-type="string">
            <text:p>6,219367</text:p>
          </table:table-cell>
          <table:table-cell office:value-type="string">
            <text:p>11,017002</text:p>
          </table:table-cell>
          <table:table-cell office:value-type="string">
            <text:p>31,980661</text:p>
          </table:table-cell>
          <table:table-cell office:value-type="string">
            <text:p>33,02373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51,093346</text:p>
          </table:table-cell>
          <table:table-cell office:value-type="string">
            <text:p>20,847223</text:p>
          </table:table-cell>
        </table:table-row>
        <table:table-row table:style-name="ro1">
          <table:table-cell office:value-type="string">
            <text:p>AFR94 <text:s text:c="6"/></text:p>
          </table:table-cell>
          <table:table-cell office:value-type="string">
            <text:p>1993,580200</text:p>
          </table:table-cell>
          <table:table-cell office:value-type="string">
            <text:p>657,048950</text:p>
          </table:table-cell>
          <table:table-cell office:value-type="string">
            <text:p>1251,245728</text:p>
          </table:table-cell>
          <table:table-cell office:value-type="string">
            <text:p>409,014038</text:p>
          </table:table-cell>
          <table:table-cell office:value-type="string">
            <text:p>3516,810059</text:p>
          </table:table-cell>
          <table:table-cell office:value-type="string">
            <text:p>164,979828</text:p>
          </table:table-cell>
          <table:table-cell office:value-type="string">
            <text:p>8389,998047</text:p>
          </table:table-cell>
          <table:table-cell office:value-type="string">
            <text:p>211,810165</text:p>
          </table:table-cell>
          <table:table-cell office:value-type="string">
            <text:p>12,975693</text:p>
          </table:table-cell>
          <table:table-cell office:value-type="string">
            <text:p>23,357622</text:p>
          </table:table-cell>
          <table:table-cell office:value-type="string">
            <text:p>555,737793</text:p>
          </table:table-cell>
          <table:table-cell office:value-type="string">
            <text:p>26,514957</text:p>
          </table:table-cell>
          <table:table-cell office:value-type="string">
            <text:p>225,305786</text:p>
          </table:table-cell>
          <table:table-cell office:value-type="string">
            <text:p>16,645563</text:p>
          </table:table-cell>
          <table:table-cell office:value-type="string">
            <text:p>1017,735168</text:p>
          </table:table-cell>
          <table:table-cell office:value-type="string">
            <text:p>19,979118</text:p>
          </table:table-cell>
          <table:table-cell office:value-type="string">
            <text:p>1233,698120</text:p>
          </table:table-cell>
          <table:table-cell office:value-type="string">
            <text:p>22,370476</text:p>
          </table:table-cell>
          <table:table-cell office:value-type="string">
            <text:p>189,503754</text:p>
          </table:table-cell>
          <table:table-cell office:value-type="string">
            <text:p>7,415545</text:p>
          </table:table-cell>
          <table:table-cell office:value-type="string">
            <text:p>0,523649</text:p>
          </table:table-cell>
          <table:table-cell office:value-type="string">
            <text:p>4,928469</text:p>
          </table:table-cell>
          <table:table-cell office:value-type="string">
            <text:p>26,821909</text:p>
          </table:table-cell>
          <table:table-cell office:value-type="string">
            <text:p>7,339022</text:p>
          </table:table-cell>
          <table:table-cell office:value-type="string">
            <text:p>38,097324</text:p>
          </table:table-cell>
          <table:table-cell office:value-type="string">
            <text:p>4,753804</text:p>
          </table:table-cell>
          <table:table-cell office:value-type="string">
            <text:p>1501,390747</text:p>
          </table:table-cell>
          <table:table-cell office:value-type="string">
            <text:p>27,975950</text:p>
          </table:table-cell>
          <table:table-cell office:value-type="string">
            <text:p>45,381088</text:p>
          </table:table-cell>
          <table:table-cell office:value-type="string">
            <text:p>7,69634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1,674564</text:p>
          </table:table-cell>
          <table:table-cell office:value-type="string">
            <text:p>18,130497</text:p>
          </table:table-cell>
          <table:table-cell office:value-type="string">
            <text:p>31,858137</text:p>
          </table:table-cell>
          <table:table-cell office:value-type="string">
            <text:p>8,897571</text:p>
          </table:table-cell>
          <table:table-cell office:value-type="string">
            <text:p>10,935251</text:p>
          </table:table-cell>
          <table:table-cell office:value-type="string">
            <text:p>9,536849</text:p>
          </table:table-cell>
          <table:table-cell office:value-type="string">
            <text:p>31,398317</text:p>
          </table:table-cell>
          <table:table-cell office:value-type="string">
            <text:p>9,928323</text:p>
          </table:table-cell>
          <table:table-cell office:value-type="string">
            <text:p>7,398435</text:p>
          </table:table-cell>
          <table:table-cell office:value-type="string">
            <text:p>10,386680</text:p>
          </table:table-cell>
          <table:table-cell office:value-type="string">
            <text:p>22,080614</text:p>
          </table:table-cell>
          <table:table-cell office:value-type="string">
            <text:p>32,26419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38,750397</text:p>
          </table:table-cell>
          <table:table-cell office:value-type="string">
            <text:p>19,686056</text:p>
          </table:table-cell>
        </table:table-row>
        <table:table-row table:style-name="ro1">
          <table:table-cell office:value-type="string">
            <text:p>AFR95 <text:s text:c="6"/></text:p>
          </table:table-cell>
          <table:table-cell office:value-type="string">
            <text:p>371,456451</text:p>
          </table:table-cell>
          <table:table-cell office:value-type="string">
            <text:p>594,161072</text:p>
          </table:table-cell>
          <table:table-cell office:value-type="string">
            <text:p>1030,946533</text:p>
          </table:table-cell>
          <table:table-cell office:value-type="string">
            <text:p>388,469238</text:p>
          </table:table-cell>
          <table:table-cell office:value-type="string">
            <text:p>3763,327148</text:p>
          </table:table-cell>
          <table:table-cell office:value-type="string">
            <text:p>165,943420</text:p>
          </table:table-cell>
          <table:table-cell office:value-type="string">
            <text:p>9697,256836</text:p>
          </table:table-cell>
          <table:table-cell office:value-type="string">
            <text:p>235,166367</text:p>
          </table:table-cell>
          <table:table-cell office:value-type="string">
            <text:p>33,088017</text:p>
          </table:table-cell>
          <table:table-cell office:value-type="string">
            <text:p>21,743910</text:p>
          </table:table-cell>
          <table:table-cell office:value-type="string">
            <text:p>601,588684</text:p>
          </table:table-cell>
          <table:table-cell office:value-type="string">
            <text:p>25,716681</text:p>
          </table:table-cell>
          <table:table-cell office:value-type="string">
            <text:p>174,755508</text:p>
          </table:table-cell>
          <table:table-cell office:value-type="string">
            <text:p>14,971210</text:p>
          </table:table-cell>
          <table:table-cell office:value-type="string">
            <text:p>1167,640869</text:p>
          </table:table-cell>
          <table:table-cell office:value-type="string">
            <text:p>21,429354</text:p>
          </table:table-cell>
          <table:table-cell office:value-type="string">
            <text:p>1116,643555</text:p>
          </table:table-cell>
          <table:table-cell office:value-type="string">
            <text:p>20,851381</text:p>
          </table:table-cell>
          <table:table-cell office:value-type="string">
            <text:p>207,634903</text:p>
          </table:table-cell>
          <table:table-cell office:value-type="string">
            <text:p>7,542675</text:p>
          </table:table-cell>
          <table:table-cell office:value-type="string">
            <text:p>1,108903</text:p>
          </table:table-cell>
          <table:table-cell office:value-type="string">
            <text:p>4,558871</text:p>
          </table:table-cell>
          <table:table-cell office:value-type="string">
            <text:p>21,159250</text:p>
          </table:table-cell>
          <table:table-cell office:value-type="string">
            <text:p>7,083171</text:p>
          </table:table-cell>
          <table:table-cell office:value-type="string">
            <text:p>40,142670</text:p>
          </table:table-cell>
          <table:table-cell office:value-type="string">
            <text:p>4,361187</text:p>
          </table:table-cell>
          <table:table-cell office:value-type="string">
            <text:p>1654,470215</text:p>
          </table:table-cell>
          <table:table-cell office:value-type="string">
            <text:p>30,224234</text:p>
          </table:table-cell>
          <table:table-cell office:value-type="string">
            <text:p>35,784103</text:p>
          </table:table-cell>
          <table:table-cell office:value-type="string">
            <text:p>6,96046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9,925274</text:p>
          </table:table-cell>
          <table:table-cell office:value-type="string">
            <text:p>17,869690</text:p>
          </table:table-cell>
          <table:table-cell office:value-type="string">
            <text:p>30,861217</text:p>
          </table:table-cell>
          <table:table-cell office:value-type="string">
            <text:p>8,031158</text:p>
          </table:table-cell>
          <table:table-cell office:value-type="string">
            <text:p>17,959883</text:p>
          </table:table-cell>
          <table:table-cell office:value-type="string">
            <text:p>8,719409</text:p>
          </table:table-cell>
          <table:table-cell office:value-type="string">
            <text:p>32,111916</text:p>
          </table:table-cell>
          <table:table-cell office:value-type="string">
            <text:p>8,962158</text:p>
          </table:table-cell>
          <table:table-cell office:value-type="string">
            <text:p>19,403442</text:p>
          </table:table-cell>
          <table:table-cell office:value-type="string">
            <text:p>9,387913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58,467224</text:p>
          </table:table-cell>
          <table:table-cell office:value-type="string">
            <text:p>17,858757</text:p>
          </table:table-cell>
        </table:table-row>
        <table:table-row table:style-name="ro1">
          <table:table-cell office:value-type="string">
            <text:p>AFR96 <text:s text:c="6"/></text:p>
          </table:table-cell>
          <table:table-cell office:value-type="string">
            <text:p>1770,067749</text:p>
          </table:table-cell>
          <table:table-cell office:value-type="string">
            <text:p>557,593872</text:p>
          </table:table-cell>
          <table:table-cell office:value-type="string">
            <text:p>1071,742676</text:p>
          </table:table-cell>
          <table:table-cell office:value-type="string">
            <text:p>380,684296</text:p>
          </table:table-cell>
          <table:table-cell office:value-type="string">
            <text:p>4410,979980</text:p>
          </table:table-cell>
          <table:table-cell office:value-type="string">
            <text:p>172,864349</text:p>
          </table:table-cell>
          <table:table-cell office:value-type="string">
            <text:p>10729,333984</text:p>
          </table:table-cell>
          <table:table-cell office:value-type="string">
            <text:p>254,285080</text:p>
          </table:table-cell>
          <table:table-cell office:value-type="string">
            <text:p>1,297569</text:p>
          </table:table-cell>
          <table:table-cell office:value-type="string">
            <text:p>20,436731</text:p>
          </table:table-cell>
          <table:table-cell office:value-type="string">
            <text:p>618,987549</text:p>
          </table:table-cell>
          <table:table-cell office:value-type="string">
            <text:p>25,296677</text:p>
          </table:table-cell>
          <table:table-cell office:value-type="string">
            <text:p>338,588776</text:p>
          </table:table-cell>
          <table:table-cell office:value-type="string">
            <text:p>16,608456</text:p>
          </table:table-cell>
          <table:table-cell office:value-type="string">
            <text:p>1350,663452</text:p>
          </table:table-cell>
          <table:table-cell office:value-type="string">
            <text:p>23,372988</text:p>
          </table:table-cell>
          <table:table-cell office:value-type="string">
            <text:p>1278,888428</text:p>
          </table:table-cell>
          <table:table-cell office:value-type="string">
            <text:p>22,480536</text:p>
          </table:table-cell>
          <table:table-cell office:value-type="string">
            <text:p>224,484863</text:p>
          </table:table-cell>
          <table:table-cell office:value-type="string">
            <text:p>7,731714</text:p>
          </table:table-cell>
          <table:table-cell office:value-type="string">
            <text:p>1,724961</text:p>
          </table:table-cell>
          <table:table-cell office:value-type="string">
            <text:p>4,220114</text:p>
          </table:table-cell>
          <table:table-cell office:value-type="string">
            <text:p>33,699841</text:p>
          </table:table-cell>
          <table:table-cell office:value-type="string">
            <text:p>6,975558</text:p>
          </table:table-cell>
          <table:table-cell office:value-type="string">
            <text:p>40,839432</text:p>
          </table:table-cell>
          <table:table-cell office:value-type="string">
            <text:p>4,076427</text:p>
          </table:table-cell>
          <table:table-cell office:value-type="string">
            <text:p>1855,846436</text:p>
          </table:table-cell>
          <table:table-cell office:value-type="string">
            <text:p>33,312500</text:p>
          </table:table-cell>
          <table:table-cell office:value-type="string">
            <text:p>31,673773</text:p>
          </table:table-cell>
          <table:table-cell office:value-type="string">
            <text:p>6,39908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7,333786</text:p>
          </table:table-cell>
          <table:table-cell office:value-type="string">
            <text:p>17,653658</text:p>
          </table:table-cell>
          <table:table-cell office:value-type="string">
            <text:p>21,368792</text:p>
          </table:table-cell>
          <table:table-cell office:value-type="string">
            <text:p>7,353390</text:p>
          </table:table-cell>
          <table:table-cell office:value-type="string">
            <text:p>14,218242</text:p>
          </table:table-cell>
          <table:table-cell office:value-type="string">
            <text:p>7,969508</text:p>
          </table:table-cell>
          <table:table-cell office:value-type="string">
            <text:p>25,307247</text:p>
          </table:table-cell>
          <table:table-cell office:value-type="string">
            <text:p>8,192235</text:p>
          </table:table-cell>
          <table:table-cell office:value-type="string">
            <text:p>17,169952</text:p>
          </table:table-cell>
          <table:table-cell office:value-type="string">
            <text:p>8,577235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37,286278</text:p>
          </table:table-cell>
          <table:table-cell office:value-type="string">
            <text:p>16,271944</text:p>
          </table:table-cell>
        </table:table-row>
        <table:table-row table:style-name="ro1">
          <table:table-cell office:value-type="string">
            <text:p>AFR97 <text:s text:c="6"/></text:p>
          </table:table-cell>
          <table:table-cell office:value-type="string">
            <text:p>1050,317993</text:p>
          </table:table-cell>
          <table:table-cell office:value-type="string">
            <text:p>506,725098</text:p>
          </table:table-cell>
          <table:table-cell office:value-type="string">
            <text:p>556,938354</text:p>
          </table:table-cell>
          <table:table-cell office:value-type="string">
            <text:p>365,622589</text:p>
          </table:table-cell>
          <table:table-cell office:value-type="string">
            <text:p>1576,975342</text:p>
          </table:table-cell>
          <table:table-cell office:value-type="string">
            <text:p>126,779343</text:p>
          </table:table-cell>
          <table:table-cell office:value-type="string">
            <text:p>2958,894531</text:p>
          </table:table-cell>
          <table:table-cell office:value-type="string">
            <text:p>101,284492</text:p>
          </table:table-cell>
          <table:table-cell office:value-type="string">
            <text:p>25,924353</text:p>
          </table:table-cell>
          <table:table-cell office:value-type="string">
            <text:p>18,801989</text:p>
          </table:table-cell>
          <table:table-cell office:value-type="string">
            <text:p>864,534729</text:p>
          </table:table-cell>
          <table:table-cell office:value-type="string">
            <text:p>28,353115</text:p>
          </table:table-cell>
          <table:table-cell office:value-type="string">
            <text:p>181,987244</text:p>
          </table:table-cell>
          <table:table-cell office:value-type="string">
            <text:p>13,883043</text:p>
          </table:table-cell>
          <table:table-cell office:value-type="string">
            <text:p>1382,333862</text:p>
          </table:table-cell>
          <table:table-cell office:value-type="string">
            <text:p>23,768946</text:p>
          </table:table-cell>
          <table:table-cell office:value-type="string">
            <text:p>527,652039</text:p>
          </table:table-cell>
          <table:table-cell office:value-type="string">
            <text:p>14,430182</text:p>
          </table:table-cell>
          <table:table-cell office:value-type="string">
            <text:p>92,927269</text:p>
          </table:table-cell>
          <table:table-cell office:value-type="string">
            <text:p>4,866499</text:p>
          </table:table-cell>
          <table:table-cell office:value-type="string">
            <text:p>2,584745</text:p>
          </table:table-cell>
          <table:table-cell office:value-type="string">
            <text:p>3,877415</text:p>
          </table:table-cell>
          <table:table-cell office:value-type="string">
            <text:p>16,524971</text:p>
          </table:table-cell>
          <table:table-cell office:value-type="string">
            <text:p>6,788882</text:p>
          </table:table-cell>
          <table:table-cell office:value-type="string">
            <text:p>18,186836</text:p>
          </table:table-cell>
          <table:table-cell office:value-type="string">
            <text:p>3,676337</text:p>
          </table:table-cell>
          <table:table-cell office:value-type="string">
            <text:p>629,662537</text:p>
          </table:table-cell>
          <table:table-cell office:value-type="string">
            <text:p>14,536757</text:p>
          </table:table-cell>
          <table:table-cell office:value-type="string">
            <text:p>27,943468</text:p>
          </table:table-cell>
          <table:table-cell office:value-type="string">
            <text:p>5,99892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,708002</text:p>
          </table:table-cell>
          <table:table-cell office:value-type="string">
            <text:p>17,496258</text:p>
          </table:table-cell>
          <table:table-cell office:value-type="string">
            <text:p>23,836239</text:p>
          </table:table-cell>
          <table:table-cell office:value-type="string">
            <text:p>6,914851</text:p>
          </table:table-cell>
          <table:table-cell office:value-type="string">
            <text:p>18,664610</text:p>
          </table:table-cell>
          <table:table-cell office:value-type="string">
            <text:p>7,457695</text:p>
          </table:table-cell>
          <table:table-cell office:value-type="string">
            <text:p>22,098499</text:p>
          </table:table-cell>
          <table:table-cell office:value-type="string">
            <text:p>7,697851</text:p>
          </table:table-cell>
          <table:table-cell office:value-type="string">
            <text:p>5,633687</text:p>
          </table:table-cell>
          <table:table-cell office:value-type="string">
            <text:p>8,088675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43,731613</text:p>
          </table:table-cell>
          <table:table-cell office:value-type="string">
            <text:p>15,289335</text:p>
          </table:table-cell>
        </table:table-row>
        <table:table-row table:style-name="ro1">
          <table:table-cell office:value-type="string">
            <text:p>AFR98 <text:s text:c="6"/></text:p>
          </table:table-cell>
          <table:table-cell office:value-type="string">
            <text:p>466,003906</text:p>
          </table:table-cell>
          <table:table-cell office:value-type="string">
            <text:p>515,941589</text:p>
          </table:table-cell>
          <table:table-cell office:value-type="string">
            <text:p>116,799423</text:p>
          </table:table-cell>
          <table:table-cell office:value-type="string">
            <text:p>367,184418</text:p>
          </table:table-cell>
          <table:table-cell office:value-type="string">
            <text:p>762,377441</text:p>
          </table:table-cell>
          <table:table-cell office:value-type="string">
            <text:p>118,547501</text:p>
          </table:table-cell>
          <table:table-cell office:value-type="string">
            <text:p>1701,234619</text:p>
          </table:table-cell>
          <table:table-cell office:value-type="string">
            <text:p>80,553154</text:p>
          </table:table-cell>
          <table:table-cell office:value-type="string">
            <text:p>3,564599</text:p>
          </table:table-cell>
          <table:table-cell office:value-type="string">
            <text:p>19,119339</text:p>
          </table:table-cell>
          <table:table-cell office:value-type="string">
            <text:p>786,832886</text:p>
          </table:table-cell>
          <table:table-cell office:value-type="string">
            <text:p>27,612974</text:p>
          </table:table-cell>
          <table:table-cell office:value-type="string">
            <text:p>135,826004</text:p>
          </table:table-cell>
          <table:table-cell office:value-type="string">
            <text:p>13,744649</text:p>
          </table:table-cell>
          <table:table-cell office:value-type="string">
            <text:p>910,317078</text:p>
          </table:table-cell>
          <table:table-cell office:value-type="string">
            <text:p>18,155224</text:p>
          </table:table-cell>
          <table:table-cell office:value-type="string">
            <text:p>785,724426</text:p>
          </table:table-cell>
          <table:table-cell office:value-type="string">
            <text:p>17,164648</text:p>
          </table:table-cell>
          <table:table-cell office:value-type="string">
            <text:p>93,509026</text:p>
          </table:table-cell>
          <table:table-cell office:value-type="string">
            <text:p>5,043115</text:p>
          </table:table-cell>
          <table:table-cell office:value-type="string">
            <text:p>4,831013</text:p>
          </table:table-cell>
          <table:table-cell office:value-type="string">
            <text:p>4,062733</text:p>
          </table:table-cell>
          <table:table-cell office:value-type="string">
            <text:p>30,912251</text:p>
          </table:table-cell>
          <table:table-cell office:value-type="string">
            <text:p>6,924879</text:p>
          </table:table-cell>
          <table:table-cell office:value-type="string">
            <text:p>21,756844</text:p>
          </table:table-cell>
          <table:table-cell office:value-type="string">
            <text:p>3,861960</text:p>
          </table:table-cell>
          <table:table-cell office:value-type="string">
            <text:p>590,457397</text:p>
          </table:table-cell>
          <table:table-cell office:value-type="string">
            <text:p>14,091590</text:p>
          </table:table-cell>
          <table:table-cell office:value-type="string">
            <text:p>29,095394</text:p>
          </table:table-cell>
          <table:table-cell office:value-type="string">
            <text:p>6,31526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1,020121</text:p>
          </table:table-cell>
          <table:table-cell office:value-type="string">
            <text:p>17,618502</text:p>
          </table:table-cell>
          <table:table-cell office:value-type="string">
            <text:p>24,529028</text:p>
          </table:table-cell>
          <table:table-cell office:value-type="string">
            <text:p>7,347815</text:p>
          </table:table-cell>
          <table:table-cell office:value-type="string">
            <text:p>20,786684</text:p>
          </table:table-cell>
          <table:table-cell office:value-type="string">
            <text:p>7,892842</text:p>
          </table:table-cell>
          <table:table-cell office:value-type="string">
            <text:p>25,510017</text:p>
          </table:table-cell>
          <table:table-cell office:value-type="string">
            <text:p>8,107638</text:p>
          </table:table-cell>
          <table:table-cell office:value-type="string">
            <text:p>18,797550</text:p>
          </table:table-cell>
          <table:table-cell office:value-type="string">
            <text:p>8,513819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42,025249</text:p>
          </table:table-cell>
          <table:table-cell office:value-type="string">
            <text:p>16,26049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5">04/25/2011</text:date>, <text:time>10:1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Linux OpenOffice.org_project/320m19$Build-9505</meta:generator>
    <dc:date>2011-04-25T10:17:04</dc:date>
    <dc:creator>thiago </dc:creator>
    <meta:editing-duration>PT00H01M39S</meta:editing-duration>
    <meta:editing-cycles>1</meta:editing-cycles>
    <meta:document-statistic meta:table-count="1" meta:cell-count="12758" meta:object-count="0"/>
  </office:meta>
</office:document-meta>
</file>